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1" style:family="table">
      <style:table-properties style:width="17.78cm" table:align="margins" style:writing-mode="lr-tb"/>
    </style:style>
    <style:style style:name="表1.A" style:family="table-column">
      <style:table-column-properties style:column-width="2.891cm" style:rel-column-width="10655*"/>
    </style:style>
    <style:style style:name="表1.B" style:family="table-column">
      <style:table-column-properties style:column-width="2.508cm" style:rel-column-width="9245*"/>
    </style:style>
    <style:style style:name="表1.C" style:family="table-column">
      <style:table-column-properties style:column-width="4.202cm" style:rel-column-width="15486*"/>
    </style:style>
    <style:style style:name="表1.D" style:family="table-column">
      <style:table-column-properties style:column-width="8.179cm" style:rel-column-width="30149*"/>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none" fo:border-top="none" fo:border-bottom="0.05pt solid #000000"/>
    </style:style>
    <style:style style:name="表1.D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none" fo:border-top="none" fo:border-bottom="0.05pt solid #000000"/>
    </style:style>
    <style:style style:name="表1.D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none" fo:border-top="none" fo:border-bottom="0.05pt solid #000000"/>
    </style:style>
    <style:style style:name="表1.D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none" fo:border-top="none" fo:border-bottom="0.05pt solid #000000"/>
    </style:style>
    <style:style style:name="表1.D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none" fo:border-top="none" fo:border-bottom="0.05pt solid #000000"/>
    </style:style>
    <style:style style:name="表1.D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none" fo:border-top="none" fo:border-bottom="0.05pt solid #000000"/>
    </style:style>
    <style:style style:name="表1.D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none" fo:border-top="none" fo:border-bottom="0.05pt solid #000000"/>
    </style:style>
    <style:style style:name="表1.C11" style:family="table-cell">
      <style:table-cell-properties fo:padding="0.097cm" fo:border-left="0.05pt solid #000000" fo:border-right="none" fo:border-top="none" fo:border-bottom="0.05pt solid #000000"/>
    </style:style>
    <style:style style:name="表1.D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none" fo:border-top="none" fo:border-bottom="0.05pt solid #000000"/>
    </style:style>
    <style:style style:name="表1.C12" style:family="table-cell">
      <style:table-cell-properties fo:padding="0.097cm" fo:border-left="0.05pt solid #000000" fo:border-right="none" fo:border-top="none" fo:border-bottom="0.05pt solid #000000"/>
    </style:style>
    <style:style style:name="表1.D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none" fo:border-top="none" fo:border-bottom="0.05pt solid #000000"/>
    </style:style>
    <style:style style:name="表1.C13" style:family="table-cell">
      <style:table-cell-properties fo:padding="0.097cm" fo:border-left="0.05pt solid #000000" fo:border-right="none" fo:border-top="none" fo:border-bottom="0.05pt solid #000000"/>
    </style:style>
    <style:style style:name="表1.D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none" fo:border-top="none" fo:border-bottom="0.05pt solid #000000"/>
    </style:style>
    <style:style style:name="表1.C14" style:family="table-cell">
      <style:table-cell-properties fo:padding="0.097cm" fo:border-left="0.05pt solid #000000" fo:border-right="none" fo:border-top="none" fo:border-bottom="0.05pt solid #000000"/>
    </style:style>
    <style:style style:name="表1.D14" style:family="table-cell">
      <style:table-cell-properties fo:padding="0.097cm" fo:border-left="0.05pt solid #000000" fo:border-right="0.05pt solid #000000" fo:border-top="none" fo:border-bottom="0.05pt solid #000000"/>
    </style:style>
    <style:style style:name="Table47" style:family="table">
      <style:table-properties style:width="17.78cm" table:align="margins" style:writing-mode="lr-tb"/>
    </style:style>
    <style:style style:name="Table47.A" style:family="table-column">
      <style:table-column-properties style:column-width="3.5cm" style:rel-column-width="12898*"/>
    </style:style>
    <style:style style:name="Table47.B" style:family="table-column">
      <style:table-column-properties style:column-width="2.3cm" style:rel-column-width="8477*"/>
    </style:style>
    <style:style style:name="Table47.C" style:family="table-column">
      <style:table-column-properties style:column-width="11.98cm" style:rel-column-width="44160*"/>
    </style:style>
    <style:style style:name="Table4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47.C1" style:family="table-cell">
      <style:table-cell-properties fo:background-color="#adc5e7" fo:padding="0.097cm" fo:border="0.05pt solid #000000">
        <style:background-image/>
      </style:table-cell-properties>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3.A4" style:family="table-cell">
      <style:table-cell-properties style:vertical-align="middle" fo:padding-left="0.095cm" fo:padding-right="0.095cm" fo:padding-top="0cm" fo:padding-bottom="0cm" fo:border="0.5pt solid #000000"/>
    </style:style>
    <style:style style:name="Table3.B4" style:family="table-cell">
      <style:table-cell-properties style:vertical-align="middle" fo:padding-left="0.095cm" fo:padding-right="0.095cm" fo:padding-top="0cm" fo:padding-bottom="0cm" fo:border="0.5pt solid #000000"/>
    </style:style>
    <style:style style:name="Table3.C4" style:family="table-cell">
      <style:table-cell-properties style:vertical-align="middle" fo:padding-left="0.095cm" fo:padding-right="0.095cm" fo:padding-top="0cm" fo:padding-bottom="0cm" fo:border="0.5pt solid #000000"/>
    </style:style>
    <style:style style:name="Table3.A5" style:family="table-cell">
      <style:table-cell-properties style:vertical-align="middle" fo:padding-left="0.095cm" fo:padding-right="0.095cm" fo:padding-top="0cm" fo:padding-bottom="0cm" fo:border="0.5pt solid #000000"/>
    </style:style>
    <style:style style:name="Table3.B5" style:family="table-cell">
      <style:table-cell-properties style:vertical-align="middle" fo:padding-left="0.095cm" fo:padding-right="0.095cm" fo:padding-top="0cm" fo:padding-bottom="0cm" fo:border="0.5pt solid #000000"/>
    </style:style>
    <style:style style:name="Table3.C5"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4.A4" style:family="table-cell">
      <style:table-cell-properties style:vertical-align="middle" fo:padding-left="0.095cm" fo:padding-right="0.095cm" fo:padding-top="0cm" fo:padding-bottom="0cm" fo:border="0.5pt solid #000000"/>
    </style:style>
    <style:style style:name="Table4.B4" style:family="table-cell">
      <style:table-cell-properties style:vertical-align="middle" fo:padding-left="0.095cm" fo:padding-right="0.095cm" fo:padding-top="0cm" fo:padding-bottom="0cm" fo:border="0.5pt solid #000000"/>
    </style:style>
    <style:style style:name="Table4.C4" style:family="table-cell">
      <style:table-cell-properties style:vertical-align="middle" fo:padding-left="0.095cm" fo:padding-right="0.095cm" fo:padding-top="0cm" fo:padding-bottom="0cm" fo:border="0.5pt solid #000000"/>
    </style:style>
    <style:style style:name="Table4.A5" style:family="table-cell">
      <style:table-cell-properties style:vertical-align="middle" fo:padding-left="0.095cm" fo:padding-right="0.095cm" fo:padding-top="0cm" fo:padding-bottom="0cm" fo:border="0.5pt solid #000000"/>
    </style:style>
    <style:style style:name="Table4.B5" style:family="table-cell">
      <style:table-cell-properties style:vertical-align="middle" fo:padding-left="0.095cm" fo:padding-right="0.095cm" fo:padding-top="0cm" fo:padding-bottom="0cm" fo:border="0.5pt solid #000000"/>
    </style:style>
    <style:style style:name="Table4.C5" style:family="table-cell">
      <style:table-cell-properties style:vertical-align="middle" fo:padding-left="0.095cm" fo:padding-right="0.095cm" fo:padding-top="0cm" fo:padding-bottom="0cm" fo:border="0.5pt solid #000000"/>
    </style:style>
    <style:style style:name="Table4.A6" style:family="table-cell">
      <style:table-cell-properties style:vertical-align="middle" fo:padding-left="0.095cm" fo:padding-right="0.095cm" fo:padding-top="0cm" fo:padding-bottom="0cm" fo:border="0.5pt solid #000000"/>
    </style:style>
    <style:style style:name="Table4.B6" style:family="table-cell">
      <style:table-cell-properties style:vertical-align="middle" fo:padding-left="0.095cm" fo:padding-right="0.095cm" fo:padding-top="0cm" fo:padding-bottom="0cm" fo:border="0.5pt solid #000000"/>
    </style:style>
    <style:style style:name="Table4.C6"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2.762cm"/>
    </style:style>
    <style:style style:name="Table5.B" style:family="table-column">
      <style:table-column-properties style:column-width="14.258cm"/>
    </style:style>
    <style:style style:name="Table5.C" style:family="table-column">
      <style:table-column-properties style:column-width="1.032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5.A3" style:family="table-cell">
      <style:table-cell-properties style:vertical-align="middle" fo:padding-left="0.095cm" fo:padding-right="0.095cm" fo:padding-top="0cm" fo:padding-bottom="0cm" fo:border="0.5pt solid #000000"/>
    </style:style>
    <style:style style:name="Table5.B3" style:family="table-cell">
      <style:table-cell-properties style:vertical-align="middle" fo:padding-left="0.095cm" fo:padding-right="0.095cm" fo:padding-top="0cm" fo:padding-bottom="0cm" fo:border="0.5pt solid #000000"/>
    </style:style>
    <style:style style:name="Table5.C3" style:family="table-cell">
      <style:table-cell-properties style:vertical-align="middle" fo:padding-left="0.095cm" fo:padding-right="0.095cm" fo:padding-top="0cm" fo:padding-bottom="0cm" fo:border="0.5pt solid #000000"/>
    </style:style>
    <style:style style:name="Table5.A4" style:family="table-cell">
      <style:table-cell-properties style:vertical-align="middle" fo:padding-left="0.095cm" fo:padding-right="0.095cm" fo:padding-top="0cm" fo:padding-bottom="0cm" fo:border="0.5pt solid #000000"/>
    </style:style>
    <style:style style:name="Table5.B4" style:family="table-cell">
      <style:table-cell-properties style:vertical-align="middle" fo:padding-left="0.095cm" fo:padding-right="0.095cm" fo:padding-top="0cm" fo:padding-bottom="0cm" fo:border="0.5pt solid #000000"/>
    </style:style>
    <style:style style:name="Table5.C4" style:family="table-cell">
      <style:table-cell-properties style:vertical-align="middle" fo:padding-left="0.095cm" fo:padding-right="0.095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8.052cm"/>
    </style:style>
    <style:style style:name="Table6.1" style:family="table-row">
      <style:table-row-properties fo:keep-together="always"/>
    </style:style>
    <style:style style:name="Table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 style:family="table-row">
      <style:table-row-properties fo:keep-together="auto"/>
    </style:style>
    <style:style style:name="Table6.A2" style:family="table-cell">
      <style:table-cell-properties style:vertical-align="middle" fo:padding-left="0.095cm" fo:padding-right="0.095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18.052cm"/>
    </style:style>
    <style:style style:name="Table7.1" style:family="table-row">
      <style:table-row-properties fo:keep-together="always"/>
    </style:style>
    <style:style style:name="Table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2" style:family="table-row">
      <style:table-row-properties fo:keep-together="auto"/>
    </style:style>
    <style:style style:name="Table7.A2"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18.052cm"/>
    </style:style>
    <style:style style:name="Table8.1" style:family="table-row">
      <style:table-row-properties fo:keep-together="always"/>
    </style:style>
    <style:style style:name="Table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2" style:family="table-row">
      <style:table-row-properties fo:keep-together="auto"/>
    </style:style>
    <style:style style:name="Table8.A2"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17.099cm"/>
    </style:style>
    <style:style style:name="Table9.B" style:family="table-column">
      <style:table-column-properties style:column-width="0.951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middle" fo:padding-left="0.099cm" fo:padding-right="0.099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7cm"/>
    </style:style>
    <style:style style:name="Table11.B" style:family="table-column">
      <style:table-column-properties style:column-width="15.392cm"/>
    </style:style>
    <style:style style:name="Table11.C" style:family="table-column">
      <style:table-column-properties style:column-width="0.953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8.052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1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707cm"/>
    </style:style>
    <style:style style:name="Table15.B" style:family="table-column">
      <style:table-column-properties style:column-width="15.392cm"/>
    </style:style>
    <style:style style:name="Table15.C" style:family="table-column">
      <style:table-column-properties style:column-width="0.953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99cm"/>
    </style:style>
    <style:style style:name="Table16.B" style:family="table-column">
      <style:table-column-properties style:column-width="0.951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7cm"/>
    </style:style>
    <style:style style:name="Table17.B" style:family="table-column">
      <style:table-column-properties style:column-width="15.392cm"/>
    </style:style>
    <style:style style:name="Table17.C" style:family="table-column">
      <style:table-column-properties style:column-width="0.953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707cm"/>
    </style:style>
    <style:style style:name="Table18.B" style:family="table-column">
      <style:table-column-properties style:column-width="15.392cm"/>
    </style:style>
    <style:style style:name="Table18.C" style:family="table-column">
      <style:table-column-properties style:column-width="0.953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2.762cm"/>
    </style:style>
    <style:style style:name="Table19.B" style:family="table-column">
      <style:table-column-properties style:column-width="14.258cm"/>
    </style:style>
    <style:style style:name="Table19.C" style:family="table-column">
      <style:table-column-properties style:column-width="1.032cm"/>
    </style:style>
    <style:style style:name="Table19.1" style:family="table-row">
      <style:table-row-properties fo:keep-together="always"/>
    </style:style>
    <style:style style:name="Table1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9.A2" style:family="table-cell">
      <style:table-cell-properties style:vertical-align="middle" fo:padding-left="0.095cm" fo:padding-right="0.095cm" fo:padding-top="0cm" fo:padding-bottom="0cm" fo:border="0.5pt solid #000000"/>
    </style:style>
    <style:style style:name="Table19.B2" style:family="table-cell">
      <style:table-cell-properties style:vertical-align="middle" fo:padding-left="0.095cm" fo:padding-right="0.095cm" fo:padding-top="0cm" fo:padding-bottom="0cm" fo:border="0.5pt solid #000000"/>
    </style:style>
    <style:style style:name="Table19.C2" style:family="table-cell">
      <style:table-cell-properties style:vertical-align="middle" fo:padding-left="0.095cm" fo:padding-right="0.095cm" fo:padding-top="0cm" fo:padding-bottom="0cm" fo:border="0.5pt solid #000000"/>
    </style:style>
    <style:style style:name="Table19.A3" style:family="table-cell">
      <style:table-cell-properties style:vertical-align="middle" fo:padding-left="0.095cm" fo:padding-right="0.095cm" fo:padding-top="0cm" fo:padding-bottom="0cm" fo:border="0.5pt solid #000000"/>
    </style:style>
    <style:style style:name="Table19.B3" style:family="table-cell">
      <style:table-cell-properties style:vertical-align="middle" fo:padding-left="0.095cm" fo:padding-right="0.095cm" fo:padding-top="0cm" fo:padding-bottom="0cm" fo:border="0.5pt solid #000000"/>
    </style:style>
    <style:style style:name="Table19.C3" style:family="table-cell">
      <style:table-cell-properties style:vertical-align="middle" fo:padding-left="0.095cm" fo:padding-right="0.095cm" fo:padding-top="0cm" fo:padding-bottom="0cm" fo:border="0.5pt solid #000000"/>
    </style:style>
    <style:style style:name="Table19.A4" style:family="table-cell">
      <style:table-cell-properties style:vertical-align="middle" fo:padding-left="0.095cm" fo:padding-right="0.095cm" fo:padding-top="0cm" fo:padding-bottom="0cm" fo:border="0.5pt solid #000000"/>
    </style:style>
    <style:style style:name="Table19.B4" style:family="table-cell">
      <style:table-cell-properties style:vertical-align="middle" fo:padding-left="0.095cm" fo:padding-right="0.095cm" fo:padding-top="0cm" fo:padding-bottom="0cm" fo:border="0.5pt solid #000000"/>
    </style:style>
    <style:style style:name="Table19.C4" style:family="table-cell">
      <style:table-cell-properties style:vertical-align="middle" fo:padding-left="0.095cm" fo:padding-right="0.095cm" fo:padding-top="0cm" fo:padding-bottom="0cm" fo:border="0.5pt solid #000000"/>
    </style:style>
    <style:style style:name="Table19.A5" style:family="table-cell">
      <style:table-cell-properties style:vertical-align="middle" fo:padding-left="0.095cm" fo:padding-right="0.095cm" fo:padding-top="0cm" fo:padding-bottom="0cm" fo:border="0.5pt solid #000000"/>
    </style:style>
    <style:style style:name="Table19.B5" style:family="table-cell">
      <style:table-cell-properties style:vertical-align="middle" fo:padding-left="0.095cm" fo:padding-right="0.095cm" fo:padding-top="0cm" fo:padding-bottom="0cm" fo:border="0.5pt solid #000000"/>
    </style:style>
    <style:style style:name="Table19.C5" style:family="table-cell">
      <style:table-cell-properties style:vertical-align="middle" fo:padding-left="0.095cm" fo:padding-right="0.095cm" fo:padding-top="0cm" fo:padding-bottom="0cm" fo:border="0.5pt solid #000000"/>
    </style:style>
    <style:style style:name="Table19.A6" style:family="table-cell">
      <style:table-cell-properties style:vertical-align="middle" fo:padding-left="0.095cm" fo:padding-right="0.095cm" fo:padding-top="0cm" fo:padding-bottom="0cm" fo:border="0.5pt solid #000000"/>
    </style:style>
    <style:style style:name="Table19.B6" style:family="table-cell">
      <style:table-cell-properties style:vertical-align="middle" fo:padding-left="0.095cm" fo:padding-right="0.095cm" fo:padding-top="0cm" fo:padding-bottom="0cm" fo:border="0.5pt solid #000000"/>
    </style:style>
    <style:style style:name="Table19.C6" style:family="table-cell">
      <style:table-cell-properties style:vertical-align="middle" fo:padding-left="0.095cm" fo:padding-right="0.095cm" fo:padding-top="0cm" fo:padding-bottom="0cm" fo:border="0.5pt solid #000000"/>
    </style:style>
    <style:style style:name="Table19.A7" style:family="table-cell">
      <style:table-cell-properties style:vertical-align="middle" fo:padding-left="0.095cm" fo:padding-right="0.095cm" fo:padding-top="0cm" fo:padding-bottom="0cm" fo:border="0.5pt solid #000000"/>
    </style:style>
    <style:style style:name="Table19.B7" style:family="table-cell">
      <style:table-cell-properties style:vertical-align="middle" fo:padding-left="0.095cm" fo:padding-right="0.095cm" fo:padding-top="0cm" fo:padding-bottom="0cm" fo:border="0.5pt solid #000000"/>
    </style:style>
    <style:style style:name="Table19.C7" style:family="table-cell">
      <style:table-cell-properties style:vertical-align="middle" fo:padding-left="0.095cm" fo:padding-right="0.095cm" fo:padding-top="0cm" fo:padding-bottom="0cm" fo:border="0.5pt solid #000000"/>
    </style:style>
    <style:style style:name="Table19.A8" style:family="table-cell">
      <style:table-cell-properties style:vertical-align="middle" fo:padding-left="0.095cm" fo:padding-right="0.095cm" fo:padding-top="0cm" fo:padding-bottom="0cm" fo:border="0.5pt solid #000000"/>
    </style:style>
    <style:style style:name="Table19.B8" style:family="table-cell">
      <style:table-cell-properties style:vertical-align="middle" fo:padding-left="0.095cm" fo:padding-right="0.095cm" fo:padding-top="0cm" fo:padding-bottom="0cm" fo:border="0.5pt solid #000000"/>
    </style:style>
    <style:style style:name="Table19.C8" style:family="table-cell">
      <style:table-cell-properties style:vertical-align="middle" fo:padding-left="0.095cm" fo:padding-right="0.095cm" fo:padding-top="0cm" fo:padding-bottom="0cm" fo:border="0.5pt solid #000000"/>
    </style:style>
    <style:style style:name="Table19.A9" style:family="table-cell">
      <style:table-cell-properties style:vertical-align="middle" fo:padding-left="0.095cm" fo:padding-right="0.095cm" fo:padding-top="0cm" fo:padding-bottom="0cm" fo:border="0.5pt solid #000000"/>
    </style:style>
    <style:style style:name="Table19.B9" style:family="table-cell">
      <style:table-cell-properties style:vertical-align="middle" fo:padding-left="0.095cm" fo:padding-right="0.095cm" fo:padding-top="0cm" fo:padding-bottom="0cm" fo:border="0.5pt solid #000000"/>
    </style:style>
    <style:style style:name="Table19.C9" style:family="table-cell">
      <style:table-cell-properties style:vertical-align="middle" fo:padding-left="0.095cm" fo:padding-right="0.095cm" fo:padding-top="0cm" fo:padding-bottom="0cm" fo:border="0.5pt solid #000000"/>
    </style:style>
    <style:style style:name="Table19.A10" style:family="table-cell">
      <style:table-cell-properties style:vertical-align="middle" fo:padding-left="0.095cm" fo:padding-right="0.095cm" fo:padding-top="0cm" fo:padding-bottom="0cm" fo:border="0.5pt solid #000000"/>
    </style:style>
    <style:style style:name="Table19.B10" style:family="table-cell">
      <style:table-cell-properties style:vertical-align="middle" fo:padding-left="0.095cm" fo:padding-right="0.095cm" fo:padding-top="0cm" fo:padding-bottom="0cm" fo:border="0.5pt solid #000000"/>
    </style:style>
    <style:style style:name="Table19.C10" style:family="table-cell">
      <style:table-cell-properties style:vertical-align="middle" fo:padding-left="0.095cm" fo:padding-right="0.095cm" fo:padding-top="0cm" fo:padding-bottom="0cm" fo:border="0.5pt solid #000000"/>
    </style:style>
    <style:style style:name="Table19.A11" style:family="table-cell">
      <style:table-cell-properties style:vertical-align="middle" fo:padding-left="0.095cm" fo:padding-right="0.095cm" fo:padding-top="0cm" fo:padding-bottom="0cm" fo:border="0.5pt solid #000000"/>
    </style:style>
    <style:style style:name="Table19.B11" style:family="table-cell">
      <style:table-cell-properties style:vertical-align="middle" fo:padding-left="0.095cm" fo:padding-right="0.095cm" fo:padding-top="0cm" fo:padding-bottom="0cm" fo:border="0.5pt solid #000000"/>
    </style:style>
    <style:style style:name="Table19.C11" style:family="table-cell">
      <style:table-cell-properties style:vertical-align="middle" fo:padding-left="0.095cm" fo:padding-right="0.095cm" fo:padding-top="0cm" fo:padding-bottom="0cm" fo:border="0.5pt solid #000000"/>
    </style:style>
    <style:style style:name="Table19.A12" style:family="table-cell">
      <style:table-cell-properties style:vertical-align="middle" fo:padding-left="0.095cm" fo:padding-right="0.095cm" fo:padding-top="0cm" fo:padding-bottom="0cm" fo:border="0.5pt solid #000000"/>
    </style:style>
    <style:style style:name="Table19.B12" style:family="table-cell">
      <style:table-cell-properties style:vertical-align="middle" fo:padding-left="0.095cm" fo:padding-right="0.095cm" fo:padding-top="0cm" fo:padding-bottom="0cm" fo:border="0.5pt solid #000000"/>
    </style:style>
    <style:style style:name="Table19.C12" style:family="table-cell">
      <style:table-cell-properties style:vertical-align="middle" fo:padding-left="0.095cm" fo:padding-right="0.095cm" fo:padding-top="0cm" fo:padding-bottom="0cm" fo:border="0.5pt solid #000000"/>
    </style:style>
    <style:style style:name="Table19.A13" style:family="table-cell">
      <style:table-cell-properties style:vertical-align="middle" fo:padding-left="0.095cm" fo:padding-right="0.095cm" fo:padding-top="0cm" fo:padding-bottom="0cm" fo:border="0.5pt solid #000000"/>
    </style:style>
    <style:style style:name="Table19.B13" style:family="table-cell">
      <style:table-cell-properties style:vertical-align="middle" fo:padding-left="0.095cm" fo:padding-right="0.095cm" fo:padding-top="0cm" fo:padding-bottom="0cm" fo:border="0.5pt solid #000000"/>
    </style:style>
    <style:style style:name="Table19.C13" style:family="table-cell">
      <style:table-cell-properties style:vertical-align="middle" fo:padding-left="0.095cm" fo:padding-right="0.095cm" fo:padding-top="0cm" fo:padding-bottom="0cm" fo:border="0.5pt solid #000000"/>
    </style:style>
    <style:style style:name="Table19.A14" style:family="table-cell">
      <style:table-cell-properties style:vertical-align="middle" fo:padding-left="0.095cm" fo:padding-right="0.095cm" fo:padding-top="0cm" fo:padding-bottom="0cm" fo:border="0.5pt solid #000000"/>
    </style:style>
    <style:style style:name="Table19.B14" style:family="table-cell">
      <style:table-cell-properties style:vertical-align="middle" fo:padding-left="0.095cm" fo:padding-right="0.095cm" fo:padding-top="0cm" fo:padding-bottom="0cm" fo:border="0.5pt solid #000000"/>
    </style:style>
    <style:style style:name="Table19.C14" style:family="table-cell">
      <style:table-cell-properties style:vertical-align="middle" fo:padding-left="0.095cm" fo:padding-right="0.095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2.762cm"/>
    </style:style>
    <style:style style:name="Table20.B" style:family="table-column">
      <style:table-column-properties style:column-width="14.258cm"/>
    </style:style>
    <style:style style:name="Table20.C" style:family="table-column">
      <style:table-column-properties style:column-width="1.032cm"/>
    </style:style>
    <style:style style:name="Table20.1" style:family="table-row">
      <style:table-row-properties fo:keep-together="always"/>
    </style:style>
    <style:style style:name="Table2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20.A2" style:family="table-cell">
      <style:table-cell-properties style:vertical-align="middle" fo:padding-left="0.095cm" fo:padding-right="0.095cm" fo:padding-top="0cm" fo:padding-bottom="0cm" fo:border="0.5pt solid #000000"/>
    </style:style>
    <style:style style:name="Table20.B2" style:family="table-cell">
      <style:table-cell-properties style:vertical-align="middle" fo:padding-left="0.095cm" fo:padding-right="0.095cm" fo:padding-top="0cm" fo:padding-bottom="0cm" fo:border="0.5pt solid #000000"/>
    </style:style>
    <style:style style:name="Table20.C2" style:family="table-cell">
      <style:table-cell-properties style:vertical-align="middle" fo:padding-left="0.095cm" fo:padding-right="0.095cm" fo:padding-top="0cm" fo:padding-bottom="0cm" fo:border="0.5pt solid #000000"/>
    </style:style>
    <style:style style:name="Table20.A3" style:family="table-cell">
      <style:table-cell-properties style:vertical-align="middle" fo:padding-left="0.095cm" fo:padding-right="0.095cm" fo:padding-top="0cm" fo:padding-bottom="0cm" fo:border="0.5pt solid #000000"/>
    </style:style>
    <style:style style:name="Table20.B3" style:family="table-cell">
      <style:table-cell-properties style:vertical-align="middle" fo:padding-left="0.095cm" fo:padding-right="0.095cm" fo:padding-top="0cm" fo:padding-bottom="0cm" fo:border="0.5pt solid #000000"/>
    </style:style>
    <style:style style:name="Table20.C3" style:family="table-cell">
      <style:table-cell-properties style:vertical-align="middle" fo:padding-left="0.095cm" fo:padding-right="0.095cm" fo:padding-top="0cm" fo:padding-bottom="0cm" fo:border="0.5pt solid #000000"/>
    </style:style>
    <style:style style:name="Table20.A4" style:family="table-cell">
      <style:table-cell-properties style:vertical-align="middle" fo:padding-left="0.095cm" fo:padding-right="0.095cm" fo:padding-top="0cm" fo:padding-bottom="0cm" fo:border="0.5pt solid #000000"/>
    </style:style>
    <style:style style:name="Table20.B4" style:family="table-cell">
      <style:table-cell-properties style:vertical-align="middle" fo:padding-left="0.095cm" fo:padding-right="0.095cm" fo:padding-top="0cm" fo:padding-bottom="0cm" fo:border="0.5pt solid #000000"/>
    </style:style>
    <style:style style:name="Table20.C4" style:family="table-cell">
      <style:table-cell-properties style:vertical-align="middle" fo:padding-left="0.095cm" fo:padding-right="0.095cm" fo:padding-top="0cm" fo:padding-bottom="0cm" fo:border="0.5pt solid #000000"/>
    </style:style>
    <style:style style:name="Table20.A5" style:family="table-cell">
      <style:table-cell-properties style:vertical-align="middle" fo:padding-left="0.095cm" fo:padding-right="0.095cm" fo:padding-top="0cm" fo:padding-bottom="0cm" fo:border="0.5pt solid #000000"/>
    </style:style>
    <style:style style:name="Table20.B5" style:family="table-cell">
      <style:table-cell-properties style:vertical-align="middle" fo:padding-left="0.095cm" fo:padding-right="0.095cm" fo:padding-top="0cm" fo:padding-bottom="0cm" fo:border="0.5pt solid #000000"/>
    </style:style>
    <style:style style:name="Table20.C5" style:family="table-cell">
      <style:table-cell-properties style:vertical-align="middle" fo:padding-left="0.095cm" fo:padding-right="0.095cm" fo:padding-top="0cm" fo:padding-bottom="0cm" fo:border="0.5pt solid #000000"/>
    </style:style>
    <style:style style:name="Table20.A6" style:family="table-cell">
      <style:table-cell-properties style:vertical-align="middle" fo:padding-left="0.095cm" fo:padding-right="0.095cm" fo:padding-top="0cm" fo:padding-bottom="0cm" fo:border="0.5pt solid #000000"/>
    </style:style>
    <style:style style:name="Table20.B6" style:family="table-cell">
      <style:table-cell-properties style:vertical-align="middle" fo:padding-left="0.095cm" fo:padding-right="0.095cm" fo:padding-top="0cm" fo:padding-bottom="0cm" fo:border="0.5pt solid #000000"/>
    </style:style>
    <style:style style:name="Table20.C6" style:family="table-cell">
      <style:table-cell-properties style:vertical-align="middle" fo:padding-left="0.095cm" fo:padding-right="0.095cm" fo:padding-top="0cm" fo:padding-bottom="0cm" fo:border="0.5pt solid #000000"/>
    </style:style>
    <style:style style:name="Table20.A7" style:family="table-cell">
      <style:table-cell-properties style:vertical-align="middle" fo:padding-left="0.095cm" fo:padding-right="0.095cm" fo:padding-top="0cm" fo:padding-bottom="0cm" fo:border="0.5pt solid #000000"/>
    </style:style>
    <style:style style:name="Table20.B7" style:family="table-cell">
      <style:table-cell-properties style:vertical-align="middle" fo:padding-left="0.095cm" fo:padding-right="0.095cm" fo:padding-top="0cm" fo:padding-bottom="0cm" fo:border="0.5pt solid #000000"/>
    </style:style>
    <style:style style:name="Table20.C7" style:family="table-cell">
      <style:table-cell-properties style:vertical-align="middle" fo:padding-left="0.095cm" fo:padding-right="0.095cm" fo:padding-top="0cm" fo:padding-bottom="0cm" fo:border="0.5pt solid #000000"/>
    </style:style>
    <style:style style:name="Table20.A8" style:family="table-cell">
      <style:table-cell-properties style:vertical-align="middle" fo:padding-left="0.095cm" fo:padding-right="0.095cm" fo:padding-top="0cm" fo:padding-bottom="0cm" fo:border="0.5pt solid #000000"/>
    </style:style>
    <style:style style:name="Table20.B8" style:family="table-cell">
      <style:table-cell-properties style:vertical-align="middle" fo:padding-left="0.095cm" fo:padding-right="0.095cm" fo:padding-top="0cm" fo:padding-bottom="0cm" fo:border="0.5pt solid #000000"/>
    </style:style>
    <style:style style:name="Table20.C8" style:family="table-cell">
      <style:table-cell-properties style:vertical-align="middle" fo:padding-left="0.095cm" fo:padding-right="0.095cm" fo:padding-top="0cm" fo:padding-bottom="0cm" fo:border="0.5pt solid #000000"/>
    </style:style>
    <style:style style:name="Table20.A9" style:family="table-cell">
      <style:table-cell-properties style:vertical-align="middle" fo:padding-left="0.095cm" fo:padding-right="0.095cm" fo:padding-top="0cm" fo:padding-bottom="0cm" fo:border="0.5pt solid #000000"/>
    </style:style>
    <style:style style:name="Table20.B9" style:family="table-cell">
      <style:table-cell-properties style:vertical-align="middle" fo:padding-left="0.095cm" fo:padding-right="0.095cm" fo:padding-top="0cm" fo:padding-bottom="0cm" fo:border="0.5pt solid #000000"/>
    </style:style>
    <style:style style:name="Table20.C9" style:family="table-cell">
      <style:table-cell-properties style:vertical-align="middle" fo:padding-left="0.095cm" fo:padding-right="0.095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2.762cm"/>
    </style:style>
    <style:style style:name="Table21.B" style:family="table-column">
      <style:table-column-properties style:column-width="14.258cm"/>
    </style:style>
    <style:style style:name="Table21.C" style:family="table-column">
      <style:table-column-properties style:column-width="1.032cm"/>
    </style:style>
    <style:style style:name="Table21.1" style:family="table-row">
      <style:table-row-properties fo:keep-together="always"/>
    </style:style>
    <style:style style:name="Table21.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21.A2" style:family="table-cell">
      <style:table-cell-properties style:vertical-align="middle" fo:padding-left="0.095cm" fo:padding-right="0.095cm" fo:padding-top="0cm" fo:padding-bottom="0cm" fo:border="0.5pt solid #000000"/>
    </style:style>
    <style:style style:name="Table21.B2" style:family="table-cell">
      <style:table-cell-properties style:vertical-align="middle" fo:padding-left="0.095cm" fo:padding-right="0.095cm" fo:padding-top="0cm" fo:padding-bottom="0cm" fo:border="0.5pt solid #000000"/>
    </style:style>
    <style:style style:name="Table21.C2" style:family="table-cell">
      <style:table-cell-properties style:vertical-align="middle" fo:padding-left="0.095cm" fo:padding-right="0.095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707cm"/>
    </style:style>
    <style:style style:name="Table22.B" style:family="table-column">
      <style:table-column-properties style:column-width="15.392cm"/>
    </style:style>
    <style:style style:name="Table22.C" style:family="table-column">
      <style:table-column-properties style:column-width="0.953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1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8.052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7cm"/>
    </style:style>
    <style:style style:name="Table25.B" style:family="table-column">
      <style:table-column-properties style:column-width="15.392cm"/>
    </style:style>
    <style:style style:name="Table25.C" style:family="table-column">
      <style:table-column-properties style:column-width="0.953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99cm"/>
    </style:style>
    <style:style style:name="Table26.B" style:family="table-column">
      <style:table-column-properties style:column-width="0.951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8.052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7cm"/>
    </style:style>
    <style:style style:name="Table28.B" style:family="table-column">
      <style:table-column-properties style:column-width="15.392cm"/>
    </style:style>
    <style:style style:name="Table28.C" style:family="table-column">
      <style:table-column-properties style:column-width="0.953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7.099cm"/>
    </style:style>
    <style:style style:name="Table29.B" style:family="table-column">
      <style:table-column-properties style:column-width="0.951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8.052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677cm"/>
    </style:style>
    <style:style style:name="Table31.B" style:family="table-column">
      <style:table-column-properties style:column-width="15.399cm"/>
    </style:style>
    <style:style style:name="Table31.C" style:family="table-column">
      <style:table-column-properties style:column-width="0.97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707cm"/>
    </style:style>
    <style:style style:name="Table32.B" style:family="table-column">
      <style:table-column-properties style:column-width="15.392cm"/>
    </style:style>
    <style:style style:name="Table32.C" style:family="table-column">
      <style:table-column-properties style:column-width="0.953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 fo:padding-left="0.099cm" fo:padding-right="0.099cm" fo:padding-top="0cm" fo:padding-bottom="0cm" fo:border="0.5pt solid #000000"/>
    </style:style>
    <style:style style:name="Table32.C2" style:family="table-cell">
      <style:table-cell-properties style:vertical-align="middle" fo:padding-left="0.099cm" fo:padding-right="0.099cm" fo:padding-top="0cm" fo:padding-bottom="0cm" fo:border="0.5pt solid #000000"/>
    </style:style>
    <style:style style:name="Table32.A3" style:family="table-cell">
      <style:table-cell-properties style:vertical-align="" fo:padding-left="0.099cm" fo:padding-right="0.099cm" fo:padding-top="0cm" fo:padding-bottom="0cm" fo:border="0.5pt solid #000000"/>
    </style:style>
    <style:style style:name="Table32.B3" style:family="table-cell">
      <style:table-cell-properties style:vertical-align="" fo:padding-left="0.099cm" fo:padding-right="0.099cm" fo:padding-top="0cm" fo:padding-bottom="0cm" fo:border="0.5pt solid #000000"/>
    </style:style>
    <style:style style:name="Table32.C3" style:family="table-cell">
      <style:table-cell-properties style:vertical-align="middle" fo:padding-left="0.099cm" fo:padding-right="0.099cm" fo:padding-top="0cm" fo:padding-bottom="0cm" fo:border="0.5pt solid #000000"/>
    </style:style>
    <style:style style:name="Table32.A4" style:family="table-cell">
      <style:table-cell-properties style:vertical-align="" fo:padding-left="0.099cm" fo:padding-right="0.099cm" fo:padding-top="0cm" fo:padding-bottom="0cm" fo:border="0.5pt solid #000000"/>
    </style:style>
    <style:style style:name="Table32.B4" style:family="table-cell">
      <style:table-cell-properties style:vertical-align="" fo:padding-left="0.099cm" fo:padding-right="0.099cm" fo:padding-top="0cm" fo:padding-bottom="0cm" fo:border="0.5pt solid #000000"/>
    </style:style>
    <style:style style:name="Table32.C4" style:family="table-cell">
      <style:table-cell-properties style:vertical-align="middle" fo:padding-left="0.099cm" fo:padding-right="0.099cm" fo:padding-top="0cm" fo:padding-bottom="0cm" fo:border="0.5pt solid #000000"/>
    </style:style>
    <style:style style:name="Table32.A5" style:family="table-cell">
      <style:table-cell-properties style:vertical-align="" fo:padding-left="0.099cm" fo:padding-right="0.099cm" fo:padding-top="0cm" fo:padding-bottom="0cm" fo:border="0.5pt solid #000000"/>
    </style:style>
    <style:style style:name="Table32.B5" style:family="table-cell">
      <style:table-cell-properties style:vertical-align="" fo:padding-left="0.099cm" fo:padding-right="0.099cm" fo:padding-top="0cm" fo:padding-bottom="0cm" fo:border="0.5pt solid #000000"/>
    </style:style>
    <style:style style:name="Table32.C5" style:family="table-cell">
      <style:table-cell-properties style:vertical-align="middle" fo:padding-left="0.099cm" fo:padding-right="0.099cm" fo:padding-top="0cm" fo:padding-bottom="0cm" fo:border="0.5pt solid #000000"/>
    </style:style>
    <style:style style:name="Table32.A6" style:family="table-cell">
      <style:table-cell-properties style:vertical-align="" fo:padding-left="0.099cm" fo:padding-right="0.099cm" fo:padding-top="0cm" fo:padding-bottom="0cm" fo:border="0.5pt solid #000000"/>
    </style:style>
    <style:style style:name="Table32.B6" style:family="table-cell">
      <style:table-cell-properties style:vertical-align="" fo:padding-left="0.099cm" fo:padding-right="0.099cm" fo:padding-top="0cm" fo:padding-bottom="0cm" fo:border="0.5pt solid #000000"/>
    </style:style>
    <style:style style:name="Table32.C6" style:family="table-cell">
      <style:table-cell-properties style:vertical-align="middle" fo:padding-left="0.099cm" fo:padding-right="0.099cm" fo:padding-top="0cm" fo:padding-bottom="0cm" fo:border="0.5pt solid #000000"/>
    </style:style>
    <style:style style:name="Table32.A7" style:family="table-cell">
      <style:table-cell-properties style:vertical-align="" fo:padding-left="0.099cm" fo:padding-right="0.099cm" fo:padding-top="0cm" fo:padding-bottom="0cm" fo:border="0.5pt solid #000000"/>
    </style:style>
    <style:style style:name="Table32.B7" style:family="table-cell">
      <style:table-cell-properties style:vertical-align="" fo:padding-left="0.099cm" fo:padding-right="0.099cm" fo:padding-top="0cm" fo:padding-bottom="0cm" fo:border="0.5pt solid #000000"/>
    </style:style>
    <style:style style:name="Table32.C7" style:family="table-cell">
      <style:table-cell-properties style:vertical-align="middle" fo:padding-left="0.099cm" fo:padding-right="0.099cm" fo:padding-top="0cm" fo:padding-bottom="0cm" fo:border="0.5pt solid #000000"/>
    </style:style>
    <style:style style:name="Table32.A8" style:family="table-cell">
      <style:table-cell-properties style:vertical-align="" fo:padding-left="0.099cm" fo:padding-right="0.099cm" fo:padding-top="0cm" fo:padding-bottom="0cm" fo:border="0.5pt solid #000000"/>
    </style:style>
    <style:style style:name="Table32.B8" style:family="table-cell">
      <style:table-cell-properties style:vertical-align="" fo:padding-left="0.099cm" fo:padding-right="0.099cm" fo:padding-top="0cm" fo:padding-bottom="0cm" fo:border="0.5pt solid #000000"/>
    </style:style>
    <style:style style:name="Table32.C8" style:family="table-cell">
      <style:table-cell-properties style:vertical-align="middle" fo:padding-left="0.099cm" fo:padding-right="0.099cm" fo:padding-top="0cm" fo:padding-bottom="0cm" fo:border="0.5pt solid #000000"/>
    </style:style>
    <style:style style:name="Table32.A9" style:family="table-cell">
      <style:table-cell-properties style:vertical-align="" fo:padding-left="0.099cm" fo:padding-right="0.099cm" fo:padding-top="0cm" fo:padding-bottom="0cm" fo:border="0.5pt solid #000000"/>
    </style:style>
    <style:style style:name="Table32.B9" style:family="table-cell">
      <style:table-cell-properties style:vertical-align="" fo:padding-left="0.099cm" fo:padding-right="0.099cm" fo:padding-top="0cm" fo:padding-bottom="0cm" fo:border="0.5pt solid #000000"/>
    </style:style>
    <style:style style:name="Table32.C9" style:family="table-cell">
      <style:table-cell-properties style:vertical-align="middle" fo:padding-left="0.099cm" fo:padding-right="0.099cm" fo:padding-top="0cm" fo:padding-bottom="0cm" fo:border="0.5pt solid #000000"/>
    </style:style>
    <style:style style:name="Table32.A10" style:family="table-cell">
      <style:table-cell-properties style:vertical-align="" fo:padding-left="0.099cm" fo:padding-right="0.099cm" fo:padding-top="0cm" fo:padding-bottom="0cm" fo:border="0.5pt solid #000000"/>
    </style:style>
    <style:style style:name="Table32.B10" style:family="table-cell">
      <style:table-cell-properties style:vertical-align="" fo:padding-left="0.099cm" fo:padding-right="0.099cm" fo:padding-top="0cm" fo:padding-bottom="0cm" fo:border="0.5pt solid #000000"/>
    </style:style>
    <style:style style:name="Table32.C10" style:family="table-cell">
      <style:table-cell-properties style:vertical-align="middle" fo:padding-left="0.099cm" fo:padding-right="0.099cm" fo:padding-top="0cm" fo:padding-bottom="0cm" fo:border="0.5pt solid #000000"/>
    </style:style>
    <style:style style:name="Table32.A11" style:family="table-cell">
      <style:table-cell-properties style:vertical-align="" fo:padding-left="0.099cm" fo:padding-right="0.099cm" fo:padding-top="0cm" fo:padding-bottom="0cm" fo:border="0.5pt solid #000000"/>
    </style:style>
    <style:style style:name="Table32.B11" style:family="table-cell">
      <style:table-cell-properties style:vertical-align="" fo:padding-left="0.099cm" fo:padding-right="0.099cm" fo:padding-top="0cm" fo:padding-bottom="0cm" fo:border="0.5pt solid #000000"/>
    </style:style>
    <style:style style:name="Table32.C11" style:family="table-cell">
      <style:table-cell-properties style:vertical-align="middle" fo:padding-left="0.099cm" fo:padding-right="0.099cm" fo:padding-top="0cm" fo:padding-bottom="0cm" fo:border="0.5pt solid #000000"/>
    </style:style>
    <style:style style:name="Table32.A12" style:family="table-cell">
      <style:table-cell-properties style:vertical-align="" fo:padding-left="0.099cm" fo:padding-right="0.099cm" fo:padding-top="0cm" fo:padding-bottom="0cm" fo:border="0.5pt solid #000000"/>
    </style:style>
    <style:style style:name="Table32.B12" style:family="table-cell">
      <style:table-cell-properties style:vertical-align="" fo:padding-left="0.099cm" fo:padding-right="0.099cm" fo:padding-top="0cm" fo:padding-bottom="0cm" fo:border="0.5pt solid #000000"/>
    </style:style>
    <style:style style:name="Table32.C12" style:family="table-cell">
      <style:table-cell-properties style:vertical-align="middle" fo:padding-left="0.099cm" fo:padding-right="0.099cm" fo:padding-top="0cm" fo:padding-bottom="0cm" fo:border="0.5pt solid #000000"/>
    </style:style>
    <style:style style:name="Table32.A13" style:family="table-cell">
      <style:table-cell-properties style:vertical-align="" fo:padding-left="0.099cm" fo:padding-right="0.099cm" fo:padding-top="0cm" fo:padding-bottom="0cm" fo:border="0.5pt solid #000000"/>
    </style:style>
    <style:style style:name="Table32.B13" style:family="table-cell">
      <style:table-cell-properties style:vertical-align="" fo:padding-left="0.099cm" fo:padding-right="0.099cm" fo:padding-top="0cm" fo:padding-bottom="0cm" fo:border="0.5pt solid #000000"/>
    </style:style>
    <style:style style:name="Table32.C13" style:family="table-cell">
      <style:table-cell-properties style:vertical-align="middle" fo:padding-left="0.099cm" fo:padding-right="0.099cm" fo:padding-top="0cm" fo:padding-bottom="0cm" fo:border="0.5pt solid #000000"/>
    </style:style>
    <style:style style:name="Table32.A14" style:family="table-cell">
      <style:table-cell-properties style:vertical-align="" fo:padding-left="0.099cm" fo:padding-right="0.099cm" fo:padding-top="0cm" fo:padding-bottom="0cm" fo:border="0.5pt solid #000000"/>
    </style:style>
    <style:style style:name="Table32.B14" style:family="table-cell">
      <style:table-cell-properties style:vertical-align="" fo:padding-left="0.099cm" fo:padding-right="0.099cm" fo:padding-top="0cm" fo:padding-bottom="0cm" fo:border="0.5pt solid #000000"/>
    </style:style>
    <style:style style:name="Table32.C14" style:family="table-cell">
      <style:table-cell-properties style:vertical-align="middle" fo:padding-left="0.099cm" fo:padding-right="0.099cm" fo:padding-top="0cm" fo:padding-bottom="0cm" fo:border="0.5pt solid #000000"/>
    </style:style>
    <style:style style:name="Table32.A15" style:family="table-cell">
      <style:table-cell-properties style:vertical-align="" fo:padding-left="0.099cm" fo:padding-right="0.099cm" fo:padding-top="0cm" fo:padding-bottom="0cm" fo:border="0.5pt solid #000000"/>
    </style:style>
    <style:style style:name="Table32.B15" style:family="table-cell">
      <style:table-cell-properties style:vertical-align="" fo:padding-left="0.099cm" fo:padding-right="0.099cm" fo:padding-top="0cm" fo:padding-bottom="0cm" fo:border="0.5pt solid #000000"/>
    </style:style>
    <style:style style:name="Table32.C15" style:family="table-cell">
      <style:table-cell-properties style:vertical-align="middle" fo:padding-left="0.099cm" fo:padding-right="0.099cm" fo:padding-top="0cm" fo:padding-bottom="0cm" fo:border="0.5pt solid #000000"/>
    </style:style>
    <style:style style:name="Table32.A16" style:family="table-cell">
      <style:table-cell-properties style:vertical-align="" fo:padding-left="0.099cm" fo:padding-right="0.099cm" fo:padding-top="0cm" fo:padding-bottom="0cm" fo:border="0.5pt solid #000000"/>
    </style:style>
    <style:style style:name="Table32.B16" style:family="table-cell">
      <style:table-cell-properties style:vertical-align="" fo:padding-left="0.099cm" fo:padding-right="0.099cm" fo:padding-top="0cm" fo:padding-bottom="0cm" fo:border="0.5pt solid #000000"/>
    </style:style>
    <style:style style:name="Table32.C16" style:family="table-cell">
      <style:table-cell-properties style:vertical-align="middle" fo:padding-left="0.099cm" fo:padding-right="0.099cm" fo:padding-top="0cm" fo:padding-bottom="0cm" fo:border="0.5pt solid #000000"/>
    </style:style>
    <style:style style:name="Table32.A17" style:family="table-cell">
      <style:table-cell-properties style:vertical-align="" fo:padding-left="0.099cm" fo:padding-right="0.099cm" fo:padding-top="0cm" fo:padding-bottom="0cm" fo:border="0.5pt solid #000000"/>
    </style:style>
    <style:style style:name="Table32.B17" style:family="table-cell">
      <style:table-cell-properties style:vertical-align="" fo:padding-left="0.099cm" fo:padding-right="0.099cm" fo:padding-top="0cm" fo:padding-bottom="0cm" fo:border="0.5pt solid #000000"/>
    </style:style>
    <style:style style:name="Table32.C17" style:family="table-cell">
      <style:table-cell-properties style:vertical-align="middle" fo:padding-left="0.099cm" fo:padding-right="0.099cm" fo:padding-top="0cm" fo:padding-bottom="0cm" fo:border="0.5pt solid #000000"/>
    </style:style>
    <style:style style:name="Table32.A18" style:family="table-cell">
      <style:table-cell-properties style:vertical-align="" fo:padding-left="0.099cm" fo:padding-right="0.099cm" fo:padding-top="0cm" fo:padding-bottom="0cm" fo:border="0.5pt solid #000000"/>
    </style:style>
    <style:style style:name="Table32.B18" style:family="table-cell">
      <style:table-cell-properties style:vertical-align="" fo:padding-left="0.099cm" fo:padding-right="0.099cm" fo:padding-top="0cm" fo:padding-bottom="0cm" fo:border="0.5pt solid #000000"/>
    </style:style>
    <style:style style:name="Table32.C18" style:family="table-cell">
      <style:table-cell-properties style:vertical-align="middle" fo:padding-left="0.099cm" fo:padding-right="0.099cm" fo:padding-top="0cm" fo:padding-bottom="0cm" fo:border="0.5pt solid #000000"/>
    </style:style>
    <style:style style:name="Table32.A19" style:family="table-cell">
      <style:table-cell-properties style:vertical-align="" fo:padding-left="0.099cm" fo:padding-right="0.099cm" fo:padding-top="0cm" fo:padding-bottom="0cm" fo:border="0.5pt solid #000000"/>
    </style:style>
    <style:style style:name="Table32.B19" style:family="table-cell">
      <style:table-cell-properties style:vertical-align="" fo:padding-left="0.099cm" fo:padding-right="0.099cm" fo:padding-top="0cm" fo:padding-bottom="0cm" fo:border="0.5pt solid #000000"/>
    </style:style>
    <style:style style:name="Table32.C19" style:family="table-cell">
      <style:table-cell-properties style:vertical-align="middle" fo:padding-left="0.099cm" fo:padding-right="0.099cm" fo:padding-top="0cm" fo:padding-bottom="0cm" fo:border="0.5pt solid #000000"/>
    </style:style>
    <style:style style:name="Table32.A20" style:family="table-cell">
      <style:table-cell-properties style:vertical-align="" fo:padding-left="0.099cm" fo:padding-right="0.099cm" fo:padding-top="0cm" fo:padding-bottom="0cm" fo:border="0.5pt solid #000000"/>
    </style:style>
    <style:style style:name="Table32.B20" style:family="table-cell">
      <style:table-cell-properties style:vertical-align="" fo:padding-left="0.099cm" fo:padding-right="0.099cm" fo:padding-top="0cm" fo:padding-bottom="0cm" fo:border="0.5pt solid #000000"/>
    </style:style>
    <style:style style:name="Table32.C20" style:family="table-cell">
      <style:table-cell-properties style:vertical-align="middle" fo:padding-left="0.099cm" fo:padding-right="0.099cm" fo:padding-top="0cm" fo:padding-bottom="0cm" fo:border="0.5pt solid #000000"/>
    </style:style>
    <style:style style:name="Table32.A21" style:family="table-cell">
      <style:table-cell-properties style:vertical-align="" fo:padding-left="0.099cm" fo:padding-right="0.099cm" fo:padding-top="0cm" fo:padding-bottom="0cm" fo:border="0.5pt solid #000000"/>
    </style:style>
    <style:style style:name="Table32.B21" style:family="table-cell">
      <style:table-cell-properties style:vertical-align="" fo:padding-left="0.099cm" fo:padding-right="0.099cm" fo:padding-top="0cm" fo:padding-bottom="0cm" fo:border="0.5pt solid #000000"/>
    </style:style>
    <style:style style:name="Table32.C21" style:family="table-cell">
      <style:table-cell-properties style:vertical-align="middle" fo:padding-left="0.099cm" fo:padding-right="0.099cm" fo:padding-top="0cm" fo:padding-bottom="0cm" fo:border="0.5pt solid #000000"/>
    </style:style>
    <style:style style:name="Table32.A22" style:family="table-cell">
      <style:table-cell-properties style:vertical-align="" fo:padding-left="0.099cm" fo:padding-right="0.099cm" fo:padding-top="0cm" fo:padding-bottom="0cm" fo:border="0.5pt solid #000000"/>
    </style:style>
    <style:style style:name="Table32.B22" style:family="table-cell">
      <style:table-cell-properties style:vertical-align="" fo:padding-left="0.099cm" fo:padding-right="0.099cm" fo:padding-top="0cm" fo:padding-bottom="0cm" fo:border="0.5pt solid #000000"/>
    </style:style>
    <style:style style:name="Table32.C22" style:family="table-cell">
      <style:table-cell-properties style:vertical-align="middle" fo:padding-left="0.099cm" fo:padding-right="0.099cm" fo:padding-top="0cm" fo:padding-bottom="0cm" fo:border="0.5pt solid #000000"/>
    </style:style>
    <style:style style:name="Table32.A23" style:family="table-cell">
      <style:table-cell-properties style:vertical-align="" fo:padding-left="0.099cm" fo:padding-right="0.099cm" fo:padding-top="0cm" fo:padding-bottom="0cm" fo:border="0.5pt solid #000000"/>
    </style:style>
    <style:style style:name="Table32.B23" style:family="table-cell">
      <style:table-cell-properties style:vertical-align="" fo:padding-left="0.099cm" fo:padding-right="0.099cm" fo:padding-top="0cm" fo:padding-bottom="0cm" fo:border="0.5pt solid #000000"/>
    </style:style>
    <style:style style:name="Table32.C23" style:family="table-cell">
      <style:table-cell-properties style:vertical-align="middle" fo:padding-left="0.099cm" fo:padding-right="0.099cm" fo:padding-top="0cm" fo:padding-bottom="0cm" fo:border="0.5pt solid #000000"/>
    </style:style>
    <style:style style:name="Table32.A24" style:family="table-cell">
      <style:table-cell-properties style:vertical-align="" fo:padding-left="0.099cm" fo:padding-right="0.099cm" fo:padding-top="0cm" fo:padding-bottom="0cm" fo:border="0.5pt solid #000000"/>
    </style:style>
    <style:style style:name="Table32.B24" style:family="table-cell">
      <style:table-cell-properties style:vertical-align="" fo:padding-left="0.099cm" fo:padding-right="0.099cm" fo:padding-top="0cm" fo:padding-bottom="0cm" fo:border="0.5pt solid #000000"/>
    </style:style>
    <style:style style:name="Table32.C24" style:family="table-cell">
      <style:table-cell-properties style:vertical-align="middle" fo:padding-left="0.099cm" fo:padding-right="0.099cm" fo:padding-top="0cm" fo:padding-bottom="0cm" fo:border="0.5pt solid #000000"/>
    </style:style>
    <style:style style:name="Table32.A25" style:family="table-cell">
      <style:table-cell-properties style:vertical-align="" fo:padding-left="0.099cm" fo:padding-right="0.099cm" fo:padding-top="0cm" fo:padding-bottom="0cm" fo:border="0.5pt solid #000000"/>
    </style:style>
    <style:style style:name="Table32.B25" style:family="table-cell">
      <style:table-cell-properties style:vertical-align="" fo:padding-left="0.099cm" fo:padding-right="0.099cm" fo:padding-top="0cm" fo:padding-bottom="0cm" fo:border="0.5pt solid #000000"/>
    </style:style>
    <style:style style:name="Table32.C25" style:family="table-cell">
      <style:table-cell-properties style:vertical-align="middle" fo:padding-left="0.099cm" fo:padding-right="0.099cm" fo:padding-top="0cm" fo:padding-bottom="0cm" fo:border="0.5pt solid #000000"/>
    </style:style>
    <style:style style:name="Table32.A26" style:family="table-cell">
      <style:table-cell-properties style:vertical-align="" fo:padding-left="0.099cm" fo:padding-right="0.099cm" fo:padding-top="0cm" fo:padding-bottom="0cm" fo:border="0.5pt solid #000000"/>
    </style:style>
    <style:style style:name="Table32.B26" style:family="table-cell">
      <style:table-cell-properties style:vertical-align="" fo:padding-left="0.099cm" fo:padding-right="0.099cm" fo:padding-top="0cm" fo:padding-bottom="0cm" fo:border="0.5pt solid #000000"/>
    </style:style>
    <style:style style:name="Table32.C26" style:family="table-cell">
      <style:table-cell-properties style:vertical-align="middle" fo:padding-left="0.099cm" fo:padding-right="0.099cm" fo:padding-top="0cm" fo:padding-bottom="0cm" fo:border="0.5pt solid #000000"/>
    </style:style>
    <style:style style:name="Table32.A27" style:family="table-cell">
      <style:table-cell-properties style:vertical-align="" fo:padding-left="0.099cm" fo:padding-right="0.099cm" fo:padding-top="0cm" fo:padding-bottom="0cm" fo:border="0.5pt solid #000000"/>
    </style:style>
    <style:style style:name="Table32.B27" style:family="table-cell">
      <style:table-cell-properties style:vertical-align="" fo:padding-left="0.099cm" fo:padding-right="0.099cm" fo:padding-top="0cm" fo:padding-bottom="0cm" fo:border="0.5pt solid #000000"/>
    </style:style>
    <style:style style:name="Table32.C27" style:family="table-cell">
      <style:table-cell-properties style:vertical-align="middle" fo:padding-left="0.099cm" fo:padding-right="0.099cm" fo:padding-top="0cm" fo:padding-bottom="0cm" fo:border="0.5pt solid #000000"/>
    </style:style>
    <style:style style:name="Table32.A28" style:family="table-cell">
      <style:table-cell-properties style:vertical-align="" fo:padding-left="0.099cm" fo:padding-right="0.099cm" fo:padding-top="0cm" fo:padding-bottom="0cm" fo:border="0.5pt solid #000000"/>
    </style:style>
    <style:style style:name="Table32.B28" style:family="table-cell">
      <style:table-cell-properties style:vertical-align="" fo:padding-left="0.099cm" fo:padding-right="0.099cm" fo:padding-top="0cm" fo:padding-bottom="0cm" fo:border="0.5pt solid #000000"/>
    </style:style>
    <style:style style:name="Table32.C28" style:family="table-cell">
      <style:table-cell-properties style:vertical-align="middle" fo:padding-left="0.099cm" fo:padding-right="0.099cm" fo:padding-top="0cm" fo:padding-bottom="0cm" fo:border="0.5pt solid #000000"/>
    </style:style>
    <style:style style:name="Table32.A29" style:family="table-cell">
      <style:table-cell-properties style:vertical-align="" fo:padding-left="0.099cm" fo:padding-right="0.099cm" fo:padding-top="0cm" fo:padding-bottom="0cm" fo:border="0.5pt solid #000000"/>
    </style:style>
    <style:style style:name="Table32.B29" style:family="table-cell">
      <style:table-cell-properties style:vertical-align="" fo:padding-left="0.099cm" fo:padding-right="0.099cm" fo:padding-top="0cm" fo:padding-bottom="0cm" fo:border="0.5pt solid #000000"/>
    </style:style>
    <style:style style:name="Table32.C29" style:family="table-cell">
      <style:table-cell-properties style:vertical-align="middle" fo:padding-left="0.099cm" fo:padding-right="0.099cm" fo:padding-top="0cm" fo:padding-bottom="0cm" fo:border="0.5pt solid #000000"/>
    </style:style>
    <style:style style:name="Table32.A30" style:family="table-cell">
      <style:table-cell-properties style:vertical-align="" fo:padding-left="0.099cm" fo:padding-right="0.099cm" fo:padding-top="0cm" fo:padding-bottom="0cm" fo:border="0.5pt solid #000000"/>
    </style:style>
    <style:style style:name="Table32.B30" style:family="table-cell">
      <style:table-cell-properties style:vertical-align="" fo:padding-left="0.099cm" fo:padding-right="0.099cm" fo:padding-top="0cm" fo:padding-bottom="0cm" fo:border="0.5pt solid #000000"/>
    </style:style>
    <style:style style:name="Table32.C30" style:family="table-cell">
      <style:table-cell-properties style:vertical-align="middle" fo:padding-left="0.099cm" fo:padding-right="0.099cm" fo:padding-top="0cm" fo:padding-bottom="0cm" fo:border="0.5pt solid #000000"/>
    </style:style>
    <style:style style:name="Table32.A31" style:family="table-cell">
      <style:table-cell-properties style:vertical-align="" fo:padding-left="0.099cm" fo:padding-right="0.099cm" fo:padding-top="0cm" fo:padding-bottom="0cm" fo:border="0.5pt solid #000000"/>
    </style:style>
    <style:style style:name="Table32.B31" style:family="table-cell">
      <style:table-cell-properties style:vertical-align="" fo:padding-left="0.099cm" fo:padding-right="0.099cm" fo:padding-top="0cm" fo:padding-bottom="0cm" fo:border="0.5pt solid #000000"/>
    </style:style>
    <style:style style:name="Table32.C31" style:family="table-cell">
      <style:table-cell-properties style:vertical-align="middle" fo:padding-left="0.099cm" fo:padding-right="0.099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99cm"/>
    </style:style>
    <style:style style:name="Table33.B" style:family="table-column">
      <style:table-column-properties style:column-width="0.951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8.052cm"/>
    </style:style>
    <style:style style:name="Table34.1" style:family="table-row">
      <style:table-row-properties fo:keep-together="always"/>
    </style:style>
    <style:style style:name="Table3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4.2" style:family="table-row">
      <style:table-row-properties fo:keep-together="auto"/>
    </style:style>
    <style:style style:name="Table34.A2" style:family="table-cell">
      <style:table-cell-properties style:vertical-align="middle" fo:padding-left="0.095cm" fo:padding-right="0.095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1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5.A3" style:family="table-cell">
      <style:table-cell-properties style:vertical-align="" fo:padding-left="0.099cm" fo:padding-right="0.099cm" fo:padding-top="0cm" fo:padding-bottom="0cm" fo:border="0.5pt solid #000000"/>
    </style:style>
    <style:style style:name="Table35.B3"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707cm"/>
    </style:style>
    <style:style style:name="Table36.B" style:family="table-column">
      <style:table-column-properties style:column-width="15.392cm"/>
    </style:style>
    <style:style style:name="Table36.C" style:family="table-column">
      <style:table-column-properties style:column-width="0.953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6.A2" style:family="table-cell">
      <style:table-cell-properties style:vertical-align="" fo:padding-left="0.099cm" fo:padding-right="0.099cm" fo:padding-top="0cm" fo:padding-bottom="0cm" fo:border="0.5pt solid #000000"/>
    </style:style>
    <style:style style:name="Table36.B2" style:family="table-cell">
      <style:table-cell-properties style:vertical-align="" fo:padding-left="0.099cm" fo:padding-right="0.099cm" fo:padding-top="0cm" fo:padding-bottom="0cm" fo:border="0.5pt solid #000000"/>
    </style:style>
    <style:style style:name="Table36.C2" style:family="table-cell">
      <style:table-cell-properties style:vertical-align="middle" fo:padding-left="0.099cm" fo:padding-right="0.099cm" fo:padding-top="0cm" fo:padding-bottom="0cm" fo:border="0.5pt solid #000000"/>
    </style:style>
    <style:style style:name="Table36.A3" style:family="table-cell">
      <style:table-cell-properties style:vertical-align="" fo:padding-left="0.099cm" fo:padding-right="0.099cm" fo:padding-top="0cm" fo:padding-bottom="0cm" fo:border="0.5pt solid #000000"/>
    </style:style>
    <style:style style:name="Table36.B3" style:family="table-cell">
      <style:table-cell-properties style:vertical-align="" fo:padding-left="0.099cm" fo:padding-right="0.099cm" fo:padding-top="0cm" fo:padding-bottom="0cm" fo:border="0.5pt solid #000000"/>
    </style:style>
    <style:style style:name="Table36.C3" style:family="table-cell">
      <style:table-cell-properties style:vertical-align="middle" fo:padding-left="0.099cm" fo:padding-right="0.099cm" fo:padding-top="0cm" fo:padding-bottom="0cm" fo:border="0.5pt solid #000000"/>
    </style:style>
    <style:style style:name="Table36.A4" style:family="table-cell">
      <style:table-cell-properties style:vertical-align="" fo:padding-left="0.099cm" fo:padding-right="0.099cm" fo:padding-top="0cm" fo:padding-bottom="0cm" fo:border="0.5pt solid #000000"/>
    </style:style>
    <style:style style:name="Table36.B4" style:family="table-cell">
      <style:table-cell-properties style:vertical-align="" fo:padding-left="0.099cm" fo:padding-right="0.099cm" fo:padding-top="0cm" fo:padding-bottom="0cm" fo:border="0.5pt solid #000000"/>
    </style:style>
    <style:style style:name="Table36.C4" style:family="table-cell">
      <style:table-cell-properties style:vertical-align="middle" fo:padding-left="0.099cm" fo:padding-right="0.099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1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8.A4" style:family="table-cell">
      <style:table-cell-properties style:vertical-align="" fo:padding-left="0.099cm" fo:padding-right="0.099cm" fo:padding-top="0cm" fo:padding-bottom="0cm" fo:border="0.5pt solid #000000"/>
    </style:style>
    <style:style style:name="Table38.B4" style:family="table-cell">
      <style:table-cell-properties style:vertical-align="" fo:padding-left="0.099cm" fo:padding-right="0.099cm" fo:padding-top="0cm" fo:padding-bottom="0cm" fo:border="0.5pt solid #000000"/>
    </style:style>
    <style:style style:name="Table38.C4"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707cm"/>
    </style:style>
    <style:style style:name="Table39.B" style:family="table-column">
      <style:table-column-properties style:column-width="15.392cm"/>
    </style:style>
    <style:style style:name="Table39.C" style:family="table-column">
      <style:table-column-properties style:column-width="0.953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99cm"/>
    </style:style>
    <style:style style:name="Table40.B" style:family="table-column">
      <style:table-column-properties style:column-width="0.951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8.052cm"/>
    </style:style>
    <style:style style:name="Table41.1" style:family="table-row">
      <style:table-row-properties fo:keep-together="always"/>
    </style:style>
    <style:style style:name="Table4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1.2" style:family="table-row">
      <style:table-row-properties fo:keep-together="auto"/>
    </style:style>
    <style:style style:name="Table41.A2" style:family="table-cell">
      <style:table-cell-properties style:vertical-align="middle" fo:padding-left="0.095cm" fo:padding-right="0.095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707cm"/>
    </style:style>
    <style:style style:name="Table42.B" style:family="table-column">
      <style:table-column-properties style:column-width="15.392cm"/>
    </style:style>
    <style:style style:name="Table42.C" style:family="table-column">
      <style:table-column-properties style:column-width="0.953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 fo:padding-left="0.099cm" fo:padding-right="0.099cm" fo:padding-top="0cm" fo:padding-bottom="0cm" fo:border="0.5pt solid #000000"/>
    </style:style>
    <style:style style:name="Table42.C2" style:family="table-cell">
      <style:table-cell-properties style:vertical-align="middle" fo:padding-left="0.099cm" fo:padding-right="0.099cm" fo:padding-top="0cm" fo:padding-bottom="0cm" fo:border="0.5pt solid #000000"/>
    </style:style>
    <style:style style:name="Table42.A3" style:family="table-cell">
      <style:table-cell-properties style:vertical-align="" fo:padding-left="0.099cm" fo:padding-right="0.099cm" fo:padding-top="0cm" fo:padding-bottom="0cm" fo:border="0.5pt solid #000000"/>
    </style:style>
    <style:style style:name="Table42.B3" style:family="table-cell">
      <style:table-cell-properties style:vertical-align="" fo:padding-left="0.099cm" fo:padding-right="0.099cm" fo:padding-top="0cm" fo:padding-bottom="0cm" fo:border="0.5pt solid #000000"/>
    </style:style>
    <style:style style:name="Table42.C3" style:family="table-cell">
      <style:table-cell-properties style:vertical-align="middle" fo:padding-left="0.099cm" fo:padding-right="0.099cm" fo:padding-top="0cm" fo:padding-bottom="0cm" fo:border="0.5pt solid #000000"/>
    </style:style>
    <style:style style:name="Table42.A4" style:family="table-cell">
      <style:table-cell-properties style:vertical-align="" fo:padding-left="0.099cm" fo:padding-right="0.099cm" fo:padding-top="0cm" fo:padding-bottom="0cm" fo:border="0.5pt solid #000000"/>
    </style:style>
    <style:style style:name="Table42.B4" style:family="table-cell">
      <style:table-cell-properties style:vertical-align="" fo:padding-left="0.099cm" fo:padding-right="0.099cm" fo:padding-top="0cm" fo:padding-bottom="0cm" fo:border="0.5pt solid #000000"/>
    </style:style>
    <style:style style:name="Table42.C4" style:family="table-cell">
      <style:table-cell-properties style:vertical-align="middle" fo:padding-left="0.099cm" fo:padding-right="0.099cm" fo:padding-top="0cm" fo:padding-bottom="0cm" fo:border="0.5pt solid #000000"/>
    </style:style>
    <style:style style:name="Table42.A5" style:family="table-cell">
      <style:table-cell-properties style:vertical-align="" fo:padding-left="0.099cm" fo:padding-right="0.099cm" fo:padding-top="0cm" fo:padding-bottom="0cm" fo:border="0.5pt solid #000000"/>
    </style:style>
    <style:style style:name="Table42.B5" style:family="table-cell">
      <style:table-cell-properties style:vertical-align="" fo:padding-left="0.099cm" fo:padding-right="0.099cm" fo:padding-top="0cm" fo:padding-bottom="0cm" fo:border="0.5pt solid #000000"/>
    </style:style>
    <style:style style:name="Table42.C5" style:family="table-cell">
      <style:table-cell-properties style:vertical-align="middle" fo:padding-left="0.099cm" fo:padding-right="0.099cm" fo:padding-top="0cm" fo:padding-bottom="0cm" fo:border="0.5pt solid #000000"/>
    </style:style>
    <style:style style:name="Table42.A6" style:family="table-cell">
      <style:table-cell-properties style:vertical-align="" fo:padding-left="0.099cm" fo:padding-right="0.099cm" fo:padding-top="0cm" fo:padding-bottom="0cm" fo:border="0.5pt solid #000000"/>
    </style:style>
    <style:style style:name="Table42.B6" style:family="table-cell">
      <style:table-cell-properties style:vertical-align="" fo:padding-left="0.099cm" fo:padding-right="0.099cm" fo:padding-top="0cm" fo:padding-bottom="0cm" fo:border="0.5pt solid #000000"/>
    </style:style>
    <style:style style:name="Table42.C6" style:family="table-cell">
      <style:table-cell-properties style:vertical-align="middle" fo:padding-left="0.099cm" fo:padding-right="0.099cm" fo:padding-top="0cm" fo:padding-bottom="0cm" fo:border="0.5pt solid #000000"/>
    </style:style>
    <style:style style:name="Table42.A7" style:family="table-cell">
      <style:table-cell-properties style:vertical-align="" fo:padding-left="0.099cm" fo:padding-right="0.099cm" fo:padding-top="0cm" fo:padding-bottom="0cm" fo:border="0.5pt solid #000000"/>
    </style:style>
    <style:style style:name="Table42.B7" style:family="table-cell">
      <style:table-cell-properties style:vertical-align="" fo:padding-left="0.099cm" fo:padding-right="0.099cm" fo:padding-top="0cm" fo:padding-bottom="0cm" fo:border="0.5pt solid #000000"/>
    </style:style>
    <style:style style:name="Table42.C7" style:family="table-cell">
      <style:table-cell-properties style:vertical-align="middle" fo:padding-left="0.099cm" fo:padding-right="0.099cm" fo:padding-top="0cm" fo:padding-bottom="0cm" fo:border="0.5pt solid #000000"/>
    </style:style>
    <style:style style:name="Table42.A8" style:family="table-cell">
      <style:table-cell-properties style:vertical-align="" fo:padding-left="0.099cm" fo:padding-right="0.099cm" fo:padding-top="0cm" fo:padding-bottom="0cm" fo:border="0.5pt solid #000000"/>
    </style:style>
    <style:style style:name="Table42.B8" style:family="table-cell">
      <style:table-cell-properties style:vertical-align="" fo:padding-left="0.099cm" fo:padding-right="0.099cm" fo:padding-top="0cm" fo:padding-bottom="0cm" fo:border="0.5pt solid #000000"/>
    </style:style>
    <style:style style:name="Table42.C8" style:family="table-cell">
      <style:table-cell-properties style:vertical-align="middle" fo:padding-left="0.099cm" fo:padding-right="0.099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1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8.052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7cm"/>
    </style:style>
    <style:style style:name="Table45.B" style:family="table-column">
      <style:table-column-properties style:column-width="15.392cm"/>
    </style:style>
    <style:style style:name="Table45.C" style:family="table-column">
      <style:table-column-properties style:column-width="0.953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99cm"/>
    </style:style>
    <style:style style:name="Table46.B" style:family="table-column">
      <style:table-column-properties style:column-width="0.951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99cm"/>
    </style:style>
    <style:style style:name="Table48.B" style:family="table-column">
      <style:table-column-properties style:column-width="0.951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8.052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1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middle" fo:padding-left="0.099cm" fo:padding-right="0.099cm" fo:padding-top="0cm" fo:padding-bottom="0cm" fo:border="0.5pt solid #000000"/>
    </style:style>
    <style:style style:name="Table50.A5" style:family="table-cell">
      <style:table-cell-properties style:vertical-align="" fo:padding-left="0.099cm" fo:padding-right="0.099cm" fo:padding-top="0cm" fo:padding-bottom="0cm" fo:border="0.5pt solid #000000"/>
    </style:style>
    <style:style style:name="Table50.B5" style:family="table-cell">
      <style:table-cell-properties style:vertical-align="middle" fo:padding-left="0.099cm" fo:padding-right="0.099cm" fo:padding-top="0cm" fo:padding-bottom="0cm" fo:border="0.5pt solid #000000"/>
    </style:style>
    <style:style style:name="Table50.A6" style:family="table-cell">
      <style:table-cell-properties style:vertical-align="" fo:padding-left="0.099cm" fo:padding-right="0.099cm" fo:padding-top="0cm" fo:padding-bottom="0cm" fo:border="0.5pt solid #000000"/>
    </style:style>
    <style:style style:name="Table50.B6"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707cm"/>
    </style:style>
    <style:style style:name="Table51.B" style:family="table-column">
      <style:table-column-properties style:column-width="15.392cm"/>
    </style:style>
    <style:style style:name="Table51.C" style:family="table-column">
      <style:table-column-properties style:column-width="0.953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677cm"/>
    </style:style>
    <style:style style:name="Table52.B" style:family="table-column">
      <style:table-column-properties style:column-width="15.399cm"/>
    </style:style>
    <style:style style:name="Table52.C" style:family="table-column">
      <style:table-column-properties style:column-width="0.97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 fo:padding-left="0.099cm" fo:padding-right="0.099cm" fo:padding-top="0cm" fo:padding-bottom="0cm" fo:border="0.5pt solid #000000"/>
    </style:style>
    <style:style style:name="Table52.C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 fo:padding-left="0.099cm" fo:padding-right="0.099cm" fo:padding-top="0cm" fo:padding-bottom="0cm" fo:border="0.5pt solid #000000"/>
    </style:style>
    <style:style style:name="Table52.C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 fo:padding-left="0.099cm" fo:padding-right="0.099cm" fo:padding-top="0cm" fo:padding-bottom="0cm" fo:border="0.5pt solid #000000"/>
    </style:style>
    <style:style style:name="Table52.C4"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7cm"/>
    </style:style>
    <style:style style:name="Table53.B" style:family="table-column">
      <style:table-column-properties style:column-width="15.392cm"/>
    </style:style>
    <style:style style:name="Table53.C" style:family="table-column">
      <style:table-column-properties style:column-width="0.953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 fo:padding-left="0.099cm" fo:padding-right="0.099cm" fo:padding-top="0cm" fo:padding-bottom="0cm" fo:border="0.5pt solid #000000"/>
    </style:style>
    <style:style style:name="Table53.C2" style:family="table-cell">
      <style:table-cell-properties style:vertical-align="middle" fo:padding-left="0.099cm" fo:padding-right="0.099cm" fo:padding-top="0cm" fo:padding-bottom="0cm" fo:border="0.5pt solid #000000"/>
    </style:style>
    <style:style style:name="Table53.A3" style:family="table-cell">
      <style:table-cell-properties style:vertical-align="" fo:padding-left="0.099cm" fo:padding-right="0.099cm" fo:padding-top="0cm" fo:padding-bottom="0cm" fo:border="0.5pt solid #000000"/>
    </style:style>
    <style:style style:name="Table53.B3" style:family="table-cell">
      <style:table-cell-properties style:vertical-align="" fo:padding-left="0.099cm" fo:padding-right="0.099cm" fo:padding-top="0cm" fo:padding-bottom="0cm" fo:border="0.5pt solid #000000"/>
    </style:style>
    <style:style style:name="Table53.C3" style:family="table-cell">
      <style:table-cell-properties style:vertical-align="middle" fo:padding-left="0.099cm" fo:padding-right="0.099cm" fo:padding-top="0cm" fo:padding-bottom="0cm" fo:border="0.5pt solid #000000"/>
    </style:style>
    <style:style style:name="Table53.A4" style:family="table-cell">
      <style:table-cell-properties style:vertical-align="" fo:padding-left="0.099cm" fo:padding-right="0.099cm" fo:padding-top="0cm" fo:padding-bottom="0cm" fo:border="0.5pt solid #000000"/>
    </style:style>
    <style:style style:name="Table53.B4" style:family="table-cell">
      <style:table-cell-properties style:vertical-align="" fo:padding-left="0.099cm" fo:padding-right="0.099cm" fo:padding-top="0cm" fo:padding-bottom="0cm" fo:border="0.5pt solid #000000"/>
    </style:style>
    <style:style style:name="Table53.C4" style:family="table-cell">
      <style:table-cell-properties style:vertical-align="middle" fo:padding-left="0.099cm" fo:padding-right="0.099cm" fo:padding-top="0cm" fo:padding-bottom="0cm" fo:border="0.5pt solid #000000"/>
    </style:style>
    <style:style style:name="Table53.A5" style:family="table-cell">
      <style:table-cell-properties style:vertical-align="" fo:padding-left="0.099cm" fo:padding-right="0.099cm" fo:padding-top="0cm" fo:padding-bottom="0cm" fo:border="0.5pt solid #000000"/>
    </style:style>
    <style:style style:name="Table53.B5" style:family="table-cell">
      <style:table-cell-properties style:vertical-align="" fo:padding-left="0.099cm" fo:padding-right="0.099cm" fo:padding-top="0cm" fo:padding-bottom="0cm" fo:border="0.5pt solid #000000"/>
    </style:style>
    <style:style style:name="Table53.C5" style:family="table-cell">
      <style:table-cell-properties style:vertical-align="middle" fo:padding-left="0.099cm" fo:padding-right="0.099cm" fo:padding-top="0cm" fo:padding-bottom="0cm" fo:border="0.5pt solid #000000"/>
    </style:style>
    <style:style style:name="Table53.A6" style:family="table-cell">
      <style:table-cell-properties style:vertical-align="" fo:padding-left="0.099cm" fo:padding-right="0.099cm" fo:padding-top="0cm" fo:padding-bottom="0cm" fo:border="0.5pt solid #000000"/>
    </style:style>
    <style:style style:name="Table53.B6" style:family="table-cell">
      <style:table-cell-properties style:vertical-align="" fo:padding-left="0.099cm" fo:padding-right="0.099cm" fo:padding-top="0cm" fo:padding-bottom="0cm" fo:border="0.5pt solid #000000"/>
    </style:style>
    <style:style style:name="Table53.C6" style:family="table-cell">
      <style:table-cell-properties style:vertical-align="middle" fo:padding-left="0.099cm" fo:padding-right="0.099cm" fo:padding-top="0cm" fo:padding-bottom="0cm" fo:border="0.5pt solid #000000"/>
    </style:style>
    <style:style style:name="Table53.A7" style:family="table-cell">
      <style:table-cell-properties style:vertical-align="" fo:padding-left="0.099cm" fo:padding-right="0.099cm" fo:padding-top="0cm" fo:padding-bottom="0cm" fo:border="0.5pt solid #000000"/>
    </style:style>
    <style:style style:name="Table53.B7" style:family="table-cell">
      <style:table-cell-properties style:vertical-align="" fo:padding-left="0.099cm" fo:padding-right="0.099cm" fo:padding-top="0cm" fo:padding-bottom="0cm" fo:border="0.5pt solid #000000"/>
    </style:style>
    <style:style style:name="Table53.C7" style:family="table-cell">
      <style:table-cell-properties style:vertical-align="middle" fo:padding-left="0.099cm" fo:padding-right="0.099cm" fo:padding-top="0cm" fo:padding-bottom="0cm" fo:border="0.5pt solid #000000"/>
    </style:style>
    <style:style style:name="Table53.A8" style:family="table-cell">
      <style:table-cell-properties style:vertical-align="" fo:padding-left="0.099cm" fo:padding-right="0.099cm" fo:padding-top="0cm" fo:padding-bottom="0cm" fo:border="0.5pt solid #000000"/>
    </style:style>
    <style:style style:name="Table53.B8" style:family="table-cell">
      <style:table-cell-properties style:vertical-align="" fo:padding-left="0.099cm" fo:padding-right="0.099cm" fo:padding-top="0cm" fo:padding-bottom="0cm" fo:border="0.5pt solid #000000"/>
    </style:style>
    <style:style style:name="Table53.C8" style:family="table-cell">
      <style:table-cell-properties style:vertical-align="middle" fo:padding-left="0.099cm" fo:padding-right="0.099cm" fo:padding-top="0cm" fo:padding-bottom="0cm" fo:border="0.5pt solid #000000"/>
    </style:style>
    <style:style style:name="Table53.A9" style:family="table-cell">
      <style:table-cell-properties style:vertical-align="" fo:padding-left="0.099cm" fo:padding-right="0.099cm" fo:padding-top="0cm" fo:padding-bottom="0cm" fo:border="0.5pt solid #000000"/>
    </style:style>
    <style:style style:name="Table53.B9" style:family="table-cell">
      <style:table-cell-properties style:vertical-align="" fo:padding-left="0.099cm" fo:padding-right="0.099cm" fo:padding-top="0cm" fo:padding-bottom="0cm" fo:border="0.5pt solid #000000"/>
    </style:style>
    <style:style style:name="Table53.C9" style:family="table-cell">
      <style:table-cell-properties style:vertical-align="middle" fo:padding-left="0.099cm" fo:padding-right="0.099cm" fo:padding-top="0cm" fo:padding-bottom="0cm" fo:border="0.5pt solid #000000"/>
    </style:style>
    <style:style style:name="Table53.A10" style:family="table-cell">
      <style:table-cell-properties style:vertical-align="" fo:padding-left="0.099cm" fo:padding-right="0.099cm" fo:padding-top="0cm" fo:padding-bottom="0cm" fo:border="0.5pt solid #000000"/>
    </style:style>
    <style:style style:name="Table53.B10" style:family="table-cell">
      <style:table-cell-properties style:vertical-align="" fo:padding-left="0.099cm" fo:padding-right="0.099cm" fo:padding-top="0cm" fo:padding-bottom="0cm" fo:border="0.5pt solid #000000"/>
    </style:style>
    <style:style style:name="Table53.C10" style:family="table-cell">
      <style:table-cell-properties style:vertical-align="middle" fo:padding-left="0.099cm" fo:padding-right="0.099cm" fo:padding-top="0cm" fo:padding-bottom="0cm" fo:border="0.5pt solid #000000"/>
    </style:style>
    <style:style style:name="Table53.A11" style:family="table-cell">
      <style:table-cell-properties style:vertical-align="" fo:padding-left="0.099cm" fo:padding-right="0.099cm" fo:padding-top="0cm" fo:padding-bottom="0cm" fo:border="0.5pt solid #000000"/>
    </style:style>
    <style:style style:name="Table53.B11" style:family="table-cell">
      <style:table-cell-properties style:vertical-align="" fo:padding-left="0.099cm" fo:padding-right="0.099cm" fo:padding-top="0cm" fo:padding-bottom="0cm" fo:border="0.5pt solid #000000"/>
    </style:style>
    <style:style style:name="Table53.C11" style:family="table-cell">
      <style:table-cell-properties style:vertical-align="middle" fo:padding-left="0.099cm" fo:padding-right="0.099cm" fo:padding-top="0cm" fo:padding-bottom="0cm" fo:border="0.5pt solid #000000"/>
    </style:style>
    <style:style style:name="Table53.A12" style:family="table-cell">
      <style:table-cell-properties style:vertical-align="" fo:padding-left="0.099cm" fo:padding-right="0.099cm" fo:padding-top="0cm" fo:padding-bottom="0cm" fo:border="0.5pt solid #000000"/>
    </style:style>
    <style:style style:name="Table53.B12" style:family="table-cell">
      <style:table-cell-properties style:vertical-align="" fo:padding-left="0.099cm" fo:padding-right="0.099cm" fo:padding-top="0cm" fo:padding-bottom="0cm" fo:border="0.5pt solid #000000"/>
    </style:style>
    <style:style style:name="Table53.C12" style:family="table-cell">
      <style:table-cell-properties style:vertical-align="middle" fo:padding-left="0.099cm" fo:padding-right="0.099cm" fo:padding-top="0cm" fo:padding-bottom="0cm" fo:border="0.5pt solid #000000"/>
    </style:style>
    <style:style style:name="Table53.A13" style:family="table-cell">
      <style:table-cell-properties style:vertical-align="" fo:padding-left="0.099cm" fo:padding-right="0.099cm" fo:padding-top="0cm" fo:padding-bottom="0cm" fo:border="0.5pt solid #000000"/>
    </style:style>
    <style:style style:name="Table53.B13" style:family="table-cell">
      <style:table-cell-properties style:vertical-align="" fo:padding-left="0.099cm" fo:padding-right="0.099cm" fo:padding-top="0cm" fo:padding-bottom="0cm" fo:border="0.5pt solid #000000"/>
    </style:style>
    <style:style style:name="Table53.C13" style:family="table-cell">
      <style:table-cell-properties style:vertical-align="middle" fo:padding-left="0.099cm" fo:padding-right="0.099cm" fo:padding-top="0cm" fo:padding-bottom="0cm" fo:border="0.5pt solid #000000"/>
    </style:style>
    <style:style style:name="Table53.A14" style:family="table-cell">
      <style:table-cell-properties style:vertical-align="" fo:padding-left="0.099cm" fo:padding-right="0.099cm" fo:padding-top="0cm" fo:padding-bottom="0cm" fo:border="0.5pt solid #000000"/>
    </style:style>
    <style:style style:name="Table53.B14" style:family="table-cell">
      <style:table-cell-properties style:vertical-align="" fo:padding-left="0.099cm" fo:padding-right="0.099cm" fo:padding-top="0cm" fo:padding-bottom="0cm" fo:border="0.5pt solid #000000"/>
    </style:style>
    <style:style style:name="Table53.C14" style:family="table-cell">
      <style:table-cell-properties style:vertical-align="middle" fo:padding-left="0.099cm" fo:padding-right="0.099cm" fo:padding-top="0cm" fo:padding-bottom="0cm" fo:border="0.5pt solid #000000"/>
    </style:style>
    <style:style style:name="Table53.A15" style:family="table-cell">
      <style:table-cell-properties style:vertical-align="" fo:padding-left="0.099cm" fo:padding-right="0.099cm" fo:padding-top="0cm" fo:padding-bottom="0cm" fo:border="0.5pt solid #000000"/>
    </style:style>
    <style:style style:name="Table53.B15" style:family="table-cell">
      <style:table-cell-properties style:vertical-align="" fo:padding-left="0.099cm" fo:padding-right="0.099cm" fo:padding-top="0cm" fo:padding-bottom="0cm" fo:border="0.5pt solid #000000"/>
    </style:style>
    <style:style style:name="Table53.C15" style:family="table-cell">
      <style:table-cell-properties style:vertical-align="middle" fo:padding-left="0.099cm" fo:padding-right="0.099cm" fo:padding-top="0cm" fo:padding-bottom="0cm" fo:border="0.5pt solid #000000"/>
    </style:style>
    <style:style style:name="Table53.A16" style:family="table-cell">
      <style:table-cell-properties style:vertical-align="" fo:padding-left="0.099cm" fo:padding-right="0.099cm" fo:padding-top="0cm" fo:padding-bottom="0cm" fo:border="0.5pt solid #000000"/>
    </style:style>
    <style:style style:name="Table53.B16" style:family="table-cell">
      <style:table-cell-properties style:vertical-align="" fo:padding-left="0.099cm" fo:padding-right="0.099cm" fo:padding-top="0cm" fo:padding-bottom="0cm" fo:border="0.5pt solid #000000"/>
    </style:style>
    <style:style style:name="Table53.C16" style:family="table-cell">
      <style:table-cell-properties style:vertical-align="middle" fo:padding-left="0.099cm" fo:padding-right="0.099cm" fo:padding-top="0cm" fo:padding-bottom="0cm" fo:border="0.5pt solid #000000"/>
    </style:style>
    <style:style style:name="Table53.A17" style:family="table-cell">
      <style:table-cell-properties style:vertical-align="" fo:padding-left="0.099cm" fo:padding-right="0.099cm" fo:padding-top="0cm" fo:padding-bottom="0cm" fo:border="0.5pt solid #000000"/>
    </style:style>
    <style:style style:name="Table53.B17" style:family="table-cell">
      <style:table-cell-properties style:vertical-align="" fo:padding-left="0.099cm" fo:padding-right="0.099cm" fo:padding-top="0cm" fo:padding-bottom="0cm" fo:border="0.5pt solid #000000"/>
    </style:style>
    <style:style style:name="Table53.C17" style:family="table-cell">
      <style:table-cell-properties style:vertical-align="middle" fo:padding-left="0.099cm" fo:padding-right="0.099cm" fo:padding-top="0cm" fo:padding-bottom="0cm" fo:border="0.5pt solid #000000"/>
    </style:style>
    <style:style style:name="Table53.A18" style:family="table-cell">
      <style:table-cell-properties style:vertical-align="" fo:padding-left="0.099cm" fo:padding-right="0.099cm" fo:padding-top="0cm" fo:padding-bottom="0cm" fo:border="0.5pt solid #000000"/>
    </style:style>
    <style:style style:name="Table53.B18" style:family="table-cell">
      <style:table-cell-properties style:vertical-align="" fo:padding-left="0.099cm" fo:padding-right="0.099cm" fo:padding-top="0cm" fo:padding-bottom="0cm" fo:border="0.5pt solid #000000"/>
    </style:style>
    <style:style style:name="Table53.C18" style:family="table-cell">
      <style:table-cell-properties style:vertical-align="middle" fo:padding-left="0.099cm" fo:padding-right="0.099cm" fo:padding-top="0cm" fo:padding-bottom="0cm" fo:border="0.5pt solid #000000"/>
    </style:style>
    <style:style style:name="Table53.A19" style:family="table-cell">
      <style:table-cell-properties style:vertical-align="" fo:padding-left="0.099cm" fo:padding-right="0.099cm" fo:padding-top="0cm" fo:padding-bottom="0cm" fo:border="0.5pt solid #000000"/>
    </style:style>
    <style:style style:name="Table53.B19" style:family="table-cell">
      <style:table-cell-properties style:vertical-align="" fo:padding-left="0.099cm" fo:padding-right="0.099cm" fo:padding-top="0cm" fo:padding-bottom="0cm" fo:border="0.5pt solid #000000"/>
    </style:style>
    <style:style style:name="Table53.C19" style:family="table-cell">
      <style:table-cell-properties style:vertical-align="middle" fo:padding-left="0.099cm" fo:padding-right="0.099cm" fo:padding-top="0cm" fo:padding-bottom="0cm" fo:border="0.5pt solid #000000"/>
    </style:style>
    <style:style style:name="Table53.A20" style:family="table-cell">
      <style:table-cell-properties style:vertical-align="" fo:padding-left="0.099cm" fo:padding-right="0.099cm" fo:padding-top="0cm" fo:padding-bottom="0cm" fo:border="0.5pt solid #000000"/>
    </style:style>
    <style:style style:name="Table53.B20" style:family="table-cell">
      <style:table-cell-properties style:vertical-align="" fo:padding-left="0.099cm" fo:padding-right="0.099cm" fo:padding-top="0cm" fo:padding-bottom="0cm" fo:border="0.5pt solid #000000"/>
    </style:style>
    <style:style style:name="Table53.C20" style:family="table-cell">
      <style:table-cell-properties style:vertical-align="middle" fo:padding-left="0.099cm" fo:padding-right="0.099cm" fo:padding-top="0cm" fo:padding-bottom="0cm" fo:border="0.5pt solid #000000"/>
    </style:style>
    <style:style style:name="Table53.A21" style:family="table-cell">
      <style:table-cell-properties style:vertical-align="" fo:padding-left="0.099cm" fo:padding-right="0.099cm" fo:padding-top="0cm" fo:padding-bottom="0cm" fo:border="0.5pt solid #000000"/>
    </style:style>
    <style:style style:name="Table53.B21" style:family="table-cell">
      <style:table-cell-properties style:vertical-align="" fo:padding-left="0.099cm" fo:padding-right="0.099cm" fo:padding-top="0cm" fo:padding-bottom="0cm" fo:border="0.5pt solid #000000"/>
    </style:style>
    <style:style style:name="Table53.C21" style:family="table-cell">
      <style:table-cell-properties style:vertical-align="middle" fo:padding-left="0.099cm" fo:padding-right="0.099cm" fo:padding-top="0cm" fo:padding-bottom="0cm" fo:border="0.5pt solid #000000"/>
    </style:style>
    <style:style style:name="Table53.A22" style:family="table-cell">
      <style:table-cell-properties style:vertical-align="" fo:padding-left="0.099cm" fo:padding-right="0.099cm" fo:padding-top="0cm" fo:padding-bottom="0cm" fo:border="0.5pt solid #000000"/>
    </style:style>
    <style:style style:name="Table53.B22" style:family="table-cell">
      <style:table-cell-properties style:vertical-align="" fo:padding-left="0.099cm" fo:padding-right="0.099cm" fo:padding-top="0cm" fo:padding-bottom="0cm" fo:border="0.5pt solid #000000"/>
    </style:style>
    <style:style style:name="Table53.C22" style:family="table-cell">
      <style:table-cell-properties style:vertical-align="middle" fo:padding-left="0.099cm" fo:padding-right="0.099cm" fo:padding-top="0cm" fo:padding-bottom="0cm" fo:border="0.5pt solid #000000"/>
    </style:style>
    <style:style style:name="Table53.A23" style:family="table-cell">
      <style:table-cell-properties style:vertical-align="" fo:padding-left="0.099cm" fo:padding-right="0.099cm" fo:padding-top="0cm" fo:padding-bottom="0cm" fo:border="0.5pt solid #000000"/>
    </style:style>
    <style:style style:name="Table53.B23" style:family="table-cell">
      <style:table-cell-properties style:vertical-align="" fo:padding-left="0.099cm" fo:padding-right="0.099cm" fo:padding-top="0cm" fo:padding-bottom="0cm" fo:border="0.5pt solid #000000"/>
    </style:style>
    <style:style style:name="Table53.C23" style:family="table-cell">
      <style:table-cell-properties style:vertical-align="middle" fo:padding-left="0.099cm" fo:padding-right="0.099cm" fo:padding-top="0cm" fo:padding-bottom="0cm" fo:border="0.5pt solid #000000"/>
    </style:style>
    <style:style style:name="Table53.A24" style:family="table-cell">
      <style:table-cell-properties style:vertical-align="" fo:padding-left="0.099cm" fo:padding-right="0.099cm" fo:padding-top="0cm" fo:padding-bottom="0cm" fo:border="0.5pt solid #000000"/>
    </style:style>
    <style:style style:name="Table53.B24" style:family="table-cell">
      <style:table-cell-properties style:vertical-align="" fo:padding-left="0.099cm" fo:padding-right="0.099cm" fo:padding-top="0cm" fo:padding-bottom="0cm" fo:border="0.5pt solid #000000"/>
    </style:style>
    <style:style style:name="Table53.C24" style:family="table-cell">
      <style:table-cell-properties style:vertical-align="middle" fo:padding-left="0.099cm" fo:padding-right="0.099cm" fo:padding-top="0cm" fo:padding-bottom="0cm" fo:border="0.5pt solid #000000"/>
    </style:style>
    <style:style style:name="Table53.A25" style:family="table-cell">
      <style:table-cell-properties style:vertical-align="" fo:padding-left="0.099cm" fo:padding-right="0.099cm" fo:padding-top="0cm" fo:padding-bottom="0cm" fo:border="0.5pt solid #000000"/>
    </style:style>
    <style:style style:name="Table53.B25" style:family="table-cell">
      <style:table-cell-properties style:vertical-align="" fo:padding-left="0.099cm" fo:padding-right="0.099cm" fo:padding-top="0cm" fo:padding-bottom="0cm" fo:border="0.5pt solid #000000"/>
    </style:style>
    <style:style style:name="Table53.C25" style:family="table-cell">
      <style:table-cell-properties style:vertical-align="middle" fo:padding-left="0.099cm" fo:padding-right="0.099cm" fo:padding-top="0cm" fo:padding-bottom="0cm" fo:border="0.5pt solid #000000"/>
    </style:style>
    <style:style style:name="Table53.A26" style:family="table-cell">
      <style:table-cell-properties style:vertical-align="" fo:padding-left="0.099cm" fo:padding-right="0.099cm" fo:padding-top="0cm" fo:padding-bottom="0cm" fo:border="0.5pt solid #000000"/>
    </style:style>
    <style:style style:name="Table53.B26" style:family="table-cell">
      <style:table-cell-properties style:vertical-align="" fo:padding-left="0.099cm" fo:padding-right="0.099cm" fo:padding-top="0cm" fo:padding-bottom="0cm" fo:border="0.5pt solid #000000"/>
    </style:style>
    <style:style style:name="Table53.C26" style:family="table-cell">
      <style:table-cell-properties style:vertical-align="middle" fo:padding-left="0.099cm" fo:padding-right="0.099cm" fo:padding-top="0cm" fo:padding-bottom="0cm" fo:border="0.5pt solid #000000"/>
    </style:style>
    <style:style style:name="Table53.A27" style:family="table-cell">
      <style:table-cell-properties style:vertical-align="" fo:padding-left="0.099cm" fo:padding-right="0.099cm" fo:padding-top="0cm" fo:padding-bottom="0cm" fo:border="0.5pt solid #000000"/>
    </style:style>
    <style:style style:name="Table53.B27" style:family="table-cell">
      <style:table-cell-properties style:vertical-align="" fo:padding-left="0.099cm" fo:padding-right="0.099cm" fo:padding-top="0cm" fo:padding-bottom="0cm" fo:border="0.5pt solid #000000"/>
    </style:style>
    <style:style style:name="Table53.C27" style:family="table-cell">
      <style:table-cell-properties style:vertical-align="middle" fo:padding-left="0.099cm" fo:padding-right="0.099cm" fo:padding-top="0cm" fo:padding-bottom="0cm" fo:border="0.5pt solid #000000"/>
    </style:style>
    <style:style style:name="Table53.A28" style:family="table-cell">
      <style:table-cell-properties style:vertical-align="" fo:padding-left="0.099cm" fo:padding-right="0.099cm" fo:padding-top="0cm" fo:padding-bottom="0cm" fo:border="0.5pt solid #000000"/>
    </style:style>
    <style:style style:name="Table53.B28" style:family="table-cell">
      <style:table-cell-properties style:vertical-align="" fo:padding-left="0.099cm" fo:padding-right="0.099cm" fo:padding-top="0cm" fo:padding-bottom="0cm" fo:border="0.5pt solid #000000"/>
    </style:style>
    <style:style style:name="Table53.C28" style:family="table-cell">
      <style:table-cell-properties style:vertical-align="middle" fo:padding-left="0.099cm" fo:padding-right="0.099cm" fo:padding-top="0cm" fo:padding-bottom="0cm" fo:border="0.5pt solid #000000"/>
    </style:style>
    <style:style style:name="Table53.A29" style:family="table-cell">
      <style:table-cell-properties style:vertical-align="" fo:padding-left="0.099cm" fo:padding-right="0.099cm" fo:padding-top="0cm" fo:padding-bottom="0cm" fo:border="0.5pt solid #000000"/>
    </style:style>
    <style:style style:name="Table53.B29" style:family="table-cell">
      <style:table-cell-properties style:vertical-align="" fo:padding-left="0.099cm" fo:padding-right="0.099cm" fo:padding-top="0cm" fo:padding-bottom="0cm" fo:border="0.5pt solid #000000"/>
    </style:style>
    <style:style style:name="Table53.C29" style:family="table-cell">
      <style:table-cell-properties style:vertical-align="middle" fo:padding-left="0.099cm" fo:padding-right="0.099cm" fo:padding-top="0cm" fo:padding-bottom="0cm" fo:border="0.5pt solid #000000"/>
    </style:style>
    <style:style style:name="Table53.A30" style:family="table-cell">
      <style:table-cell-properties style:vertical-align="" fo:padding-left="0.099cm" fo:padding-right="0.099cm" fo:padding-top="0cm" fo:padding-bottom="0cm" fo:border="0.5pt solid #000000"/>
    </style:style>
    <style:style style:name="Table53.B30" style:family="table-cell">
      <style:table-cell-properties style:vertical-align="" fo:padding-left="0.099cm" fo:padding-right="0.099cm" fo:padding-top="0cm" fo:padding-bottom="0cm" fo:border="0.5pt solid #000000"/>
    </style:style>
    <style:style style:name="Table53.C30" style:family="table-cell">
      <style:table-cell-properties style:vertical-align="middle" fo:padding-left="0.099cm" fo:padding-right="0.099cm" fo:padding-top="0cm" fo:padding-bottom="0cm" fo:border="0.5pt solid #000000"/>
    </style:style>
    <style:style style:name="Table53.A31" style:family="table-cell">
      <style:table-cell-properties style:vertical-align="" fo:padding-left="0.099cm" fo:padding-right="0.099cm" fo:padding-top="0cm" fo:padding-bottom="0cm" fo:border="0.5pt solid #000000"/>
    </style:style>
    <style:style style:name="Table53.B31" style:family="table-cell">
      <style:table-cell-properties style:vertical-align="" fo:padding-left="0.099cm" fo:padding-right="0.099cm" fo:padding-top="0cm" fo:padding-bottom="0cm" fo:border="0.5pt solid #000000"/>
    </style:style>
    <style:style style:name="Table53.C31"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7.099cm"/>
    </style:style>
    <style:style style:name="Table54.B" style:family="table-column">
      <style:table-column-properties style:column-width="0.951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middle" fo:padding-left="0.099cm" fo:padding-right="0.099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8.052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7.099cm"/>
    </style:style>
    <style:style style:name="Table56.B" style:family="table-column">
      <style:table-column-properties style:column-width="0.951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middle" fo:padding-left="0.099cm" fo:padding-right="0.099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707cm"/>
    </style:style>
    <style:style style:name="Table57.B" style:family="table-column">
      <style:table-column-properties style:column-width="15.392cm"/>
    </style:style>
    <style:style style:name="Table57.C" style:family="table-column">
      <style:table-column-properties style:column-width="0.953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7.099cm"/>
    </style:style>
    <style:style style:name="Table58.B" style:family="table-column">
      <style:table-column-properties style:column-width="0.951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middle" fo:padding-left="0.099cm" fo:padding-right="0.099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7cm"/>
    </style:style>
    <style:style style:name="Table59.B" style:family="table-column">
      <style:table-column-properties style:column-width="15.392cm"/>
    </style:style>
    <style:style style:name="Table59.C" style:family="table-column">
      <style:table-column-properties style:column-width="0.953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7.099cm"/>
    </style:style>
    <style:style style:name="Table60.B" style:family="table-column">
      <style:table-column-properties style:column-width="0.951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middle" fo:padding-left="0.099cm" fo:padding-right="0.099cm" fo:padding-top="0cm" fo:padding-bottom="0cm" fo:border="0.5pt solid #000000"/>
    </style:style>
    <style:style style:name="Table60.A10" style:family="table-cell">
      <style:table-cell-properties style:vertical-align="" fo:padding-left="0.099cm" fo:padding-right="0.099cm" fo:padding-top="0cm" fo:padding-bottom="0cm" fo:border="0.5pt solid #000000"/>
    </style:style>
    <style:style style:name="Table60.B10" style:family="table-cell">
      <style:table-cell-properties style:vertical-align="middle" fo:padding-left="0.099cm" fo:padding-right="0.099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707cm"/>
    </style:style>
    <style:style style:name="Table61.B" style:family="table-column">
      <style:table-column-properties style:column-width="15.392cm"/>
    </style:style>
    <style:style style:name="Table61.C" style:family="table-column">
      <style:table-column-properties style:column-width="0.953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 fo:padding-left="0.099cm" fo:padding-right="0.099cm" fo:padding-top="0cm" fo:padding-bottom="0cm" fo:border="0.5pt solid #000000"/>
    </style:style>
    <style:style style:name="Table61.C2" style:family="table-cell">
      <style:table-cell-properties style:vertical-align="middle" fo:padding-left="0.099cm" fo:padding-right="0.099cm" fo:padding-top="0cm" fo:padding-bottom="0cm" fo:border="0.5pt solid #000000"/>
    </style:style>
    <style:style style:name="Table61.A3" style:family="table-cell">
      <style:table-cell-properties style:vertical-align="" fo:padding-left="0.099cm" fo:padding-right="0.099cm" fo:padding-top="0cm" fo:padding-bottom="0cm" fo:border="0.5pt solid #000000"/>
    </style:style>
    <style:style style:name="Table61.B3" style:family="table-cell">
      <style:table-cell-properties style:vertical-align="" fo:padding-left="0.099cm" fo:padding-right="0.099cm" fo:padding-top="0cm" fo:padding-bottom="0cm" fo:border="0.5pt solid #000000"/>
    </style:style>
    <style:style style:name="Table61.C3" style:family="table-cell">
      <style:table-cell-properties style:vertical-align="middle" fo:padding-left="0.099cm" fo:padding-right="0.099cm" fo:padding-top="0cm" fo:padding-bottom="0cm" fo:border="0.5pt solid #000000"/>
    </style:style>
    <style:style style:name="Table61.A4" style:family="table-cell">
      <style:table-cell-properties style:vertical-align="" fo:padding-left="0.099cm" fo:padding-right="0.099cm" fo:padding-top="0cm" fo:padding-bottom="0cm" fo:border="0.5pt solid #000000"/>
    </style:style>
    <style:style style:name="Table61.B4" style:family="table-cell">
      <style:table-cell-properties style:vertical-align="" fo:padding-left="0.099cm" fo:padding-right="0.099cm" fo:padding-top="0cm" fo:padding-bottom="0cm" fo:border="0.5pt solid #000000"/>
    </style:style>
    <style:style style:name="Table61.C4"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2.A4" style:family="table-cell">
      <style:table-cell-properties style:vertical-align="" fo:padding-left="0.099cm" fo:padding-right="0.099cm" fo:padding-top="0cm" fo:padding-bottom="0cm" fo:border="0.5pt solid #000000"/>
    </style:style>
    <style:style style:name="Table62.B4" style:family="table-cell">
      <style:table-cell-properties style:vertical-align="" fo:padding-left="0.099cm" fo:padding-right="0.099cm" fo:padding-top="0cm" fo:padding-bottom="0cm" fo:border="0.5pt solid #000000"/>
    </style:style>
    <style:style style:name="Table62.C4" style:family="table-cell">
      <style:table-cell-properties style:vertical-align="middle" fo:padding-left="0.099cm" fo:padding-right="0.099cm" fo:padding-top="0cm" fo:padding-bottom="0cm" fo:border="0.5pt solid #000000"/>
    </style:style>
    <style:style style:name="Table62.A5" style:family="table-cell">
      <style:table-cell-properties style:vertical-align="" fo:padding-left="0.099cm" fo:padding-right="0.099cm" fo:padding-top="0cm" fo:padding-bottom="0cm" fo:border="0.5pt solid #000000"/>
    </style:style>
    <style:style style:name="Table62.B5" style:family="table-cell">
      <style:table-cell-properties style:vertical-align="" fo:padding-left="0.099cm" fo:padding-right="0.099cm" fo:padding-top="0cm" fo:padding-bottom="0cm" fo:border="0.5pt solid #000000"/>
    </style:style>
    <style:style style:name="Table62.C5" style:family="table-cell">
      <style:table-cell-properties style:vertical-align="middle" fo:padding-left="0.099cm" fo:padding-right="0.099cm" fo:padding-top="0cm" fo:padding-bottom="0cm" fo:border="0.5pt solid #000000"/>
    </style:style>
    <style:style style:name="Table62.A6" style:family="table-cell">
      <style:table-cell-properties style:vertical-align="" fo:padding-left="0.099cm" fo:padding-right="0.099cm" fo:padding-top="0cm" fo:padding-bottom="0cm" fo:border="0.5pt solid #000000"/>
    </style:style>
    <style:style style:name="Table62.B6" style:family="table-cell">
      <style:table-cell-properties style:vertical-align="" fo:padding-left="0.099cm" fo:padding-right="0.099cm" fo:padding-top="0cm" fo:padding-bottom="0cm" fo:border="0.5pt solid #000000"/>
    </style:style>
    <style:style style:name="Table62.C6" style:family="table-cell">
      <style:table-cell-properties style:vertical-align="middle" fo:padding-left="0.099cm" fo:padding-right="0.099cm" fo:padding-top="0cm" fo:padding-bottom="0cm" fo:border="0.5pt solid #000000"/>
    </style:style>
    <style:style style:name="Table62.A7" style:family="table-cell">
      <style:table-cell-properties style:vertical-align="" fo:padding-left="0.099cm" fo:padding-right="0.099cm" fo:padding-top="0cm" fo:padding-bottom="0cm" fo:border="0.5pt solid #000000"/>
    </style:style>
    <style:style style:name="Table62.B7" style:family="table-cell">
      <style:table-cell-properties style:vertical-align="" fo:padding-left="0.099cm" fo:padding-right="0.099cm" fo:padding-top="0cm" fo:padding-bottom="0cm" fo:border="0.5pt solid #000000"/>
    </style:style>
    <style:style style:name="Table62.C7" style:family="table-cell">
      <style:table-cell-properties style:vertical-align="middle" fo:padding-left="0.099cm" fo:padding-right="0.099cm" fo:padding-top="0cm" fo:padding-bottom="0cm" fo:border="0.5pt solid #000000"/>
    </style:style>
    <style:style style:name="Table62.A8" style:family="table-cell">
      <style:table-cell-properties style:vertical-align="" fo:padding-left="0.099cm" fo:padding-right="0.099cm" fo:padding-top="0cm" fo:padding-bottom="0cm" fo:border="0.5pt solid #000000"/>
    </style:style>
    <style:style style:name="Table62.B8" style:family="table-cell">
      <style:table-cell-properties style:vertical-align="" fo:padding-left="0.099cm" fo:padding-right="0.099cm" fo:padding-top="0cm" fo:padding-bottom="0cm" fo:border="0.5pt solid #000000"/>
    </style:style>
    <style:style style:name="Table62.C8" style:family="table-cell">
      <style:table-cell-properties style:vertical-align="middle" fo:padding-left="0.099cm" fo:padding-right="0.099cm" fo:padding-top="0cm" fo:padding-bottom="0cm" fo:border="0.5pt solid #000000"/>
    </style:style>
    <style:style style:name="Table62.A9" style:family="table-cell">
      <style:table-cell-properties style:vertical-align="" fo:padding-left="0.099cm" fo:padding-right="0.099cm" fo:padding-top="0cm" fo:padding-bottom="0cm" fo:border="0.5pt solid #000000"/>
    </style:style>
    <style:style style:name="Table62.B9" style:family="table-cell">
      <style:table-cell-properties style:vertical-align="" fo:padding-left="0.099cm" fo:padding-right="0.099cm" fo:padding-top="0cm" fo:padding-bottom="0cm" fo:border="0.5pt solid #000000"/>
    </style:style>
    <style:style style:name="Table62.C9"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7.099cm"/>
    </style:style>
    <style:style style:name="Table63.B" style:family="table-column">
      <style:table-column-properties style:column-width="0.951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8.052cm"/>
    </style:style>
    <style:style style:name="Table64.1" style:family="table-row">
      <style:table-row-properties fo:keep-together="always"/>
    </style:style>
    <style:style style:name="Table6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4.2" style:family="table-row">
      <style:table-row-properties fo:keep-together="auto"/>
    </style:style>
    <style:style style:name="Table64.A2" style:family="table-cell">
      <style:table-cell-properties style:vertical-align="middle" fo:padding-left="0.095cm" fo:padding-right="0.095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7cm"/>
    </style:style>
    <style:style style:name="Table65.B" style:family="table-column">
      <style:table-column-properties style:column-width="15.392cm"/>
    </style:style>
    <style:style style:name="Table65.C" style:family="table-column">
      <style:table-column-properties style:column-width="0.953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 fo:padding-left="0.099cm" fo:padding-right="0.099cm" fo:padding-top="0cm" fo:padding-bottom="0cm" fo:border="0.5pt solid #000000"/>
    </style:style>
    <style:style style:name="Table65.C2"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7.099cm"/>
    </style:style>
    <style:style style:name="Table66.B" style:family="table-column">
      <style:table-column-properties style:column-width="0.951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middle" fo:padding-left="0.099cm" fo:padding-right="0.099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8.052cm"/>
    </style:style>
    <style:style style:name="Table67.1" style:family="table-row">
      <style:table-row-properties fo:keep-together="always"/>
    </style:style>
    <style:style style:name="Table6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7.2" style:family="table-row">
      <style:table-row-properties fo:keep-together="auto"/>
    </style:style>
    <style:style style:name="Table67.A2" style:family="table-cell">
      <style:table-cell-properties style:vertical-align="middle" fo:padding-left="0.095cm" fo:padding-right="0.095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677cm"/>
    </style:style>
    <style:style style:name="Table68.B" style:family="table-column">
      <style:table-column-properties style:column-width="15.399cm"/>
    </style:style>
    <style:style style:name="Table68.C" style:family="table-column">
      <style:table-column-properties style:column-width="0.97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707cm"/>
    </style:style>
    <style:style style:name="Table69.B" style:family="table-column">
      <style:table-column-properties style:column-width="15.392cm"/>
    </style:style>
    <style:style style:name="Table69.C" style:family="table-column">
      <style:table-column-properties style:column-width="0.953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69.A5" style:family="table-cell">
      <style:table-cell-properties style:vertical-align="" fo:padding-left="0.099cm" fo:padding-right="0.099cm" fo:padding-top="0cm" fo:padding-bottom="0cm" fo:border="0.5pt solid #000000"/>
    </style:style>
    <style:style style:name="Table69.B5" style:family="table-cell">
      <style:table-cell-properties style:vertical-align="" fo:padding-left="0.099cm" fo:padding-right="0.099cm" fo:padding-top="0cm" fo:padding-bottom="0cm" fo:border="0.5pt solid #000000"/>
    </style:style>
    <style:style style:name="Table69.C5" style:family="table-cell">
      <style:table-cell-properties style:vertical-align="middle" fo:padding-left="0.099cm" fo:padding-right="0.099cm" fo:padding-top="0cm" fo:padding-bottom="0cm" fo:border="0.5pt solid #000000"/>
    </style:style>
    <style:style style:name="Table69.A6" style:family="table-cell">
      <style:table-cell-properties style:vertical-align="" fo:padding-left="0.099cm" fo:padding-right="0.099cm" fo:padding-top="0cm" fo:padding-bottom="0cm" fo:border="0.5pt solid #000000"/>
    </style:style>
    <style:style style:name="Table69.B6" style:family="table-cell">
      <style:table-cell-properties style:vertical-align="" fo:padding-left="0.099cm" fo:padding-right="0.099cm" fo:padding-top="0cm" fo:padding-bottom="0cm" fo:border="0.5pt solid #000000"/>
    </style:style>
    <style:style style:name="Table69.C6" style:family="table-cell">
      <style:table-cell-properties style:vertical-align="middle" fo:padding-left="0.099cm" fo:padding-right="0.099cm" fo:padding-top="0cm" fo:padding-bottom="0cm" fo:border="0.5pt solid #000000"/>
    </style:style>
    <style:style style:name="Table69.A7" style:family="table-cell">
      <style:table-cell-properties style:vertical-align="" fo:padding-left="0.099cm" fo:padding-right="0.099cm" fo:padding-top="0cm" fo:padding-bottom="0cm" fo:border="0.5pt solid #000000"/>
    </style:style>
    <style:style style:name="Table69.B7" style:family="table-cell">
      <style:table-cell-properties style:vertical-align="" fo:padding-left="0.099cm" fo:padding-right="0.099cm" fo:padding-top="0cm" fo:padding-bottom="0cm" fo:border="0.5pt solid #000000"/>
    </style:style>
    <style:style style:name="Table69.C7" style:family="table-cell">
      <style:table-cell-properties style:vertical-align="middle" fo:padding-left="0.099cm" fo:padding-right="0.099cm" fo:padding-top="0cm" fo:padding-bottom="0cm" fo:border="0.5pt solid #000000"/>
    </style:style>
    <style:style style:name="Table69.A8" style:family="table-cell">
      <style:table-cell-properties style:vertical-align="" fo:padding-left="0.099cm" fo:padding-right="0.099cm" fo:padding-top="0cm" fo:padding-bottom="0cm" fo:border="0.5pt solid #000000"/>
    </style:style>
    <style:style style:name="Table69.B8" style:family="table-cell">
      <style:table-cell-properties style:vertical-align="" fo:padding-left="0.099cm" fo:padding-right="0.099cm" fo:padding-top="0cm" fo:padding-bottom="0cm" fo:border="0.5pt solid #000000"/>
    </style:style>
    <style:style style:name="Table69.C8" style:family="table-cell">
      <style:table-cell-properties style:vertical-align="middle" fo:padding-left="0.099cm" fo:padding-right="0.099cm" fo:padding-top="0cm" fo:padding-bottom="0cm" fo:border="0.5pt solid #000000"/>
    </style:style>
    <style:style style:name="Table69.A9" style:family="table-cell">
      <style:table-cell-properties style:vertical-align="" fo:padding-left="0.099cm" fo:padding-right="0.099cm" fo:padding-top="0cm" fo:padding-bottom="0cm" fo:border="0.5pt solid #000000"/>
    </style:style>
    <style:style style:name="Table69.B9" style:family="table-cell">
      <style:table-cell-properties style:vertical-align="" fo:padding-left="0.099cm" fo:padding-right="0.099cm" fo:padding-top="0cm" fo:padding-bottom="0cm" fo:border="0.5pt solid #000000"/>
    </style:style>
    <style:style style:name="Table69.C9" style:family="table-cell">
      <style:table-cell-properties style:vertical-align="middle" fo:padding-left="0.099cm" fo:padding-right="0.099cm" fo:padding-top="0cm" fo:padding-bottom="0cm" fo:border="0.5pt solid #000000"/>
    </style:style>
    <style:style style:name="Table69.A10" style:family="table-cell">
      <style:table-cell-properties style:vertical-align="" fo:padding-left="0.099cm" fo:padding-right="0.099cm" fo:padding-top="0cm" fo:padding-bottom="0cm" fo:border="0.5pt solid #000000"/>
    </style:style>
    <style:style style:name="Table69.B10" style:family="table-cell">
      <style:table-cell-properties style:vertical-align="" fo:padding-left="0.099cm" fo:padding-right="0.099cm" fo:padding-top="0cm" fo:padding-bottom="0cm" fo:border="0.5pt solid #000000"/>
    </style:style>
    <style:style style:name="Table69.C10" style:family="table-cell">
      <style:table-cell-properties style:vertical-align="middle" fo:padding-left="0.099cm" fo:padding-right="0.099cm" fo:padding-top="0cm" fo:padding-bottom="0cm" fo:border="0.5pt solid #000000"/>
    </style:style>
    <style:style style:name="Table69.A11" style:family="table-cell">
      <style:table-cell-properties style:vertical-align="" fo:padding-left="0.099cm" fo:padding-right="0.099cm" fo:padding-top="0cm" fo:padding-bottom="0cm" fo:border="0.5pt solid #000000"/>
    </style:style>
    <style:style style:name="Table69.B11" style:family="table-cell">
      <style:table-cell-properties style:vertical-align="" fo:padding-left="0.099cm" fo:padding-right="0.099cm" fo:padding-top="0cm" fo:padding-bottom="0cm" fo:border="0.5pt solid #000000"/>
    </style:style>
    <style:style style:name="Table69.C11" style:family="table-cell">
      <style:table-cell-properties style:vertical-align="middle" fo:padding-left="0.099cm" fo:padding-right="0.099cm" fo:padding-top="0cm" fo:padding-bottom="0cm" fo:border="0.5pt solid #000000"/>
    </style:style>
    <style:style style:name="Table69.A12" style:family="table-cell">
      <style:table-cell-properties style:vertical-align="" fo:padding-left="0.099cm" fo:padding-right="0.099cm" fo:padding-top="0cm" fo:padding-bottom="0cm" fo:border="0.5pt solid #000000"/>
    </style:style>
    <style:style style:name="Table69.B12" style:family="table-cell">
      <style:table-cell-properties style:vertical-align="" fo:padding-left="0.099cm" fo:padding-right="0.099cm" fo:padding-top="0cm" fo:padding-bottom="0cm" fo:border="0.5pt solid #000000"/>
    </style:style>
    <style:style style:name="Table69.C12" style:family="table-cell">
      <style:table-cell-properties style:vertical-align="middle" fo:padding-left="0.099cm" fo:padding-right="0.099cm" fo:padding-top="0cm" fo:padding-bottom="0cm" fo:border="0.5pt solid #000000"/>
    </style:style>
    <style:style style:name="Table69.A13" style:family="table-cell">
      <style:table-cell-properties style:vertical-align="" fo:padding-left="0.099cm" fo:padding-right="0.099cm" fo:padding-top="0cm" fo:padding-bottom="0cm" fo:border="0.5pt solid #000000"/>
    </style:style>
    <style:style style:name="Table69.B13" style:family="table-cell">
      <style:table-cell-properties style:vertical-align="" fo:padding-left="0.099cm" fo:padding-right="0.099cm" fo:padding-top="0cm" fo:padding-bottom="0cm" fo:border="0.5pt solid #000000"/>
    </style:style>
    <style:style style:name="Table69.C13" style:family="table-cell">
      <style:table-cell-properties style:vertical-align="middle" fo:padding-left="0.099cm" fo:padding-right="0.099cm" fo:padding-top="0cm" fo:padding-bottom="0cm" fo:border="0.5pt solid #000000"/>
    </style:style>
    <style:style style:name="Table69.A14" style:family="table-cell">
      <style:table-cell-properties style:vertical-align="" fo:padding-left="0.099cm" fo:padding-right="0.099cm" fo:padding-top="0cm" fo:padding-bottom="0cm" fo:border="0.5pt solid #000000"/>
    </style:style>
    <style:style style:name="Table69.B14" style:family="table-cell">
      <style:table-cell-properties style:vertical-align="" fo:padding-left="0.099cm" fo:padding-right="0.099cm" fo:padding-top="0cm" fo:padding-bottom="0cm" fo:border="0.5pt solid #000000"/>
    </style:style>
    <style:style style:name="Table69.C14" style:family="table-cell">
      <style:table-cell-properties style:vertical-align="middle" fo:padding-left="0.099cm" fo:padding-right="0.099cm" fo:padding-top="0cm" fo:padding-bottom="0cm" fo:border="0.5pt solid #000000"/>
    </style:style>
    <style:style style:name="Table69.A15" style:family="table-cell">
      <style:table-cell-properties style:vertical-align="" fo:padding-left="0.099cm" fo:padding-right="0.099cm" fo:padding-top="0cm" fo:padding-bottom="0cm" fo:border="0.5pt solid #000000"/>
    </style:style>
    <style:style style:name="Table69.B15" style:family="table-cell">
      <style:table-cell-properties style:vertical-align="" fo:padding-left="0.099cm" fo:padding-right="0.099cm" fo:padding-top="0cm" fo:padding-bottom="0cm" fo:border="0.5pt solid #000000"/>
    </style:style>
    <style:style style:name="Table69.C15" style:family="table-cell">
      <style:table-cell-properties style:vertical-align="middle" fo:padding-left="0.099cm" fo:padding-right="0.099cm" fo:padding-top="0cm" fo:padding-bottom="0cm" fo:border="0.5pt solid #000000"/>
    </style:style>
    <style:style style:name="Table69.A16" style:family="table-cell">
      <style:table-cell-properties style:vertical-align="" fo:padding-left="0.099cm" fo:padding-right="0.099cm" fo:padding-top="0cm" fo:padding-bottom="0cm" fo:border="0.5pt solid #000000"/>
    </style:style>
    <style:style style:name="Table69.B16" style:family="table-cell">
      <style:table-cell-properties style:vertical-align="" fo:padding-left="0.099cm" fo:padding-right="0.099cm" fo:padding-top="0cm" fo:padding-bottom="0cm" fo:border="0.5pt solid #000000"/>
    </style:style>
    <style:style style:name="Table69.C16" style:family="table-cell">
      <style:table-cell-properties style:vertical-align="middle" fo:padding-left="0.099cm" fo:padding-right="0.099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17.099cm"/>
    </style:style>
    <style:style style:name="Table70.B" style:family="table-column">
      <style:table-column-properties style:column-width="0.951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middle" fo:padding-left="0.099cm" fo:padding-right="0.099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18.052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0"/>
    </style:style>
    <style:style style:name="Table72" style:family="table">
      <style:table-properties style:width="18.052cm" fo:margin-left="-0.009cm" fo:margin-top="0cm" fo:margin-bottom="0cm" table:align="left" style:writing-mode="lr-tb"/>
    </style:style>
    <style:style style:name="Table72.A" style:family="table-column">
      <style:table-column-properties style:column-width="17.099cm"/>
    </style:style>
    <style:style style:name="Table72.B" style:family="table-column">
      <style:table-column-properties style:column-width="0.951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middle" fo:padding-left="0.099cm" fo:padding-right="0.099cm" fo:padding-top="0cm" fo:padding-bottom="0cm" fo:border="0.5pt solid #000000"/>
    </style:style>
    <style:style style:name="Table72.A3" style:family="table-cell">
      <style:table-cell-properties style:vertical-align="" fo:padding-left="0.099cm" fo:padding-right="0.099cm" fo:padding-top="0cm" fo:padding-bottom="0cm" fo:border="0.5pt solid #000000"/>
    </style:style>
    <style:style style:name="Table72.B3" style:family="table-cell">
      <style:table-cell-properties style:vertical-align="middle" fo:padding-left="0.099cm" fo:padding-right="0.099cm" fo:padding-top="0cm" fo:padding-bottom="0cm" fo:border="0.5pt solid #000000"/>
    </style:style>
    <style:style style:name="Table73" style:family="table">
      <style:table-properties style:width="18.052cm" fo:margin-left="-0.009cm" fo:margin-top="0cm" fo:margin-bottom="0cm" table:align="left" style:writing-mode="lr-tb"/>
    </style:style>
    <style:style style:name="Table73.A" style:family="table-column">
      <style:table-column-properties style:column-width="1.707cm"/>
    </style:style>
    <style:style style:name="Table73.B" style:family="table-column">
      <style:table-column-properties style:column-width="15.392cm"/>
    </style:style>
    <style:style style:name="Table73.C" style:family="table-column">
      <style:table-column-properties style:column-width="0.953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52cm" fo:margin-left="-0.009cm" fo:margin-top="0cm" fo:margin-bottom="0cm" table:align="left" style:writing-mode="lr-tb"/>
    </style:style>
    <style:style style:name="Table74.A" style:family="table-column">
      <style:table-column-properties style:column-width="1.677cm"/>
    </style:style>
    <style:style style:name="Table74.B" style:family="table-column">
      <style:table-column-properties style:column-width="15.399cm"/>
    </style:style>
    <style:style style:name="Table74.C" style:family="table-column">
      <style:table-column-properties style:column-width="0.97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 fo:padding-left="0.099cm" fo:padding-right="0.099cm" fo:padding-top="0cm" fo:padding-bottom="0cm" fo:border="0.5pt solid #000000"/>
    </style:style>
    <style:style style:name="Table74.C2" style:family="table-cell">
      <style:table-cell-properties style:vertical-align="middle" fo:padding-left="0.099cm" fo:padding-right="0.099cm" fo:padding-top="0cm" fo:padding-bottom="0cm" fo:border="0.5pt solid #000000"/>
    </style:style>
    <style:style style:name="Table75" style:family="table">
      <style:table-properties style:width="18.052cm" fo:margin-left="-0.009cm" fo:margin-top="0cm" fo:margin-bottom="0cm" table:align="left" style:writing-mode="lr-tb"/>
    </style:style>
    <style:style style:name="Table75.A" style:family="table-column">
      <style:table-column-properties style:column-width="1.707cm"/>
    </style:style>
    <style:style style:name="Table75.B" style:family="table-column">
      <style:table-column-properties style:column-width="15.392cm"/>
    </style:style>
    <style:style style:name="Table75.C" style:family="table-column">
      <style:table-column-properties style:column-width="0.953cm"/>
    </style:style>
    <style:style style:name="Table75.1" style:family="table-row">
      <style:table-row-properties fo:keep-together="always"/>
    </style:style>
    <style:style style:name="Table7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5.A2" style:family="table-cell">
      <style:table-cell-properties style:vertical-align="" fo:padding-left="0.099cm" fo:padding-right="0.099cm" fo:padding-top="0cm" fo:padding-bottom="0cm" fo:border="0.5pt solid #000000"/>
    </style:style>
    <style:style style:name="Table75.B2" style:family="table-cell">
      <style:table-cell-properties style:vertical-align="" fo:padding-left="0.099cm" fo:padding-right="0.099cm" fo:padding-top="0cm" fo:padding-bottom="0cm" fo:border="0.5pt solid #000000"/>
    </style:style>
    <style:style style:name="Table75.C2" style:family="table-cell">
      <style:table-cell-properties style:vertical-align="middle" fo:padding-left="0.099cm" fo:padding-right="0.099cm" fo:padding-top="0cm" fo:padding-bottom="0cm" fo:border="0.5pt solid #000000"/>
    </style:style>
    <style:style style:name="Table75.A3" style:family="table-cell">
      <style:table-cell-properties style:vertical-align="" fo:padding-left="0.099cm" fo:padding-right="0.099cm" fo:padding-top="0cm" fo:padding-bottom="0cm" fo:border="0.5pt solid #000000"/>
    </style:style>
    <style:style style:name="Table75.B3" style:family="table-cell">
      <style:table-cell-properties style:vertical-align="" fo:padding-left="0.099cm" fo:padding-right="0.099cm" fo:padding-top="0cm" fo:padding-bottom="0cm" fo:border="0.5pt solid #000000"/>
    </style:style>
    <style:style style:name="Table75.C3" style:family="table-cell">
      <style:table-cell-properties style:vertical-align="middle" fo:padding-left="0.099cm" fo:padding-right="0.099cm" fo:padding-top="0cm" fo:padding-bottom="0cm" fo:border="0.5pt solid #000000"/>
    </style:style>
    <style:style style:name="Table76" style:family="table">
      <style:table-properties style:width="18.052cm" fo:margin-left="-0.009cm" fo:margin-top="0cm" fo:margin-bottom="0cm" table:align="left" style:writing-mode="lr-tb"/>
    </style:style>
    <style:style style:name="Table76.A" style:family="table-column">
      <style:table-column-properties style:column-width="17.099cm"/>
    </style:style>
    <style:style style:name="Table76.B" style:family="table-column">
      <style:table-column-properties style:column-width="0.951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middle" fo:padding-left="0.099cm" fo:padding-right="0.099cm" fo:padding-top="0cm" fo:padding-bottom="0cm" fo:border="0.5pt solid #000000"/>
    </style:style>
    <style:style style:name="Table77" style:family="table">
      <style:table-properties style:width="18.052cm" fo:margin-left="-0.009cm" fo:margin-top="0cm" fo:margin-bottom="0cm" table:align="left" style:writing-mode="lr-tb"/>
    </style:style>
    <style:style style:name="Table77.A" style:family="table-column">
      <style:table-column-properties style:column-width="18.052cm"/>
    </style:style>
    <style:style style:name="Table77.1" style:family="table-row">
      <style:table-row-properties fo:keep-together="always"/>
    </style:style>
    <style:style style:name="Table7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7.2" style:family="table-row">
      <style:table-row-properties fo:keep-together="auto"/>
    </style:style>
    <style:style style:name="Table77.A2" style:family="table-cell">
      <style:table-cell-properties style:vertical-align="middle" fo:padding-left="0.095cm" fo:padding-right="0.095cm" fo:padding-top="0cm" fo:padding-bottom="0cm" fo:border="0.5pt solid #000000"/>
    </style:style>
    <style:style style:name="Table78" style:family="table">
      <style:table-properties style:width="18.052cm" fo:margin-left="-0.009cm" fo:margin-top="0cm" fo:margin-bottom="0cm" table:align="left" style:writing-mode="lr-tb"/>
    </style:style>
    <style:style style:name="Table78.A" style:family="table-column">
      <style:table-column-properties style:column-width="17.099cm"/>
    </style:style>
    <style:style style:name="Table78.B" style:family="table-column">
      <style:table-column-properties style:column-width="0.951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middle" fo:padding-left="0.099cm" fo:padding-right="0.099cm" fo:padding-top="0cm" fo:padding-bottom="0cm" fo:border="0.5pt solid #000000"/>
    </style:style>
    <style:style style:name="Table78.A3" style:family="table-cell">
      <style:table-cell-properties style:vertical-align="" fo:padding-left="0.099cm" fo:padding-right="0.099cm" fo:padding-top="0cm" fo:padding-bottom="0cm" fo:border="0.5pt solid #000000"/>
    </style:style>
    <style:style style:name="Table78.B3" style:family="table-cell">
      <style:table-cell-properties style:vertical-align="middle" fo:padding-left="0.099cm" fo:padding-right="0.099cm" fo:padding-top="0cm" fo:padding-bottom="0cm" fo:border="0.5pt solid #000000"/>
    </style:style>
    <style:style style:name="Table78.A4" style:family="table-cell">
      <style:table-cell-properties style:vertical-align="" fo:padding-left="0.099cm" fo:padding-right="0.099cm" fo:padding-top="0cm" fo:padding-bottom="0cm" fo:border="0.5pt solid #000000"/>
    </style:style>
    <style:style style:name="Table78.B4" style:family="table-cell">
      <style:table-cell-properties style:vertical-align="middle" fo:padding-left="0.099cm" fo:padding-right="0.099cm" fo:padding-top="0cm" fo:padding-bottom="0cm" fo:border="0.5pt solid #000000"/>
    </style:style>
    <style:style style:name="Table78.A5" style:family="table-cell">
      <style:table-cell-properties style:vertical-align="" fo:padding-left="0.099cm" fo:padding-right="0.099cm" fo:padding-top="0cm" fo:padding-bottom="0cm" fo:border="0.5pt solid #000000"/>
    </style:style>
    <style:style style:name="Table78.B5" style:family="table-cell">
      <style:table-cell-properties style:vertical-align="middle" fo:padding-left="0.099cm" fo:padding-right="0.099cm" fo:padding-top="0cm" fo:padding-bottom="0cm" fo:border="0.5pt solid #000000"/>
    </style:style>
    <style:style style:name="Table79" style:family="table">
      <style:table-properties style:width="18.052cm" fo:margin-left="-0.009cm" fo:margin-top="0cm" fo:margin-bottom="0cm" table:align="left" style:writing-mode="lr-tb"/>
    </style:style>
    <style:style style:name="Table79.A" style:family="table-column">
      <style:table-column-properties style:column-width="1.707cm"/>
    </style:style>
    <style:style style:name="Table79.B" style:family="table-column">
      <style:table-column-properties style:column-width="15.392cm"/>
    </style:style>
    <style:style style:name="Table79.C" style:family="table-column">
      <style:table-column-properties style:column-width="0.953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80" style:family="table">
      <style:table-properties style:width="18.052cm" fo:margin-left="-0.009cm" fo:margin-top="0cm" fo:margin-bottom="0cm" table:align="left" style:writing-mode="lr-tb"/>
    </style:style>
    <style:style style:name="Table80.A" style:family="table-column">
      <style:table-column-properties style:column-width="1.707cm"/>
    </style:style>
    <style:style style:name="Table80.B" style:family="table-column">
      <style:table-column-properties style:column-width="15.392cm"/>
    </style:style>
    <style:style style:name="Table80.C" style:family="table-column">
      <style:table-column-properties style:column-width="0.953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 fo:padding-left="0.099cm" fo:padding-right="0.099cm" fo:padding-top="0cm" fo:padding-bottom="0cm" fo:border="0.5pt solid #000000"/>
    </style:style>
    <style:style style:name="Table80.C2" style:family="table-cell">
      <style:table-cell-properties style:vertical-align="middle" fo:padding-left="0.099cm" fo:padding-right="0.099cm" fo:padding-top="0cm" fo:padding-bottom="0cm" fo:border="0.5pt solid #000000"/>
    </style:style>
    <style:style style:name="Table80.A3" style:family="table-cell">
      <style:table-cell-properties style:vertical-align="" fo:padding-left="0.099cm" fo:padding-right="0.099cm" fo:padding-top="0cm" fo:padding-bottom="0cm" fo:border="0.5pt solid #000000"/>
    </style:style>
    <style:style style:name="Table80.B3" style:family="table-cell">
      <style:table-cell-properties style:vertical-align="" fo:padding-left="0.099cm" fo:padding-right="0.099cm" fo:padding-top="0cm" fo:padding-bottom="0cm" fo:border="0.5pt solid #000000"/>
    </style:style>
    <style:style style:name="Table80.C3" style:family="table-cell">
      <style:table-cell-properties style:vertical-align="middle" fo:padding-left="0.099cm" fo:padding-right="0.099cm" fo:padding-top="0cm" fo:padding-bottom="0cm" fo:border="0.5pt solid #000000"/>
    </style:style>
    <style:style style:name="Table80.A4" style:family="table-cell">
      <style:table-cell-properties style:vertical-align="" fo:padding-left="0.099cm" fo:padding-right="0.099cm" fo:padding-top="0cm" fo:padding-bottom="0cm" fo:border="0.5pt solid #000000"/>
    </style:style>
    <style:style style:name="Table80.B4" style:family="table-cell">
      <style:table-cell-properties style:vertical-align="" fo:padding-left="0.099cm" fo:padding-right="0.099cm" fo:padding-top="0cm" fo:padding-bottom="0cm" fo:border="0.5pt solid #000000"/>
    </style:style>
    <style:style style:name="Table80.C4" style:family="table-cell">
      <style:table-cell-properties style:vertical-align="middle" fo:padding-left="0.099cm" fo:padding-right="0.099cm" fo:padding-top="0cm" fo:padding-bottom="0cm" fo:border="0.5pt solid #000000"/>
    </style:style>
    <style:style style:name="Table80.A5" style:family="table-cell">
      <style:table-cell-properties style:vertical-align="" fo:padding-left="0.099cm" fo:padding-right="0.099cm" fo:padding-top="0cm" fo:padding-bottom="0cm" fo:border="0.5pt solid #000000"/>
    </style:style>
    <style:style style:name="Table80.B5" style:family="table-cell">
      <style:table-cell-properties style:vertical-align="" fo:padding-left="0.099cm" fo:padding-right="0.099cm" fo:padding-top="0cm" fo:padding-bottom="0cm" fo:border="0.5pt solid #000000"/>
    </style:style>
    <style:style style:name="Table80.C5" style:family="table-cell">
      <style:table-cell-properties style:vertical-align="middle" fo:padding-left="0.099cm" fo:padding-right="0.099cm" fo:padding-top="0cm" fo:padding-bottom="0cm" fo:border="0.5pt solid #000000"/>
    </style:style>
    <style:style style:name="Table80.A6" style:family="table-cell">
      <style:table-cell-properties style:vertical-align="" fo:padding-left="0.099cm" fo:padding-right="0.099cm" fo:padding-top="0cm" fo:padding-bottom="0cm" fo:border="0.5pt solid #000000"/>
    </style:style>
    <style:style style:name="Table80.B6" style:family="table-cell">
      <style:table-cell-properties style:vertical-align="" fo:padding-left="0.099cm" fo:padding-right="0.099cm" fo:padding-top="0cm" fo:padding-bottom="0cm" fo:border="0.5pt solid #000000"/>
    </style:style>
    <style:style style:name="Table80.C6" style:family="table-cell">
      <style:table-cell-properties style:vertical-align="middle" fo:padding-left="0.099cm" fo:padding-right="0.099cm" fo:padding-top="0cm" fo:padding-bottom="0cm" fo:border="0.5pt solid #000000"/>
    </style:style>
    <style:style style:name="Table80.A7" style:family="table-cell">
      <style:table-cell-properties style:vertical-align="" fo:padding-left="0.099cm" fo:padding-right="0.099cm" fo:padding-top="0cm" fo:padding-bottom="0cm" fo:border="0.5pt solid #000000"/>
    </style:style>
    <style:style style:name="Table80.B7" style:family="table-cell">
      <style:table-cell-properties style:vertical-align="" fo:padding-left="0.099cm" fo:padding-right="0.099cm" fo:padding-top="0cm" fo:padding-bottom="0cm" fo:border="0.5pt solid #000000"/>
    </style:style>
    <style:style style:name="Table80.C7" style:family="table-cell">
      <style:table-cell-properties style:vertical-align="middle" fo:padding-left="0.099cm" fo:padding-right="0.099cm" fo:padding-top="0cm" fo:padding-bottom="0cm" fo:border="0.5pt solid #000000"/>
    </style:style>
    <style:style style:name="Table81" style:family="table">
      <style:table-properties style:width="18.052cm" fo:margin-left="-0.009cm" fo:margin-top="0cm" fo:margin-bottom="0cm" table:align="left" style:writing-mode="lr-tb"/>
    </style:style>
    <style:style style:name="Table81.A" style:family="table-column">
      <style:table-column-properties style:column-width="17.099cm"/>
    </style:style>
    <style:style style:name="Table81.B" style:family="table-column">
      <style:table-column-properties style:column-width="0.951cm"/>
    </style:style>
    <style:style style:name="Table81.1" style:family="table-row">
      <style:table-row-properties fo:keep-together="always"/>
    </style:style>
    <style:style style:name="Table8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1.A2" style:family="table-cell">
      <style:table-cell-properties style:vertical-align="" fo:padding-left="0.099cm" fo:padding-right="0.099cm" fo:padding-top="0cm" fo:padding-bottom="0cm" fo:border="0.5pt solid #000000"/>
    </style:style>
    <style:style style:name="Table81.B2" style:family="table-cell">
      <style:table-cell-properties style:vertical-align="middle" fo:padding-left="0.099cm" fo:padding-right="0.099cm" fo:padding-top="0cm" fo:padding-bottom="0cm" fo:border="0.5pt solid #000000"/>
    </style:style>
    <style:style style:name="Table82" style:family="table">
      <style:table-properties style:width="18.052cm" fo:margin-left="-0.009cm" fo:margin-top="0cm" fo:margin-bottom="0cm" table:align="left" style:writing-mode="lr-tb"/>
    </style:style>
    <style:style style:name="Table82.A" style:family="table-column">
      <style:table-column-properties style:column-width="18.052cm"/>
    </style:style>
    <style:style style:name="Table82.1" style:family="table-row">
      <style:table-row-properties fo:keep-together="always"/>
    </style:style>
    <style:style style:name="Table8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2.2" style:family="table-row">
      <style:table-row-properties fo:keep-together="auto"/>
    </style:style>
    <style:style style:name="Table82.A2" style:family="table-cell">
      <style:table-cell-properties style:vertical-align="middle" fo:padding-left="0.095cm" fo:padding-right="0.095cm" fo:padding-top="0cm" fo:padding-bottom="0cm" fo:border="0.5pt solid #000000"/>
    </style:style>
    <style:style style:name="Table83" style:family="table">
      <style:table-properties style:width="18.052cm" fo:margin-left="-0.009cm" fo:margin-top="0cm" fo:margin-bottom="0cm" table:align="left" style:writing-mode="lr-tb"/>
    </style:style>
    <style:style style:name="Table83.A" style:family="table-column">
      <style:table-column-properties style:column-width="2.872cm"/>
    </style:style>
    <style:style style:name="Table83.B" style:family="table-column">
      <style:table-column-properties style:column-width="14.148cm"/>
    </style:style>
    <style:style style:name="Table83.C" style:family="table-column">
      <style:table-column-properties style:column-width="1.032cm"/>
    </style:style>
    <style:style style:name="Table83.1" style:family="table-row">
      <style:table-row-properties fo:keep-together="always"/>
    </style:style>
    <style:style style:name="Table8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3.A2" style:family="table-cell">
      <style:table-cell-properties style:vertical-align="middle" fo:padding-left="0.095cm" fo:padding-right="0.095cm" fo:padding-top="0cm" fo:padding-bottom="0cm" fo:border="0.5pt solid #000000"/>
    </style:style>
    <style:style style:name="Table83.B2" style:family="table-cell">
      <style:table-cell-properties style:vertical-align="middle" fo:padding-left="0.095cm" fo:padding-right="0.095cm" fo:padding-top="0cm" fo:padding-bottom="0cm" fo:border="0.5pt solid #000000"/>
    </style:style>
    <style:style style:name="Table83.C2" style:family="table-cell">
      <style:table-cell-properties style:vertical-align="middle" fo:padding-left="0.095cm" fo:padding-right="0.095cm" fo:padding-top="0cm" fo:padding-bottom="0cm" fo:border="0.5pt solid #000000"/>
    </style:style>
    <style:style style:name="Table83.A3" style:family="table-cell">
      <style:table-cell-properties style:vertical-align="middle" fo:padding-left="0.095cm" fo:padding-right="0.095cm" fo:padding-top="0cm" fo:padding-bottom="0cm" fo:border="0.5pt solid #000000"/>
    </style:style>
    <style:style style:name="Table83.B3" style:family="table-cell">
      <style:table-cell-properties style:vertical-align="middle" fo:padding-left="0.095cm" fo:padding-right="0.095cm" fo:padding-top="0cm" fo:padding-bottom="0cm" fo:border="0.5pt solid #000000"/>
    </style:style>
    <style:style style:name="Table83.C3" style:family="table-cell">
      <style:table-cell-properties style:vertical-align="middle" fo:padding-left="0.095cm" fo:padding-right="0.095cm" fo:padding-top="0cm" fo:padding-bottom="0cm" fo:border="0.5pt solid #000000"/>
    </style:style>
    <style:style style:name="Table84" style:family="table">
      <style:table-properties style:width="18.052cm" fo:margin-left="-0.009cm" fo:margin-top="0cm" fo:margin-bottom="0cm" table:align="left" style:writing-mode="lr-tb"/>
    </style:style>
    <style:style style:name="Table84.A" style:family="table-column">
      <style:table-column-properties style:column-width="2.762cm"/>
    </style:style>
    <style:style style:name="Table84.B" style:family="table-column">
      <style:table-column-properties style:column-width="14.258cm"/>
    </style:style>
    <style:style style:name="Table84.C" style:family="table-column">
      <style:table-column-properties style:column-width="1.032cm"/>
    </style:style>
    <style:style style:name="Table84.1" style:family="table-row">
      <style:table-row-properties fo:keep-together="always"/>
    </style:style>
    <style:style style:name="Table8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4.A2" style:family="table-cell">
      <style:table-cell-properties style:vertical-align="middle" fo:padding-left="0.095cm" fo:padding-right="0.095cm" fo:padding-top="0cm" fo:padding-bottom="0cm" fo:border="0.5pt solid #000000"/>
    </style:style>
    <style:style style:name="Table84.B2" style:family="table-cell">
      <style:table-cell-properties style:vertical-align="middle" fo:padding-left="0.095cm" fo:padding-right="0.095cm" fo:padding-top="0cm" fo:padding-bottom="0cm" fo:border="0.5pt solid #000000"/>
    </style:style>
    <style:style style:name="Table84.C2" style:family="table-cell">
      <style:table-cell-properties style:vertical-align="middle" fo:padding-left="0.095cm" fo:padding-right="0.095cm" fo:padding-top="0cm" fo:padding-bottom="0cm" fo:border="0.5pt solid #000000"/>
    </style:style>
    <style:style style:name="Table85" style:family="table">
      <style:table-properties style:width="18.052cm" fo:margin-left="-0.009cm" fo:margin-top="0cm" fo:margin-bottom="0cm" table:align="left" style:writing-mode="lr-tb"/>
    </style:style>
    <style:style style:name="Table85.A" style:family="table-column">
      <style:table-column-properties style:column-width="1.707cm"/>
    </style:style>
    <style:style style:name="Table85.B" style:family="table-column">
      <style:table-column-properties style:column-width="15.392cm"/>
    </style:style>
    <style:style style:name="Table85.C" style:family="table-column">
      <style:table-column-properties style:column-width="0.953cm"/>
    </style:style>
    <style:style style:name="Table85.1" style:family="table-row">
      <style:table-row-properties fo:keep-together="always"/>
    </style:style>
    <style:style style:name="Table8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5.A2" style:family="table-cell">
      <style:table-cell-properties style:vertical-align="" fo:padding-left="0.099cm" fo:padding-right="0.099cm" fo:padding-top="0cm" fo:padding-bottom="0cm" fo:border="0.5pt solid #000000"/>
    </style:style>
    <style:style style:name="Table85.B2" style:family="table-cell">
      <style:table-cell-properties style:vertical-align="" fo:padding-left="0.099cm" fo:padding-right="0.099cm" fo:padding-top="0cm" fo:padding-bottom="0cm" fo:border="0.5pt solid #000000"/>
    </style:style>
    <style:style style:name="Table85.C2" style:family="table-cell">
      <style:table-cell-properties style:vertical-align="middle" fo:padding-left="0.099cm" fo:padding-right="0.099cm" fo:padding-top="0cm" fo:padding-bottom="0cm" fo:border="0.5pt solid #000000"/>
    </style:style>
    <style:style style:name="Table85.A3" style:family="table-cell">
      <style:table-cell-properties style:vertical-align="" fo:padding-left="0.099cm" fo:padding-right="0.099cm" fo:padding-top="0cm" fo:padding-bottom="0cm" fo:border="0.5pt solid #000000"/>
    </style:style>
    <style:style style:name="Table85.B3" style:family="table-cell">
      <style:table-cell-properties style:vertical-align="" fo:padding-left="0.099cm" fo:padding-right="0.099cm" fo:padding-top="0cm" fo:padding-bottom="0cm" fo:border="0.5pt solid #000000"/>
    </style:style>
    <style:style style:name="Table85.C3" style:family="table-cell">
      <style:table-cell-properties style:vertical-align="middle" fo:padding-left="0.099cm" fo:padding-right="0.099cm" fo:padding-top="0cm" fo:padding-bottom="0cm" fo:border="0.5pt solid #000000"/>
    </style:style>
    <style:style style:name="Table85.A4" style:family="table-cell">
      <style:table-cell-properties style:vertical-align="" fo:padding-left="0.099cm" fo:padding-right="0.099cm" fo:padding-top="0cm" fo:padding-bottom="0cm" fo:border="0.5pt solid #000000"/>
    </style:style>
    <style:style style:name="Table85.B4" style:family="table-cell">
      <style:table-cell-properties style:vertical-align="" fo:padding-left="0.099cm" fo:padding-right="0.099cm" fo:padding-top="0cm" fo:padding-bottom="0cm" fo:border="0.5pt solid #000000"/>
    </style:style>
    <style:style style:name="Table85.C4" style:family="table-cell">
      <style:table-cell-properties style:vertical-align="middle" fo:padding-left="0.099cm" fo:padding-right="0.099cm" fo:padding-top="0cm" fo:padding-bottom="0cm" fo:border="0.5pt solid #000000"/>
    </style:style>
    <style:style style:name="Table85.A5" style:family="table-cell">
      <style:table-cell-properties style:vertical-align="" fo:padding-left="0.099cm" fo:padding-right="0.099cm" fo:padding-top="0cm" fo:padding-bottom="0cm" fo:border="0.5pt solid #000000"/>
    </style:style>
    <style:style style:name="Table85.B5" style:family="table-cell">
      <style:table-cell-properties style:vertical-align="" fo:padding-left="0.099cm" fo:padding-right="0.099cm" fo:padding-top="0cm" fo:padding-bottom="0cm" fo:border="0.5pt solid #000000"/>
    </style:style>
    <style:style style:name="Table85.C5" style:family="table-cell">
      <style:table-cell-properties style:vertical-align="middle" fo:padding-left="0.099cm" fo:padding-right="0.099cm" fo:padding-top="0cm" fo:padding-bottom="0cm" fo:border="0.5pt solid #000000"/>
    </style:style>
    <style:style style:name="Table85.A6" style:family="table-cell">
      <style:table-cell-properties style:vertical-align="" fo:padding-left="0.099cm" fo:padding-right="0.099cm" fo:padding-top="0cm" fo:padding-bottom="0cm" fo:border="0.5pt solid #000000"/>
    </style:style>
    <style:style style:name="Table85.B6" style:family="table-cell">
      <style:table-cell-properties style:vertical-align="" fo:padding-left="0.099cm" fo:padding-right="0.099cm" fo:padding-top="0cm" fo:padding-bottom="0cm" fo:border="0.5pt solid #000000"/>
    </style:style>
    <style:style style:name="Table85.C6" style:family="table-cell">
      <style:table-cell-properties style:vertical-align="middle" fo:padding-left="0.099cm" fo:padding-right="0.099cm" fo:padding-top="0cm" fo:padding-bottom="0cm" fo:border="0.5pt solid #000000"/>
    </style:style>
    <style:style style:name="Table86" style:family="table">
      <style:table-properties style:width="18.052cm" fo:margin-left="-0.009cm" fo:margin-top="0cm" fo:margin-bottom="0cm" table:align="left" style:writing-mode="lr-tb"/>
    </style:style>
    <style:style style:name="Table86.A" style:family="table-column">
      <style:table-column-properties style:column-width="1.707cm"/>
    </style:style>
    <style:style style:name="Table86.B" style:family="table-column">
      <style:table-column-properties style:column-width="15.392cm"/>
    </style:style>
    <style:style style:name="Table86.C" style:family="table-column">
      <style:table-column-properties style:column-width="0.953cm"/>
    </style:style>
    <style:style style:name="Table86.1" style:family="table-row">
      <style:table-row-properties fo:keep-together="always"/>
    </style:style>
    <style:style style:name="Table8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6.A2" style:family="table-cell">
      <style:table-cell-properties style:vertical-align="" fo:padding-left="0.099cm" fo:padding-right="0.099cm" fo:padding-top="0cm" fo:padding-bottom="0cm" fo:border="0.5pt solid #000000"/>
    </style:style>
    <style:style style:name="Table86.B2" style:family="table-cell">
      <style:table-cell-properties style:vertical-align="" fo:padding-left="0.099cm" fo:padding-right="0.099cm" fo:padding-top="0cm" fo:padding-bottom="0cm" fo:border="0.5pt solid #000000"/>
    </style:style>
    <style:style style:name="Table86.C2" style:family="table-cell">
      <style:table-cell-properties style:vertical-align="middle" fo:padding-left="0.099cm" fo:padding-right="0.099cm" fo:padding-top="0cm" fo:padding-bottom="0cm" fo:border="0.5pt solid #000000"/>
    </style:style>
    <style:style style:name="Table86.A3" style:family="table-cell">
      <style:table-cell-properties style:vertical-align="" fo:padding-left="0.099cm" fo:padding-right="0.099cm" fo:padding-top="0cm" fo:padding-bottom="0cm" fo:border="0.5pt solid #000000"/>
    </style:style>
    <style:style style:name="Table86.B3" style:family="table-cell">
      <style:table-cell-properties style:vertical-align="" fo:padding-left="0.099cm" fo:padding-right="0.099cm" fo:padding-top="0cm" fo:padding-bottom="0cm" fo:border="0.5pt solid #000000"/>
    </style:style>
    <style:style style:name="Table86.C3" style:family="table-cell">
      <style:table-cell-properties style:vertical-align="middle" fo:padding-left="0.099cm" fo:padding-right="0.099cm" fo:padding-top="0cm" fo:padding-bottom="0cm" fo:border="0.5pt solid #000000"/>
    </style:style>
    <style:style style:name="Table86.A4" style:family="table-cell">
      <style:table-cell-properties style:vertical-align="" fo:padding-left="0.099cm" fo:padding-right="0.099cm" fo:padding-top="0cm" fo:padding-bottom="0cm" fo:border="0.5pt solid #000000"/>
    </style:style>
    <style:style style:name="Table86.B4" style:family="table-cell">
      <style:table-cell-properties style:vertical-align="" fo:padding-left="0.099cm" fo:padding-right="0.099cm" fo:padding-top="0cm" fo:padding-bottom="0cm" fo:border="0.5pt solid #000000"/>
    </style:style>
    <style:style style:name="Table86.C4" style:family="table-cell">
      <style:table-cell-properties style:vertical-align="middle" fo:padding-left="0.099cm" fo:padding-right="0.099cm" fo:padding-top="0cm" fo:padding-bottom="0cm" fo:border="0.5pt solid #000000"/>
    </style:style>
    <style:style style:name="Table86.A5" style:family="table-cell">
      <style:table-cell-properties style:vertical-align="" fo:padding-left="0.099cm" fo:padding-right="0.099cm" fo:padding-top="0cm" fo:padding-bottom="0cm" fo:border="0.5pt solid #000000"/>
    </style:style>
    <style:style style:name="Table86.B5" style:family="table-cell">
      <style:table-cell-properties style:vertical-align="" fo:padding-left="0.099cm" fo:padding-right="0.099cm" fo:padding-top="0cm" fo:padding-bottom="0cm" fo:border="0.5pt solid #000000"/>
    </style:style>
    <style:style style:name="Table86.C5" style:family="table-cell">
      <style:table-cell-properties style:vertical-align="middle" fo:padding-left="0.099cm" fo:padding-right="0.099cm" fo:padding-top="0cm" fo:padding-bottom="0cm" fo:border="0.5pt solid #000000"/>
    </style:style>
    <style:style style:name="Table86.A6" style:family="table-cell">
      <style:table-cell-properties style:vertical-align="" fo:padding-left="0.099cm" fo:padding-right="0.099cm" fo:padding-top="0cm" fo:padding-bottom="0cm" fo:border="0.5pt solid #000000"/>
    </style:style>
    <style:style style:name="Table86.B6" style:family="table-cell">
      <style:table-cell-properties style:vertical-align="" fo:padding-left="0.099cm" fo:padding-right="0.099cm" fo:padding-top="0cm" fo:padding-bottom="0cm" fo:border="0.5pt solid #000000"/>
    </style:style>
    <style:style style:name="Table86.C6" style:family="table-cell">
      <style:table-cell-properties style:vertical-align="middle" fo:padding-left="0.099cm" fo:padding-right="0.099cm" fo:padding-top="0cm" fo:padding-bottom="0cm" fo:border="0.5pt solid #000000"/>
    </style:style>
    <style:style style:name="Table86.A7" style:family="table-cell">
      <style:table-cell-properties style:vertical-align="" fo:padding-left="0.099cm" fo:padding-right="0.099cm" fo:padding-top="0cm" fo:padding-bottom="0cm" fo:border="0.5pt solid #000000"/>
    </style:style>
    <style:style style:name="Table86.B7" style:family="table-cell">
      <style:table-cell-properties style:vertical-align="" fo:padding-left="0.099cm" fo:padding-right="0.099cm" fo:padding-top="0cm" fo:padding-bottom="0cm" fo:border="0.5pt solid #000000"/>
    </style:style>
    <style:style style:name="Table86.C7" style:family="table-cell">
      <style:table-cell-properties style:vertical-align="middle" fo:padding-left="0.099cm" fo:padding-right="0.099cm" fo:padding-top="0cm" fo:padding-bottom="0cm" fo:border="0.5pt solid #000000"/>
    </style:style>
    <style:style style:name="Table86.A8" style:family="table-cell">
      <style:table-cell-properties style:vertical-align="" fo:padding-left="0.099cm" fo:padding-right="0.099cm" fo:padding-top="0cm" fo:padding-bottom="0cm" fo:border="0.5pt solid #000000"/>
    </style:style>
    <style:style style:name="Table86.B8" style:family="table-cell">
      <style:table-cell-properties style:vertical-align="" fo:padding-left="0.099cm" fo:padding-right="0.099cm" fo:padding-top="0cm" fo:padding-bottom="0cm" fo:border="0.5pt solid #000000"/>
    </style:style>
    <style:style style:name="Table86.C8" style:family="table-cell">
      <style:table-cell-properties style:vertical-align="middle" fo:padding-left="0.099cm" fo:padding-right="0.099cm" fo:padding-top="0cm" fo:padding-bottom="0cm" fo:border="0.5pt solid #000000"/>
    </style:style>
    <style:style style:name="Table86.A9" style:family="table-cell">
      <style:table-cell-properties style:vertical-align="" fo:padding-left="0.099cm" fo:padding-right="0.099cm" fo:padding-top="0cm" fo:padding-bottom="0cm" fo:border="0.5pt solid #000000"/>
    </style:style>
    <style:style style:name="Table86.B9" style:family="table-cell">
      <style:table-cell-properties style:vertical-align="" fo:padding-left="0.099cm" fo:padding-right="0.099cm" fo:padding-top="0cm" fo:padding-bottom="0cm" fo:border="0.5pt solid #000000"/>
    </style:style>
    <style:style style:name="Table86.C9" style:family="table-cell">
      <style:table-cell-properties style:vertical-align="middle" fo:padding-left="0.099cm" fo:padding-right="0.099cm" fo:padding-top="0cm" fo:padding-bottom="0cm" fo:border="0.5pt solid #000000"/>
    </style:style>
    <style:style style:name="Table86.A10" style:family="table-cell">
      <style:table-cell-properties style:vertical-align="" fo:padding-left="0.099cm" fo:padding-right="0.099cm" fo:padding-top="0cm" fo:padding-bottom="0cm" fo:border="0.5pt solid #000000"/>
    </style:style>
    <style:style style:name="Table86.B10" style:family="table-cell">
      <style:table-cell-properties style:vertical-align="" fo:padding-left="0.099cm" fo:padding-right="0.099cm" fo:padding-top="0cm" fo:padding-bottom="0cm" fo:border="0.5pt solid #000000"/>
    </style:style>
    <style:style style:name="Table86.C10" style:family="table-cell">
      <style:table-cell-properties style:vertical-align="middle" fo:padding-left="0.099cm" fo:padding-right="0.099cm" fo:padding-top="0cm" fo:padding-bottom="0cm" fo:border="0.5pt solid #000000"/>
    </style:style>
    <style:style style:name="Table87" style:family="table">
      <style:table-properties style:width="18.052cm" fo:margin-left="-0.009cm" fo:margin-top="0cm" fo:margin-bottom="0cm" table:align="left" style:writing-mode="lr-tb"/>
    </style:style>
    <style:style style:name="Table87.A" style:family="table-column">
      <style:table-column-properties style:column-width="17.099cm"/>
    </style:style>
    <style:style style:name="Table87.B" style:family="table-column">
      <style:table-column-properties style:column-width="0.951cm"/>
    </style:style>
    <style:style style:name="Table87.1" style:family="table-row">
      <style:table-row-properties fo:keep-together="always"/>
    </style:style>
    <style:style style:name="Table8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7.A2" style:family="table-cell">
      <style:table-cell-properties style:vertical-align="" fo:padding-left="0.099cm" fo:padding-right="0.099cm" fo:padding-top="0cm" fo:padding-bottom="0cm" fo:border="0.5pt solid #000000"/>
    </style:style>
    <style:style style:name="Table87.B2" style:family="table-cell">
      <style:table-cell-properties style:vertical-align="middle" fo:padding-left="0.099cm" fo:padding-right="0.099cm" fo:padding-top="0cm" fo:padding-bottom="0cm" fo:border="0.5pt solid #000000"/>
    </style:style>
    <style:style style:name="Table87.A3" style:family="table-cell">
      <style:table-cell-properties style:vertical-align="" fo:padding-left="0.099cm" fo:padding-right="0.099cm" fo:padding-top="0cm" fo:padding-bottom="0cm" fo:border="0.5pt solid #000000"/>
    </style:style>
    <style:style style:name="Table87.B3" style:family="table-cell">
      <style:table-cell-properties style:vertical-align="middle" fo:padding-left="0.099cm" fo:padding-right="0.099cm" fo:padding-top="0cm" fo:padding-bottom="0cm" fo:border="0.5pt solid #000000"/>
    </style:style>
    <style:style style:name="Table87.A4" style:family="table-cell">
      <style:table-cell-properties style:vertical-align="" fo:padding-left="0.099cm" fo:padding-right="0.099cm" fo:padding-top="0cm" fo:padding-bottom="0cm" fo:border="0.5pt solid #000000"/>
    </style:style>
    <style:style style:name="Table87.B4" style:family="table-cell">
      <style:table-cell-properties style:vertical-align="middle" fo:padding-left="0.099cm" fo:padding-right="0.099cm" fo:padding-top="0cm" fo:padding-bottom="0cm" fo:border="0.5pt solid #000000"/>
    </style:style>
    <style:style style:name="Table88" style:family="table">
      <style:table-properties style:width="18.052cm" fo:margin-left="-0.009cm" fo:margin-top="0cm" fo:margin-bottom="0cm" table:align="left" style:writing-mode="lr-tb"/>
    </style:style>
    <style:style style:name="Table88.A" style:family="table-column">
      <style:table-column-properties style:column-width="1.707cm"/>
    </style:style>
    <style:style style:name="Table88.B" style:family="table-column">
      <style:table-column-properties style:column-width="15.392cm"/>
    </style:style>
    <style:style style:name="Table88.C" style:family="table-column">
      <style:table-column-properties style:column-width="0.953cm"/>
    </style:style>
    <style:style style:name="Table88.1" style:family="table-row">
      <style:table-row-properties fo:keep-together="always"/>
    </style:style>
    <style:style style:name="Table8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8.A2" style:family="table-cell">
      <style:table-cell-properties style:vertical-align="" fo:padding-left="0.099cm" fo:padding-right="0.099cm" fo:padding-top="0cm" fo:padding-bottom="0cm" fo:border="0.5pt solid #000000"/>
    </style:style>
    <style:style style:name="Table88.B2" style:family="table-cell">
      <style:table-cell-properties style:vertical-align="" fo:padding-left="0.099cm" fo:padding-right="0.099cm" fo:padding-top="0cm" fo:padding-bottom="0cm" fo:border="0.5pt solid #000000"/>
    </style:style>
    <style:style style:name="Table88.C2" style:family="table-cell">
      <style:table-cell-properties style:vertical-align="middle" fo:padding-left="0.099cm" fo:padding-right="0.099cm" fo:padding-top="0cm" fo:padding-bottom="0cm" fo:border="0.5pt solid #000000"/>
    </style:style>
    <style:style style:name="Table88.A3" style:family="table-cell">
      <style:table-cell-properties style:vertical-align="" fo:padding-left="0.099cm" fo:padding-right="0.099cm" fo:padding-top="0cm" fo:padding-bottom="0cm" fo:border="0.5pt solid #000000"/>
    </style:style>
    <style:style style:name="Table88.B3" style:family="table-cell">
      <style:table-cell-properties style:vertical-align="" fo:padding-left="0.099cm" fo:padding-right="0.099cm" fo:padding-top="0cm" fo:padding-bottom="0cm" fo:border="0.5pt solid #000000"/>
    </style:style>
    <style:style style:name="Table88.C3" style:family="table-cell">
      <style:table-cell-properties style:vertical-align="middle" fo:padding-left="0.099cm" fo:padding-right="0.099cm" fo:padding-top="0cm" fo:padding-bottom="0cm" fo:border="0.5pt solid #000000"/>
    </style:style>
    <style:style style:name="Table89" style:family="table">
      <style:table-properties style:width="18.052cm" fo:margin-left="-0.009cm" fo:margin-top="0cm" fo:margin-bottom="0cm" table:align="left" style:writing-mode="lr-tb"/>
    </style:style>
    <style:style style:name="Table89.A" style:family="table-column">
      <style:table-column-properties style:column-width="2.762cm"/>
    </style:style>
    <style:style style:name="Table89.B" style:family="table-column">
      <style:table-column-properties style:column-width="14.258cm"/>
    </style:style>
    <style:style style:name="Table89.C" style:family="table-column">
      <style:table-column-properties style:column-width="1.032cm"/>
    </style:style>
    <style:style style:name="Table89.1" style:family="table-row">
      <style:table-row-properties fo:keep-together="always"/>
    </style:style>
    <style:style style:name="Table8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9.A2" style:family="table-cell">
      <style:table-cell-properties style:vertical-align="middle" fo:padding-left="0.095cm" fo:padding-right="0.095cm" fo:padding-top="0cm" fo:padding-bottom="0cm" fo:border="0.5pt solid #000000"/>
    </style:style>
    <style:style style:name="Table89.B2" style:family="table-cell">
      <style:table-cell-properties style:vertical-align="middle" fo:padding-left="0.095cm" fo:padding-right="0.095cm" fo:padding-top="0cm" fo:padding-bottom="0cm" fo:border="0.5pt solid #000000"/>
    </style:style>
    <style:style style:name="Table89.C2" style:family="table-cell">
      <style:table-cell-properties style:vertical-align="middle" fo:padding-left="0.095cm" fo:padding-right="0.095cm" fo:padding-top="0cm" fo:padding-bottom="0cm" fo:border="0.5pt solid #000000"/>
    </style:style>
    <style:style style:name="Table89.A3" style:family="table-cell">
      <style:table-cell-properties style:vertical-align="middle" fo:padding-left="0.095cm" fo:padding-right="0.095cm" fo:padding-top="0cm" fo:padding-bottom="0cm" fo:border="0.5pt solid #000000"/>
    </style:style>
    <style:style style:name="Table89.B3" style:family="table-cell">
      <style:table-cell-properties style:vertical-align="middle" fo:padding-left="0.095cm" fo:padding-right="0.095cm" fo:padding-top="0cm" fo:padding-bottom="0cm" fo:border="0.5pt solid #000000"/>
    </style:style>
    <style:style style:name="Table89.C3" style:family="table-cell">
      <style:table-cell-properties style:vertical-align="middle" fo:padding-left="0.095cm" fo:padding-right="0.095cm" fo:padding-top="0cm" fo:padding-bottom="0cm" fo:border="0.5pt solid #000000"/>
    </style:style>
    <style:style style:name="Table90" style:family="table">
      <style:table-properties style:width="18.052cm" fo:margin-left="-0.009cm" fo:margin-top="0cm" fo:margin-bottom="0cm" table:align="left" style:writing-mode="lr-tb"/>
    </style:style>
    <style:style style:name="Table90.A" style:family="table-column">
      <style:table-column-properties style:column-width="2.762cm"/>
    </style:style>
    <style:style style:name="Table90.B" style:family="table-column">
      <style:table-column-properties style:column-width="14.258cm"/>
    </style:style>
    <style:style style:name="Table90.C" style:family="table-column">
      <style:table-column-properties style:column-width="1.032cm"/>
    </style:style>
    <style:style style:name="Table90.1" style:family="table-row">
      <style:table-row-properties fo:keep-together="always"/>
    </style:style>
    <style:style style:name="Table9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0.A2" style:family="table-cell">
      <style:table-cell-properties style:vertical-align="middle" fo:padding-left="0.095cm" fo:padding-right="0.095cm" fo:padding-top="0cm" fo:padding-bottom="0cm" fo:border="0.5pt solid #000000"/>
    </style:style>
    <style:style style:name="Table90.B2" style:family="table-cell">
      <style:table-cell-properties style:vertical-align="middle" fo:padding-left="0.095cm" fo:padding-right="0.095cm" fo:padding-top="0cm" fo:padding-bottom="0cm" fo:border="0.5pt solid #000000"/>
    </style:style>
    <style:style style:name="Table90.C2" style:family="table-cell">
      <style:table-cell-properties style:vertical-align="middle" fo:padding-left="0.095cm" fo:padding-right="0.095cm" fo:padding-top="0cm" fo:padding-bottom="0cm" fo:border="0.5pt solid #000000"/>
    </style:style>
    <style:style style:name="Table91" style:family="table">
      <style:table-properties style:width="18.052cm" fo:margin-left="-0.009cm" fo:margin-top="0cm" fo:margin-bottom="0cm" table:align="left" style:writing-mode="lr-tb"/>
    </style:style>
    <style:style style:name="Table91.A" style:family="table-column">
      <style:table-column-properties style:column-width="17.099cm"/>
    </style:style>
    <style:style style:name="Table91.B" style:family="table-column">
      <style:table-column-properties style:column-width="0.951cm"/>
    </style:style>
    <style:style style:name="Table91.1" style:family="table-row">
      <style:table-row-properties fo:keep-together="always"/>
    </style:style>
    <style:style style:name="Table9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1.A2" style:family="table-cell">
      <style:table-cell-properties style:vertical-align="" fo:padding-left="0.099cm" fo:padding-right="0.099cm" fo:padding-top="0cm" fo:padding-bottom="0cm" fo:border="0.5pt solid #000000"/>
    </style:style>
    <style:style style:name="Table91.B2" style:family="table-cell">
      <style:table-cell-properties style:vertical-align="middle" fo:padding-left="0.099cm" fo:padding-right="0.099cm" fo:padding-top="0cm" fo:padding-bottom="0cm" fo:border="0.5pt solid #000000"/>
    </style:style>
    <style:style style:name="Table92" style:family="table">
      <style:table-properties style:width="18.052cm" fo:margin-left="-0.009cm" fo:margin-top="0cm" fo:margin-bottom="0cm" table:align="left" style:writing-mode="lr-tb"/>
    </style:style>
    <style:style style:name="Table92.A" style:family="table-column">
      <style:table-column-properties style:column-width="18.052cm"/>
    </style:style>
    <style:style style:name="Table92.1" style:family="table-row">
      <style:table-row-properties fo:keep-together="always"/>
    </style:style>
    <style:style style:name="Table9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92.2" style:family="table-row">
      <style:table-row-properties fo:keep-together="auto"/>
    </style:style>
    <style:style style:name="Table92.A2" style:family="table-cell">
      <style:table-cell-properties style:vertical-align="middle" fo:padding-left="0.095cm" fo:padding-right="0.095cm" fo:padding-top="0cm" fo:padding-bottom="0cm" fo:border="0.5pt solid #000000"/>
    </style:style>
    <style:style style:name="Table93" style:family="table">
      <style:table-properties style:width="18.052cm" fo:margin-left="-0.009cm" fo:margin-top="0cm" fo:margin-bottom="0cm" table:align="left" style:writing-mode="lr-tb"/>
    </style:style>
    <style:style style:name="Table93.A" style:family="table-column">
      <style:table-column-properties style:column-width="1.707cm"/>
    </style:style>
    <style:style style:name="Table93.B" style:family="table-column">
      <style:table-column-properties style:column-width="15.392cm"/>
    </style:style>
    <style:style style:name="Table93.C" style:family="table-column">
      <style:table-column-properties style:column-width="0.953cm"/>
    </style:style>
    <style:style style:name="Table93.1" style:family="table-row">
      <style:table-row-properties fo:keep-together="always"/>
    </style:style>
    <style:style style:name="Table9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3.A2" style:family="table-cell">
      <style:table-cell-properties style:vertical-align="" fo:padding-left="0.099cm" fo:padding-right="0.099cm" fo:padding-top="0cm" fo:padding-bottom="0cm" fo:border="0.5pt solid #000000"/>
    </style:style>
    <style:style style:name="Table93.B2" style:family="table-cell">
      <style:table-cell-properties style:vertical-align="" fo:padding-left="0.099cm" fo:padding-right="0.099cm" fo:padding-top="0cm" fo:padding-bottom="0cm" fo:border="0.5pt solid #000000"/>
    </style:style>
    <style:style style:name="Table93.C2" style:family="table-cell">
      <style:table-cell-properties style:vertical-align="middle" fo:padding-left="0.099cm" fo:padding-right="0.099cm" fo:padding-top="0cm" fo:padding-bottom="0cm" fo:border="0.5pt solid #000000"/>
    </style:style>
    <style:style style:name="Table95" style:family="table">
      <style:table-properties style:width="18.052cm" fo:margin-left="-0.009cm" fo:margin-top="0cm" fo:margin-bottom="0cm" table:align="left" style:writing-mode="lr-tb"/>
    </style:style>
    <style:style style:name="Table95.A" style:family="table-column">
      <style:table-column-properties style:column-width="17.099cm"/>
    </style:style>
    <style:style style:name="Table95.B" style:family="table-column">
      <style:table-column-properties style:column-width="0.951cm"/>
    </style:style>
    <style:style style:name="Table95.1" style:family="table-row">
      <style:table-row-properties fo:keep-together="always"/>
    </style:style>
    <style:style style:name="Table9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5.A2" style:family="table-cell">
      <style:table-cell-properties style:vertical-align="" fo:padding-left="0.099cm" fo:padding-right="0.099cm" fo:padding-top="0cm" fo:padding-bottom="0cm" fo:border="0.5pt solid #000000"/>
    </style:style>
    <style:style style:name="Table95.B2" style:family="table-cell">
      <style:table-cell-properties style:vertical-align="middle" fo:padding-left="0.099cm" fo:padding-right="0.099cm" fo:padding-top="0cm" fo:padding-bottom="0cm" fo:border="0.5pt solid #000000"/>
    </style:style>
    <style:style style:name="Table96" style:family="table">
      <style:table-properties style:width="18.052cm" fo:margin-left="-0.009cm" fo:margin-top="0cm" fo:margin-bottom="0cm" table:align="left" style:writing-mode="lr-tb"/>
    </style:style>
    <style:style style:name="Table96.A" style:family="table-column">
      <style:table-column-properties style:column-width="18.052cm"/>
    </style:style>
    <style:style style:name="Table96.1" style:family="table-row">
      <style:table-row-properties fo:keep-together="always"/>
    </style:style>
    <style:style style:name="Table9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96.2" style:family="table-row">
      <style:table-row-properties fo:keep-together="auto"/>
    </style:style>
    <style:style style:name="Table96.A2" style:family="table-cell">
      <style:table-cell-properties style:vertical-align="middle" fo:padding-left="0.095cm" fo:padding-right="0.095cm" fo:padding-top="0cm" fo:padding-bottom="0cm" fo:border="0.5pt solid #000000"/>
    </style:style>
    <style:style style:name="Table97" style:family="table">
      <style:table-properties style:width="18.052cm" fo:margin-left="-0.009cm" fo:margin-top="0cm" fo:margin-bottom="0cm" table:align="left" style:writing-mode="lr-tb"/>
    </style:style>
    <style:style style:name="Table97.A" style:family="table-column">
      <style:table-column-properties style:column-width="17.099cm"/>
    </style:style>
    <style:style style:name="Table97.B" style:family="table-column">
      <style:table-column-properties style:column-width="0.951cm"/>
    </style:style>
    <style:style style:name="Table97.1" style:family="table-row">
      <style:table-row-properties fo:keep-together="always"/>
    </style:style>
    <style:style style:name="Table9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7.A2" style:family="table-cell">
      <style:table-cell-properties style:vertical-align="" fo:padding-left="0.099cm" fo:padding-right="0.099cm" fo:padding-top="0cm" fo:padding-bottom="0cm" fo:border="0.5pt solid #000000"/>
    </style:style>
    <style:style style:name="Table97.B2" style:family="table-cell">
      <style:table-cell-properties style:vertical-align="middle" fo:padding-left="0.099cm" fo:padding-right="0.099cm" fo:padding-top="0cm" fo:padding-bottom="0cm" fo:border="0.5pt solid #000000"/>
    </style:style>
    <style:style style:name="Table97.A3" style:family="table-cell">
      <style:table-cell-properties style:vertical-align="" fo:padding-left="0.099cm" fo:padding-right="0.099cm" fo:padding-top="0cm" fo:padding-bottom="0cm" fo:border="0.5pt solid #000000"/>
    </style:style>
    <style:style style:name="Table97.B3" style:family="table-cell">
      <style:table-cell-properties style:vertical-align="middle" fo:padding-left="0.099cm" fo:padding-right="0.099cm" fo:padding-top="0cm" fo:padding-bottom="0cm" fo:border="0.5pt solid #000000"/>
    </style:style>
    <style:style style:name="Table97.A4" style:family="table-cell">
      <style:table-cell-properties style:vertical-align="" fo:padding-left="0.099cm" fo:padding-right="0.099cm" fo:padding-top="0cm" fo:padding-bottom="0cm" fo:border="0.5pt solid #000000"/>
    </style:style>
    <style:style style:name="Table97.B4" style:family="table-cell">
      <style:table-cell-properties style:vertical-align="middle" fo:padding-left="0.099cm" fo:padding-right="0.099cm" fo:padding-top="0cm" fo:padding-bottom="0cm" fo:border="0.5pt solid #000000"/>
    </style:style>
    <style:style style:name="Table97.A5" style:family="table-cell">
      <style:table-cell-properties style:vertical-align="" fo:padding-left="0.099cm" fo:padding-right="0.099cm" fo:padding-top="0cm" fo:padding-bottom="0cm" fo:border="0.5pt solid #000000"/>
    </style:style>
    <style:style style:name="Table97.B5" style:family="table-cell">
      <style:table-cell-properties style:vertical-align="middle" fo:padding-left="0.099cm" fo:padding-right="0.099cm" fo:padding-top="0cm" fo:padding-bottom="0cm" fo:border="0.5pt solid #000000"/>
    </style:style>
    <style:style style:name="Table97.A6" style:family="table-cell">
      <style:table-cell-properties style:vertical-align="" fo:padding-left="0.099cm" fo:padding-right="0.099cm" fo:padding-top="0cm" fo:padding-bottom="0cm" fo:border="0.5pt solid #000000"/>
    </style:style>
    <style:style style:name="Table97.B6" style:family="table-cell">
      <style:table-cell-properties style:vertical-align="middle" fo:padding-left="0.099cm" fo:padding-right="0.099cm" fo:padding-top="0cm" fo:padding-bottom="0cm" fo:border="0.5pt solid #000000"/>
    </style:style>
    <style:style style:name="Table97.A7" style:family="table-cell">
      <style:table-cell-properties style:vertical-align="" fo:padding-left="0.099cm" fo:padding-right="0.099cm" fo:padding-top="0cm" fo:padding-bottom="0cm" fo:border="0.5pt solid #000000"/>
    </style:style>
    <style:style style:name="Table97.B7" style:family="table-cell">
      <style:table-cell-properties style:vertical-align="middle" fo:padding-left="0.099cm" fo:padding-right="0.099cm" fo:padding-top="0cm" fo:padding-bottom="0cm" fo:border="0.5pt solid #000000"/>
    </style:style>
    <style:style style:name="Table97.A8" style:family="table-cell">
      <style:table-cell-properties style:vertical-align="" fo:padding-left="0.099cm" fo:padding-right="0.099cm" fo:padding-top="0cm" fo:padding-bottom="0cm" fo:border="0.5pt solid #000000"/>
    </style:style>
    <style:style style:name="Table97.B8" style:family="table-cell">
      <style:table-cell-properties style:vertical-align="middle" fo:padding-left="0.099cm" fo:padding-right="0.099cm" fo:padding-top="0cm" fo:padding-bottom="0cm" fo:border="0.5pt solid #000000"/>
    </style:style>
    <style:style style:name="Table97.A9" style:family="table-cell">
      <style:table-cell-properties style:vertical-align="" fo:padding-left="0.099cm" fo:padding-right="0.099cm" fo:padding-top="0cm" fo:padding-bottom="0cm" fo:border="0.5pt solid #000000"/>
    </style:style>
    <style:style style:name="Table97.B9" style:family="table-cell">
      <style:table-cell-properties style:vertical-align="middle" fo:padding-left="0.099cm" fo:padding-right="0.099cm" fo:padding-top="0cm" fo:padding-bottom="0cm" fo:border="0.5pt solid #000000"/>
    </style:style>
    <style:style style:name="Table97.A10" style:family="table-cell">
      <style:table-cell-properties style:vertical-align="" fo:padding-left="0.099cm" fo:padding-right="0.099cm" fo:padding-top="0cm" fo:padding-bottom="0cm" fo:border="0.5pt solid #000000"/>
    </style:style>
    <style:style style:name="Table97.B10" style:family="table-cell">
      <style:table-cell-properties style:vertical-align="middle" fo:padding-left="0.099cm" fo:padding-right="0.099cm" fo:padding-top="0cm" fo:padding-bottom="0cm" fo:border="0.5pt solid #000000"/>
    </style:style>
    <style:style style:name="Table97.A11" style:family="table-cell">
      <style:table-cell-properties style:vertical-align="" fo:padding-left="0.099cm" fo:padding-right="0.099cm" fo:padding-top="0cm" fo:padding-bottom="0cm" fo:border="0.5pt solid #000000"/>
    </style:style>
    <style:style style:name="Table97.B11" style:family="table-cell">
      <style:table-cell-properties style:vertical-align="middle" fo:padding-left="0.099cm" fo:padding-right="0.099cm" fo:padding-top="0cm" fo:padding-bottom="0cm" fo:border="0.5pt solid #000000"/>
    </style:style>
    <style:style style:name="Table97.A12" style:family="table-cell">
      <style:table-cell-properties style:vertical-align="" fo:padding-left="0.099cm" fo:padding-right="0.099cm" fo:padding-top="0cm" fo:padding-bottom="0cm" fo:border="0.5pt solid #000000"/>
    </style:style>
    <style:style style:name="Table97.B12" style:family="table-cell">
      <style:table-cell-properties style:vertical-align="middle" fo:padding-left="0.099cm" fo:padding-right="0.099cm" fo:padding-top="0cm" fo:padding-bottom="0cm" fo:border="0.5pt solid #000000"/>
    </style:style>
    <style:style style:name="Table97.A13" style:family="table-cell">
      <style:table-cell-properties style:vertical-align="" fo:padding-left="0.099cm" fo:padding-right="0.099cm" fo:padding-top="0cm" fo:padding-bottom="0cm" fo:border="0.5pt solid #000000"/>
    </style:style>
    <style:style style:name="Table97.B13" style:family="table-cell">
      <style:table-cell-properties style:vertical-align="middle" fo:padding-left="0.099cm" fo:padding-right="0.099cm" fo:padding-top="0cm" fo:padding-bottom="0cm" fo:border="0.5pt solid #000000"/>
    </style:style>
    <style:style style:name="Table97.A14" style:family="table-cell">
      <style:table-cell-properties style:vertical-align="" fo:padding-left="0.099cm" fo:padding-right="0.099cm" fo:padding-top="0cm" fo:padding-bottom="0cm" fo:border="0.5pt solid #000000"/>
    </style:style>
    <style:style style:name="Table97.B14" style:family="table-cell">
      <style:table-cell-properties style:vertical-align="middle" fo:padding-left="0.099cm" fo:padding-right="0.099cm" fo:padding-top="0cm" fo:padding-bottom="0cm" fo:border="0.5pt solid #000000"/>
    </style:style>
    <style:style style:name="Table97.A15" style:family="table-cell">
      <style:table-cell-properties style:vertical-align="" fo:padding-left="0.099cm" fo:padding-right="0.099cm" fo:padding-top="0cm" fo:padding-bottom="0cm" fo:border="0.5pt solid #000000"/>
    </style:style>
    <style:style style:name="Table97.B15" style:family="table-cell">
      <style:table-cell-properties style:vertical-align="middle" fo:padding-left="0.099cm" fo:padding-right="0.099cm" fo:padding-top="0cm" fo:padding-bottom="0cm" fo:border="0.5pt solid #000000"/>
    </style:style>
    <style:style style:name="Table97.A16" style:family="table-cell">
      <style:table-cell-properties style:vertical-align="" fo:padding-left="0.099cm" fo:padding-right="0.099cm" fo:padding-top="0cm" fo:padding-bottom="0cm" fo:border="0.5pt solid #000000"/>
    </style:style>
    <style:style style:name="Table97.B16" style:family="table-cell">
      <style:table-cell-properties style:vertical-align="middle" fo:padding-left="0.099cm" fo:padding-right="0.099cm" fo:padding-top="0cm" fo:padding-bottom="0cm" fo:border="0.5pt solid #000000"/>
    </style:style>
    <style:style style:name="Table97.A17" style:family="table-cell">
      <style:table-cell-properties style:vertical-align="" fo:padding-left="0.099cm" fo:padding-right="0.099cm" fo:padding-top="0cm" fo:padding-bottom="0cm" fo:border="0.5pt solid #000000"/>
    </style:style>
    <style:style style:name="Table97.B17" style:family="table-cell">
      <style:table-cell-properties style:vertical-align="middle" fo:padding-left="0.099cm" fo:padding-right="0.099cm" fo:padding-top="0cm" fo:padding-bottom="0cm" fo:border="0.5pt solid #000000"/>
    </style:style>
    <style:style style:name="Table97.A18" style:family="table-cell">
      <style:table-cell-properties style:vertical-align="" fo:padding-left="0.099cm" fo:padding-right="0.099cm" fo:padding-top="0cm" fo:padding-bottom="0cm" fo:border="0.5pt solid #000000"/>
    </style:style>
    <style:style style:name="Table97.B18" style:family="table-cell">
      <style:table-cell-properties style:vertical-align="middle" fo:padding-left="0.099cm" fo:padding-right="0.099cm" fo:padding-top="0cm" fo:padding-bottom="0cm" fo:border="0.5pt solid #000000"/>
    </style:style>
    <style:style style:name="Table97.A19" style:family="table-cell">
      <style:table-cell-properties style:vertical-align="" fo:padding-left="0.099cm" fo:padding-right="0.099cm" fo:padding-top="0cm" fo:padding-bottom="0cm" fo:border="0.5pt solid #000000"/>
    </style:style>
    <style:style style:name="Table97.B19" style:family="table-cell">
      <style:table-cell-properties style:vertical-align="middle" fo:padding-left="0.099cm" fo:padding-right="0.099cm" fo:padding-top="0cm" fo:padding-bottom="0cm" fo:border="0.5pt solid #000000"/>
    </style:style>
    <style:style style:name="Table97.A20" style:family="table-cell">
      <style:table-cell-properties style:vertical-align="" fo:padding-left="0.099cm" fo:padding-right="0.099cm" fo:padding-top="0cm" fo:padding-bottom="0cm" fo:border="0.5pt solid #000000"/>
    </style:style>
    <style:style style:name="Table97.B20" style:family="table-cell">
      <style:table-cell-properties style:vertical-align="middle" fo:padding-left="0.099cm" fo:padding-right="0.099cm" fo:padding-top="0cm" fo:padding-bottom="0cm" fo:border="0.5pt solid #000000"/>
    </style:style>
    <style:style style:name="Table97.A21" style:family="table-cell">
      <style:table-cell-properties style:vertical-align="" fo:padding-left="0.099cm" fo:padding-right="0.099cm" fo:padding-top="0cm" fo:padding-bottom="0cm" fo:border="0.5pt solid #000000"/>
    </style:style>
    <style:style style:name="Table97.B21" style:family="table-cell">
      <style:table-cell-properties style:vertical-align="middle" fo:padding-left="0.099cm" fo:padding-right="0.099cm" fo:padding-top="0cm" fo:padding-bottom="0cm" fo:border="0.5pt solid #000000"/>
    </style:style>
    <style:style style:name="Table97.A22" style:family="table-cell">
      <style:table-cell-properties style:vertical-align="" fo:padding-left="0.099cm" fo:padding-right="0.099cm" fo:padding-top="0cm" fo:padding-bottom="0cm" fo:border="0.5pt solid #000000"/>
    </style:style>
    <style:style style:name="Table97.B22" style:family="table-cell">
      <style:table-cell-properties style:vertical-align="middle" fo:padding-left="0.099cm" fo:padding-right="0.099cm" fo:padding-top="0cm" fo:padding-bottom="0cm" fo:border="0.5pt solid #000000"/>
    </style:style>
    <style:style style:name="Table97.A23" style:family="table-cell">
      <style:table-cell-properties style:vertical-align="" fo:padding-left="0.099cm" fo:padding-right="0.099cm" fo:padding-top="0cm" fo:padding-bottom="0cm" fo:border="0.5pt solid #000000"/>
    </style:style>
    <style:style style:name="Table97.B23" style:family="table-cell">
      <style:table-cell-properties style:vertical-align="middle" fo:padding-left="0.099cm" fo:padding-right="0.099cm" fo:padding-top="0cm" fo:padding-bottom="0cm" fo:border="0.5pt solid #000000"/>
    </style:style>
    <style:style style:name="Table97.A24" style:family="table-cell">
      <style:table-cell-properties style:vertical-align="" fo:padding-left="0.099cm" fo:padding-right="0.099cm" fo:padding-top="0cm" fo:padding-bottom="0cm" fo:border="0.5pt solid #000000"/>
    </style:style>
    <style:style style:name="Table97.B24" style:family="table-cell">
      <style:table-cell-properties style:vertical-align="middle" fo:padding-left="0.099cm" fo:padding-right="0.099cm" fo:padding-top="0cm" fo:padding-bottom="0cm" fo:border="0.5pt solid #000000"/>
    </style:style>
    <style:style style:name="Table97.A25" style:family="table-cell">
      <style:table-cell-properties style:vertical-align="" fo:padding-left="0.099cm" fo:padding-right="0.099cm" fo:padding-top="0cm" fo:padding-bottom="0cm" fo:border="0.5pt solid #000000"/>
    </style:style>
    <style:style style:name="Table97.B25" style:family="table-cell">
      <style:table-cell-properties style:vertical-align="middle" fo:padding-left="0.099cm" fo:padding-right="0.099cm" fo:padding-top="0cm" fo:padding-bottom="0cm" fo:border="0.5pt solid #000000"/>
    </style:style>
    <style:style style:name="Table97.A26" style:family="table-cell">
      <style:table-cell-properties style:vertical-align="" fo:padding-left="0.099cm" fo:padding-right="0.099cm" fo:padding-top="0cm" fo:padding-bottom="0cm" fo:border="0.5pt solid #000000"/>
    </style:style>
    <style:style style:name="Table97.B26" style:family="table-cell">
      <style:table-cell-properties style:vertical-align="middle" fo:padding-left="0.099cm" fo:padding-right="0.099cm" fo:padding-top="0cm" fo:padding-bottom="0cm" fo:border="0.5pt solid #000000"/>
    </style:style>
    <style:style style:name="Table97.A27" style:family="table-cell">
      <style:table-cell-properties style:vertical-align="" fo:padding-left="0.099cm" fo:padding-right="0.099cm" fo:padding-top="0cm" fo:padding-bottom="0cm" fo:border="0.5pt solid #000000"/>
    </style:style>
    <style:style style:name="Table97.B27" style:family="table-cell">
      <style:table-cell-properties style:vertical-align="middle" fo:padding-left="0.099cm" fo:padding-right="0.099cm" fo:padding-top="0cm" fo:padding-bottom="0cm" fo:border="0.5pt solid #000000"/>
    </style:style>
    <style:style style:name="Table97.A28" style:family="table-cell">
      <style:table-cell-properties style:vertical-align="" fo:padding-left="0.099cm" fo:padding-right="0.099cm" fo:padding-top="0cm" fo:padding-bottom="0cm" fo:border="0.5pt solid #000000"/>
    </style:style>
    <style:style style:name="Table97.B28" style:family="table-cell">
      <style:table-cell-properties style:vertical-align="middle" fo:padding-left="0.099cm" fo:padding-right="0.099cm" fo:padding-top="0cm" fo:padding-bottom="0cm" fo:border="0.5pt solid #000000"/>
    </style:style>
    <style:style style:name="Table97.A29" style:family="table-cell">
      <style:table-cell-properties style:vertical-align="" fo:padding-left="0.099cm" fo:padding-right="0.099cm" fo:padding-top="0cm" fo:padding-bottom="0cm" fo:border="0.5pt solid #000000"/>
    </style:style>
    <style:style style:name="Table97.B29" style:family="table-cell">
      <style:table-cell-properties style:vertical-align="middle" fo:padding-left="0.099cm" fo:padding-right="0.099cm" fo:padding-top="0cm" fo:padding-bottom="0cm" fo:border="0.5pt solid #000000"/>
    </style:style>
    <style:style style:name="Table97.A30" style:family="table-cell">
      <style:table-cell-properties style:vertical-align="" fo:padding-left="0.099cm" fo:padding-right="0.099cm" fo:padding-top="0cm" fo:padding-bottom="0cm" fo:border="0.5pt solid #000000"/>
    </style:style>
    <style:style style:name="Table97.B30" style:family="table-cell">
      <style:table-cell-properties style:vertical-align="middle" fo:padding-left="0.099cm" fo:padding-right="0.099cm" fo:padding-top="0cm" fo:padding-bottom="0cm" fo:border="0.5pt solid #000000"/>
    </style:style>
    <style:style style:name="Table97.A31" style:family="table-cell">
      <style:table-cell-properties style:vertical-align="" fo:padding-left="0.099cm" fo:padding-right="0.099cm" fo:padding-top="0cm" fo:padding-bottom="0cm" fo:border="0.5pt solid #000000"/>
    </style:style>
    <style:style style:name="Table97.B31" style:family="table-cell">
      <style:table-cell-properties style:vertical-align="middle" fo:padding-left="0.099cm" fo:padding-right="0.099cm" fo:padding-top="0cm" fo:padding-bottom="0cm" fo:border="0.5pt solid #000000"/>
    </style:style>
    <style:style style:name="Table97.A32" style:family="table-cell">
      <style:table-cell-properties style:vertical-align="" fo:padding-left="0.099cm" fo:padding-right="0.099cm" fo:padding-top="0cm" fo:padding-bottom="0cm" fo:border="0.5pt solid #000000"/>
    </style:style>
    <style:style style:name="Table97.B32" style:family="table-cell">
      <style:table-cell-properties style:vertical-align="middle" fo:padding-left="0.099cm" fo:padding-right="0.099cm" fo:padding-top="0cm" fo:padding-bottom="0cm" fo:border="0.5pt solid #000000"/>
    </style:style>
    <style:style style:name="Table97.A33" style:family="table-cell">
      <style:table-cell-properties style:vertical-align="" fo:padding-left="0.099cm" fo:padding-right="0.099cm" fo:padding-top="0cm" fo:padding-bottom="0cm" fo:border="0.5pt solid #000000"/>
    </style:style>
    <style:style style:name="Table97.B33" style:family="table-cell">
      <style:table-cell-properties style:vertical-align="middle" fo:padding-left="0.099cm" fo:padding-right="0.099cm" fo:padding-top="0cm" fo:padding-bottom="0cm" fo:border="0.5pt solid #000000"/>
    </style:style>
    <style:style style:name="Table97.A34" style:family="table-cell">
      <style:table-cell-properties style:vertical-align="" fo:padding-left="0.099cm" fo:padding-right="0.099cm" fo:padding-top="0cm" fo:padding-bottom="0cm" fo:border="0.5pt solid #000000"/>
    </style:style>
    <style:style style:name="Table97.B34" style:family="table-cell">
      <style:table-cell-properties style:vertical-align="middle" fo:padding-left="0.099cm" fo:padding-right="0.099cm" fo:padding-top="0cm" fo:padding-bottom="0cm" fo:border="0.5pt solid #000000"/>
    </style:style>
    <style:style style:name="Table97.A35" style:family="table-cell">
      <style:table-cell-properties style:vertical-align="" fo:padding-left="0.099cm" fo:padding-right="0.099cm" fo:padding-top="0cm" fo:padding-bottom="0cm" fo:border="0.5pt solid #000000"/>
    </style:style>
    <style:style style:name="Table97.B35" style:family="table-cell">
      <style:table-cell-properties style:vertical-align="middle" fo:padding-left="0.099cm" fo:padding-right="0.099cm" fo:padding-top="0cm" fo:padding-bottom="0cm" fo:border="0.5pt solid #000000"/>
    </style:style>
    <style:style style:name="Table97.A36" style:family="table-cell">
      <style:table-cell-properties style:vertical-align="" fo:padding-left="0.099cm" fo:padding-right="0.099cm" fo:padding-top="0cm" fo:padding-bottom="0cm" fo:border="0.5pt solid #000000"/>
    </style:style>
    <style:style style:name="Table97.B36" style:family="table-cell">
      <style:table-cell-properties style:vertical-align="middle" fo:padding-left="0.099cm" fo:padding-right="0.099cm" fo:padding-top="0cm" fo:padding-bottom="0cm" fo:border="0.5pt solid #000000"/>
    </style:style>
    <style:style style:name="Table97.A37" style:family="table-cell">
      <style:table-cell-properties style:vertical-align="" fo:padding-left="0.099cm" fo:padding-right="0.099cm" fo:padding-top="0cm" fo:padding-bottom="0cm" fo:border="0.5pt solid #000000"/>
    </style:style>
    <style:style style:name="Table97.B37" style:family="table-cell">
      <style:table-cell-properties style:vertical-align="middle" fo:padding-left="0.099cm" fo:padding-right="0.099cm" fo:padding-top="0cm" fo:padding-bottom="0cm" fo:border="0.5pt solid #000000"/>
    </style:style>
    <style:style style:name="Table97.A38" style:family="table-cell">
      <style:table-cell-properties style:vertical-align="" fo:padding-left="0.099cm" fo:padding-right="0.099cm" fo:padding-top="0cm" fo:padding-bottom="0cm" fo:border="0.5pt solid #000000"/>
    </style:style>
    <style:style style:name="Table97.B38" style:family="table-cell">
      <style:table-cell-properties style:vertical-align="middle" fo:padding-left="0.099cm" fo:padding-right="0.099cm" fo:padding-top="0cm" fo:padding-bottom="0cm" fo:border="0.5pt solid #000000"/>
    </style:style>
    <style:style style:name="Table97.A39" style:family="table-cell">
      <style:table-cell-properties style:vertical-align="" fo:padding-left="0.099cm" fo:padding-right="0.099cm" fo:padding-top="0cm" fo:padding-bottom="0cm" fo:border="0.5pt solid #000000"/>
    </style:style>
    <style:style style:name="Table97.B39" style:family="table-cell">
      <style:table-cell-properties style:vertical-align="middle" fo:padding-left="0.099cm" fo:padding-right="0.099cm" fo:padding-top="0cm" fo:padding-bottom="0cm" fo:border="0.5pt solid #000000"/>
    </style:style>
    <style:style style:name="Table97.A40" style:family="table-cell">
      <style:table-cell-properties style:vertical-align="" fo:padding-left="0.099cm" fo:padding-right="0.099cm" fo:padding-top="0cm" fo:padding-bottom="0cm" fo:border="0.5pt solid #000000"/>
    </style:style>
    <style:style style:name="Table97.B40" style:family="table-cell">
      <style:table-cell-properties style:vertical-align="middle" fo:padding-left="0.099cm" fo:padding-right="0.099cm" fo:padding-top="0cm" fo:padding-bottom="0cm" fo:border="0.5pt solid #000000"/>
    </style:style>
    <style:style style:name="Table97.A41" style:family="table-cell">
      <style:table-cell-properties style:vertical-align="" fo:padding-left="0.099cm" fo:padding-right="0.099cm" fo:padding-top="0cm" fo:padding-bottom="0cm" fo:border="0.5pt solid #000000"/>
    </style:style>
    <style:style style:name="Table97.B41" style:family="table-cell">
      <style:table-cell-properties style:vertical-align="middle" fo:padding-left="0.099cm" fo:padding-right="0.099cm" fo:padding-top="0cm" fo:padding-bottom="0cm" fo:border="0.5pt solid #000000"/>
    </style:style>
    <style:style style:name="Table97.A42" style:family="table-cell">
      <style:table-cell-properties style:vertical-align="" fo:padding-left="0.099cm" fo:padding-right="0.099cm" fo:padding-top="0cm" fo:padding-bottom="0cm" fo:border="0.5pt solid #000000"/>
    </style:style>
    <style:style style:name="Table97.B42" style:family="table-cell">
      <style:table-cell-properties style:vertical-align="middle" fo:padding-left="0.099cm" fo:padding-right="0.099cm" fo:padding-top="0cm" fo:padding-bottom="0cm" fo:border="0.5pt solid #000000"/>
    </style:style>
    <style:style style:name="Table97.A43" style:family="table-cell">
      <style:table-cell-properties style:vertical-align="" fo:padding-left="0.099cm" fo:padding-right="0.099cm" fo:padding-top="0cm" fo:padding-bottom="0cm" fo:border="0.5pt solid #000000"/>
    </style:style>
    <style:style style:name="Table97.B43" style:family="table-cell">
      <style:table-cell-properties style:vertical-align="middle" fo:padding-left="0.099cm" fo:padding-right="0.099cm" fo:padding-top="0cm" fo:padding-bottom="0cm" fo:border="0.5pt solid #000000"/>
    </style:style>
    <style:style style:name="Table97.A44" style:family="table-cell">
      <style:table-cell-properties style:vertical-align="" fo:padding-left="0.099cm" fo:padding-right="0.099cm" fo:padding-top="0cm" fo:padding-bottom="0cm" fo:border="0.5pt solid #000000"/>
    </style:style>
    <style:style style:name="Table97.B44" style:family="table-cell">
      <style:table-cell-properties style:vertical-align="middle" fo:padding-left="0.099cm" fo:padding-right="0.099cm" fo:padding-top="0cm" fo:padding-bottom="0cm" fo:border="0.5pt solid #000000"/>
    </style:style>
    <style:style style:name="Table97.A45" style:family="table-cell">
      <style:table-cell-properties style:vertical-align="" fo:padding-left="0.099cm" fo:padding-right="0.099cm" fo:padding-top="0cm" fo:padding-bottom="0cm" fo:border="0.5pt solid #000000"/>
    </style:style>
    <style:style style:name="Table97.B45" style:family="table-cell">
      <style:table-cell-properties style:vertical-align="middle" fo:padding-left="0.099cm" fo:padding-right="0.099cm" fo:padding-top="0cm" fo:padding-bottom="0cm" fo:border="0.5pt solid #000000"/>
    </style:style>
    <style:style style:name="Table97.A46" style:family="table-cell">
      <style:table-cell-properties style:vertical-align="" fo:padding-left="0.099cm" fo:padding-right="0.099cm" fo:padding-top="0cm" fo:padding-bottom="0cm" fo:border="0.5pt solid #000000"/>
    </style:style>
    <style:style style:name="Table97.B46" style:family="table-cell">
      <style:table-cell-properties style:vertical-align="middle" fo:padding-left="0.099cm" fo:padding-right="0.099cm" fo:padding-top="0cm" fo:padding-bottom="0cm" fo:border="0.5pt solid #000000"/>
    </style:style>
    <style:style style:name="Table97.A47" style:family="table-cell">
      <style:table-cell-properties style:vertical-align="" fo:padding-left="0.099cm" fo:padding-right="0.099cm" fo:padding-top="0cm" fo:padding-bottom="0cm" fo:border="0.5pt solid #000000"/>
    </style:style>
    <style:style style:name="Table97.B47" style:family="table-cell">
      <style:table-cell-properties style:vertical-align="middle" fo:padding-left="0.099cm" fo:padding-right="0.099cm" fo:padding-top="0cm" fo:padding-bottom="0cm" fo:border="0.5pt solid #000000"/>
    </style:style>
    <style:style style:name="Table97.A48" style:family="table-cell">
      <style:table-cell-properties style:vertical-align="" fo:padding-left="0.099cm" fo:padding-right="0.099cm" fo:padding-top="0cm" fo:padding-bottom="0cm" fo:border="0.5pt solid #000000"/>
    </style:style>
    <style:style style:name="Table97.B48" style:family="table-cell">
      <style:table-cell-properties style:vertical-align="middle" fo:padding-left="0.099cm" fo:padding-right="0.099cm" fo:padding-top="0cm" fo:padding-bottom="0cm" fo:border="0.5pt solid #000000"/>
    </style:style>
    <style:style style:name="Table97.A49" style:family="table-cell">
      <style:table-cell-properties style:vertical-align="" fo:padding-left="0.099cm" fo:padding-right="0.099cm" fo:padding-top="0cm" fo:padding-bottom="0cm" fo:border="0.5pt solid #000000"/>
    </style:style>
    <style:style style:name="Table97.B49" style:family="table-cell">
      <style:table-cell-properties style:vertical-align="middle" fo:padding-left="0.099cm" fo:padding-right="0.099cm" fo:padding-top="0cm" fo:padding-bottom="0cm" fo:border="0.5pt solid #000000"/>
    </style:style>
    <style:style style:name="Table97.A50" style:family="table-cell">
      <style:table-cell-properties style:vertical-align="" fo:padding-left="0.099cm" fo:padding-right="0.099cm" fo:padding-top="0cm" fo:padding-bottom="0cm" fo:border="0.5pt solid #000000"/>
    </style:style>
    <style:style style:name="Table97.B50" style:family="table-cell">
      <style:table-cell-properties style:vertical-align="middle" fo:padding-left="0.099cm" fo:padding-right="0.099cm" fo:padding-top="0cm" fo:padding-bottom="0cm" fo:border="0.5pt solid #000000"/>
    </style:style>
    <style:style style:name="Table97.A51" style:family="table-cell">
      <style:table-cell-properties style:vertical-align="" fo:padding-left="0.099cm" fo:padding-right="0.099cm" fo:padding-top="0cm" fo:padding-bottom="0cm" fo:border="0.5pt solid #000000"/>
    </style:style>
    <style:style style:name="Table97.B51" style:family="table-cell">
      <style:table-cell-properties style:vertical-align="middle" fo:padding-left="0.099cm" fo:padding-right="0.099cm" fo:padding-top="0cm" fo:padding-bottom="0cm" fo:border="0.5pt solid #000000"/>
    </style:style>
    <style:style style:name="Table97.A52" style:family="table-cell">
      <style:table-cell-properties style:vertical-align="" fo:padding-left="0.099cm" fo:padding-right="0.099cm" fo:padding-top="0cm" fo:padding-bottom="0cm" fo:border="0.5pt solid #000000"/>
    </style:style>
    <style:style style:name="Table97.B52" style:family="table-cell">
      <style:table-cell-properties style:vertical-align="middle" fo:padding-left="0.099cm" fo:padding-right="0.099cm" fo:padding-top="0cm" fo:padding-bottom="0cm" fo:border="0.5pt solid #000000"/>
    </style:style>
    <style:style style:name="Table97.A53" style:family="table-cell">
      <style:table-cell-properties style:vertical-align="" fo:padding-left="0.099cm" fo:padding-right="0.099cm" fo:padding-top="0cm" fo:padding-bottom="0cm" fo:border="0.5pt solid #000000"/>
    </style:style>
    <style:style style:name="Table97.B53" style:family="table-cell">
      <style:table-cell-properties style:vertical-align="middle" fo:padding-left="0.099cm" fo:padding-right="0.099cm" fo:padding-top="0cm" fo:padding-bottom="0cm" fo:border="0.5pt solid #000000"/>
    </style:style>
    <style:style style:name="Table97.A54" style:family="table-cell">
      <style:table-cell-properties style:vertical-align="" fo:padding-left="0.099cm" fo:padding-right="0.099cm" fo:padding-top="0cm" fo:padding-bottom="0cm" fo:border="0.5pt solid #000000"/>
    </style:style>
    <style:style style:name="Table97.B54" style:family="table-cell">
      <style:table-cell-properties style:vertical-align="middle" fo:padding-left="0.099cm" fo:padding-right="0.099cm" fo:padding-top="0cm" fo:padding-bottom="0cm" fo:border="0.5pt solid #000000"/>
    </style:style>
    <style:style style:name="Table97.A55" style:family="table-cell">
      <style:table-cell-properties style:vertical-align="" fo:padding-left="0.099cm" fo:padding-right="0.099cm" fo:padding-top="0cm" fo:padding-bottom="0cm" fo:border="0.5pt solid #000000"/>
    </style:style>
    <style:style style:name="Table97.B55" style:family="table-cell">
      <style:table-cell-properties style:vertical-align="middle" fo:padding-left="0.099cm" fo:padding-right="0.099cm" fo:padding-top="0cm" fo:padding-bottom="0cm" fo:border="0.5pt solid #000000"/>
    </style:style>
    <style:style style:name="Table98" style:family="table">
      <style:table-properties style:width="18.052cm" fo:margin-left="-0.009cm" fo:margin-top="0cm" fo:margin-bottom="0cm" table:align="left" style:writing-mode="lr-tb"/>
    </style:style>
    <style:style style:name="Table98.A" style:family="table-column">
      <style:table-column-properties style:column-width="1.707cm"/>
    </style:style>
    <style:style style:name="Table98.B" style:family="table-column">
      <style:table-column-properties style:column-width="15.392cm"/>
    </style:style>
    <style:style style:name="Table98.C" style:family="table-column">
      <style:table-column-properties style:column-width="0.953cm"/>
    </style:style>
    <style:style style:name="Table98.1" style:family="table-row">
      <style:table-row-properties fo:keep-together="always"/>
    </style:style>
    <style:style style:name="Table9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8.A2" style:family="table-cell">
      <style:table-cell-properties style:vertical-align="" fo:padding-left="0.099cm" fo:padding-right="0.099cm" fo:padding-top="0cm" fo:padding-bottom="0cm" fo:border="0.5pt solid #000000"/>
    </style:style>
    <style:style style:name="Table98.B2" style:family="table-cell">
      <style:table-cell-properties style:vertical-align="" fo:padding-left="0.099cm" fo:padding-right="0.099cm" fo:padding-top="0cm" fo:padding-bottom="0cm" fo:border="0.5pt solid #000000"/>
    </style:style>
    <style:style style:name="Table98.C2" style:family="table-cell">
      <style:table-cell-properties style:vertical-align="middle" fo:padding-left="0.099cm" fo:padding-right="0.099cm" fo:padding-top="0cm" fo:padding-bottom="0cm" fo:border="0.5pt solid #000000"/>
    </style:style>
    <style:style style:name="Table98.A3" style:family="table-cell">
      <style:table-cell-properties style:vertical-align="" fo:padding-left="0.099cm" fo:padding-right="0.099cm" fo:padding-top="0cm" fo:padding-bottom="0cm" fo:border="0.5pt solid #000000"/>
    </style:style>
    <style:style style:name="Table98.B3" style:family="table-cell">
      <style:table-cell-properties style:vertical-align="" fo:padding-left="0.099cm" fo:padding-right="0.099cm" fo:padding-top="0cm" fo:padding-bottom="0cm" fo:border="0.5pt solid #000000"/>
    </style:style>
    <style:style style:name="Table98.C3" style:family="table-cell">
      <style:table-cell-properties style:vertical-align="middle" fo:padding-left="0.099cm" fo:padding-right="0.099cm" fo:padding-top="0cm" fo:padding-bottom="0cm" fo:border="0.5pt solid #000000"/>
    </style:style>
    <style:style style:name="Table98.A4" style:family="table-cell">
      <style:table-cell-properties style:vertical-align="" fo:padding-left="0.099cm" fo:padding-right="0.099cm" fo:padding-top="0cm" fo:padding-bottom="0cm" fo:border="0.5pt solid #000000"/>
    </style:style>
    <style:style style:name="Table98.B4" style:family="table-cell">
      <style:table-cell-properties style:vertical-align="" fo:padding-left="0.099cm" fo:padding-right="0.099cm" fo:padding-top="0cm" fo:padding-bottom="0cm" fo:border="0.5pt solid #000000"/>
    </style:style>
    <style:style style:name="Table98.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orphans="2" fo:widows="2" style:writing-mode="lr-tb"/>
    </style:style>
    <style:style style:name="P8" style:family="paragraph" style:parent-style-name="Standard">
      <style:paragraph-properties fo:orphans="2" fo:widows="2" style:writing-mode="lr-tb"/>
      <style:text-properties fo:color="#000000" style:font-name="Consolas"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 style:family="paragraph" style:parent-style-name="CellBody">
      <style:paragraph-properties fo:keep-with-next="always" style:snap-to-layout-grid="false"/>
      <style:text-properties fo:language="en" fo:country="US" style:language-complex="ar" style:country-complex="SA"/>
    </style:style>
    <style:style style:name="P11"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2"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language="en" fo:country="US" style:language-complex="ar" style:country-complex="SA"/>
    </style:style>
    <style:style style:name="P15"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6"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7"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CellBody">
      <style:paragraph-properties style:snap-to-layout-grid="false"/>
      <style:text-properties fo:language="en" fo:country="US" officeooo:rsid="006ff830" officeooo:paragraph-rsid="006ff830" style:language-complex="ar" style:country-complex="SA"/>
    </style:style>
    <style:style style:name="P20" style:family="paragraph" style:parent-style-name="CellBody">
      <style:paragraph-properties style:snap-to-layout-grid="false"/>
      <style:text-properties fo:language="en" fo:country="US" officeooo:rsid="009c0fc0" officeooo:paragraph-rsid="009c0fc0" style:language-complex="ar" style:country-complex="SA"/>
    </style:style>
    <style:style style:name="P21" style:family="paragraph" style:parent-style-name="CellBody">
      <style:paragraph-properties style:snap-to-layout-grid="false"/>
      <style:text-properties fo:language="en" fo:country="US" officeooo:rsid="00befdc8" officeooo:paragraph-rsid="00befdc8" style:language-complex="ar" style:country-complex="SA"/>
    </style:style>
    <style:style style:name="P22" style:family="paragraph" style:parent-style-name="CellBody">
      <style:paragraph-properties style:snap-to-layout-grid="false"/>
      <style:text-properties fo:language="en" fo:country="US" officeooo:rsid="0106220d" officeooo:paragraph-rsid="0106220d" style:language-complex="ar" style:country-complex="SA"/>
    </style:style>
    <style:style style:name="P23"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2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27"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28"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29"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30"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31"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32"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33"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34"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35"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36"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37" style:family="paragraph" style:parent-style-name="Document_20_Title">
      <style:text-properties fo:language="en" fo:country="US" style:language-complex="ar" style:country-complex="SA"/>
    </style:style>
    <style:style style:name="P38" style:family="paragraph" style:parent-style-name="Body">
      <style:text-properties officeooo:paragraph-rsid="0021c380"/>
    </style:style>
    <style:style style:name="P39" style:family="paragraph" style:parent-style-name="Body">
      <style:text-properties fo:color="#ff0000" fo:language="en" fo:country="US" fo:font-style="italic" style:font-style-asian="italic"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language="en" fo:country="US" officeooo:rsid="001febee" officeooo:paragraph-rsid="0021c380" style:language-complex="ar" style:country-complex="SA"/>
    </style:style>
    <style:style style:name="P42" style:family="paragraph" style:parent-style-name="Body">
      <style:text-properties fo:language="en" fo:country="US" officeooo:rsid="005b6585" officeooo:paragraph-rsid="002a5527" style:language-complex="ar" style:country-complex="SA"/>
    </style:style>
    <style:style style:name="P43" style:family="paragraph" style:parent-style-name="Body">
      <style:text-properties fo:language="en" fo:country="US" officeooo:rsid="005f2e7d" officeooo:paragraph-rsid="002a5527" style:language-complex="ar" style:country-complex="SA"/>
    </style:style>
    <style:style style:name="P44" style:family="paragraph" style:parent-style-name="Body">
      <style:text-properties fo:language="en" fo:country="US" officeooo:rsid="00a043d5" officeooo:paragraph-rsid="002a5527" style:language-complex="ar" style:country-complex="SA"/>
    </style:style>
    <style:style style:name="P45" style:family="paragraph" style:parent-style-name="Body">
      <style:text-properties fo:language="en" fo:country="US" officeooo:rsid="008cef3b" officeooo:paragraph-rsid="002a5527" style:language-complex="ar" style:country-complex="SA"/>
    </style:style>
    <style:style style:name="P46" style:family="paragraph" style:parent-style-name="Body">
      <style:text-properties fo:language="en" fo:country="US" officeooo:rsid="0030f7db" officeooo:paragraph-rsid="0030f7db" style:language-asian="ja" style:country-asian="JP" style:language-complex="ar" style:country-complex="SA"/>
    </style:style>
    <style:style style:name="P4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48"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49"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50"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51" style:family="paragraph" style:parent-style-name="Body">
      <style:text-properties fo:color="#000000" style:font-name="Arial" fo:font-size="10pt" officeooo:rsid="00cfdc55" officeooo:paragraph-rsid="00cfdc55" style:font-size-asian="10pt" style:language-asian="ja" style:country-asian="JP"/>
    </style:style>
    <style:style style:name="P52" style:family="paragraph" style:parent-style-name="Body">
      <style:text-properties fo:color="#000000" style:font-name="Arial" fo:font-size="10pt" officeooo:rsid="00d266ce" officeooo:paragraph-rsid="00d266ce" style:font-size-asian="10pt" style:language-asian="ja" style:country-asian="JP"/>
    </style:style>
    <style:style style:name="P53" style:family="paragraph" style:parent-style-name="Body">
      <style:text-properties fo:color="#000000" style:font-name="Arial" fo:font-size="10pt" officeooo:rsid="00da25d5" officeooo:paragraph-rsid="00da25d5" style:font-size-asian="10pt" style:language-asian="ja" style:country-asian="JP"/>
    </style:style>
    <style:style style:name="P54" style:family="paragraph" style:parent-style-name="Body">
      <style:text-properties fo:color="#000000" style:font-name="Arial" fo:font-size="10pt" officeooo:paragraph-rsid="0042f387" style:font-size-asian="10pt" style:language-asian="ja" style:country-asian="JP"/>
    </style:style>
    <style:style style:name="P55" style:family="paragraph" style:parent-style-name="Body">
      <style:text-properties fo:color="#000000" style:font-name="Arial" fo:font-size="10pt" officeooo:paragraph-rsid="00cfdc55" style:font-size-asian="10pt" style:language-asian="ja" style:country-asian="JP"/>
    </style:style>
    <style:style style:name="P56"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57" style:family="paragraph" style:parent-style-name="Body">
      <style:text-properties fo:color="#000000" style:font-name="Consolas" fo:font-size="10pt" officeooo:rsid="003c057c" style:font-size-asian="10pt" style:language-asian="ja" style:country-asian="JP"/>
    </style:style>
    <style:style style:name="P58" style:family="paragraph" style:parent-style-name="Body">
      <style:text-properties fo:color="#000000" style:font-name="Monaco" fo:font-size="10pt" officeooo:rsid="00e2054b" style:font-size-asian="10pt" style:font-size-complex="10pt"/>
    </style:style>
    <style:style style:name="P59" style:family="paragraph" style:parent-style-name="Body">
      <style:text-properties officeooo:rsid="0032a233" officeooo:paragraph-rsid="0032a233" style:language-asian="ja" style:country-asian="JP"/>
    </style:style>
    <style:style style:name="P60" style:family="paragraph" style:parent-style-name="Body">
      <style:text-properties officeooo:rsid="0032eb5e" officeooo:paragraph-rsid="0032eb5e" style:language-asian="ja" style:country-asian="JP"/>
    </style:style>
    <style:style style:name="P61" style:family="paragraph" style:parent-style-name="Body">
      <style:text-properties officeooo:rsid="004a744c" officeooo:paragraph-rsid="004a744c" style:language-asian="ja" style:country-asian="JP"/>
    </style:style>
    <style:style style:name="P62" style:family="paragraph" style:parent-style-name="Body">
      <style:text-properties officeooo:rsid="0047096d" style:language-asian="ja" style:country-asian="JP"/>
    </style:style>
    <style:style style:name="P63" style:family="paragraph" style:parent-style-name="Body">
      <style:text-properties officeooo:rsid="00456738" style:language-asian="ja" style:country-asian="JP"/>
    </style:style>
    <style:style style:name="P64" style:family="paragraph" style:parent-style-name="Body">
      <style:paragraph-properties fo:text-align="center" style:justify-single-word="false"/>
      <style:text-properties officeooo:rsid="00456738" style:language-asian="ja" style:country-asian="JP"/>
    </style:style>
    <style:style style:name="P65" style:family="paragraph" style:parent-style-name="Body">
      <style:text-properties officeooo:rsid="009df73c" officeooo:paragraph-rsid="009df73c" style:language-asian="ja" style:country-asian="JP"/>
    </style:style>
    <style:style style:name="P66" style:family="paragraph" style:parent-style-name="Body">
      <style:text-properties officeooo:rsid="00dc1319" officeooo:paragraph-rsid="00dc1319" style:language-asian="ja" style:country-asian="JP"/>
    </style:style>
    <style:style style:name="P67" style:family="paragraph" style:parent-style-name="Body">
      <style:text-properties officeooo:rsid="00534895" officeooo:paragraph-rsid="00eda463" style:language-asian="ja" style:country-asian="JP"/>
    </style:style>
    <style:style style:name="P68" style:family="paragraph" style:parent-style-name="Body">
      <style:text-properties officeooo:rsid="003c057c" officeooo:paragraph-rsid="00cc4826" style:language-asian="ja" style:country-asian="JP"/>
    </style:style>
    <style:style style:name="P69" style:family="paragraph" style:parent-style-name="Body">
      <style:text-properties officeooo:paragraph-rsid="002c123c"/>
    </style:style>
    <style:style style:name="P70" style:family="paragraph" style:parent-style-name="Body">
      <style:text-properties style:font-name="Arial" officeooo:paragraph-rsid="0042f387"/>
    </style:style>
    <style:style style:name="P71" style:family="paragraph" style:parent-style-name="Body">
      <style:text-properties style:font-name="Arial" officeooo:paragraph-rsid="00d3510c"/>
    </style:style>
    <style:style style:name="P72" style:family="paragraph" style:parent-style-name="Body">
      <style:text-properties officeooo:rsid="004a744c" officeooo:paragraph-rsid="004a744c"/>
    </style:style>
    <style:style style:name="P73" style:family="paragraph" style:parent-style-name="Body">
      <style:text-properties fo:color="#7f0055" style:font-name="Consolas" fo:font-size="10pt" fo:font-weight="bold" officeooo:rsid="002c123c" officeooo:paragraph-rsid="002c123c" style:font-size-asian="10pt" style:language-asian="ja" style:country-asian="JP" style:font-weight-asian="bold"/>
    </style:style>
    <style:style style:name="P74" style:family="paragraph" style:parent-style-name="Body">
      <style:text-properties officeooo:paragraph-rsid="008eefc8"/>
    </style:style>
    <style:style style:name="P75" style:family="paragraph" style:parent-style-name="Body">
      <style:text-properties officeooo:rsid="00ac3b41" officeooo:paragraph-rsid="00ac3b41"/>
    </style:style>
    <style:style style:name="P76" style:family="paragraph" style:parent-style-name="Body">
      <style:text-properties officeooo:paragraph-rsid="0032eb5e"/>
    </style:style>
    <style:style style:name="P77" style:family="paragraph" style:parent-style-name="Body">
      <style:text-properties officeooo:rsid="00b0e972" officeooo:paragraph-rsid="00b0e972"/>
    </style:style>
    <style:style style:name="P78" style:family="paragraph" style:parent-style-name="Body">
      <style:text-properties officeooo:paragraph-rsid="00cc4826"/>
    </style:style>
    <style:style style:name="P79" style:family="paragraph" style:parent-style-name="Body">
      <style:text-properties officeooo:rsid="009df73c" officeooo:paragraph-rsid="00dc84a2"/>
    </style:style>
    <style:style style:name="P80" style:family="paragraph" style:parent-style-name="Body">
      <style:text-properties officeooo:rsid="00e6e216" officeooo:paragraph-rsid="00e6e216"/>
    </style:style>
    <style:style style:name="P81" style:family="paragraph" style:parent-style-name="Body">
      <style:text-properties officeooo:rsid="00e8d4e6" officeooo:paragraph-rsid="00e8d4e6"/>
    </style:style>
    <style:style style:name="P82" style:family="paragraph" style:parent-style-name="Body">
      <style:text-properties officeooo:rsid="00e8d4e6" officeooo:paragraph-rsid="00e90575"/>
    </style:style>
    <style:style style:name="P83" style:family="paragraph" style:parent-style-name="Body">
      <style:text-properties officeooo:rsid="00eda463" officeooo:paragraph-rsid="00eda463"/>
    </style:style>
    <style:style style:name="P84" style:family="paragraph" style:parent-style-name="Body">
      <style:text-properties officeooo:rsid="00ef8e21" officeooo:paragraph-rsid="00ef8e21"/>
    </style:style>
    <style:style style:name="P85" style:family="paragraph" style:parent-style-name="Body">
      <style:text-properties officeooo:rsid="00ef8e21" officeooo:paragraph-rsid="0101a22a"/>
    </style:style>
    <style:style style:name="P86" style:family="paragraph" style:parent-style-name="Body">
      <style:text-properties officeooo:rsid="00f82b04" officeooo:paragraph-rsid="00f82b04"/>
    </style:style>
    <style:style style:name="P87" style:family="paragraph" style:parent-style-name="Body">
      <style:text-properties officeooo:rsid="00fcf6df" officeooo:paragraph-rsid="00fcf6df"/>
    </style:style>
    <style:style style:name="P88" style:family="paragraph" style:parent-style-name="Body">
      <style:text-properties officeooo:rsid="00ffeb80" officeooo:paragraph-rsid="00ffeb80"/>
    </style:style>
    <style:style style:name="P89" style:family="paragraph" style:parent-style-name="Body">
      <style:text-properties officeooo:rsid="0101a22a" officeooo:paragraph-rsid="0101a22a"/>
    </style:style>
    <style:style style:name="P90" style:family="paragraph" style:parent-style-name="Body">
      <style:text-properties fo:background-color="#b2b2b2"/>
    </style:style>
    <style:style style:name="P91" style:family="paragraph" style:parent-style-name="Body">
      <style:text-properties officeooo:paragraph-rsid="010e56ce"/>
    </style:style>
    <style:style style:name="P92" style:family="paragraph" style:parent-style-name="Standard">
      <style:text-properties style:font-name="Arial"/>
    </style:style>
    <style:style style:name="P93"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94" style:family="paragraph" style:parent-style-name="Standard">
      <style:text-properties style:font-name="Arial" fo:language="en" fo:country="US" officeooo:paragraph-rsid="0021c380" style:language-complex="ar" style:country-complex="SA"/>
    </style:style>
    <style:style style:name="P95" style:family="paragraph" style:parent-style-name="Standard">
      <style:text-properties style:font-name="Arial" fo:language="en" fo:country="US" officeooo:rsid="001febee" officeooo:paragraph-rsid="0021c380" style:language-complex="ar" style:country-complex="SA"/>
    </style:style>
    <style:style style:name="P96" style:family="paragraph" style:parent-style-name="Standard">
      <style:text-properties fo:language="en" fo:country="US" style:language-complex="ar" style:country-complex="SA"/>
    </style:style>
    <style:style style:name="P97"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98"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99"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00" style:family="paragraph" style:parent-style-name="Standard">
      <style:text-properties fo:color="#000000" style:font-name="Consolas" fo:font-size="10pt" fo:language="en" fo:country="US" fo:font-style="italic" style:font-size-asian="10pt" style:font-style-asian="italic" style:language-complex="ar" style:country-complex="SA"/>
    </style:style>
    <style:style style:name="P101" style:family="paragraph" style:parent-style-name="Standard">
      <style:text-properties fo:color="#000000" style:font-name="Consolas" fo:font-size="10pt" fo:language="en" fo:country="US" fo:font-style="italic" officeooo:paragraph-rsid="00cc4826" style:font-size-asian="10pt" style:font-style-asian="italic" style:language-complex="ar" style:country-complex="SA"/>
    </style:style>
    <style:style style:name="P102" style:family="paragraph" style:parent-style-name="Standard">
      <style:text-properties fo:color="#000000" style:font-name="Consolas" fo:font-size="10pt" fo:language="en" fo:country="US" fo:font-style="italic" officeooo:paragraph-rsid="00cc4826" style:font-size-asian="10pt" style:language-asian="ja" style:country-asian="JP" style:font-style-asian="italic" style:language-complex="ar" style:country-complex="SA"/>
    </style:style>
    <style:style style:name="P103" style:family="paragraph" style:parent-style-name="Standard">
      <style:text-properties fo:color="#000000" style:font-name="Consolas" fo:font-size="10pt" style:font-size-asian="10pt"/>
    </style:style>
    <style:style style:name="P104" style:family="paragraph" style:parent-style-name="Standard">
      <style:text-properties fo:color="#000000" style:font-name="Consolas" fo:font-size="10pt" style:font-size-asian="10pt" style:font-size-complex="10pt"/>
    </style:style>
    <style:style style:name="P105" style:family="paragraph" style:parent-style-name="Standard">
      <style:text-properties fo:color="#000000" style:font-name="Consolas" fo:font-size="10pt" officeooo:rsid="002c123c" officeooo:paragraph-rsid="002c123c" style:font-size-asian="10pt" style:language-asian="ja" style:country-asian="JP"/>
    </style:style>
    <style:style style:name="P106" style:family="paragraph" style:parent-style-name="Standard">
      <style:paragraph-properties fo:text-align="center" style:justify-single-word="false"/>
      <style:text-properties fo:color="#000000" style:font-name="Consolas" fo:font-size="10pt" style:font-size-asian="10pt"/>
    </style:style>
    <style:style style:name="P107" style:family="paragraph" style:parent-style-name="Standard">
      <style:text-properties fo:color="#000000" style:font-name="Monaco" fo:font-size="11pt" fo:font-weight="bold" style:font-size-asian="11pt" style:font-weight-asian="bold"/>
    </style:style>
    <style:style style:name="P108" style:family="paragraph" style:parent-style-name="Standard">
      <style:text-properties fo:color="#000000" style:font-name="Monaco" fo:font-size="10pt" style:font-size-asian="10pt" style:font-size-complex="10pt"/>
    </style:style>
    <style:style style:name="P109" style:family="paragraph" style:parent-style-name="Standard">
      <style:text-properties fo:color="#000000" style:font-name="Monaco" fo:font-size="10pt" officeooo:paragraph-rsid="009f6618" style:font-size-asian="10pt" style:font-size-complex="10pt"/>
    </style:style>
    <style:style style:name="P110" style:family="paragraph" style:parent-style-name="Standard">
      <style:text-properties fo:color="#000000" style:font-name="Monaco" fo:font-size="10pt" officeooo:paragraph-rsid="002c123c" style:font-size-asian="10pt" style:font-size-complex="10pt"/>
    </style:style>
    <style:style style:name="P111" style:family="paragraph" style:parent-style-name="Standard">
      <style:text-properties fo:color="#000000" style:font-name="Monaco" fo:font-size="10pt" officeooo:paragraph-rsid="008eefc8" style:font-size-asian="10pt" style:font-size-complex="10pt"/>
    </style:style>
    <style:style style:name="P112"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13" style:family="paragraph" style:parent-style-name="Standard">
      <style:text-properties fo:color="#000000" style:font-name="Arial" fo:font-size="10pt" officeooo:rsid="00cfdc55" officeooo:paragraph-rsid="00cfdc55" style:font-size-asian="10pt" style:language-asian="ja" style:country-asian="JP" style:font-size-complex="10pt"/>
    </style:style>
    <style:style style:name="P114" style:family="paragraph" style:parent-style-name="Standard">
      <style:text-properties fo:color="#000000" style:font-name="Menlo-Regular"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fo:font-size="10pt" officeooo:paragraph-rsid="008eefc8" style:font-size-asian="10pt" style:font-size-complex="10pt"/>
    </style:style>
    <style:style style:name="P117" style:family="paragraph" style:parent-style-name="Standard">
      <style:text-properties fo:font-size="10pt" officeooo:paragraph-rsid="009df73c" style:font-size-asian="10pt" style:font-size-complex="10pt"/>
    </style:style>
    <style:style style:name="P118" style:family="paragraph" style:parent-style-name="Standard">
      <style:text-properties fo:font-size="10pt" officeooo:paragraph-rsid="009f6618" style:font-size-asian="10pt" style:font-size-complex="10pt"/>
    </style:style>
    <style:style style:name="P119" style:family="paragraph" style:parent-style-name="Standard">
      <style:text-properties fo:font-size="10pt" officeooo:rsid="009f6618" officeooo:paragraph-rsid="009f6618" style:font-size-asian="10pt" style:language-asian="ja" style:country-asian="JP" style:font-size-complex="10pt"/>
    </style:style>
    <style:style style:name="P120" style:family="paragraph" style:parent-style-name="Standard">
      <style:text-properties fo:color="#7f0055" style:font-name="Monaco" fo:font-size="10pt" fo:font-weight="bold" officeooo:rsid="009f6618" officeooo:paragraph-rsid="009f6618" style:font-size-asian="10pt" style:language-asian="ja" style:country-asian="JP" style:font-weight-asian="bold" style:font-size-complex="10pt"/>
    </style:style>
    <style:style style:name="P121" style:family="paragraph" style:parent-style-name="Standard">
      <style:text-properties officeooo:rsid="009df73c" officeooo:paragraph-rsid="009df73c" style:language-asian="ja" style:country-asian="JP"/>
    </style:style>
    <style:style style:name="P122" style:family="paragraph" style:parent-style-name="Standard">
      <style:paragraph-properties fo:text-align="center" style:justify-single-word="false"/>
      <style:text-properties officeooo:rsid="0047096d" style:language-asian="ja" style:country-asian="JP"/>
    </style:style>
    <style:style style:name="P123" style:family="paragraph" style:parent-style-name="Standard">
      <style:text-properties fo:color="#ff0000" fo:language="en" fo:country="US" fo:font-style="italic" officeooo:paragraph-rsid="00cc4826" style:font-style-asian="italic" style:language-complex="ar" style:country-complex="SA"/>
    </style:style>
    <style:style style:name="P124"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25"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cc4826" style:font-size-asian="10pt"/>
    </style:style>
    <style:style style:name="P12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27" style:family="paragraph" style:parent-style-name="Standard">
      <style:paragraph-properties fo:margin-left="0cm" fo:margin-right="0cm" fo:text-align="start" style:justify-single-word="false" fo:text-indent="0cm" style:auto-text-indent="false"/>
      <style:text-properties style:font-name="Monaco" fo:font-size="10pt" officeooo:paragraph-rsid="0113d9c5" style:font-size-asian="10pt" style:font-size-complex="10pt"/>
    </style:style>
    <style:style style:name="P1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29"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30"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31"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33"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34" style:family="paragraph" style:parent-style-name="Standard">
      <style:paragraph-properties fo:margin-left="0cm" fo:margin-right="0cm" fo:text-align="start" style:justify-single-word="false" fo:text-indent="0cm" style:auto-text-indent="false"/>
      <style:text-properties style:font-name="Consolas" fo:font-size="10pt" officeooo:paragraph-rsid="00cc4826" style:font-size-asian="10pt"/>
    </style:style>
    <style:style style:name="P135" style:family="paragraph" style:parent-style-name="Standard">
      <style:paragraph-properties fo:margin-left="0cm" fo:margin-right="0cm" fo:text-align="start" style:justify-single-word="false" fo:text-indent="0cm" style:auto-text-indent="false"/>
      <style:text-properties officeooo:paragraph-rsid="00cc4826"/>
    </style:style>
    <style:style style:name="P136" style:family="paragraph" style:parent-style-name="Table_20_Contents">
      <style:text-properties officeooo:rsid="004a744c" officeooo:paragraph-rsid="004a744c" style:language-asian="ja" style:country-asian="JP"/>
    </style:style>
    <style:style style:name="P137" style:family="paragraph" style:parent-style-name="Table_20_Contents">
      <style:text-properties officeooo:rsid="004b290a" officeooo:paragraph-rsid="004b290a" style:language-asian="ja" style:country-asian="JP"/>
    </style:style>
    <style:style style:name="P138" style:family="paragraph" style:parent-style-name="Table_20_Contents">
      <style:text-properties officeooo:rsid="004b290a" officeooo:paragraph-rsid="004d48b0" style:language-asian="ja" style:country-asian="JP"/>
    </style:style>
    <style:style style:name="P139" style:family="paragraph" style:parent-style-name="Table_20_Contents">
      <style:text-properties officeooo:rsid="004cbb0d" officeooo:paragraph-rsid="004cbb0d" style:language-asian="ja" style:country-asian="JP"/>
    </style:style>
    <style:style style:name="P140" style:family="paragraph" style:parent-style-name="Table_20_Contents">
      <style:text-properties officeooo:rsid="004cbb0d" officeooo:paragraph-rsid="00d9a818" style:language-asian="ja" style:country-asian="JP"/>
    </style:style>
    <style:style style:name="P141" style:family="paragraph" style:parent-style-name="Table_20_Contents">
      <style:text-properties officeooo:rsid="004cbb0d" officeooo:paragraph-rsid="00516af6" style:language-asian="ja" style:country-asian="JP"/>
    </style:style>
    <style:style style:name="P142" style:family="paragraph" style:parent-style-name="Table_20_Contents">
      <style:text-properties officeooo:rsid="004d48b0" officeooo:paragraph-rsid="004d48b0" style:language-asian="ja" style:country-asian="JP"/>
    </style:style>
    <style:style style:name="P143" style:family="paragraph" style:parent-style-name="Table_20_Contents">
      <style:text-properties officeooo:rsid="00761f3b" officeooo:paragraph-rsid="00761f3b" style:language-asian="ja" style:country-asian="JP"/>
    </style:style>
    <style:style style:name="P144" style:family="paragraph" style:parent-style-name="Table_20_Contents">
      <style:text-properties officeooo:rsid="00761f3b" officeooo:paragraph-rsid="004cbb0d" style:language-asian="ja" style:country-asian="JP"/>
    </style:style>
    <style:style style:name="P145" style:family="paragraph" style:parent-style-name="Table_20_Contents">
      <style:text-properties officeooo:rsid="007a1230" officeooo:paragraph-rsid="007a1230" style:language-asian="ja" style:country-asian="JP"/>
    </style:style>
    <style:style style:name="P146" style:family="paragraph" style:parent-style-name="Table_20_Contents">
      <style:text-properties officeooo:rsid="007a1f32" officeooo:paragraph-rsid="007a8337" style:language-asian="ja" style:country-asian="JP"/>
    </style:style>
    <style:style style:name="P147" style:family="paragraph" style:parent-style-name="Table_20_Contents">
      <style:text-properties officeooo:rsid="007a1f32" officeooo:paragraph-rsid="00bb38ab" style:language-asian="ja" style:country-asian="JP"/>
    </style:style>
    <style:style style:name="P148" style:family="paragraph" style:parent-style-name="Table_20_Contents">
      <style:text-properties officeooo:rsid="007a1f32" officeooo:paragraph-rsid="00b9c851" style:language-asian="ja" style:country-asian="JP"/>
    </style:style>
    <style:style style:name="P149" style:family="paragraph" style:parent-style-name="Table_20_Contents">
      <style:text-properties officeooo:rsid="00516af6" officeooo:paragraph-rsid="00516af6" style:language-asian="ja" style:country-asian="JP"/>
    </style:style>
    <style:style style:name="P150" style:family="paragraph" style:parent-style-name="Table_20_Contents">
      <style:text-properties officeooo:rsid="006d3614" officeooo:paragraph-rsid="00a8b230"/>
    </style:style>
    <style:style style:name="P151" style:family="paragraph" style:parent-style-name="Table_20_Contents">
      <style:text-properties officeooo:rsid="006f1328" officeooo:paragraph-rsid="00a8b230"/>
    </style:style>
    <style:style style:name="P152" style:family="paragraph" style:parent-style-name="Table_20_Contents">
      <style:text-properties officeooo:rsid="00f82b04" officeooo:paragraph-rsid="00f82b04"/>
    </style:style>
    <style:style style:name="P153"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154" style:family="paragraph" style:parent-style-name="Table_20_Contents">
      <style:text-properties officeooo:rsid="00f96770" officeooo:paragraph-rsid="00f96770"/>
    </style:style>
    <style:style style:name="P155" style:family="paragraph" style:parent-style-name="Table_20_Contents">
      <style:text-properties officeooo:rsid="00fb37c1" officeooo:paragraph-rsid="00fb37c1"/>
    </style:style>
    <style:style style:name="P156" style:family="paragraph" style:parent-style-name="Table_20_Contents">
      <style:text-properties officeooo:rsid="00fcf6df" officeooo:paragraph-rsid="00fcf6df"/>
    </style:style>
    <style:style style:name="P157" style:family="paragraph" style:parent-style-name="Table_20_Contents">
      <style:text-properties officeooo:rsid="00fd8c01" officeooo:paragraph-rsid="00fd8c01"/>
    </style:style>
    <style:style style:name="P158" style:family="paragraph" style:parent-style-name="Text_20_body">
      <style:paragraph-properties fo:margin-top="0.254cm" fo:margin-bottom="0cm" loext:contextual-spacing="false"/>
      <style:text-properties fo:font-size="10pt" style:font-size-asian="10pt" style:font-size-complex="10pt"/>
    </style:style>
    <style:style style:name="P159" style:family="paragraph" style:parent-style-name="Text_20_body">
      <style:paragraph-properties fo:margin-top="0.254cm" fo:margin-bottom="0cm" loext:contextual-spacing="false"/>
      <style:text-properties officeooo:paragraph-rsid="00a3375e"/>
    </style:style>
    <style:style style:name="P160" style:family="paragraph" style:parent-style-name="Standard">
      <style:paragraph-properties fo:margin-top="0.081cm" fo:margin-bottom="0cm" loext:contextual-spacing="false" fo:text-align="start" style:justify-single-word="false" fo:orphans="2" fo:widows="2">
        <style:tab-stops/>
      </style:paragraph-properties>
      <style:text-properties fo:language="en" fo:country="US" officeooo:rsid="005e6dbe" officeooo:paragraph-rsid="00a8b230" style:language-asian="ja" style:country-asian="JP" style:language-complex="ar" style:country-complex="SA"/>
    </style:style>
    <style:style style:name="P161" style:family="paragraph" style:parent-style-name="Heading_20_1">
      <style:text-properties fo:language="en" fo:country="US" style:language-complex="ar" style:country-complex="SA"/>
    </style:style>
    <style:style style:name="P162" style:family="paragraph" style:parent-style-name="Heading_20_1">
      <style:text-properties fo:language="en" fo:country="US" officeooo:paragraph-rsid="006a248e" style:language-complex="ar" style:country-complex="SA"/>
    </style:style>
    <style:style style:name="P163" style:family="paragraph" style:parent-style-name="Heading_20_1">
      <style:paragraph-properties fo:break-before="page"/>
      <style:text-properties fo:language="en" fo:country="US" style:language-complex="ar" style:country-complex="SA"/>
    </style:style>
    <style:style style:name="P164"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65" style:family="paragraph" style:parent-style-name="Class_20_Heading" style:master-page-name="Converted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66" style:family="paragraph" style:parent-style-name="Class_20_Heading" style:master-page-name="Converted6">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67"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68"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69" style:family="paragraph" style:parent-style-name="Class_20_Heading" style:master-page-name="Converted11">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70"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1"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2"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3"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4"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5"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6"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7"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8"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79"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0"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1"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2"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3"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4"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5" style:family="paragraph" style:parent-style-name="Class_20_Heading" style:master-page-name="Converted2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6" style:family="paragraph" style:parent-style-name="Class_20_Heading" style:master-page-name="Converted2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7" style:family="paragraph" style:parent-style-name="Class_20_Heading" style:master-page-name="Converted2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8" style:family="paragraph" style:parent-style-name="Class_20_Heading" style:master-page-name="Converted3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89" style:family="paragraph" style:parent-style-name="Class_20_Heading" style:master-page-name="Converted3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0" style:family="paragraph" style:parent-style-name="Class_20_Heading" style:master-page-name="Converted3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1" style:family="paragraph" style:parent-style-name="Class_20_Heading" style:master-page-name="Converted34">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92" style:family="paragraph" style:parent-style-name="Class_20_Heading" style:master-page-name="Converted3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93" style:family="paragraph" style:parent-style-name="Class_20_Heading" style:master-page-name="Converted36">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94" style:family="paragraph" style:parent-style-name="Class_20_Heading" style:master-page-name="Converted38">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195" style:family="paragraph" style:parent-style-name="Class_20_Heading" style:master-page-name="Converted3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6" style:family="paragraph" style:parent-style-name="Class_20_Heading" style:master-page-name="Converted4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197" style:family="paragraph" style:parent-style-name="Class_20_Heading" style:master-page-name="Converted3">
      <loext:graphic-properties draw:fill="solid" draw:fill-color="#fff2cc"/>
      <style:paragraph-properties fo:margin-left="0.116cm" fo:margin-right="0.116cm" fo:text-indent="0cm" style:auto-text-indent="false" style:page-number="auto" fo:background-color="#fff2cc" fo:padding="0cm" fo:border="none"/>
    </style:style>
    <style:style style:name="P198" style:family="paragraph" style:parent-style-name="Class_20_Heading" style:master-page-name="Converted4">
      <loext:graphic-properties draw:fill="solid" draw:fill-color="#fff2cc"/>
      <style:paragraph-properties fo:margin-left="0.116cm" fo:margin-right="0.116cm" fo:text-indent="0cm" style:auto-text-indent="false" style:page-number="auto" fo:background-color="#fff2cc" fo:padding="0cm" fo:border="none"/>
    </style:style>
    <style:style style:name="P199" style:family="paragraph" style:parent-style-name="Class_20_Heading" style:master-page-name="Converted7">
      <loext:graphic-properties draw:fill="solid" draw:fill-color="#fff2cc"/>
      <style:paragraph-properties fo:margin-left="0.116cm" fo:margin-right="0.116cm" fo:text-indent="0cm" style:auto-text-indent="false" style:page-number="auto" fo:background-color="#fff2cc" fo:padding="0cm" fo:border="none"/>
    </style:style>
    <style:style style:name="P200"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201"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style>
    <style:style style:name="P202" style:family="paragraph" style:parent-style-name="Package_20_Heading" style:master-page-name="Converted10">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style>
    <style:style style:name="P203" style:family="paragraph" style:parent-style-name="Package_20_Heading" style:master-page-name="Converted33">
      <loext:graphic-properties draw:fill="solid" draw:fill-color="#d3eafd"/>
      <style:paragraph-properties fo:margin-left="0.116cm" fo:margin-right="0.116cm" fo:margin-top="0cm" fo:margin-bottom="0.706cm" loext:contextual-spacing="false" fo:keep-together="always" fo:text-indent="0cm" style:auto-text-indent="false" style:page-number="auto" fo:background-color="#d3eafd" fo:padding="0cm" fo:border="none"/>
    </style:style>
    <style:style style:name="P204" style:family="paragraph" style:parent-style-name="Package_20_Heading" style:master-page-name="Converted37">
      <loext:graphic-properties draw:fill="solid" draw:fill-color="#d3eafd"/>
      <style:paragraph-properties fo:margin-left="0.116cm" fo:margin-right="0.116cm" fo:margin-top="0cm" fo:margin-bottom="0.706cm" loext:contextual-spacing="false" fo:keep-together="always" fo:text-indent="0cm" style:auto-text-indent="false" style:page-number="auto" fo:background-color="#d3eafd" fo:padding="0cm" fo:border="none"/>
    </style:style>
    <style:style style:name="P205"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206" style:family="paragraph" style:parent-style-name="Standard" style:list-style-name="WW8Num3">
      <style:text-properties officeooo:rsid="01039bd3" officeooo:paragraph-rsid="01039bd3"/>
    </style:style>
    <style:style style:name="P207" style:family="paragraph" style:parent-style-name="Standard">
      <style:paragraph-properties fo:keep-together="always"/>
    </style:style>
    <style:style style:name="P208"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209"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210"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13d9c5" style:font-size-asian="10pt" style:font-size-complex="10pt"/>
    </style:style>
    <style:style style:name="P211"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212" style:family="paragraph" style:parent-style-name="Standard">
      <style:paragraph-properties fo:margin-top="0cm" fo:margin-bottom="0.494cm" loext:contextual-spacing="false"/>
    </style:style>
    <style:style style:name="P213" style:family="paragraph" style:parent-style-name="Standard">
      <style:paragraph-properties fo:margin-top="0cm" fo:margin-bottom="0.494cm" loext:contextual-spacing="false" fo:keep-together="always"/>
    </style:style>
    <style:style style:name="P214"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215"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1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17" style:family="paragraph" style:parent-style-name="Standard">
      <style:paragraph-properties fo:margin-top="0.095cm" fo:margin-bottom="0.095cm" loext:contextual-spacing="false">
        <style:tab-stops/>
      </style:paragraph-properties>
    </style:style>
    <style:style style:name="P218" style:family="paragraph" style:parent-style-name="Standard">
      <style:paragraph-properties fo:margin-top="0.494cm" fo:margin-bottom="0cm" loext:contextual-spacing="false"/>
    </style:style>
    <style:style style:name="P219" style:family="paragraph" style:parent-style-name="Standard">
      <style:paragraph-properties fo:margin-top="0.494cm" fo:margin-bottom="0cm" loext:contextual-spacing="false" fo:line-height="5%"/>
      <style:text-properties style:font-name="Arial1" fo:font-size="1pt" style:font-size-asian="1pt"/>
    </style:style>
    <style:style style:name="P220"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221" style:family="paragraph" style:parent-style-name="Standard">
      <style:paragraph-properties fo:margin-top="0.494cm" fo:margin-bottom="0cm" loext:contextual-spacing="false" fo:keep-together="always" fo:keep-with-next="always"/>
    </style:style>
    <style:style style:name="P222" style:family="paragraph" style:parent-style-name="Standard">
      <style:paragraph-properties fo:margin-top="0.494cm" fo:margin-bottom="0.494cm" loext:contextual-spacing="false"/>
    </style:style>
    <style:style style:name="P223" style:family="paragraph" style:parent-style-name="Standard">
      <style:paragraph-properties fo:margin-top="0cm" fo:margin-bottom="0.706cm" loext:contextual-spacing="false"/>
    </style:style>
    <style:style style:name="P224" style:family="paragraph" style:parent-style-name="Standard">
      <style:paragraph-properties fo:margin-top="0cm" fo:margin-bottom="0.706cm" loext:contextual-spacing="false" fo:keep-together="always"/>
    </style:style>
    <style:style style:name="P225" style:family="paragraph" style:parent-style-name="Standard">
      <style:paragraph-properties fo:margin-top="0.706cm" fo:margin-bottom="0cm" loext:contextual-spacing="false" fo:line-height="5%"/>
      <style:text-properties style:font-name="Arial1" fo:font-size="1pt" style:font-size-asian="1pt"/>
    </style:style>
    <style:style style:name="P226" style:family="paragraph" style:parent-style-name="Standard">
      <style:paragraph-properties fo:margin-top="0.706cm" fo:margin-bottom="0cm" loext:contextual-spacing="false" fo:line-height="5%" fo:keep-together="always"/>
      <style:text-properties style:font-name="Arial1" fo:font-size="1pt" style:font-size-asian="1pt"/>
    </style:style>
    <style:style style:name="P227" style:family="paragraph" style:parent-style-name="Standard">
      <style:paragraph-properties fo:margin-left="1.27cm" fo:margin-right="0cm" fo:margin-top="0cm" fo:margin-bottom="0.494cm" loext:contextual-spacing="false" fo:text-indent="0cm" style:auto-text-indent="false"/>
    </style:style>
    <style:style style:name="P228" style:family="paragraph" style:parent-style-name="Standard">
      <style:paragraph-properties fo:margin-left="1.27cm" fo:margin-right="0cm" fo:text-indent="0cm" style:auto-text-indent="false"/>
    </style:style>
    <style:style style:name="P229" style:family="paragraph" style:parent-style-name="Standard">
      <style:paragraph-properties fo:margin-left="1.27cm" fo:margin-right="0cm" fo:text-indent="0cm" style:auto-text-indent="false" fo:keep-with-next="always"/>
    </style:style>
    <style:style style:name="P230" style:family="paragraph" style:parent-style-name="Standard">
      <style:paragraph-properties fo:margin-left="1.27cm" fo:margin-right="0cm" fo:margin-top="0cm" fo:margin-bottom="0.706cm" loext:contextual-spacing="false" fo:text-indent="0cm" style:auto-text-indent="false"/>
    </style:style>
    <style:style style:name="P231" style:family="paragraph" style:parent-style-name="Standard">
      <style:paragraph-properties fo:keep-with-next="always"/>
    </style:style>
    <style:style style:name="P232" style:family="paragraph" style:parent-style-name="Standard">
      <style:paragraph-properties fo:keep-together="always" fo:keep-with-next="always"/>
    </style:style>
    <style:style style:name="P233" style:family="paragraph" style:parent-style-name="Standard">
      <style:paragraph-properties fo:margin-top="0.441cm" fo:margin-bottom="0cm" loext:contextual-spacing="false" fo:keep-together="always" fo:keep-with-next="always"/>
    </style:style>
    <style:style style:name="P234"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235" style:family="paragraph" style:parent-style-name="Standard">
      <style:paragraph-properties fo:margin-top="0.469cm" fo:margin-bottom="0cm" loext:contextual-spacing="false" fo:line-height="5%"/>
      <style:text-properties style:font-name="Arial1" fo:font-size="1pt" style:font-size-asian="1pt"/>
    </style:style>
    <style:style style:name="P236"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37"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38" style:family="paragraph" style:parent-style-name="Standard">
      <style:paragraph-properties fo:margin-top="0.081cm" fo:margin-bottom="0.081cm" loext:contextual-spacing="false" fo:text-align="end" style:justify-single-word="false" fo:orphans="2" fo:widows="2">
        <style:tab-stops/>
      </style:paragraph-properties>
    </style:style>
    <style:style style:name="P239"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240" style:family="paragraph" style:parent-style-name="Standard">
      <style:paragraph-properties fo:margin-top="0.441cm" fo:margin-bottom="0.494cm" loext:contextual-spacing="false" fo:keep-together="always"/>
    </style:style>
    <style:style style:name="P241" style:family="paragraph" style:parent-style-name="Standard">
      <style:paragraph-properties fo:margin-top="0.081cm" fo:margin-bottom="0cm" loext:contextual-spacing="false" fo:text-align="start" style:justify-single-word="false" fo:orphans="2" fo:widows="2">
        <style:tab-stops/>
      </style:paragraph-properties>
    </style:style>
    <style:style style:name="P24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43" style:family="paragraph" style:parent-style-name="Standard">
      <style:paragraph-properties fo:margin-left="2.54cm" fo:margin-right="0cm" fo:text-indent="0cm" style:auto-text-indent="false"/>
    </style:style>
    <style:style style:name="P244" style:family="paragraph" style:parent-style-name="Standard">
      <style:paragraph-properties fo:margin-left="2.54cm" fo:margin-right="0cm" fo:margin-top="0cm" fo:margin-bottom="0.706cm" loext:contextual-spacing="false" fo:text-indent="0cm" style:auto-text-indent="false"/>
    </style:style>
    <style:style style:name="P245"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46" style:family="paragraph" style:parent-style-name="Body" style:list-style-name="L1">
      <style:text-properties officeooo:paragraph-rsid="002a5527"/>
    </style:style>
    <style:style style:name="P247" style:family="paragraph" style:parent-style-name="Body" style:list-style-name="L1">
      <style:text-properties fo:color="#000000" officeooo:paragraph-rsid="0038ba69"/>
    </style:style>
    <style:style style:name="P248" style:family="paragraph" style:parent-style-name="Body">
      <style:text-properties fo:color="#000000" style:font-name="Menlo-Regular" fo:background-color="#b2b2b2"/>
    </style:style>
    <style:style style:name="P249" style:family="paragraph" style:parent-style-name="Body">
      <style:text-properties officeooo:rsid="00ca30ca" officeooo:paragraph-rsid="010cf364" style:language-asian="ja" style:country-asian="JP"/>
    </style:style>
    <style:style style:name="P250" style:family="paragraph" style:parent-style-name="Body">
      <style:text-properties officeooo:rsid="00dc84a2" officeooo:paragraph-rsid="00dc84a2" style:language-asian="ja" style:country-asian="JP"/>
    </style:style>
    <style:style style:name="P25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5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53"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54" style:family="paragraph" style:parent-style-name="Heading_20_2">
      <style:text-properties fo:language="en" fo:country="US" style:language-complex="ar" style:country-complex="SA"/>
    </style:style>
    <style:style style:name="P255" style:family="paragraph" style:parent-style-name="Heading_20_2">
      <style:text-properties fo:language="en" fo:country="US" officeooo:rsid="0021c380" officeooo:paragraph-rsid="0021c380" style:language-complex="ar" style:country-complex="SA"/>
    </style:style>
    <style:style style:name="P256" style:family="paragraph" style:parent-style-name="Heading_20_2">
      <style:text-properties fo:language="en" fo:country="US" officeooo:rsid="001febee" officeooo:paragraph-rsid="0021c380" style:language-complex="ar" style:country-complex="SA"/>
    </style:style>
    <style:style style:name="P257" style:family="paragraph" style:parent-style-name="Heading_20_2">
      <style:text-properties fo:language="en" fo:country="US" officeooo:paragraph-rsid="001febee" style:language-complex="ar" style:country-complex="SA"/>
    </style:style>
    <style:style style:name="P258" style:family="paragraph" style:parent-style-name="Heading_20_2">
      <style:text-properties officeooo:paragraph-rsid="002a5527"/>
    </style:style>
    <style:style style:name="P259" style:family="paragraph" style:parent-style-name="Heading_20_2">
      <style:text-properties officeooo:rsid="004a744c" officeooo:paragraph-rsid="004a744c" style:language-asian="ja" style:country-asian="JP"/>
    </style:style>
    <style:style style:name="P260" style:family="paragraph" style:parent-style-name="Heading_20_2">
      <style:text-properties officeooo:rsid="009df73c" officeooo:paragraph-rsid="009df73c" style:language-asian="ja" style:country-asian="JP"/>
    </style:style>
    <style:style style:name="P261" style:family="paragraph" style:parent-style-name="Heading_20_2">
      <style:text-properties officeooo:rsid="00eda463" officeooo:paragraph-rsid="00eda463" style:language-asian="ja" style:country-asian="JP"/>
    </style:style>
    <style:style style:name="P262" style:family="paragraph" style:parent-style-name="Heading_20_2">
      <style:text-properties officeooo:paragraph-rsid="00e646f7"/>
    </style:style>
    <style:style style:name="P263" style:family="paragraph" style:parent-style-name="Heading_20_2">
      <style:text-properties officeooo:paragraph-rsid="008eefc8"/>
    </style:style>
    <style:style style:name="P264" style:family="paragraph" style:parent-style-name="Heading_20_2">
      <style:text-properties officeooo:rsid="00f4606b" officeooo:paragraph-rsid="00f63ce8"/>
    </style:style>
    <style:style style:name="P265" style:family="paragraph" style:parent-style-name="Heading_20_2">
      <style:text-properties officeooo:paragraph-rsid="00534895"/>
    </style:style>
    <style:style style:name="P266"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67"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268"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269"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270" style:family="paragraph" style:parent-style-name="Definition_20_Term">
      <style:text-properties fo:language="en" fo:country="US" style:language-complex="ar" style:country-complex="SA"/>
    </style:style>
    <style:style style:name="P271" style:family="paragraph" style:parent-style-name="Definition_20_Term" style:list-style-name="WW8Num3">
      <style:text-properties fo:language="en" fo:country="US" officeooo:rsid="005b2878" officeooo:paragraph-rsid="005dacad" style:language-complex="ar" style:country-complex="SA"/>
    </style:style>
    <style:style style:name="P272" style:family="paragraph" style:parent-style-name="Definition_20_Term" style:list-style-name="WW8Num3">
      <style:text-properties fo:language="en" fo:country="US" officeooo:rsid="005b2878" officeooo:paragraph-rsid="01039bd3" style:language-complex="ar" style:country-complex="SA"/>
    </style:style>
    <style:style style:name="P273" style:family="paragraph" style:parent-style-name="Definition_20_Term" style:list-style-name="WW8Num3">
      <style:text-properties fo:language="en" fo:country="US" officeooo:paragraph-rsid="005dacad" style:language-complex="ar" style:country-complex="SA"/>
    </style:style>
    <style:style style:name="P274" style:family="paragraph" style:parent-style-name="Definition_20_Term" style:list-style-name="WW8Num3">
      <style:text-properties officeooo:paragraph-rsid="005dacad"/>
    </style:style>
    <style:style style:name="P275" style:family="paragraph" style:parent-style-name="Definition_20_Term" style:list-style-name="WW8Num3">
      <style:text-properties officeooo:paragraph-rsid="01039bd3"/>
    </style:style>
    <style:style style:name="P276" style:family="paragraph" style:parent-style-name="Heading_20_3">
      <style:text-properties officeooo:rsid="009f6618" officeooo:paragraph-rsid="009f6618" style:language-asian="ja" style:country-asian="JP"/>
    </style:style>
    <style:style style:name="P277"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278" style:family="paragraph">
      <style:paragraph-properties fo:margin-left="0cm" fo:margin-right="0cm" fo:margin-top="0cm" fo:margin-bottom="0cm" fo:line-height="100%" fo:text-align="center" fo:text-indent="0cm"/>
    </style:style>
    <style:style style:name="P279"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1"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4" style:family="paragraph">
      <style:paragraph-properties fo:margin-left="0cm" fo:margin-right="0cm" fo:margin-top="0cm" fo:margin-bottom="0cm" fo:line-height="100%" fo:text-indent="0cm"/>
    </style:style>
    <style:style style:name="P2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86"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7"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0"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92"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4"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5"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7"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8"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299"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ebee"/>
    </style:style>
    <style:style style:name="T2" style:family="text">
      <style:text-properties officeooo:rsid="001febee" fo:background-color="transparent" loext:char-shading-value="0"/>
    </style:style>
    <style:style style:name="T3" style:family="text">
      <style:text-properties fo:color="#000000"/>
    </style:style>
    <style:style style:name="T4" style:family="text">
      <style:text-properties fo:color="#000000" style:font-name="Arial1" fo:font-size="10pt" style:font-size-asian="10pt"/>
    </style:style>
    <style:style style:name="T5" style:family="text">
      <style:text-properties fo:color="#000000" style:font-name="Arial1" fo:font-size="10pt" fo:font-weight="bold" style:font-size-asian="10pt" style:font-weight-asian="bold"/>
    </style:style>
    <style:style style:name="T6" style:family="text">
      <style:text-properties fo:color="#000000" style:font-name="Arial1" fo:font-size="9pt" style:font-size-asian="9pt"/>
    </style:style>
    <style:style style:name="T7" style:family="text">
      <style:text-properties fo:color="#000000" style:font-name="Arial1" fo:font-size="16pt" fo:font-weight="bold" style:font-size-asian="16pt" style:font-weight-asian="bold"/>
    </style:style>
    <style:style style:name="T8" style:family="text">
      <style:text-properties fo:color="#000000" style:font-name="Arial1" fo:font-size="14pt" fo:font-weight="bold" style:font-size-asian="14pt" style:font-weight-asian="bold"/>
    </style:style>
    <style:style style:name="T9" style:family="text">
      <style:text-properties fo:color="#000000" style:font-name="Arial1" fo:font-size="12pt" fo:font-weight="bold" style:font-size-asian="12pt" style:font-weight-asian="bold"/>
    </style:style>
    <style:style style:name="T10" style:family="text">
      <style:text-properties fo:color="#000000" style:font-name="Consolas" fo:font-size="10pt" style:font-size-asian="10pt"/>
    </style:style>
    <style:style style:name="T11" style:family="text">
      <style:text-properties fo:color="#000000" style:font-name="Consolas" fo:font-size="10pt" style:font-size-asian="10pt" style:language-asian="ja" style:country-asian="JP"/>
    </style:style>
    <style:style style:name="T12" style:family="text">
      <style:text-properties fo:color="#000000" style:font-name="Consolas" fo:font-size="10pt" officeooo:rsid="0041611e" style:font-size-asian="10pt" style:language-asian="ja" style:country-asian="JP"/>
    </style:style>
    <style:style style:name="T13" style:family="text">
      <style:text-properties fo:color="#000000" style:font-name="Consolas" fo:font-size="10pt" officeooo:rsid="00c35a7f" style:font-size-asian="10pt"/>
    </style:style>
    <style:style style:name="T14" style:family="text">
      <style:text-properties fo:color="#000000" style:font-name="Consolas" fo:font-size="10pt" officeooo:rsid="00d3510c" style:font-size-asian="10pt"/>
    </style:style>
    <style:style style:name="T15" style:family="text">
      <style:text-properties fo:color="#000000" fo:font-size="10pt" style:font-size-asian="10pt" style:language-asian="ja" style:country-asian="JP"/>
    </style:style>
    <style:style style:name="T16" style:family="text">
      <style:text-properties fo:color="#000000" fo:font-size="10pt" officeooo:rsid="00cfdc55" style:font-size-asian="10pt" style:language-asian="ja" style:country-asian="JP"/>
    </style:style>
    <style:style style:name="T17" style:family="text">
      <style:text-properties fo:color="#000000" fo:font-size="10pt" officeooo:rsid="00d3510c" style:font-size-asian="10pt" style:language-asian="ja" style:country-asian="JP"/>
    </style:style>
    <style:style style:name="T18" style:family="text">
      <style:text-properties fo:color="#000000" fo:font-size="10pt" officeooo:rsid="00da25d5" style:font-size-asian="10pt" style:language-asian="ja" style:country-asian="JP"/>
    </style:style>
    <style:style style:name="T19" style:family="text">
      <style:text-properties fo:color="#000000" fo:font-size="10pt" officeooo:rsid="00dc1319" style:font-size-asian="10pt" style:language-asian="ja" style:country-asian="JP"/>
    </style:style>
    <style:style style:name="T20" style:family="text">
      <style:text-properties fo:color="#000000" style:font-name="Arial" fo:font-size="10pt" fo:language="en" fo:country="US" officeooo:rsid="006b99db" style:font-name-asian="Times New Roman" style:font-size-asian="10pt" style:language-asian="ja" style:country-asian="JP" style:font-name-complex="Times New Roman" style:font-size-complex="10pt" style:language-complex="ar" style:country-complex="SA"/>
    </style:style>
    <style:style style:name="T21" style:family="text">
      <style:text-properties fo:color="#000000" style:font-name="Arial" fo:font-size="10pt" fo:language="en" fo:country="US" officeooo:rsid="006d3614" style:font-name-asian="Times New Roman" style:font-size-asian="10pt" style:language-asian="ja" style:country-asian="JP" style:font-name-complex="Times New Roman" style:font-size-complex="10pt" style:language-complex="ar" style:country-complex="SA"/>
    </style:style>
    <style:style style:name="T22" style:family="text">
      <style:text-properties fo:color="#000000" style:font-name="Arial" fo:font-size="10pt" fo:language="en" fo:country="US" officeooo:rsid="00aa36fa" style:font-name-asian="Times New Roman" style:font-size-asian="10pt" style:language-asian="ja" style:country-asian="JP" style:font-name-complex="Times New Roman" style:font-size-complex="10pt" style:language-complex="ar" style:country-complex="SA"/>
    </style:style>
    <style:style style:name="T23" style:family="text">
      <style:text-properties fo:color="#000000" style:font-name="Arial" fo:font-size="10pt" fo:language="en" fo:country="US" officeooo:rsid="00dc6ab0" style:font-name-asian="Times New Roman" style:font-size-asian="10pt" style:language-asian="ja" style:country-asian="JP" style:font-name-complex="Times New Roman" style:font-size-complex="10pt" style:language-complex="ar" style:country-complex="SA"/>
    </style:style>
    <style:style style:name="T24" style:family="text">
      <style:text-properties fo:color="#000000" style:font-name="Monaco"/>
    </style:style>
    <style:style style:name="T25" style:family="text">
      <style:text-properties fo:color="#000000" style:font-name="Monaco" style:text-underline-style="solid" style:text-underline-width="auto" style:text-underline-color="font-color"/>
    </style:style>
    <style:style style:name="T26" style:family="text">
      <style:text-properties fo:color="#000000" style:font-name="Monaco" fo:font-style="italic" fo:font-weight="bold" style:font-style-asian="italic" style:font-weight-asian="bold"/>
    </style:style>
    <style:style style:name="T27" style:family="text">
      <style:text-properties fo:color="#000000" style:font-name="Monaco" fo:background-color="#d4d4d4" loext:char-shading-value="0"/>
    </style:style>
    <style:style style:name="T28" style:family="text">
      <style:text-properties fo:color="#000000" style:font-name="Monaco" officeooo:rsid="00e6e216"/>
    </style:style>
    <style:style style:name="T29" style:family="text">
      <style:text-properties fo:color="#000000" style:font-name="Monaco" officeooo:rsid="00e92934"/>
    </style:style>
    <style:style style:name="T30" style:family="text">
      <style:text-properties fo:color="#000000" style:font-name="Monaco" fo:background-color="transparent" loext:char-shading-value="0"/>
    </style:style>
    <style:style style:name="T31" style:family="text">
      <style:text-properties fo:color="#000000" style:font-name="Monaco" fo:background-color="transparent" loext:char-shading-value="0"/>
    </style:style>
    <style:style style:name="T32" style:family="text">
      <style:text-properties fo:color="#000000" fo:font-weight="bold" style:font-weight-asian="bold"/>
    </style:style>
    <style:style style:name="T33" style:family="text">
      <style:text-properties fo:color="#000000" fo:font-weight="normal" style:font-weight-asian="normal"/>
    </style:style>
    <style:style style:name="T34" style:family="text">
      <style:text-properties fo:color="#000000" style:font-name="Calibri"/>
    </style:style>
    <style:style style:name="T35" style:family="text">
      <style:text-properties fo:color="#000000" style:font-name="Calibri" officeooo:rsid="00a14071"/>
    </style:style>
    <style:style style:name="T36" style:family="text">
      <style:text-properties fo:color="#000000" style:font-name="Calibri" fo:font-size="10pt" officeooo:rsid="00a3375e" style:font-size-asian="10pt" style:font-size-complex="10pt"/>
    </style:style>
    <style:style style:name="T37" style:family="text">
      <style:text-properties fo:color="#000000" style:font-name="Calibri" fo:font-size="10pt" officeooo:rsid="00a8b230" style:font-size-asian="10pt" style:font-size-complex="10pt"/>
    </style:style>
    <style:style style:name="T38" style:family="text">
      <style:text-properties fo:color="#000000" style:font-name="Calibri" fo:font-size="10pt" officeooo:rsid="009f6618" style:font-size-asian="10pt" style:language-asian="ja" style:country-asian="JP" style:font-size-complex="10pt"/>
    </style:style>
    <style:style style:name="T39" style:family="text">
      <style:text-properties fo:color="#000000" style:font-name="Calibri" officeooo:rsid="00dc6ab0"/>
    </style:style>
    <style:style style:name="T40" style:family="text">
      <style:text-properties fo:color="#000000" style:font-name="Calibri" officeooo:rsid="00e08a45"/>
    </style:style>
    <style:style style:name="T41" style:family="text">
      <style:text-properties fo:color="#000000" officeooo:rsid="00a3375e"/>
    </style:style>
    <style:style style:name="T42" style:family="text">
      <style:text-properties fo:color="#000000" officeooo:rsid="00dc6ab0"/>
    </style:style>
    <style:style style:name="T43" style:family="text">
      <style:text-properties fo:color="#000000" officeooo:rsid="00e052a3"/>
    </style:style>
    <style:style style:name="T44" style:family="text">
      <style:text-properties fo:color="#000000"/>
    </style:style>
    <style:style style:name="T45" style:family="text">
      <style:text-properties fo:font-size="14pt" fo:font-weight="normal" style:font-size-asian="14pt" style:font-weight-asian="normal"/>
    </style:style>
    <style:style style:name="T46" style:family="text">
      <style:text-properties fo:color="#ff0000" fo:font-size="10pt" fo:font-style="italic" fo:font-weight="normal" style:font-size-asian="10pt" style:font-style-asian="italic" style:font-weight-asian="normal"/>
    </style:style>
    <style:style style:name="T47" style:family="text">
      <style:text-properties fo:color="#ff0000" fo:font-size="10pt" fo:font-style="italic" fo:font-weight="normal" officeooo:rsid="00238235" style:font-size-asian="10pt" style:font-style-asian="italic" style:font-weight-asian="normal"/>
    </style:style>
    <style:style style:name="T4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9" style:family="text">
      <style:text-properties fo:color="#ff0000" fo:font-style="italic" style:font-style-asian="italic"/>
    </style:style>
    <style:style style:name="T50" style:family="text">
      <style:text-properties fo:color="#ff0000" fo:font-style="italic" fo:font-weight="bold" style:font-style-asian="italic" style:font-weight-asian="bold"/>
    </style:style>
    <style:style style:name="T51" style:family="text">
      <style:text-properties fo:color="#ff0000" fo:language="en" fo:country="US" fo:font-style="italic" style:font-style-asian="italic" style:language-complex="ar" style:country-complex="SA"/>
    </style:style>
    <style:style style:name="T52" style:family="text">
      <style:text-properties fo:language="en" fo:country="US" style:language-complex="ar" style:country-complex="SA"/>
    </style:style>
    <style:style style:name="T53" style:family="text">
      <style:text-properties fo:language="en" fo:country="US" officeooo:rsid="001febee" style:language-complex="ar" style:country-complex="SA"/>
    </style:style>
    <style:style style:name="T54" style:family="text">
      <style:text-properties fo:language="en" fo:country="US" officeooo:rsid="005b2878" style:language-complex="ar" style:country-complex="SA"/>
    </style:style>
    <style:style style:name="T55" style:family="text">
      <style:text-properties fo:language="en" fo:country="US" officeooo:rsid="01039bd3" style:language-complex="ar" style:country-complex="SA"/>
    </style:style>
    <style:style style:name="T56" style:family="text">
      <style:text-properties fo:language="en" fo:country="US" fo:font-style="normal" style:font-style-asian="normal" style:language-complex="ar" style:country-complex="SA" style:font-style-complex="normal"/>
    </style:style>
    <style:style style:name="T57" style:family="text">
      <style:text-properties fo:language="en" fo:country="US" fo:font-style="normal" officeooo:rsid="00a043d5" style:font-style-asian="normal" style:language-complex="ar" style:country-complex="SA" style:font-style-complex="normal"/>
    </style:style>
    <style:style style:name="T58" style:family="text">
      <style:text-properties style:font-name="Courier New"/>
    </style:style>
    <style:style style:name="T59" style:family="text">
      <style:text-properties officeooo:rsid="008f1838"/>
    </style:style>
    <style:style style:name="T60" style:family="text">
      <style:text-properties officeooo:rsid="00986220"/>
    </style:style>
    <style:style style:name="T61" style:family="text">
      <style:text-properties officeooo:rsid="00aebbf5"/>
    </style:style>
    <style:style style:name="T62" style:family="text">
      <style:text-properties officeooo:rsid="005d5d5a"/>
    </style:style>
    <style:style style:name="T63" style:family="text">
      <style:text-properties officeooo:rsid="008114bd"/>
    </style:style>
    <style:style style:name="T64" style:family="text">
      <style:text-properties officeooo:rsid="00631bd6"/>
    </style:style>
    <style:style style:name="T65" style:family="text">
      <style:text-properties officeooo:rsid="006118cb"/>
    </style:style>
    <style:style style:name="T66" style:family="text">
      <style:text-properties fo:font-style="italic" officeooo:rsid="006118cb" style:font-style-asian="italic" style:font-style-complex="italic"/>
    </style:style>
    <style:style style:name="T67" style:family="text">
      <style:text-properties fo:font-style="italic" officeooo:rsid="00aa48a8" style:font-style-asian="italic" style:font-style-complex="italic"/>
    </style:style>
    <style:style style:name="T68" style:family="text">
      <style:text-properties fo:font-style="italic" officeooo:rsid="00a95520" style:font-style-asian="italic" style:font-style-complex="italic"/>
    </style:style>
    <style:style style:name="T69" style:family="text">
      <style:text-properties fo:font-style="italic" officeooo:rsid="003c057c" style:language-asian="ja" style:country-asian="JP" style:font-style-asian="italic" style:font-style-complex="italic"/>
    </style:style>
    <style:style style:name="T70" style:family="text">
      <style:text-properties fo:font-style="normal" officeooo:rsid="006118cb" style:font-style-asian="normal" style:font-style-complex="normal"/>
    </style:style>
    <style:style style:name="T71" style:family="text">
      <style:text-properties fo:font-style="normal" officeooo:rsid="00a204d8" style:font-style-asian="normal" style:font-style-complex="normal"/>
    </style:style>
    <style:style style:name="T72" style:family="text">
      <style:text-properties fo:font-style="normal" officeooo:rsid="006b348e" style:font-style-asian="normal" style:font-style-complex="normal"/>
    </style:style>
    <style:style style:name="T73" style:family="text">
      <style:text-properties fo:font-style="normal" officeooo:rsid="007d2641" style:font-style-asian="normal" style:font-style-complex="normal"/>
    </style:style>
    <style:style style:name="T74" style:family="text">
      <style:text-properties fo:font-style="normal" officeooo:rsid="00801ad4" style:font-style-asian="normal" style:font-style-complex="normal"/>
    </style:style>
    <style:style style:name="T75" style:family="text">
      <style:text-properties officeooo:rsid="007d2641"/>
    </style:style>
    <style:style style:name="T76" style:family="text">
      <style:text-properties officeooo:rsid="008cef3b"/>
    </style:style>
    <style:style style:name="T77" style:family="text">
      <style:text-properties officeooo:rsid="008d701f"/>
    </style:style>
    <style:style style:name="T78" style:family="text">
      <style:text-properties officeooo:rsid="009a5132"/>
    </style:style>
    <style:style style:name="T79" style:family="text">
      <style:text-properties officeooo:rsid="00aca49a"/>
    </style:style>
    <style:style style:name="T80" style:family="text">
      <style:text-properties officeooo:rsid="00441385"/>
    </style:style>
    <style:style style:name="T81" style:family="text">
      <style:text-properties officeooo:rsid="0042a318"/>
    </style:style>
    <style:style style:name="T82" style:family="text">
      <style:text-properties fo:color="#7f0055" style:font-name="Consolas" fo:font-size="10pt" fo:font-weight="bold" style:font-size-asian="10pt" style:font-weight-asian="bold"/>
    </style:style>
    <style:style style:name="T83" style:family="text">
      <style:text-properties fo:color="#7f0055" style:font-name="Consolas" fo:font-size="10pt" fo:font-weight="bold" style:font-size-asian="10pt" style:language-asian="ja" style:country-asian="JP" style:font-weight-asian="bold"/>
    </style:style>
    <style:style style:name="T84" style:family="text">
      <style:text-properties fo:color="#7f0055" style:font-name="Monaco" fo:font-weight="bold" style:font-weight-asian="bold"/>
    </style:style>
    <style:style style:name="T85" style:family="text">
      <style:text-properties fo:color="#7f0055" style:font-name="Monaco" fo:font-weight="bold" officeooo:rsid="009df73c" style:language-asian="ja" style:country-asian="JP" style:font-weight-asian="bold"/>
    </style:style>
    <style:style style:name="T86" style:family="text">
      <style:text-properties fo:color="#7f0055" style:font-name="Monaco" fo:font-weight="bold" officeooo:rsid="009f6618" style:language-asian="ja" style:country-asian="JP" style:font-weight-asian="bold"/>
    </style:style>
    <style:style style:name="T87" style:family="text">
      <style:text-properties fo:color="#7f0055" fo:font-weight="bold" style:font-weight-asian="bold"/>
    </style:style>
    <style:style style:name="T88" style:family="text">
      <style:text-properties fo:color="#3f5fbf"/>
    </style:style>
    <style:style style:name="T89" style:family="text">
      <style:text-properties fo:color="#3f5fbf" style:font-name="Consolas" fo:font-size="10pt" style:font-size-asian="10pt"/>
    </style:style>
    <style:style style:name="T90" style:family="text">
      <style:text-properties fo:color="#3f5fbf" style:font-name="Monaco"/>
    </style:style>
    <style:style style:name="T91" style:family="text">
      <style:text-properties fo:color="#3f5fbf" style:font-name="Monaco" style:text-underline-style="solid" style:text-underline-width="auto" style:text-underline-color="font-color"/>
    </style:style>
    <style:style style:name="T92" style:family="text">
      <style:text-properties fo:color="#3f5fbf" style:font-name="Monaco" officeooo:rsid="00d339c5"/>
    </style:style>
    <style:style style:name="T93" style:family="text">
      <style:text-properties fo:color="#3f5fbf" style:font-name="Monaco" officeooo:rsid="00dca7ad"/>
    </style:style>
    <style:style style:name="T94" style:family="text">
      <style:text-properties fo:color="#3f5fbf" style:font-name="Monaco" officeooo:rsid="00dea349"/>
    </style:style>
    <style:style style:name="T95" style:family="text">
      <style:text-properties fo:color="#3f5fbf" style:font-name="Monaco" officeooo:rsid="011844c7"/>
    </style:style>
    <style:style style:name="T96" style:family="text">
      <style:text-properties fo:color="#3f5fbf" style:font-name="Monaco" officeooo:rsid="01188060"/>
    </style:style>
    <style:style style:name="T97" style:family="text">
      <style:text-properties fo:color="#0000c0" style:font-name="Monaco"/>
    </style:style>
    <style:style style:name="T98" style:family="text">
      <style:text-properties fo:color="#0000c0" style:font-name="Monaco" fo:font-style="italic" fo:font-weight="bold" style:font-style-asian="italic" style:font-weight-asian="bold"/>
    </style:style>
    <style:style style:name="T99" style:family="text">
      <style:text-properties style:language-asian="ja" style:country-asian="JP"/>
    </style:style>
    <style:style style:name="T100" style:family="text">
      <style:text-properties officeooo:rsid="002c123c" style:language-asian="ja" style:country-asian="JP"/>
    </style:style>
    <style:style style:name="T101" style:family="text">
      <style:text-properties officeooo:rsid="002df8e1" style:language-asian="ja" style:country-asian="JP"/>
    </style:style>
    <style:style style:name="T102" style:family="text">
      <style:text-properties officeooo:rsid="0030f7db" style:language-asian="ja" style:country-asian="JP"/>
    </style:style>
    <style:style style:name="T103" style:family="text">
      <style:text-properties officeooo:rsid="00390f33" style:language-asian="ja" style:country-asian="JP"/>
    </style:style>
    <style:style style:name="T104" style:family="text">
      <style:text-properties officeooo:rsid="003a1ed5" style:language-asian="ja" style:country-asian="JP"/>
    </style:style>
    <style:style style:name="T105" style:family="text">
      <style:text-properties officeooo:rsid="003c057c" style:language-asian="ja" style:country-asian="JP"/>
    </style:style>
    <style:style style:name="T106" style:family="text">
      <style:text-properties officeooo:rsid="00456738" style:language-asian="ja" style:country-asian="JP"/>
    </style:style>
    <style:style style:name="T107" style:family="text">
      <style:text-properties officeooo:rsid="0047096d" style:language-asian="ja" style:country-asian="JP"/>
    </style:style>
    <style:style style:name="T108" style:family="text">
      <style:text-properties officeooo:rsid="005dacad" style:language-asian="ja" style:country-asian="JP"/>
    </style:style>
    <style:style style:name="T109" style:family="text">
      <style:text-properties officeooo:rsid="005f71fc" style:language-asian="ja" style:country-asian="JP"/>
    </style:style>
    <style:style style:name="T110" style:family="text">
      <style:text-properties officeooo:rsid="006ff830" style:language-asian="ja" style:country-asian="JP"/>
    </style:style>
    <style:style style:name="T111" style:family="text">
      <style:text-properties officeooo:rsid="007149c3" style:language-asian="ja" style:country-asian="JP"/>
    </style:style>
    <style:style style:name="T112" style:family="text">
      <style:text-properties officeooo:rsid="008ed5f8" style:language-asian="ja" style:country-asian="JP"/>
    </style:style>
    <style:style style:name="T113" style:family="text">
      <style:text-properties officeooo:rsid="009f6618" style:language-asian="ja" style:country-asian="JP"/>
    </style:style>
    <style:style style:name="T114" style:family="text">
      <style:text-properties officeooo:rsid="00a52b1e" style:language-asian="ja" style:country-asian="JP"/>
    </style:style>
    <style:style style:name="T115" style:family="text">
      <style:text-properties officeooo:rsid="0034e840" style:language-asian="ja" style:country-asian="JP"/>
    </style:style>
    <style:style style:name="T116" style:family="text">
      <style:text-properties officeooo:rsid="0032eb5e" style:language-asian="ja" style:country-asian="JP"/>
    </style:style>
    <style:style style:name="T117" style:family="text">
      <style:text-properties officeooo:rsid="00ca30ca" style:language-asian="ja" style:country-asian="JP"/>
    </style:style>
    <style:style style:name="T118" style:family="text">
      <style:text-properties officeooo:rsid="00ca9d87" style:language-asian="ja" style:country-asian="JP"/>
    </style:style>
    <style:style style:name="T119" style:family="text">
      <style:text-properties officeooo:rsid="00cc4826" style:language-asian="ja" style:country-asian="JP"/>
    </style:style>
    <style:style style:name="T120" style:family="text">
      <style:text-properties officeooo:rsid="00cda35e" style:language-asian="ja" style:country-asian="JP"/>
    </style:style>
    <style:style style:name="T121" style:family="text">
      <style:text-properties officeooo:rsid="00d3510c" style:language-asian="ja" style:country-asian="JP"/>
    </style:style>
    <style:style style:name="T122" style:family="text">
      <style:text-properties officeooo:rsid="00d54fbf" style:language-asian="ja" style:country-asian="JP"/>
    </style:style>
    <style:style style:name="T123" style:family="text">
      <style:text-properties officeooo:rsid="00dc6a54" style:language-asian="ja" style:country-asian="JP"/>
    </style:style>
    <style:style style:name="T124" style:family="text">
      <style:text-properties officeooo:rsid="00e90575" style:language-asian="ja" style:country-asian="JP"/>
    </style:style>
    <style:style style:name="T125" style:family="text">
      <style:text-properties officeooo:rsid="00d7c12a" style:language-asian="ja" style:country-asian="JP"/>
    </style:style>
    <style:style style:name="T126" style:family="text">
      <style:text-properties officeooo:rsid="0115c495" style:language-asian="ja" style:country-asian="JP"/>
    </style:style>
    <style:style style:name="T127" style:family="text">
      <style:text-properties officeooo:rsid="011844c7" style:language-asian="ja" style:country-asian="JP"/>
    </style:style>
    <style:style style:name="T128" style:family="text">
      <style:text-properties officeooo:rsid="0032eb5e"/>
    </style:style>
    <style:style style:name="T129" style:family="text">
      <style:text-properties officeooo:rsid="0036e61b"/>
    </style:style>
    <style:style style:name="T130" style:family="text">
      <style:text-properties fo:color="#7f9fbf" style:font-name="Consolas" fo:font-size="10pt" fo:font-weight="bold" style:font-size-asian="10pt" style:font-weight-asian="bold"/>
    </style:style>
    <style:style style:name="T131" style:family="text">
      <style:text-properties fo:color="#7f9fbf" style:font-name="Monaco" fo:font-weight="bold" style:font-weight-asian="bold"/>
    </style:style>
    <style:style style:name="T132" style:family="text">
      <style:text-properties fo:color="#6a3e3e" style:font-name="Consolas" fo:font-size="10pt" style:font-size-asian="10pt"/>
    </style:style>
    <style:style style:name="T133" style:family="text">
      <style:text-properties fo:color="#6a3e3e" style:font-name="Monaco"/>
    </style:style>
    <style:style style:name="T134" style:family="text">
      <style:text-properties fo:color="#6a3e3e" style:font-name="Monaco" officeooo:rsid="01188060"/>
    </style:style>
    <style:style style:name="T135" style:family="text">
      <style:text-properties officeooo:rsid="00456738"/>
    </style:style>
    <style:style style:name="T136" style:family="text">
      <style:text-properties style:font-name="Arial1" fo:font-size="12pt" fo:font-weight="bold" style:font-size-asian="12pt" style:font-weight-asian="bold"/>
    </style:style>
    <style:style style:name="T137" style:family="text">
      <style:text-properties style:font-name="Arial1" fo:font-weight="bold" style:font-weight-asian="bold"/>
    </style:style>
    <style:style style:name="T138" style:family="text">
      <style:text-properties style:font-name="Arial1" fo:font-size="9pt" fo:font-weight="bold" style:font-size-asian="9pt" style:font-weight-asian="bold"/>
    </style:style>
    <style:style style:name="T139" style:family="text">
      <style:text-properties style:font-name="Arial1" fo:font-size="10pt" fo:font-weight="bold" style:font-size-asian="10pt" style:font-weight-asian="bold"/>
    </style:style>
    <style:style style:name="T140" style:family="text">
      <style:text-properties style:font-name="Arial1" fo:font-size="10pt" style:font-size-asian="10pt"/>
    </style:style>
    <style:style style:name="T141" style:family="text">
      <style:text-properties fo:color="#0000ff" style:font-name="Courier New2" fo:font-weight="bold" style:font-weight-asian="bold"/>
    </style:style>
    <style:style style:name="T142" style:family="text">
      <style:text-properties fo:color="#0000ff" style:font-name="Courier New2" fo:font-size="7pt" style:font-size-asian="7pt"/>
    </style:style>
    <style:style style:name="T143" style:family="text">
      <style:text-properties fo:color="#0000ff" style:font-name="Courier New2" fo:font-weight="normal" style:font-weight-asian="normal"/>
    </style:style>
    <style:style style:name="T144" style:family="text">
      <style:text-properties fo:color="#0000ff" style:font-name="Arial1" fo:font-size="10pt" fo:font-weight="bold" style:font-size-asian="10pt" style:font-weight-asian="bold"/>
    </style:style>
    <style:style style:name="T145"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46" style:family="text">
      <style:text-properties fo:color="#0000ff"/>
    </style:style>
    <style:style style:name="T147" style:family="text">
      <style:text-properties style:font-name="Courier New2" fo:font-weight="normal" style:font-weight-asian="normal"/>
    </style:style>
    <style:style style:name="T148" style:family="text">
      <style:text-properties style:font-name="Courier New2" fo:font-size="7pt" style:font-size-asian="7pt"/>
    </style:style>
    <style:style style:name="T149" style:family="text">
      <style:text-properties style:font-name="Courier New2" fo:font-size="9pt" style:font-size-asian="9pt"/>
    </style:style>
    <style:style style:name="T150" style:family="text">
      <style:text-properties style:font-name="Courier New2" fo:font-size="9pt" fo:font-weight="normal" style:font-size-asian="9pt" style:font-weight-asian="normal"/>
    </style:style>
    <style:style style:name="T151" style:family="text">
      <style:text-properties fo:color="#808080" style:font-name="Verdana" fo:font-size="7pt" style:font-size-asian="7pt"/>
    </style:style>
    <style:style style:name="T152" style:family="text">
      <style:text-properties officeooo:rsid="0072ed5a"/>
    </style:style>
    <style:style style:name="T153" style:family="text">
      <style:text-properties officeooo:rsid="0072db86"/>
    </style:style>
    <style:style style:name="T154" style:family="text">
      <style:text-properties officeooo:rsid="00761f3b"/>
    </style:style>
    <style:style style:name="T155" style:family="text">
      <style:text-properties officeooo:rsid="007a1f32"/>
    </style:style>
    <style:style style:name="T156" style:family="text">
      <style:text-properties officeooo:rsid="007e4faf"/>
    </style:style>
    <style:style style:name="T157" style:family="text">
      <style:text-properties fo:color="#646464" style:font-name="Monaco"/>
    </style:style>
    <style:style style:name="T158" style:family="text">
      <style:text-properties style:font-name="Monaco"/>
    </style:style>
    <style:style style:name="T159" style:family="text">
      <style:text-properties fo:color="#3f7f5f" style:font-name="Monaco"/>
    </style:style>
    <style:style style:name="T160" style:family="text">
      <style:text-properties officeooo:rsid="008ed5f8"/>
    </style:style>
    <style:style style:name="T161" style:family="text">
      <style:text-properties officeooo:rsid="0090e190"/>
    </style:style>
    <style:style style:name="T162" style:family="text">
      <style:text-properties style:font-name="Verdana" fo:font-size="7pt" style:font-size-asian="7pt"/>
    </style:style>
    <style:style style:name="T163" style:family="text">
      <style:text-properties officeooo:rsid="00993b17"/>
    </style:style>
    <style:style style:name="T164" style:family="text">
      <style:text-properties officeooo:rsid="00b0e972"/>
    </style:style>
    <style:style style:name="T165" style:family="text">
      <style:text-properties officeooo:rsid="00b23d0d"/>
    </style:style>
    <style:style style:name="T166" style:family="text">
      <style:text-properties officeooo:rsid="00b5cf04"/>
    </style:style>
    <style:style style:name="T167" style:family="text">
      <style:text-properties officeooo:rsid="00b67c57"/>
    </style:style>
    <style:style style:name="T168" style:family="text">
      <style:text-properties officeooo:rsid="00b84840"/>
    </style:style>
    <style:style style:name="T169" style:family="text">
      <style:text-properties officeooo:rsid="00bc5643"/>
    </style:style>
    <style:style style:name="T170" style:family="text">
      <style:text-properties officeooo:rsid="00bf49c4"/>
    </style:style>
    <style:style style:name="T171" style:family="text">
      <style:text-properties officeooo:rsid="00c10901"/>
    </style:style>
    <style:style style:name="T172" style:family="text">
      <style:text-properties officeooo:rsid="00c35a7f"/>
    </style:style>
    <style:style style:name="T173" style:family="text">
      <style:text-properties officeooo:rsid="00c3d5da"/>
    </style:style>
    <style:style style:name="T174" style:family="text">
      <style:text-properties officeooo:rsid="00ca30ca"/>
    </style:style>
    <style:style style:name="T175" style:family="text">
      <style:text-properties officeooo:rsid="00ca9d87"/>
    </style:style>
    <style:style style:name="T176" style:family="text">
      <style:text-properties officeooo:rsid="00cc4826"/>
    </style:style>
    <style:style style:name="T177" style:family="text">
      <style:text-properties officeooo:rsid="00cfdc55"/>
    </style:style>
    <style:style style:name="T178" style:family="text">
      <style:text-properties officeooo:rsid="00d9a818"/>
    </style:style>
    <style:style style:name="T179" style:family="text">
      <style:text-properties officeooo:rsid="00da25d5"/>
    </style:style>
    <style:style style:name="T180" style:family="text">
      <style:text-properties style:font-size-complex="10pt"/>
    </style:style>
    <style:style style:name="T181" style:family="text">
      <style:text-properties officeooo:rsid="00eb7bea" style:font-size-complex="10pt"/>
    </style:style>
    <style:style style:name="T182" style:family="text">
      <style:text-properties officeooo:rsid="00e646f7"/>
    </style:style>
    <style:style style:name="T183" style:family="text">
      <style:text-properties officeooo:rsid="00e6e216"/>
    </style:style>
    <style:style style:name="T184" style:family="text">
      <style:text-properties officeooo:rsid="00e90fc1"/>
    </style:style>
    <style:style style:name="T185" style:family="text">
      <style:text-properties officeooo:rsid="00ebc28f"/>
    </style:style>
    <style:style style:name="T186" style:family="text">
      <style:text-properties officeooo:rsid="00eda463"/>
    </style:style>
    <style:style style:name="T187" style:family="text">
      <style:text-properties officeooo:rsid="00ee16d7"/>
    </style:style>
    <style:style style:name="T188" style:family="text">
      <style:text-properties fo:color="#ffffff" style:font-name="Arial1" fo:font-size="16pt" fo:font-weight="bold" style:font-size-asian="16pt" style:font-weight-asian="bold"/>
    </style:style>
    <style:style style:name="T189" style:family="text">
      <style:text-properties officeooo:rsid="00f23f05"/>
    </style:style>
    <style:style style:name="T190" style:family="text">
      <style:text-properties officeooo:rsid="00f63ce8"/>
    </style:style>
    <style:style style:name="T191" style:family="text">
      <style:text-properties officeooo:rsid="00f96770"/>
    </style:style>
    <style:style style:name="T192" style:family="text">
      <style:text-properties officeooo:rsid="00f9c699"/>
    </style:style>
    <style:style style:name="T193" style:family="text">
      <style:text-properties officeooo:rsid="00fb37c1"/>
    </style:style>
    <style:style style:name="T194" style:family="text">
      <style:text-properties officeooo:rsid="00fcf6df"/>
    </style:style>
    <style:style style:name="T195" style:family="text">
      <style:text-properties officeooo:rsid="00fd8c01"/>
    </style:style>
    <style:style style:name="T196" style:family="text">
      <style:text-properties officeooo:rsid="00fec2de"/>
    </style:style>
    <style:style style:name="T197" style:family="text">
      <style:text-properties officeooo:rsid="00ffeb80"/>
    </style:style>
    <style:style style:name="T198" style:family="text">
      <style:text-properties officeooo:rsid="0101a22a"/>
    </style:style>
    <style:style style:name="T199" style:family="text">
      <style:text-properties officeooo:rsid="01039bd3"/>
    </style:style>
    <style:style style:name="T20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01" style:family="text">
      <style:text-properties officeooo:rsid="010736e9"/>
    </style:style>
    <style:style style:name="T202" style:family="text">
      <style:text-properties officeooo:rsid="01087f29"/>
    </style:style>
    <style:style style:name="T203" style:family="text">
      <style:text-properties officeooo:rsid="010a73ba"/>
    </style:style>
    <style:style style:name="T204" style:family="text">
      <style:text-properties officeooo:rsid="010f4213"/>
    </style:style>
    <style:style style:name="T205" style:family="text">
      <style:text-properties officeooo:rsid="01103cbc"/>
    </style:style>
    <style:style style:name="T206" style:family="text">
      <style:text-properties officeooo:rsid="01150efb"/>
    </style:style>
    <style:style style:name="T207" style:family="text">
      <style:text-properties officeooo:rsid="01152480"/>
    </style:style>
    <style:style style:name="T208" style:family="text">
      <style:text-properties officeooo:rsid="01161d37"/>
    </style:style>
    <style:style style:name="T209" style:family="text">
      <style:text-properties officeooo:rsid="01188060"/>
    </style:style>
    <style:style style:name="T2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18"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219"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cm" fo:min-width="2.355cm" fo:padding-top="0.125cm" fo:padding-bottom="0.125cm" fo:padding-left="0.25cm" fo:padding-right="0.25cm" fo:wrap-option="wrap" draw:shadow="visible" draw:shadow-offset-x="0cm" draw:shadow-offset-y="0.056cm" draw:shadow-color="#000000" draw:shadow-opacity="38%" style:run-through="foreground"/>
    </style:style>
    <style:style style:name="gr69"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2"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3cm" fo:min-width="0.522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8cm" fo:padding-top="0.125cm" fo:padding-bottom="0.125cm" fo:padding-left="0.25cm" fo:padding-right="0.25cm" fo:wrap-option="wrap" draw:shadow="visible" draw:shadow-offset-x="0cm" draw:shadow-offset-y="0.064cm" draw:shadow-color="#000000" draw:shadow-opacity="35%" style:run-through="foreground"/>
    </style:style>
    <style:style style:name="gr75"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506cm" fo:min-width="0.256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9cm" fo:min-width="3.609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528cm" fo:min-width="3.607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0.794cm" fo:padding-top="0.125cm" fo:padding-bottom="0.125cm" fo:padding-left="0.25cm" fo:padding-right="0.25cm" fo:wrap-option="wrap" draw:shadow="visible" draw:shadow-offset-x="0cm" draw:shadow-offset-y="0.056cm" draw:shadow-color="#000000" draw:shadow-opacity="38%" style:run-through="foreground"/>
    </style:style>
    <style:style style:name="gr79"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26cm" fo:min-width="2.716cm" fo:padding-top="0.125cm" fo:padding-bottom="0.125cm" fo:padding-left="0.25cm" fo:padding-right="0.25cm" fo:wrap-option="wrap" draw:shadow="visible" draw:shadow-offset-x="0cm" draw:shadow-offset-y="0.056cm" draw:shadow-color="#000000" draw:shadow-opacity="38%" style:run-through="foreground"/>
    </style:style>
    <style:style style:name="gr80"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7.094cm" fo:padding-top="0.125cm" fo:padding-bottom="0.125cm" fo:padding-left="0.25cm" fo:padding-right="0.25cm" fo:wrap-option="wrap" draw:shadow="visible" draw:shadow-offset-x="0cm" draw:shadow-offset-y="0.056cm" draw:shadow-color="#000000" draw:shadow-opacity="38%" style:run-through="foreground"/>
    </style:style>
    <style:style style:name="gr81"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552cm" fo:padding-top="0.125cm" fo:padding-bottom="0.125cm" fo:padding-left="0.25cm" fo:padding-right="0.25cm" fo:wrap-option="wrap" draw:shadow="visible" draw:shadow-offset-x="0cm" draw:shadow-offset-y="0.056cm" draw:shadow-color="#000000" draw:shadow-opacity="38%" style:run-through="foreground"/>
    </style:style>
    <style:style style:name="gr82" style:family="graphic">
      <style:graphic-properties draw:stroke="solid" svg:stroke-width="0.071cm" svg:stroke-color="#000000"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651cm" fo:min-width="1.824cm" fo:padding-top="0.125cm" fo:padding-bottom="0.125cm" fo:padding-left="0.25cm" fo:padding-right="0.25cm" fo:wrap-option="wrap" draw:shadow="visible" draw:shadow-offset-x="0cm" draw:shadow-offset-y="0.056cm" draw:shadow-color="#000000" draw:shadow-opacity="38%" style:run-through="foreground"/>
    </style:style>
    <style:style style:name="gr83"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5.162cm" fo:padding-top="0.125cm" fo:padding-bottom="0.125cm" fo:padding-left="0.25cm" fo:padding-right="0.25cm" fo:wrap-option="wrap" draw:shadow="visible" draw:shadow-offset-x="0cm" draw:shadow-offset-y="0.064cm" draw:shadow-color="#000000" draw:shadow-opacity="35%"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8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559cm" fo:min-width="0cm" fo:padding-top="0.125cm" fo:padding-bottom="0.125cm" fo:padding-left="0.25cm" fo:padding-right="0.25cm" fo:wrap-option="wrap" draw:shadow="visible" draw:shadow-offset-x="0cm" draw:shadow-offset-y="0.056cm" draw:shadow-color="#000000" draw:shadow-opacity="38%" style:run-through="foreground"/>
    </style:style>
    <style:style style:name="gr88" style:family="graphic">
      <style:graphic-properties draw:stroke="dash" draw:stroke-dash="Dashed_20__28_var_29__20_5"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131cm" fo:padding-top="0.125cm" fo:padding-bottom="0.125cm" fo:padding-left="0.25cm" fo:padding-right="0.25cm" fo:wrap-option="wrap" draw:shadow="visible" draw:shadow-offset-x="0cm" draw:shadow-offset-y="0.064cm" draw:shadow-color="#000000" draw:shadow-opacity="35%" style:run-through="foreground"/>
    </style:style>
    <style:style style:name="gr8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48cm" fo:min-width="5.039cm" fo:padding-top="0.125cm" fo:padding-bottom="0.125cm" fo:padding-left="0.25cm" fo:padding-right="0.25cm" fo:wrap-option="wrap" draw:shadow="visible" draw:shadow-offset-x="0cm" draw:shadow-offset-y="0.064cm" draw:shadow-color="#000000" draw:shadow-opacity="35%" style:run-through="foreground"/>
    </style:style>
    <style:style style:name="gr90"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91" style:family="graphic">
      <style:graphic-properties draw:stroke="solid" svg:stroke-width="0.026cm" svg:stroke-color="#4a7ebb" draw:marker-start="" draw:marker-start-width="0.199cm" draw:marker-start-center="false" draw:marker-end="" draw:marker-end-width="0.199cm" draw:marker-end-center="false" draw:fill="solid" draw:fill-color="#000000" draw:textarea-horizontal-align="justify" draw:textarea-vertical-align="middle" draw:auto-grow-height="false" draw:fit-to-size="false" style:shrink-to-fit="false" fo:min-height="0.771cm" fo:min-width="0.52cm" fo:padding-top="0.125cm" fo:padding-bottom="0.125cm" fo:padding-left="0.25cm" fo:padding-right="0.25cm" fo:wrap-option="wrap" draw:shadow="visible" draw:shadow-offset-x="0cm" draw:shadow-offset-y="0.064cm" draw:shadow-color="#000000" draw:shadow-opacity="35%" style:run-through="foreground"/>
    </style:style>
    <style:style style:name="gr92" style:family="graphic">
      <style:graphic-properties draw:stroke="dash" draw:stroke-dash="Dashed_20__28_var_29__20_6"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9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4"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95"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96" style:family="graphic">
      <style:graphic-properties draw:stroke="dash" draw:stroke-dash="Dashed_20__28_var_29__20_7"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37"><text:user-defined style:data-style-name="N0" text:name="RFC Title">Service Layer API for oneM2M</text:user-defined></text:p>
      <text:p text:style-name="P37"><text:span text:style-name="T45">Draft<text:line-break/><text:line-break/></text:span><text:span text:style-name="T45"><text:page-count style:num-format="1">110</text:page-count></text:span><text:span text:style-name="T45"> Pages</text:span></text:p>
      <text:p text:style-name="P37"><text:span text:style-name="T46">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7">t</text:span><text:span text:style-name="T46">ically when the document is saved.</text:span></text:p>
      <text:p text:style-name="P13">Abstract</text:p>
      <text:p text:style-name="P14">10 point Arial Centered.</text:p>
      <text:p text:style-name="P17">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09">C</text:span> <text:span text:style-name="T109">describes</text:span> the way to provide <text:span text:style-name="T152">high level </text:span>API for oneM2M RESTful operations hiding the difference of variety of communication methods.</text:p>
      <text:h text:style-name="P163" text:outline-level="1" text:restart-numbering="true" text:start-value="-1">Document Information</text:h>
      <text:h text:style-name="P255" text:outline-level="2">License</text:h>
      <text:p text:style-name="P47">DISTRIBUTION AND FEEDBACK LICENSE, Version 2.0</text:p>
      <text:p text:style-name="P9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93"/>
      <text:p text:style-name="P9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3"/>
      <text:p text:style-name="P9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3">NEITHER THE OSGi ALLIANCE NOR ANY THIRD PARTY WILL BE LIABLE FOR ANY DIRECT, INDIRECT, SPECIAL, INCIDENTAL OR CONSEQUENTIAL DAMAGES ARISING OUT OF OR RELATING TO ANY USE OR DISTRIBUTION OF THE DISTRIBUTION. </text:p>
      <text:p text:style-name="P93"/>
      <text:p text:style-name="P9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3"/>
      <text:p text:style-name="P9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3"/>
      <text:p text:style-name="P9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4"/>
      <text:p text:style-name="P95">I HEREBY ACKNOWLEDGE AND AGREE TO THE TERMS AND CONDITIONS DELINEATED ABOVE.</text:p>
      <text:h text:style-name="P256" text:outline-level="2">Trademarks</text:h>
      <text:p text:style-name="P4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6" text:outline-level="2">Feedback</text:h>
      <text:p text:style-name="P38"><text:span text:style-name="T53">This document can be downloaded from the OSGi Alliance design repository at </text:span><text:a xlink:type="simple" xlink:href="https://github.com/osgi/design" text:style-name="Internet_20_link" text:visited-style-name="Visited_20_Internet_20_Link"><text:span text:style-name="T53">https://github.com/osgi/design</text:span></text:a><text:span text:style-name="T53"> The public can provide feedback about this document by opening a bug at https://www.osgi.org/bugzilla/.</text:span></text:p>
      <text:h text:style-name="P2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51">0 <text:s/>Document Information<text:tab/>2</text:p>
          <text:p text:style-name="P252">0.1 <text:s/>License<text:tab/>2</text:p>
          <text:p text:style-name="P252">0.2 <text:s/>Trademarks<text:tab/>3</text:p>
          <text:p text:style-name="P252">0.3 <text:s/>Feedback<text:tab/>3</text:p>
          <text:p text:style-name="P252">0.4 <text:s/>Table of Contents<text:tab/>3</text:p>
          <text:p text:style-name="P252">0.5 <text:s/>Terminology and Document Conventions<text:tab/>4</text:p>
          <text:p text:style-name="P252">0.6 <text:s/>Revision History<text:tab/>4</text:p>
          <text:p text:style-name="P251">1 <text:s/>Introduction<text:tab/>5</text:p>
          <text:p text:style-name="P251">2 <text:s/>Application Domain<text:tab/>6</text:p>
          <text:p text:style-name="P252">2.1 <text:s/>IoT Application configuration using oneM2M<text:tab/>6</text:p>
          <text:p text:style-name="P252">2.2 <text:s/>Communication methods used in oneM2M<text:tab/>7</text:p>
          <text:p text:style-name="P252">2.3 <text:s/>Long name and short name<text:tab/>8</text:p>
          <text:p text:style-name="P251">3 <text:s/>Problem Description<text:tab/>8</text:p>
          <text:p text:style-name="P251">4 <text:s/>Requirements<text:tab/>8</text:p>
          <text:p text:style-name="P251">5 <text:s/>Technical Solution<text:tab/>9</text:p>
          <text:p text:style-name="P252">5.1 <text:s/>Overview for the solution<text:tab/>9</text:p>
          <text:p text:style-name="P252">5.2 <text:s/>Service Layer Interfaces<text:tab/>12</text:p>
          <text:p text:style-name="P252">5.3 <text:s/>OperationIF interfaces<text:tab/>12</text:p>
          <text:p text:style-name="P252">5.4 <text:s/>Concrete Interfaces<text:tab/>14</text:p>
          <text:p text:style-name="P252">5.5 <text:s/>Service Property for sub-interfaces of Service Layer Interface<text:tab/>14</text:p>
          <text:p text:style-name="P252"><text:soft-page-break/>5.6 <text:s/>Introspection Interface<text:tab/>15</text:p>
          <text:p text:style-name="P266">5.6.1 <text:s/>General Introspection Interface<text:tab/>15</text:p>
          <text:p text:style-name="P266">5.6.2 <text:s/>Introspection interface for FlexContainer<text:tab/>17</text:p>
          <text:p text:style-name="P251">6 <text:s/>Data Transfer Objects<text:tab/>19</text:p>
          <text:p text:style-name="P252">6.1 <text:s/>Design Policy of DTOs<text:tab/>19</text:p>
          <text:p text:style-name="P252">6.2 <text:s/>RequestPrimitiveDTO<text:tab/>20</text:p>
          <text:p text:style-name="P252">6.3 <text:s/>ResponsePrimitiveDTO<text:tab/>22</text:p>
          <text:p text:style-name="P252">6.4 <text:s/>ResponseTypeInfoDTO<text:tab/>23</text:p>
          <text:p text:style-name="P252">6.5 <text:s/>FilterCriteriaDTO<text:tab/>23</text:p>
          <text:p text:style-name="P252">6.6 <text:s/>ResourceDTO<text:tab/>24</text:p>
          <text:p text:style-name="P252">6.7 <text:s/>NotificationDTO<text:tab/>25</text:p>
          <text:p text:style-name="P252">6.8 <text:s/>Other DTOs<text:tab/>26</text:p>
          <text:p text:style-name="P252">6.9 <text:s/>Mapping Rules for Generic DTO<text:tab/>26</text:p>
          <text:p text:style-name="P251">7 <text:s/>Javadoc<text:tab/>27</text:p>
          <text:p text:style-name="P251">8 <text:s/>Considered Alternatives<text:tab/>107</text:p>
          <text:p text:style-name="P252">8.1 <text:s/>Representation of DTO<text:tab/>107</text:p>
          <text:p text:style-name="P266">8.1.1 <text:s/>JAXB generated Class<text:tab/>107</text:p>
          <text:p text:style-name="P266">8.1.2 <text:s/>Generic DTO<text:tab/>108</text:p>
          <text:p text:style-name="P266">8.1.3 <text:s/>Specific DTO<text:tab/>108</text:p>
          <text:p text:style-name="P252">8.2 <text:s/>Resource Types Expression<text:tab/>108</text:p>
          <text:p text:style-name="P252">8.3 <text:s/>Use of Annotation defined by JAXB in DTO<text:tab/>108</text:p>
          <text:p text:style-name="P251">9 <text:s/>Security Considerations<text:tab/>108</text:p>
          <text:p text:style-name="P252">9.1 <text:s/>ProtocolBinding Service with secure protocol configuration<text:tab/>108</text:p>
          <text:p text:style-name="P252">9.2 <text:s/>Binding of AE Core and Protocol Binding<text:tab/>109</text:p>
          <text:p text:style-name="P251">10 <text:s/>Document Support<text:tab/>109</text:p>
          <text:p text:style-name="P252">10.1 <text:s/>References<text:tab/>109</text:p>
          <text:p text:style-name="P252">10.2 <text:s/>Author’s Address<text:tab/>109</text:p>
          <text:p text:style-name="P252">10.3 <text:s/>Acronyms and Abbreviations<text:tab/>110</text:p>
          <text:p text:style-name="P252">10.4 <text:s/>End of Document<text:tab/>110</text:p>
        </text:index-body>
      </text:table-of-content>
      <text:p text:style-name="P40"/>
      <text:h text:style-name="P257" text:outline-level="2">Terminology and Document Conventions</text:h>
      <text:p text:style-name="P4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0"><text:span text:style-name="T58">Source code is shown in this typeface</text:span>.</text:p>
      <text:h text:style-name="P254" text:outline-level="2">Revision History</text:h>
      <text:p text:style-name="P40">The last named individual in this history is currently responsible for this document.</text:p>
      <text:p text:style-name="P40"/>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24"><text:span text:style-name="T102">SEP</text:span> <text:span text:style-name="T110">15</text:span> <text:span text:style-name="T102">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9">0.0.1</text:p>
          </table:table-cell>
          <table:table-cell table:style-name="Table1.A3" office:value-type="string">
            <text:p text:style-name="P25"><text:span text:style-name="T102">SEP</text:span> <text:span text:style-name="T111">21</text:span> <text:span text:style-name="T102">2017</text:span></text:p>
          </table:table-cell>
          <table:table-cell table:style-name="Table1.C3" office:value-type="string">
            <text:p text:style-name="P29">Updated <text:span text:style-name="T153">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20">0.0.2</text:p>
          </table:table-cell>
          <table:table-cell table:style-name="Table1.A3" office:value-type="string">
            <text:p text:style-name="P26">April 17 2018</text:p>
          </table:table-cell>
          <table:table-cell table:style-name="Table1.C3" office:value-type="string">
            <text:p text:style-name="P31">Update based on discussion in Washington meeting.</text:p>
            <text:p text:style-name="P30">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21">0.0.3</text:p>
          </table:table-cell>
          <table:table-cell table:style-name="Table1.A3" office:value-type="string">
            <text:p text:style-name="P27">June 2<text:span text:style-name="T189">2</text:span> 2018</text:p>
          </table:table-cell>
          <table:table-cell table:style-name="Table1.C3" office:value-type="string">
            <text:p text:style-name="P32"><text:span text:style-name="T171">Add new fields and class reflecting</text:span> R3 draft of oneM2M: <text:s/>Added fields in RequestPrimitiveDTO, ResponsePrimitiveDTO, and FilterCriteriaDTO, and ReleaseVersion enum.</text:p>
            <text:p text:style-name="P32">Organize DTOs: Added AttributeDTO, LocalIdTokenIdAssigmentDTO, and DasInfoDTO and remove DynAuthLocalIdAssignmentsDTO and DynAuthReqInfoDTO</text:p>
            <text:p text:style-name="P32">Introduce OperationIF interface as a super interface of ProtocolBinding interface and CSE interface <text:span text:style-name="T170">for enabling concise application code. This replaces former simple.Client.</text:span></text:p>
            <text:p text:style-name="P33">Organize Introspection interfaces with less methods. They are moved to dedicated package.</text:p>
          </table:table-cell>
        </table:table-row>
        <table:table-row table:style-name="Table1.2">
          <table:table-cell table:style-name="Table1.A3" office:value-type="string">
            <text:p text:style-name="P22">0.0.4</text:p>
          </table:table-cell>
          <table:table-cell table:style-name="Table1.A3" office:value-type="string">
            <text:p text:style-name="P28">June 25 2018</text:p>
          </table:table-cell>
          <table:table-cell table:style-name="Table1.C3" office:value-type="string">
            <text:p text:style-name="P200">Add section ‘Mapping Rules for Generic DTO’</text:p>
            <text:p text:style-name="P35">Update Javadoc with more explanations. <text:span text:style-name="T201">(moved old classes to org.osgi.service.onem2m.old package for preparing deletion.)</text:span></text:p>
            <text:p text:style-name="P36">Add description to Security Consideration section.</text:p>
            <text:p text:style-name="P34">Add oneM2M R3 specs and XSD to references.</text:p>
          </table:table-cell>
        </table:table-row>
      </table:table>
      <text:p text:style-name="P40"/>
      <text:h text:style-name="P161" text:outline-level="1">Introduction</text:h>
      <text:p text:style-name="P39">Introduce the RFC. Discuss the origins and status of the RFC and list any open items to do.</text:p>
      <text:p text:style-name="P16">oneM2M is standard organization and specifies middleware for Internet of Things (IoT), called Common Services Entities (CSE). Applications can access <text:span text:style-name="T59">CSE’s</text:span> functionality with RESTful operations, which are Create, Retrieve, Update, Delete and Notify. TS-0001 [2] defines more than 40 resource types to expose CSE’s functionalities. <text:soft-page-break/>oneM2M allows variety of communication methods, combination of 4 protocol bindings (HTTP, MQTT, CoAP, Websocket) and 3 serializations (XML, JSON, CBOR).</text:p>
      <text:p text:style-name="P15"><text:s/>This RFP discuss the way to provide high level API (namely service layer API) for oneM2M RESTful operations hiding the difference of variety of communication methods.</text:p>
      <text:h text:style-name="P161" text:outline-level="1">Application Domain</text:h>
      <text:p text:style-name="P39">This section should be copied from the appropriate RFP(s). It is repeated here so it can be extended while the RFC authors learn more subtle details.</text:p>
      <text:h text:style-name="P258" text:outline-level="2">IoT Application configuration using oneM2M</text:h>
      <text:p text:style-name="P42"><text:span text:style-name="T62">o</text:span>neM2M’<text:span text:style-name="T62">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42"><draw:g text:anchor-type="paragraph" draw:z-index="28" draw:name="Shape3" draw:style-name="gr1"><draw:g draw:style-name="gr2"><draw:custom-shape draw:style-name="gr3" draw:text-style-name="P279" svg:width="2.5cm" svg:height="1.036cm" svg:x="9.385cm" svg:y="0.614cm"><text:p text:style-name="P278"><text:span text:style-name="T210">IN-</text:span><text:span text:style-name="T210">CSE</text:span></text:p><draw:enhanced-geometry svg:viewBox="0 0 21600 21600" draw:type="rectangle" draw:enhanced-path="M 0 0 L 21600 0 21600 21600 0 21600 0 0 Z N"/></draw:custom-shape><draw:custom-shape draw:style-name="gr4" draw:text-style-name="P280" svg:width="2.498cm" svg:height="1.036cm" svg:x="7.498cm" svg:y="3.233cm"><text:p text:style-name="P278"><text:span text:style-name="T211">MN-</text:span><text:span text:style-name="T211">CSE</text:span></text:p><draw:enhanced-geometry svg:viewBox="0 0 21600 21600" draw:type="rectangle" draw:enhanced-path="M 0 0 L 21600 0 21600 21600 0 21600 0 0 Z N"/></draw:custom-shape><draw:custom-shape draw:style-name="gr4" draw:text-style-name="P280" svg:width="2.498cm" svg:height="1.036cm" svg:x="11.215cm" svg:y="3.233cm"><text:p text:style-name="P278"><text:span text:style-name="T211">MN-</text:span><text:span text:style-name="T211">CSE</text:span></text:p><draw:enhanced-geometry svg:viewBox="0 0 21600 21600" draw:type="rectangle" draw:enhanced-path="M 0 0 L 21600 0 21600 21600 0 21600 0 0 Z N"/></draw:custom-shape><draw:custom-shape draw:style-name="gr3" draw:text-style-name="P280" svg:width="2.5cm" svg:height="1.036cm" svg:x="7.375cm" svg:y="5.731cm"><text:p text:style-name="P278"><text:span text:style-name="T211">ASN-</text:span><text:span text:style-name="T211">CSE</text:span></text:p><draw:enhanced-geometry svg:viewBox="0 0 21600 21600" draw:type="rectangle" draw:enhanced-path="M 0 0 L 21600 0 21600 21600 0 21600 0 0 Z N"/></draw:custom-shape><draw:custom-shape draw:style-name="gr4" draw:text-style-name="P280" svg:width="2.498cm" svg:height="1.036cm" svg:x="11.218cm" svg:y="5.775cm"><text:p text:style-name="P278"><text:span text:style-name="T211">ASN-CSE</text:span></text:p><draw:enhanced-geometry svg:viewBox="0 0 21600 21600" draw:type="rectangle" draw:enhanced-path="M 0 0 L 21600 0 21600 21600 0 21600 0 0 Z N"/></draw:custom-shape><draw:line draw:style-name="gr5" draw:text-style-name="P281" svg:x1="8.776cm" svg:y1="3.233cm" svg:x2="10.665cm" svg:y2="1.649cm"><text:p/></draw:line><draw:line draw:style-name="gr5" draw:text-style-name="P281" svg:x1="10.787cm" svg:y1="1.649cm" svg:x2="12.493cm" svg:y2="3.233cm"><text:p/></draw:line><draw:line draw:style-name="gr5" draw:text-style-name="P281" svg:x1="8.716cm" svg:y1="4.269cm" svg:x2="8.716cm" svg:y2="5.67cm"><text:p/></draw:line><draw:line draw:style-name="gr5" draw:text-style-name="P281" svg:x1="12.432cm" svg:y1="4.269cm" svg:x2="12.432cm" svg:y2="5.792cm"><text:p/></draw:line><draw:custom-shape draw:style-name="gr6" draw:text-style-name="P282" svg:width="1.952cm" svg:height="0.914cm" svg:x="4.877cm" svg:y="0.736cm"><text:p text:style-name="P278"><text:span text:style-name="T210">AE</text:span></text:p><draw:enhanced-geometry svg:viewBox="0 0 21600 21600" draw:type="rectangle" draw:enhanced-path="M 0 0 L 21600 0 21600 21600 0 21600 0 0 Z N"/></draw:custom-shape><draw:custom-shape draw:style-name="gr7" draw:text-style-name="P282" svg:width="1.95cm" svg:height="0.914cm" svg:x="4.939cm" svg:y="3.233cm"><text:p text:style-name="P278"><text:span text:style-name="T210">AE</text:span></text:p><draw:enhanced-geometry svg:viewBox="0 0 21600 21600" draw:type="rectangle" draw:enhanced-path="M 0 0 L 21600 0 21600 21600 0 21600 0 0 Z N"/></draw:custom-shape><draw:custom-shape draw:style-name="gr7" draw:text-style-name="P282" svg:width="1.95cm" svg:height="0.914cm" svg:x="4.817cm" svg:y="5.731cm"><text:p text:style-name="P278"><text:span text:style-name="T210">AE</text:span></text:p><draw:enhanced-geometry svg:viewBox="0 0 21600 21600" draw:type="rectangle" draw:enhanced-path="M 0 0 L 21600 0 21600 21600 0 21600 0 0 Z N"/></draw:custom-shape><draw:line draw:style-name="gr5" draw:text-style-name="P281" svg:x1="6.888cm" svg:y1="1.164cm" svg:x2="9.386cm" svg:y2="1.164cm"><text:p/></draw:line><draw:line draw:style-name="gr5" draw:text-style-name="P281" svg:x1="6.766cm" svg:y1="6.221cm" svg:x2="7.436cm" svg:y2="6.221cm"><text:p/></draw:line><draw:line draw:style-name="gr5" draw:text-style-name="P281" svg:x1="6.888cm" svg:y1="3.782cm" svg:x2="7.497cm" svg:y2="3.782cm"><text:p/></draw:line></draw:g><draw:line draw:style-name="gr8" draw:text-style-name="P283" svg:x1="7.816cm" svg:y1="0.94cm" svg:x2="7.816cm" svg:y2="1.54cm"><text:p/></draw:line><draw:line draw:style-name="gr8" draw:text-style-name="P283" svg:x1="7.216cm" svg:y1="3.439cm" svg:x2="7.216cm" svg:y2="4.039cm"><text:p/></draw:line><draw:line draw:style-name="gr8" draw:text-style-name="P283" svg:x1="7.114cm" svg:y1="5.939cm" svg:x2="7.114cm" svg:y2="6.539cm"><text:p/></draw:line><draw:frame draw:style-name="gr9" draw:text-style-name="P285" svg:width="1.241cm" svg:height="0.699cm" svg:x="7.177cm" svg:y="1.739cm"><draw:text-box><text:p text:style-name="P284"><text:span text:style-name="T212">mca</text:span></text:p></draw:text-box></draw:frame><draw:frame draw:style-name="gr9" draw:text-style-name="P285" svg:width="1.241cm" svg:height="0.699cm" svg:x="6.616cm" svg:y="4.357cm"><draw:text-box><text:p text:style-name="P284"><text:span text:style-name="T212">mca</text:span></text:p></draw:text-box></draw:frame><draw:frame draw:style-name="gr9" draw:text-style-name="P285" svg:width="1.241cm" svg:height="0.699cm" svg:x="6.516cm" svg:y="6.74cm"><draw:text-box><text:p text:style-name="P284"><text:span text:style-name="T212">mca</text:span></text:p></draw:text-box></draw:frame><draw:line draw:style-name="gr8" draw:text-style-name="P283" svg:x1="9.414cm" svg:y1="2.441cm" svg:x2="10.114cm" svg:y2="2.441cm"><text:p/></draw:line><draw:line draw:style-name="gr8" draw:text-style-name="P283" svg:x1="11.316cm" svg:y1="2.441cm" svg:x2="12.016cm" svg:y2="2.441cm"><text:p/></draw:line><draw:line draw:style-name="gr8" draw:text-style-name="P283" svg:x1="8.414cm" svg:y1="5.041cm" svg:x2="9.114cm" svg:y2="5.041cm"><text:p/></draw:line><draw:line draw:style-name="gr8" draw:text-style-name="P283" svg:x1="12.116cm" svg:y1="5.041cm" svg:x2="12.816cm" svg:y2="5.041cm"><text:p/></draw:line><draw:frame draw:style-name="gr10" draw:text-style-name="P285" svg:width="1.218cm" svg:height="0.699cm" svg:x="13.016cm" svg:y="4.756cm"><draw:text-box><text:p text:style-name="P284"><text:span text:style-name="T212">mcc</text:span></text:p></draw:text-box></draw:frame><draw:frame draw:style-name="gr10" draw:text-style-name="P285" svg:width="1.218cm" svg:height="0.699cm" svg:x="12.299cm" svg:y="2.057cm"><draw:text-box><text:p text:style-name="P284"><text:span text:style-name="T212">mcc</text:span></text:p></draw:text-box></draw:frame></draw:g></text:p>
      <text:p text:style-name="P42"/>
      <text:p text:style-name="P42"/>
      <text:p text:style-name="P43">oneM2M’s application, called Application Entity (AE) connects to one of CSEs. After AE connecting <text:span text:style-name="T63">to </text:span>the CSE, AE can access to all of CSEs, by retargeting function <text:span text:style-name="T154">(similar to routing)</text:span> of CSE<text:span text:style-name="T154">s</text:span>.</text:p>
      <text:p text:style-name="P43"><text:soft-page-break/>AE access<text:span text:style-name="T64">es</text:span> to CSE’s functionality through RESTful API, which consists of Create, Retrieve, <text:span text:style-name="T65">Update, Delete and Notify in targeting more than 40 types of resources. For examples, typical resources are &lt;</text:span><text:span text:style-name="T66">contentInstance</text:span><text:span text:style-name="T67">&gt;</text:span><text:span text:style-name="T65"> that expresses IoT data and &lt;c</text:span><text:span text:style-name="T66">ontainer</text:span><text:span text:style-name="T67">&gt;</text:span><text:span text:style-name="T65"> that holds set of &lt;</text:span><text:span text:style-name="T66">contentInstance</text:span><text:span text:style-name="T67">&gt;</text:span><text:span text:style-name="T65">s. AE can create or retrieve the &lt;contentInstance&gt; on any CSE by the retargeting functionality, as far as permission is allowed. Interface between CSEs is called </text:span><text:span text:style-name="T66">mcc</text:span><text:span text:style-name="T65"> and interface between CSE and AE is called </text:span><text:span text:style-name="T66">mc</text:span><text:span text:style-name="T70">a</text:span><text:span text:style-name="T66">, </text:span><text:span text:style-name="T71">both interfaces have almost same interface.</text:span></text:p>
      <text:p text:style-name="P43"><text:span text:style-name="T65">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6">conentInstan</text:span><text:span text:style-name="T67">c</text:span><text:span text:style-name="T66">e</text:span><text:span text:style-name="T67">&gt;</text:span><text:span text:style-name="T72">s</text:span><text:span text:style-name="T65"> in ASN-CSE, and intermediate applications calculate statistics and put the result on IN-CSE as a &lt;</text:span><text:span text:style-name="T66">contentInstance</text:span><text:span text:style-name="T68">&gt;</text:span><text:span text:style-name="T70">, </text:span><text:span text:style-name="T73">while, i</text:span><text:span text:style-name="T75">n direct aggregation type, AE connected to ASN-CSE creates &lt;</text:span><text:span text:style-name="T66">contentInstance</text:span><text:span text:style-name="T68">&gt;</text:span><text:span text:style-name="T74">s</text:span><text:span text:style-name="T65"> in IN-CSE directly.</text:span></text:p>
      <text:p text:style-name="P44">Under CSE layer, oneM2M specifies NSE(Network Services Entity), but this RF<text:span text:style-name="T101">C</text:span> doesn’t cover the NSE layer.</text:p>
      <text:p text:style-name="P45"><draw:g text:anchor-type="paragraph" draw:z-index="29" draw:style-name="gr11"><draw:custom-shape draw:style-name="gr12" draw:text-style-name="P279" svg:width="3.264cm" svg:height="1.71cm" svg:x="4.62cm" svg:y="0.213cm"><text:p text:style-name="P278"><text:span text:style-name="T213">IN-CSE </text:span><text:span text:style-name="T213"><text:s text:c="2"/></text:span></text:p><draw:enhanced-geometry svg:viewBox="0 0 21600 21600" draw:type="rectangle" draw:enhanced-path="M 0 0 L 21600 0 21600 21600 0 21600 0 0 Z N"/></draw:custom-shape><draw:custom-shape draw:style-name="gr13" draw:text-style-name="P280" svg:width="2.308cm" svg:height="1.511cm" svg:x="5.091cm" svg:y="3.605cm"><text:p text:style-name="P278"><text:span text:style-name="T211"/></text:p><text:p text:style-name="P278"><text:span text:style-name="T211"/></text:p><text:p text:style-name="P278"><text:span text:style-name="T214">MN-CSE</text:span></text:p><draw:enhanced-geometry svg:viewBox="0 0 21600 21600" draw:type="rectangle" draw:enhanced-path="M 0 0 L 21600 0 21600 21600 0 21600 0 0 Z N"/></draw:custom-shape><draw:custom-shape draw:style-name="gr14" draw:text-style-name="P280" svg:width="2.389cm" svg:height="1.038cm" svg:x="5.009cm" svg:y="6.104cm"><text:p text:style-name="P278"><text:span text:style-name="T215">ASN-CSE</text:span></text:p><draw:enhanced-geometry svg:viewBox="0 0 21600 21600" draw:type="rectangle" draw:enhanced-path="M 0 0 L 21600 0 21600 21600 0 21600 0 0 Z N"/></draw:custom-shape><draw:line draw:style-name="gr5" draw:text-style-name="P281" svg:x1="5.937cm" svg:y1="3.606cm" svg:x2="5.963cm" svg:y2="1.912cm"><text:p/></draw:line><draw:line draw:style-name="gr5" draw:text-style-name="P281" svg:x1="5.997cm" svg:y1="5.11cm" svg:x2="5.997cm" svg:y2="6.141cm"><text:p/></draw:line><draw:custom-shape draw:style-name="gr15" draw:text-style-name="P286" svg:width="1.29cm" svg:height="0.914cm" svg:x="3.399cm" svg:y="3.605cm"><text:p text:style-name="P278"><text:span text:style-name="T210">AE</text:span></text:p><draw:enhanced-geometry svg:viewBox="0 0 21600 21600" draw:type="rectangle" draw:enhanced-path="M 0 0 L 21600 0 21600 21600 0 21600 0 0 Z N"/></draw:custom-shape><draw:custom-shape draw:style-name="gr16" draw:text-style-name="P286" svg:width="2.4cm" svg:height="0.916cm" svg:x="4.999cm" svg:y="7.814cm"><text:p text:style-name="P278"><text:span text:style-name="T210">AE</text:span></text:p><draw:enhanced-geometry svg:viewBox="0 0 21600 21600" draw:type="rectangle" draw:enhanced-path="M 0 0 L 21600 0 21600 21600 0 21600 0 0 Z N"/></draw:custom-shape><draw:line draw:style-name="gr5" draw:text-style-name="P281" svg:x1="5.897cm" svg:y1="7.812cm" svg:x2="5.897cm" svg:y2="7.112cm"><text:p/></draw:line><draw:line draw:style-name="gr5" draw:text-style-name="P281" svg:x1="4.687cm" svg:y1="4.154cm" svg:x2="5.09cm" svg:y2="4.154cm"><text:p/></draw:line><draw:custom-shape draw:style-name="gr17" draw:text-style-name="P287" svg:width="1.629cm" svg:height="0.6cm" svg:x="5.17cm" svg:y="9.412cm"><text:p text:style-name="P278"><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81" svg:x1="5.964cm" svg:y1="9.41cm" svg:x2="5.964cm" svg:y2="8.71cm"><text:p/></draw:line><draw:path draw:style-name="gr18" draw:text-style-name="P283" svg:width="0.802cm" svg:height="5.428cm" svg:x="6.219cm" svg:y="4.265cm" svg:viewBox="0 0 803 5429" svg:d="M0 5429c181-10 370-175 425-452 70-353-367-672-221-1024 231-551 453-891 552-1429 94-513 23-1277-16-1572-61-305-163-861-457-952"><text:p/></draw:path><draw:path draw:style-name="gr18" draw:text-style-name="P283"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279" svg:width="3.266cm" svg:height="1.71cm" svg:x="9.133cm" svg:y="0.213cm"><text:p text:style-name="P278"><text:span text:style-name="T213">IN-CSE <text:s text:c="2"/></text:span></text:p><draw:enhanced-geometry svg:viewBox="0 0 21600 21600" draw:type="rectangle" draw:enhanced-path="M 0 0 L 21600 0 21600 21600 0 21600 0 0 Z N"/></draw:custom-shape><draw:custom-shape draw:style-name="gr20" draw:text-style-name="P280" svg:width="2.095cm" svg:height="1.511cm" svg:x="9.604cm" svg:y="3.605cm"><text:p text:style-name="P278"><text:span text:style-name="T211"/></text:p><text:p text:style-name="P278"><text:span text:style-name="T211"/></text:p><text:p text:style-name="P278"><text:span text:style-name="T214">MN-CSE</text:span></text:p><draw:enhanced-geometry svg:viewBox="0 0 21600 21600" draw:type="rectangle" draw:enhanced-path="M 0 0 L 21600 0 21600 21600 0 21600 0 0 Z N"/></draw:custom-shape><draw:custom-shape draw:style-name="gr21" draw:text-style-name="P280" svg:width="2.174cm" svg:height="1.038cm" svg:x="9.525cm" svg:y="6.104cm"><text:p text:style-name="P278"><text:span text:style-name="T217">ASN-CSE</text:span></text:p><draw:enhanced-geometry svg:viewBox="0 0 21600 21600" draw:type="rectangle" draw:enhanced-path="M 0 0 L 21600 0 21600 21600 0 21600 0 0 Z N"/></draw:custom-shape><draw:line draw:style-name="gr22" draw:text-style-name="P281" svg:x1="10.455cm" svg:y1="3.606cm" svg:x2="10.481cm" svg:y2="1.912cm"><text:p/></draw:line><draw:line draw:style-name="gr5" draw:text-style-name="P281" svg:x1="10.412cm" svg:y1="5.013cm" svg:x2="10.412cm" svg:y2="6.044cm"><text:p/></draw:line><draw:custom-shape draw:style-name="gr23" draw:text-style-name="P286" svg:width="2.001cm" svg:height="0.916cm" svg:x="9.698cm" svg:y="7.814cm"><text:p text:style-name="P278"><text:span text:style-name="T210">AE</text:span></text:p><draw:enhanced-geometry svg:viewBox="0 0 21600 21600" draw:type="rectangle" draw:enhanced-path="M 0 0 L 21600 0 21600 21600 0 21600 0 0 Z N"/></draw:custom-shape><draw:line draw:style-name="gr5" draw:text-style-name="P281" svg:x1="10.412cm" svg:y1="7.812cm" svg:x2="10.412cm" svg:y2="7.112cm"><text:p/></draw:line><draw:custom-shape draw:style-name="gr24" draw:text-style-name="P287" svg:width="1.585cm" svg:height="0.6cm" svg:x="10.014cm" svg:y="9.412cm"><text:p text:style-name="P278"><text:span text:style-name="T21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81" svg:x1="10.476cm" svg:y1="9.41cm" svg:x2="10.476cm" svg:y2="8.71cm"><text:p/></draw:line><draw:path draw:style-name="gr18" draw:text-style-name="P283"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288"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88"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288"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p>
      <text:h text:style-name="P258" text:outline-level="2">Communication methods used in oneM2M</text:h>
      <text:p text:style-name="P97">oneM2M allows variety of communication methods, combination of 4 protocol bindings (HTTP, MQTT, CoAP, Websocket) and 3 serializations (XML, JSON, CBOR). <text:span text:style-name="T76">It might be added in future. oneM2M specifies specification in different level. </text:span></text:p>
      <text:p text:style-name="P98"><text:s/>Firstly TS-0001[2] specifies high level resource definitions, it defines more than 40 resource types, such as <text:span text:style-name="T61">&lt;</text:span>contentInstance<text:span text:style-name="T61">&gt;</text:span> for storing IoT data, <text:span text:style-name="T61">&lt;</text:span>timeSeriesInstance<text:span text:style-name="T61">&gt;</text:span> for periodic sensor measurement with leap detection mechanism. </text:p>
      <text:p text:style-name="P98"><text:s/>Secondly TS-0004[3] specifies procedures and serializations in independent manner from protocol bindings. Resource type and protocol data unit are defined using XSD for XML serialization. Mapping between XML and other serializations are also specified.</text:p>
      <text:p text:style-name="P99">Thirdly TS-0008, TS-0009, TS-0010, TS-0020 specify protocol specific details <text:span text:style-name="T77">for CoAP, HTTP, MQTT and Web Socket respectively.</text:span></text:p>
      <text:p text:style-name="P99"/>
      <text:h text:style-name="P258" text:outline-level="2"><text:soft-page-break/>Long name and short name</text:h>
      <text:p text:style-name="Body">oneM2M introduced two types of notation, called long name and short name for resource types, attribute and so on. Long name is human friendly string and specification<text:span text:style-name="T60">s</text:span> mainly use this notation, while short name is short string consist of <text:span text:style-name="T61">typically </text:span>2 <text:span text:style-name="T61">or 3 </text:span>characters <text:span text:style-name="T61">(but not limited and sometimes longer) </text:span>and communication protocol use this notation. <text:span text:style-name="T60">In most cases, the initial characters of long name are assigned as short name, for examples, ct for CreationTime and at for AnnounceTo. </text:span></text:p>
      <text:h text:style-name="P161" text:outline-level="1">Problem Description</text:h>
      <text:p text:style-name="P39">This section should be copied from the appropriate RFP(s). It is repeated here so it can be extended while the RFC authors learn more subtle details.</text:p>
      <text:p text:style-name="P49">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50">First problem is application portability. Without standardized API, application program tends to depend on the communication method initially intend to use and it will became hard to run another environment in which uses another communication method. (<text:span text:style-name="T79">For example,</text:span> an application designed for XML/HTTP, tend to run on environment use JSON/Websocket)</text:p>
      <text:p text:style-name="P50">Second problem is <text:span text:style-name="T80">the</text:span> latency of the communication between CSE and application. Even if CSE and application is located in the same box, current oneM2M specifi<text:span text:style-name="T81">cations define methods through </text:span>protocol<text:span text:style-name="T80">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80">Large latency reduces applicable area of oneM2M based solution.</text:span></text:p>
      <text:p text:style-name="P48">Third problem is the<text:span text:style-name="T78"> complexity of handling of long name and short name. Even if short name is defined by trying to use initial characters, it is not straight forward to translate them in head.</text:span></text:p>
      <text:h text:style-name="P161" text:outline-level="1">Requirements</text:h>
      <text:p text:style-name="P39">This section should be copied from the appropriate RFP(s)</text:p>
      <text:list xml:id="list1002561260" text:style-name="L1">
        <text:list-item>
          <text:p text:style-name="P246">R0010 – The solution MUST provide means to access outer CSE from application.</text:p>
        </text:list-item>
        <text:list-item>
          <text:p text:style-name="P246"><text:soft-page-break/>R0011 – The solution MUST provide means to access outer CSE from client CSE.</text:p>
        </text:list-item>
        <text:list-item>
          <text:p text:style-name="P246">R0012 – The solution MUST provide means to select a communication method for application.</text:p>
        </text:list-item>
        <text:list-item>
          <text:p text:style-name="P246">R0013 – The solution MUST provide means to select a communication method for client CSE.</text:p>
        </text:list-item>
        <text:list-item>
          <text:p text:style-name="P246">R0020 – The solution MUST provide means for CSE to accept requests form outer CSE.</text:p>
        </text:list-item>
        <text:list-item>
          <text:p text:style-name="P246">R0020 – The solution MUST provide means for CSE to accept requests form outer application.</text:p>
        </text:list-item>
        <text:list-item>
          <text:p text:style-name="P246">R0030 – The solution MUST provide means to communicate through Java interface between CSE and application that are located in the same OSGi framework.</text:p>
        </text:list-item>
        <text:list-item>
          <text:p text:style-name="P246">R0040 – The solution SHOULD hide differences of communication methods, which are combinations of 4 <text:span text:style-name="T3">protocol bindings and 3 serializations (XML, JSON, CBOR).</text:span></text:p>
        </text:list-item>
        <text:list-item>
          <text:p text:style-name="P247">R0050 – The solution SHOULD provide developer friendly way for handling short names.</text:p>
        </text:list-item>
        <text:list-item>
          <text:p text:style-name="P247"><text:span text:style-name="T56">R00</text:span><text:span text:style-name="T57">6</text:span><text:span text:style-name="T56">0 – The solution MUST provide asynchronous interface </text:span><text:span text:style-name="T57">using ‘call by value’, such as DTO</text:span><text:span text:style-name="T56">.</text:span><text:span text:style-name="T51"> </text:span></text:p>
        </text:list-item>
      </text:list>
      <text:h text:style-name="P161" text:outline-level="1">Technical Solution</text:h>
      <text:p text:style-name="P39">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39">Strictly use the terminology a defined in the Problem Context.</text:p>
      <text:p text:style-name="P39">On each level, list the limitations of the solutions and any rationales for design decisions. Almost every decision is a trade off so explain what those trade offs are and why a specific trade off is made.</text:p>
      <text:p text:style-name="P39">Address what security mechanisms are implemented and how they should be used.</text:p>
      <text:h text:style-name="Heading_20_2" text:outline-level="2">Overview for <text:span text:style-name="T175">the </text:span><text:span text:style-name="T118">solution</text:span></text:h>
      <text:p text:style-name="P91">Protocol binding service <text:span text:style-name="T174">is</text:span><text:span text:style-name="T103"> introduced to </text:span>handle different protocols and serializations. <text:span text:style-name="T172">oneM2M application </text:span><text:span text:style-name="T117">use</text:span><text:span text:style-name="T120">s</text:span><text:span text:style-name="T117"> </text:span><text:span text:style-name="T103">the protocol binding service through Service Layer Interface </text:span><text:span text:style-name="T117">to communicate CSE</text:span><text:span text:style-name="T103">. </text:span><text:span text:style-name="T104">The interface is protocol and serialization agnostic interface; </text:span><text:span text:style-name="T117">it has no protocol and serialization specific methods, parameters, so that application can communicate to CSE without knowing which protocol is actually used.</text:span></text:p>
      <text:p text:style-name="P91"><text:soft-page-break/><text:span text:style-name="T117"><text:s/></text:span><text:span text:style-name="T117"><draw:g text:anchor-type="as-char" svg:y="-2.459cm" draw:z-index="34" draw:name="Shape4" draw:style-name="gr93"><draw:custom-shape draw:name="正方形/長方形 1" draw:style-name="gr94" draw:text-style-name="P297" svg:width="12.628cm" svg:height="1.059cm" svg:x="0.6cm" svg:y="8.183cm"><text:p text:style-name="P289"><text:span text:style-name="T21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89" draw:text-style-name="P298" svg:width="5.539cm" svg:height="2.398cm" svg:x="0.635cm" svg:y="4.692cm"><text:p text:style-name="P289"><text:span text:style-name="T219">Protocol</text:span></text:p><text:p text:style-name="P289"><text:span text:style-name="T219">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5" draw:text-style-name="P298" svg:width="5.538cm" svg:height="2.398cm" svg:x="0.6cm" svg:y="1.482cm"><text:p text:style-name="P289"><text:span text:style-name="T21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90" draw:text-style-name="P293" svg:width="0.003cm" svg:height="1.094cm" svg:x="3.388cm" svg:y="8.181cm"><text:p/><draw:enhanced-geometry draw:mirror-horizontal="false" draw:mirror-vertical="true" svg:viewBox="0 0 21600 21600" draw:type="mso-spt32" draw:enhanced-path="M 0 0 L 21600 21600 N"/></draw:custom-shape><draw:custom-shape draw:name="直線矢印コネクタ 9" draw:style-name="gr87" draw:text-style-name="P293" svg:width="0.017cm" svg:height="0.81cm" svg:x="3.378cm" svg:y="3.875cm"><text:p/><draw:enhanced-geometry draw:mirror-horizontal="true" draw:mirror-vertical="true" svg:viewBox="0 0 21600 21600" draw:type="mso-spt32" draw:enhanced-path="M 0 0 L 21600 21600 N"/></draw:custom-shape><draw:custom-shape draw:name="直角三角形 10" draw:style-name="gr69" draw:text-style-name="P299" svg:width="1.022cm" svg:height="1.024cm" svg:x="5.11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91" draw:text-style-name="P299" svg:width="1.022cm" svg:height="1.022cm" svg:x="5.11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線矢印コネクタ 12" draw:style-name="gr90" draw:text-style-name="P293"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95" draw:text-style-name="P298" svg:width="4.463cm" svg:height="5.807cm" svg:x="9.031cm" svg:y="1.282cm"><text:p text:style-name="P289"><text:span text:style-name="T219">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1" draw:text-style-name="P293" svg:x1="1.022cm" svg:y1="4.302cm" svg:x2="5.891cm" svg:y2="4.303cm"><text:p/></draw:line><draw:custom-shape draw:name="テキスト ボックス 17" draw:style-name="gr56" draw:text-style-name="P296" svg:width="2.359cm" svg:height="1.775cm" svg:x="6.331cm" svg:y="3.406cm"><text:p text:style-name="P291"><text:span text:style-name="T219">Service</text:span></text:p><text:p text:style-name="P291"><text:span text:style-name="T21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96" draw:text-style-name="P295"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96" svg:width="1.184cm" svg:height="1.013cm" svg:x="0.005cm" svg:y="0cm"><text:p text:style-name="P291"><text:span text:style-name="T219">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249"/>
      <text:p text:style-name="P249"/>
      <text:p text:style-name="P91"><text:span text:style-name="T117">I</text:span><text:span text:style-name="T125">n figure, the term of Core is introduced for AE Core and CSE Core. This is for specifying parts which does not contain ProtocolBinding of AE and CSE.</text:span></text:p>
      <text:p text:style-name="P91"><text:span text:style-name="T176">Another use case is that the AE Core and the CSE core are located on the same OSGi Framework. In this use case, the AE Core and the CSE core communicate directly with API, without </text:span><text:span text:style-name="T107">inter-mediating </text:span><text:span text:style-name="T135">ProtocolBinding Services. </text:span><text:span text:style-name="T106">Following figure depicts overall </text:span><text:span text:style-name="T119">configuration</text:span><text:span text:style-name="T106">. </text:span><text:span text:style-name="T107">Though this type of communication is not clearly defined in oneM2M specification, communicating directly without serializing data between AE and CSE allows shorter latency and less computational resources.</text:span></text:p>
      <text:p text:style-name="P39"><text:soft-page-break/><draw:g text:anchor-type="as-char" draw:z-index="31" draw:name="Shape5" draw:style-name="gr27"><draw:custom-shape draw:name="正方形/長方形 1" draw:style-name="gr66" draw:text-style-name="P297" svg:width="12.63cm" svg:height="1.057cm" svg:x="0cm" svg:y="5.286cm"><text:p text:style-name="P289"><text:span text:style-name="T219">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298" svg:width="5.538cm" svg:height="2.4cm" svg:x="0.037cm" svg:y="1.794cm"><text:p text:style-name="P289"><text:span text:style-name="T21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9" draw:style-name="gr68" draw:text-style-name="P293" svg:width="2.857cm" svg:height="0.003cm" svg:x="5.556cm" svg:y="2.993cm"><text:p/><draw:enhanced-geometry draw:mirror-horizontal="true" draw:mirror-vertical="false" svg:viewBox="0 0 21600 21600" draw:type="mso-spt32" draw:enhanced-path="M 0 0 L 21600 21600 N"/></draw:custom-shape><draw:custom-shape draw:name="直角三角形 11" draw:style-name="gr69" draw:text-style-name="P299" svg:width="1.022cm" svg:height="1.024cm" svg:x="4.501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正方形/長方形 13" draw:style-name="gr70" draw:text-style-name="P298" svg:width="4.462cm" svg:height="2.4cm" svg:x="8.433cm" svg:y="1.794cm"><text:p text:style-name="P289"><text:span text:style-name="T219">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6" draw:style-name="gr71" draw:text-style-name="P293" svg:x1="7.004cm" svg:y1="4.475cm" svg:x2="7.005cm" svg:y2="1.793cm"><text:p/></draw:line><draw:custom-shape draw:name="テキスト ボックス 17" draw:style-name="gr56" draw:text-style-name="P296" svg:width="2.359cm" svg:height="1.775cm" svg:x="5.731cm" svg:y="0cm"><text:p text:style-name="P291"><text:span text:style-name="T219">Service</text:span></text:p><text:p text:style-name="P291"><text:span text:style-name="T21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6" draw:text-style-name="P297" svg:width="12.63cm" svg:height="1.057cm" svg:x="0cm" svg:y="6.768cm"><text:p text:style-name="P289"><text:span text:style-name="T21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8" draw:style-name="gr72" draw:text-style-name="P299" svg:width="1.024cm" svg:height="1.024cm" svg:x="11.871cm" svg:y="3.205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text:p>
      <text:p text:style-name="P57"/>
      <text:p text:style-name="P56">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56"/>
      <text:p text:style-name="P100"><draw:g text:anchor-type="as-char" draw:z-index="33" draw:name="Shape2" draw:style-name="gr27"><draw:custom-shape draw:name="正方形/長方形 1" draw:style-name="gr83" draw:text-style-name="P297" svg:width="15.662cm" svg:height="1.057cm" svg:x="0cm" svg:y="8.218cm"><text:p text:style-name="P289"><text:span text:style-name="T21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84" draw:text-style-name="P298" svg:width="5.539cm" svg:height="2.4cm" svg:x="0.635cm" svg:y="4.725cm"><text:p text:style-name="P289"><text:span text:style-name="T219">Protocol</text:span></text:p><text:p text:style-name="P289"><text:span text:style-name="T219">Binidng</text:span></text:p><text:p text:style-name="P289"><text:span text:style-name="T219">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5" draw:text-style-name="P298" svg:width="5.538cm" svg:height="2.398cm" svg:x="0.6cm" svg:y="1.517cm"><text:p text:style-name="P289"><text:span text:style-name="T21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86" draw:text-style-name="P293" svg:width="0.003cm" svg:height="1.093cm" svg:x="3.388cm" svg:y="8.198cm"><text:p/><draw:enhanced-geometry draw:mirror-horizontal="false" draw:mirror-vertical="true" svg:viewBox="0 0 21600 21600" draw:type="mso-spt32" draw:enhanced-path="M 0 0 L 21600 21600 N"/></draw:custom-shape><draw:custom-shape draw:name="直線矢印コネクタ 9" draw:style-name="gr87" draw:text-style-name="P293" svg:width="0.017cm" svg:height="0.81cm" svg:x="3.367cm" svg:y="3.9cm"><text:p/><draw:enhanced-geometry draw:mirror-horizontal="true" draw:mirror-vertical="true" svg:viewBox="0 0 21600 21600" draw:type="mso-spt32" draw:enhanced-path="M 0 0 L 21600 21600 N"/></draw:custom-shape><draw:custom-shape draw:name="直角三角形 10" draw:style-name="gr69" draw:text-style-name="P299" svg:width="1.022cm" svg:height="1.024cm" svg:x="5.099cm" svg:y="2.891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11" draw:style-name="gr69" draw:text-style-name="P299" svg:width="1.022cm" svg:height="1.024cm" svg:x="5.099cm" svg:y="6.137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16" draw:style-name="gr71" draw:text-style-name="P293" svg:x1="1.022cm" svg:y1="4.336cm" svg:x2="5.891cm" svg:y2="4.337cm"><text:p/></draw:line><draw:custom-shape draw:name="テキスト ボックス 17" draw:style-name="gr56" draw:text-style-name="P296" svg:width="2.359cm" svg:height="1.777cm" svg:x="6.754cm" svg:y="3.441cm"><text:p text:style-name="P291"><text:span text:style-name="T219">Service</text:span></text:p><text:p text:style-name="P291"><text:span text:style-name="T21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88" draw:text-style-name="P295" svg:width="6.631cm" svg:height="6.845cm" svg:x="0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296" svg:width="1.184cm" svg:height="1.015cm" svg:x="0.005cm" svg:y="0.034cm"><text:p text:style-name="P291"><text:span text:style-name="T219">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89" draw:text-style-name="P298" svg:width="5.539cm" svg:height="2.398cm" svg:x="9.758cm" svg:y="4.692cm"><text:p text:style-name="P289"><text:span text:style-name="T219">Protocol</text:span></text:p><text:p text:style-name="P289"><text:span text:style-name="T219">Binidng</text:span></text:p><text:p text:style-name="P289"><text:span text:style-name="T219">Ser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5" draw:style-name="gr67" draw:text-style-name="P298" svg:width="5.538cm" svg:height="2.4cm" svg:x="9.723cm" svg:y="1.48cm"><text:p text:style-name="P289"><text:span text:style-name="T219">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18" draw:style-name="gr90" draw:text-style-name="P293" svg:width="0.003cm" svg:height="1.094cm" svg:x="12.511cm" svg:y="8.181cm"><text:p/><draw:enhanced-geometry draw:mirror-horizontal="false" draw:mirror-vertical="true" svg:viewBox="0 0 21600 21600" draw:type="mso-spt32" draw:enhanced-path="M 0 0 L 21600 21600 N"/></draw:custom-shape><draw:custom-shape draw:name="直線矢印コネクタ 19" draw:style-name="gr87" draw:text-style-name="P293" svg:width="0.018cm" svg:height="0.81cm" svg:x="12.506cm" svg:y="3.863cm"><text:p/><draw:enhanced-geometry draw:mirror-horizontal="true" draw:mirror-vertical="true" svg:viewBox="0 0 21600 21600" draw:type="mso-spt32" draw:enhanced-path="M 0 0 L 21600 21600 N"/></draw:custom-shape><draw:custom-shape draw:name="直角三角形 20" draw:style-name="gr69" draw:text-style-name="P299" svg:width="1.022cm" svg:height="1.024cm" svg:x="14.222cm" svg:y="2.85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custom-shape draw:name="直角三角形 22" draw:style-name="gr91" draw:text-style-name="P299" svg:width="1.022cm" svg:height="1.022cm" svg:x="14.222cm" svg:y="6.1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line draw:name="直線コネクタ 23" draw:style-name="gr71" draw:text-style-name="P293" svg:x1="10.145cm" svg:y1="4.3cm" svg:x2="15.014cm" svg:y2="4.301cm"><text:p/></draw:line><draw:custom-shape draw:name="正方形/長方形 26" draw:style-name="gr92" draw:text-style-name="P295" svg:width="6.54cm" svg:height="6.845cm" svg:x="9.123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7" draw:style-name="gr56" draw:text-style-name="P296" svg:width="1.447cm" svg:height="1.013cm" svg:x="9.13cm" svg:y="0cm"><text:p text:style-name="P291"><text:span text:style-name="T219">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0"/>
      <text:p text:style-name="P54"/>
      <text:h text:style-name="Heading_20_2" text:outline-level="2"><text:soft-page-break/><text:span text:style-name="T177">Service Layer </text:span>Interfaces</text:h>
      <text:p text:style-name="P78">Service Layer Interface is defined as follow<text:span text:style-name="T105">s. Only method </text:span><text:span text:style-name="T69">request</text:span><text:span text:style-name="T105"> </text:span><text:span text:style-name="T126">is defined to </text:span><text:span text:style-name="T105">send request message and </text:span><text:span text:style-name="T126">get </text:span><text:span text:style-name="T105">Promise for the response. Here, Promise enables asynchronous messaging.</text:span></text:p>
      <text:p text:style-name="P68"/>
      <text:p text:style-name="P123"><text:span text:style-name="T82">package</text:span><text:span text:style-name="T10"> org.osgi.</text:span><text:span text:style-name="T13">service.</text:span><text:span text:style-name="T10">onem2m.servicelayer;</text:span></text:p>
      <text:p text:style-name="P134"/>
      <text:p text:style-name="P135"><text:span text:style-name="T82">import</text:span><text:span text:style-name="T10"> org.osgi.onem2m.dto.RequestDTO;</text:span></text:p>
      <text:p text:style-name="P135"><text:span text:style-name="T82">import</text:span><text:span text:style-name="T10"> org.osgi.onem2m.dto.ResponseDTO;</text:span></text:p>
      <text:p text:style-name="P135"><text:span text:style-name="T82">import</text:span><text:span text:style-name="T10"> org.osgi.util.promise.Promise;</text:span></text:p>
      <text:p text:style-name="P134"/>
      <text:p text:style-name="P125">/**</text:p>
      <text:p text:style-name="P125"><text:s/>* Service Layer Interface, which locates between <text:span text:style-name="T173">A</text:span>E and Protocol Binding Service.</text:p>
      <text:p text:style-name="P125"><text:s/>*/</text:p>
      <text:p text:style-name="P135"><text:span text:style-name="T82">public</text:span><text:span text:style-name="T10"> </text:span><text:span text:style-name="T82">interface</text:span><text:span text:style-name="T10"> ServiceLayer {</text:span></text:p>
      <text:p text:style-name="P135"><text:span text:style-name="T10"><text:tab/></text:span><text:span text:style-name="T89">/**</text:span></text:p>
      <text:p text:style-name="P125"><text:tab/> * send a request.</text:p>
      <text:p text:style-name="P125"><text:tab/> * </text:p>
      <text:p text:style-name="P135"><text:span text:style-name="T89"><text:tab/> * </text:span><text:span text:style-name="T130">@param</text:span><text:span text:style-name="T89"> request request</text:span></text:p>
      <text:p text:style-name="P135"><text:span text:style-name="T89"><text:tab/> * </text:span><text:span text:style-name="T130">@return</text:span><text:span text:style-name="T89"> promise for ResponseDTO.</text:span></text:p>
      <text:p text:style-name="P125"><text:tab/> */</text:p>
      <text:p text:style-name="P135"><text:span text:style-name="T10"><text:tab/>Promise&lt;ResponseDTO&gt; request(RequestDTO </text:span><text:span text:style-name="T132">request</text:span><text:span text:style-name="T10">);</text:span></text:p>
      <text:p text:style-name="P101">}</text:p>
      <text:p text:style-name="P102"/>
      <text:p text:style-name="P70"><text:span text:style-name="T15">On the Service Layer interface, there are bidirectional invocations, that is, </text:span><text:span text:style-name="T16">Both AE can be caller and callee of the interface</text:span><text:span text:style-name="T15">. </text:span><text:span text:style-name="T16">Typical and only case of AE acting as callee, is to receive </text:span><text:span text:style-name="T18">notifications.</text:span></text:p>
      <text:h text:style-name="Heading_20_2" text:outline-level="2">OperationIF interfaces</text:h>
      <text:p text:style-name="P52">Though Service Layer Interface enables all possible message exchange<text:span text:style-name="T208">s</text:span> among oneM2M entities, it can be redundant to application developers, because they are required to write composition of requestPrimitive and decomposition of responsePrimitive. This interface is provided for application developer <text:span text:style-name="T179">allowing to make</text:span> less application codes. It provides higher level of abstraction; operation level of resource such as create, retrieve, update, delete and so on. <text:span text:style-name="T179">They don’t cover all of possible message exchange but do typical ones.</text:span></text:p>
      <text:p text:style-name="P53">Note: If this RFC doesn’t provide these methods, developers likely to create similar ones in their own (various) way.</text:p>
      <text:p text:style-name="P53"/>
      <text:p text:style-name="P113"><text:span text:style-name="T84">public</text:span><text:span text:style-name="T158"> </text:span><text:span text:style-name="T84">interface</text:span><text:span text:style-name="T158"> OperationIF {</text:span></text:p>
      <text:p text:style-name="P128"><text:span text:style-name="T24"><text:tab/></text:span><text:span text:style-name="T90">/**</text:span></text:p>
      <text:p text:style-name="P124"><text:tab/> * create resource</text:p>
      <text:p text:style-name="P124"><text:tab/> * </text:p>
      <text:p text:style-name="P128"><text:span text:style-name="T90"><text:tab/> * </text:span><text:span text:style-name="T131">@param</text:span><text:span text:style-name="T90"> uri URI for parent resource</text:span></text:p>
      <text:p text:style-name="P128"><text:span text:style-name="T90"><text:tab/> * </text:span><text:span text:style-name="T131">@param</text:span><text:span text:style-name="T90"> resource resource data</text:span></text:p>
      <text:p text:style-name="P128"><text:span text:style-name="T90"><text:tab/> * </text:span><text:span text:style-name="T131">@return</text:span><text:span text:style-name="T90"> Promise of created resource</text:span></text:p>
      <text:p text:style-name="P124"><text:tab/> */</text:p>
      <text:p text:style-name="P128"><text:span text:style-name="T24"><text:tab/></text:span><text:span text:style-name="T84">public</text:span><text:span text:style-name="T24"> Promise&lt;ResourceDTO&gt; create(</text:span><text:span text:style-name="T31">String</text:span><text:span text:style-name="T24"> </text:span><text:span text:style-name="T133">uri</text:span><text:span text:style-name="T24">, ResourceDTO </text:span><text:span text:style-name="T133">resource</text:span><text:span text:style-name="T24">);</text:span></text:p>
      <text:p text:style-name="P126"/>
      <text:p text:style-name="P128"><text:soft-page-break/><text:span text:style-name="T24"><text:tab/></text:span><text:span text:style-name="T90">/**</text:span></text:p>
      <text:p text:style-name="P124"><text:tab/> * retrieve resource</text:p>
      <text:p text:style-name="P124"><text:tab/> * </text:p>
      <text:p text:style-name="P128"><text:span text:style-name="T90"><text:tab/> * </text:span><text:span text:style-name="T131">@param</text:span><text:span text:style-name="T90"> uri URI for retrieving resource</text:span></text:p>
      <text:p text:style-name="P128"><text:span text:style-name="T90"><text:tab/> * </text:span><text:span text:style-name="T131">@return</text:span><text:span text:style-name="T90"> retrieved resource data</text:span></text:p>
      <text:p text:style-name="P124"><text:tab/> */</text:p>
      <text:p text:style-name="P128"><text:span text:style-name="T24"><text:tab/></text:span><text:span text:style-name="T84">public</text:span><text:span text:style-name="T24"> Promise&lt;ResourceDTO&gt; retrieve(</text:span><text:span text:style-name="T31">String</text:span><text:span text:style-name="T24"> </text:span><text:span text:style-name="T133">uri</text:span><text:span text:style-name="T24">, ResourceDTO </text:span><text:span text:style-name="T133">resource</text:span><text:span text:style-name="T24">);</text:span></text:p>
      <text:p text:style-name="P126"/>
      <text:p text:style-name="P128"><text:span text:style-name="T24"><text:tab/></text:span><text:span text:style-name="T90">/**</text:span></text:p>
      <text:p text:style-name="P124"><text:tab/> * retrieve subset of attributes.</text:p>
      <text:p text:style-name="P124"><text:tab/> * </text:p>
      <text:p text:style-name="P128"><text:span text:style-name="T90"><text:tab/> * </text:span><text:span text:style-name="T131">@param</text:span><text:span text:style-name="T90"> uri URI for retrieving resource</text:span></text:p>
      <text:p text:style-name="P128"><text:span text:style-name="T90"><text:tab/> * </text:span><text:span text:style-name="T131">@param</text:span><text:span text:style-name="T90"> </text:span><text:span text:style-name="T92">target</text:span><text:span text:style-name="T90">Names attribute names for </text:span><text:span text:style-name="T91">retrival</text:span></text:p>
      <text:p text:style-name="P128"><text:span text:style-name="T90"><text:tab/> * </text:span><text:span text:style-name="T131">@return</text:span><text:span text:style-name="T90"> retrieved resource data</text:span></text:p>
      <text:p text:style-name="P124"><text:tab/> */</text:p>
      <text:p text:style-name="P128"><text:span text:style-name="T24"><text:tab/></text:span><text:span text:style-name="T84">public</text:span><text:span text:style-name="T24"> Promise&lt;ResourceDTO&gt; retrieve(</text:span><text:span text:style-name="T27">String</text:span><text:span text:style-name="T24"> </text:span><text:span text:style-name="T133">uri</text:span><text:span text:style-name="T24">, List&lt;</text:span><text:span text:style-name="T27">String</text:span><text:span text:style-name="T24">&gt; </text:span><text:span text:style-name="T133">targetAttributes</text:span><text:span text:style-name="T24">);</text:span></text:p>
      <text:p text:style-name="P132"><text:tab/></text:p>
      <text:p text:style-name="P128"><text:span text:style-name="T24"><text:tab/></text:span><text:span text:style-name="T90">/**</text:span></text:p>
      <text:p text:style-name="P124"><text:tab/> * update resource</text:p>
      <text:p text:style-name="P124"><text:tab/> * </text:p>
      <text:p text:style-name="P128"><text:span text:style-name="T90"><text:tab/> * </text:span><text:span text:style-name="T131">@param</text:span><text:span text:style-name="T90"> uri URI for updating resource</text:span></text:p>
      <text:p text:style-name="P128"><text:span text:style-name="T90"><text:tab/> * </text:span><text:span text:style-name="T131">@param</text:span><text:span text:style-name="T90"> resource data resource</text:span></text:p>
      <text:p text:style-name="P128"><text:span text:style-name="T90"><text:tab/> * </text:span><text:span text:style-name="T131">@return</text:span><text:span text:style-name="T90"> updated resource</text:span></text:p>
      <text:p text:style-name="P124"><text:tab/> */</text:p>
      <text:p text:style-name="P128"><text:span text:style-name="T24"><text:tab/></text:span><text:span text:style-name="T84">public</text:span><text:span text:style-name="T24"> Promise&lt;ResourceDTO&gt; update(</text:span><text:span text:style-name="T30">String</text:span><text:span text:style-name="T24"> </text:span><text:span text:style-name="T133">uri</text:span><text:span text:style-name="T24">, ResourceDTO </text:span><text:span text:style-name="T133">resource</text:span><text:span text:style-name="T24">);</text:span></text:p>
      <text:p text:style-name="P126"/>
      <text:p text:style-name="P128"><text:span text:style-name="T24"><text:tab/></text:span><text:span text:style-name="T90">/**</text:span></text:p>
      <text:p text:style-name="P124"><text:tab/> * delete resource</text:p>
      <text:p text:style-name="P124"><text:tab/> * </text:p>
      <text:p text:style-name="P128"><text:span text:style-name="T90"><text:tab/> * </text:span><text:span text:style-name="T131">@param</text:span><text:span text:style-name="T90"> uri target URI for deleting resource</text:span></text:p>
      <text:p text:style-name="P124"><text:tab/> */</text:p>
      <text:p text:style-name="P128"><text:span text:style-name="T24"><text:tab/></text:span><text:span text:style-name="T84">public</text:span><text:span text:style-name="T24"> Promise&lt;Boolean&gt; delete(</text:span><text:span text:style-name="T30">String</text:span><text:span text:style-name="T24"> </text:span><text:span text:style-name="T133">uri</text:span><text:span text:style-name="T24">);</text:span></text:p>
      <text:p text:style-name="P126"/>
      <text:p text:style-name="P128"><text:span text:style-name="T24"><text:tab/></text:span><text:span text:style-name="T90">/**</text:span></text:p>
      <text:p text:style-name="P124"><text:tab/> * find resources</text:p>
      <text:p text:style-name="P124"><text:tab/> * </text:p>
      <text:p text:style-name="P128"><text:span text:style-name="T90"><text:tab/> * </text:span><text:span text:style-name="T131">@param</text:span><text:span text:style-name="T90"> uri URI for top of search</text:span></text:p>
      <text:p text:style-name="P128"><text:span text:style-name="T90"><text:tab/> * </text:span><text:span text:style-name="T131">@param</text:span><text:span text:style-name="T90"> fc filter criteria</text:span></text:p>
      <text:p text:style-name="P128"><text:span text:style-name="T90"><text:tab/> * </text:span><text:span text:style-name="T131">@return</text:span><text:span text:style-name="T90"> list of URIs matching the condition specified in </text:span><text:span text:style-name="T91">fc</text:span></text:p>
      <text:p text:style-name="P124"><text:tab/> */</text:p>
      <text:p text:style-name="P128"><text:span text:style-name="T24"><text:tab/></text:span><text:span text:style-name="T84">public</text:span><text:span text:style-name="T24"> Promise&lt;List&lt;</text:span><text:span text:style-name="T30">String</text:span><text:span text:style-name="T24">&gt;&gt; discovery(</text:span><text:span text:style-name="T30">String</text:span><text:span text:style-name="T24"> </text:span><text:span text:style-name="T133">uri</text:span><text:span text:style-name="T24">, FilterCriteriaDTO </text:span><text:span text:style-name="T133">fc</text:span><text:span text:style-name="T24">);</text:span></text:p>
      <text:p text:style-name="P132"><text:tab/></text:p>
      <text:p text:style-name="P128"><text:span text:style-name="T24"><text:tab/></text:span><text:span text:style-name="T90">/**</text:span></text:p>
      <text:p text:style-name="P124"><text:tab/> * send notification</text:p>
      <text:p text:style-name="P124"><text:tab/> * </text:p>
      <text:p text:style-name="P128"><text:span text:style-name="T90"><text:tab/> * </text:span><text:span text:style-name="T131">@param</text:span><text:span text:style-name="T90"> notification</text:span></text:p>
      <text:p text:style-name="P124"><text:soft-page-break/><text:tab/> */</text:p>
      <text:p text:style-name="P128"><text:span text:style-name="T24"><text:tab/></text:span><text:span text:style-name="T84">public</text:span><text:span text:style-name="T24"> Promise&lt;Boolean&gt; notify(</text:span><text:span text:style-name="T30">String</text:span><text:span text:style-name="T24"> </text:span><text:span text:style-name="T133">uri</text:span><text:span text:style-name="T24">, NotificationDTO </text:span><text:span text:style-name="T133">notification</text:span><text:span text:style-name="T24"> );</text:span></text:p>
      <text:p text:style-name="P132"><text:tab/></text:p>
      <text:p text:style-name="P112">} </text:p>
      <text:p text:style-name="P51"/>
      <text:h text:style-name="Heading_20_2" text:outline-level="2">Concrete Interfaces</text:h>
      <text:p text:style-name="P71"><text:span text:style-name="T17">The concrete </text:span><text:span text:style-name="T19">services</text:span><text:span text:style-name="T17"> that implements Service Layer interfaces are AE Core, CSE Core and Protocol Bindings. </text:span><text:span text:style-name="T15">For clarification purpose, </text:span><text:span text:style-name="T17">These interfaces are separately defined as a sub interface of </text:span><text:span text:style-name="T15">Service Layer Interface. </text:span><text:span text:style-name="T17">OperationIF is also provided by CSE Core and Protocol Bindings, which are used by AE Core.</text:span></text:p>
      <text:p text:style-name="P55"/>
      <text:p text:style-name="Standard"><text:span text:style-name="T83">public</text:span><text:span text:style-name="T10"> </text:span><text:span text:style-name="T82">interface</text:span><text:span text:style-name="T10"> </text:span><text:span text:style-name="T11">Proto</text:span><text:span text:style-name="T12">c</text:span><text:span text:style-name="T11">olBinding</text:span><text:span text:style-name="T10"> </text:span><text:span text:style-name="T82">extends</text:span><text:span text:style-name="T10"> ServiceLayer, </text:span><text:span text:style-name="T14">OperationIF</text:span><text:span text:style-name="T10"> {}</text:span></text:p>
      <text:p text:style-name="Standard"><text:span text:style-name="T83">public</text:span><text:span text:style-name="T10"> </text:span><text:span text:style-name="T82">interface</text:span><text:span text:style-name="T10"> Cse </text:span><text:span text:style-name="T82">extends</text:span><text:span text:style-name="T10"> ServiceLayer, </text:span><text:span text:style-name="T14">OperationIF</text:span><text:span text:style-name="T10"> {}</text:span></text:p>
      <text:p text:style-name="P92"><text:span text:style-name="T82">public</text:span><text:span text:style-name="T10"> </text:span><text:span text:style-name="T82">interface</text:span><text:span text:style-name="T10"> Ae </text:span><text:span text:style-name="T82">extends</text:span><text:span text:style-name="T10"> ServiceLayer {}</text:span></text:p>
      <text:p text:style-name="P103"/>
      <text:p text:style-name="P106"><draw:g text:anchor-type="as-char" draw:z-index="32" draw:name="Shape1" draw:style-name="gr27"><draw:g draw:name="図形グループ 2" draw:style-name="gr2"><draw:custom-shape draw:name="正方形/長方形 7" draw:style-name="gr73" draw:text-style-name="P298" svg:width="4.109cm" svg:height="1.777cm" svg:x="0cm" svg:y="4.657cm"><text:p text:style-name="P289"><text:span text:style-name="T219">&lt;interface&gt;</text:span></text:p><text:p text:style-name="P289"><text:span text:style-name="T21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10" draw:style-name="gr74" draw:text-style-name="P299" svg:width="0.759cm" svg:height="0.757cm" svg:x="3.348cm" svg:y="5.676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g draw:name="図形グループ 4" draw:style-name="gr2"><draw:custom-shape draw:name="正方形/長方形 15" draw:style-name="gr73" draw:text-style-name="P298" svg:width="4.109cm" svg:height="1.777cm" svg:x="8.892cm" svg:y="4.683cm"><text:p text:style-name="P289"><text:span text:style-name="T219">&lt;interface&gt;</text:span></text:p><text:p text:style-name="P289"><text:span text:style-name="T219">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20" draw:style-name="gr75" draw:text-style-name="P299" svg:width="0.757cm" svg:height="0.757cm" svg:x="12.226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正方形/長方形 24" draw:style-name="gr76" draw:text-style-name="P298" svg:width="4.109cm" svg:height="1.779cm" svg:x="1.295cm" svg:y="0cm"><text:p text:style-name="P289"><text:span text:style-name="T219">&lt;interface&gt;</text:span></text:p><text:p text:style-name="P289"><text:span text:style-name="T219">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8" draw:style-name="gr76" draw:text-style-name="P298" svg:width="4.109cm" svg:height="1.779cm" svg:x="6.837cm" svg:y="0cm"><text:p text:style-name="P289"><text:span text:style-name="T219">&lt;interface&gt;</text:span></text:p><text:p text:style-name="P289"><text:span text:style-name="T219">OperationI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custom-shape draw:name="正方形/長方形 29" draw:style-name="gr77" draw:text-style-name="P298" svg:width="4.107cm" svg:height="1.777cm" svg:x="4.514cm" svg:y="4.657cm"><text:p text:style-name="P289"><text:span text:style-name="T218">&lt;interface&gt;</text:span></text:p><text:p text:style-name="P289"><text:span text:style-name="T218">Protocol</text:span></text:p><text:p text:style-name="P289"><text:span text:style-name="T218">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角三角形 30" draw:style-name="gr74" draw:text-style-name="P299" svg:width="0.759cm" svg:height="0.757cm" svg:x="7.835cm" svg:y="5.703cm"><text:p/><draw:enhanced-geometry draw:mirror-horizontal="true" draw:mirror-vertical="false" svg:viewBox="0 0 0 0"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直線矢印コネクタ 12" draw:style-name="gr78" draw:text-style-name="P293" svg:width="1.295cm" svg:height="2.878cm" svg:x="2.053cm" svg:y="1.762cm"><text:p/><draw:enhanced-geometry draw:mirror-horizontal="false" draw:mirror-vertical="true" svg:viewBox="0 0 21600 21600" draw:type="mso-spt32" draw:enhanced-path="M 0 0 L 21600 21600 N"/></draw:custom-shape><draw:custom-shape draw:name="直線矢印コネクタ 31" draw:style-name="gr79" draw:text-style-name="P293" svg:width="3.218cm" svg:height="2.878cm" svg:x="3.348cm" svg:y="1.762cm"><text:p/><draw:enhanced-geometry draw:mirror-horizontal="true" draw:mirror-vertical="true" svg:viewBox="0 0 21600 21600" draw:type="mso-spt32" draw:enhanced-path="M 0 0 L 21600 21600 N"/></draw:custom-shape><draw:custom-shape draw:name="直線矢印コネクタ 33" draw:style-name="gr80" draw:text-style-name="P293" svg:width="7.596cm" svg:height="2.902cm" svg:x="3.346cm" svg:y="1.761cm"><text:p/><draw:enhanced-geometry draw:mirror-horizontal="true" draw:mirror-vertical="true" svg:viewBox="0 0 21600 21600" draw:type="mso-spt32" draw:enhanced-path="M 0 0 L 21600 21600 N"/></draw:custom-shape><draw:custom-shape draw:name="直線矢印コネクタ 36" draw:style-name="gr81" draw:text-style-name="P293" svg:width="2.054cm" svg:height="2.902cm" svg:x="8.892cm" svg:y="1.761cm"><text:p/><draw:enhanced-geometry draw:mirror-horizontal="true" draw:mirror-vertical="true" svg:viewBox="0 0 21600 21600" draw:type="mso-spt32" draw:enhanced-path="M 0 0 L 21600 21600 N"/></draw:custom-shape><draw:custom-shape draw:name="直線矢印コネクタ 39" draw:style-name="gr82" draw:text-style-name="P293" svg:width="2.326cm" svg:height="2.902cm" svg:x="6.567cm" svg:y="1.735cm"><text:p/><draw:enhanced-geometry draw:mirror-horizontal="false" draw:mirror-vertical="true" svg:viewBox="0 0 21600 21600" draw:type="mso-spt32" draw:enhanced-path="M 0 0 L 21600 21600 N"/></draw:custom-shape></draw:g></text:p>
      <text:p text:style-name="P106"/>
      <text:p text:style-name="P122"/>
      <text:p text:style-name="P62"/>
      <text:p text:style-name="P63"/>
      <text:p text:style-name="P64"/>
      <text:h text:style-name="P259" text:outline-level="2">Service Property for sub-interfaces of Service Layer Interface</text:h>
      <text:p text:style-name="P72"><text:span text:style-name="T121">Services implementing </text:span><text:span text:style-name="T99">Service Layer Interface</text:span><text:span text:style-name="T121"> </text:span><text:span text:style-name="T122">shall be</text:span><text:span text:style-name="T121"> registered with following</text:span><text:span text:style-name="T99"> properties.</text:span></text:p>
      <text:p text:style-name="P61"/>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6">Interface</text:p>
          </table:table-cell>
          <table:table-cell table:style-name="表1.A1" office:value-type="string">
            <text:p text:style-name="P136">property Name</text:p>
          </table:table-cell>
          <table:table-cell table:style-name="表1.A1" office:value-type="string">
            <text:p text:style-name="P136">type</text:p>
          </table:table-cell>
          <table:table-cell table:style-name="表1.D1" office:value-type="string">
            <text:p text:style-name="P136">explanation</text:p>
          </table:table-cell>
        </table:table-row>
        <table:table-row>
          <table:table-cell table:style-name="表1.A12" office:value-type="string">
            <text:p text:style-name="P136">ProtocolBinidng</text:p>
          </table:table-cell>
          <table:table-cell table:style-name="表1.B2" office:value-type="string">
            <text:p text:style-name="P136">protocol</text:p>
          </table:table-cell>
          <table:table-cell table:style-name="表1.C2" office:value-type="string">
            <text:p text:style-name="P145"><text:span text:style-name="T155">org.osgi.service.onem2m.</text:span>ProtocolBinding<text:span text:style-name="T166">Type</text:span></text:p>
          </table:table-cell>
          <table:table-cell table:style-name="表1.D2" office:value-type="string">
            <text:p text:style-name="P136">Supporting protocol.</text:p>
          </table:table-cell>
        </table:table-row>
        <text:soft-page-break/>
        <table:table-row>
          <table:table-cell table:style-name="表1.A12" office:value-type="string">
            <text:p text:style-name="Table_20_Contents"/>
          </table:table-cell>
          <table:table-cell table:style-name="表1.B3" office:value-type="string">
            <text:p text:style-name="P136">serialization</text:p>
          </table:table-cell>
          <table:table-cell table:style-name="表1.C3" office:value-type="string">
            <text:p text:style-name="P146">org.osgi.service.onem2m.Serialization<text:span text:style-name="T167">Type</text:span></text:p>
          </table:table-cell>
          <table:table-cell table:style-name="表1.D3" office:value-type="string">
            <text:p text:style-name="P136">Serialization <text:span text:style-name="T169">Type</text:span></text:p>
          </table:table-cell>
        </table:table-row>
        <table:table-row>
          <table:table-cell table:style-name="表1.A12" office:value-type="string">
            <text:p text:style-name="Table_20_Contents"/>
          </table:table-cell>
          <table:table-cell table:style-name="表1.B4" office:value-type="string">
            <text:p text:style-name="P136"><text:span text:style-name="T154">s</text:span>ecure</text:p>
          </table:table-cell>
          <table:table-cell table:style-name="表1.C4" office:value-type="string">
            <text:p text:style-name="P136">boolean</text:p>
          </table:table-cell>
          <table:table-cell table:style-name="表1.D4" office:value-type="string">
            <text:p text:style-name="P136">True, if secure protocol is supported, otherwise false.</text:p>
          </table:table-cell>
        </table:table-row>
        <table:table-row>
          <table:table-cell table:style-name="表1.A12" office:value-type="string">
            <text:p text:style-name="Table_20_Contents"/>
          </table:table-cell>
          <table:table-cell table:style-name="表1.B5" office:value-type="string">
            <text:p text:style-name="P136">version</text:p>
          </table:table-cell>
          <table:table-cell table:style-name="表1.C5" office:value-type="string">
            <text:p text:style-name="P147">org.osgi.service.onem2m.dto.ReleaseVersion</text:p>
          </table:table-cell>
          <table:table-cell table:style-name="表1.D5" office:value-type="string">
            <text:p text:style-name="P136">Supported version</text:p>
          </table:table-cell>
        </table:table-row>
        <table:table-row>
          <table:table-cell table:style-name="表1.A12" office:value-type="string">
            <text:p text:style-name="Table_20_Contents"/>
          </table:table-cell>
          <table:table-cell table:style-name="表1.B7" office:value-type="string">
            <text:p text:style-name="P143">APP-ID</text:p>
          </table:table-cell>
          <table:table-cell table:style-name="表1.C7" office:value-type="string">
            <text:p text:style-name="P143">String</text:p>
          </table:table-cell>
          <table:table-cell table:style-name="表1.D7" office:value-type="string">
            <text:p text:style-name="P143">Indicates which Application <text:span text:style-name="T205">may</text:span> use this service.</text:p>
          </table:table-cell>
        </table:table-row>
        <table:table-row>
          <table:table-cell table:style-name="表1.A12" office:value-type="string">
            <text:p text:style-name="Table_20_Contents"/>
          </table:table-cell>
          <table:table-cell table:style-name="表1.B7" office:value-type="string">
            <text:p text:style-name="P140">POA</text:p>
          </table:table-cell>
          <table:table-cell table:style-name="表1.C7" office:value-type="string">
            <text:p text:style-name="P149">String<text:span text:style-name="T165">[]</text:span></text:p>
          </table:table-cell>
          <table:table-cell table:style-name="表1.D7" office:value-type="string">
            <text:p text:style-name="P141">URI<text:span text:style-name="T178">s </text:span>for point of access. <text:span text:style-name="T204">POA is basically set of listening protocol, port and subaddress.</text:span></text:p>
          </table:table-cell>
        </table:table-row>
        <table:table-row>
          <table:table-cell table:style-name="表1.A12" office:value-type="string">
            <text:p text:style-name="P137">C<text:span text:style-name="T168">SECore</text:span></text:p>
          </table:table-cell>
          <table:table-cell table:style-name="表1.B8" office:value-type="string">
            <text:p text:style-name="P137">CSE-ID</text:p>
          </table:table-cell>
          <table:table-cell table:style-name="表1.C8" office:value-type="string">
            <text:p text:style-name="P137">String</text:p>
          </table:table-cell>
          <table:table-cell table:style-name="表1.D8" office:value-type="string">
            <text:p text:style-name="P137">CSE-ID: ID of CSE</text:p>
          </table:table-cell>
        </table:table-row>
        <table:table-row>
          <table:table-cell table:style-name="表1.A12" office:value-type="string">
            <text:p text:style-name="P137"/>
          </table:table-cell>
          <table:table-cell table:style-name="表1.B9" office:value-type="string">
            <text:p text:style-name="P137">SP-ID</text:p>
          </table:table-cell>
          <table:table-cell table:style-name="表1.C9" office:value-type="string">
            <text:p text:style-name="P137">String</text:p>
          </table:table-cell>
          <table:table-cell table:style-name="表1.D9" office:value-type="string">
            <text:p text:style-name="P137">ID of Service Provider</text:p>
          </table:table-cell>
        </table:table-row>
        <table:table-row>
          <table:table-cell table:style-name="表1.A10" office:value-type="string">
            <text:p text:style-name="P137"/>
          </table:table-cell>
          <table:table-cell table:style-name="表1.B10" office:value-type="string">
            <text:p text:style-name="P137">CSE-type</text:p>
          </table:table-cell>
          <table:table-cell table:style-name="表1.C10" office:value-type="string">
            <text:p text:style-name="P146">org.osgi.service.onem2m.<text:span text:style-name="T156">CSEType</text:span></text:p>
          </table:table-cell>
          <table:table-cell table:style-name="表1.D10" office:value-type="string">
            <text:p text:style-name="P137">Type of CSE. Possible values are IN, MN, or ASN</text:p>
          </table:table-cell>
        </table:table-row>
        <table:table-row>
          <table:table-cell table:style-name="表1.A12" office:value-type="string">
            <text:p text:style-name="P137"/>
          </table:table-cell>
          <table:table-cell table:style-name="表1.B11" office:value-type="string">
            <text:p text:style-name="P137">version</text:p>
          </table:table-cell>
          <table:table-cell table:style-name="表1.C11" office:value-type="string">
            <text:p text:style-name="P148">org.osgi.service.onem2m.dto.ReleaseVersion</text:p>
          </table:table-cell>
          <table:table-cell table:style-name="表1.D11" office:value-type="string">
            <text:p text:style-name="P137">Supported version</text:p>
          </table:table-cell>
        </table:table-row>
        <table:table-row>
          <table:table-cell table:style-name="表1.A12" office:value-type="string">
            <text:p text:style-name="P139">A<text:span text:style-name="T168">ECore</text:span></text:p>
          </table:table-cell>
          <table:table-cell table:style-name="表1.B12" office:value-type="string">
            <text:p text:style-name="P139">AE-ID</text:p>
          </table:table-cell>
          <table:table-cell table:style-name="表1.C12" office:value-type="string">
            <text:p text:style-name="P139">String</text:p>
          </table:table-cell>
          <table:table-cell table:style-name="表1.D12" office:value-type="string">
            <text:p text:style-name="P144">ID of Application Entity</text:p>
          </table:table-cell>
        </table:table-row>
        <table:table-row>
          <table:table-cell table:style-name="表1.A13" office:value-type="string">
            <text:p text:style-name="P139"/>
          </table:table-cell>
          <table:table-cell table:style-name="表1.B13" office:value-type="string">
            <text:p text:style-name="P139">APP-ID</text:p>
          </table:table-cell>
          <table:table-cell table:style-name="表1.C13" office:value-type="string">
            <text:p text:style-name="P139">String</text:p>
          </table:table-cell>
          <table:table-cell table:style-name="表1.D13" office:value-type="string">
            <text:p text:style-name="P139">Application ID</text:p>
          </table:table-cell>
        </table:table-row>
        <table:table-row>
          <table:table-cell table:style-name="表1.A14" office:value-type="string">
            <text:p text:style-name="P139"/>
          </table:table-cell>
          <table:table-cell table:style-name="表1.B14" office:value-type="string">
            <text:p text:style-name="P142">version</text:p>
          </table:table-cell>
          <table:table-cell table:style-name="表1.C14" office:value-type="string">
            <text:p text:style-name="P146">org.osgi.service.onem2m.dto.ReleaseVersion</text:p>
          </table:table-cell>
          <table:table-cell table:style-name="表1.D14" office:value-type="string">
            <text:p text:style-name="P138">Supported version</text:p>
          </table:table-cell>
        </table:table-row>
      </table:table>
      <text:p text:style-name="P61"/>
      <text:p text:style-name="P66">Here, AE-ID is assigned by CSE. After receiving assigned value, AE Core should update the property.</text:p>
      <text:p text:style-name="P61"/>
      <text:h text:style-name="P260" text:outline-level="2">Introspection Interface</text:h>
      <text:p text:style-name="P65"/>
      <text:h text:style-name="Heading_20_3" text:outline-level="3">General Introspection Interface</text:h>
      <text:p text:style-name="P79"><text:span text:style-name="T99">This interface </text:span><text:span text:style-name="T123">provides information for data structures and </text:span><text:span text:style-name="T99">check</text:span><text:span text:style-name="T113">s</text:span><text:span text:style-name="T99"> validity of </text:span><text:span text:style-name="T123">data</text:span><text:span text:style-name="T99">. </text:span><text:span text:style-name="T114">For oneM2M resources, there are 3 types of attributes, which are mandatory, optional and NP(Not present) and </text:span><text:span text:style-name="T127">attributes may have </text:span><text:span text:style-name="T114">different </text:span><text:span text:style-name="T127">optionality depending on operations (</text:span><text:span text:style-name="T114">create <text:s/>and update</text:span><text:span text:style-name="T127">)</text:span><text:span text:style-name="T114">. </text:span></text:p>
      <text:p text:style-name="P250"/>
      <text:p text:style-name="P117"><text:span text:style-name="T85">package</text:span><text:span text:style-name="T24"> org.osgi.service.onem2m;</text:span></text:p>
      <text:p text:style-name="P128"><text:span text:style-name="T84">import </text:span><text:span text:style-name="T24">org.osgi.service.onem2m.dto.*;</text:span></text:p>
      <text:p text:style-name="P132"><text:s/></text:p>
      <text:p text:style-name="P132"><text:span text:style-name="T87">public</text:span> <text:span text:style-name="T87">interface</text:span> Introspector {</text:p>
      <text:p text:style-name="P132"><text:tab/></text:p>
      <text:p text:style-name="P128"><text:span text:style-name="T24"><text:tab/></text:span><text:span text:style-name="T90">/**</text:span></text:p>
      <text:p text:style-name="P124"><text:tab/> * execute Validation of Data Structure</text:p>
      <text:p text:style-name="P124"><text:tab/> * </text:p>
      <text:p text:style-name="P128"><text:span text:style-name="T90"><text:tab/> * </text:span><text:span text:style-name="T131">@param</text:span><text:span text:style-name="T90"> resp </text:span></text:p>
      <text:p text:style-name="P128"><text:span text:style-name="T90"><text:tab/> * </text:span><text:span text:style-name="T131">@return</text:span><text:span text:style-name="T90"> array of problems</text:span></text:p>
      <text:p text:style-name="P124"><text:tab/> */</text:p>
      <text:p text:style-name="P128"><text:span text:style-name="T24"><text:tab/></text:span><text:span text:style-name="T84">public</text:span><text:span text:style-name="T24"> String[] findValidationProblems(ResponsePrimitiveDTO </text:span><text:span text:style-name="T133">resp</text:span><text:span text:style-name="T24">);</text:span></text:p>
      <text:p text:style-name="P126"><text:soft-page-break/></text:p>
      <text:p text:style-name="P128"><text:span text:style-name="T24"><text:tab/></text:span><text:span text:style-name="T90">/**</text:span></text:p>
      <text:p text:style-name="P124"><text:tab/> * execute Validation of Data Structure</text:p>
      <text:p text:style-name="P124"><text:tab/> * </text:p>
      <text:p text:style-name="P128"><text:span text:style-name="T90"><text:tab/> * </text:span><text:span text:style-name="T131">@param</text:span><text:span text:style-name="T90"> resp </text:span></text:p>
      <text:p text:style-name="P128"><text:span text:style-name="T90"><text:tab/> * </text:span><text:span text:style-name="T131">@return</text:span><text:span text:style-name="T90"> array of problems</text:span></text:p>
      <text:p text:style-name="P124"><text:tab/> */</text:p>
      <text:p text:style-name="P128"><text:span text:style-name="T24"><text:tab/></text:span><text:span text:style-name="T84">public</text:span><text:span text:style-name="T24"> String[] findValidationProblems(RequestPrimitiveDTO </text:span><text:span text:style-name="T133">req</text:span><text:span text:style-name="T24">);</text:span></text:p>
      <text:p text:style-name="P126"/>
      <text:p text:style-name="P128"><text:span text:style-name="T24"><text:tab/></text:span><text:span text:style-name="T90">/**</text:span></text:p>
      <text:p text:style-name="P124"><text:tab/> * execute Validation of Data Structure</text:p>
      <text:p text:style-name="P124"><text:tab/> * </text:p>
      <text:p text:style-name="P128"><text:span text:style-name="T90"><text:tab/> * </text:span><text:span text:style-name="T131">@param</text:span><text:span text:style-name="T90"> resp </text:span></text:p>
      <text:p text:style-name="P128"><text:span text:style-name="T90"><text:tab/> * </text:span><text:span text:style-name="T131">@return</text:span><text:span text:style-name="T90"> array of problems</text:span></text:p>
      <text:p text:style-name="P124"><text:tab/> */</text:p>
      <text:p text:style-name="P128"><text:span text:style-name="T24"><text:tab/></text:span><text:span text:style-name="T84">public</text:span><text:span text:style-name="T24"> String[] findValidationProblemsForCreate(ResourceDTO </text:span><text:span text:style-name="T133">resource</text:span><text:span text:style-name="T24">);</text:span></text:p>
      <text:p text:style-name="P126"/>
      <text:p text:style-name="P128"><text:span text:style-name="T24"><text:tab/></text:span><text:span text:style-name="T90">/**</text:span></text:p>
      <text:p text:style-name="P124"><text:tab/> * execute Validation of Data Structure</text:p>
      <text:p text:style-name="P124"><text:tab/> * </text:p>
      <text:p text:style-name="P128"><text:span text:style-name="T90"><text:tab/> * </text:span><text:span text:style-name="T131">@param</text:span><text:span text:style-name="T90"> resp </text:span></text:p>
      <text:p text:style-name="P128"><text:span text:style-name="T90"><text:tab/> * </text:span><text:span text:style-name="T131">@return</text:span><text:span text:style-name="T90"> array of problems</text:span></text:p>
      <text:p text:style-name="P124"><text:tab/> */</text:p>
      <text:p text:style-name="P128"><text:span text:style-name="T24"><text:tab/></text:span><text:span text:style-name="T84">public</text:span><text:span text:style-name="T24"> String[] findValidationProblemsForUpdate(ResourceDTO </text:span><text:span text:style-name="T133">resource</text:span><text:span text:style-name="T24">);</text:span></text:p>
      <text:p text:style-name="P126"/>
      <text:p text:style-name="P128"><text:span text:style-name="T24"><text:tab/></text:span><text:span text:style-name="T90">/**</text:span></text:p>
      <text:p text:style-name="P124"><text:tab/> * get Possible Attributes for specified resouceType.</text:p>
      <text:p text:style-name="P124"><text:tab/> * </text:p>
      <text:p text:style-name="P128"><text:span text:style-name="T90"><text:tab/> * </text:span><text:span text:style-name="T131">@param</text:span><text:span text:style-name="T90"> resp </text:span></text:p>
      <text:p text:style-name="P128"><text:span text:style-name="T90"><text:tab/> * </text:span><text:span text:style-name="T131">@return</text:span><text:span text:style-name="T90"> array of Possible Attribute Names</text:span></text:p>
      <text:p text:style-name="P124"><text:tab/> */</text:p>
      <text:p text:style-name="P128"><text:span text:style-name="T24"><text:tab/></text:span><text:span text:style-name="T84">public</text:span><text:span text:style-name="T24"> String[] getAttributeNames(</text:span><text:span text:style-name="T84">int</text:span><text:span text:style-name="T24"> </text:span><text:span text:style-name="T133">resourceType</text:span><text:span text:style-name="T24">);</text:span></text:p>
      <text:p text:style-name="P126"/>
      <text:p text:style-name="P128"><text:span text:style-name="T24"><text:tab/></text:span><text:span text:style-name="T90">/**</text:span></text:p>
      <text:p text:style-name="P124"><text:tab/> * get Optionality of specified attribute in create operation.</text:p>
      <text:p text:style-name="P124"><text:tab/> * </text:p>
      <text:p text:style-name="P128"><text:span text:style-name="T90"><text:tab/> * </text:span><text:span text:style-name="T131">@param</text:span><text:span text:style-name="T90"> resourceType resource type</text:span></text:p>
      <text:p text:style-name="P128"><text:span text:style-name="T90"><text:tab/> * </text:span><text:span text:style-name="T131">@param</text:span><text:span text:style-name="T90"> attributeName attribute Name </text:span></text:p>
      <text:p text:style-name="P128"><text:span text:style-name="T90"><text:tab/> * </text:span><text:span text:style-name="T131">@return</text:span><text:span text:style-name="T90"> Optionality</text:span></text:p>
      <text:p text:style-name="P124"><text:tab/> */</text:p>
      <text:p text:style-name="P128"><text:span text:style-name="T24"><text:tab/></text:span><text:span text:style-name="T84">public</text:span><text:span text:style-name="T24"> Optionality getOptionalityForCreate(</text:span><text:span text:style-name="T84">int</text:span><text:span text:style-name="T24"> </text:span><text:span text:style-name="T133">resourceType</text:span><text:span text:style-name="T24">, String </text:span><text:span text:style-name="T133">attributeName</text:span><text:span text:style-name="T24">);</text:span></text:p>
      <text:p text:style-name="P126"/>
      <text:p text:style-name="P128"><text:span text:style-name="T24"><text:tab/></text:span><text:span text:style-name="T90">/**</text:span></text:p>
      <text:p text:style-name="P124"><text:tab/> * get Optionality of specified attribute in update operation.</text:p>
      <text:p text:style-name="P124"><text:tab/> * </text:p>
      <text:p text:style-name="P128"><text:span text:style-name="T90"><text:tab/> * </text:span><text:span text:style-name="T131">@param</text:span><text:span text:style-name="T90"> resourceType resource type</text:span></text:p>
      <text:p text:style-name="P128"><text:soft-page-break/><text:span text:style-name="T90"><text:tab/> * </text:span><text:span text:style-name="T131">@param</text:span><text:span text:style-name="T90"> attributeName attribute Name </text:span></text:p>
      <text:p text:style-name="P128"><text:span text:style-name="T90"><text:tab/> * </text:span><text:span text:style-name="T131">@return</text:span><text:span text:style-name="T90"> Optionality</text:span></text:p>
      <text:p text:style-name="P128"><text:span text:style-name="T90"><text:tab/> */</text:span><text:span text:style-name="T24"><text:tab/></text:span></text:p>
      <text:p text:style-name="P128"><text:span text:style-name="T24"><text:tab/></text:span><text:span text:style-name="T84">public</text:span><text:span text:style-name="T24"> Optionality getOptionalityForUpdate(</text:span><text:span text:style-name="T84">int</text:span><text:span text:style-name="T24"> </text:span><text:span text:style-name="T133">resourceType</text:span><text:span text:style-name="T24">, String </text:span><text:span text:style-name="T133">attributeName</text:span><text:span text:style-name="T24">);</text:span></text:p>
      <text:p text:style-name="P126"/>
      <text:p text:style-name="P128"><text:span text:style-name="T24"><text:tab/></text:span><text:span text:style-name="T90">/**</text:span></text:p>
      <text:p text:style-name="P124"><text:tab/> * return Java Type for given attribute of resource type</text:p>
      <text:p text:style-name="P128"><text:span text:style-name="T90"><text:tab/> * </text:span><text:span text:style-name="T131">@param</text:span><text:span text:style-name="T90"> resou</text:span><text:span text:style-name="T95">r</text:span><text:span text:style-name="T90">ceType resource type</text:span></text:p>
      <text:p text:style-name="P128"><text:span text:style-name="T90"><text:tab/> * </text:span><text:span text:style-name="T131">@param</text:span><text:span text:style-name="T90"> attributeName attribute Name </text:span></text:p>
      <text:p text:style-name="P128"><text:span text:style-name="T90"><text:tab/> * </text:span><text:span text:style-name="T131">@return</text:span><text:span text:style-name="T90"> expected class for the specified attribute</text:span></text:p>
      <text:p text:style-name="P124"><text:tab/> */</text:p>
      <text:p text:style-name="P128"><text:span text:style-name="T24"><text:tab/></text:span><text:span text:style-name="T84">public</text:span><text:span text:style-name="T24"> </text:span><text:span text:style-name="T25">Class</text:span><text:span text:style-name="T24"> getType(</text:span><text:span text:style-name="T84">int</text:span><text:span text:style-name="T24"> </text:span><text:span text:style-name="T133">resou</text:span><text:span text:style-name="T134">r</text:span><text:span text:style-name="T133">ceType</text:span><text:span text:style-name="T24">, String </text:span><text:span text:style-name="T133">attributeName</text:span><text:span text:style-name="T24">);</text:span></text:p>
      <text:p text:style-name="P126"/>
      <text:p text:style-name="P128"><text:span text:style-name="T24"><text:tab/></text:span><text:span text:style-name="T90">/**</text:span></text:p>
      <text:p text:style-name="P124"><text:tab/> * return Typical Data Structure for Type of specified attribute of resource type</text:p>
      <text:p text:style-name="P128"><text:span text:style-name="T90"><text:tab/> * </text:span><text:span text:style-name="T131">@param</text:span><text:span text:style-name="T90"> resou</text:span><text:span text:style-name="T96">r</text:span><text:span text:style-name="T90">ceType</text:span></text:p>
      <text:p text:style-name="P128"><text:span text:style-name="T90"><text:tab/> * </text:span><text:span text:style-name="T131">@param</text:span><text:span text:style-name="T90"> attribute</text:span></text:p>
      <text:p text:style-name="P128"><text:span text:style-name="T90"><text:tab/> * </text:span><text:span text:style-name="T131">@return</text:span><text:span text:style-name="T90"> Template Object </text:span></text:p>
      <text:p text:style-name="P124"><text:tab/> */</text:p>
      <text:p text:style-name="P128"><text:span text:style-name="T24"><text:tab/></text:span><text:span text:style-name="T84">public</text:span><text:span text:style-name="T24"> Object getTemplateObject(</text:span><text:span text:style-name="T84">int</text:span><text:span text:style-name="T24"> </text:span><text:span text:style-name="T133">resou</text:span><text:span text:style-name="T134">r</text:span><text:span text:style-name="T133">ceType</text:span><text:span text:style-name="T24">, String </text:span><text:span text:style-name="T133">Attribute</text:span><text:span text:style-name="T24">);</text:span></text:p>
      <text:p text:style-name="P126"/>
      <text:p text:style-name="P132">}</text:p>
      <text:p text:style-name="P121"/>
      <text:h text:style-name="P276" text:outline-level="3">Introspection interface for FlexContainer</text:h>
      <text:p text:style-name="P158"><text:span text:style-name="T34">FlexContainer</text:span><text:span text:style-name="T3"> </text:span><text:span text:style-name="T42">is </text:span><text:span text:style-name="T43">a</text:span><text:span text:style-name="T42"> oneM2M </text:span><text:span text:style-name="T34">Resource </text:span><text:span text:style-name="T40">type </text:span><text:span text:style-name="T39">that can</text:span><text:span text:style-name="T34"> be defined with adding custom attributes. Initially it was intended to be like J</text:span><text:span text:style-name="T35">SON</text:span><text:span text:style-name="T3"> </text:span><text:span text:style-name="T34">structure in oneM2M world. The definition of custom flex container is expressed in ‘contentDefinition</text:span><text:span text:style-name="T3">’ </text:span><text:span text:style-name="T34">attribute of the FlexContainer. It </text:span><text:span text:style-name="T39">may be one of standardized URI or </text:span><text:span text:style-name="T34">URI </text:span><text:span text:style-name="T39">for</text:span><text:span text:style-name="T34"> </text:span><text:span text:style-name="T39">location of </text:span><text:span text:style-name="T34">XSD definition</text:span><text:span text:style-name="T39">s</text:span><text:span text:style-name="T34">; The XSD <text:s/>is stored as contentInstance</text:span><text:span text:style-name="T3"> </text:span><text:span text:style-name="T41">r</text:span><text:span text:style-name="T34">esource in some CSE.</text:span></text:p>
      <text:p text:style-name="P159"><text:span text:style-name="T36">This interface checks validity of data structure representing </text:span><text:span text:style-name="T37">&lt;FlexContainer&gt; resource.</text:span><text:span text:style-name="T38"> </text:span><text:span text:style-name="Code"><text:span text:style-name="T20">Following table shows service prope</text:span></text:span><text:span text:style-name="Code"><text:span text:style-name="T21">rties</text:span></text:span><text:span text:style-name="Code"><text:span text:style-name="T20"> </text:span></text:span><text:span text:style-name="Code"><text:span text:style-name="T22">on the service. </text:span></text:span><text:span text:style-name="Code"><text:span text:style-name="T23">Being different from regular oneM2M resource, it has no </text:span></text:span></text:p>
      <text:p text:style-name="P159"><text:span text:style-name="Code"><text:span text:style-name="T22"/></text:span></text:p>
      <table:table table:name="Table47" table:style-name="Table47">
        <table:table-column table:style-name="Table47.A"/>
        <table:table-column table:style-name="Table47.B"/>
        <table:table-column table:style-name="Table47.C"/>
        <table:table-row>
          <table:table-cell table:style-name="Table47.A1" office:value-type="string">
            <text:p text:style-name="P150">Property Name</text:p>
          </table:table-cell>
          <table:table-cell table:style-name="Table47.A1" office:value-type="string">
            <text:p text:style-name="P150">Type</text:p>
          </table:table-cell>
          <table:table-cell table:style-name="Table47.C1" office:value-type="string">
            <text:p text:style-name="P151">explanation</text:p>
          </table:table-cell>
        </table:table-row>
        <table:table-row>
          <table:table-cell table:style-name="Table47.A2" office:value-type="string">
            <text:p text:style-name="P150">contentDefinitions</text:p>
          </table:table-cell>
          <table:table-cell table:style-name="Table47.B2" office:value-type="string">
            <text:p text:style-name="P150">String[]</text:p>
          </table:table-cell>
          <table:table-cell table:style-name="Table47.C2" office:value-type="string">
            <text:p text:style-name="P150">Supporting contentDefinition of <text:s text:c="2"/>&lt;FlexContainer&gt;. .</text:p>
          </table:table-cell>
        </table:table-row>
      </table:table>
      <text:p text:style-name="P160"/>
      <text:p text:style-name="P120"/>
      <text:p text:style-name="P118"><text:span text:style-name="T86">package</text:span><text:span text:style-name="T24"> org.osgi.service.onem2m;</text:span></text:p>
      <text:p text:style-name="P126"/>
      <text:p text:style-name="P128"><text:span text:style-name="T84">import</text:span><text:span text:style-name="T24"> org.osgi.service.onem2m.dto.*;</text:span></text:p>
      <text:p text:style-name="P126"/>
      <text:p text:style-name="P124">/**</text:p>
      <text:p text:style-name="P124"><text:s/>* FlexContainerInspector</text:p>
      <text:p text:style-name="P124"><text:s/>* </text:p>
      <text:p text:style-name="P124"><text:s/>*</text:p>
      <text:p text:style-name="P124"><text:s/>*/</text:p>
      <text:p text:style-name="P128"><text:soft-page-break/><text:span text:style-name="T84">public</text:span><text:span text:style-name="T24"> </text:span><text:span text:style-name="T84">interface</text:span><text:span text:style-name="T24"> FlexContainerIntrospector {</text:span></text:p>
      <text:p text:style-name="P126"/>
      <text:p text:style-name="P128"><text:span text:style-name="T24"><text:tab/></text:span><text:span text:style-name="T90">/**</text:span></text:p>
      <text:p text:style-name="P124"><text:tab/> * Execute Validation of Data Structure</text:p>
      <text:p text:style-name="P124"><text:tab/> * </text:p>
      <text:p text:style-name="P128"><text:span text:style-name="T90"><text:tab/> * </text:span><text:span text:style-name="T131">@param</text:span><text:span text:style-name="T90"> resp</text:span></text:p>
      <text:p text:style-name="P128"><text:span text:style-name="T90"><text:tab/> * </text:span><text:span text:style-name="T131">@return</text:span><text:span text:style-name="T90"> array of </text:span><text:span text:style-name="T91">problems</text:span></text:p>
      <text:p text:style-name="P124"><text:tab/> */</text:p>
      <text:p text:style-name="P128"><text:span text:style-name="T24"><text:tab/></text:span><text:span text:style-name="T84">public</text:span><text:span text:style-name="T24"> String[] findValidationProblems(ResourceDTO </text:span><text:span text:style-name="T133">resource</text:span><text:span text:style-name="T24">);</text:span></text:p>
      <text:p text:style-name="P126"/>
      <text:p text:style-name="P128"><text:span text:style-name="T24"><text:tab/></text:span><text:span text:style-name="T90">/**</text:span></text:p>
      <text:p text:style-name="P124"><text:tab/> * get Possible Attributes for the given resou<text:span text:style-name="T209">r</text:span>ceType.</text:p>
      <text:p text:style-name="P124"><text:tab/> * </text:p>
      <text:p text:style-name="P128"><text:span text:style-name="T90"><text:tab/> * </text:span><text:span text:style-name="T131">@param</text:span><text:span text:style-name="T90"> resp</text:span></text:p>
      <text:p text:style-name="P128"><text:span text:style-name="T90"><text:tab/> * </text:span><text:span text:style-name="T131">@return</text:span><text:span text:style-name="T90"> array of Possible Attributes</text:span></text:p>
      <text:p text:style-name="P124"><text:tab/> */</text:p>
      <text:p text:style-name="P128"><text:span text:style-name="T24"><text:tab/></text:span><text:span text:style-name="T84">public</text:span><text:span text:style-name="T24"> String[] getCustomeAttributeNames(String </text:span><text:span text:style-name="T133">containerDefinition</text:span><text:span text:style-name="T24">);</text:span></text:p>
      <text:p text:style-name="P210"><text:tab/></text:p>
      <text:p text:style-name="P127"><text:span text:style-name="T3"><text:tab/></text:span><text:span text:style-name="T88">/**</text:span></text:p>
      <text:p text:style-name="P124"><text:tab/> * get optionality of specified attribute</text:p>
      <text:p text:style-name="P124"><text:tab/> * </text:p>
      <text:p text:style-name="P128"><text:span text:style-name="T90"><text:tab/> * </text:span><text:span text:style-name="T131">@param</text:span><text:span text:style-name="T90"> containerDefinition container definition</text:span></text:p>
      <text:p text:style-name="P128"><text:span text:style-name="T90"><text:tab/> * </text:span><text:span text:style-name="T131">@param</text:span><text:span text:style-name="T90"> attributeName<text:tab/>attribute name</text:span></text:p>
      <text:p text:style-name="P128"><text:span text:style-name="T90"><text:tab/> * </text:span><text:span text:style-name="T131">@return</text:span><text:span text:style-name="T90"> optionality of the attribute</text:span></text:p>
      <text:p text:style-name="P124"><text:tab/> */</text:p>
      <text:p text:style-name="P128"><text:span text:style-name="T24"><text:tab/></text:span><text:span text:style-name="T84">public</text:span><text:span text:style-name="T24"> Optionality getOptionality(String </text:span><text:span text:style-name="T133">containerDefinition</text:span><text:span text:style-name="T24">, String </text:span><text:span text:style-name="T133">attributeName</text:span><text:span text:style-name="T24">);</text:span></text:p>
      <text:p text:style-name="P126"/>
      <text:p text:style-name="P128"><text:span text:style-name="T24"><text:tab/></text:span><text:span text:style-name="T90">/**</text:span></text:p>
      <text:p text:style-name="P124"><text:tab/> * return Java Type for given attribute of resource type</text:p>
      <text:p text:style-name="P124"><text:tab/> * </text:p>
      <text:p text:style-name="P128"><text:span text:style-name="T90"><text:tab/> * </text:span><text:span text:style-name="T131">@param</text:span><text:span text:style-name="T90"> resou</text:span><text:span text:style-name="T93">r</text:span><text:span text:style-name="T90">ceType</text:span></text:p>
      <text:p text:style-name="P128"><text:span text:style-name="T90"><text:tab/> * </text:span><text:span text:style-name="T131">@param</text:span><text:span text:style-name="T90"> attribute</text:span></text:p>
      <text:p text:style-name="P128"><text:span text:style-name="T90"><text:tab/> * </text:span><text:span text:style-name="T131">@return</text:span><text:span text:style-name="T90"> expected class for the specified attribute</text:span></text:p>
      <text:p text:style-name="P124"><text:tab/> */</text:p>
      <text:p text:style-name="P128"><text:span text:style-name="T24"><text:tab/></text:span><text:span text:style-name="T84">public</text:span><text:span text:style-name="T24"> </text:span><text:span text:style-name="T25">Class</text:span><text:span text:style-name="T24"> getType(String </text:span><text:span text:style-name="T133">containerDefinition</text:span><text:span text:style-name="T24">, String </text:span><text:span text:style-name="T133">customAttributeName</text:span><text:span text:style-name="T24">);</text:span></text:p>
      <text:p text:style-name="P126"/>
      <text:p text:style-name="P128"><text:span text:style-name="T24"><text:tab/></text:span><text:span text:style-name="T90">/**</text:span></text:p>
      <text:p text:style-name="P124"><text:tab/> * return Typical Data Structure for Type for given attribute of resource type</text:p>
      <text:p text:style-name="P124"><text:tab/> * </text:p>
      <text:p text:style-name="P128"><text:span text:style-name="T90"><text:tab/> * </text:span><text:span text:style-name="T131">@param</text:span><text:span text:style-name="T90"> resou</text:span><text:span text:style-name="T94">r</text:span><text:span text:style-name="T90">ceType</text:span></text:p>
      <text:p text:style-name="P128"><text:span text:style-name="T90"><text:tab/> * </text:span><text:span text:style-name="T131">@param</text:span><text:span text:style-name="T90"> attribute</text:span></text:p>
      <text:p text:style-name="P128"><text:span text:style-name="T90"><text:tab/> * </text:span><text:span text:style-name="T131">@return</text:span><text:span text:style-name="T90"> Template Object</text:span></text:p>
      <text:p text:style-name="P124"><text:tab/> */</text:p>
      <text:p text:style-name="P128"><text:span text:style-name="T24"><text:tab/></text:span><text:span text:style-name="T84">public</text:span><text:span text:style-name="T24"> Object getTemplateObject(String </text:span><text:span text:style-name="T133">containerDefinition</text:span><text:span text:style-name="T24">, String </text:span><text:span text:style-name="T133">customAttributeName</text:span><text:span text:style-name="T24">);</text:span></text:p>
      <text:p text:style-name="P126"/>
      <text:p text:style-name="P132"><text:soft-page-break/>}</text:p>
      <text:p text:style-name="P119"/>
      <text:p text:style-name="P109"/>
      <text:h text:style-name="P162" text:outline-level="1">Data Transfer Objects</text:h>
      <text:p text:style-name="P6">RFC 185 defines Data Transfer Objects as a generic means for management solutions to interact with runtime entities in an OSGi Framework. DTOs provides a common, easily serializable representation of the technology.</text:p>
      <text:p text:style-name="P6">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p text:style-name="P6"/>
      <text:h text:style-name="P262" text:outline-level="2"><text:span text:style-name="T182">Design Policy of </text:span>DTO<text:span text:style-name="T182">s</text:span></text:h>
      <text:p text:style-name="Body">Data transfer Object was chosen <text:span text:style-name="T182">as data object passing by the interfaces, </text:span>following OSGi’s design <text:span text:style-name="T182">convention</text:span>. <text:span text:style-name="T183">Though </text:span>data structure near root structures are designed specific DTO, <text:span text:style-name="T183">deeper</text:span> <text:span text:style-name="T183">data types are</text:span> to be stored as generic types, such as Map, List and Wrapper classes of Java Primitives. <text:span text:style-name="T206">Following figure depict reference relationship among object. </text:span>(See also the considered Alternatives)</text:p>
      <text:p text:style-name="P80">In the <text:span text:style-name="T207">class</text:span> definition, some data types are shown as Object, but the assigned value shall be a type that is allowed for OSGi DTO.</text:p>
      <text:p text:style-name="P8"><text:soft-page-break/><draw:g text:anchor-type="as-char" draw:z-index="30" draw:name="図形グループ 1" draw:style-name="gr27"><draw:custom-shape draw:name="円/楕円 3" draw:style-name="gr28" draw:text-style-name="P290" svg:width="2.862cm" svg:height="2.317cm" svg:x="0.372cm" svg:y="1.21cm"><text:p text:style-name="P289"><text:span text:style-name="T218">Request</text:span></text:p><text:p text:style-name="P289"><text:span text:style-name="T218">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290" svg:width="2.862cm" svg:height="2.317cm" svg:x="0.372cm" svg:y="4.427cm"><text:p text:style-name="P289"><text:span text:style-name="T218">Response</text:span></text:p><text:p text:style-name="P289"><text:span text:style-name="T218">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290" svg:width="2.862cm" svg:height="2.144cm" svg:x="4.297cm" svg:y="2.981cm"><text:p text:style-name="P289"><text:span text:style-name="T218">Primitive</text:span></text:p><text:p text:style-name="P289"><text:span text:style-name="T218">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290" svg:width="2.862cm" svg:height="1.458cm" svg:x="7.999cm" svg:y="0.259cm"><text:p text:style-name="P289"><text:span text:style-name="T218">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290" svg:width="3.38cm" svg:height="1.16cm" svg:x="7.999cm" svg:y="2.231cm"><text:p text:style-name="P289"><text:span text:style-name="T218">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292" svg:width="2.862cm" svg:height="1.874cm" svg:x="4.297cm" svg:y="0.78cm"><text:p text:style-name="P291"><text:span text:style-name="T218">Response</text:span></text:p><text:p text:style-name="P291"><text:span text:style-name="T218">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290" svg:width="2.862cm" svg:height="1.689cm" svg:x="4.297cm" svg:y="5.586cm"><text:p text:style-name="P289"><text:span text:style-name="T218">Filter</text:span><text:span text:style-name="T218"><text:line-break/></text:span><text:span text:style-name="T218">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290" svg:width="2.862cm" svg:height="1.708cm" svg:x="4.297cm" svg:y="7.809cm"><text:p text:style-name="P289"><text:span text:style-name="T218">LocalTokenId</text:span></text:p><text:p text:style-name="P289"><text:span text:style-name="T218">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290" svg:width="2.862cm" svg:height="1.604cm" svg:x="4.297cm" svg:y="9.932cm"><text:p text:style-name="P289"><text:span text:style-name="T218">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293" svg:width="1.064cm" svg:height="0.652cm" svg:x="3.233cm" svg:y="1.701cm"><text:p/><draw:enhanced-geometry draw:mirror-horizontal="false" draw:mirror-vertical="true" svg:viewBox="0 0 21600 21600" draw:type="mso-spt32" draw:enhanced-path="M 0 0 L 21600 21600 N"/></draw:custom-shape><draw:custom-shape draw:name="直線矢印コネクタ 16" draw:style-name="gr37" draw:text-style-name="P293"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293"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293"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293"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293"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293"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294"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295"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296" svg:width="6.465cm" svg:height="2.027cm" svg:x="11.924cm" svg:y="0cm"><text:p text:style-name="P291"><text:span text:style-name="T218">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293" svg:width="0.842cm" svg:height="3.065cm" svg:x="7.158cm" svg:y="0.972cm"><text:p/><draw:enhanced-geometry draw:mirror-horizontal="false" draw:mirror-vertical="true" svg:viewBox="0 0 21600 21600" draw:type="mso-spt32" draw:enhanced-path="M 0 0 L 21600 21600 N"/></draw:custom-shape><draw:custom-shape draw:name="円/楕円 40" draw:style-name="gr47" draw:text-style-name="P294"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294"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293"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293"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293"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290" svg:width="2.862cm" svg:height="1.689cm" svg:x="8.262cm" svg:y="3.743cm"><text:p text:style-name="P289"><text:span text:style-name="T218">Resource</text:span></text:p><text:p text:style-name="P289"><text:span text:style-name="T218">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293"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293"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294"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294"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293"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293"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293"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294"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296" svg:width="0.844cm" svg:height="0.842cm" svg:x="16.951cm" svg:y="2.2cm"><text:p text:style-name="P291"><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295"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294"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294"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293"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290" svg:width="2.862cm" svg:height="1.206cm" svg:x="8.262cm" svg:y="7.809cm"><text:p text:style-name="P289"><text:span text:style-name="T218">Security</text:span></text:p><text:p text:style-name="P289"><text:span text:style-name="T218">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293"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293"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290" svg:width="2.862cm" svg:height="1.206cm" svg:x="8.262cm" svg:y="9.589cm"><text:p text:style-name="P289"><text:span text:style-name="T218">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293"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290" svg:width="2.862cm" svg:height="1.675cm" svg:x="8.262cm" svg:y="5.791cm"><text:p text:style-name="P289"><text:span text:style-name="T218">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296" svg:width="8.263cm" svg:height="0.842cm" svg:x="0cm" svg:y="0.062cm"><text:p text:style-name="P291"><text:span text:style-name="T218">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Body">In figure, followed ‘<text:span text:style-name="T206">DTO’ is ommited.</text:span></text:p>
      <text:p text:style-name="P8"/>
      <text:h text:style-name="Heading_20_2" text:outline-level="2">Request<text:span text:style-name="T161">Primitive</text:span>DTO</text:h>
      <text:p text:style-name="P82">Re<text:span text:style-name="T124">quest</text:span><text:span text:style-name="T112">Primitive</text:span><text:span text:style-name="T100">DTO holds a Re</text:span><text:span text:style-name="T124">quest</text:span><text:span text:style-name="T100"> Information used for oneM2M communication.</text:span></text:p>
      <text:p text:style-name="P81"/>
      <text:p text:style-name="P110"><text:span text:style-name="T87">package</text:span> org.osgi.service.onem2m.dto;</text:p>
      <text:p text:style-name="P126"/>
      <text:p text:style-name="P128"><text:span text:style-name="T84">import</text:span><text:span text:style-name="T24"> java.util.*;</text:span></text:p>
      <text:p text:style-name="P126"/>
      <text:p text:style-name="P128"><text:span text:style-name="T84">public</text:span><text:span text:style-name="T24"> </text:span><text:span text:style-name="T84">class</text:span><text:span text:style-name="T24"> RequestPrimitiveDTO </text:span><text:span text:style-name="T84">extends</text:span><text:span text:style-name="T24"> org.osgi.dto.DTO {</text:span></text:p>
      <text:p text:style-name="P128"><text:span text:style-name="T24"><text:tab/></text:span><text:span text:style-name="T157">@</text:span><text:span text:style-name="T24">javax.xml.bind.annotation.</text:span><text:span text:style-name="T157">XmlElement</text:span><text:span text:style-name="T24">(required = </text:span><text:span text:style-name="T84">true</text:span><text:span text:style-name="T24">)</text:span></text:p>
      <text:p text:style-name="P128"><text:span text:style-name="T24"><text:tab/></text:span><text:span text:style-name="T84">public</text:span><text:span text:style-name="T24"> Operation </text:span><text:span text:style-name="T97">operation</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true</text:span><text:span text:style-name="T24">)</text:span></text:p>
      <text:p text:style-name="P128"><text:span text:style-name="T24"><text:tab/></text:span><text:span text:style-name="T84">public</text:span><text:span text:style-name="T24"> String </text:span><text:span text:style-name="T97">to</text:span><text:span text:style-name="T24">;</text:span></text:p>
      <text:p text:style-name="P128"><text:span text:style-name="T24"><text:tab/></text:span><text:span text:style-name="T84">public</text:span><text:span text:style-name="T24"> String </text:span><text:span text:style-name="T97">from</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true</text:span><text:span text:style-name="T24">)</text:span></text:p>
      <text:p text:style-name="P128"><text:span text:style-name="T24"><text:tab/></text:span><text:span text:style-name="T84">public</text:span><text:span text:style-name="T24"> String </text:span><text:span text:style-name="T97">requestIdentifier</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false</text:span><text:span text:style-name="T24">)</text:span></text:p>
      <text:p text:style-name="P128"><text:soft-page-break/><text:span text:style-name="T24"><text:tab/></text:span><text:span text:style-name="T84">public</text:span><text:span text:style-name="T24"> Integer </text:span><text:span text:style-name="T97">resourceType</text:span><text:span text:style-name="T24">;</text:span></text:p>
      <text:p text:style-name="P128"><text:span text:style-name="T24"><text:tab/></text:span><text:span text:style-name="T84">public</text:span><text:span text:style-name="T24"> PrimitiveContentDTO </text:span><text:span text:style-name="T97">content</text:span><text:span text:style-name="T24">;</text:span></text:p>
      <text:p text:style-name="P128"><text:span text:style-name="T24"><text:tab/></text:span><text:span text:style-name="T84">public</text:span><text:span text:style-name="T24"> List&lt;String&gt; </text:span><text:span text:style-name="T97">roleIDs</text:span><text:span text:style-name="T24">;</text:span></text:p>
      <text:p text:style-name="P132"><text:tab/></text:p>
      <text:p text:style-name="P128"><text:span text:style-name="T24"><text:tab/></text:span><text:span text:style-name="T84">public</text:span><text:span text:style-name="T24"> String </text:span><text:span text:style-name="T97">originatingTimestamp</text:span><text:span text:style-name="T24">;</text:span></text:p>
      <text:p text:style-name="P128"><text:span text:style-name="T24"><text:tab/></text:span><text:span text:style-name="T84">public</text:span><text:span text:style-name="T24"> String </text:span><text:span text:style-name="T97">requestExpirationTimestamp</text:span><text:span text:style-name="T24">;</text:span></text:p>
      <text:p text:style-name="P128"><text:span text:style-name="T24"><text:tab/></text:span><text:span text:style-name="T84">public</text:span><text:span text:style-name="T24"> String </text:span><text:span text:style-name="T97">resultExpirationTimestamp</text:span><text:span text:style-name="T24">;</text:span></text:p>
      <text:p text:style-name="P128"><text:span text:style-name="T24"><text:tab/></text:span><text:span text:style-name="T84">public</text:span><text:span text:style-name="T24"> String </text:span><text:span text:style-name="T97">operationExecutionTime</text:span><text:span text:style-name="T24">;</text:span></text:p>
      <text:p text:style-name="P126"/>
      <text:p text:style-name="P128"><text:span text:style-name="T24"><text:tab/></text:span><text:span text:style-name="T84">public</text:span><text:span text:style-name="T24"> </text:span><text:span text:style-name="T30">ResponseTypeInfoDTO</text:span><text:span text:style-name="T24"> </text:span><text:span text:style-name="T97">responseType</text:span><text:span text:style-name="T24">;</text:span></text:p>
      <text:p text:style-name="P128"><text:span text:style-name="T24"><text:tab/></text:span><text:span text:style-name="T84">public</text:span><text:span text:style-name="T24"> String </text:span><text:span text:style-name="T97">resultPersistence</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false</text:span><text:span text:style-name="T24">)</text:span></text:p>
      <text:p text:style-name="P128"><text:span text:style-name="T24"><text:tab/></text:span><text:span text:style-name="T84">public</text:span><text:span text:style-name="T24"> ResultContent </text:span><text:span text:style-name="T97">resultContent</text:span><text:span text:style-name="T24">;</text:span></text:p>
      <text:p text:style-name="P128"><text:span text:style-name="T24"><text:tab/></text:span><text:span text:style-name="T84">public</text:span><text:span text:style-name="T24"> String </text:span><text:span text:style-name="T97">eventCategory</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false</text:span><text:span text:style-name="T24">)</text:span></text:p>
      <text:p text:style-name="P128"><text:span text:style-name="T24"><text:tab/></text:span><text:span text:style-name="T84">public</text:span><text:span text:style-name="T24"> Boolean </text:span><text:span text:style-name="T97">deliveryAggregation</text:span><text:span text:style-name="T24">;</text:span></text:p>
      <text:p text:style-name="P128"><text:span text:style-name="T24"><text:tab/></text:span><text:span text:style-name="T84">public</text:span><text:span text:style-name="T24"> String </text:span><text:span text:style-name="T97">groupRequestIdentifier</text:span><text:span text:style-name="T24">;</text:span></text:p>
      <text:p text:style-name="P128"><text:span text:style-name="T24"><text:tab/></text:span><text:span text:style-name="T84">public</text:span><text:span text:style-name="T24"> FilterCriteriaDTO </text:span><text:span text:style-name="T97">filterCriteria</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false</text:span><text:span text:style-name="T24">)</text:span></text:p>
      <text:p text:style-name="P128"><text:span text:style-name="T24"><text:tab/></text:span><text:span text:style-name="T84">public</text:span><text:span text:style-name="T24"> DiscoveryResultType </text:span><text:span text:style-name="T97">discoveryResultType</text:span><text:span text:style-name="T24">;</text:span></text:p>
      <text:p text:style-name="P128"><text:span text:style-name="T24"><text:tab/></text:span><text:span text:style-name="T84">public</text:span><text:span text:style-name="T24"> String </text:span><text:span text:style-name="T97">tokens</text:span><text:span text:style-name="T24">;</text:span></text:p>
      <text:p text:style-name="P128"><text:span text:style-name="T24"><text:tab/></text:span><text:span text:style-name="T84">public</text:span><text:span text:style-name="T24"> List&lt;String&gt; </text:span><text:span text:style-name="T97">tokenIDs</text:span><text:span text:style-name="T24">;</text:span></text:p>
      <text:p text:style-name="P128"><text:span text:style-name="T24"><text:tab/></text:span><text:span text:style-name="T84">public</text:span><text:span text:style-name="T24"> List&lt;String&gt; </text:span><text:span text:style-name="T97">localTokenIDs</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false</text:span><text:span text:style-name="T24">)</text:span></text:p>
      <text:p text:style-name="P128"><text:span text:style-name="T24"><text:tab/></text:span><text:span text:style-name="T84">public</text:span><text:span text:style-name="T24"> Boolean </text:span><text:span text:style-name="T97">tokenReqIndicator</text:span><text:span text:style-name="T24">;</text:span></text:p>
      <text:p text:style-name="P126"/>
      <text:p text:style-name="P128"><text:span text:style-name="T24"><text:tab/></text:span><text:span text:style-name="T159">// Added at R3.0</text:span></text:p>
      <text:p text:style-name="P128"><text:span text:style-name="T24"><text:tab/></text:span><text:span text:style-name="T84">public</text:span><text:span text:style-name="T24"> List&lt;String&gt; </text:span><text:span text:style-name="T97">groupRequestTargetMembers</text:span><text:span text:style-name="T24">;</text:span></text:p>
      <text:p text:style-name="P128"><text:span text:style-name="T24"><text:tab/></text:span><text:span text:style-name="T84">public</text:span><text:span text:style-name="T24"> Boolean </text:span><text:span text:style-name="T97">authSignatureIndicator</text:span><text:span text:style-name="T24">;</text:span></text:p>
      <text:p text:style-name="P128"><text:span text:style-name="T24"><text:tab/></text:span><text:span text:style-name="T84">public</text:span><text:span text:style-name="T24"> List&lt;String&gt; </text:span><text:span text:style-name="T97">authSignature</text:span><text:span text:style-name="T24">;</text:span></text:p>
      <text:p text:style-name="P128"><text:span text:style-name="T24"><text:tab/></text:span><text:span text:style-name="T84">public</text:span><text:span text:style-name="T24"> Boolean </text:span><text:span text:style-name="T97">authRelationshipIndicator</text:span><text:span text:style-name="T24">;</text:span></text:p>
      <text:p text:style-name="P128"><text:span text:style-name="T24"><text:tab/></text:span><text:span text:style-name="T84">public</text:span><text:span text:style-name="T24"> Boolean </text:span><text:span text:style-name="T97">semanticQueryIndicator</text:span><text:span text:style-name="T24">;</text:span></text:p>
      <text:p text:style-name="P128"><text:span text:style-name="T24"><text:tab/></text:span><text:span text:style-name="T84">public</text:span><text:span text:style-name="T24"> ReleaseVersion </text:span><text:span text:style-name="T97">releaseVersion</text:span><text:span text:style-name="T24">;</text:span></text:p>
      <text:p text:style-name="P128"><text:span text:style-name="T24"><text:tab/></text:span><text:span text:style-name="T84">public</text:span><text:span text:style-name="T24"> String </text:span><text:span text:style-name="T97">verndorInformation</text:span><text:span text:style-name="T24">;</text:span></text:p>
      <text:p text:style-name="P132"><text:tab/></text:p>
      <text:p text:style-name="P128"><text:span text:style-name="T24"><text:tab/></text:span><text:span text:style-name="T84">public</text:span><text:span text:style-name="T24"> </text:span><text:span text:style-name="T84">static</text:span><text:span text:style-name="T24"> </text:span><text:span text:style-name="T84">enum</text:span><text:span text:style-name="T24"> DiscoveryResultType {</text:span></text:p>
      <text:p text:style-name="P128"><text:span text:style-name="T24"><text:tab/><text:tab/></text:span><text:span text:style-name="T98">structured</text:span><text:span text:style-name="T24">(1), </text:span><text:span text:style-name="T98">unstructured</text:span><text:span text:style-name="T24">(2);</text:span></text:p>
      <text:p text:style-name="P128"><text:span text:style-name="T24"><text:tab/><text:tab/>// </text:span><text:span text:style-name="T28">omitted</text:span></text:p>
      <text:p text:style-name="P132"><text:tab/>}</text:p>
      <text:p text:style-name="P126"/>
      <text:p text:style-name="P128"><text:span text:style-name="T24"><text:tab/></text:span><text:span text:style-name="T84">public</text:span><text:span text:style-name="T24"> </text:span><text:span text:style-name="T84">static</text:span><text:span text:style-name="T24"> </text:span><text:span text:style-name="T84">enum</text:span><text:span text:style-name="T24"> ResultContent {</text:span></text:p>
      <text:p text:style-name="P129"><text:span text:style-name="T24"><text:tab/><text:tab/></text:span><text:span text:style-name="T98">nothing</text:span><text:span text:style-name="T24">(1), </text:span><text:span text:style-name="T98">attributes</text:span><text:span text:style-name="T24">(2), </text:span><text:span text:style-name="T98">hierarchicalAddress</text:span><text:span text:style-name="T24">(3), </text:span></text:p>
      <text:p text:style-name="P129"><text:span text:style-name="T26"><text:tab/><text:tab/></text:span><text:span text:style-name="T98">hierarchicalAddressAndAttributes</text:span><text:span text:style-name="T24">(4), </text:span></text:p>
      <text:p text:style-name="P129"><text:span text:style-name="T98">attributesAndChildResources</text:span><text:span text:style-name="T24">(5), </text:span></text:p>
      <text:p text:style-name="P129"><text:span text:style-name="T98">attributesAndChildResourceReferences</text:span><text:span text:style-name="T24">(6), </text:span></text:p>
      <text:p text:style-name="P129"><text:span text:style-name="T98">childResourceReferences</text:span><text:span text:style-name="T24">(7), </text:span><text:span text:style-name="T98">originalResource</text:span><text:span text:style-name="T24">(8), </text:span><text:span text:style-name="T98">childResources</text:span><text:span text:style-name="T24">(9);</text:span></text:p>
      <text:p text:style-name="P126"/>
      <text:p text:style-name="P130"><text:soft-page-break/><text:span text:style-name="T24"><text:tab/><text:tab/>// </text:span><text:span text:style-name="T28">omitted</text:span></text:p>
      <text:p text:style-name="P132"><text:tab/>}</text:p>
      <text:p text:style-name="P126"/>
      <text:p text:style-name="P128"><text:span text:style-name="T24"><text:tab/></text:span><text:span text:style-name="T84">public</text:span><text:span text:style-name="T24"> </text:span><text:span text:style-name="T84">static</text:span><text:span text:style-name="T24"> </text:span><text:span text:style-name="T84">enum</text:span><text:span text:style-name="T24"> Operation {</text:span></text:p>
      <text:p text:style-name="P128"><text:span text:style-name="T24"><text:tab/><text:tab/></text:span><text:span text:style-name="T98">Create</text:span><text:span text:style-name="T24">(1), </text:span><text:span text:style-name="T98">Retrieve</text:span><text:span text:style-name="T24">(2), </text:span><text:span text:style-name="T98">Update</text:span><text:span text:style-name="T24">(3), </text:span><text:span text:style-name="T98">Delete</text:span><text:span text:style-name="T24">(4), </text:span><text:span text:style-name="T98">Notify</text:span><text:span text:style-name="T24">(5);</text:span></text:p>
      <text:p text:style-name="P130"><text:span text:style-name="T24"><text:tab/><text:tab/>// </text:span><text:span text:style-name="T28">omitted</text:span></text:p>
      <text:p text:style-name="P132"><text:tab/>}</text:p>
      <text:p text:style-name="P126"/>
      <text:p text:style-name="P132">}</text:p>
      <text:p text:style-name="P110"/>
      <text:p text:style-name="P105"/>
      <text:h text:style-name="Heading_20_2" text:outline-level="2">Response<text:span text:style-name="T160">Primitive</text:span>DTO</text:h>
      <text:p text:style-name="P69">Re<text:span text:style-name="T100">sponse</text:span><text:span text:style-name="T112">Primitive</text:span><text:span text:style-name="T100">DTO holds a Response Information used for oneM2M communication.</text:span></text:p>
      <text:p text:style-name="P73"/>
      <text:p text:style-name="P104"><text:span text:style-name="T84">package</text:span><text:span text:style-name="T158"> org.osgi.service.onem2m.dto;</text:span></text:p>
      <text:p text:style-name="P128"><text:span text:style-name="T84">import</text:span><text:span text:style-name="T24"> java.util.*;</text:span></text:p>
      <text:p text:style-name="P126"/>
      <text:p text:style-name="P128"><text:span text:style-name="T84">public</text:span><text:span text:style-name="T24"> </text:span><text:span text:style-name="T84">class</text:span><text:span text:style-name="T24"> ResponsePrimitiveDTO </text:span><text:span text:style-name="T84">extends</text:span><text:span text:style-name="T24"> org.osgi.dto.DTO{</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Integer </text:span><text:span text:style-name="T97">responseStatusCode</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String </text:span><text:span text:style-name="T97">requestIdentifier</text:span><text:span text:style-name="T24">;</text:span></text:p>
      <text:p text:style-name="P128"><text:span text:style-name="T24"><text:tab/></text:span><text:span text:style-name="T84">public</text:span><text:span text:style-name="T24"> PrimitiveContentDTO </text:span><text:span text:style-name="T97">content</text:span><text:span text:style-name="T24">;</text:span></text:p>
      <text:p text:style-name="P128"><text:span text:style-name="T24"><text:tab/></text:span><text:span text:style-name="T84">public</text:span><text:span text:style-name="T24"> String </text:span><text:span text:style-name="T97">to</text:span><text:span text:style-name="T24">;</text:span></text:p>
      <text:p text:style-name="P128"><text:span text:style-name="T24"><text:tab/></text:span><text:span text:style-name="T84">public</text:span><text:span text:style-name="T24"> String </text:span><text:span text:style-name="T97">from</text:span><text:span text:style-name="T24">;</text:span></text:p>
      <text:p text:style-name="P128"><text:span text:style-name="T24"><text:tab/></text:span><text:span text:style-name="T84">public</text:span><text:span text:style-name="T24"> String </text:span><text:span text:style-name="T97">originatingTimestamp</text:span><text:span text:style-name="T24">;</text:span></text:p>
      <text:p text:style-name="P128"><text:span text:style-name="T24"><text:tab/></text:span><text:span text:style-name="T84">public</text:span><text:span text:style-name="T24"> String </text:span><text:span text:style-name="T97">resultExpirationTimestamp</text:span><text:span text:style-name="T24">;</text:span></text:p>
      <text:p text:style-name="P128"><text:span text:style-name="T24"><text:tab/></text:span><text:span text:style-name="T84">public</text:span><text:span text:style-name="T24"> String </text:span><text:span text:style-name="T97">eventCategory</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false</text:span><text:span text:style-name="T24">)</text:span></text:p>
      <text:p text:style-name="P128"><text:span text:style-name="T24"><text:tab/></text:span><text:span text:style-name="T84">public</text:span><text:span text:style-name="T24"> ContentStatus </text:span><text:span text:style-name="T97">contentStatus</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false</text:span><text:span text:style-name="T24">)</text:span></text:p>
      <text:p text:style-name="P128"><text:span text:style-name="T24"><text:tab/></text:span><text:span text:style-name="T84">public</text:span><text:span text:style-name="T24"> Integer </text:span><text:span text:style-name="T97">contentOffset</text:span><text:span text:style-name="T24">;</text:span></text:p>
      <text:p text:style-name="P128"><text:span text:style-name="T24"><text:tab/></text:span><text:span text:style-name="T84">public</text:span><text:span text:style-name="T24"> List&lt;LocalTokenIdAssignmentDTO&gt; </text:span><text:span text:style-name="T97">assignedTokenIdentifiers</text:span><text:span text:style-name="T24">;</text:span><text:span text:style-name="T159">//Map&lt;String,Object&gt;</text:span></text:p>
      <text:p text:style-name="P128"><text:span text:style-name="T24"><text:tab/></text:span><text:span text:style-name="T84">public</text:span><text:span text:style-name="T24"> List&lt;</text:span><text:span text:style-name="T30">DasInfoDTO</text:span><text:span text:style-name="T24">&gt; </text:span><text:span text:style-name="T97">tokenReqInfo</text:span><text:span text:style-name="T24">;</text:span><text:span text:style-name="T159">//DynAuthTokenReqInfoDTO</text:span></text:p>
      <text:p text:style-name="P132"><text:tab/></text:p>
      <text:p text:style-name="P128"><text:span text:style-name="T24"><text:tab/></text:span><text:span text:style-name="T159">// Added R3.0</text:span></text:p>
      <text:p text:style-name="P128"><text:span text:style-name="T24"><text:tab/></text:span><text:span text:style-name="T84">public</text:span><text:span text:style-name="T24"> Boolean </text:span><text:span text:style-name="T97">AuthSignatureReqInfo</text:span><text:span text:style-name="T24">;</text:span></text:p>
      <text:p text:style-name="P128"><text:span text:style-name="T24"><text:tab/></text:span><text:span text:style-name="T84">public</text:span><text:span text:style-name="T24"> ReleaseVersion </text:span><text:span text:style-name="T97">releaseVersionIndicator</text:span><text:span text:style-name="T24">;</text:span></text:p>
      <text:p text:style-name="P128"><text:span text:style-name="T24"><text:tab/></text:span><text:span text:style-name="T84">public</text:span><text:span text:style-name="T24"> String </text:span><text:span text:style-name="T97">vendorInformation</text:span><text:span text:style-name="T24">;</text:span></text:p>
      <text:p text:style-name="P132"><text:tab/></text:p>
      <text:p text:style-name="P128"><text:span text:style-name="T24"><text:tab/></text:span><text:span text:style-name="T84">public</text:span><text:span text:style-name="T24"> </text:span><text:span text:style-name="T84">static</text:span><text:span text:style-name="T24"> </text:span><text:span text:style-name="T84">enum</text:span><text:span text:style-name="T24"> ContentStatus{</text:span></text:p>
      <text:p text:style-name="P128"><text:span text:style-name="T24"><text:tab/><text:tab/></text:span><text:span text:style-name="T98">PARTIAL_CONTENT</text:span><text:span text:style-name="T24">, </text:span><text:span text:style-name="T159">// 1</text:span></text:p>
      <text:p text:style-name="P128"><text:span text:style-name="T24"><text:tab/><text:tab/></text:span><text:span text:style-name="T98">FULL_CONTENT</text:span><text:span text:style-name="T24">; <text:s/></text:span><text:span text:style-name="T159">//2</text:span></text:p>
      <text:p text:style-name="P132"><text:soft-page-break/><text:tab/><text:tab/></text:p>
      <text:p text:style-name="P132"><text:tab/>}</text:p>
      <text:p text:style-name="P133">}</text:p>
      <text:h text:style-name="Heading_20_2" text:outline-level="2">ResponseTypeInfoDTO</text:h>
      <text:p text:style-name="Body"/>
      <text:p text:style-name="P115"><text:span text:style-name="T84">package</text:span><text:span text:style-name="T24"> org.osgi.service.onem2m.dto;</text:span></text:p>
      <text:p text:style-name="P126"/>
      <text:p text:style-name="P128"><text:span text:style-name="T84">import</text:span><text:span text:style-name="T24"> java.util.*;</text:span></text:p>
      <text:p text:style-name="P126"/>
      <text:p text:style-name="P128"><text:span text:style-name="T84">public</text:span><text:span text:style-name="T24"> </text:span><text:span text:style-name="T84">class</text:span><text:span text:style-name="T24"> ResponseTypeInfoDTO </text:span><text:span text:style-name="T84">extends</text:span><text:span text:style-name="T24"> org.osgi.dto.DTO {</text:span></text:p>
      <text:p text:style-name="P128"><text:span text:style-name="T24"><text:tab/></text:span><text:span text:style-name="T157">@</text:span><text:span text:style-name="T24">javax.xml.bind.annotation.</text:span><text:span text:style-name="T157">XmlElement</text:span><text:span text:style-name="T24">(required = </text:span><text:span text:style-name="T84">true</text:span><text:span text:style-name="T24">)</text:span></text:p>
      <text:p text:style-name="P128"><text:span text:style-name="T24"><text:tab/></text:span><text:span text:style-name="T84">public</text:span><text:span text:style-name="T24"> java.lang.Integer </text:span><text:span text:style-name="T97">responseTypeValue</text:span><text:span text:style-name="T24">;</text:span></text:p>
      <text:p text:style-name="P128"><text:span text:style-name="T24"><text:tab/></text:span><text:span text:style-name="T157">@</text:span><text:span text:style-name="T24">javax.xml.bind.annotation.</text:span><text:span text:style-name="T157">XmlElement</text:span><text:span text:style-name="T24">(required = </text:span><text:span text:style-name="T84">true</text:span><text:span text:style-name="T24">)</text:span></text:p>
      <text:p text:style-name="P128"><text:span text:style-name="T24"><text:tab/></text:span><text:span text:style-name="T84">public</text:span><text:span text:style-name="T24"> List&lt;java.lang.String&gt; </text:span><text:span text:style-name="T97">notificationURI</text:span><text:span text:style-name="T24">;</text:span></text:p>
      <text:p text:style-name="P126"/>
      <text:p text:style-name="P128"><text:span text:style-name="T24"><text:tab/></text:span><text:span text:style-name="T84">public</text:span><text:span text:style-name="T24"> </text:span><text:span text:style-name="T84">static</text:span><text:span text:style-name="T24"> </text:span><text:span text:style-name="T84">enum</text:span><text:span text:style-name="T24"> ResponseType {</text:span></text:p>
      <text:p text:style-name="P128"><text:span text:style-name="T24"><text:tab/><text:tab/></text:span><text:span text:style-name="T98">nonBlockingRequestSynch</text:span><text:span text:style-name="T24">(1), </text:span><text:span text:style-name="T98">nonBlockingRequestAsynch</text:span><text:span text:style-name="T24">(2), </text:span><text:span text:style-name="T98">blockingRequest</text:span><text:span text:style-name="T24">(3), </text:span><text:span text:style-name="T98">flexBlocking</text:span><text:span text:style-name="T24">(4);</text:span></text:p>
      <text:p text:style-name="P132"><text:tab/><text:tab/>// <text:span text:style-name="T184">omitted.</text:span></text:p>
      <text:p text:style-name="P132"><text:tab/>}</text:p>
      <text:p text:style-name="P132">}</text:p>
      <text:p text:style-name="P107"/>
      <text:p text:style-name="Standard"/>
      <text:h text:style-name="Heading_20_2" text:outline-level="2">FilterCriteriaDTO</text:h>
      <text:p text:style-name="Body"/>
      <text:p text:style-name="P108"><text:span text:style-name="T87">package</text:span> org.osgi.service.onem2m.dto;</text:p>
      <text:p text:style-name="P128"><text:span text:style-name="T84">import</text:span><text:span text:style-name="T24"> java.util.*;</text:span></text:p>
      <text:p text:style-name="P126"/>
      <text:p text:style-name="P128"><text:span text:style-name="T84">public</text:span><text:span text:style-name="T24"> </text:span><text:span text:style-name="T84">class</text:span><text:span text:style-name="T24"> FilterCriteriaDTO </text:span><text:span text:style-name="T84">extends</text:span><text:span text:style-name="T24"> org.osgi.dto.DTO{</text:span></text:p>
      <text:p text:style-name="P128"><text:span text:style-name="T24"><text:tab/></text:span><text:span text:style-name="T84">public</text:span><text:span text:style-name="T24"> String </text:span><text:span text:style-name="T97">createdBefore</text:span><text:span text:style-name="T24">;</text:span></text:p>
      <text:p text:style-name="P128"><text:span text:style-name="T24"><text:tab/></text:span><text:span text:style-name="T84">public</text:span><text:span text:style-name="T24"> String </text:span><text:span text:style-name="T97">createdAfter</text:span><text:span text:style-name="T24">;</text:span></text:p>
      <text:p text:style-name="P128"><text:span text:style-name="T24"><text:tab/></text:span><text:span text:style-name="T84">public</text:span><text:span text:style-name="T24"> String </text:span><text:span text:style-name="T97">modifiedSince</text:span><text:span text:style-name="T24">;</text:span></text:p>
      <text:p text:style-name="P128"><text:span text:style-name="T24"><text:tab/></text:span><text:span text:style-name="T84">public</text:span><text:span text:style-name="T24"> String </text:span><text:span text:style-name="T97">unmodifiedSince</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stateTagSmaller</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stateTagBigger</text:span><text:span text:style-name="T24">;</text:span></text:p>
      <text:p text:style-name="P128"><text:span text:style-name="T24"><text:tab/></text:span><text:span text:style-name="T84">public</text:span><text:span text:style-name="T24"> String </text:span><text:span text:style-name="T97">expireBefore</text:span><text:span text:style-name="T24">;</text:span></text:p>
      <text:p text:style-name="P128"><text:span text:style-name="T24"><text:tab/></text:span><text:span text:style-name="T84">public</text:span><text:span text:style-name="T24"> String </text:span><text:span text:style-name="T97">expireAfter</text:span><text:span text:style-name="T24">;</text:span></text:p>
      <text:p text:style-name="P128"><text:span text:style-name="T24"><text:tab/></text:span><text:span text:style-name="T84">public</text:span><text:span text:style-name="T24"> List&lt;String&gt; </text:span><text:span text:style-name="T97">labels</text:span><text:span text:style-name="T24">;</text:span></text:p>
      <text:p text:style-name="P128"><text:span text:style-name="T24"><text:tab/></text:span><text:span text:style-name="T84">public</text:span><text:span text:style-name="T24"> List&lt;Integer&gt; </text:span><text:span text:style-name="T97">resourceType</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sizeAbove</text:span><text:span text:style-name="T24">;</text:span></text:p>
      <text:p text:style-name="P128"><text:soft-page-break/><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sizeBelow</text:span><text:span text:style-name="T24">;</text:span></text:p>
      <text:p text:style-name="P128"><text:span text:style-name="T24"><text:tab/></text:span><text:span text:style-name="T84">public</text:span><text:span text:style-name="T24"> List&lt;String&gt; </text:span><text:span text:style-name="T97">contentType</text:span><text:span text:style-name="T24">;</text:span></text:p>
      <text:p text:style-name="P128"><text:span text:style-name="T24"><text:tab/></text:span><text:span text:style-name="T84">public</text:span><text:span text:style-name="T24"> AttributeDTO </text:span><text:span text:style-name="T97">attribute</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FilterUsage </text:span><text:span text:style-name="T97">filterUsage</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limit</text:span><text:span text:style-name="T24">;</text:span></text:p>
      <text:p text:style-name="P128"><text:span text:style-name="T24"><text:tab/></text:span><text:span text:style-name="T84">public</text:span><text:span text:style-name="T24"> String </text:span><text:span text:style-name="T97">semanticsFilter</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FilterOperation </text:span><text:span text:style-name="T97">filterOperation</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contentFilterSyntax</text:span><text:span text:style-name="T24">;</text:span></text:p>
      <text:p text:style-name="P128"><text:span text:style-name="T24"><text:tab/></text:span><text:span text:style-name="T84">public</text:span><text:span text:style-name="T24"> String </text:span><text:span text:style-name="T97">contentFilterQuery</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level</text:span><text:span text:style-name="T24">;</text:span></text:p>
      <text:p text:style-name="P128"><text:span text:style-name="T24"><text:tab/></text:span><text:span text:style-name="T157">@</text:span><text:span text:style-name="T24">javax.xml.bind.annotation.</text:span><text:span text:style-name="T157">XmlElement</text:span><text:span text:style-name="T24">( </text:span><text:span text:style-name="T30">required</text:span><text:span text:style-name="T24"> <text:s/>= </text:span><text:span text:style-name="T84">false</text:span><text:span text:style-name="T24">)</text:span></text:p>
      <text:p text:style-name="P128"><text:span text:style-name="T24"><text:tab/></text:span><text:span text:style-name="T84">public</text:span><text:span text:style-name="T24"> Integer </text:span><text:span text:style-name="T97">offset</text:span><text:span text:style-name="T24">;</text:span></text:p>
      <text:p text:style-name="P126"/>
      <text:p text:style-name="P128"><text:span text:style-name="T24"><text:tab/></text:span><text:span text:style-name="T159">// added in R3</text:span></text:p>
      <text:p text:style-name="P128"><text:span text:style-name="T24"><text:tab/></text:span><text:span text:style-name="T84">public</text:span><text:span text:style-name="T24"> List&lt;String&gt; </text:span><text:span text:style-name="T97">childLabels</text:span><text:span text:style-name="T24">;</text:span></text:p>
      <text:p text:style-name="P128"><text:span text:style-name="T24"><text:tab/></text:span><text:span text:style-name="T84">public</text:span><text:span text:style-name="T24"> List&lt;String&gt; </text:span><text:span text:style-name="T97">parentLabels</text:span><text:span text:style-name="T24">;</text:span></text:p>
      <text:p text:style-name="P128"><text:span text:style-name="T24"><text:tab/></text:span><text:span text:style-name="T84">public</text:span><text:span text:style-name="T24"> String </text:span><text:span text:style-name="T97">labelsQuery</text:span><text:span text:style-name="T24">;</text:span></text:p>
      <text:p text:style-name="P128"><text:span text:style-name="T24"><text:tab/></text:span><text:span text:style-name="T84">public</text:span><text:span text:style-name="T24"> Integer </text:span><text:span text:style-name="T97">childResourceType</text:span><text:span text:style-name="T24">;</text:span></text:p>
      <text:p text:style-name="P128"><text:span text:style-name="T24"><text:tab/></text:span><text:span text:style-name="T84">public</text:span><text:span text:style-name="T24"> Integer </text:span><text:span text:style-name="T97">parentResourceType</text:span><text:span text:style-name="T24">;</text:span></text:p>
      <text:p text:style-name="P128"><text:span text:style-name="T24"><text:tab/></text:span><text:span text:style-name="T84">public</text:span><text:span text:style-name="T24"> AttributeDTO </text:span><text:span text:style-name="T97">childAttribute</text:span><text:span text:style-name="T24">;</text:span></text:p>
      <text:p text:style-name="P128"><text:span text:style-name="T24"><text:tab/></text:span><text:span text:style-name="T84">public</text:span><text:span text:style-name="T24"> AttributeDTO </text:span><text:span text:style-name="T97">parentAttribute</text:span><text:span text:style-name="T24">;</text:span></text:p>
      <text:p text:style-name="P128"><text:span text:style-name="T24"><text:tab/></text:span><text:span text:style-name="T84">public</text:span><text:span text:style-name="T24"> String </text:span><text:span text:style-name="T97">applyRelativePath</text:span><text:span text:style-name="T24">;</text:span></text:p>
      <text:p text:style-name="P132"><text:tab/></text:p>
      <text:p text:style-name="P132"><text:tab/></text:p>
      <text:p text:style-name="P128"><text:span text:style-name="T24"><text:tab/></text:span><text:span text:style-name="T84">public</text:span><text:span text:style-name="T24"> </text:span><text:span text:style-name="T84">static</text:span><text:span text:style-name="T24"> </text:span><text:span text:style-name="T84">enum</text:span><text:span text:style-name="T24"> FilterOperation {</text:span></text:p>
      <text:p text:style-name="P128"><text:span text:style-name="T24"><text:tab/><text:tab/></text:span><text:span text:style-name="T98">AND</text:span><text:span text:style-name="T24">(1), </text:span><text:span text:style-name="T98">OR</text:span><text:span text:style-name="T24">(2);</text:span></text:p>
      <text:p text:style-name="P128"><text:span text:style-name="T24"><text:tab/><text:tab/>// </text:span><text:span text:style-name="T29">omitted...</text:span></text:p>
      <text:p text:style-name="P132"><text:tab/>}</text:p>
      <text:p text:style-name="P126"/>
      <text:p text:style-name="P128"><text:span text:style-name="T24"><text:tab/></text:span><text:span text:style-name="T84">public</text:span><text:span text:style-name="T24"> </text:span><text:span text:style-name="T84">static</text:span><text:span text:style-name="T24"> </text:span><text:span text:style-name="T84">enum</text:span><text:span text:style-name="T24"> FilterUsage {</text:span></text:p>
      <text:p text:style-name="P128"><text:span text:style-name="T24"><text:tab/><text:tab/></text:span><text:span text:style-name="T98">DiscoveryCriteria</text:span><text:span text:style-name="T24">(1), </text:span><text:span text:style-name="T98">ConditionalRetrival</text:span><text:span text:style-name="T24">(2), </text:span><text:span text:style-name="T98">IPEOndemandDiscovery</text:span><text:span text:style-name="T24">(3);</text:span></text:p>
      <text:p text:style-name="P131"><text:span text:style-name="T24"><text:tab/><text:tab/>// </text:span><text:span text:style-name="T29">omitted...</text:span></text:p>
      <text:p text:style-name="P126"/>
      <text:p text:style-name="P132"><text:tab/>}</text:p>
      <text:p text:style-name="P132">}</text:p>
      <text:p text:style-name="P108"/>
      <text:h text:style-name="P263" text:outline-level="2">ResourceDTO</text:h>
      <text:p text:style-name="P74"/>
      <text:p text:style-name="P116"><text:span text:style-name="T84">package</text:span><text:span text:style-name="T24"> org.osgi.service.onem2m.dto;</text:span></text:p>
      <text:p text:style-name="P128"><text:soft-page-break/><text:span text:style-name="T84">import</text:span><text:span text:style-name="T24"> java.util.*;</text:span></text:p>
      <text:p text:style-name="P126"/>
      <text:p text:style-name="P128"><text:span text:style-name="T84">public</text:span><text:span text:style-name="T24"> </text:span><text:span text:style-name="T84">class</text:span><text:span text:style-name="T24"> ResourceDTO </text:span><text:span text:style-name="T84">extends</text:span><text:span text:style-name="T24"> org.osgi.dto.DTO{</text:span></text:p>
      <text:p text:style-name="P132"><text:tab/></text:p>
      <text:p text:style-name="P128"><text:span text:style-name="T24"><text:tab/></text:span><text:span text:style-name="T159">// Universal Attribute, which can be held by all resources.</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Integer </text:span><text:span text:style-name="T97">resourceType</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String </text:span><text:span text:style-name="T97">resourceID</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String </text:span><text:span text:style-name="T97">parentID</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String </text:span><text:span text:style-name="T97">creationTime</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true</text:span><text:span text:style-name="T24">)</text:span></text:p>
      <text:p text:style-name="P128"><text:span text:style-name="T24"><text:tab/></text:span><text:span text:style-name="T84">public</text:span><text:span text:style-name="T24"> String </text:span><text:span text:style-name="T97">lastModifiedTime</text:span><text:span text:style-name="T24">;</text:span></text:p>
      <text:p text:style-name="P126"/>
      <text:p text:style-name="P128"><text:span text:style-name="T24"><text:tab/></text:span><text:span text:style-name="T84">public</text:span><text:span text:style-name="T24"> String </text:span><text:span text:style-name="T97">resourceName</text:span><text:span text:style-name="T24">;</text:span></text:p>
      <text:p text:style-name="P126"/>
      <text:p text:style-name="P128"><text:span text:style-name="T24"><text:tab/></text:span><text:span text:style-name="T159">// optional, Universal Attributes</text:span></text:p>
      <text:p text:style-name="P128"><text:span text:style-name="T24"><text:tab/></text:span><text:span text:style-name="T84">public</text:span><text:span text:style-name="T24"> List&lt;String&gt; </text:span><text:span text:style-name="T97">labels</text:span><text:span text:style-name="T24">;</text:span></text:p>
      <text:p text:style-name="P132"><text:tab/></text:p>
      <text:p text:style-name="P128"><text:span text:style-name="T24"><text:tab/></text:span><text:span text:style-name="T90">/**</text:span></text:p>
      <text:p text:style-name="P124"><text:tab/> * Non Universal Attribute.</text:p>
      <text:p text:style-name="P124"><text:tab/> * Value Part must be the types that are allowed for OSGi DTO.</text:p>
      <text:p text:style-name="P124"><text:tab/> */</text:p>
      <text:p text:style-name="P128"><text:span text:style-name="T24"><text:tab/></text:span><text:span text:style-name="T84">public</text:span><text:span text:style-name="T24"> Map&lt;String, Object&gt; </text:span><text:span text:style-name="T97">attribute</text:span><text:span text:style-name="T24">;</text:span></text:p>
      <text:p text:style-name="P132">}</text:p>
      <text:p text:style-name="P116"/>
      <text:p text:style-name="P74"/>
      <text:h text:style-name="P263" text:outline-level="2">NotificationDTO</text:h>
      <text:p text:style-name="Body">NotificationDTO <text:span text:style-name="T185">has information of notification.</text:span></text:p>
      <text:p text:style-name="Body"/>
      <text:p text:style-name="P116"><text:span text:style-name="T84">package</text:span><text:span text:style-name="T24"> org.osgi.service.onem2m.dto;</text:span></text:p>
      <text:p text:style-name="P128"><text:span text:style-name="T84">import</text:span><text:span text:style-name="T24"> java.util.*;</text:span></text:p>
      <text:p text:style-name="P126"/>
      <text:p text:style-name="P128"><text:span text:style-name="T84">public</text:span><text:span text:style-name="T24"> </text:span><text:span text:style-name="T84">class</text:span><text:span text:style-name="T24"> NotificationDTO </text:span><text:span text:style-name="T84">extends</text:span><text:span text:style-name="T24"> org.osgi.dto.DTO{</text:span></text:p>
      <text:p text:style-name="P128"><text:span text:style-name="T24"><text:tab/></text:span><text:span text:style-name="T84">public</text:span><text:span text:style-name="T24"> Map&lt;String,Object&gt; </text:span><text:span text:style-name="T97">notificationEvent</text:span><text:span text:style-name="T24">;</text:span><text:span text:style-name="T159">//NotificationEventDTO</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false</text:span><text:span text:style-name="T24">)</text:span></text:p>
      <text:p text:style-name="P128"><text:span text:style-name="T24"><text:tab/></text:span><text:span text:style-name="T84">public</text:span><text:span text:style-name="T24"> Boolean </text:span><text:span text:style-name="T97">verificationRequest</text:span><text:span text:style-name="T24">;</text:span></text:p>
      <text:p text:style-name="P128"><text:span text:style-name="T24"><text:tab/></text:span><text:span text:style-name="T157">@</text:span><text:span text:style-name="T24">javax.xml.bind.annotation.</text:span><text:span text:style-name="T157">XmlElement</text:span><text:span text:style-name="T24">( required <text:s/>= </text:span><text:span text:style-name="T84">false</text:span><text:span text:style-name="T24">)</text:span></text:p>
      <text:p text:style-name="P128"><text:span text:style-name="T24"><text:tab/></text:span><text:span text:style-name="T84">public</text:span><text:span text:style-name="T24"> Boolean </text:span><text:span text:style-name="T97">subscriptionDeletion</text:span><text:span text:style-name="T24">;</text:span></text:p>
      <text:p text:style-name="P128"><text:span text:style-name="T24"><text:tab/></text:span><text:span text:style-name="T84">public</text:span><text:span text:style-name="T24"> String </text:span><text:span text:style-name="T97">subscriptionReference</text:span><text:span text:style-name="T24">;</text:span></text:p>
      <text:p text:style-name="P128"><text:span text:style-name="T24"><text:tab/></text:span><text:span text:style-name="T84">public</text:span><text:span text:style-name="T24"> String </text:span><text:span text:style-name="T97">creator</text:span><text:span text:style-name="T24">;</text:span></text:p>
      <text:p text:style-name="P128"><text:span text:style-name="T24"><text:tab/></text:span><text:span text:style-name="T84">public</text:span><text:span text:style-name="T24"> String </text:span><text:span text:style-name="T97">notificationForwardingURI</text:span><text:span text:style-name="T24">;</text:span></text:p>
      <text:p text:style-name="P128"><text:soft-page-break/><text:span text:style-name="T24"><text:tab/></text:span><text:span text:style-name="T157">@</text:span><text:span text:style-name="T24">javax.xml.bind.annotation.</text:span><text:span text:style-name="T157">XmlElement</text:span><text:span text:style-name="T24">( required <text:s/>= </text:span><text:span text:style-name="T84">false</text:span><text:span text:style-name="T24">)</text:span></text:p>
      <text:p text:style-name="P128"><text:span text:style-name="T24"><text:tab/></text:span><text:span text:style-name="T84">public</text:span><text:span text:style-name="T24"> Map&lt;String,Object&gt; </text:span><text:span text:style-name="T97">ipeDiscoveryRequest</text:span><text:span text:style-name="T24">;</text:span><text:span text:style-name="T159">//IPEDiscoveryRequestDTO</text:span></text:p>
      <text:p text:style-name="P111">}</text:p>
      <text:p text:style-name="P111"/>
      <text:h text:style-name="Heading_20_2" text:outline-level="2">Other DTOs</text:h>
      <text:p text:style-name="P205">There are some other DTOs, please refer Javadoc section for them.</text:p>
      <text:p text:style-name="P205"/>
      <text:h text:style-name="P264" text:outline-level="2"><text:span text:style-name="T202">Mapping </text:span>Rule<text:span text:style-name="T202">s</text:span> for Generic <text:span text:style-name="T202">DTO</text:span></text:h>
      <text:p text:style-name="P87">Following table summarizes mapping rule between oneM2M data types and Generic types used in DTOs. <text:span text:style-name="T203">There are two types of XSD are defined in oneM2M, which are longname version and shortname version. The longname version should be refered. </text:span></text:p>
      <text:p text:style-name="P87"/>
      <table:table table:name="Table94" table:style-name="Table94">
        <table:table-column table:style-name="Table94.A"/>
        <table:table-column table:style-name="Table94.B"/>
        <table:table-column table:style-name="Table94.A"/>
        <table:table-row>
          <table:table-cell table:style-name="Table94.A1" office:value-type="string">
            <text:p text:style-name="P153"><text:span text:style-name="T194">oneM2M </text:span>Types <text:span text:style-name="T194">(</text:span>XML Schema<text:span text:style-name="T194">)</text:span></text:p>
          </table:table-cell>
          <table:table-cell table:style-name="Table94.A1" office:value-type="string">
            <text:p text:style-name="P153">Type <text:span text:style-name="T194">of OSGi DTO</text:span></text:p>
          </table:table-cell>
          <table:table-cell table:style-name="Table94.C1" office:value-type="string">
            <text:p text:style-name="P153"/>
          </table:table-cell>
        </table:table-row>
        <table:table-row>
          <table:table-cell table:style-name="Table94.A2" office:value-type="string">
            <text:p text:style-name="P152">Basic Types <text:span text:style-name="T191">of XML Schema</text:span></text:p>
          </table:table-cell>
          <table:table-cell table:style-name="Table94.A2" office:value-type="string">
            <text:p text:style-name="P152">Wrapper Object of <text:span text:style-name="T194">Java </text:span>primitive</text:p>
          </table:table-cell>
          <table:table-cell table:style-name="Table94.C2" office:value-type="string">
            <text:p text:style-name="P156">For example: <text:s/><text:span text:style-name="T190">xs:integer, xs:float</text:span></text:p>
          </table:table-cell>
        </table:table-row>
        <table:table-row>
          <table:table-cell table:style-name="Table94.A2" office:value-type="string">
            <text:p text:style-name="P152">xs:anyURI, <text:span text:style-name="T193">m</text:span>2m:ID, </text:p>
          </table:table-cell>
          <table:table-cell table:style-name="Table94.A2" office:value-type="string">
            <text:p text:style-name="P152">String</text:p>
          </table:table-cell>
          <table:table-cell table:style-name="Table94.C2" office:value-type="string">
            <text:p text:style-name="P152"/>
          </table:table-cell>
        </table:table-row>
        <table:table-row>
          <table:table-cell table:style-name="Table94.A2" office:value-type="string">
            <text:p text:style-name="P152"><text:span text:style-name="T191">m</text:span>2m:<text:span text:style-name="T191">timestamp</text:span></text:p>
          </table:table-cell>
          <table:table-cell table:style-name="Table94.A2" office:value-type="string">
            <text:p text:style-name="P154">String</text:p>
          </table:table-cell>
          <table:table-cell table:style-name="Table94.C2" office:value-type="string">
            <text:p text:style-name="P114">YYYYMMDDThhmmss,ssssss</text:p>
          </table:table-cell>
        </table:table-row>
        <table:table-row>
          <table:table-cell table:style-name="Table94.A2" office:value-type="string">
            <text:p text:style-name="P154">m2m:absRelTimestamp</text:p>
          </table:table-cell>
          <table:table-cell table:style-name="Table94.A2" office:value-type="string">
            <text:p text:style-name="P154">String</text:p>
          </table:table-cell>
          <table:table-cell table:style-name="Table94.C2" office:value-type="string">
            <text:p text:style-name="P154">Union of m2m:timestamp and xs:long. <text:span text:style-name="T192">This is exception of union rule above. Distinction is done by existence of ‘T’</text:span></text:p>
          </table:table-cell>
        </table:table-row>
        <table:table-row>
          <table:table-cell table:style-name="Table94.A2" office:value-type="string">
            <text:p text:style-name="P155"><text:span text:style-name="T197">xs:sequence (as c</text:span>omplexType<text:span text:style-name="T197">)</text:span></text:p>
          </table:table-cell>
          <table:table-cell table:style-name="Table94.A2" office:value-type="string">
            <text:p text:style-name="P155">Map</text:p>
          </table:table-cell>
          <table:table-cell table:style-name="Table94.C2" office:value-type="string">
            <text:p text:style-name="P155">Name of element is used for key of map.</text:p>
          </table:table-cell>
        </table:table-row>
        <table:table-row>
          <table:table-cell table:style-name="Table94.A2" office:value-type="string">
            <text:p text:style-name="P155">xs:list, <text:span text:style-name="T197">xs:sequence (as list)</text:span></text:p>
          </table:table-cell>
          <table:table-cell table:style-name="Table94.A2" office:value-type="string">
            <text:p text:style-name="P155">List</text:p>
          </table:table-cell>
          <table:table-cell table:style-name="Table94.C2" office:value-type="string">
            <text:p text:style-name="Table_20_Contents"/>
          </table:table-cell>
        </table:table-row>
        <table:table-row>
          <table:table-cell table:style-name="Table94.A2" office:value-type="string">
            <text:p text:style-name="P152"><text:span text:style-name="T191">x</text:span>s:union</text:p>
          </table:table-cell>
          <table:table-cell table:style-name="Table94.A2" office:value-type="string">
            <text:p text:style-name="P152">Map</text:p>
          </table:table-cell>
          <table:table-cell table:style-name="Table94.C2" office:value-type="string">
            <text:p text:style-name="P152"><text:span text:style-name="T195">Base attribute of restriction tag</text:span> is used for key of <text:span text:style-name="T193">m</text:span>ap. Only one key is allowed.</text:p>
            <text:p text:style-name="P152"/>
            <text:p text:style-name="P157"><text:span text:style-name="T196">See </text:span>Example <text:span text:style-name="T196">of missingDataList</text:span>: </text:p>
            <text:p text:style-name="P152"/>
          </table:table-cell>
        </table:table-row>
      </table:table>
      <text:p text:style-name="P86"/>
      <text:p text:style-name="P88">Following XML is a<text:span text:style-name="T203">n</text:span> example of missingData.</text:p>
      <text:p text:style-name="P90">&lt;xs:simpleType name="missingDataList"&gt; <text:s/></text:p>
      <text:p text:style-name="P248"><text:s text:c="12"/>&lt;xs:union&gt;</text:p>
      <text:p text:style-name="P90"><text:s text:c="16"/>&lt;simpleType&gt;</text:p>
      <text:p text:style-name="P90"><text:s text:c="24"/>&lt;restriction base='m2m:listOfTimeStamp' /&gt;</text:p>
      <text:p text:style-name="P90"><text:s text:c="16"/>&lt;/simpleType&gt;</text:p>
      <text:p text:style-name="P90"><text:s text:c="16"/>&lt;simpleType&gt;</text:p>
      <text:p text:style-name="P90"><text:s text:c="24"/>&lt;restriction base='m2m:listOfRelTimeStamp' /&gt;</text:p>
      <text:p text:style-name="P90"><text:soft-page-break/><text:s text:c="16"/>&lt;/simpleType&gt;</text:p>
      <text:p text:style-name="P248"><text:s text:c="12"/>&lt;/xs:union&gt;</text:p>
      <text:p text:style-name="P90"><text:s text:c="8"/>&lt;/xs:simpleType&gt;</text:p>
      <text:p text:style-name="P58"/>
      <text:h text:style-name="P161" text:outline-level="1">Javadoc</text:h>
      <text:p text:style-name="P7"><text:span text:style-name="T4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2">https://www.osgi.org/members/RFC/Javadoc</text:span></text:a><text:span text:style-name="T48"> </text:span></text:p>
      <text:section text:style-name="Sect1" text:name="セクション1" text:protected="true">
        <text:section-source xlink:href="../javadoc.rtf" text:filter-name="Rich Text Format"/>
        <text:p text:style-name="P267"><text:span text:style-name="T188">Demo Documentation</text:span></text:p>
        <text:p text:style-name="P212"><text:span text:style-name="T6">18/06/26 10:49</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15"><text:span text:style-name="Summary_20_Heading_20_Font"><text:span text:style-name="T136">Package Summary</text:span></text:span></text:p>
            </table:table-cell>
            <table:covered-table-cell/>
            <table:table-cell table:style-name="Table3.A1" office:value-type="string">
              <text:p text:style-name="P216"><text:span text:style-name="Page_20_Reference_20_Font"><text:span text:style-name="T137">Page</text:span></text:span></text:p>
            </table:table-cell>
          </table:table-row>
          <table:table-row table:style-name="Table3.1">
            <table:table-cell table:style-name="Table3.A2" office:value-type="string">
              <text:p text:style-name="P215"><text:a xlink:type="simple" xlink:href="file:///l%22b3" text:style-name="ListLabel_20_1" text:visited-style-name="ListLabel_20_1"><text:span text:style-name="Internet_20_link"><text:span text:style-name="T144">org.osgi.service.onem2m</text:span></text:span></text:a></text:p>
            </table:table-cell>
            <table:table-cell table:style-name="Table3.B2" office:value-type="string">
              <text:p text:style-name="P215"><text:span text:style-name="T140">This package includes interfaces and Enums for service layer API for oneM2M</text:span></text:p>
            </table:table-cell>
            <table:table-cell table:style-name="Table3.C2" office:value-type="string">
              <text:p text:style-name="P216"><text:bookmark-ref text:reference-format="page" text:ref-name="b3">28</text:bookmark-ref></text:p>
            </table:table-cell>
          </table:table-row>
          <table:table-row table:style-name="Table3.1">
            <table:table-cell table:style-name="Table3.A3" office:value-type="string">
              <text:p text:style-name="P215"><text:a xlink:type="simple" xlink:href="file:///l%22b37" text:style-name="ListLabel_20_1" text:visited-style-name="ListLabel_20_1"><text:span text:style-name="Internet_20_link"><text:span text:style-name="T144">org.osgi.service.onem2m.dto</text:span></text:span></text:a></text:p>
            </table:table-cell>
            <table:table-cell table:style-name="Table3.B3" office:value-type="string">
              <text:p text:style-name="P215"><text:span text:style-name="T140">This package contains OSGi DTOs used in oneM2M Service Layer API.</text:span></text:p>
            </table:table-cell>
            <table:table-cell table:style-name="Table3.C3" office:value-type="string">
              <text:p text:style-name="P216"><text:bookmark-ref text:reference-format="page" text:ref-name="b37">43</text:bookmark-ref></text:p>
            </table:table-cell>
          </table:table-row>
          <table:table-row table:style-name="Table3.1">
            <table:table-cell table:style-name="Table3.A4" office:value-type="string">
              <text:p text:style-name="P215"><text:a xlink:type="simple" xlink:href="file:///l%22b241" text:style-name="ListLabel_20_1" text:visited-style-name="ListLabel_20_1"><text:span text:style-name="Internet_20_link"><text:span text:style-name="T144">org.osgi.service.onem2m.introspection</text:span></text:span></text:a></text:p>
            </table:table-cell>
            <table:table-cell table:style-name="Table3.B4" office:value-type="string">
              <text:p text:style-name="P215"><text:span text:style-name="T140">This package include interfaces for providing information of data structures and checking validity.</text:span></text:p>
            </table:table-cell>
            <table:table-cell table:style-name="Table3.C4" office:value-type="string">
              <text:p text:style-name="P216"><text:bookmark-ref text:reference-format="page" text:ref-name="b241">89</text:bookmark-ref></text:p>
            </table:table-cell>
          </table:table-row>
          <table:table-row table:style-name="Table3.1">
            <table:table-cell table:style-name="Table3.A5" office:value-type="string">
              <text:p text:style-name="P215"><text:a xlink:type="simple" xlink:href="file:///l%22b265" text:style-name="ListLabel_20_1" text:visited-style-name="ListLabel_20_1"><text:span text:style-name="Internet_20_link"><text:span text:style-name="T144">org.osgi.service.onem2m.old</text:span></text:span></text:a></text:p>
            </table:table-cell>
            <table:table-cell table:style-name="Table3.B5" office:value-type="string">
              <text:p text:style-name="P215"><text:span text:style-name="T140">This package is used for temporal palace holder.</text:span></text:p>
            </table:table-cell>
            <table:table-cell table:style-name="Table3.C5" office:value-type="string">
              <text:p text:style-name="P216"><text:bookmark-ref text:reference-format="page" text:ref-name="b265">97</text:bookmark-ref></text:p>
            </table:table-cell>
          </table:table-row>
        </table:table>
        <text:p text:style-name="P225"><text:bookmark text:name="b3"/></text:p>
        <text:p text:style-name="P201"><text:span text:style-name="T7">Package org.osgi.service.onem2m</text:span></text:p>
        <text:p text:style-name="P218"><text:span text:style-name="T4">This package includes interfaces and Enums for service layer API for oneM2M</text:span></text:p>
        <text:p text:style-name="P218"><text:span text:style-name="T5">See:</text:span></text:p>
        <text:p text:style-name="P227"><text:a xlink:type="simple" xlink:href="file:///l%22b2" text:style-name="ListLabel_20_2" text:visited-style-name="ListLabel_20_2"><text:span text:style-name="Internet_20_link"><text:span text:style-name="T139">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15"><text:span text:style-name="Summary_20_Heading_20_Font"><text:span text:style-name="T136">Interface Summary</text:span></text:span></text:p>
            </table:table-cell>
            <table:covered-table-cell/>
            <table:table-cell table:style-name="Table4.A1" office:value-type="string">
              <text:p text:style-name="P216"><text:span text:style-name="Page_20_Reference_20_Font"><text:span text:style-name="T137">Page</text:span></text:span></text:p>
            </table:table-cell>
          </table:table-row>
          <table:table-row table:style-name="Table4.1">
            <table:table-cell table:style-name="Table4.A2" office:value-type="string">
              <text:p text:style-name="P215"><text:a xlink:type="simple" xlink:href="file:///l%22b4" text:style-name="ListLabel_20_1" text:visited-style-name="ListLabel_20_1"><text:span text:style-name="Internet_20_link"><text:span text:style-name="T144">AECore</text:span></text:span></text:a></text:p>
            </table:table-cell>
            <table:table-cell table:style-name="Table4.B2" office:value-type="string">
              <text:p text:style-name="P215"><text:span text:style-name="T140">Sub interface of Service Layer.</text:span></text:p>
            </table:table-cell>
            <table:table-cell table:style-name="Table4.C2" office:value-type="string">
              <text:p text:style-name="P216"><text:bookmark-ref text:reference-format="page" text:ref-name="b4">30</text:bookmark-ref></text:p>
            </table:table-cell>
          </table:table-row>
          <table:table-row table:style-name="Table4.1">
            <table:table-cell table:style-name="Table4.A3" office:value-type="string">
              <text:p text:style-name="P215"><text:a xlink:type="simple" xlink:href="file:///l%22b5" text:style-name="ListLabel_20_1" text:visited-style-name="ListLabel_20_1"><text:span text:style-name="Internet_20_link"><text:span text:style-name="T144">CSECore</text:span></text:span></text:a></text:p>
            </table:table-cell>
            <table:table-cell table:style-name="Table4.B3" office:value-type="string">
              <text:p text:style-name="P215"><text:span text:style-name="T140">CSE Core implements this interface.</text:span></text:p>
            </table:table-cell>
            <table:table-cell table:style-name="Table4.C3" office:value-type="string">
              <text:p text:style-name="P216"><text:bookmark-ref text:reference-format="page" text:ref-name="b5">30</text:bookmark-ref></text:p>
            </table:table-cell>
          </table:table-row>
          <table:table-row table:style-name="Table4.1">
            <table:table-cell table:style-name="Table4.A4" office:value-type="string">
              <text:p text:style-name="P215"><text:a xlink:type="simple" xlink:href="file:///l%22b19" text:style-name="ListLabel_20_1" text:visited-style-name="ListLabel_20_1"><text:span text:style-name="Internet_20_link"><text:span text:style-name="T144">OperationIF</text:span></text:span></text:a></text:p>
            </table:table-cell>
            <table:table-cell table:style-name="Table4.B4" office:value-type="string">
              <text:p text:style-name="P215"><text:span text:style-name="T140">OperationIF provides higher level of interface of CRUD+N operations to Application.</text:span></text:p>
            </table:table-cell>
            <table:table-cell table:style-name="Table4.C4" office:value-type="string">
              <text:p text:style-name="P216"><text:bookmark-ref text:reference-format="page" text:ref-name="b19">34</text:bookmark-ref></text:p>
            </table:table-cell>
          </table:table-row>
          <table:table-row table:style-name="Table4.1">
            <table:table-cell table:style-name="Table4.A5" office:value-type="string">
              <text:p text:style-name="P215"><text:a xlink:type="simple" xlink:href="file:///l%22b20" text:style-name="ListLabel_20_1" text:visited-style-name="ListLabel_20_1"><text:span text:style-name="Internet_20_link"><text:span text:style-name="T144">ProtocolBinding</text:span></text:span></text:a></text:p>
            </table:table-cell>
            <table:table-cell table:style-name="Table4.B5" office:value-type="string">
              <text:p text:style-name="P215"><text:span text:style-name="T140">Protocol Binding Service implements this interface.</text:span></text:p>
            </table:table-cell>
            <table:table-cell table:style-name="Table4.C5" office:value-type="string">
              <text:p text:style-name="P216"><text:bookmark-ref text:reference-format="page" text:ref-name="b20">37</text:bookmark-ref></text:p>
            </table:table-cell>
          </table:table-row>
          <table:table-row table:style-name="Table4.1">
            <table:table-cell table:style-name="Table4.A6" office:value-type="string">
              <text:p text:style-name="P215"><text:a xlink:type="simple" xlink:href="file:///l%22b35" text:style-name="ListLabel_20_1" text:visited-style-name="ListLabel_20_1"><text:span text:style-name="Internet_20_link"><text:span text:style-name="T144">ServiceLayer</text:span></text:span></text:a></text:p>
            </table:table-cell>
            <table:table-cell table:style-name="Table4.B6" office:value-type="string">
              <text:p text:style-name="P215"><text:span text:style-name="T140">Primary Interface for an oneM2M entity to send request and get response to/from other oneM2M entity.</text:span></text:p>
            </table:table-cell>
            <table:table-cell table:style-name="Table4.C6" office:value-type="string">
              <text:p text:style-name="P216"><text:bookmark-ref text:reference-format="page" text:ref-name="b35">42</text:bookmark-ref></text:p>
            </table:table-cell>
          </table:table-row>
        </table:table>
        <text:p text:style-name="P21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15"><text:span text:style-name="Summary_20_Heading_20_Font"><text:span text:style-name="T136">Enum Summary</text:span></text:span></text:p>
            </table:table-cell>
            <table:covered-table-cell/>
            <table:table-cell table:style-name="Table5.A1" office:value-type="string">
              <text:p text:style-name="P216"><text:span text:style-name="Page_20_Reference_20_Font"><text:span text:style-name="T137">Page</text:span></text:span></text:p>
            </table:table-cell>
          </table:table-row>
          <table:table-row table:style-name="Table5.1">
            <table:table-cell table:style-name="Table5.A2" office:value-type="string">
              <text:p text:style-name="P215"><text:a xlink:type="simple" xlink:href="file:///l%22b11" text:style-name="ListLabel_20_1" text:visited-style-name="ListLabel_20_1"><text:span text:style-name="Internet_20_link"><text:span text:style-name="T144">CSEType</text:span></text:span></text:a></text:p>
            </table:table-cell>
            <table:table-cell table:style-name="Table5.B2" office:value-type="string">
              <text:p text:style-name="P215"><text:span text:style-name="T140">Enum for type of CSE.</text:span></text:p>
            </table:table-cell>
            <table:table-cell table:style-name="Table5.C2" office:value-type="string">
              <text:p text:style-name="P216"><text:bookmark-ref text:reference-format="page" text:ref-name="b11">31</text:bookmark-ref></text:p>
            </table:table-cell>
          </table:table-row>
          <table:table-row table:style-name="Table5.1">
            <table:table-cell table:style-name="Table5.A3" office:value-type="string">
              <text:p text:style-name="P215"><text:a xlink:type="simple" xlink:href="file:///l%22b27" text:style-name="ListLabel_20_1" text:visited-style-name="ListLabel_20_1"><text:span text:style-name="Internet_20_link"><text:span text:style-name="T144">ProtocolBindingType</text:span></text:span></text:a></text:p>
            </table:table-cell>
            <table:table-cell table:style-name="Table5.B3" office:value-type="string">
              <text:p text:style-name="P215"><text:span text:style-name="T140">Type of Protocol Binding. oneM2M currently defines 4 types.</text:span></text:p>
            </table:table-cell>
            <table:table-cell table:style-name="Table5.C3" office:value-type="string">
              <text:p text:style-name="P216"><text:bookmark-ref text:reference-format="page" text:ref-name="b27">37</text:bookmark-ref></text:p>
            </table:table-cell>
          </table:table-row>
          <table:table-row table:style-name="Table5.1">
            <table:table-cell table:style-name="Table5.A4" office:value-type="string">
              <text:p text:style-name="P215"><text:a xlink:type="simple" xlink:href="file:///l%22b33" text:style-name="ListLabel_20_1" text:visited-style-name="ListLabel_20_1"><text:span text:style-name="Internet_20_link"><text:span text:style-name="T144">SerializationType</text:span></text:span></text:a></text:p>
            </table:table-cell>
            <table:table-cell table:style-name="Table5.B4" office:value-type="string">
              <text:p text:style-name="P215"><text:span text:style-name="T140">Type of Serialization. oneM2M currently defines 3 types.</text:span></text:p>
            </table:table-cell>
            <table:table-cell table:style-name="Table5.C4" office:value-type="string">
              <text:p text:style-name="P216"><text:bookmark-ref text:reference-format="page" text:ref-name="b33">40</text:bookmark-ref></text:p>
            </table:table-cell>
          </table:table-row>
        </table:table>
        <text:p text:style-name="P222"><text:bookmark text:name="b2"/><text:span text:style-name="T7">Package org.osgi.service.onem2m Description</text:span></text:p>
        <text:p text:style-name="P223"><text:span text:style-name="T4">This package includes interfaces and Enums for service layer API for oneM2M</text:span></text:p>
        <text:p text:style-name="P164"><text:bookmark text:name="b4"/><text:span text:style-name="T7">Interface AECore</text:span></text:p>
        <text:p text:style-name="P231"><text:a xlink:type="simple" xlink:href="file:///l%22b3" text:style-name="ListLabel_20_3" text:visited-style-name="ListLabel_20_3"><text:span text:style-name="Internet_20_link"><text:span text:style-name="T138">org.osgi.service.onem2m</text:span></text:span></text:a></text:p>
        <text:p text:style-name="List_20_Heading"><text:span text:style-name="T5">All Superinterfaces:</text:span></text:p>
        <text:p text:style-name="P228"><text:a xlink:type="simple" xlink:href="file:///l%22b35" text:style-name="ListLabel_20_4" text:visited-style-name="ListLabel_20_4"><text:span text:style-name="Internet_20_link"><text:span text:style-name="T140">ServiceLayer</text:span></text:span></text:a></text:p>
        <text:p text:style-name="P220"/>
        <text:p text:style-name="P233"><text:span text:style-name="Code"><text:span text:style-name="T3">public interface </text:span></text:span><text:span text:style-name="Code"><text:span text:style-name="T32">AECore</text:span></text:span></text:p>
        <text:p text:style-name="P213"><text:span text:style-name="Code"><text:span text:style-name="T3">extends </text:span></text:span><text:a xlink:type="simple" xlink:href="file:///l%22b35" text:style-name="ListLabel_20_5" text:visited-style-name="ListLabel_20_5"><text:span text:style-name="Internet_20_link"><text:span text:style-name="T149">ServiceLayer</text:span></text:span></text:a></text:p>
        <text:p text:style-name="Standard"><text:span text:style-name="T4">Sub interface of Service Layer. AE core implements this interface. Typical and only use case is receiveing notification from other oneM2M entity.</text:span></text:p>
        <text:p text:style-name="P234"/>
        <table:table table:name="Table6" table:style-name="Table6">
          <table:table-column table:style-name="Table6.A"/>
          <table:table-row table:style-name="Table6.1">
            <table:table-cell table:style-name="Table6.A1" office:value-type="string">
              <text:p text:style-name="P217"><text:span text:style-name="T139">Methods inherited from interface org.osgi.service.onem2m.</text:span><text:a xlink:type="simple" xlink:href="file:///l%22b35" text:style-name="ListLabel_20_1" text:visited-style-name="ListLabel_20_1"><text:span text:style-name="Internet_20_link"><text:span text:style-name="T144">ServiceLayer</text:span></text:span></text:a></text:p>
            </table:table-cell>
          </table:table-row>
          <table:table-row table:style-name="Table6.2">
            <table:table-cell table:style-name="Table6.A2" office:value-type="string">
              <text:p text:style-name="P215"><text:a xlink:type="simple" xlink:href="file:///l%22b34" text:style-name="ListLabel_20_6" text:visited-style-name="ListLabel_20_6"><text:span text:style-name="Internet_20_link"><text:span text:style-name="T146">request</text:span></text:span></text:a></text:p>
            </table:table-cell>
          </table:table-row>
        </table:table>
        <text:p text:style-name="P226"><text:bookmark text:name="b5"/></text:p>
        <text:p text:style-name="P197"><text:span text:style-name="T7">Interface CSECore</text:span></text:p>
        <text:p text:style-name="P231"><text:a xlink:type="simple" xlink:href="file:///l%22b3" text:style-name="ListLabel_20_3" text:visited-style-name="ListLabel_20_3"><text:span text:style-name="Internet_20_link"><text:span text:style-name="T138">org.osgi.service.onem2m</text:span></text:span></text:a></text:p>
        <text:p text:style-name="List_20_Heading"><text:span text:style-name="T5">All Superinterfaces:</text:span></text:p>
        <text:p text:style-name="P228"><text:a xlink:type="simple" xlink:href="file:///l%22b19" text:style-name="ListLabel_20_4" text:visited-style-name="ListLabel_20_4"><text:span text:style-name="Internet_20_link"><text:span text:style-name="T140">OperationIF</text:span></text:span></text:a><text:span text:style-name="Default_20_Paragraph_20_Font"><text:span text:style-name="T4">, </text:span></text:span><text:a xlink:type="simple" xlink:href="file:///l%22b35" text:style-name="ListLabel_20_4" text:visited-style-name="ListLabel_20_4"><text:span text:style-name="Internet_20_link"><text:span text:style-name="T140">ServiceLayer</text:span></text:span></text:a></text:p>
        <text:p text:style-name="P220"/>
        <text:p text:style-name="P233"><text:span text:style-name="Code"><text:span text:style-name="T3">public interface </text:span></text:span><text:span text:style-name="Code"><text:span text:style-name="T32">CSECore</text:span></text:span></text:p>
        <text:p text:style-name="P213"><text:span text:style-name="Code"><text:span text:style-name="T3">extends </text:span></text:span><text:a xlink:type="simple" xlink:href="file:///l%22b35" text:style-name="ListLabel_20_5" text:visited-style-name="ListLabel_20_5"><text:span text:style-name="Internet_20_link"><text:span text:style-name="T149">ServiceLayer</text:span></text:span></text:a><text:span text:style-name="Code"><text:span text:style-name="T3">, </text:span></text:span><text:a xlink:type="simple" xlink:href="file:///l%22b19" text:style-name="ListLabel_20_5" text:visited-style-name="ListLabel_20_5"><text:span text:style-name="Internet_20_link"><text:span text:style-name="T149">OperationIF</text:span></text:span></text:a></text:p>
        <text:p text:style-name="Standard"><text:span text:style-name="T4">CSE Core implements this interface.</text:span></text:p>
        <text:p text:style-name="P234"/>
        <table:table table:name="Table7" table:style-name="Table7">
          <table:table-column table:style-name="Table7.A"/>
          <table:table-row table:style-name="Table7.1">
            <table:table-cell table:style-name="Table7.A1" office:value-type="string">
              <text:p text:style-name="P217"><text:span text:style-name="T139">Methods inherited from interface org.osgi.service.onem2m.</text:span><text:a xlink:type="simple" xlink:href="file:///l%22b35" text:style-name="ListLabel_20_1" text:visited-style-name="ListLabel_20_1"><text:span text:style-name="Internet_20_link"><text:span text:style-name="T144">ServiceLayer</text:span></text:span></text:a></text:p>
            </table:table-cell>
          </table:table-row>
          <table:table-row table:style-name="Table7.2">
            <table:table-cell table:style-name="Table7.A2" office:value-type="string">
              <text:p text:style-name="P215"><text:a xlink:type="simple" xlink:href="file:///l%22b34" text:style-name="ListLabel_20_6" text:visited-style-name="ListLabel_20_6"><text:span text:style-name="Internet_20_link"><text:span text:style-name="T146">request</text:span></text:span></text:a></text:p>
            </table:table-cell>
          </table:table-row>
        </table:table>
        <text:p text:style-name="P235"/>
        <table:table table:name="Table8" table:style-name="Table8">
          <table:table-column table:style-name="Table8.A"/>
          <table:table-row table:style-name="Table8.1">
            <table:table-cell table:style-name="Table8.A1" office:value-type="string">
              <text:p text:style-name="P217"><text:span text:style-name="T139">Methods inherited from interface org.osgi.service.onem2m.</text:span><text:a xlink:type="simple" xlink:href="file:///l%22b19" text:style-name="ListLabel_20_1" text:visited-style-name="ListLabel_20_1"><text:span text:style-name="Internet_20_link"><text:span text:style-name="T144">OperationIF</text:span></text:span></text:a></text:p>
            </table:table-cell>
          </table:table-row>
          <table:table-row table:style-name="Table8.2">
            <table:table-cell table:style-name="Table8.A2" office:value-type="string">
              <text:p text:style-name="P215"><text:a xlink:type="simple" xlink:href="file:///l%22b12" text:style-name="ListLabel_20_6" text:visited-style-name="ListLabel_20_6"><text:span text:style-name="Internet_20_link"><text:span text:style-name="T146">create</text:span></text:span></text:a><text:span text:style-name="Code">, </text:span><text:a xlink:type="simple" xlink:href="file:///l%22b16" text:style-name="ListLabel_20_6" text:visited-style-name="ListLabel_20_6"><text:span text:style-name="Internet_20_link"><text:span text:style-name="T146">delete</text:span></text:span></text:a><text:span text:style-name="Code">, </text:span><text:a xlink:type="simple" xlink:href="file:///l%22b17" text:style-name="ListLabel_20_6" text:visited-style-name="ListLabel_20_6"><text:span text:style-name="Internet_20_link"><text:span text:style-name="T146">discovery</text:span></text:span></text:a><text:span text:style-name="Code">, </text:span><text:a xlink:type="simple" xlink:href="file:///l%22b18" text:style-name="ListLabel_20_6" text:visited-style-name="ListLabel_20_6"><text:span text:style-name="Internet_20_link"><text:span text:style-name="T146">notify</text:span></text:span></text:a><text:span text:style-name="Code">, </text:span><text:a xlink:type="simple" xlink:href="file:///l%22b13" text:style-name="ListLabel_20_6" text:visited-style-name="ListLabel_20_6"><text:span text:style-name="Internet_20_link"><text:span text:style-name="T146">retrieve</text:span></text:span></text:a><text:span text:style-name="Code">, </text:span><text:a xlink:type="simple" xlink:href="file:///l%22b14" text:style-name="ListLabel_20_6" text:visited-style-name="ListLabel_20_6"><text:span text:style-name="Internet_20_link"><text:span text:style-name="T146">retrieve</text:span></text:span></text:a><text:span text:style-name="Code">, </text:span><text:a xlink:type="simple" xlink:href="file:///l%22b15" text:style-name="ListLabel_20_6" text:visited-style-name="ListLabel_20_6"><text:span text:style-name="Internet_20_link"><text:span text:style-name="T146">update</text:span></text:span></text:a></text:p>
            </table:table-cell>
          </table:table-row>
        </table:table>
        <text:p text:style-name="P226"><text:bookmark text:name="b11"/></text:p>
        <text:p text:style-name="P198"><text:span text:style-name="T7">Enum CSEType</text:span></text:p>
        <text:p text:style-name="P231"><text:a xlink:type="simple" xlink:href="file:///l%22b3" text:style-name="ListLabel_20_3" text:visited-style-name="ListLabel_20_3"><text:span text:style-name="Internet_20_link"><text:span text:style-name="T138">org.osgi.service.onem2m</text:span></text:span></text:a></text:p>
        <text:p text:style-name="P221"><text:span text:style-name="Code"><text:span text:style-name="T3">java.lang.Object</text:span></text:span></text:p>
        <text:p text:style-name="P232"><text:span text:style-name="Code"><text:span text:style-name="T3">  </text:span></text:span><draw:frame draw:style-name="fr3" draw:name="Image1" text:anchor-type="as-char" svg:width="0.397cm" svg:height="0.37cm" draw:z-index="35"><draw:image xlink:href="Pictures/100002000000000F0000000ED3A4069C610A9F54.png" xlink:type="simple" xlink:show="embed" xlink:actuate="onLoad" loext:mime-type="image/png"/></draw:frame><text:span text:style-name="Code"><text:span text:style-name="T3">java.lang.Enum&lt;</text:span></text:span><text:a xlink:type="simple" xlink:href="file:///l%22b11" text:style-name="ListLabel_20_5" text:visited-style-name="ListLabel_20_5"><text:span text:style-name="Internet_20_link"><text:span text:style-name="T149">CSEType</text:span></text:span></text:a><text:span text:style-name="Code"><text:span text:style-name="T3">&gt;</text:span></text:span></text:p>
        <text:p text:style-name="P207"><text:span text:style-name="Code"><text:span text:style-name="T3">      </text:span></text:span><draw:frame draw:style-name="fr3" draw:name="Image2" text:anchor-type="as-char" svg:width="0.397cm" svg:height="0.37cm" draw:z-index="36"><draw:image xlink:href="Pictures/100002000000000F0000000ED3A4069C610A9F54.png" xlink:type="simple" xlink:show="embed" xlink:actuate="onLoad" loext:mime-type="image/png"/></draw:frame><text:span text:style-name="Code"><text:span text:style-name="T32">org.osgi.service.onem2m.CSEType</text:span></text:span></text:p>
        <text:p text:style-name="List_20_Heading"><text:span text:style-name="T5">All Implemented Interfaces:</text:span></text:p>
        <text:p text:style-name="P228"><text:span text:style-name="T4">Comparable&lt;</text:span><text:a xlink:type="simple" xlink:href="file:///l%22b11" text:style-name="ListLabel_20_4" text:visited-style-name="ListLabel_20_4"><text:span text:style-name="Internet_20_link"><text:span text:style-name="T140">CSEType</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CSEType</text:span></text:span></text:p>
        <text:p text:style-name="P213"><text:span text:style-name="Code"><text:span text:style-name="T3">extends Enum&lt;</text:span></text:span><text:a xlink:type="simple" xlink:href="file:///l%22b11" text:style-name="ListLabel_20_5" text:visited-style-name="ListLabel_20_5"><text:span text:style-name="Internet_20_link"><text:span text:style-name="T149">CSEType</text:span></text:span></text:a><text:span text:style-name="Code"><text:span text:style-name="T3">&gt;</text:span></text:span></text:p>
        <text:p text:style-name="Standard"><text:span text:style-name="T4">Enum for type of CSE. IN_CSE is located at the top of configuration tree. ASN_CSE is located at leaf of configuration tree. MN_CSE is located at middle of them.</text:span></text:p>
        <text:p text:style-name="P234"/>
        <table:table table:name="Table9" table:style-name="Table9">
          <table:table-column table:style-name="Table9.A"/>
          <table:table-column table:style-name="Table9.B"/>
          <table:table-row table:style-name="Table9.1">
            <table:table-cell table:style-name="Table9.A1" office:value-type="string">
              <text:p text:style-name="P236"><text:span text:style-name="Summary_20_Heading_20_Font"><text:span text:style-name="T136">Enum Constant Summary</text:span></text:span></text:p>
            </table:table-cell>
            <table:table-cell table:style-name="Table9.A1" office:value-type="string">
              <text:p text:style-name="P237"><text:span text:style-name="Page_20_Reference_20_Font"><text:span text:style-name="T137">Page</text:span></text:span></text:p>
            </table:table-cell>
          </table:table-row>
          <table:table-row table:style-name="Table9.1">
            <table:table-cell table:style-name="Table9.A2" office:value-type="string">
              <text:p text:style-name="P236"><text:a xlink:type="simple" xlink:href="file:///l%22b8" text:style-name="ListLabel_20_7" text:visited-style-name="ListLabel_20_7"><text:span text:style-name="Internet_20_link"><text:span text:style-name="T141">ASN_CSE</text:span></text:span></text:a></text:p>
            </table:table-cell>
            <table:table-cell table:style-name="Table9.B2" office:value-type="string">
              <text:p text:style-name="P237"><text:bookmark-ref text:reference-format="page" text:ref-name="b8">32</text:bookmark-ref></text:p>
            </table:table-cell>
          </table:table-row>
          <table:table-row table:style-name="Table9.1">
            <table:table-cell table:style-name="Table9.A3" office:value-type="string">
              <text:p text:style-name="P236"><text:a xlink:type="simple" xlink:href="file:///l%22b6" text:style-name="ListLabel_20_7" text:visited-style-name="ListLabel_20_7"><text:span text:style-name="Internet_20_link"><text:span text:style-name="T141">IN_CSE</text:span></text:span></text:a></text:p>
            </table:table-cell>
            <table:table-cell table:style-name="Table9.B3" office:value-type="string">
              <text:p text:style-name="P237"><text:bookmark-ref text:reference-format="page" text:ref-name="b6">32</text:bookmark-ref></text:p>
            </table:table-cell>
          </table:table-row>
          <table:table-row table:style-name="Table9.1">
            <table:table-cell table:style-name="Table9.A4" office:value-type="string">
              <text:p text:style-name="P236"><text:a xlink:type="simple" xlink:href="file:///l%22b7" text:style-name="ListLabel_20_7" text:visited-style-name="ListLabel_20_7"><text:span text:style-name="Internet_20_link"><text:span text:style-name="T141">MN_CSE</text:span></text:span></text:a></text:p>
            </table:table-cell>
            <table:table-cell table:style-name="Table9.B4" office:value-type="string">
              <text:p text:style-name="P237"><text:bookmark-ref text:reference-format="page" text:ref-name="b7">32</text:bookmark-ref></text:p>
            </table:table-cell>
          </table:table-row>
        </table:table>
        <text:p text:style-name="P235"/>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36"><text:span text:style-name="Summary_20_Heading_20_Font"><text:span text:style-name="T136">Method Summary</text:span></text:span></text:p>
            </table:table-cell>
            <table:covered-table-cell/>
            <table:table-cell table:style-name="Table10.A1" office:value-type="string">
              <text:p text:style-name="P237"><text:span text:style-name="Page_20_Reference_20_Font"><text:span text:style-name="T137">Page</text:span></text:span></text:p>
            </table:table-cell>
          </table:table-row>
          <table:table-row table:style-name="Table10.1">
            <table:table-cell table:style-name="Table10.A2" office:value-type="string">
              <text:p text:style-name="P238"><text:span text:style-name="Code_20_Small"><text:span text:style-name="T148">static </text:span></text:span><text:a xlink:type="simple" xlink:href="file:///l%22b11" text:style-name="ListLabel_20_8" text:visited-style-name="ListLabel_20_8"><text:span text:style-name="Internet_20_link"><text:span text:style-name="T142">CSEType</text:span></text:span></text:a></text:p>
            </table:table-cell>
            <table:table-cell table:style-name="Table10.B2" office:value-type="string">
              <text:p text:style-name="P236"><text:a xlink:type="simple" xlink:href="file:///l%22b10"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10.C2" office:value-type="string">
              <text:p text:style-name="P237"><text:bookmark-ref text:reference-format="page" text:ref-name="b10">33</text:bookmark-ref></text:p>
            </table:table-cell>
          </table:table-row>
          <table:table-row table:style-name="Table10.1">
            <table:table-cell table:style-name="Table10.A3" office:value-type="string">
              <text:p text:style-name="P238"><text:span text:style-name="Code_20_Small"><text:span text:style-name="T148">static </text:span></text:span><text:a xlink:type="simple" xlink:href="file:///l%22b11" text:style-name="ListLabel_20_8" text:visited-style-name="ListLabel_20_8"><text:span text:style-name="Internet_20_link"><text:span text:style-name="T142">CSEType</text:span></text:span></text:a><text:span text:style-name="Code_20_Small"><text:span text:style-name="T148">[]</text:span></text:span></text:p>
            </table:table-cell>
            <table:table-cell table:style-name="Table10.B3" office:value-type="string">
              <text:p text:style-name="P236"><text:a xlink:type="simple" xlink:href="file:///l%22b9" text:style-name="ListLabel_20_7" text:visited-style-name="ListLabel_20_7"><text:span text:style-name="Internet_20_link"><text:span text:style-name="T141">values</text:span></text:span></text:a><text:span text:style-name="Code"><text:span text:style-name="T147">()</text:span></text:span></text:p>
            </table:table-cell>
            <table:table-cell table:style-name="Table10.C3" office:value-type="string">
              <text:p text:style-name="P237"><text:bookmark-ref text:reference-format="page" text:ref-name="b9">32</text:bookmark-ref></text:p>
            </table:table-cell>
          </table:table-row>
        </table:table>
        <text:p text:style-name="P277"><text:span text:style-name="T8">Enum Constant Detail</text:span></text:p>
        <text:p text:style-name="P268"><text:bookmark text:name="b6"/><text:span text:style-name="T9">IN_CSE</text:span></text:p>
        <text:p text:style-name="P207"><text:span text:style-name="Code"><text:span text:style-name="T3">public static final </text:span></text:span><text:a xlink:type="simple" xlink:href="file:///l%22b11" text:style-name="ListLabel_20_5" text:visited-style-name="ListLabel_20_5"><text:span text:style-name="Internet_20_link"><text:span text:style-name="T149">CSEType</text:span></text:span></text:a><text:span text:style-name="Code"><text:span text:style-name="T3"> </text:span></text:span><text:span text:style-name="Code"><text:span text:style-name="T32">IN_CSE</text:span></text:span></text:p>
        <text:p text:style-name="P239"/>
        <text:p text:style-name="P269"><text:bookmark text:name="b7"/><text:span text:style-name="T9">MN_CSE</text:span></text:p>
        <text:p text:style-name="P207"><text:span text:style-name="Code"><text:span text:style-name="T3">public static final </text:span></text:span><text:a xlink:type="simple" xlink:href="file:///l%22b11" text:style-name="ListLabel_20_5" text:visited-style-name="ListLabel_20_5"><text:span text:style-name="Internet_20_link"><text:span text:style-name="T149">CSEType</text:span></text:span></text:a><text:span text:style-name="Code"><text:span text:style-name="T3"> </text:span></text:span><text:span text:style-name="Code"><text:span text:style-name="T32">MN_CSE</text:span></text:span></text:p>
        <text:p text:style-name="P239"/>
        <text:p text:style-name="P269"><text:bookmark text:name="b8"/><text:span text:style-name="T9">ASN_CSE</text:span></text:p>
        <text:p text:style-name="P207"><text:span text:style-name="Code"><text:span text:style-name="T3">public static final </text:span></text:span><text:a xlink:type="simple" xlink:href="file:///l%22b11" text:style-name="ListLabel_20_5" text:visited-style-name="ListLabel_20_5"><text:span text:style-name="Internet_20_link"><text:span text:style-name="T149">CSEType</text:span></text:span></text:a><text:span text:style-name="Code"><text:span text:style-name="T3"> </text:span></text:span><text:span text:style-name="Code"><text:span text:style-name="T32">ASN_CSE</text:span></text:span></text:p>
        <text:p text:style-name="P277"><text:span text:style-name="T8">Method Detail</text:span></text:p>
        <text:p text:style-name="P268"><text:bookmark text:name="b9"/><text:span text:style-name="T9">values</text:span></text:p>
        <text:p text:style-name="P207"><text:span text:style-name="Code"><text:span text:style-name="T3">public static </text:span></text:span><text:a xlink:type="simple" xlink:href="file:///l%22b11" text:style-name="ListLabel_20_5" text:visited-style-name="ListLabel_20_5"><text:span text:style-name="Internet_20_link"><text:span text:style-name="T149">CSETyp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10"/><text:soft-page-break/><text:span text:style-name="T9">valueOf</text:span></text:p>
        <text:p text:style-name="P224"><text:span text:style-name="Code"><text:span text:style-name="T3">public static </text:span></text:span><text:a xlink:type="simple" xlink:href="file:///l%22b11" text:style-name="ListLabel_20_5" text:visited-style-name="ListLabel_20_5"><text:span text:style-name="Internet_20_link"><text:span text:style-name="T149">CSEType</text:span></text:span></text:a><text:span text:style-name="Code"><text:span text:style-name="T3"> </text:span></text:span><text:span text:style-name="Code"><text:span text:style-name="T32">valueOf</text:span></text:span><text:span text:style-name="Code"><text:span text:style-name="T33">(String name)</text:span></text:span></text:p>
        <text:p text:style-name="P165"><text:bookmark text:name="b19"/><text:span text:style-name="T7">Interface OperationIF</text:span></text:p>
        <text:p text:style-name="P231"><text:a xlink:type="simple" xlink:href="file:///l%22b3" text:style-name="ListLabel_20_3" text:visited-style-name="ListLabel_20_3"><text:span text:style-name="Internet_20_link"><text:span text:style-name="T138">org.osgi.service.onem2m</text:span></text:span></text:a></text:p>
        <text:p text:style-name="List_20_Heading"><text:span text:style-name="T5">All Known Subinterfaces:</text:span></text:p>
        <text:p text:style-name="P228"><text:a xlink:type="simple" xlink:href="file:///l%22b5" text:style-name="ListLabel_20_4" text:visited-style-name="ListLabel_20_4"><text:span text:style-name="Internet_20_link"><text:span text:style-name="T140">CSECore</text:span></text:span></text:a><text:span text:style-name="Default_20_Paragraph_20_Font"><text:span text:style-name="T4">, </text:span></text:span><text:a xlink:type="simple" xlink:href="file:///l%22b20" text:style-name="ListLabel_20_4" text:visited-style-name="ListLabel_20_4"><text:span text:style-name="Internet_20_link"><text:span text:style-name="T140">ProtocolBinding</text:span></text:span></text:a></text:p>
        <text:p text:style-name="P220"/>
        <text:p text:style-name="P240"><text:span text:style-name="Code"><text:span text:style-name="T3">public interface </text:span></text:span><text:span text:style-name="Code"><text:span text:style-name="T32">OperationIF</text:span></text:span></text:p>
        <text:p text:style-name="Standard"><text:span text:style-name="T4">OperationIF provides higher level of interface of CRUD+N operations to Application.</text:span></text:p>
        <text:p text:style-name="P234"/>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36"><text:span text:style-name="Summary_20_Heading_20_Font"><text:span text:style-name="T136">Method Summary</text:span></text:span></text:p>
            </table:table-cell>
            <table:covered-table-cell/>
            <table:table-cell table:style-name="Table11.A1" office:value-type="string">
              <text:p text:style-name="P237"><text:span text:style-name="Page_20_Reference_20_Font"><text:span text:style-name="T137">Page</text:span></text:span></text:p>
            </table:table-cell>
          </table:table-row>
          <table:table-row table:style-name="Table11.1">
            <table:table-cell table:style-name="Table11.A2" office:value-type="string">
              <text:p text:style-name="P238"><text:span text:style-name="Code_20_Small"><text:span text:style-name="T148">org.osgi.util.promise.Promise&lt;</text:span></text:span><text:a xlink:type="simple" xlink:href="file:///l%22b194" text:style-name="ListLabel_20_8" text:visited-style-name="ListLabel_20_8"><text:span text:style-name="Internet_20_link"><text:span text:style-name="T142">ResourceDTO</text:span></text:span></text:a><text:span text:style-name="Code_20_Small"><text:span text:style-name="T148">&gt;</text:span></text:span></text:p>
            </table:table-cell>
            <table:table-cell table:style-name="Table11.B2" office:value-type="string">
              <text:p text:style-name="P241"><text:a xlink:type="simple" xlink:href="file:///l%22b12" text:style-name="ListLabel_20_7" text:visited-style-name="ListLabel_20_7"><text:span text:style-name="Internet_20_link"><text:span text:style-name="T141">create</text:span></text:span></text:a><text:span text:style-name="Code"><text:span text:style-name="T147">(String uri, </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create resource</text:span></text:p>
            </table:table-cell>
            <table:table-cell table:style-name="Table11.C2" office:value-type="string">
              <text:p text:style-name="P237"><text:bookmark-ref text:reference-format="page" text:ref-name="b12">34</text:bookmark-ref></text:p>
            </table:table-cell>
          </table:table-row>
          <table:table-row table:style-name="Table11.1">
            <table:table-cell table:style-name="Table11.A3" office:value-type="string">
              <text:p text:style-name="P238"><text:span text:style-name="Code_20_Small"><text:span text:style-name="T148">org.osgi.util.promise.Promise&lt;Boolean&gt;</text:span></text:span></text:p>
            </table:table-cell>
            <table:table-cell table:style-name="Table11.B3" office:value-type="string">
              <text:p text:style-name="P241"><text:a xlink:type="simple" xlink:href="file:///l%22b16" text:style-name="ListLabel_20_7" text:visited-style-name="ListLabel_20_7"><text:span text:style-name="Internet_20_link"><text:span text:style-name="T141">delete</text:span></text:span></text:a><text:span text:style-name="Code"><text:span text:style-name="T147">(String uri)</text:span></text:span></text:p>
              <text:p text:style-name="P242"><text:span text:style-name="T140">delete resource</text:span></text:p>
            </table:table-cell>
            <table:table-cell table:style-name="Table11.C3" office:value-type="string">
              <text:p text:style-name="P237"><text:bookmark-ref text:reference-format="page" text:ref-name="b16">35</text:bookmark-ref></text:p>
            </table:table-cell>
          </table:table-row>
          <table:table-row table:style-name="Table11.1">
            <table:table-cell table:style-name="Table11.A4" office:value-type="string">
              <text:p text:style-name="P238"><text:span text:style-name="Code_20_Small"><text:span text:style-name="T148">org.osgi.util.promise.Promise&lt;List&lt;String&gt;&gt;</text:span></text:span></text:p>
            </table:table-cell>
            <table:table-cell table:style-name="Table11.B4" office:value-type="string">
              <text:p text:style-name="P241"><text:a xlink:type="simple" xlink:href="file:///l%22b17" text:style-name="ListLabel_20_7" text:visited-style-name="ListLabel_20_7"><text:span text:style-name="Internet_20_link"><text:span text:style-name="T141">discovery</text:span></text:span></text:a><text:span text:style-name="Code"><text:span text:style-name="T147">(String uri, </text:span></text:span><text:a xlink:type="simple" xlink:href="file:///l%22b84" text:style-name="ListLabel_20_9" text:visited-style-name="ListLabel_20_9"><text:span text:style-name="Internet_20_link"><text:span text:style-name="T143">FilterCriteriaDTO</text:span></text:span></text:a><text:span text:style-name="Code"><text:span text:style-name="T147"> fc)</text:span></text:span></text:p>
              <text:p text:style-name="P242"><text:span text:style-name="T140">find resources</text:span></text:p>
            </table:table-cell>
            <table:table-cell table:style-name="Table11.C4" office:value-type="string">
              <text:p text:style-name="P237"><text:bookmark-ref text:reference-format="page" text:ref-name="b17">35</text:bookmark-ref></text:p>
            </table:table-cell>
          </table:table-row>
          <table:table-row table:style-name="Table11.1">
            <table:table-cell table:style-name="Table11.A5" office:value-type="string">
              <text:p text:style-name="P238"><text:span text:style-name="Code_20_Small"><text:span text:style-name="T148">org.osgi.util.promise.Promise&lt;Boolean&gt;</text:span></text:span></text:p>
            </table:table-cell>
            <table:table-cell table:style-name="Table11.B5" office:value-type="string">
              <text:p text:style-name="P241"><text:a xlink:type="simple" xlink:href="file:///l%22b18" text:style-name="ListLabel_20_7" text:visited-style-name="ListLabel_20_7"><text:span text:style-name="Internet_20_link"><text:span text:style-name="T141">notify</text:span></text:span></text:a><text:span text:style-name="Code"><text:span text:style-name="T147">(String uri, </text:span></text:span><text:a xlink:type="simple" xlink:href="file:///l%22b110" text:style-name="ListLabel_20_9" text:visited-style-name="ListLabel_20_9"><text:span text:style-name="Internet_20_link"><text:span text:style-name="T143">NotificationDTO</text:span></text:span></text:a><text:span text:style-name="Code"><text:span text:style-name="T147"> notification)</text:span></text:span></text:p>
              <text:p text:style-name="P242"><text:span text:style-name="T140">send notification</text:span></text:p>
            </table:table-cell>
            <table:table-cell table:style-name="Table11.C5" office:value-type="string">
              <text:p text:style-name="P237"><text:bookmark-ref text:reference-format="page" text:ref-name="b18">36</text:bookmark-ref></text:p>
            </table:table-cell>
          </table:table-row>
          <table:table-row table:style-name="Table11.1">
            <table:table-cell table:style-name="Table11.A6" office:value-type="string">
              <text:p text:style-name="P238"><text:span text:style-name="Code_20_Small"><text:span text:style-name="T148">org.osgi.util.promise.Promise&lt;</text:span></text:span><text:a xlink:type="simple" xlink:href="file:///l%22b194" text:style-name="ListLabel_20_8" text:visited-style-name="ListLabel_20_8"><text:span text:style-name="Internet_20_link"><text:span text:style-name="T142">ResourceDTO</text:span></text:span></text:a><text:span text:style-name="Code_20_Small"><text:span text:style-name="T148">&gt;</text:span></text:span></text:p>
            </table:table-cell>
            <table:table-cell table:style-name="Table11.B6" office:value-type="string">
              <text:p text:style-name="P241"><text:a xlink:type="simple" xlink:href="file:///l%22b14" text:style-name="ListLabel_20_7" text:visited-style-name="ListLabel_20_7"><text:span text:style-name="Internet_20_link"><text:span text:style-name="T141">retrieve</text:span></text:span></text:a><text:span text:style-name="Code"><text:span text:style-name="T147">(String uri, List&lt;String&gt; targetAttributes)</text:span></text:span></text:p>
              <text:p text:style-name="P242"><text:span text:style-name="T140">retrieve subset of attributes.</text:span></text:p>
            </table:table-cell>
            <table:table-cell table:style-name="Table11.C6" office:value-type="string">
              <text:p text:style-name="P237"><text:bookmark-ref text:reference-format="page" text:ref-name="b14">35</text:bookmark-ref></text:p>
            </table:table-cell>
          </table:table-row>
          <table:table-row table:style-name="Table11.1">
            <table:table-cell table:style-name="Table11.A7" office:value-type="string">
              <text:p text:style-name="P238"><text:span text:style-name="Code_20_Small"><text:span text:style-name="T148">org.osgi.util.promise.Promise&lt;</text:span></text:span><text:a xlink:type="simple" xlink:href="file:///l%22b194" text:style-name="ListLabel_20_8" text:visited-style-name="ListLabel_20_8"><text:span text:style-name="Internet_20_link"><text:span text:style-name="T142">ResourceDTO</text:span></text:span></text:a><text:span text:style-name="Code_20_Small"><text:span text:style-name="T148">&gt;</text:span></text:span></text:p>
            </table:table-cell>
            <table:table-cell table:style-name="Table11.B7" office:value-type="string">
              <text:p text:style-name="P241"><text:a xlink:type="simple" xlink:href="file:///l%22b13" text:style-name="ListLabel_20_7" text:visited-style-name="ListLabel_20_7"><text:span text:style-name="Internet_20_link"><text:span text:style-name="T141">retrieve</text:span></text:span></text:a><text:span text:style-name="Code"><text:span text:style-name="T147">(String uri, </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retrieve resource</text:span></text:p>
            </table:table-cell>
            <table:table-cell table:style-name="Table11.C7" office:value-type="string">
              <text:p text:style-name="P237"><text:bookmark-ref text:reference-format="page" text:ref-name="b13">35</text:bookmark-ref></text:p>
            </table:table-cell>
          </table:table-row>
          <table:table-row table:style-name="Table11.1">
            <table:table-cell table:style-name="Table11.A8" office:value-type="string">
              <text:p text:style-name="P238"><text:span text:style-name="Code_20_Small"><text:span text:style-name="T148">org.osgi.util.promise.Promise&lt;</text:span></text:span><text:a xlink:type="simple" xlink:href="file:///l%22b194" text:style-name="ListLabel_20_8" text:visited-style-name="ListLabel_20_8"><text:span text:style-name="Internet_20_link"><text:span text:style-name="T142">ResourceDTO</text:span></text:span></text:a><text:span text:style-name="Code_20_Small"><text:span text:style-name="T148">&gt;</text:span></text:span></text:p>
            </table:table-cell>
            <table:table-cell table:style-name="Table11.B8" office:value-type="string">
              <text:p text:style-name="P241"><text:a xlink:type="simple" xlink:href="file:///l%22b15" text:style-name="ListLabel_20_7" text:visited-style-name="ListLabel_20_7"><text:span text:style-name="Internet_20_link"><text:span text:style-name="T141">update</text:span></text:span></text:a><text:span text:style-name="Code"><text:span text:style-name="T147">(String uri, </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update resource</text:span></text:p>
            </table:table-cell>
            <table:table-cell table:style-name="Table11.C8" office:value-type="string">
              <text:p text:style-name="P237"><text:bookmark-ref text:reference-format="page" text:ref-name="b15">35</text:bookmark-ref></text:p>
            </table:table-cell>
          </table:table-row>
        </table:table>
        <text:p text:style-name="P277"><text:span text:style-name="T8">Method Detail</text:span></text:p>
        <text:p text:style-name="P268"><text:bookmark text:name="b12"/><text:span text:style-name="T9">create</text:span></text:p>
        <text:p text:style-name="P213"><text:span text:style-name="Code"><text:span text:style-name="T3">org.osgi.util.promise.Promise&lt;</text:span></text:span><text:a xlink:type="simple" xlink:href="file:///l%22b194" text:style-name="ListLabel_20_5" text:visited-style-name="ListLabel_20_5"><text:span text:style-name="Internet_20_link"><text:span text:style-name="T149">ResourceDTO</text:span></text:span></text:a><text:span text:style-name="Code"><text:span text:style-name="T3">&gt; </text:span></text:span><text:span text:style-name="Code"><text:span text:style-name="T32">create</text:span></text:span><text:span text:style-name="Code"><text:span text:style-name="T33">(String uri,</text:span></text:span><text:line-break/><text:span text:style-name="Code"><text:span text:style-name="T33">                                                  </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create resource</text:span></text:p>
        <text:p text:style-name="P229"><text:span text:style-name="T5">Parameters:</text:span></text:p>
        <text:p text:style-name="P243"><text:span text:style-name="Code"><text:span text:style-name="T3">uri</text:span></text:span><text:span text:style-name="Default_20_Paragraph_20_Font"><text:span text:style-name="T4"> - URI for parent resource</text:span></text:span></text:p>
        <text:p text:style-name="P243"><text:span text:style-name="Code"><text:span text:style-name="T3">resource</text:span></text:span><text:span text:style-name="Default_20_Paragraph_20_Font"><text:span text:style-name="T4"> - resource data</text:span></text:span></text:p>
        <text:p text:style-name="P229"><text:span text:style-name="T5">Returns:</text:span></text:p>
        <text:p text:style-name="P243"><text:span text:style-name="T4">Promise of created resource</text:span></text:p>
        <text:p text:style-name="P239"/>
        <text:p text:style-name="P269"><text:bookmark text:name="b13"/><text:soft-page-break/><text:span text:style-name="T9">retrieve</text:span></text:p>
        <text:p text:style-name="P213"><text:span text:style-name="Code"><text:span text:style-name="T3">org.osgi.util.promise.Promise&lt;</text:span></text:span><text:a xlink:type="simple" xlink:href="file:///l%22b194" text:style-name="ListLabel_20_5" text:visited-style-name="ListLabel_20_5"><text:span text:style-name="Internet_20_link"><text:span text:style-name="T149">ResourceDTO</text:span></text:span></text:a><text:span text:style-name="Code"><text:span text:style-name="T3">&gt; </text:span></text:span><text:span text:style-name="Code"><text:span text:style-name="T32">retrieve</text:span></text:span><text:span text:style-name="Code"><text:span text:style-name="T33">(String uri,</text:span></text:span><text:line-break/><text:span text:style-name="Code"><text:span text:style-name="T33">                                                    </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retrieve resource</text:span></text:p>
        <text:p text:style-name="P229"><text:span text:style-name="T5">Parameters:</text:span></text:p>
        <text:p text:style-name="P243"><text:span text:style-name="Code"><text:span text:style-name="T3">uri</text:span></text:span><text:span text:style-name="Default_20_Paragraph_20_Font"><text:span text:style-name="T4"> - URI for retrieving resource</text:span></text:span></text:p>
        <text:p text:style-name="P229"><text:span text:style-name="T5">Returns:</text:span></text:p>
        <text:p text:style-name="P243"><text:span text:style-name="T4">retrieved resource data</text:span></text:p>
        <text:p text:style-name="P239"/>
        <text:p text:style-name="P269"><text:bookmark text:name="b14"/><text:span text:style-name="T9">retrieve</text:span></text:p>
        <text:p text:style-name="P213"><text:span text:style-name="Code"><text:span text:style-name="T3">org.osgi.util.promise.Promise&lt;</text:span></text:span><text:a xlink:type="simple" xlink:href="file:///l%22b194" text:style-name="ListLabel_20_5" text:visited-style-name="ListLabel_20_5"><text:span text:style-name="Internet_20_link"><text:span text:style-name="T149">ResourceDTO</text:span></text:span></text:a><text:span text:style-name="Code"><text:span text:style-name="T3">&gt; </text:span></text:span><text:span text:style-name="Code"><text:span text:style-name="T32">retrieve</text:span></text:span><text:span text:style-name="Code"><text:span text:style-name="T33">(String uri,</text:span></text:span><text:line-break/><text:span text:style-name="Code"><text:span text:style-name="T33">                                                    List&lt;String&gt; targetAttributes)</text:span></text:span></text:p>
        <text:p text:style-name="P227"><text:span text:style-name="T4">retrieve subset of attributes.</text:span></text:p>
        <text:p text:style-name="P229"><text:span text:style-name="T5">Parameters:</text:span></text:p>
        <text:p text:style-name="P243"><text:span text:style-name="Code"><text:span text:style-name="T3">uri</text:span></text:span><text:span text:style-name="Default_20_Paragraph_20_Font"><text:span text:style-name="T4"> - URI for retrieving resource</text:span></text:span></text:p>
        <text:p text:style-name="P243"><text:span text:style-name="Code"><text:span text:style-name="T3">targetAttributes</text:span></text:span><text:span text:style-name="Default_20_Paragraph_20_Font"><text:span text:style-name="T4"> - names of the target attribute</text:span></text:span></text:p>
        <text:p text:style-name="P229"><text:span text:style-name="T5">Returns:</text:span></text:p>
        <text:p text:style-name="P243"><text:span text:style-name="T4">retrieved resource data</text:span></text:p>
        <text:p text:style-name="P239"/>
        <text:p text:style-name="P269"><text:bookmark text:name="b15"/><text:span text:style-name="T9">update</text:span></text:p>
        <text:p text:style-name="P213"><text:span text:style-name="Code"><text:span text:style-name="T3">org.osgi.util.promise.Promise&lt;</text:span></text:span><text:a xlink:type="simple" xlink:href="file:///l%22b194" text:style-name="ListLabel_20_5" text:visited-style-name="ListLabel_20_5"><text:span text:style-name="Internet_20_link"><text:span text:style-name="T149">ResourceDTO</text:span></text:span></text:a><text:span text:style-name="Code"><text:span text:style-name="T3">&gt; </text:span></text:span><text:span text:style-name="Code"><text:span text:style-name="T32">update</text:span></text:span><text:span text:style-name="Code"><text:span text:style-name="T33">(String uri,</text:span></text:span><text:line-break/><text:span text:style-name="Code"><text:span text:style-name="T33">                                                  </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update resource</text:span></text:p>
        <text:p text:style-name="P229"><text:span text:style-name="T5">Parameters:</text:span></text:p>
        <text:p text:style-name="P243"><text:span text:style-name="Code"><text:span text:style-name="T3">uri</text:span></text:span><text:span text:style-name="Default_20_Paragraph_20_Font"><text:span text:style-name="T4"> - URI for updating resource</text:span></text:span></text:p>
        <text:p text:style-name="P243"><text:span text:style-name="Code"><text:span text:style-name="T3">resource</text:span></text:span><text:span text:style-name="Default_20_Paragraph_20_Font"><text:span text:style-name="T4"> - data resource</text:span></text:span></text:p>
        <text:p text:style-name="P229"><text:span text:style-name="T5">Returns:</text:span></text:p>
        <text:p text:style-name="P243"><text:span text:style-name="T4">updated resource</text:span></text:p>
        <text:p text:style-name="P239"/>
        <text:p text:style-name="P269"><text:bookmark text:name="b16"/><text:span text:style-name="T9">delete</text:span></text:p>
        <text:p text:style-name="P213"><text:span text:style-name="Code"><text:span text:style-name="T3">org.osgi.util.promise.Promise&lt;Boolean&gt; </text:span></text:span><text:span text:style-name="Code"><text:span text:style-name="T32">delete</text:span></text:span><text:span text:style-name="Code"><text:span text:style-name="T33">(String uri)</text:span></text:span></text:p>
        <text:p text:style-name="P227"><text:span text:style-name="T4">delete resource</text:span></text:p>
        <text:p text:style-name="P229"><text:span text:style-name="T5">Parameters:</text:span></text:p>
        <text:p text:style-name="P243"><text:span text:style-name="Code"><text:span text:style-name="T3">uri</text:span></text:span><text:span text:style-name="Default_20_Paragraph_20_Font"><text:span text:style-name="T4"> - target URI for deleting resource</text:span></text:span></text:p>
        <text:p text:style-name="P239"/>
        <text:p text:style-name="P269"><text:bookmark text:name="b17"/><text:span text:style-name="T9">discovery</text:span></text:p>
        <text:p text:style-name="P213"><text:span text:style-name="Code"><text:span text:style-name="T3">org.osgi.util.promise.Promise&lt;List&lt;String&gt;&gt; </text:span></text:span><text:span text:style-name="Code"><text:span text:style-name="T32">discovery</text:span></text:span><text:span text:style-name="Code"><text:span text:style-name="T33">(String uri,</text:span></text:span><text:line-break/><text:span text:style-name="Code"><text:span text:style-name="T33">                                                      </text:span></text:span><text:a xlink:type="simple" xlink:href="file:///l%22b84" text:style-name="ListLabel_20_10" text:visited-style-name="ListLabel_20_10"><text:span text:style-name="Internet_20_link"><text:span text:style-name="T150">FilterCriteriaDTO</text:span></text:span></text:a><text:span text:style-name="Code"><text:span text:style-name="T33"> fc)</text:span></text:span></text:p>
        <text:p text:style-name="P227"><text:soft-page-break/><text:span text:style-name="T4">find resources</text:span></text:p>
        <text:p text:style-name="P229"><text:span text:style-name="T5">Parameters:</text:span></text:p>
        <text:p text:style-name="P243"><text:span text:style-name="Code"><text:span text:style-name="T3">uri</text:span></text:span><text:span text:style-name="Default_20_Paragraph_20_Font"><text:span text:style-name="T4"> - URI for top of search</text:span></text:span></text:p>
        <text:p text:style-name="P243"><text:span text:style-name="Code"><text:span text:style-name="T3">fc</text:span></text:span><text:span text:style-name="Default_20_Paragraph_20_Font"><text:span text:style-name="T4"> - filter criteria</text:span></text:span></text:p>
        <text:p text:style-name="P229"><text:span text:style-name="T5">Returns:</text:span></text:p>
        <text:p text:style-name="P243"><text:span text:style-name="T4">list of URIs matching the condition specified in fc</text:span></text:p>
        <text:p text:style-name="P239"/>
        <text:p text:style-name="P269"><text:bookmark text:name="b18"/><text:span text:style-name="T9">notify</text:span></text:p>
        <text:p text:style-name="P213"><text:span text:style-name="Code"><text:span text:style-name="T3">org.osgi.util.promise.Promise&lt;Boolean&gt; </text:span></text:span><text:span text:style-name="Code"><text:span text:style-name="T32">notify</text:span></text:span><text:span text:style-name="Code"><text:span text:style-name="T33">(String uri,</text:span></text:span><text:line-break/><text:span text:style-name="Code"><text:span text:style-name="T33">                                              </text:span></text:span><text:a xlink:type="simple" xlink:href="file:///l%22b110" text:style-name="ListLabel_20_10" text:visited-style-name="ListLabel_20_10"><text:span text:style-name="Internet_20_link"><text:span text:style-name="T150">NotificationDTO</text:span></text:span></text:a><text:span text:style-name="Code"><text:span text:style-name="T33"> notification)</text:span></text:span></text:p>
        <text:p text:style-name="P230"><text:span text:style-name="T4">send notification</text:span></text:p>
        <text:p text:style-name="P166"><text:bookmark text:name="b20"/><text:span text:style-name="T7">Interface ProtocolBinding</text:span></text:p>
        <text:p text:style-name="P231"><text:a xlink:type="simple" xlink:href="file:///l%22b3" text:style-name="ListLabel_20_3" text:visited-style-name="ListLabel_20_3"><text:span text:style-name="Internet_20_link"><text:span text:style-name="T138">org.osgi.service.onem2m</text:span></text:span></text:a></text:p>
        <text:p text:style-name="List_20_Heading"><text:span text:style-name="T5">All Superinterfaces:</text:span></text:p>
        <text:p text:style-name="P228"><text:a xlink:type="simple" xlink:href="file:///l%22b19" text:style-name="ListLabel_20_4" text:visited-style-name="ListLabel_20_4"><text:span text:style-name="Internet_20_link"><text:span text:style-name="T140">OperationIF</text:span></text:span></text:a><text:span text:style-name="Default_20_Paragraph_20_Font"><text:span text:style-name="T4">, </text:span></text:span><text:a xlink:type="simple" xlink:href="file:///l%22b35" text:style-name="ListLabel_20_4" text:visited-style-name="ListLabel_20_4"><text:span text:style-name="Internet_20_link"><text:span text:style-name="T140">ServiceLayer</text:span></text:span></text:a></text:p>
        <text:p text:style-name="P220"/>
        <text:p text:style-name="P233"><text:span text:style-name="Code"><text:span text:style-name="T3">public interface </text:span></text:span><text:span text:style-name="Code"><text:span text:style-name="T32">ProtocolBinding</text:span></text:span></text:p>
        <text:p text:style-name="P213"><text:span text:style-name="Code"><text:span text:style-name="T3">extends </text:span></text:span><text:a xlink:type="simple" xlink:href="file:///l%22b35" text:style-name="ListLabel_20_5" text:visited-style-name="ListLabel_20_5"><text:span text:style-name="Internet_20_link"><text:span text:style-name="T149">ServiceLayer</text:span></text:span></text:a><text:span text:style-name="Code"><text:span text:style-name="T3">, </text:span></text:span><text:a xlink:type="simple" xlink:href="file:///l%22b19" text:style-name="ListLabel_20_5" text:visited-style-name="ListLabel_20_5"><text:span text:style-name="Internet_20_link"><text:span text:style-name="T149">OperationIF</text:span></text:span></text:a></text:p>
        <text:p text:style-name="Standard"><text:span text:style-name="T4">Protocol Binding Service implements this interface.</text:span></text:p>
        <text:p text:style-name="P234"/>
        <table:table table:name="Table12" table:style-name="Table12">
          <table:table-column table:style-name="Table12.A"/>
          <table:table-row table:style-name="Table12.1">
            <table:table-cell table:style-name="Table12.A1" office:value-type="string">
              <text:p text:style-name="P217"><text:span text:style-name="T139">Methods inherited from interface org.osgi.service.onem2m.</text:span><text:a xlink:type="simple" xlink:href="file:///l%22b35" text:style-name="ListLabel_20_1" text:visited-style-name="ListLabel_20_1"><text:span text:style-name="Internet_20_link"><text:span text:style-name="T144">ServiceLayer</text:span></text:span></text:a></text:p>
            </table:table-cell>
          </table:table-row>
          <table:table-row table:style-name="Table12.2">
            <table:table-cell table:style-name="Table12.A2" office:value-type="string">
              <text:p text:style-name="P215"><text:a xlink:type="simple" xlink:href="file:///l%22b34" text:style-name="ListLabel_20_6" text:visited-style-name="ListLabel_20_6"><text:span text:style-name="Internet_20_link"><text:span text:style-name="T146">request</text:span></text:span></text:a></text:p>
            </table:table-cell>
          </table:table-row>
        </table:table>
        <text:p text:style-name="P235"/>
        <table:table table:name="Table13" table:style-name="Table13">
          <table:table-column table:style-name="Table13.A"/>
          <table:table-row table:style-name="Table13.1">
            <table:table-cell table:style-name="Table13.A1" office:value-type="string">
              <text:p text:style-name="P217"><text:span text:style-name="T139">Methods inherited from interface org.osgi.service.onem2m.</text:span><text:a xlink:type="simple" xlink:href="file:///l%22b19" text:style-name="ListLabel_20_1" text:visited-style-name="ListLabel_20_1"><text:span text:style-name="Internet_20_link"><text:span text:style-name="T144">OperationIF</text:span></text:span></text:a></text:p>
            </table:table-cell>
          </table:table-row>
          <table:table-row table:style-name="Table13.2">
            <table:table-cell table:style-name="Table13.A2" office:value-type="string">
              <text:p text:style-name="P215"><text:a xlink:type="simple" xlink:href="file:///l%22b12" text:style-name="ListLabel_20_6" text:visited-style-name="ListLabel_20_6"><text:span text:style-name="Internet_20_link"><text:span text:style-name="T146">create</text:span></text:span></text:a><text:span text:style-name="Code">, </text:span><text:a xlink:type="simple" xlink:href="file:///l%22b16" text:style-name="ListLabel_20_6" text:visited-style-name="ListLabel_20_6"><text:span text:style-name="Internet_20_link"><text:span text:style-name="T146">delete</text:span></text:span></text:a><text:span text:style-name="Code">, </text:span><text:a xlink:type="simple" xlink:href="file:///l%22b17" text:style-name="ListLabel_20_6" text:visited-style-name="ListLabel_20_6"><text:span text:style-name="Internet_20_link"><text:span text:style-name="T146">discovery</text:span></text:span></text:a><text:span text:style-name="Code">, </text:span><text:a xlink:type="simple" xlink:href="file:///l%22b18" text:style-name="ListLabel_20_6" text:visited-style-name="ListLabel_20_6"><text:span text:style-name="Internet_20_link"><text:span text:style-name="T146">notify</text:span></text:span></text:a><text:span text:style-name="Code">, </text:span><text:a xlink:type="simple" xlink:href="file:///l%22b13" text:style-name="ListLabel_20_6" text:visited-style-name="ListLabel_20_6"><text:span text:style-name="Internet_20_link"><text:span text:style-name="T146">retrieve</text:span></text:span></text:a><text:span text:style-name="Code">, </text:span><text:a xlink:type="simple" xlink:href="file:///l%22b14" text:style-name="ListLabel_20_6" text:visited-style-name="ListLabel_20_6"><text:span text:style-name="Internet_20_link"><text:span text:style-name="T146">retrieve</text:span></text:span></text:a><text:span text:style-name="Code">, </text:span><text:a xlink:type="simple" xlink:href="file:///l%22b15" text:style-name="ListLabel_20_6" text:visited-style-name="ListLabel_20_6"><text:span text:style-name="Internet_20_link"><text:span text:style-name="T146">update</text:span></text:span></text:a></text:p>
            </table:table-cell>
          </table:table-row>
        </table:table>
        <text:p text:style-name="P226"><text:bookmark text:name="b27"/></text:p>
        <text:p text:style-name="P199"><text:span text:style-name="T7">Enum ProtocolBindingType</text:span></text:p>
        <text:p text:style-name="P231"><text:a xlink:type="simple" xlink:href="file:///l%22b3" text:style-name="ListLabel_20_3" text:visited-style-name="ListLabel_20_3"><text:span text:style-name="Internet_20_link"><text:span text:style-name="T138">org.osgi.service.onem2m</text:span></text:span></text:a></text:p>
        <text:p text:style-name="P221"><text:span text:style-name="Code"><text:span text:style-name="T3">java.lang.Object</text:span></text:span></text:p>
        <text:p text:style-name="P232"><text:span text:style-name="Code"><text:span text:style-name="T3">  </text:span></text:span><draw:frame draw:style-name="fr3" draw:name="Image3" text:anchor-type="as-char" svg:width="0.397cm" svg:height="0.37cm" draw:z-index="37"><draw:image xlink:href="Pictures/100002000000000F0000000ED3A4069C610A9F54.png" xlink:type="simple" xlink:show="embed" xlink:actuate="onLoad" loext:mime-type="image/png"/></draw:frame><text:span text:style-name="Code"><text:span text:style-name="T3">java.lang.Enum&lt;</text:span></text:span><text:a xlink:type="simple" xlink:href="file:///l%22b27" text:style-name="ListLabel_20_5" text:visited-style-name="ListLabel_20_5"><text:span text:style-name="Internet_20_link"><text:span text:style-name="T149">ProtocolBindingType</text:span></text:span></text:a><text:span text:style-name="Code"><text:span text:style-name="T3">&gt;</text:span></text:span></text:p>
        <text:p text:style-name="P207"><text:span text:style-name="Code"><text:span text:style-name="T3">      </text:span></text:span><draw:frame draw:style-name="fr3" draw:name="Image4" text:anchor-type="as-char" svg:width="0.397cm" svg:height="0.37cm" draw:z-index="38"><draw:image xlink:href="Pictures/100002000000000F0000000ED3A4069C610A9F54.png" xlink:type="simple" xlink:show="embed" xlink:actuate="onLoad" loext:mime-type="image/png"/></draw:frame><text:span text:style-name="Code"><text:span text:style-name="T32">org.osgi.service.onem2m.ProtocolBindingType</text:span></text:span></text:p>
        <text:p text:style-name="List_20_Heading"><text:span text:style-name="T5">All Implemented Interfaces:</text:span></text:p>
        <text:p text:style-name="P228"><text:span text:style-name="T4">Comparable&lt;</text:span><text:a xlink:type="simple" xlink:href="file:///l%22b27" text:style-name="ListLabel_20_4" text:visited-style-name="ListLabel_20_4"><text:span text:style-name="Internet_20_link"><text:span text:style-name="T140">ProtocolBindingType</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ProtocolBindingType</text:span></text:span></text:p>
        <text:p text:style-name="P213"><text:span text:style-name="Code"><text:span text:style-name="T3">extends Enum&lt;</text:span></text:span><text:a xlink:type="simple" xlink:href="file:///l%22b27" text:style-name="ListLabel_20_5" text:visited-style-name="ListLabel_20_5"><text:span text:style-name="Internet_20_link"><text:span text:style-name="T149">ProtocolBindingType</text:span></text:span></text:a><text:span text:style-name="Code"><text:span text:style-name="T3">&gt;</text:span></text:span></text:p>
        <text:p text:style-name="Standard"><text:span text:style-name="T4">Type of Protocol Binding. oneM2M currently defines 4 types.</text:span></text:p>
        <text:p text:style-name="P234"/>
        <table:table table:name="Table14" table:style-name="Table14">
          <table:table-column table:style-name="Table14.A"/>
          <table:table-column table:style-name="Table14.B"/>
          <table:table-row table:style-name="Table14.1">
            <table:table-cell table:style-name="Table14.A1" office:value-type="string">
              <text:p text:style-name="P236"><text:span text:style-name="Summary_20_Heading_20_Font"><text:span text:style-name="T136">Enum Constant Summary</text:span></text:span></text:p>
            </table:table-cell>
            <table:table-cell table:style-name="Table14.A1" office:value-type="string">
              <text:p text:style-name="P237"><text:span text:style-name="Page_20_Reference_20_Font"><text:span text:style-name="T137">Page</text:span></text:span></text:p>
            </table:table-cell>
          </table:table-row>
          <table:table-row table:style-name="Table14.1">
            <table:table-cell table:style-name="Table14.A2" office:value-type="string">
              <text:p text:style-name="P236"><text:a xlink:type="simple" xlink:href="file:///l%22b23" text:style-name="ListLabel_20_7" text:visited-style-name="ListLabel_20_7"><text:span text:style-name="Internet_20_link"><text:span text:style-name="T141">COAP</text:span></text:span></text:a></text:p>
            </table:table-cell>
            <table:table-cell table:style-name="Table14.B2" office:value-type="string">
              <text:p text:style-name="P237"><text:bookmark-ref text:reference-format="page" text:ref-name="b23">38</text:bookmark-ref></text:p>
            </table:table-cell>
          </table:table-row>
          <table:table-row table:style-name="Table14.1">
            <table:table-cell table:style-name="Table14.A3" office:value-type="string">
              <text:p text:style-name="P236"><text:a xlink:type="simple" xlink:href="file:///l%22b21" text:style-name="ListLabel_20_7" text:visited-style-name="ListLabel_20_7"><text:span text:style-name="Internet_20_link"><text:span text:style-name="T141">HTTP</text:span></text:span></text:a></text:p>
            </table:table-cell>
            <table:table-cell table:style-name="Table14.B3" office:value-type="string">
              <text:p text:style-name="P237"><text:bookmark-ref text:reference-format="page" text:ref-name="b21">38</text:bookmark-ref></text:p>
            </table:table-cell>
          </table:table-row>
          <table:table-row table:style-name="Table14.1">
            <table:table-cell table:style-name="Table14.A4" office:value-type="string">
              <text:p text:style-name="P236"><text:a xlink:type="simple" xlink:href="file:///l%22b22" text:style-name="ListLabel_20_7" text:visited-style-name="ListLabel_20_7"><text:span text:style-name="Internet_20_link"><text:span text:style-name="T141">MQTT</text:span></text:span></text:a></text:p>
            </table:table-cell>
            <table:table-cell table:style-name="Table14.B4" office:value-type="string">
              <text:p text:style-name="P237"><text:bookmark-ref text:reference-format="page" text:ref-name="b22">38</text:bookmark-ref></text:p>
            </table:table-cell>
          </table:table-row>
          <table:table-row table:style-name="Table14.1">
            <table:table-cell table:style-name="Table14.A5" office:value-type="string">
              <text:p text:style-name="P236"><text:a xlink:type="simple" xlink:href="file:///l%22b24" text:style-name="ListLabel_20_7" text:visited-style-name="ListLabel_20_7"><text:span text:style-name="Internet_20_link"><text:span text:style-name="T141">WebService</text:span></text:span></text:a></text:p>
            </table:table-cell>
            <table:table-cell table:style-name="Table14.B5" office:value-type="string">
              <text:p text:style-name="P237"><text:bookmark-ref text:reference-format="page" text:ref-name="b24">38</text:bookmark-ref></text:p>
            </table:table-cell>
          </table:table-row>
        </table:table>
        <text:p text:style-name="P23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236"><text:span text:style-name="Summary_20_Heading_20_Font"><text:span text:style-name="T136">Method Summary</text:span></text:span></text:p>
            </table:table-cell>
            <table:covered-table-cell/>
            <table:table-cell table:style-name="Table15.A1" office:value-type="string">
              <text:p text:style-name="P237"><text:span text:style-name="Page_20_Reference_20_Font"><text:span text:style-name="T137">Page</text:span></text:span></text:p>
            </table:table-cell>
          </table:table-row>
          <table:table-row table:style-name="Table15.1">
            <table:table-cell table:style-name="Table15.A2" office:value-type="string">
              <text:p text:style-name="P238"><text:span text:style-name="Code_20_Small"><text:span text:style-name="T148">static </text:span></text:span><text:a xlink:type="simple" xlink:href="file:///l%22b27" text:style-name="ListLabel_20_8" text:visited-style-name="ListLabel_20_8"><text:span text:style-name="Internet_20_link"><text:span text:style-name="T142">ProtocolBindingType</text:span></text:span></text:a></text:p>
            </table:table-cell>
            <table:table-cell table:style-name="Table15.B2" office:value-type="string">
              <text:p text:style-name="P236"><text:a xlink:type="simple" xlink:href="file:///l%22b26"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15.C2" office:value-type="string">
              <text:p text:style-name="P237"><text:bookmark-ref text:reference-format="page" text:ref-name="b26">39</text:bookmark-ref></text:p>
            </table:table-cell>
          </table:table-row>
          <table:table-row table:style-name="Table15.1">
            <table:table-cell table:style-name="Table15.A3" office:value-type="string">
              <text:p text:style-name="P238"><text:span text:style-name="Code_20_Small"><text:span text:style-name="T148">static </text:span></text:span><text:a xlink:type="simple" xlink:href="file:///l%22b27" text:style-name="ListLabel_20_8" text:visited-style-name="ListLabel_20_8"><text:span text:style-name="Internet_20_link"><text:span text:style-name="T142">ProtocolBindingType</text:span></text:span></text:a><text:span text:style-name="Code_20_Small"><text:span text:style-name="T148">[]</text:span></text:span></text:p>
            </table:table-cell>
            <table:table-cell table:style-name="Table15.B3" office:value-type="string">
              <text:p text:style-name="P236"><text:a xlink:type="simple" xlink:href="file:///l%22b25" text:style-name="ListLabel_20_7" text:visited-style-name="ListLabel_20_7"><text:span text:style-name="Internet_20_link"><text:span text:style-name="T141">values</text:span></text:span></text:a><text:span text:style-name="Code"><text:span text:style-name="T147">()</text:span></text:span></text:p>
            </table:table-cell>
            <table:table-cell table:style-name="Table15.C3" office:value-type="string">
              <text:p text:style-name="P237"><text:bookmark-ref text:reference-format="page" text:ref-name="b25">39</text:bookmark-ref></text:p>
            </table:table-cell>
          </table:table-row>
        </table:table>
        <text:p text:style-name="P277"><text:span text:style-name="T8">Enum Constant Detail</text:span></text:p>
        <text:p text:style-name="P268"><text:bookmark text:name="b21"/><text:span text:style-name="T9">HTTP</text:span></text:p>
        <text:p text:style-name="P207"><text:span text:style-name="Code"><text:span text:style-name="T3">public static final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HTTP</text:span></text:span></text:p>
        <text:p text:style-name="P239"/>
        <text:p text:style-name="P269"><text:bookmark text:name="b22"/><text:span text:style-name="T9">MQTT</text:span></text:p>
        <text:p text:style-name="P207"><text:span text:style-name="Code"><text:span text:style-name="T3">public static final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MQTT</text:span></text:span></text:p>
        <text:p text:style-name="P239"/>
        <text:p text:style-name="P269"><text:bookmark text:name="b23"/><text:span text:style-name="T9">COAP</text:span></text:p>
        <text:p text:style-name="P207"><text:span text:style-name="Code"><text:span text:style-name="T3">public static final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COAP</text:span></text:span></text:p>
        <text:p text:style-name="P239"/>
        <text:p text:style-name="P269"><text:bookmark text:name="b24"/><text:span text:style-name="T9">WebService</text:span></text:p>
        <text:p text:style-name="P207"><text:span text:style-name="Code"><text:span text:style-name="T3">public static final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WebService</text:span></text:span></text:p>
        <text:p text:style-name="P277"><text:soft-page-break/><text:span text:style-name="T8">Method Detail</text:span></text:p>
        <text:p text:style-name="P268"><text:bookmark text:name="b25"/><text:span text:style-name="T9">values</text:span></text:p>
        <text:p text:style-name="P207"><text:span text:style-name="Code"><text:span text:style-name="T3">public static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26"/><text:span text:style-name="T9">valueOf</text:span></text:p>
        <text:p text:style-name="P224"><text:span text:style-name="Code"><text:span text:style-name="T3">public static </text:span></text:span><text:a xlink:type="simple" xlink:href="file:///l%22b27" text:style-name="ListLabel_20_5" text:visited-style-name="ListLabel_20_5"><text:span text:style-name="Internet_20_link"><text:span text:style-name="T149">ProtocolBindingType</text:span></text:span></text:a><text:span text:style-name="Code"><text:span text:style-name="T3"> </text:span></text:span><text:span text:style-name="Code"><text:span text:style-name="T32">valueOf</text:span></text:span><text:span text:style-name="Code"><text:span text:style-name="T33">(String name)</text:span></text:span></text:p>
        <text:p text:style-name="P167"><text:bookmark text:name="b33"/><text:span text:style-name="T7">Enum SerializationType</text:span></text:p>
        <text:p text:style-name="P231"><text:a xlink:type="simple" xlink:href="file:///l%22b3" text:style-name="ListLabel_20_3" text:visited-style-name="ListLabel_20_3"><text:span text:style-name="Internet_20_link"><text:span text:style-name="T138">org.osgi.service.onem2m</text:span></text:span></text:a></text:p>
        <text:p text:style-name="P221"><text:span text:style-name="Code"><text:span text:style-name="T3">java.lang.Object</text:span></text:span></text:p>
        <text:p text:style-name="P232"><text:span text:style-name="Code"><text:span text:style-name="T3">  </text:span></text:span><draw:frame draw:style-name="fr3" draw:name="Image5" text:anchor-type="as-char" svg:width="0.397cm" svg:height="0.37cm" draw:z-index="39"><draw:image xlink:href="Pictures/100002000000000F0000000ED3A4069C610A9F54.png" xlink:type="simple" xlink:show="embed" xlink:actuate="onLoad" loext:mime-type="image/png"/></draw:frame><text:span text:style-name="Code"><text:span text:style-name="T3">java.lang.Enum&lt;</text:span></text:span><text:a xlink:type="simple" xlink:href="file:///l%22b33" text:style-name="ListLabel_20_5" text:visited-style-name="ListLabel_20_5"><text:span text:style-name="Internet_20_link"><text:span text:style-name="T149">SerializationType</text:span></text:span></text:a><text:span text:style-name="Code"><text:span text:style-name="T3">&gt;</text:span></text:span></text:p>
        <text:p text:style-name="P207"><text:span text:style-name="Code"><text:span text:style-name="T3">      </text:span></text:span><draw:frame draw:style-name="fr3" draw:name="Image6" text:anchor-type="as-char" svg:width="0.397cm" svg:height="0.37cm" draw:z-index="40"><draw:image xlink:href="Pictures/100002000000000F0000000ED3A4069C610A9F54.png" xlink:type="simple" xlink:show="embed" xlink:actuate="onLoad" loext:mime-type="image/png"/></draw:frame><text:span text:style-name="Code"><text:span text:style-name="T32">org.osgi.service.onem2m.SerializationType</text:span></text:span></text:p>
        <text:p text:style-name="List_20_Heading"><text:span text:style-name="T5">All Implemented Interfaces:</text:span></text:p>
        <text:p text:style-name="P228"><text:span text:style-name="T4">Comparable&lt;</text:span><text:a xlink:type="simple" xlink:href="file:///l%22b33" text:style-name="ListLabel_20_4" text:visited-style-name="ListLabel_20_4"><text:span text:style-name="Internet_20_link"><text:span text:style-name="T140">SerializationType</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SerializationType</text:span></text:span></text:p>
        <text:p text:style-name="P213"><text:span text:style-name="Code"><text:span text:style-name="T3">extends Enum&lt;</text:span></text:span><text:a xlink:type="simple" xlink:href="file:///l%22b33" text:style-name="ListLabel_20_5" text:visited-style-name="ListLabel_20_5"><text:span text:style-name="Internet_20_link"><text:span text:style-name="T149">SerializationType</text:span></text:span></text:a><text:span text:style-name="Code"><text:span text:style-name="T3">&gt;</text:span></text:span></text:p>
        <text:p text:style-name="Standard"><text:span text:style-name="T4">Type of Serialization. oneM2M currently defines 3 types.</text:span></text:p>
        <text:p text:style-name="P234"/>
        <table:table table:name="Table16" table:style-name="Table16">
          <table:table-column table:style-name="Table16.A"/>
          <table:table-column table:style-name="Table16.B"/>
          <table:table-row table:style-name="Table16.1">
            <table:table-cell table:style-name="Table16.A1" office:value-type="string">
              <text:p text:style-name="P236"><text:span text:style-name="Summary_20_Heading_20_Font"><text:span text:style-name="T136">Enum Constant Summary</text:span></text:span></text:p>
            </table:table-cell>
            <table:table-cell table:style-name="Table16.A1" office:value-type="string">
              <text:p text:style-name="P237"><text:span text:style-name="Page_20_Reference_20_Font"><text:span text:style-name="T137">Page</text:span></text:span></text:p>
            </table:table-cell>
          </table:table-row>
          <table:table-row table:style-name="Table16.1">
            <table:table-cell table:style-name="Table16.A2" office:value-type="string">
              <text:p text:style-name="P236"><text:a xlink:type="simple" xlink:href="file:///l%22b30" text:style-name="ListLabel_20_7" text:visited-style-name="ListLabel_20_7"><text:span text:style-name="Internet_20_link"><text:span text:style-name="T141">CBOR</text:span></text:span></text:a></text:p>
            </table:table-cell>
            <table:table-cell table:style-name="Table16.B2" office:value-type="string">
              <text:p text:style-name="P237"><text:bookmark-ref text:reference-format="page" text:ref-name="b30">40</text:bookmark-ref></text:p>
            </table:table-cell>
          </table:table-row>
          <table:table-row table:style-name="Table16.1">
            <table:table-cell table:style-name="Table16.A3" office:value-type="string">
              <text:p text:style-name="P236"><text:a xlink:type="simple" xlink:href="file:///l%22b29" text:style-name="ListLabel_20_7" text:visited-style-name="ListLabel_20_7"><text:span text:style-name="Internet_20_link"><text:span text:style-name="T141">JSON</text:span></text:span></text:a></text:p>
            </table:table-cell>
            <table:table-cell table:style-name="Table16.B3" office:value-type="string">
              <text:p text:style-name="P237"><text:bookmark-ref text:reference-format="page" text:ref-name="b29">40</text:bookmark-ref></text:p>
            </table:table-cell>
          </table:table-row>
          <table:table-row table:style-name="Table16.1">
            <table:table-cell table:style-name="Table16.A4" office:value-type="string">
              <text:p text:style-name="P236"><text:a xlink:type="simple" xlink:href="file:///l%22b28" text:style-name="ListLabel_20_7" text:visited-style-name="ListLabel_20_7"><text:span text:style-name="Internet_20_link"><text:span text:style-name="T141">XML</text:span></text:span></text:a></text:p>
            </table:table-cell>
            <table:table-cell table:style-name="Table16.B4" office:value-type="string">
              <text:p text:style-name="P237"><text:bookmark-ref text:reference-format="page" text:ref-name="b28">40</text:bookmark-ref></text:p>
            </table:table-cell>
          </table:table-row>
        </table:table>
        <text:p text:style-name="P23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36"><text:span text:style-name="Summary_20_Heading_20_Font"><text:span text:style-name="T136">Method Summary</text:span></text:span></text:p>
            </table:table-cell>
            <table:covered-table-cell/>
            <table:table-cell table:style-name="Table17.A1" office:value-type="string">
              <text:p text:style-name="P237"><text:span text:style-name="Page_20_Reference_20_Font"><text:span text:style-name="T137">Page</text:span></text:span></text:p>
            </table:table-cell>
          </table:table-row>
          <table:table-row table:style-name="Table17.1">
            <table:table-cell table:style-name="Table17.A2" office:value-type="string">
              <text:p text:style-name="P238"><text:span text:style-name="Code_20_Small"><text:span text:style-name="T148">static </text:span></text:span><text:a xlink:type="simple" xlink:href="file:///l%22b33" text:style-name="ListLabel_20_8" text:visited-style-name="ListLabel_20_8"><text:span text:style-name="Internet_20_link"><text:span text:style-name="T142">SerializationType</text:span></text:span></text:a></text:p>
            </table:table-cell>
            <table:table-cell table:style-name="Table17.B2" office:value-type="string">
              <text:p text:style-name="P236"><text:a xlink:type="simple" xlink:href="file:///l%22b32"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17.C2" office:value-type="string">
              <text:p text:style-name="P237"><text:bookmark-ref text:reference-format="page" text:ref-name="b32">41</text:bookmark-ref></text:p>
            </table:table-cell>
          </table:table-row>
          <table:table-row table:style-name="Table17.1">
            <table:table-cell table:style-name="Table17.A3" office:value-type="string">
              <text:p text:style-name="P238"><text:span text:style-name="Code_20_Small"><text:span text:style-name="T148">static </text:span></text:span><text:a xlink:type="simple" xlink:href="file:///l%22b33" text:style-name="ListLabel_20_8" text:visited-style-name="ListLabel_20_8"><text:span text:style-name="Internet_20_link"><text:span text:style-name="T142">SerializationType</text:span></text:span></text:a><text:span text:style-name="Code_20_Small"><text:span text:style-name="T148">[]</text:span></text:span></text:p>
            </table:table-cell>
            <table:table-cell table:style-name="Table17.B3" office:value-type="string">
              <text:p text:style-name="P236"><text:a xlink:type="simple" xlink:href="file:///l%22b31" text:style-name="ListLabel_20_7" text:visited-style-name="ListLabel_20_7"><text:span text:style-name="Internet_20_link"><text:span text:style-name="T141">values</text:span></text:span></text:a><text:span text:style-name="Code"><text:span text:style-name="T147">()</text:span></text:span></text:p>
            </table:table-cell>
            <table:table-cell table:style-name="Table17.C3" office:value-type="string">
              <text:p text:style-name="P237"><text:bookmark-ref text:reference-format="page" text:ref-name="b31">40</text:bookmark-ref></text:p>
            </table:table-cell>
          </table:table-row>
        </table:table>
        <text:p text:style-name="P277"><text:span text:style-name="T8">Enum Constant Detail</text:span></text:p>
        <text:p text:style-name="P268"><text:bookmark text:name="b28"/><text:span text:style-name="T9">XML</text:span></text:p>
        <text:p text:style-name="P207"><text:span text:style-name="Code"><text:span text:style-name="T3">public static final </text:span></text:span><text:a xlink:type="simple" xlink:href="file:///l%22b33" text:style-name="ListLabel_20_5" text:visited-style-name="ListLabel_20_5"><text:span text:style-name="Internet_20_link"><text:span text:style-name="T149">SerializationType</text:span></text:span></text:a><text:span text:style-name="Code"><text:span text:style-name="T3"> </text:span></text:span><text:span text:style-name="Code"><text:span text:style-name="T32">XML</text:span></text:span></text:p>
        <text:p text:style-name="P239"/>
        <text:p text:style-name="P269"><text:bookmark text:name="b29"/><text:span text:style-name="T9">JSON</text:span></text:p>
        <text:p text:style-name="P207"><text:span text:style-name="Code"><text:span text:style-name="T3">public static final </text:span></text:span><text:a xlink:type="simple" xlink:href="file:///l%22b33" text:style-name="ListLabel_20_5" text:visited-style-name="ListLabel_20_5"><text:span text:style-name="Internet_20_link"><text:span text:style-name="T149">SerializationType</text:span></text:span></text:a><text:span text:style-name="Code"><text:span text:style-name="T3"> </text:span></text:span><text:span text:style-name="Code"><text:span text:style-name="T32">JSON</text:span></text:span></text:p>
        <text:p text:style-name="P239"/>
        <text:p text:style-name="P269"><text:bookmark text:name="b30"/><text:span text:style-name="T9">CBOR</text:span></text:p>
        <text:p text:style-name="P207"><text:span text:style-name="Code"><text:span text:style-name="T3">public static final </text:span></text:span><text:a xlink:type="simple" xlink:href="file:///l%22b33" text:style-name="ListLabel_20_5" text:visited-style-name="ListLabel_20_5"><text:span text:style-name="Internet_20_link"><text:span text:style-name="T149">SerializationType</text:span></text:span></text:a><text:span text:style-name="Code"><text:span text:style-name="T3"> </text:span></text:span><text:span text:style-name="Code"><text:span text:style-name="T32">CBOR</text:span></text:span></text:p>
        <text:p text:style-name="P277"><text:span text:style-name="T8">Method Detail</text:span></text:p>
        <text:p text:style-name="P268"><text:bookmark text:name="b31"/><text:span text:style-name="T9">values</text:span></text:p>
        <text:p text:style-name="P207"><text:span text:style-name="Code"><text:span text:style-name="T3">public static </text:span></text:span><text:a xlink:type="simple" xlink:href="file:///l%22b33" text:style-name="ListLabel_20_5" text:visited-style-name="ListLabel_20_5"><text:span text:style-name="Internet_20_link"><text:span text:style-name="T149">SerializationType</text:span></text:span></text:a><text:span text:style-name="Code"><text:span text:style-name="T3">[] </text:span></text:span><text:span text:style-name="Code"><text:span text:style-name="T32">values</text:span></text:span><text:span text:style-name="Code"><text:span text:style-name="T33">()</text:span></text:span></text:p>
        <text:p text:style-name="P239"><text:soft-page-break/></text:p>
        <text:p text:style-name="P269"><text:bookmark text:name="b32"/><text:span text:style-name="T9">valueOf</text:span></text:p>
        <text:p text:style-name="P224"><text:span text:style-name="Code"><text:span text:style-name="T3">public static </text:span></text:span><text:a xlink:type="simple" xlink:href="file:///l%22b33" text:style-name="ListLabel_20_5" text:visited-style-name="ListLabel_20_5"><text:span text:style-name="Internet_20_link"><text:span text:style-name="T149">SerializationType</text:span></text:span></text:a><text:span text:style-name="Code"><text:span text:style-name="T3"> </text:span></text:span><text:span text:style-name="Code"><text:span text:style-name="T32">valueOf</text:span></text:span><text:span text:style-name="Code"><text:span text:style-name="T33">(String name)</text:span></text:span></text:p>
        <text:p text:style-name="P168"><text:bookmark text:name="b35"/><text:span text:style-name="T7">Interface ServiceLayer</text:span></text:p>
        <text:p text:style-name="P231"><text:a xlink:type="simple" xlink:href="file:///l%22b3" text:style-name="ListLabel_20_3" text:visited-style-name="ListLabel_20_3"><text:span text:style-name="Internet_20_link"><text:span text:style-name="T138">org.osgi.service.onem2m</text:span></text:span></text:a></text:p>
        <text:p text:style-name="List_20_Heading"><text:span text:style-name="T5">All Known Subinterfaces:</text:span></text:p>
        <text:p text:style-name="P228"><text:a xlink:type="simple" xlink:href="file:///l%22b4" text:style-name="ListLabel_20_4" text:visited-style-name="ListLabel_20_4"><text:span text:style-name="Internet_20_link"><text:span text:style-name="T140">AECore</text:span></text:span></text:a><text:span text:style-name="Default_20_Paragraph_20_Font"><text:span text:style-name="T4">, </text:span></text:span><text:a xlink:type="simple" xlink:href="file:///l%22b5" text:style-name="ListLabel_20_4" text:visited-style-name="ListLabel_20_4"><text:span text:style-name="Internet_20_link"><text:span text:style-name="T140">CSECore</text:span></text:span></text:a><text:span text:style-name="Default_20_Paragraph_20_Font"><text:span text:style-name="T4">, </text:span></text:span><text:a xlink:type="simple" xlink:href="file:///l%22b20" text:style-name="ListLabel_20_4" text:visited-style-name="ListLabel_20_4"><text:span text:style-name="Internet_20_link"><text:span text:style-name="T140">ProtocolBinding</text:span></text:span></text:a></text:p>
        <text:p text:style-name="P220"/>
        <text:p text:style-name="P240"><text:span text:style-name="Code"><text:span text:style-name="T3">public interface </text:span></text:span><text:span text:style-name="Code"><text:span text:style-name="T32">ServiceLayer</text:span></text:span></text:p>
        <text:p text:style-name="Standard"><text:span text:style-name="T4">Primary Interface for an oneM2M entity to send request and get response to/from other oneM2M entity.</text:span></text:p>
        <text:p text:style-name="P23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236"><text:span text:style-name="Summary_20_Heading_20_Font"><text:span text:style-name="T136">Method Summary</text:span></text:span></text:p>
            </table:table-cell>
            <table:covered-table-cell/>
            <table:table-cell table:style-name="Table18.A1" office:value-type="string">
              <text:p text:style-name="P237"><text:span text:style-name="Page_20_Reference_20_Font"><text:span text:style-name="T137">Page</text:span></text:span></text:p>
            </table:table-cell>
          </table:table-row>
          <table:table-row table:style-name="Table18.1">
            <table:table-cell table:style-name="Table18.A2" office:value-type="string">
              <text:p text:style-name="P238"><text:span text:style-name="Code_20_Small"><text:span text:style-name="T148">org.osgi.util.promise.Promise&lt;</text:span></text:span><text:a xlink:type="simple" xlink:href="file:///l%22b214" text:style-name="ListLabel_20_8" text:visited-style-name="ListLabel_20_8"><text:span text:style-name="Internet_20_link"><text:span text:style-name="T142">ResponsePrimitiveDTO</text:span></text:span></text:a><text:span text:style-name="Code_20_Small"><text:span text:style-name="T148">&gt;</text:span></text:span></text:p>
            </table:table-cell>
            <table:table-cell table:style-name="Table18.B2" office:value-type="string">
              <text:p text:style-name="P241"><text:a xlink:type="simple" xlink:href="file:///l%22b34" text:style-name="ListLabel_20_7" text:visited-style-name="ListLabel_20_7"><text:span text:style-name="Internet_20_link"><text:span text:style-name="T141">request</text:span></text:span></text:a><text:span text:style-name="Code"><text:span text:style-name="T147">(</text:span></text:span><text:a xlink:type="simple" xlink:href="file:///l%22b156" text:style-name="ListLabel_20_9" text:visited-style-name="ListLabel_20_9"><text:span text:style-name="Internet_20_link"><text:span text:style-name="T143">RequestPrimitiveDTO</text:span></text:span></text:a><text:span text:style-name="Code"><text:span text:style-name="T147"> request)</text:span></text:span></text:p>
              <text:p text:style-name="P242"><text:span text:style-name="T140">send a request.</text:span></text:p>
            </table:table-cell>
            <table:table-cell table:style-name="Table18.C2" office:value-type="string">
              <text:p text:style-name="P237"><text:bookmark-ref text:reference-format="page" text:ref-name="b34">42</text:bookmark-ref></text:p>
            </table:table-cell>
          </table:table-row>
        </table:table>
        <text:p text:style-name="P277"><text:span text:style-name="T8">Method Detail</text:span></text:p>
        <text:p text:style-name="P268"><text:bookmark text:name="b34"/><text:span text:style-name="T9">request</text:span></text:p>
        <text:p text:style-name="P213"><text:span text:style-name="Code"><text:span text:style-name="T3">org.osgi.util.promise.Promise&lt;</text:span></text:span><text:a xlink:type="simple" xlink:href="file:///l%22b214" text:style-name="ListLabel_20_5" text:visited-style-name="ListLabel_20_5"><text:span text:style-name="Internet_20_link"><text:span text:style-name="T149">ResponsePrimitiveDTO</text:span></text:span></text:a><text:span text:style-name="Code"><text:span text:style-name="T3">&gt; </text:span></text:span><text:span text:style-name="Code"><text:span text:style-name="T32">request</text:span></text:span><text:span text:style-name="Code"><text:span text:style-name="T33">(</text:span></text:span><text:a xlink:type="simple" xlink:href="file:///l%22b156" text:style-name="ListLabel_20_10" text:visited-style-name="ListLabel_20_10"><text:span text:style-name="Internet_20_link"><text:span text:style-name="T150">RequestPrimitiveDTO</text:span></text:span></text:a><text:span text:style-name="Code"><text:span text:style-name="T33"> request)</text:span></text:span></text:p>
        <text:p text:style-name="P227"><text:span text:style-name="T4">send a request.</text:span></text:p>
        <text:p text:style-name="P229"><text:span text:style-name="T5">Parameters:</text:span></text:p>
        <text:p text:style-name="P243"><text:span text:style-name="Code"><text:span text:style-name="T3">request</text:span></text:span><text:span text:style-name="Default_20_Paragraph_20_Font"><text:span text:style-name="T4"> - request primitive</text:span></text:span></text:p>
        <text:p text:style-name="P229"><text:span text:style-name="T5">Returns:</text:span></text:p>
        <text:p text:style-name="P244"><text:span text:style-name="T4">promise of ResponseDTO.</text:span></text:p>
        <text:p text:style-name="P202"><text:bookmark text:name="b37"/><text:span text:style-name="T7">Package org.osgi.service.onem2m.dto</text:span></text:p>
        <text:p text:style-name="P218"><text:span text:style-name="T4">This package contains OSGi DTOs used in oneM2M Service Layer API.</text:span></text:p>
        <text:p text:style-name="P218"><text:span text:style-name="T5">See:</text:span></text:p>
        <text:p text:style-name="P227"><text:a xlink:type="simple" xlink:href="file:///l%22b36" text:style-name="ListLabel_20_2" text:visited-style-name="ListLabel_20_2"><text:span text:style-name="Internet_20_link"><text:span text:style-name="T139">Description</text:span></text:span></text:a></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15"><text:span text:style-name="Summary_20_Heading_20_Font"><text:span text:style-name="T136">Class Summary</text:span></text:span></text:p>
            </table:table-cell>
            <table:covered-table-cell/>
            <table:table-cell table:style-name="Table19.A1" office:value-type="string">
              <text:p text:style-name="P216"><text:span text:style-name="Page_20_Reference_20_Font"><text:span text:style-name="T137">Page</text:span></text:span></text:p>
            </table:table-cell>
          </table:table-row>
          <table:table-row table:style-name="Table19.1">
            <table:table-cell table:style-name="Table19.A2" office:value-type="string">
              <text:p text:style-name="P215"><text:a xlink:type="simple" xlink:href="file:///l%22b41" text:style-name="ListLabel_20_1" text:visited-style-name="ListLabel_20_1"><text:span text:style-name="Internet_20_link"><text:span text:style-name="T144">AttributeDTO</text:span></text:span></text:a></text:p>
            </table:table-cell>
            <table:table-cell table:style-name="Table19.B2" office:value-type="string">
              <text:p text:style-name="P215"><text:span text:style-name="T140">DTO expresses Attribute.</text:span></text:p>
            </table:table-cell>
            <table:table-cell table:style-name="Table19.C2" office:value-type="string">
              <text:p text:style-name="P216"><text:bookmark-ref text:reference-format="page" text:ref-name="b41">45</text:bookmark-ref></text:p>
            </table:table-cell>
          </table:table-row>
          <table:table-row table:style-name="Table19.1">
            <table:table-cell table:style-name="Table19.A3" office:value-type="string">
              <text:p text:style-name="P215"><text:a xlink:type="simple" xlink:href="file:///l%22b47" text:style-name="ListLabel_20_1" text:visited-style-name="ListLabel_20_1"><text:span text:style-name="Internet_20_link"><text:span text:style-name="T144">ChildResourceRefDTO</text:span></text:span></text:a></text:p>
            </table:table-cell>
            <table:table-cell table:style-name="Table19.B3" office:value-type="string">
              <text:p text:style-name="P215"><text:span text:style-name="T140">DTO expressing ChildResourceRef.</text:span></text:p>
            </table:table-cell>
            <table:table-cell table:style-name="Table19.C3" office:value-type="string">
              <text:p text:style-name="P216"><text:bookmark-ref text:reference-format="page" text:ref-name="b47">46</text:bookmark-ref></text:p>
            </table:table-cell>
          </table:table-row>
          <table:table-row table:style-name="Table19.1">
            <table:table-cell table:style-name="Table19.A4" office:value-type="string">
              <text:p text:style-name="P215"><text:a xlink:type="simple" xlink:href="file:///l%22b52" text:style-name="ListLabel_20_1" text:visited-style-name="ListLabel_20_1"><text:span text:style-name="Internet_20_link"><text:span text:style-name="T144">DasInfoDTO</text:span></text:span></text:a></text:p>
            </table:table-cell>
            <table:table-cell table:style-name="Table19.B4" office:value-type="string">
              <text:p text:style-name="P215"><text:span text:style-name="T140">DTO expressing DasInfo.</text:span></text:p>
            </table:table-cell>
            <table:table-cell table:style-name="Table19.C4" office:value-type="string">
              <text:p text:style-name="P216"><text:bookmark-ref text:reference-format="page" text:ref-name="b52">48</text:bookmark-ref></text:p>
            </table:table-cell>
          </table:table-row>
          <table:table-row table:style-name="Table19.1">
            <table:table-cell table:style-name="Table19.A5" office:value-type="string">
              <text:p text:style-name="P215"><text:a xlink:type="simple" xlink:href="file:///l%22b84" text:style-name="ListLabel_20_1" text:visited-style-name="ListLabel_20_1"><text:span text:style-name="Internet_20_link"><text:span text:style-name="T144">FilterCriteriaDTO</text:span></text:span></text:a></text:p>
            </table:table-cell>
            <table:table-cell table:style-name="Table19.B5" office:value-type="string">
              <text:p text:style-name="P215"><text:span text:style-name="T140">DTO expressing FilterCriteria.</text:span></text:p>
            </table:table-cell>
            <table:table-cell table:style-name="Table19.C5" office:value-type="string">
              <text:p text:style-name="P216"><text:bookmark-ref text:reference-format="page" text:ref-name="b84">49</text:bookmark-ref></text:p>
            </table:table-cell>
          </table:table-row>
          <table:table-row table:style-name="Table19.1">
            <table:table-cell table:style-name="Table19.A6" office:value-type="string">
              <text:p text:style-name="P215"><text:a xlink:type="simple" xlink:href="file:///l%22b101" text:style-name="ListLabel_20_1" text:visited-style-name="ListLabel_20_1"><text:span text:style-name="Internet_20_link"><text:span text:style-name="T144">LocalTokenIdAssignmentDTO</text:span></text:span></text:a></text:p>
            </table:table-cell>
            <table:table-cell table:style-name="Table19.B6" office:value-type="string">
              <text:p text:style-name="P215"><text:span text:style-name="T140">DTO expressing LocalTokenIdAssignment.</text:span></text:p>
            </table:table-cell>
            <table:table-cell table:style-name="Table19.C6" office:value-type="string">
              <text:p text:style-name="P216"><text:bookmark-ref text:reference-format="page" text:ref-name="b101">58</text:bookmark-ref></text:p>
            </table:table-cell>
          </table:table-row>
          <table:table-row table:style-name="Table19.1">
            <table:table-cell table:style-name="Table19.A7" office:value-type="string">
              <text:p text:style-name="P215"><text:a xlink:type="simple" xlink:href="file:///l%22b110" text:style-name="ListLabel_20_1" text:visited-style-name="ListLabel_20_1"><text:span text:style-name="Internet_20_link"><text:span text:style-name="T144">NotificationDTO</text:span></text:span></text:a></text:p>
            </table:table-cell>
            <table:table-cell table:style-name="Table19.B7" office:value-type="string">
              <text:p text:style-name="P215"><text:span text:style-name="T140">DTO expressing Notification.</text:span></text:p>
            </table:table-cell>
            <table:table-cell table:style-name="Table19.C7" office:value-type="string">
              <text:p text:style-name="P216"><text:bookmark-ref text:reference-format="page" text:ref-name="b110">59</text:bookmark-ref></text:p>
            </table:table-cell>
          </table:table-row>
          <table:table-row table:style-name="Table19.1">
            <table:table-cell table:style-name="Table19.A8" office:value-type="string">
              <text:p text:style-name="P215"><text:a xlink:type="simple" xlink:href="file:///l%22b116" text:style-name="ListLabel_20_1" text:visited-style-name="ListLabel_20_1"><text:span text:style-name="Internet_20_link"><text:span text:style-name="T144">PrimitiveContentDTO</text:span></text:span></text:a></text:p>
            </table:table-cell>
            <table:table-cell table:style-name="Table19.B8" office:value-type="string">
              <text:p text:style-name="P215"><text:span text:style-name="T140">DTO expressing Primitive Content.</text:span></text:p>
            </table:table-cell>
            <table:table-cell table:style-name="Table19.C8" office:value-type="string">
              <text:p text:style-name="P216"><text:bookmark-ref text:reference-format="page" text:ref-name="b116">62</text:bookmark-ref></text:p>
            </table:table-cell>
          </table:table-row>
          <table:table-row table:style-name="Table19.1">
            <table:table-cell table:style-name="Table19.A9" office:value-type="string">
              <text:p text:style-name="P215"><text:a xlink:type="simple" xlink:href="file:///l%22b156" text:style-name="ListLabel_20_1" text:visited-style-name="ListLabel_20_1"><text:span text:style-name="Internet_20_link"><text:span text:style-name="T144">RequestPrimitiveDTO</text:span></text:span></text:a></text:p>
            </table:table-cell>
            <table:table-cell table:style-name="Table19.B9" office:value-type="string">
              <text:p text:style-name="P215"><text:span text:style-name="T140">DTO expresses Request Primitive.</text:span></text:p>
            </table:table-cell>
            <table:table-cell table:style-name="Table19.C9" office:value-type="string">
              <text:p text:style-name="P216"><text:bookmark-ref text:reference-format="page" text:ref-name="b156">65</text:bookmark-ref></text:p>
            </table:table-cell>
          </table:table-row>
          <table:table-row table:style-name="Table19.1">
            <table:table-cell table:style-name="Table19.A10" office:value-type="string">
              <text:p text:style-name="P215"><text:a xlink:type="simple" xlink:href="file:///l%22b194" text:style-name="ListLabel_20_1" text:visited-style-name="ListLabel_20_1"><text:span text:style-name="Internet_20_link"><text:span text:style-name="T144">ResourceDTO</text:span></text:span></text:a></text:p>
            </table:table-cell>
            <table:table-cell table:style-name="Table19.B10" office:value-type="string">
              <text:p text:style-name="P215"><text:span text:style-name="T140">DTO expressing Resource.</text:span></text:p>
            </table:table-cell>
            <table:table-cell table:style-name="Table19.C10" office:value-type="string">
              <text:p text:style-name="P216"><text:bookmark-ref text:reference-format="page" text:ref-name="b194">76</text:bookmark-ref></text:p>
            </table:table-cell>
          </table:table-row>
          <table:table-row table:style-name="Table19.1">
            <table:table-cell table:style-name="Table19.A11" office:value-type="string">
              <text:p text:style-name="P215"><text:a xlink:type="simple" xlink:href="file:///l%22b197" text:style-name="ListLabel_20_1" text:visited-style-name="ListLabel_20_1"><text:span text:style-name="Internet_20_link"><text:span text:style-name="T144">ResourceWrapperDTO</text:span></text:span></text:a></text:p>
            </table:table-cell>
            <table:table-cell table:style-name="Table19.B11" office:value-type="string">
              <text:p text:style-name="P215"><text:span text:style-name="T140">DTO expressing ResourceWrapper.</text:span></text:p>
            </table:table-cell>
            <table:table-cell table:style-name="Table19.C11" office:value-type="string">
              <text:p text:style-name="P216"><text:bookmark-ref text:reference-format="page" text:ref-name="b197">78</text:bookmark-ref></text:p>
            </table:table-cell>
          </table:table-row>
          <table:table-row table:style-name="Table19.1">
            <table:table-cell table:style-name="Table19.A12" office:value-type="string">
              <text:p text:style-name="P215"><text:a xlink:type="simple" xlink:href="file:///l%22b214" text:style-name="ListLabel_20_1" text:visited-style-name="ListLabel_20_1"><text:span text:style-name="Internet_20_link"><text:span text:style-name="T144">ResponsePrimitiveDTO</text:span></text:span></text:a></text:p>
            </table:table-cell>
            <table:table-cell table:style-name="Table19.B12" office:value-type="string">
              <text:p text:style-name="P215"><text:span text:style-name="T140">DTO expressing Response Primitive.</text:span></text:p>
            </table:table-cell>
            <table:table-cell table:style-name="Table19.C12" office:value-type="string">
              <text:p text:style-name="P216"><text:bookmark-ref text:reference-format="page" text:ref-name="b214">79</text:bookmark-ref></text:p>
            </table:table-cell>
          </table:table-row>
          <table:table-row table:style-name="Table19.1">
            <table:table-cell table:style-name="Table19.A13" office:value-type="string">
              <text:p text:style-name="P215"><text:a xlink:type="simple" xlink:href="file:///l%22b223" text:style-name="ListLabel_20_1" text:visited-style-name="ListLabel_20_1"><text:span text:style-name="Internet_20_link"><text:span text:style-name="T144">ResponseTypeInfoDTO</text:span></text:span></text:a></text:p>
            </table:table-cell>
            <table:table-cell table:style-name="Table19.B13" office:value-type="string">
              <text:p text:style-name="P215"><text:span text:style-name="T140">Expressing ResponseTypeInfo</text:span></text:p>
            </table:table-cell>
            <table:table-cell table:style-name="Table19.C13" office:value-type="string">
              <text:p text:style-name="P216"><text:bookmark-ref text:reference-format="page" text:ref-name="b223">84</text:bookmark-ref></text:p>
            </table:table-cell>
          </table:table-row>
          <table:table-row table:style-name="Table19.1">
            <table:table-cell table:style-name="Table19.A14" office:value-type="string">
              <text:p text:style-name="P215"><text:a xlink:type="simple" xlink:href="file:///l%22b239" text:style-name="ListLabel_20_1" text:visited-style-name="ListLabel_20_1"><text:span text:style-name="Internet_20_link"><text:span text:style-name="T144">SecurityInfoDTO</text:span></text:span></text:a></text:p>
            </table:table-cell>
            <table:table-cell table:style-name="Table19.B14" office:value-type="string">
              <text:p text:style-name="P215"><text:span text:style-name="T140">DTO expressing Security Info.</text:span></text:p>
            </table:table-cell>
            <table:table-cell table:style-name="Table19.C14" office:value-type="string">
              <text:p text:style-name="P216"><text:bookmark-ref text:reference-format="page" text:ref-name="b239">87</text:bookmark-ref></text:p>
            </table:table-cell>
          </table:table-row>
        </table:table>
        <text:p text:style-name="P21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15"><text:span text:style-name="Summary_20_Heading_20_Font"><text:span text:style-name="T136">Enum Summary</text:span></text:span></text:p>
            </table:table-cell>
            <table:covered-table-cell/>
            <table:table-cell table:style-name="Table20.A1" office:value-type="string">
              <text:p text:style-name="P216"><text:span text:style-name="Page_20_Reference_20_Font"><text:span text:style-name="T137">Page</text:span></text:span></text:p>
            </table:table-cell>
          </table:table-row>
          <table:table-row table:style-name="Table20.1">
            <table:table-cell table:style-name="Table20.A2" office:value-type="string">
              <text:p text:style-name="P215"><text:a xlink:type="simple" xlink:href="file:///l%22b90" text:style-name="ListLabel_20_1" text:visited-style-name="ListLabel_20_1"><text:span text:style-name="Internet_20_link"><text:span text:style-name="T144">FilterCriteriaDTO.FilterOperation</text:span></text:span></text:a></text:p>
            </table:table-cell>
            <table:table-cell table:style-name="Table20.B2" office:value-type="string">
              <text:p text:style-name="P214"/>
            </table:table-cell>
            <table:table-cell table:style-name="Table20.C2" office:value-type="string">
              <text:p text:style-name="P216"><text:bookmark-ref text:reference-format="page" text:ref-name="b90">54</text:bookmark-ref></text:p>
            </table:table-cell>
          </table:table-row>
          <table:table-row table:style-name="Table20.1">
            <table:table-cell table:style-name="Table20.A3" office:value-type="string">
              <text:p text:style-name="P215"><text:a xlink:type="simple" xlink:href="file:///l%22b97" text:style-name="ListLabel_20_1" text:visited-style-name="ListLabel_20_1"><text:span text:style-name="Internet_20_link"><text:span text:style-name="T144">FilterCriteriaDTO.FilterUsage</text:span></text:span></text:a></text:p>
            </table:table-cell>
            <table:table-cell table:style-name="Table20.B3" office:value-type="string">
              <text:p text:style-name="P214"/>
            </table:table-cell>
            <table:table-cell table:style-name="Table20.C3" office:value-type="string">
              <text:p text:style-name="P216"><text:bookmark-ref text:reference-format="page" text:ref-name="b97">56</text:bookmark-ref></text:p>
            </table:table-cell>
          </table:table-row>
          <table:table-row table:style-name="Table20.1">
            <table:table-cell table:style-name="Table20.A4" office:value-type="string">
              <text:p text:style-name="P215"><text:a xlink:type="simple" xlink:href="file:///l%22b124" text:style-name="ListLabel_20_1" text:visited-style-name="ListLabel_20_1"><text:span text:style-name="Internet_20_link"><text:span text:style-name="T144">ReleaseVersion</text:span></text:span></text:a></text:p>
            </table:table-cell>
            <table:table-cell table:style-name="Table20.B4" office:value-type="string">
              <text:p text:style-name="P215"><text:span text:style-name="T140">Enum expressing oneM2M specification version.</text:span></text:p>
            </table:table-cell>
            <table:table-cell table:style-name="Table20.C4" office:value-type="string">
              <text:p text:style-name="P216"><text:bookmark-ref text:reference-format="page" text:ref-name="b124">63</text:bookmark-ref></text:p>
            </table:table-cell>
          </table:table-row>
          <table:table-row table:style-name="Table20.1">
            <table:table-cell table:style-name="Table20.A5" office:value-type="string">
              <text:p text:style-name="P215"><text:a xlink:type="simple" xlink:href="file:///l%22b162" text:style-name="ListLabel_20_1" text:visited-style-name="ListLabel_20_1"><text:span text:style-name="Internet_20_link"><text:span text:style-name="T144">RequestPrimitiveDTO.DiscoveryResultType</text:span></text:span></text:a></text:p>
            </table:table-cell>
            <table:table-cell table:style-name="Table20.B5" office:value-type="string">
              <text:p text:style-name="P214"/>
            </table:table-cell>
            <table:table-cell table:style-name="Table20.C5" office:value-type="string">
              <text:p text:style-name="P216"><text:bookmark-ref text:reference-format="page" text:ref-name="b162">70</text:bookmark-ref></text:p>
            </table:table-cell>
          </table:table-row>
          <table:table-row table:style-name="Table20.1">
            <table:table-cell table:style-name="Table20.A6" office:value-type="string">
              <text:p text:style-name="P215"><text:a xlink:type="simple" xlink:href="file:///l%22b171" text:style-name="ListLabel_20_1" text:visited-style-name="ListLabel_20_1"><text:span text:style-name="Internet_20_link"><text:span text:style-name="T144">RequestPrimitiveDTO.Operation</text:span></text:span></text:a></text:p>
            </table:table-cell>
            <table:table-cell table:style-name="Table20.B6" office:value-type="string">
              <text:p text:style-name="P214"/>
            </table:table-cell>
            <table:table-cell table:style-name="Table20.C6" office:value-type="string">
              <text:p text:style-name="P216"><text:bookmark-ref text:reference-format="page" text:ref-name="b171">72</text:bookmark-ref></text:p>
            </table:table-cell>
          </table:table-row>
          <text:soft-page-break/>
          <table:table-row table:style-name="Table20.1">
            <table:table-cell table:style-name="Table20.A7" office:value-type="string">
              <text:p text:style-name="P215"><text:a xlink:type="simple" xlink:href="file:///l%22b184" text:style-name="ListLabel_20_1" text:visited-style-name="ListLabel_20_1"><text:span text:style-name="Internet_20_link"><text:span text:style-name="T144">RequestPrimitiveDTO.ResultContent</text:span></text:span></text:a></text:p>
            </table:table-cell>
            <table:table-cell table:style-name="Table20.B7" office:value-type="string">
              <text:p text:style-name="P214"/>
            </table:table-cell>
            <table:table-cell table:style-name="Table20.C7" office:value-type="string">
              <text:p text:style-name="P216"><text:bookmark-ref text:reference-format="page" text:ref-name="b184">74</text:bookmark-ref></text:p>
            </table:table-cell>
          </table:table-row>
          <table:table-row table:style-name="Table20.1">
            <table:table-cell table:style-name="Table20.A8" office:value-type="string">
              <text:p text:style-name="P215"><text:a xlink:type="simple" xlink:href="file:///l%22b219" text:style-name="ListLabel_20_1" text:visited-style-name="ListLabel_20_1"><text:span text:style-name="Internet_20_link"><text:span text:style-name="T144">ResponsePrimitiveDTO.ContentStatus</text:span></text:span></text:a></text:p>
            </table:table-cell>
            <table:table-cell table:style-name="Table20.B8" office:value-type="string">
              <text:p text:style-name="P214"/>
            </table:table-cell>
            <table:table-cell table:style-name="Table20.C8" office:value-type="string">
              <text:p text:style-name="P216"><text:bookmark-ref text:reference-format="page" text:ref-name="b219">82</text:bookmark-ref></text:p>
            </table:table-cell>
          </table:table-row>
          <table:table-row table:style-name="Table20.1">
            <table:table-cell table:style-name="Table20.A9" office:value-type="string">
              <text:p text:style-name="P215"><text:a xlink:type="simple" xlink:href="file:///l%22b231" text:style-name="ListLabel_20_1" text:visited-style-name="ListLabel_20_1"><text:span text:style-name="Internet_20_link"><text:span text:style-name="T144">ResponseTypeInfoDTO.ResponseType</text:span></text:span></text:a></text:p>
            </table:table-cell>
            <table:table-cell table:style-name="Table20.B9" office:value-type="string">
              <text:p text:style-name="P214"/>
            </table:table-cell>
            <table:table-cell table:style-name="Table20.C9" office:value-type="string">
              <text:p text:style-name="P216"><text:bookmark-ref text:reference-format="page" text:ref-name="b231">85</text:bookmark-ref></text:p>
            </table:table-cell>
          </table:table-row>
        </table:table>
        <text:p text:style-name="P21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15"><text:span text:style-name="Summary_20_Heading_20_Font"><text:span text:style-name="T136">Exception Summary</text:span></text:span></text:p>
            </table:table-cell>
            <table:covered-table-cell/>
            <table:table-cell table:style-name="Table21.A1" office:value-type="string">
              <text:p text:style-name="P216"><text:span text:style-name="Page_20_Reference_20_Font"><text:span text:style-name="T137">Page</text:span></text:span></text:p>
            </table:table-cell>
          </table:table-row>
          <table:table-row table:style-name="Table21.1">
            <table:table-cell table:style-name="Table21.A2" office:value-type="string">
              <text:p text:style-name="P215"><text:a xlink:type="simple" xlink:href="file:///l%22b114" text:style-name="ListLabel_20_1" text:visited-style-name="ListLabel_20_1"><text:span text:style-name="Internet_20_link"><text:span text:style-name="T144">OneM2MException</text:span></text:span></text:a></text:p>
            </table:table-cell>
            <table:table-cell table:style-name="Table21.B2" office:value-type="string">
              <text:p text:style-name="P215"><text:span text:style-name="T140">General Exception for oneM2M.</text:span></text:p>
            </table:table-cell>
            <table:table-cell table:style-name="Table21.C2" office:value-type="string">
              <text:p text:style-name="P216"><text:bookmark-ref text:reference-format="page" text:ref-name="b114">61</text:bookmark-ref></text:p>
            </table:table-cell>
          </table:table-row>
        </table:table>
        <text:p text:style-name="P222"><text:bookmark text:name="b36"/><text:span text:style-name="T7">Package org.osgi.service.onem2m.dto Description</text:span></text:p>
        <text:p text:style-name="P223"><text:span text:style-name="T4">This package contains OSGi DTOs used in oneM2M Service Layer API.</text:span></text:p>
        <text:p text:style-name="P169"><text:bookmark text:name="b41"/><text:span text:style-name="T7">Class Attribute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7" text:anchor-type="as-char" svg:width="0.397cm" svg:height="0.37cm" draw:z-index="41"><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8" text:anchor-type="as-char" svg:width="0.397cm" svg:height="0.37cm" draw:z-index="42"><draw:image xlink:href="Pictures/100002000000000F0000000ED3A4069C610A9F54.png" xlink:type="simple" xlink:show="embed" xlink:actuate="onLoad" loext:mime-type="image/png"/></draw:frame><text:span text:style-name="Code"><text:span text:style-name="T32">org.osgi.service.onem2m.dto.AttributeDTO</text:span></text:span></text:p>
        <text:p text:style-name="P220"/>
        <text:p text:style-name="P233"><text:span text:style-name="Code"><text:span text:style-name="T3">public class </text:span></text:span><text:span text:style-name="Code"><text:span text:style-name="T32">AttributeDTO</text:span></text:span></text:p>
        <text:p text:style-name="P213"><text:span text:style-name="Code"><text:span text:style-name="T3">extends org.osgi.dto.DTO</text:span></text:span></text:p>
        <text:p text:style-name="Standard"><text:span text:style-name="T4">DTO expresses Attribute. This is typically used in FilterCriteriaDTO</text:span></text:p>
        <text:p text:style-name="P234"/>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236"><text:span text:style-name="Summary_20_Heading_20_Font"><text:span text:style-name="T136">Field Summary</text:span></text:span></text:p>
            </table:table-cell>
            <table:covered-table-cell/>
            <table:table-cell table:style-name="Table22.A1" office:value-type="string">
              <text:p text:style-name="P237"><text:span text:style-name="Page_20_Reference_20_Font"><text:span text:style-name="T137">Page</text:span></text:span></text:p>
            </table:table-cell>
          </table:table-row>
          <table:table-row table:style-name="Table22.1">
            <table:table-cell table:style-name="Table22.A2" office:value-type="string">
              <text:p text:style-name="P238"><text:span text:style-name="Code_20_Small"><text:span text:style-name="T148">String</text:span></text:span></text:p>
            </table:table-cell>
            <table:table-cell table:style-name="Table22.B2" office:value-type="string">
              <text:p text:style-name="P236"><text:a xlink:type="simple" xlink:href="file:///l%22b38" text:style-name="ListLabel_20_7" text:visited-style-name="ListLabel_20_7"><text:span text:style-name="Internet_20_link"><text:span text:style-name="T141">name</text:span></text:span></text:a></text:p>
            </table:table-cell>
            <table:table-cell table:style-name="Table22.C2" office:value-type="string">
              <text:p text:style-name="P237"><text:bookmark-ref text:reference-format="page" text:ref-name="b38">45</text:bookmark-ref></text:p>
            </table:table-cell>
          </table:table-row>
          <table:table-row table:style-name="Table22.1">
            <table:table-cell table:style-name="Table22.A3" office:value-type="string">
              <text:p text:style-name="P238"><text:span text:style-name="Code_20_Small"><text:span text:style-name="T148">Object</text:span></text:span></text:p>
            </table:table-cell>
            <table:table-cell table:style-name="Table22.B3" office:value-type="string">
              <text:p text:style-name="P236"><text:a xlink:type="simple" xlink:href="file:///l%22b39" text:style-name="ListLabel_20_7" text:visited-style-name="ListLabel_20_7"><text:span text:style-name="Internet_20_link"><text:span text:style-name="T141">value</text:span></text:span></text:a></text:p>
            </table:table-cell>
            <table:table-cell table:style-name="Table22.C3" office:value-type="string">
              <text:p text:style-name="P237"><text:bookmark-ref text:reference-format="page" text:ref-name="b39">45</text:bookmark-ref></text:p>
            </table:table-cell>
          </table:table-row>
        </table:table>
        <text:p text:style-name="P235"/>
        <table:table table:name="Table23" table:style-name="Table23">
          <table:table-column table:style-name="Table23.A"/>
          <table:table-column table:style-name="Table23.B"/>
          <table:table-row table:style-name="Table23.1">
            <table:table-cell table:style-name="Table23.A1" office:value-type="string">
              <text:p text:style-name="P236"><text:span text:style-name="Summary_20_Heading_20_Font"><text:span text:style-name="T136">Constructor Summary</text:span></text:span></text:p>
            </table:table-cell>
            <table:table-cell table:style-name="Table23.A1" office:value-type="string">
              <text:p text:style-name="P237"><text:span text:style-name="Page_20_Reference_20_Font"><text:span text:style-name="T137">Page</text:span></text:span></text:p>
            </table:table-cell>
          </table:table-row>
          <table:table-row table:style-name="Table23.1">
            <table:table-cell table:style-name="Table23.A2" office:value-type="string">
              <text:p text:style-name="P236"><text:a xlink:type="simple" xlink:href="file:///l%22b40" text:style-name="ListLabel_20_7" text:visited-style-name="ListLabel_20_7"><text:span text:style-name="Internet_20_link"><text:span text:style-name="T141">AttributeDTO</text:span></text:span></text:a><text:span text:style-name="Code"><text:span text:style-name="T147">()</text:span></text:span></text:p>
            </table:table-cell>
            <table:table-cell table:style-name="Table23.B2" office:value-type="string">
              <text:p text:style-name="P237"><text:bookmark-ref text:reference-format="page" text:ref-name="b40">45</text:bookmark-ref></text:p>
            </table:table-cell>
          </table:table-row>
        </table:table>
        <text:p text:style-name="P235"/>
        <table:table table:name="Table24" table:style-name="Table24">
          <table:table-column table:style-name="Table24.A"/>
          <table:table-row table:style-name="Table24.1">
            <table:table-cell table:style-name="Table24.A1" office:value-type="string">
              <text:p text:style-name="P217"><text:span text:style-name="T139">Methods inherited from class org.osgi.dto.DTO</text:span></text:p>
            </table:table-cell>
          </table:table-row>
          <table:table-row table:style-name="Table24.2">
            <table:table-cell table:style-name="Table24.A2" office:value-type="string">
              <text:p text:style-name="P215"><text:span text:style-name="Code">toString</text:span></text:p>
            </table:table-cell>
          </table:table-row>
        </table:table>
        <text:p text:style-name="P277"><text:span text:style-name="T8">Field Detail</text:span></text:p>
        <text:p text:style-name="P268"><text:bookmark text:name="b38"/><text:span text:style-name="T9">name</text:span></text:p>
        <text:p text:style-name="P207"><text:span text:style-name="Code"><text:span text:style-name="T3">public String </text:span></text:span><text:span text:style-name="Code"><text:span text:style-name="T32">name</text:span></text:span></text:p>
        <text:p text:style-name="P239"/>
        <text:p text:style-name="P269"><text:bookmark text:name="b39"/><text:span text:style-name="T9">value</text:span></text:p>
        <text:p text:style-name="P207"><text:span text:style-name="Code"><text:span text:style-name="T3">public Object </text:span></text:span><text:span text:style-name="Code"><text:span text:style-name="T32">value</text:span></text:span></text:p>
        <text:p text:style-name="P277"><text:span text:style-name="T8">Constructor Detail</text:span></text:p>
        <text:p text:style-name="P268"><text:bookmark text:name="b40"/><text:span text:style-name="T9">AttributeDTO</text:span></text:p>
        <text:p text:style-name="P224"><text:span text:style-name="Code"><text:span text:style-name="T3">public </text:span></text:span><text:span text:style-name="Code"><text:span text:style-name="T32">AttributeDTO</text:span></text:span><text:span text:style-name="Code"><text:span text:style-name="T33">()</text:span></text:span></text:p>
        <text:p text:style-name="P170"><text:bookmark text:name="b47"/><text:span text:style-name="T7">Class ChildResourceRef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9" text:anchor-type="as-char" svg:width="0.397cm" svg:height="0.37cm" draw:z-index="43"><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10" text:anchor-type="as-char" svg:width="0.397cm" svg:height="0.37cm" draw:z-index="44"><draw:image xlink:href="Pictures/100002000000000F0000000ED3A4069C610A9F54.png" xlink:type="simple" xlink:show="embed" xlink:actuate="onLoad" loext:mime-type="image/png"/></draw:frame><text:span text:style-name="Code"><text:span text:style-name="T32">org.osgi.service.onem2m.dto.ChildResourceRefDTO</text:span></text:span></text:p>
        <text:p text:style-name="P220"/>
        <text:p text:style-name="P233"><text:span text:style-name="Code"><text:span text:style-name="T3">public class </text:span></text:span><text:span text:style-name="Code"><text:span text:style-name="T32">ChildResourceRefDTO</text:span></text:span></text:p>
        <text:p text:style-name="P213"><text:span text:style-name="Code"><text:span text:style-name="T3">extends org.osgi.dto.DTO</text:span></text:span></text:p>
        <text:p text:style-name="Standard"><text:span text:style-name="T4">DTO expressing ChildResourceRef.</text:span></text:p>
        <text:p text:style-name="P23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36"><text:span text:style-name="Summary_20_Heading_20_Font"><text:span text:style-name="T136">Field Summary</text:span></text:span></text:p>
            </table:table-cell>
            <table:covered-table-cell/>
            <table:table-cell table:style-name="Table25.A1" office:value-type="string">
              <text:p text:style-name="P237"><text:span text:style-name="Page_20_Reference_20_Font"><text:span text:style-name="T137">Page</text:span></text:span></text:p>
            </table:table-cell>
          </table:table-row>
          <table:table-row table:style-name="Table25.1">
            <table:table-cell table:style-name="Table25.A2" office:value-type="string">
              <text:p text:style-name="P238"><text:span text:style-name="Code_20_Small"><text:span text:style-name="T148">String</text:span></text:span></text:p>
            </table:table-cell>
            <table:table-cell table:style-name="Table25.B2" office:value-type="string">
              <text:p text:style-name="P236"><text:a xlink:type="simple" xlink:href="file:///l%22b43" text:style-name="ListLabel_20_7" text:visited-style-name="ListLabel_20_7"><text:span text:style-name="Internet_20_link"><text:span text:style-name="T141">name</text:span></text:span></text:a></text:p>
            </table:table-cell>
            <table:table-cell table:style-name="Table25.C2" office:value-type="string">
              <text:p text:style-name="P237"><text:bookmark-ref text:reference-format="page" text:ref-name="b43">46</text:bookmark-ref></text:p>
            </table:table-cell>
          </table:table-row>
          <table:table-row table:style-name="Table25.1">
            <table:table-cell table:style-name="Table25.A3" office:value-type="string">
              <text:p text:style-name="P238"><text:span text:style-name="Code_20_Small"><text:span text:style-name="T148">String</text:span></text:span></text:p>
            </table:table-cell>
            <table:table-cell table:style-name="Table25.B3" office:value-type="string">
              <text:p text:style-name="P236"><text:a xlink:type="simple" xlink:href="file:///l%22b45" text:style-name="ListLabel_20_7" text:visited-style-name="ListLabel_20_7"><text:span text:style-name="Internet_20_link"><text:span text:style-name="T141">specializationID</text:span></text:span></text:a></text:p>
            </table:table-cell>
            <table:table-cell table:style-name="Table25.C3" office:value-type="string">
              <text:p text:style-name="P237"><text:bookmark-ref text:reference-format="page" text:ref-name="b45">46</text:bookmark-ref></text:p>
            </table:table-cell>
          </table:table-row>
          <table:table-row table:style-name="Table25.1">
            <table:table-cell table:style-name="Table25.A4" office:value-type="string">
              <text:p text:style-name="P238"><text:span text:style-name="Code_20_Small"><text:span text:style-name="T148">Integer</text:span></text:span></text:p>
            </table:table-cell>
            <table:table-cell table:style-name="Table25.B4" office:value-type="string">
              <text:p text:style-name="P236"><text:a xlink:type="simple" xlink:href="file:///l%22b44" text:style-name="ListLabel_20_7" text:visited-style-name="ListLabel_20_7"><text:span text:style-name="Internet_20_link"><text:span text:style-name="T141">type</text:span></text:span></text:a></text:p>
            </table:table-cell>
            <table:table-cell table:style-name="Table25.C4" office:value-type="string">
              <text:p text:style-name="P237"><text:bookmark-ref text:reference-format="page" text:ref-name="b44">46</text:bookmark-ref></text:p>
            </table:table-cell>
          </table:table-row>
          <table:table-row table:style-name="Table25.1">
            <table:table-cell table:style-name="Table25.A5" office:value-type="string">
              <text:p text:style-name="P238"><text:span text:style-name="Code_20_Small"><text:span text:style-name="T148">String</text:span></text:span></text:p>
            </table:table-cell>
            <table:table-cell table:style-name="Table25.B5" office:value-type="string">
              <text:p text:style-name="P236"><text:a xlink:type="simple" xlink:href="file:///l%22b42" text:style-name="ListLabel_20_7" text:visited-style-name="ListLabel_20_7"><text:span text:style-name="Internet_20_link"><text:span text:style-name="T141">uri</text:span></text:span></text:a></text:p>
            </table:table-cell>
            <table:table-cell table:style-name="Table25.C5" office:value-type="string">
              <text:p text:style-name="P237"><text:bookmark-ref text:reference-format="page" text:ref-name="b42">46</text:bookmark-ref></text:p>
            </table:table-cell>
          </table:table-row>
        </table:table>
        <text:p text:style-name="P235"/>
        <table:table table:name="Table26" table:style-name="Table26">
          <table:table-column table:style-name="Table26.A"/>
          <table:table-column table:style-name="Table26.B"/>
          <table:table-row table:style-name="Table26.1">
            <table:table-cell table:style-name="Table26.A1" office:value-type="string">
              <text:p text:style-name="P236"><text:span text:style-name="Summary_20_Heading_20_Font"><text:span text:style-name="T136">Constructor Summary</text:span></text:span></text:p>
            </table:table-cell>
            <table:table-cell table:style-name="Table26.A1" office:value-type="string">
              <text:p text:style-name="P237"><text:span text:style-name="Page_20_Reference_20_Font"><text:span text:style-name="T137">Page</text:span></text:span></text:p>
            </table:table-cell>
          </table:table-row>
          <table:table-row table:style-name="Table26.1">
            <table:table-cell table:style-name="Table26.A2" office:value-type="string">
              <text:p text:style-name="P236"><text:a xlink:type="simple" xlink:href="file:///l%22b46" text:style-name="ListLabel_20_7" text:visited-style-name="ListLabel_20_7"><text:span text:style-name="Internet_20_link"><text:span text:style-name="T141">ChildResourceRefDTO</text:span></text:span></text:a><text:span text:style-name="Code"><text:span text:style-name="T147">()</text:span></text:span></text:p>
            </table:table-cell>
            <table:table-cell table:style-name="Table26.B2" office:value-type="string">
              <text:p text:style-name="P237"><text:bookmark-ref text:reference-format="page" text:ref-name="b46">47</text:bookmark-ref></text:p>
            </table:table-cell>
          </table:table-row>
        </table:table>
        <text:p text:style-name="P235"/>
        <table:table table:name="Table27" table:style-name="Table27">
          <table:table-column table:style-name="Table27.A"/>
          <table:table-row table:style-name="Table27.1">
            <table:table-cell table:style-name="Table27.A1" office:value-type="string">
              <text:p text:style-name="P217"><text:span text:style-name="T139">Methods inherited from class org.osgi.dto.DTO</text:span></text:p>
            </table:table-cell>
          </table:table-row>
          <table:table-row table:style-name="Table27.2">
            <table:table-cell table:style-name="Table27.A2" office:value-type="string">
              <text:p text:style-name="P215"><text:span text:style-name="Code">toString</text:span></text:p>
            </table:table-cell>
          </table:table-row>
        </table:table>
        <text:p text:style-name="P277"><text:span text:style-name="T8">Field Detail</text:span></text:p>
        <text:p text:style-name="P268"><text:bookmark text:name="b42"/><text:span text:style-name="T9">uri</text:span></text:p>
        <text:p text:style-name="P207"><text:span text:style-name="Code"><text:span text:style-name="T3">public String </text:span></text:span><text:span text:style-name="Code"><text:span text:style-name="T32">uri</text:span></text:span></text:p>
        <text:p text:style-name="P239"/>
        <text:p text:style-name="P269"><text:bookmark text:name="b43"/><text:span text:style-name="T9">name</text:span></text:p>
        <text:p text:style-name="P207"><text:span text:style-name="Code"><text:span text:style-name="T3">public String </text:span></text:span><text:span text:style-name="Code"><text:span text:style-name="T32">name</text:span></text:span></text:p>
        <text:p text:style-name="P239"/>
        <text:p text:style-name="P269"><text:bookmark text:name="b44"/><text:span text:style-name="T9">type</text:span></text:p>
        <text:p text:style-name="P207"><text:span text:style-name="Code"><text:span text:style-name="T3">public Integer </text:span></text:span><text:span text:style-name="Code"><text:span text:style-name="T32">type</text:span></text:span></text:p>
        <text:p text:style-name="P239"/>
        <text:p text:style-name="P269"><text:bookmark text:name="b45"/><text:span text:style-name="T9">specializationID</text:span></text:p>
        <text:p text:style-name="P207"><text:span text:style-name="Code"><text:span text:style-name="T3">public String </text:span></text:span><text:span text:style-name="Code"><text:span text:style-name="T32">specializationID</text:span></text:span></text:p>
        <text:p text:style-name="P277"><text:soft-page-break/><text:span text:style-name="T8">Constructor Detail</text:span></text:p>
        <text:p text:style-name="P268"><text:bookmark text:name="b46"/><text:span text:style-name="T9">ChildResourceRefDTO</text:span></text:p>
        <text:p text:style-name="P224"><text:span text:style-name="Code"><text:span text:style-name="T3">public </text:span></text:span><text:span text:style-name="Code"><text:span text:style-name="T32">ChildResourceRefDTO</text:span></text:span><text:span text:style-name="Code"><text:span text:style-name="T33">()</text:span></text:span></text:p>
        <text:p text:style-name="P171"><text:bookmark text:name="b52"/><text:span text:style-name="T7">Class DasInfo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11" text:anchor-type="as-char" svg:width="0.397cm" svg:height="0.37cm" draw:z-index="45"><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12" text:anchor-type="as-char" svg:width="0.397cm" svg:height="0.37cm" draw:z-index="46"><draw:image xlink:href="Pictures/100002000000000F0000000ED3A4069C610A9F54.png" xlink:type="simple" xlink:show="embed" xlink:actuate="onLoad" loext:mime-type="image/png"/></draw:frame><text:span text:style-name="Code"><text:span text:style-name="T32">org.osgi.service.onem2m.dto.DasInfoDTO</text:span></text:span></text:p>
        <text:p text:style-name="P220"/>
        <text:p text:style-name="P233"><text:span text:style-name="Code"><text:span text:style-name="T3">public class </text:span></text:span><text:span text:style-name="Code"><text:span text:style-name="T32">DasInfoDTO</text:span></text:span></text:p>
        <text:p text:style-name="P213"><text:span text:style-name="Code"><text:span text:style-name="T3">extends org.osgi.dto.DTO</text:span></text:span></text:p>
        <text:p text:style-name="Standard"><text:span text:style-name="T4">DTO expressing DasInfo. DAS is short for Dynamic Authorization Server.</text:span></text:p>
        <text:p text:style-name="P23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36"><text:span text:style-name="Summary_20_Heading_20_Font"><text:span text:style-name="T136">Field Summary</text:span></text:span></text:p>
            </table:table-cell>
            <table:covered-table-cell/>
            <table:table-cell table:style-name="Table28.A1" office:value-type="string">
              <text:p text:style-name="P237"><text:span text:style-name="Page_20_Reference_20_Font"><text:span text:style-name="T137">Page</text:span></text:span></text:p>
            </table:table-cell>
          </table:table-row>
          <table:table-row table:style-name="Table28.1">
            <table:table-cell table:style-name="Table28.A2" office:value-type="string">
              <text:p text:style-name="P238"><text:span text:style-name="Code_20_Small"><text:span text:style-name="T148">Map&lt;String,Object&gt;</text:span></text:span></text:p>
            </table:table-cell>
            <table:table-cell table:style-name="Table28.B2" office:value-type="string">
              <text:p text:style-name="P236"><text:a xlink:type="simple" xlink:href="file:///l%22b49" text:style-name="ListLabel_20_7" text:visited-style-name="ListLabel_20_7"><text:span text:style-name="Internet_20_link"><text:span text:style-name="T141">dasRequest</text:span></text:span></text:a></text:p>
            </table:table-cell>
            <table:table-cell table:style-name="Table28.C2" office:value-type="string">
              <text:p text:style-name="P237"><text:bookmark-ref text:reference-format="page" text:ref-name="b49">48</text:bookmark-ref></text:p>
            </table:table-cell>
          </table:table-row>
          <table:table-row table:style-name="Table28.1">
            <table:table-cell table:style-name="Table28.A3" office:value-type="string">
              <text:p text:style-name="P238"><text:span text:style-name="Code_20_Small"><text:span text:style-name="T148">String</text:span></text:span></text:p>
            </table:table-cell>
            <table:table-cell table:style-name="Table28.B3" office:value-type="string">
              <text:p text:style-name="P236"><text:a xlink:type="simple" xlink:href="file:///l%22b50" text:style-name="ListLabel_20_7" text:visited-style-name="ListLabel_20_7"><text:span text:style-name="Internet_20_link"><text:span text:style-name="T141">securedDasRequest</text:span></text:span></text:a></text:p>
            </table:table-cell>
            <table:table-cell table:style-name="Table28.C3" office:value-type="string">
              <text:p text:style-name="P237"><text:bookmark-ref text:reference-format="page" text:ref-name="b50">48</text:bookmark-ref></text:p>
            </table:table-cell>
          </table:table-row>
          <table:table-row table:style-name="Table28.1">
            <table:table-cell table:style-name="Table28.A4" office:value-type="string">
              <text:p text:style-name="P238"><text:span text:style-name="Code_20_Small"><text:span text:style-name="T148">String</text:span></text:span></text:p>
            </table:table-cell>
            <table:table-cell table:style-name="Table28.B4" office:value-type="string">
              <text:p text:style-name="P236"><text:a xlink:type="simple" xlink:href="file:///l%22b48" text:style-name="ListLabel_20_7" text:visited-style-name="ListLabel_20_7"><text:span text:style-name="Internet_20_link"><text:span text:style-name="T141">uri</text:span></text:span></text:a></text:p>
            </table:table-cell>
            <table:table-cell table:style-name="Table28.C4" office:value-type="string">
              <text:p text:style-name="P237"><text:bookmark-ref text:reference-format="page" text:ref-name="b48">48</text:bookmark-ref></text:p>
            </table:table-cell>
          </table:table-row>
        </table:table>
        <text:p text:style-name="P235"/>
        <table:table table:name="Table29" table:style-name="Table29">
          <table:table-column table:style-name="Table29.A"/>
          <table:table-column table:style-name="Table29.B"/>
          <table:table-row table:style-name="Table29.1">
            <table:table-cell table:style-name="Table29.A1" office:value-type="string">
              <text:p text:style-name="P236"><text:span text:style-name="Summary_20_Heading_20_Font"><text:span text:style-name="T136">Constructor Summary</text:span></text:span></text:p>
            </table:table-cell>
            <table:table-cell table:style-name="Table29.A1" office:value-type="string">
              <text:p text:style-name="P237"><text:span text:style-name="Page_20_Reference_20_Font"><text:span text:style-name="T137">Page</text:span></text:span></text:p>
            </table:table-cell>
          </table:table-row>
          <table:table-row table:style-name="Table29.1">
            <table:table-cell table:style-name="Table29.A2" office:value-type="string">
              <text:p text:style-name="P236"><text:a xlink:type="simple" xlink:href="file:///l%22b51" text:style-name="ListLabel_20_7" text:visited-style-name="ListLabel_20_7"><text:span text:style-name="Internet_20_link"><text:span text:style-name="T141">DasInfoDTO</text:span></text:span></text:a><text:span text:style-name="Code"><text:span text:style-name="T147">()</text:span></text:span></text:p>
            </table:table-cell>
            <table:table-cell table:style-name="Table29.B2" office:value-type="string">
              <text:p text:style-name="P237"><text:bookmark-ref text:reference-format="page" text:ref-name="b51">48</text:bookmark-ref></text:p>
            </table:table-cell>
          </table:table-row>
        </table:table>
        <text:p text:style-name="P235"/>
        <table:table table:name="Table30" table:style-name="Table30">
          <table:table-column table:style-name="Table30.A"/>
          <table:table-row table:style-name="Table30.1">
            <table:table-cell table:style-name="Table30.A1" office:value-type="string">
              <text:p text:style-name="P217"><text:span text:style-name="T139">Methods inherited from class org.osgi.dto.DTO</text:span></text:p>
            </table:table-cell>
          </table:table-row>
          <table:table-row table:style-name="Table30.2">
            <table:table-cell table:style-name="Table30.A2" office:value-type="string">
              <text:p text:style-name="P215"><text:span text:style-name="Code">toString</text:span></text:p>
            </table:table-cell>
          </table:table-row>
        </table:table>
        <text:p text:style-name="P277"><text:span text:style-name="T8">Field Detail</text:span></text:p>
        <text:p text:style-name="P268"><text:bookmark text:name="b48"/><text:span text:style-name="T9">uri</text:span></text:p>
        <text:p text:style-name="P207"><text:span text:style-name="Code"><text:span text:style-name="T3">public String </text:span></text:span><text:span text:style-name="Code"><text:span text:style-name="T32">uri</text:span></text:span></text:p>
        <text:p text:style-name="P239"/>
        <text:p text:style-name="P269"><text:bookmark text:name="b49"/><text:span text:style-name="T9">dasRequest</text:span></text:p>
        <text:p text:style-name="P207"><text:span text:style-name="Code"><text:span text:style-name="T3">public Map&lt;String,Object&gt; </text:span></text:span><text:span text:style-name="Code"><text:span text:style-name="T32">dasRequest</text:span></text:span></text:p>
        <text:p text:style-name="P239"/>
        <text:p text:style-name="P269"><text:bookmark text:name="b50"/><text:span text:style-name="T9">securedDasRequest</text:span></text:p>
        <text:p text:style-name="P207"><text:span text:style-name="Code"><text:span text:style-name="T3">public String </text:span></text:span><text:span text:style-name="Code"><text:span text:style-name="T32">securedDasRequest</text:span></text:span></text:p>
        <text:p text:style-name="P277"><text:span text:style-name="T8">Constructor Detail</text:span></text:p>
        <text:p text:style-name="P268"><text:bookmark text:name="b51"/><text:span text:style-name="T9">DasInfoDTO</text:span></text:p>
        <text:p text:style-name="P224"><text:span text:style-name="Code"><text:span text:style-name="T3">public </text:span></text:span><text:span text:style-name="Code"><text:span text:style-name="T32">DasInfoDTO</text:span></text:span><text:span text:style-name="Code"><text:span text:style-name="T33">()</text:span></text:span></text:p>
        <text:p text:style-name="P172"><text:bookmark text:name="b84"/><text:span text:style-name="T7">Class FilterCriteria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13" text:anchor-type="as-char" svg:width="0.397cm" svg:height="0.37cm" draw:z-index="47"><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14" text:anchor-type="as-char" svg:width="0.397cm" svg:height="0.37cm" draw:z-index="48"><draw:image xlink:href="Pictures/100002000000000F0000000ED3A4069C610A9F54.png" xlink:type="simple" xlink:show="embed" xlink:actuate="onLoad" loext:mime-type="image/png"/></draw:frame><text:span text:style-name="Code"><text:span text:style-name="T32">org.osgi.service.onem2m.dto.FilterCriteriaDTO</text:span></text:span></text:p>
        <text:p text:style-name="P220"/>
        <text:p text:style-name="P233"><text:span text:style-name="Code"><text:span text:style-name="T3">public class </text:span></text:span><text:span text:style-name="Code"><text:span text:style-name="T32">FilterCriteriaDTO</text:span></text:span></text:p>
        <text:p text:style-name="P213"><text:span text:style-name="Code"><text:span text:style-name="T3">extends org.osgi.dto.DTO</text:span></text:span></text:p>
        <text:p text:style-name="Standard"><text:span text:style-name="T4">DTO expressing FilterCriteria. This data structure is used for searching resources.</text:span></text:p>
        <text:p text:style-name="P23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36"><text:span text:style-name="Summary_20_Heading_20_Font"><text:span text:style-name="T136">Nested Class Summary</text:span></text:span></text:p>
            </table:table-cell>
            <table:covered-table-cell/>
            <table:table-cell table:style-name="Table31.A1" office:value-type="string">
              <text:p text:style-name="P237"><text:span text:style-name="Page_20_Reference_20_Font"><text:span text:style-name="T137">Page</text:span></text:span></text:p>
            </table:table-cell>
          </table:table-row>
          <table:table-row table:style-name="Table31.1">
            <table:table-cell table:style-name="Table31.A2" office:value-type="string">
              <text:p text:style-name="P238"><text:span text:style-name="Code_20_Small"><text:span text:style-name="T148">static enum</text:span></text:span></text:p>
            </table:table-cell>
            <table:table-cell table:style-name="Table31.B2" office:value-type="string">
              <text:p text:style-name="P236"><text:a xlink:type="simple" xlink:href="file:///l%22b90" text:style-name="ListLabel_20_7" text:visited-style-name="ListLabel_20_7"><text:span text:style-name="Internet_20_link"><text:span text:style-name="T141">FilterCriteriaDTO.FilterOperation</text:span></text:span></text:a></text:p>
            </table:table-cell>
            <table:table-cell table:style-name="Table31.C2" office:value-type="string">
              <text:p text:style-name="P237"><text:bookmark-ref text:reference-format="page" text:ref-name="b90">54</text:bookmark-ref></text:p>
            </table:table-cell>
          </table:table-row>
          <table:table-row table:style-name="Table31.1">
            <table:table-cell table:style-name="Table31.A3" office:value-type="string">
              <text:p text:style-name="P238"><text:span text:style-name="Code_20_Small"><text:span text:style-name="T148">static enum</text:span></text:span></text:p>
            </table:table-cell>
            <table:table-cell table:style-name="Table31.B3" office:value-type="string">
              <text:p text:style-name="P236"><text:a xlink:type="simple" xlink:href="file:///l%22b97" text:style-name="ListLabel_20_7" text:visited-style-name="ListLabel_20_7"><text:span text:style-name="Internet_20_link"><text:span text:style-name="T141">FilterCriteriaDTO.FilterUsage</text:span></text:span></text:a></text:p>
            </table:table-cell>
            <table:table-cell table:style-name="Table31.C3" office:value-type="string">
              <text:p text:style-name="P237"><text:bookmark-ref text:reference-format="page" text:ref-name="b97">56</text:bookmark-ref></text:p>
            </table:table-cell>
          </table:table-row>
        </table:table>
        <text:p text:style-name="P235"/>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236"><text:span text:style-name="Summary_20_Heading_20_Font"><text:span text:style-name="T136">Field Summary</text:span></text:span></text:p>
            </table:table-cell>
            <table:covered-table-cell/>
            <table:table-cell table:style-name="Table32.A1" office:value-type="string">
              <text:p text:style-name="P237"><text:span text:style-name="Page_20_Reference_20_Font"><text:span text:style-name="T137">Page</text:span></text:span></text:p>
            </table:table-cell>
          </table:table-row>
          <table:table-row table:style-name="Table32.1">
            <table:table-cell table:style-name="Table32.A2" office:value-type="string">
              <text:p text:style-name="P238"><text:span text:style-name="Code_20_Small"><text:span text:style-name="T148">String</text:span></text:span></text:p>
            </table:table-cell>
            <table:table-cell table:style-name="Table32.B2" office:value-type="string">
              <text:p text:style-name="P236"><text:a xlink:type="simple" xlink:href="file:///l%22b82" text:style-name="ListLabel_20_7" text:visited-style-name="ListLabel_20_7"><text:span text:style-name="Internet_20_link"><text:span text:style-name="T141">applyRelativePath</text:span></text:span></text:a></text:p>
            </table:table-cell>
            <table:table-cell table:style-name="Table32.C2" office:value-type="string">
              <text:p text:style-name="P237"><text:bookmark-ref text:reference-format="page" text:ref-name="b82">53</text:bookmark-ref></text:p>
            </table:table-cell>
          </table:table-row>
          <table:table-row table:style-name="Table32.1">
            <table:table-cell table:style-name="Table32.A3" office:value-type="string">
              <text:p text:style-name="P238"><text:a xlink:type="simple" xlink:href="file:///l%22b41" text:style-name="ListLabel_20_8" text:visited-style-name="ListLabel_20_8"><text:span text:style-name="Internet_20_link"><text:span text:style-name="T142">AttributeDTO</text:span></text:span></text:a></text:p>
            </table:table-cell>
            <table:table-cell table:style-name="Table32.B3" office:value-type="string">
              <text:p text:style-name="P236"><text:a xlink:type="simple" xlink:href="file:///l%22b66" text:style-name="ListLabel_20_7" text:visited-style-name="ListLabel_20_7"><text:span text:style-name="Internet_20_link"><text:span text:style-name="T141">attribute</text:span></text:span></text:a></text:p>
            </table:table-cell>
            <table:table-cell table:style-name="Table32.C3" office:value-type="string">
              <text:p text:style-name="P237"><text:bookmark-ref text:reference-format="page" text:ref-name="b66">51</text:bookmark-ref></text:p>
            </table:table-cell>
          </table:table-row>
          <table:table-row table:style-name="Table32.1">
            <table:table-cell table:style-name="Table32.A4" office:value-type="string">
              <text:p text:style-name="P238"><text:a xlink:type="simple" xlink:href="file:///l%22b41" text:style-name="ListLabel_20_8" text:visited-style-name="ListLabel_20_8"><text:span text:style-name="Internet_20_link"><text:span text:style-name="T142">AttributeDTO</text:span></text:span></text:a></text:p>
            </table:table-cell>
            <table:table-cell table:style-name="Table32.B4" office:value-type="string">
              <text:p text:style-name="P236"><text:a xlink:type="simple" xlink:href="file:///l%22b80" text:style-name="ListLabel_20_7" text:visited-style-name="ListLabel_20_7"><text:span text:style-name="Internet_20_link"><text:span text:style-name="T141">childAttribute</text:span></text:span></text:a></text:p>
            </table:table-cell>
            <table:table-cell table:style-name="Table32.C4" office:value-type="string">
              <text:p text:style-name="P237"><text:bookmark-ref text:reference-format="page" text:ref-name="b80">53</text:bookmark-ref></text:p>
            </table:table-cell>
          </table:table-row>
          <table:table-row table:style-name="Table32.1">
            <table:table-cell table:style-name="Table32.A5" office:value-type="string">
              <text:p text:style-name="P238"><text:span text:style-name="Code_20_Small"><text:span text:style-name="T148">List&lt;String&gt;</text:span></text:span></text:p>
            </table:table-cell>
            <table:table-cell table:style-name="Table32.B5" office:value-type="string">
              <text:p text:style-name="P236"><text:a xlink:type="simple" xlink:href="file:///l%22b75" text:style-name="ListLabel_20_7" text:visited-style-name="ListLabel_20_7"><text:span text:style-name="Internet_20_link"><text:span text:style-name="T141">childLabels</text:span></text:span></text:a></text:p>
            </table:table-cell>
            <table:table-cell table:style-name="Table32.C5" office:value-type="string">
              <text:p text:style-name="P237"><text:bookmark-ref text:reference-format="page" text:ref-name="b75">52</text:bookmark-ref></text:p>
            </table:table-cell>
          </table:table-row>
          <table:table-row table:style-name="Table32.1">
            <table:table-cell table:style-name="Table32.A6" office:value-type="string">
              <text:p text:style-name="P238"><text:span text:style-name="Code_20_Small"><text:span text:style-name="T148">Integer</text:span></text:span></text:p>
            </table:table-cell>
            <table:table-cell table:style-name="Table32.B6" office:value-type="string">
              <text:p text:style-name="P236"><text:a xlink:type="simple" xlink:href="file:///l%22b78" text:style-name="ListLabel_20_7" text:visited-style-name="ListLabel_20_7"><text:span text:style-name="Internet_20_link"><text:span text:style-name="T141">childResourceType</text:span></text:span></text:a></text:p>
            </table:table-cell>
            <table:table-cell table:style-name="Table32.C6" office:value-type="string">
              <text:p text:style-name="P237"><text:bookmark-ref text:reference-format="page" text:ref-name="b78">52</text:bookmark-ref></text:p>
            </table:table-cell>
          </table:table-row>
          <table:table-row table:style-name="Table32.1">
            <table:table-cell table:style-name="Table32.A7" office:value-type="string">
              <text:p text:style-name="P238"><text:span text:style-name="Code_20_Small"><text:span text:style-name="T148">String</text:span></text:span></text:p>
            </table:table-cell>
            <table:table-cell table:style-name="Table32.B7" office:value-type="string">
              <text:p text:style-name="P236"><text:a xlink:type="simple" xlink:href="file:///l%22b72" text:style-name="ListLabel_20_7" text:visited-style-name="ListLabel_20_7"><text:span text:style-name="Internet_20_link"><text:span text:style-name="T141">contentFilterQuery</text:span></text:span></text:a></text:p>
            </table:table-cell>
            <table:table-cell table:style-name="Table32.C7" office:value-type="string">
              <text:p text:style-name="P237"><text:bookmark-ref text:reference-format="page" text:ref-name="b72">52</text:bookmark-ref></text:p>
            </table:table-cell>
          </table:table-row>
          <table:table-row table:style-name="Table32.1">
            <table:table-cell table:style-name="Table32.A8" office:value-type="string">
              <text:p text:style-name="P238"><text:span text:style-name="Code_20_Small"><text:span text:style-name="T148">Integer</text:span></text:span></text:p>
            </table:table-cell>
            <table:table-cell table:style-name="Table32.B8" office:value-type="string">
              <text:p text:style-name="P236"><text:a xlink:type="simple" xlink:href="file:///l%22b71" text:style-name="ListLabel_20_7" text:visited-style-name="ListLabel_20_7"><text:span text:style-name="Internet_20_link"><text:span text:style-name="T141">contentFilterSyntax</text:span></text:span></text:a></text:p>
            </table:table-cell>
            <table:table-cell table:style-name="Table32.C8" office:value-type="string">
              <text:p text:style-name="P237"><text:bookmark-ref text:reference-format="page" text:ref-name="b71">52</text:bookmark-ref></text:p>
            </table:table-cell>
          </table:table-row>
          <table:table-row table:style-name="Table32.1">
            <table:table-cell table:style-name="Table32.A9" office:value-type="string">
              <text:p text:style-name="P238"><text:span text:style-name="Code_20_Small"><text:span text:style-name="T148">List&lt;String&gt;</text:span></text:span></text:p>
            </table:table-cell>
            <table:table-cell table:style-name="Table32.B9" office:value-type="string">
              <text:p text:style-name="P236"><text:a xlink:type="simple" xlink:href="file:///l%22b65" text:style-name="ListLabel_20_7" text:visited-style-name="ListLabel_20_7"><text:span text:style-name="Internet_20_link"><text:span text:style-name="T141">contentType</text:span></text:span></text:a></text:p>
            </table:table-cell>
            <table:table-cell table:style-name="Table32.C9" office:value-type="string">
              <text:p text:style-name="P237"><text:bookmark-ref text:reference-format="page" text:ref-name="b65">51</text:bookmark-ref></text:p>
            </table:table-cell>
          </table:table-row>
          <table:table-row table:style-name="Table32.1">
            <table:table-cell table:style-name="Table32.A10" office:value-type="string">
              <text:p text:style-name="P238"><text:span text:style-name="Code_20_Small"><text:span text:style-name="T148">String</text:span></text:span></text:p>
            </table:table-cell>
            <table:table-cell table:style-name="Table32.B10" office:value-type="string">
              <text:p text:style-name="P236"><text:a xlink:type="simple" xlink:href="file:///l%22b54" text:style-name="ListLabel_20_7" text:visited-style-name="ListLabel_20_7"><text:span text:style-name="Internet_20_link"><text:span text:style-name="T141">createdAfter</text:span></text:span></text:a></text:p>
            </table:table-cell>
            <table:table-cell table:style-name="Table32.C10" office:value-type="string">
              <text:p text:style-name="P237"><text:bookmark-ref text:reference-format="page" text:ref-name="b54">50</text:bookmark-ref></text:p>
            </table:table-cell>
          </table:table-row>
          <table:table-row table:style-name="Table32.1">
            <table:table-cell table:style-name="Table32.A11" office:value-type="string">
              <text:p text:style-name="P238"><text:span text:style-name="Code_20_Small"><text:span text:style-name="T148">String</text:span></text:span></text:p>
            </table:table-cell>
            <table:table-cell table:style-name="Table32.B11" office:value-type="string">
              <text:p text:style-name="P236"><text:a xlink:type="simple" xlink:href="file:///l%22b53" text:style-name="ListLabel_20_7" text:visited-style-name="ListLabel_20_7"><text:span text:style-name="Internet_20_link"><text:span text:style-name="T141">createdBefore</text:span></text:span></text:a></text:p>
            </table:table-cell>
            <table:table-cell table:style-name="Table32.C11" office:value-type="string">
              <text:p text:style-name="P237"><text:bookmark-ref text:reference-format="page" text:ref-name="b53">50</text:bookmark-ref></text:p>
            </table:table-cell>
          </table:table-row>
          <table:table-row table:style-name="Table32.1">
            <table:table-cell table:style-name="Table32.A12" office:value-type="string">
              <text:p text:style-name="P238"><text:span text:style-name="Code_20_Small"><text:span text:style-name="T148">String</text:span></text:span></text:p>
            </table:table-cell>
            <table:table-cell table:style-name="Table32.B12" office:value-type="string">
              <text:p text:style-name="P236"><text:a xlink:type="simple" xlink:href="file:///l%22b60" text:style-name="ListLabel_20_7" text:visited-style-name="ListLabel_20_7"><text:span text:style-name="Internet_20_link"><text:span text:style-name="T141">expireAfter</text:span></text:span></text:a></text:p>
            </table:table-cell>
            <table:table-cell table:style-name="Table32.C12" office:value-type="string">
              <text:p text:style-name="P237"><text:bookmark-ref text:reference-format="page" text:ref-name="b60">51</text:bookmark-ref></text:p>
            </table:table-cell>
          </table:table-row>
          <table:table-row table:style-name="Table32.1">
            <table:table-cell table:style-name="Table32.A13" office:value-type="string">
              <text:p text:style-name="P238"><text:span text:style-name="Code_20_Small"><text:span text:style-name="T148">String</text:span></text:span></text:p>
            </table:table-cell>
            <table:table-cell table:style-name="Table32.B13" office:value-type="string">
              <text:p text:style-name="P236"><text:a xlink:type="simple" xlink:href="file:///l%22b59" text:style-name="ListLabel_20_7" text:visited-style-name="ListLabel_20_7"><text:span text:style-name="Internet_20_link"><text:span text:style-name="T141">expireBefore</text:span></text:span></text:a></text:p>
            </table:table-cell>
            <table:table-cell table:style-name="Table32.C13" office:value-type="string">
              <text:p text:style-name="P237"><text:bookmark-ref text:reference-format="page" text:ref-name="b59">51</text:bookmark-ref></text:p>
            </table:table-cell>
          </table:table-row>
          <table:table-row table:style-name="Table32.1">
            <table:table-cell table:style-name="Table32.A14" office:value-type="string">
              <text:p text:style-name="P238"><text:a xlink:type="simple" xlink:href="file:///l%22b90" text:style-name="ListLabel_20_8" text:visited-style-name="ListLabel_20_8"><text:span text:style-name="Internet_20_link"><text:span text:style-name="T142">FilterCriteriaDTO.FilterOperation</text:span></text:span></text:a></text:p>
            </table:table-cell>
            <table:table-cell table:style-name="Table32.B14" office:value-type="string">
              <text:p text:style-name="P236"><text:a xlink:type="simple" xlink:href="file:///l%22b70" text:style-name="ListLabel_20_7" text:visited-style-name="ListLabel_20_7"><text:span text:style-name="Internet_20_link"><text:span text:style-name="T141">filterOperation</text:span></text:span></text:a></text:p>
            </table:table-cell>
            <table:table-cell table:style-name="Table32.C14" office:value-type="string">
              <text:p text:style-name="P237"><text:bookmark-ref text:reference-format="page" text:ref-name="b70">52</text:bookmark-ref></text:p>
            </table:table-cell>
          </table:table-row>
          <table:table-row table:style-name="Table32.1">
            <table:table-cell table:style-name="Table32.A15" office:value-type="string">
              <text:p text:style-name="P238"><text:a xlink:type="simple" xlink:href="file:///l%22b97" text:style-name="ListLabel_20_8" text:visited-style-name="ListLabel_20_8"><text:span text:style-name="Internet_20_link"><text:span text:style-name="T142">FilterCriteriaDTO.FilterUsage</text:span></text:span></text:a></text:p>
            </table:table-cell>
            <table:table-cell table:style-name="Table32.B15" office:value-type="string">
              <text:p text:style-name="P236"><text:a xlink:type="simple" xlink:href="file:///l%22b67" text:style-name="ListLabel_20_7" text:visited-style-name="ListLabel_20_7"><text:span text:style-name="Internet_20_link"><text:span text:style-name="T141">filterUsage</text:span></text:span></text:a></text:p>
            </table:table-cell>
            <table:table-cell table:style-name="Table32.C15" office:value-type="string">
              <text:p text:style-name="P237"><text:bookmark-ref text:reference-format="page" text:ref-name="b67">51</text:bookmark-ref></text:p>
            </table:table-cell>
          </table:table-row>
          <table:table-row table:style-name="Table32.1">
            <table:table-cell table:style-name="Table32.A16" office:value-type="string">
              <text:p text:style-name="P238"><text:span text:style-name="Code_20_Small"><text:span text:style-name="T148">List&lt;String&gt;</text:span></text:span></text:p>
            </table:table-cell>
            <table:table-cell table:style-name="Table32.B16" office:value-type="string">
              <text:p text:style-name="P236"><text:a xlink:type="simple" xlink:href="file:///l%22b61" text:style-name="ListLabel_20_7" text:visited-style-name="ListLabel_20_7"><text:span text:style-name="Internet_20_link"><text:span text:style-name="T141">labels</text:span></text:span></text:a></text:p>
            </table:table-cell>
            <table:table-cell table:style-name="Table32.C16" office:value-type="string">
              <text:p text:style-name="P237"><text:bookmark-ref text:reference-format="page" text:ref-name="b61">51</text:bookmark-ref></text:p>
            </table:table-cell>
          </table:table-row>
          <table:table-row table:style-name="Table32.1">
            <table:table-cell table:style-name="Table32.A17" office:value-type="string">
              <text:p text:style-name="P238"><text:span text:style-name="Code_20_Small"><text:span text:style-name="T148">String</text:span></text:span></text:p>
            </table:table-cell>
            <table:table-cell table:style-name="Table32.B17" office:value-type="string">
              <text:p text:style-name="P236"><text:a xlink:type="simple" xlink:href="file:///l%22b77" text:style-name="ListLabel_20_7" text:visited-style-name="ListLabel_20_7"><text:span text:style-name="Internet_20_link"><text:span text:style-name="T141">labelsQuery</text:span></text:span></text:a></text:p>
            </table:table-cell>
            <table:table-cell table:style-name="Table32.C17" office:value-type="string">
              <text:p text:style-name="P237"><text:bookmark-ref text:reference-format="page" text:ref-name="b77">52</text:bookmark-ref></text:p>
            </table:table-cell>
          </table:table-row>
          <table:table-row table:style-name="Table32.1">
            <table:table-cell table:style-name="Table32.A18" office:value-type="string">
              <text:p text:style-name="P238"><text:span text:style-name="Code_20_Small"><text:span text:style-name="T148">Integer</text:span></text:span></text:p>
            </table:table-cell>
            <table:table-cell table:style-name="Table32.B18" office:value-type="string">
              <text:p text:style-name="P236"><text:a xlink:type="simple" xlink:href="file:///l%22b73" text:style-name="ListLabel_20_7" text:visited-style-name="ListLabel_20_7"><text:span text:style-name="Internet_20_link"><text:span text:style-name="T141">level</text:span></text:span></text:a></text:p>
            </table:table-cell>
            <table:table-cell table:style-name="Table32.C18" office:value-type="string">
              <text:p text:style-name="P237"><text:bookmark-ref text:reference-format="page" text:ref-name="b73">52</text:bookmark-ref></text:p>
            </table:table-cell>
          </table:table-row>
          <table:table-row table:style-name="Table32.1">
            <table:table-cell table:style-name="Table32.A19" office:value-type="string">
              <text:p text:style-name="P238"><text:span text:style-name="Code_20_Small"><text:span text:style-name="T148">Integer</text:span></text:span></text:p>
            </table:table-cell>
            <table:table-cell table:style-name="Table32.B19" office:value-type="string">
              <text:p text:style-name="P236"><text:a xlink:type="simple" xlink:href="file:///l%22b68" text:style-name="ListLabel_20_7" text:visited-style-name="ListLabel_20_7"><text:span text:style-name="Internet_20_link"><text:span text:style-name="T141">limit</text:span></text:span></text:a></text:p>
            </table:table-cell>
            <table:table-cell table:style-name="Table32.C19" office:value-type="string">
              <text:p text:style-name="P237"><text:bookmark-ref text:reference-format="page" text:ref-name="b68">51</text:bookmark-ref></text:p>
            </table:table-cell>
          </table:table-row>
          <table:table-row table:style-name="Table32.1">
            <table:table-cell table:style-name="Table32.A20" office:value-type="string">
              <text:p text:style-name="P238"><text:span text:style-name="Code_20_Small"><text:span text:style-name="T148">String</text:span></text:span></text:p>
            </table:table-cell>
            <table:table-cell table:style-name="Table32.B20" office:value-type="string">
              <text:p text:style-name="P236"><text:a xlink:type="simple" xlink:href="file:///l%22b55" text:style-name="ListLabel_20_7" text:visited-style-name="ListLabel_20_7"><text:span text:style-name="Internet_20_link"><text:span text:style-name="T141">modifiedSince</text:span></text:span></text:a></text:p>
            </table:table-cell>
            <table:table-cell table:style-name="Table32.C20" office:value-type="string">
              <text:p text:style-name="P237"><text:bookmark-ref text:reference-format="page" text:ref-name="b55">50</text:bookmark-ref></text:p>
            </table:table-cell>
          </table:table-row>
          <table:table-row table:style-name="Table32.1">
            <table:table-cell table:style-name="Table32.A21" office:value-type="string">
              <text:p text:style-name="P238"><text:span text:style-name="Code_20_Small"><text:span text:style-name="T148">Integer</text:span></text:span></text:p>
            </table:table-cell>
            <table:table-cell table:style-name="Table32.B21" office:value-type="string">
              <text:p text:style-name="P236"><text:a xlink:type="simple" xlink:href="file:///l%22b74" text:style-name="ListLabel_20_7" text:visited-style-name="ListLabel_20_7"><text:span text:style-name="Internet_20_link"><text:span text:style-name="T141">offset</text:span></text:span></text:a></text:p>
            </table:table-cell>
            <table:table-cell table:style-name="Table32.C21" office:value-type="string">
              <text:p text:style-name="P237"><text:bookmark-ref text:reference-format="page" text:ref-name="b74">52</text:bookmark-ref></text:p>
            </table:table-cell>
          </table:table-row>
          <table:table-row table:style-name="Table32.1">
            <table:table-cell table:style-name="Table32.A22" office:value-type="string">
              <text:p text:style-name="P238"><text:a xlink:type="simple" xlink:href="file:///l%22b41" text:style-name="ListLabel_20_8" text:visited-style-name="ListLabel_20_8"><text:span text:style-name="Internet_20_link"><text:span text:style-name="T142">AttributeDTO</text:span></text:span></text:a></text:p>
            </table:table-cell>
            <table:table-cell table:style-name="Table32.B22" office:value-type="string">
              <text:p text:style-name="P236"><text:a xlink:type="simple" xlink:href="file:///l%22b81" text:style-name="ListLabel_20_7" text:visited-style-name="ListLabel_20_7"><text:span text:style-name="Internet_20_link"><text:span text:style-name="T141">parentAttribute</text:span></text:span></text:a></text:p>
            </table:table-cell>
            <table:table-cell table:style-name="Table32.C22" office:value-type="string">
              <text:p text:style-name="P237"><text:bookmark-ref text:reference-format="page" text:ref-name="b81">53</text:bookmark-ref></text:p>
            </table:table-cell>
          </table:table-row>
          <text:soft-page-break/>
          <table:table-row table:style-name="Table32.1">
            <table:table-cell table:style-name="Table32.A23" office:value-type="string">
              <text:p text:style-name="P238"><text:span text:style-name="Code_20_Small"><text:span text:style-name="T148">List&lt;String&gt;</text:span></text:span></text:p>
            </table:table-cell>
            <table:table-cell table:style-name="Table32.B23" office:value-type="string">
              <text:p text:style-name="P236"><text:a xlink:type="simple" xlink:href="file:///l%22b76" text:style-name="ListLabel_20_7" text:visited-style-name="ListLabel_20_7"><text:span text:style-name="Internet_20_link"><text:span text:style-name="T141">parentLabels</text:span></text:span></text:a></text:p>
            </table:table-cell>
            <table:table-cell table:style-name="Table32.C23" office:value-type="string">
              <text:p text:style-name="P237"><text:bookmark-ref text:reference-format="page" text:ref-name="b76">52</text:bookmark-ref></text:p>
            </table:table-cell>
          </table:table-row>
          <table:table-row table:style-name="Table32.1">
            <table:table-cell table:style-name="Table32.A24" office:value-type="string">
              <text:p text:style-name="P238"><text:span text:style-name="Code_20_Small"><text:span text:style-name="T148">Integer</text:span></text:span></text:p>
            </table:table-cell>
            <table:table-cell table:style-name="Table32.B24" office:value-type="string">
              <text:p text:style-name="P236"><text:a xlink:type="simple" xlink:href="file:///l%22b79" text:style-name="ListLabel_20_7" text:visited-style-name="ListLabel_20_7"><text:span text:style-name="Internet_20_link"><text:span text:style-name="T141">parentResourceType</text:span></text:span></text:a></text:p>
            </table:table-cell>
            <table:table-cell table:style-name="Table32.C24" office:value-type="string">
              <text:p text:style-name="P237"><text:bookmark-ref text:reference-format="page" text:ref-name="b79">53</text:bookmark-ref></text:p>
            </table:table-cell>
          </table:table-row>
          <table:table-row table:style-name="Table32.1">
            <table:table-cell table:style-name="Table32.A25" office:value-type="string">
              <text:p text:style-name="P238"><text:span text:style-name="Code_20_Small"><text:span text:style-name="T148">List&lt;Integer&gt;</text:span></text:span></text:p>
            </table:table-cell>
            <table:table-cell table:style-name="Table32.B25" office:value-type="string">
              <text:p text:style-name="P236"><text:a xlink:type="simple" xlink:href="file:///l%22b62" text:style-name="ListLabel_20_7" text:visited-style-name="ListLabel_20_7"><text:span text:style-name="Internet_20_link"><text:span text:style-name="T141">resourceType</text:span></text:span></text:a></text:p>
            </table:table-cell>
            <table:table-cell table:style-name="Table32.C25" office:value-type="string">
              <text:p text:style-name="P237"><text:bookmark-ref text:reference-format="page" text:ref-name="b62">51</text:bookmark-ref></text:p>
            </table:table-cell>
          </table:table-row>
          <table:table-row table:style-name="Table32.1">
            <table:table-cell table:style-name="Table32.A26" office:value-type="string">
              <text:p text:style-name="P238"><text:span text:style-name="Code_20_Small"><text:span text:style-name="T148">String</text:span></text:span></text:p>
            </table:table-cell>
            <table:table-cell table:style-name="Table32.B26" office:value-type="string">
              <text:p text:style-name="P236"><text:a xlink:type="simple" xlink:href="file:///l%22b69" text:style-name="ListLabel_20_7" text:visited-style-name="ListLabel_20_7"><text:span text:style-name="Internet_20_link"><text:span text:style-name="T141">semanticsFilter</text:span></text:span></text:a></text:p>
            </table:table-cell>
            <table:table-cell table:style-name="Table32.C26" office:value-type="string">
              <text:p text:style-name="P237"><text:bookmark-ref text:reference-format="page" text:ref-name="b69">52</text:bookmark-ref></text:p>
            </table:table-cell>
          </table:table-row>
          <table:table-row table:style-name="Table32.1">
            <table:table-cell table:style-name="Table32.A27" office:value-type="string">
              <text:p text:style-name="P238"><text:span text:style-name="Code_20_Small"><text:span text:style-name="T148">Integer</text:span></text:span></text:p>
            </table:table-cell>
            <table:table-cell table:style-name="Table32.B27" office:value-type="string">
              <text:p text:style-name="P236"><text:a xlink:type="simple" xlink:href="file:///l%22b63" text:style-name="ListLabel_20_7" text:visited-style-name="ListLabel_20_7"><text:span text:style-name="Internet_20_link"><text:span text:style-name="T141">sizeAbove</text:span></text:span></text:a></text:p>
            </table:table-cell>
            <table:table-cell table:style-name="Table32.C27" office:value-type="string">
              <text:p text:style-name="P237"><text:bookmark-ref text:reference-format="page" text:ref-name="b63">51</text:bookmark-ref></text:p>
            </table:table-cell>
          </table:table-row>
          <table:table-row table:style-name="Table32.1">
            <table:table-cell table:style-name="Table32.A28" office:value-type="string">
              <text:p text:style-name="P238"><text:span text:style-name="Code_20_Small"><text:span text:style-name="T148">Integer</text:span></text:span></text:p>
            </table:table-cell>
            <table:table-cell table:style-name="Table32.B28" office:value-type="string">
              <text:p text:style-name="P236"><text:a xlink:type="simple" xlink:href="file:///l%22b64" text:style-name="ListLabel_20_7" text:visited-style-name="ListLabel_20_7"><text:span text:style-name="Internet_20_link"><text:span text:style-name="T141">sizeBelow</text:span></text:span></text:a></text:p>
            </table:table-cell>
            <table:table-cell table:style-name="Table32.C28" office:value-type="string">
              <text:p text:style-name="P237"><text:bookmark-ref text:reference-format="page" text:ref-name="b64">51</text:bookmark-ref></text:p>
            </table:table-cell>
          </table:table-row>
          <table:table-row table:style-name="Table32.1">
            <table:table-cell table:style-name="Table32.A29" office:value-type="string">
              <text:p text:style-name="P238"><text:span text:style-name="Code_20_Small"><text:span text:style-name="T148">Integer</text:span></text:span></text:p>
            </table:table-cell>
            <table:table-cell table:style-name="Table32.B29" office:value-type="string">
              <text:p text:style-name="P236"><text:a xlink:type="simple" xlink:href="file:///l%22b58" text:style-name="ListLabel_20_7" text:visited-style-name="ListLabel_20_7"><text:span text:style-name="Internet_20_link"><text:span text:style-name="T141">stateTagBigger</text:span></text:span></text:a></text:p>
            </table:table-cell>
            <table:table-cell table:style-name="Table32.C29" office:value-type="string">
              <text:p text:style-name="P237"><text:bookmark-ref text:reference-format="page" text:ref-name="b58">50</text:bookmark-ref></text:p>
            </table:table-cell>
          </table:table-row>
          <table:table-row table:style-name="Table32.1">
            <table:table-cell table:style-name="Table32.A30" office:value-type="string">
              <text:p text:style-name="P238"><text:span text:style-name="Code_20_Small"><text:span text:style-name="T148">Integer</text:span></text:span></text:p>
            </table:table-cell>
            <table:table-cell table:style-name="Table32.B30" office:value-type="string">
              <text:p text:style-name="P236"><text:a xlink:type="simple" xlink:href="file:///l%22b57" text:style-name="ListLabel_20_7" text:visited-style-name="ListLabel_20_7"><text:span text:style-name="Internet_20_link"><text:span text:style-name="T141">stateTagSmaller</text:span></text:span></text:a></text:p>
            </table:table-cell>
            <table:table-cell table:style-name="Table32.C30" office:value-type="string">
              <text:p text:style-name="P237"><text:bookmark-ref text:reference-format="page" text:ref-name="b57">50</text:bookmark-ref></text:p>
            </table:table-cell>
          </table:table-row>
          <table:table-row table:style-name="Table32.1">
            <table:table-cell table:style-name="Table32.A31" office:value-type="string">
              <text:p text:style-name="P238"><text:span text:style-name="Code_20_Small"><text:span text:style-name="T148">String</text:span></text:span></text:p>
            </table:table-cell>
            <table:table-cell table:style-name="Table32.B31" office:value-type="string">
              <text:p text:style-name="P236"><text:a xlink:type="simple" xlink:href="file:///l%22b56" text:style-name="ListLabel_20_7" text:visited-style-name="ListLabel_20_7"><text:span text:style-name="Internet_20_link"><text:span text:style-name="T141">unmodifiedSince</text:span></text:span></text:a></text:p>
            </table:table-cell>
            <table:table-cell table:style-name="Table32.C31" office:value-type="string">
              <text:p text:style-name="P237"><text:bookmark-ref text:reference-format="page" text:ref-name="b56">50</text:bookmark-ref></text:p>
            </table:table-cell>
          </table:table-row>
        </table:table>
        <text:p text:style-name="P235"/>
        <table:table table:name="Table33" table:style-name="Table33">
          <table:table-column table:style-name="Table33.A"/>
          <table:table-column table:style-name="Table33.B"/>
          <table:table-row table:style-name="Table33.1">
            <table:table-cell table:style-name="Table33.A1" office:value-type="string">
              <text:p text:style-name="P236"><text:span text:style-name="Summary_20_Heading_20_Font"><text:span text:style-name="T136">Constructor Summary</text:span></text:span></text:p>
            </table:table-cell>
            <table:table-cell table:style-name="Table33.A1" office:value-type="string">
              <text:p text:style-name="P237"><text:span text:style-name="Page_20_Reference_20_Font"><text:span text:style-name="T137">Page</text:span></text:span></text:p>
            </table:table-cell>
          </table:table-row>
          <table:table-row table:style-name="Table33.1">
            <table:table-cell table:style-name="Table33.A2" office:value-type="string">
              <text:p text:style-name="P236"><text:a xlink:type="simple" xlink:href="file:///l%22b83" text:style-name="ListLabel_20_7" text:visited-style-name="ListLabel_20_7"><text:span text:style-name="Internet_20_link"><text:span text:style-name="T141">FilterCriteriaDTO</text:span></text:span></text:a><text:span text:style-name="Code"><text:span text:style-name="T147">()</text:span></text:span></text:p>
            </table:table-cell>
            <table:table-cell table:style-name="Table33.B2" office:value-type="string">
              <text:p text:style-name="P237"><text:bookmark-ref text:reference-format="page" text:ref-name="b83">53</text:bookmark-ref></text:p>
            </table:table-cell>
          </table:table-row>
        </table:table>
        <text:p text:style-name="P235"/>
        <table:table table:name="Table34" table:style-name="Table34">
          <table:table-column table:style-name="Table34.A"/>
          <table:table-row table:style-name="Table34.1">
            <table:table-cell table:style-name="Table34.A1" office:value-type="string">
              <text:p text:style-name="P217"><text:span text:style-name="T139">Methods inherited from class org.osgi.dto.DTO</text:span></text:p>
            </table:table-cell>
          </table:table-row>
          <table:table-row table:style-name="Table34.2">
            <table:table-cell table:style-name="Table34.A2" office:value-type="string">
              <text:p text:style-name="P215"><text:span text:style-name="Code">toString</text:span></text:p>
            </table:table-cell>
          </table:table-row>
        </table:table>
        <text:p text:style-name="P277"><text:span text:style-name="T8">Field Detail</text:span></text:p>
        <text:p text:style-name="P268"><text:bookmark text:name="b53"/><text:span text:style-name="T9">createdBefore</text:span></text:p>
        <text:p text:style-name="P207"><text:span text:style-name="Code"><text:span text:style-name="T3">public String </text:span></text:span><text:span text:style-name="Code"><text:span text:style-name="T32">createdBefore</text:span></text:span></text:p>
        <text:p text:style-name="P239"/>
        <text:p text:style-name="P269"><text:bookmark text:name="b54"/><text:span text:style-name="T9">createdAfter</text:span></text:p>
        <text:p text:style-name="P207"><text:span text:style-name="Code"><text:span text:style-name="T3">public String </text:span></text:span><text:span text:style-name="Code"><text:span text:style-name="T32">createdAfter</text:span></text:span></text:p>
        <text:p text:style-name="P239"/>
        <text:p text:style-name="P269"><text:bookmark text:name="b55"/><text:span text:style-name="T9">modifiedSince</text:span></text:p>
        <text:p text:style-name="P207"><text:span text:style-name="Code"><text:span text:style-name="T3">public String </text:span></text:span><text:span text:style-name="Code"><text:span text:style-name="T32">modifiedSince</text:span></text:span></text:p>
        <text:p text:style-name="P239"/>
        <text:p text:style-name="P269"><text:bookmark text:name="b56"/><text:span text:style-name="T9">unmodifiedSince</text:span></text:p>
        <text:p text:style-name="P207"><text:span text:style-name="Code"><text:span text:style-name="T3">public String </text:span></text:span><text:span text:style-name="Code"><text:span text:style-name="T32">unmodifiedSince</text:span></text:span></text:p>
        <text:p text:style-name="P239"/>
        <text:p text:style-name="P269"><text:bookmark text:name="b57"/><text:span text:style-name="T9">stateTagSmaller</text:span></text:p>
        <text:p text:style-name="P207"><text:span text:style-name="Code"><text:span text:style-name="T3">public Integer </text:span></text:span><text:span text:style-name="Code"><text:span text:style-name="T32">stateTagSmaller</text:span></text:span></text:p>
        <text:p text:style-name="P239"/>
        <text:p text:style-name="P269"><text:bookmark text:name="b58"/><text:span text:style-name="T9">stateTagBigger</text:span></text:p>
        <text:p text:style-name="P207"><text:span text:style-name="Code"><text:span text:style-name="T3">public Integer </text:span></text:span><text:span text:style-name="Code"><text:span text:style-name="T32">stateTagBigger</text:span></text:span></text:p>
        <text:p text:style-name="P239"/>
        <text:p text:style-name="P269"><text:bookmark text:name="b59"/><text:soft-page-break/><text:span text:style-name="T9">expireBefore</text:span></text:p>
        <text:p text:style-name="P207"><text:span text:style-name="Code"><text:span text:style-name="T3">public String </text:span></text:span><text:span text:style-name="Code"><text:span text:style-name="T32">expireBefore</text:span></text:span></text:p>
        <text:p text:style-name="P239"/>
        <text:p text:style-name="P269"><text:bookmark text:name="b60"/><text:span text:style-name="T9">expireAfter</text:span></text:p>
        <text:p text:style-name="P207"><text:span text:style-name="Code"><text:span text:style-name="T3">public String </text:span></text:span><text:span text:style-name="Code"><text:span text:style-name="T32">expireAfter</text:span></text:span></text:p>
        <text:p text:style-name="P239"/>
        <text:p text:style-name="P269"><text:bookmark text:name="b61"/><text:span text:style-name="T9">labels</text:span></text:p>
        <text:p text:style-name="P207"><text:span text:style-name="Code"><text:span text:style-name="T3">public List&lt;String&gt; </text:span></text:span><text:span text:style-name="Code"><text:span text:style-name="T32">labels</text:span></text:span></text:p>
        <text:p text:style-name="P239"/>
        <text:p text:style-name="P269"><text:bookmark text:name="b62"/><text:span text:style-name="T9">resourceType</text:span></text:p>
        <text:p text:style-name="P207"><text:span text:style-name="Code"><text:span text:style-name="T3">public List&lt;Integer&gt; </text:span></text:span><text:span text:style-name="Code"><text:span text:style-name="T32">resourceType</text:span></text:span></text:p>
        <text:p text:style-name="P239"/>
        <text:p text:style-name="P269"><text:bookmark text:name="b63"/><text:span text:style-name="T9">sizeAbove</text:span></text:p>
        <text:p text:style-name="P207"><text:span text:style-name="Code"><text:span text:style-name="T3">public Integer </text:span></text:span><text:span text:style-name="Code"><text:span text:style-name="T32">sizeAbove</text:span></text:span></text:p>
        <text:p text:style-name="P239"/>
        <text:p text:style-name="P269"><text:bookmark text:name="b64"/><text:span text:style-name="T9">sizeBelow</text:span></text:p>
        <text:p text:style-name="P207"><text:span text:style-name="Code"><text:span text:style-name="T3">public Integer </text:span></text:span><text:span text:style-name="Code"><text:span text:style-name="T32">sizeBelow</text:span></text:span></text:p>
        <text:p text:style-name="P239"/>
        <text:p text:style-name="P269"><text:bookmark text:name="b65"/><text:span text:style-name="T9">contentType</text:span></text:p>
        <text:p text:style-name="P207"><text:span text:style-name="Code"><text:span text:style-name="T3">public List&lt;String&gt; </text:span></text:span><text:span text:style-name="Code"><text:span text:style-name="T32">contentType</text:span></text:span></text:p>
        <text:p text:style-name="P239"/>
        <text:p text:style-name="P269"><text:bookmark text:name="b66"/><text:span text:style-name="T9">attribute</text:span></text:p>
        <text:p text:style-name="P207"><text:span text:style-name="Code"><text:span text:style-name="T3">public </text:span></text:span><text:a xlink:type="simple" xlink:href="file:///l%22b41" text:style-name="ListLabel_20_5" text:visited-style-name="ListLabel_20_5"><text:span text:style-name="Internet_20_link"><text:span text:style-name="T149">AttributeDTO</text:span></text:span></text:a><text:span text:style-name="Code"><text:span text:style-name="T3"> </text:span></text:span><text:span text:style-name="Code"><text:span text:style-name="T32">attribute</text:span></text:span></text:p>
        <text:p text:style-name="P239"/>
        <text:p text:style-name="P269"><text:bookmark text:name="b67"/><text:span text:style-name="T9">filterUsage</text:span></text:p>
        <text:p text:style-name="P207"><text:span text:style-name="Code"><text:span text:style-name="T3">public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filterUsage</text:span></text:span></text:p>
        <text:p text:style-name="P239"/>
        <text:p text:style-name="P269"><text:bookmark text:name="b68"/><text:span text:style-name="T9">limit</text:span></text:p>
        <text:p text:style-name="P207"><text:span text:style-name="Code"><text:span text:style-name="T3">public Integer </text:span></text:span><text:span text:style-name="Code"><text:span text:style-name="T32">limit</text:span></text:span></text:p>
        <text:p text:style-name="P239"/>
        <text:p text:style-name="P269"><text:bookmark text:name="b69"/><text:soft-page-break/><text:span text:style-name="T9">semanticsFilter</text:span></text:p>
        <text:p text:style-name="P207"><text:span text:style-name="Code"><text:span text:style-name="T3">public String </text:span></text:span><text:span text:style-name="Code"><text:span text:style-name="T32">semanticsFilter</text:span></text:span></text:p>
        <text:p text:style-name="P239"/>
        <text:p text:style-name="P269"><text:bookmark text:name="b70"/><text:span text:style-name="T9">filterOperation</text:span></text:p>
        <text:p text:style-name="P207"><text:span text:style-name="Code"><text:span text:style-name="T3">public </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 </text:span></text:span><text:span text:style-name="Code"><text:span text:style-name="T32">filterOperation</text:span></text:span></text:p>
        <text:p text:style-name="P239"/>
        <text:p text:style-name="P269"><text:bookmark text:name="b71"/><text:span text:style-name="T9">contentFilterSyntax</text:span></text:p>
        <text:p text:style-name="P207"><text:span text:style-name="Code"><text:span text:style-name="T3">public Integer </text:span></text:span><text:span text:style-name="Code"><text:span text:style-name="T32">contentFilterSyntax</text:span></text:span></text:p>
        <text:p text:style-name="P239"/>
        <text:p text:style-name="P269"><text:bookmark text:name="b72"/><text:span text:style-name="T9">contentFilterQuery</text:span></text:p>
        <text:p text:style-name="P207"><text:span text:style-name="Code"><text:span text:style-name="T3">public String </text:span></text:span><text:span text:style-name="Code"><text:span text:style-name="T32">contentFilterQuery</text:span></text:span></text:p>
        <text:p text:style-name="P239"/>
        <text:p text:style-name="P269"><text:bookmark text:name="b73"/><text:span text:style-name="T9">level</text:span></text:p>
        <text:p text:style-name="P207"><text:span text:style-name="Code"><text:span text:style-name="T3">public Integer </text:span></text:span><text:span text:style-name="Code"><text:span text:style-name="T32">level</text:span></text:span></text:p>
        <text:p text:style-name="P239"/>
        <text:p text:style-name="P269"><text:bookmark text:name="b74"/><text:span text:style-name="T9">offset</text:span></text:p>
        <text:p text:style-name="P207"><text:span text:style-name="Code"><text:span text:style-name="T3">public Integer </text:span></text:span><text:span text:style-name="Code"><text:span text:style-name="T32">offset</text:span></text:span></text:p>
        <text:p text:style-name="P239"/>
        <text:p text:style-name="P269"><text:bookmark text:name="b75"/><text:span text:style-name="T9">childLabels</text:span></text:p>
        <text:p text:style-name="P207"><text:span text:style-name="Code"><text:span text:style-name="T3">public List&lt;String&gt; </text:span></text:span><text:span text:style-name="Code"><text:span text:style-name="T32">childLabels</text:span></text:span></text:p>
        <text:p text:style-name="P239"/>
        <text:p text:style-name="P269"><text:bookmark text:name="b76"/><text:span text:style-name="T9">parentLabels</text:span></text:p>
        <text:p text:style-name="P207"><text:span text:style-name="Code"><text:span text:style-name="T3">public List&lt;String&gt; </text:span></text:span><text:span text:style-name="Code"><text:span text:style-name="T32">parentLabels</text:span></text:span></text:p>
        <text:p text:style-name="P239"/>
        <text:p text:style-name="P269"><text:bookmark text:name="b77"/><text:span text:style-name="T9">labelsQuery</text:span></text:p>
        <text:p text:style-name="P207"><text:span text:style-name="Code"><text:span text:style-name="T3">public String </text:span></text:span><text:span text:style-name="Code"><text:span text:style-name="T32">labelsQuery</text:span></text:span></text:p>
        <text:p text:style-name="P239"/>
        <text:p text:style-name="P269"><text:bookmark text:name="b78"/><text:span text:style-name="T9">childResourceType</text:span></text:p>
        <text:p text:style-name="P207"><text:span text:style-name="Code"><text:span text:style-name="T3">public Integer </text:span></text:span><text:span text:style-name="Code"><text:span text:style-name="T32">childResourceType</text:span></text:span></text:p>
        <text:p text:style-name="P239"/>
        <text:p text:style-name="P269"><text:bookmark text:name="b79"/><text:soft-page-break/><text:span text:style-name="T9">parentResourceType</text:span></text:p>
        <text:p text:style-name="P207"><text:span text:style-name="Code"><text:span text:style-name="T3">public Integer </text:span></text:span><text:span text:style-name="Code"><text:span text:style-name="T32">parentResourceType</text:span></text:span></text:p>
        <text:p text:style-name="P239"/>
        <text:p text:style-name="P269"><text:bookmark text:name="b80"/><text:span text:style-name="T9">childAttribute</text:span></text:p>
        <text:p text:style-name="P207"><text:span text:style-name="Code"><text:span text:style-name="T3">public </text:span></text:span><text:a xlink:type="simple" xlink:href="file:///l%22b41" text:style-name="ListLabel_20_5" text:visited-style-name="ListLabel_20_5"><text:span text:style-name="Internet_20_link"><text:span text:style-name="T149">AttributeDTO</text:span></text:span></text:a><text:span text:style-name="Code"><text:span text:style-name="T3"> </text:span></text:span><text:span text:style-name="Code"><text:span text:style-name="T32">childAttribute</text:span></text:span></text:p>
        <text:p text:style-name="P239"/>
        <text:p text:style-name="P269"><text:bookmark text:name="b81"/><text:span text:style-name="T9">parentAttribute</text:span></text:p>
        <text:p text:style-name="P207"><text:span text:style-name="Code"><text:span text:style-name="T3">public </text:span></text:span><text:a xlink:type="simple" xlink:href="file:///l%22b41" text:style-name="ListLabel_20_5" text:visited-style-name="ListLabel_20_5"><text:span text:style-name="Internet_20_link"><text:span text:style-name="T149">AttributeDTO</text:span></text:span></text:a><text:span text:style-name="Code"><text:span text:style-name="T3"> </text:span></text:span><text:span text:style-name="Code"><text:span text:style-name="T32">parentAttribute</text:span></text:span></text:p>
        <text:p text:style-name="P239"/>
        <text:p text:style-name="P269"><text:bookmark text:name="b82"/><text:span text:style-name="T9">applyRelativePath</text:span></text:p>
        <text:p text:style-name="P207"><text:span text:style-name="Code"><text:span text:style-name="T3">public String </text:span></text:span><text:span text:style-name="Code"><text:span text:style-name="T32">applyRelativePath</text:span></text:span></text:p>
        <text:p text:style-name="P277"><text:span text:style-name="T8">Constructor Detail</text:span></text:p>
        <text:p text:style-name="P268"><text:bookmark text:name="b83"/><text:span text:style-name="T9">FilterCriteriaDTO</text:span></text:p>
        <text:p text:style-name="P224"><text:span text:style-name="Code"><text:span text:style-name="T3">public </text:span></text:span><text:span text:style-name="Code"><text:span text:style-name="T32">FilterCriteriaDTO</text:span></text:span><text:span text:style-name="Code"><text:span text:style-name="T33">()</text:span></text:span></text:p>
        <text:p text:style-name="P173"><text:bookmark text:name="b90"/><text:span text:style-name="T7">Enum FilterCriteriaDTO.FilterOperation</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15" text:anchor-type="as-char" svg:width="0.397cm" svg:height="0.37cm" draw:z-index="49"><draw:image xlink:href="Pictures/100002000000000F0000000ED3A4069C610A9F54.png" xlink:type="simple" xlink:show="embed" xlink:actuate="onLoad" loext:mime-type="image/png"/></draw:frame><text:span text:style-name="Code"><text:span text:style-name="T3">java.lang.Enum&lt;</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gt;</text:span></text:span></text:p>
        <text:p text:style-name="P207"><text:span text:style-name="Code"><text:span text:style-name="T3">      </text:span></text:span><draw:frame draw:style-name="fr3" draw:name="Image16" text:anchor-type="as-char" svg:width="0.397cm" svg:height="0.37cm" draw:z-index="50"><draw:image xlink:href="Pictures/100002000000000F0000000ED3A4069C610A9F54.png" xlink:type="simple" xlink:show="embed" xlink:actuate="onLoad" loext:mime-type="image/png"/></draw:frame><text:span text:style-name="Code"><text:span text:style-name="T32">org.osgi.service.onem2m.dto.FilterCriteriaDTO.FilterOperation</text:span></text:span></text:p>
        <text:p text:style-name="List_20_Heading"><text:span text:style-name="T5">All Implemented Interfaces:</text:span></text:p>
        <text:p text:style-name="P228"><text:span text:style-name="T4">Comparable&lt;</text:span><text:a xlink:type="simple" xlink:href="file:///l%22b90" text:style-name="ListLabel_20_4" text:visited-style-name="ListLabel_20_4"><text:span text:style-name="Internet_20_link"><text:span text:style-name="T140">FilterCriteriaDTO.FilterOperation</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84" text:style-name="ListLabel_20_4" text:visited-style-name="ListLabel_20_4"><text:span text:style-name="Internet_20_link"><text:span text:style-name="T140">FilterCriteriaDTO</text:span></text:span></text:a></text:p>
        <text:p text:style-name="P220"/>
        <text:p text:style-name="P233"><text:span text:style-name="Code"><text:span text:style-name="T3">public static enum </text:span></text:span><text:span text:style-name="Code"><text:span text:style-name="T32">FilterCriteriaDTO.FilterOperation</text:span></text:span></text:p>
        <text:p text:style-name="P207"><text:span text:style-name="Code"><text:span text:style-name="T3">extends Enum&lt;</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gt;</text:span></text:span></text:p>
        <text:p text:style-name="P234"/>
        <table:table table:name="Table35" table:style-name="Table35">
          <table:table-column table:style-name="Table35.A"/>
          <table:table-column table:style-name="Table35.B"/>
          <table:table-row table:style-name="Table35.1">
            <table:table-cell table:style-name="Table35.A1" office:value-type="string">
              <text:p text:style-name="P236"><text:span text:style-name="Summary_20_Heading_20_Font"><text:span text:style-name="T136">Enum Constant Summary</text:span></text:span></text:p>
            </table:table-cell>
            <table:table-cell table:style-name="Table35.A1" office:value-type="string">
              <text:p text:style-name="P237"><text:span text:style-name="Page_20_Reference_20_Font"><text:span text:style-name="T137">Page</text:span></text:span></text:p>
            </table:table-cell>
          </table:table-row>
          <table:table-row table:style-name="Table35.1">
            <table:table-cell table:style-name="Table35.A2" office:value-type="string">
              <text:p text:style-name="P236"><text:a xlink:type="simple" xlink:href="file:///l%22b85" text:style-name="ListLabel_20_7" text:visited-style-name="ListLabel_20_7"><text:span text:style-name="Internet_20_link"><text:span text:style-name="T141">AND</text:span></text:span></text:a></text:p>
            </table:table-cell>
            <table:table-cell table:style-name="Table35.B2" office:value-type="string">
              <text:p text:style-name="P237"><text:bookmark-ref text:reference-format="page" text:ref-name="b85">54</text:bookmark-ref></text:p>
            </table:table-cell>
          </table:table-row>
          <table:table-row table:style-name="Table35.1">
            <table:table-cell table:style-name="Table35.A3" office:value-type="string">
              <text:p text:style-name="P236"><text:a xlink:type="simple" xlink:href="file:///l%22b86" text:style-name="ListLabel_20_7" text:visited-style-name="ListLabel_20_7"><text:span text:style-name="Internet_20_link"><text:span text:style-name="T141">OR</text:span></text:span></text:a></text:p>
            </table:table-cell>
            <table:table-cell table:style-name="Table35.B3" office:value-type="string">
              <text:p text:style-name="P237"><text:bookmark-ref text:reference-format="page" text:ref-name="b86">54</text:bookmark-ref></text:p>
            </table:table-cell>
          </table:table-row>
        </table:table>
        <text:p text:style-name="P235"/>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236"><text:span text:style-name="Summary_20_Heading_20_Font"><text:span text:style-name="T136">Method Summary</text:span></text:span></text:p>
            </table:table-cell>
            <table:covered-table-cell/>
            <table:table-cell table:style-name="Table36.A1" office:value-type="string">
              <text:p text:style-name="P237"><text:span text:style-name="Page_20_Reference_20_Font"><text:span text:style-name="T137">Page</text:span></text:span></text:p>
            </table:table-cell>
          </table:table-row>
          <table:table-row table:style-name="Table36.1">
            <table:table-cell table:style-name="Table36.A2" office:value-type="string">
              <text:p text:style-name="P238"><text:span text:style-name="Code_20_Small"><text:span text:style-name="T148">int</text:span></text:span></text:p>
            </table:table-cell>
            <table:table-cell table:style-name="Table36.B2" office:value-type="string">
              <text:p text:style-name="P236"><text:a xlink:type="simple" xlink:href="file:///l%22b89" text:style-name="ListLabel_20_7" text:visited-style-name="ListLabel_20_7"><text:span text:style-name="Internet_20_link"><text:span text:style-name="T141">getValue</text:span></text:span></text:a><text:span text:style-name="Code"><text:span text:style-name="T147">()</text:span></text:span></text:p>
            </table:table-cell>
            <table:table-cell table:style-name="Table36.C2" office:value-type="string">
              <text:p text:style-name="P237"><text:bookmark-ref text:reference-format="page" text:ref-name="b89">55</text:bookmark-ref></text:p>
            </table:table-cell>
          </table:table-row>
          <table:table-row table:style-name="Table36.1">
            <table:table-cell table:style-name="Table36.A3" office:value-type="string">
              <text:p text:style-name="P238"><text:span text:style-name="Code_20_Small"><text:span text:style-name="T148">static </text:span></text:span><text:a xlink:type="simple" xlink:href="file:///l%22b90" text:style-name="ListLabel_20_8" text:visited-style-name="ListLabel_20_8"><text:span text:style-name="Internet_20_link"><text:span text:style-name="T142">FilterCriteriaDTO.FilterOperation</text:span></text:span></text:a></text:p>
            </table:table-cell>
            <table:table-cell table:style-name="Table36.B3" office:value-type="string">
              <text:p text:style-name="P236"><text:a xlink:type="simple" xlink:href="file:///l%22b88"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36.C3" office:value-type="string">
              <text:p text:style-name="P237"><text:bookmark-ref text:reference-format="page" text:ref-name="b88">55</text:bookmark-ref></text:p>
            </table:table-cell>
          </table:table-row>
          <table:table-row table:style-name="Table36.1">
            <table:table-cell table:style-name="Table36.A4" office:value-type="string">
              <text:p text:style-name="P238"><text:span text:style-name="Code_20_Small"><text:span text:style-name="T148">static </text:span></text:span><text:a xlink:type="simple" xlink:href="file:///l%22b90" text:style-name="ListLabel_20_8" text:visited-style-name="ListLabel_20_8"><text:span text:style-name="Internet_20_link"><text:span text:style-name="T142">FilterCriteriaDTO.FilterOperation</text:span></text:span></text:a><text:span text:style-name="Code_20_Small"><text:span text:style-name="T148">[]</text:span></text:span></text:p>
            </table:table-cell>
            <table:table-cell table:style-name="Table36.B4" office:value-type="string">
              <text:p text:style-name="P236"><text:a xlink:type="simple" xlink:href="file:///l%22b87" text:style-name="ListLabel_20_7" text:visited-style-name="ListLabel_20_7"><text:span text:style-name="Internet_20_link"><text:span text:style-name="T141">values</text:span></text:span></text:a><text:span text:style-name="Code"><text:span text:style-name="T147">()</text:span></text:span></text:p>
            </table:table-cell>
            <table:table-cell table:style-name="Table36.C4" office:value-type="string">
              <text:p text:style-name="P237"><text:bookmark-ref text:reference-format="page" text:ref-name="b87">54</text:bookmark-ref></text:p>
            </table:table-cell>
          </table:table-row>
        </table:table>
        <text:p text:style-name="P277"><text:span text:style-name="T8">Enum Constant Detail</text:span></text:p>
        <text:p text:style-name="P268"><text:bookmark text:name="b85"/><text:span text:style-name="T9">AND</text:span></text:p>
        <text:p text:style-name="P207"><text:span text:style-name="Code"><text:span text:style-name="T3">public static final </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 </text:span></text:span><text:span text:style-name="Code"><text:span text:style-name="T32">AND</text:span></text:span></text:p>
        <text:p text:style-name="P239"/>
        <text:p text:style-name="P269"><text:bookmark text:name="b86"/><text:span text:style-name="T9">OR</text:span></text:p>
        <text:p text:style-name="P207"><text:span text:style-name="Code"><text:span text:style-name="T3">public static final </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 </text:span></text:span><text:span text:style-name="Code"><text:span text:style-name="T32">OR</text:span></text:span></text:p>
        <text:p text:style-name="P277"><text:span text:style-name="T8">Method Detail</text:span></text:p>
        <text:p text:style-name="P268"><text:bookmark text:name="b87"/><text:span text:style-name="T9">values</text:span></text:p>
        <text:p text:style-name="P207"><text:span text:style-name="Code"><text:span text:style-name="T3">public static </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88"/><text:soft-page-break/><text:span text:style-name="T9">valueOf</text:span></text:p>
        <text:p text:style-name="P207"><text:span text:style-name="Code"><text:span text:style-name="T3">public static </text:span></text:span><text:a xlink:type="simple" xlink:href="file:///l%22b90" text:style-name="ListLabel_20_5" text:visited-style-name="ListLabel_20_5"><text:span text:style-name="Internet_20_link"><text:span text:style-name="T149">FilterCriteriaDTO.FilterOperation</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89"/><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74"><text:bookmark text:name="b97"/><text:span text:style-name="T7">Enum FilterCriteriaDTO.FilterUsage</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17" text:anchor-type="as-char" svg:width="0.397cm" svg:height="0.37cm" draw:z-index="51"><draw:image xlink:href="Pictures/100002000000000F0000000ED3A4069C610A9F54.png" xlink:type="simple" xlink:show="embed" xlink:actuate="onLoad" loext:mime-type="image/png"/></draw:frame><text:span text:style-name="Code"><text:span text:style-name="T3">java.lang.Enum&lt;</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gt;</text:span></text:span></text:p>
        <text:p text:style-name="P207"><text:span text:style-name="Code"><text:span text:style-name="T3">      </text:span></text:span><draw:frame draw:style-name="fr3" draw:name="Image18" text:anchor-type="as-char" svg:width="0.397cm" svg:height="0.37cm" draw:z-index="52"><draw:image xlink:href="Pictures/100002000000000F0000000ED3A4069C610A9F54.png" xlink:type="simple" xlink:show="embed" xlink:actuate="onLoad" loext:mime-type="image/png"/></draw:frame><text:span text:style-name="Code"><text:span text:style-name="T32">org.osgi.service.onem2m.dto.FilterCriteriaDTO.FilterUsage</text:span></text:span></text:p>
        <text:p text:style-name="List_20_Heading"><text:span text:style-name="T5">All Implemented Interfaces:</text:span></text:p>
        <text:p text:style-name="P228"><text:span text:style-name="T4">Comparable&lt;</text:span><text:a xlink:type="simple" xlink:href="file:///l%22b97" text:style-name="ListLabel_20_4" text:visited-style-name="ListLabel_20_4"><text:span text:style-name="Internet_20_link"><text:span text:style-name="T140">FilterCriteriaDTO.FilterUsage</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84" text:style-name="ListLabel_20_4" text:visited-style-name="ListLabel_20_4"><text:span text:style-name="Internet_20_link"><text:span text:style-name="T140">FilterCriteriaDTO</text:span></text:span></text:a></text:p>
        <text:p text:style-name="P220"/>
        <text:p text:style-name="P233"><text:span text:style-name="Code"><text:span text:style-name="T3">public static enum </text:span></text:span><text:span text:style-name="Code"><text:span text:style-name="T32">FilterCriteriaDTO.FilterUsage</text:span></text:span></text:p>
        <text:p text:style-name="P207"><text:span text:style-name="Code"><text:span text:style-name="T3">extends Enum&lt;</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gt;</text:span></text:span></text:p>
        <text:p text:style-name="P234"/>
        <table:table table:name="Table37" table:style-name="Table37">
          <table:table-column table:style-name="Table37.A"/>
          <table:table-column table:style-name="Table37.B"/>
          <table:table-row table:style-name="Table37.1">
            <table:table-cell table:style-name="Table37.A1" office:value-type="string">
              <text:p text:style-name="P236"><text:span text:style-name="Summary_20_Heading_20_Font"><text:span text:style-name="T136">Enum Constant Summary</text:span></text:span></text:p>
            </table:table-cell>
            <table:table-cell table:style-name="Table37.A1" office:value-type="string">
              <text:p text:style-name="P237"><text:span text:style-name="Page_20_Reference_20_Font"><text:span text:style-name="T137">Page</text:span></text:span></text:p>
            </table:table-cell>
          </table:table-row>
          <table:table-row table:style-name="Table37.1">
            <table:table-cell table:style-name="Table37.A2" office:value-type="string">
              <text:p text:style-name="P236"><text:a xlink:type="simple" xlink:href="file:///l%22b92" text:style-name="ListLabel_20_7" text:visited-style-name="ListLabel_20_7"><text:span text:style-name="Internet_20_link"><text:span text:style-name="T141">ConditionalRetrival</text:span></text:span></text:a></text:p>
            </table:table-cell>
            <table:table-cell table:style-name="Table37.B2" office:value-type="string">
              <text:p text:style-name="P237"><text:bookmark-ref text:reference-format="page" text:ref-name="b92">56</text:bookmark-ref></text:p>
            </table:table-cell>
          </table:table-row>
          <table:table-row table:style-name="Table37.1">
            <table:table-cell table:style-name="Table37.A3" office:value-type="string">
              <text:p text:style-name="P236"><text:a xlink:type="simple" xlink:href="file:///l%22b91" text:style-name="ListLabel_20_7" text:visited-style-name="ListLabel_20_7"><text:span text:style-name="Internet_20_link"><text:span text:style-name="T141">DiscoveryCriteria</text:span></text:span></text:a></text:p>
            </table:table-cell>
            <table:table-cell table:style-name="Table37.B3" office:value-type="string">
              <text:p text:style-name="P237"><text:bookmark-ref text:reference-format="page" text:ref-name="b91">56</text:bookmark-ref></text:p>
            </table:table-cell>
          </table:table-row>
          <table:table-row table:style-name="Table37.1">
            <table:table-cell table:style-name="Table37.A4" office:value-type="string">
              <text:p text:style-name="P236"><text:a xlink:type="simple" xlink:href="file:///l%22b93" text:style-name="ListLabel_20_7" text:visited-style-name="ListLabel_20_7"><text:span text:style-name="Internet_20_link"><text:span text:style-name="T141">IPEOndemandDiscovery</text:span></text:span></text:a></text:p>
            </table:table-cell>
            <table:table-cell table:style-name="Table37.B4" office:value-type="string">
              <text:p text:style-name="P237"><text:bookmark-ref text:reference-format="page" text:ref-name="b93">56</text:bookmark-ref></text:p>
            </table:table-cell>
          </table:table-row>
        </table:table>
        <text:p text:style-name="P235"/>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36"><text:span text:style-name="Summary_20_Heading_20_Font"><text:span text:style-name="T136">Method Summary</text:span></text:span></text:p>
            </table:table-cell>
            <table:covered-table-cell/>
            <table:table-cell table:style-name="Table38.A1" office:value-type="string">
              <text:p text:style-name="P237"><text:span text:style-name="Page_20_Reference_20_Font"><text:span text:style-name="T137">Page</text:span></text:span></text:p>
            </table:table-cell>
          </table:table-row>
          <table:table-row table:style-name="Table38.1">
            <table:table-cell table:style-name="Table38.A2" office:value-type="string">
              <text:p text:style-name="P238"><text:span text:style-name="Code_20_Small"><text:span text:style-name="T148">int</text:span></text:span></text:p>
            </table:table-cell>
            <table:table-cell table:style-name="Table38.B2" office:value-type="string">
              <text:p text:style-name="P236"><text:a xlink:type="simple" xlink:href="file:///l%22b96" text:style-name="ListLabel_20_7" text:visited-style-name="ListLabel_20_7"><text:span text:style-name="Internet_20_link"><text:span text:style-name="T141">getValue</text:span></text:span></text:a><text:span text:style-name="Code"><text:span text:style-name="T147">()</text:span></text:span></text:p>
            </table:table-cell>
            <table:table-cell table:style-name="Table38.C2" office:value-type="string">
              <text:p text:style-name="P237"><text:bookmark-ref text:reference-format="page" text:ref-name="b96">57</text:bookmark-ref></text:p>
            </table:table-cell>
          </table:table-row>
          <table:table-row table:style-name="Table38.1">
            <table:table-cell table:style-name="Table38.A3" office:value-type="string">
              <text:p text:style-name="P238"><text:span text:style-name="Code_20_Small"><text:span text:style-name="T148">static </text:span></text:span><text:a xlink:type="simple" xlink:href="file:///l%22b97" text:style-name="ListLabel_20_8" text:visited-style-name="ListLabel_20_8"><text:span text:style-name="Internet_20_link"><text:span text:style-name="T142">FilterCriteriaDTO.FilterUsage</text:span></text:span></text:a></text:p>
            </table:table-cell>
            <table:table-cell table:style-name="Table38.B3" office:value-type="string">
              <text:p text:style-name="P236"><text:a xlink:type="simple" xlink:href="file:///l%22b95"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38.C3" office:value-type="string">
              <text:p text:style-name="P237"><text:bookmark-ref text:reference-format="page" text:ref-name="b95">57</text:bookmark-ref></text:p>
            </table:table-cell>
          </table:table-row>
          <table:table-row table:style-name="Table38.1">
            <table:table-cell table:style-name="Table38.A4" office:value-type="string">
              <text:p text:style-name="P238"><text:span text:style-name="Code_20_Small"><text:span text:style-name="T148">static </text:span></text:span><text:a xlink:type="simple" xlink:href="file:///l%22b97" text:style-name="ListLabel_20_8" text:visited-style-name="ListLabel_20_8"><text:span text:style-name="Internet_20_link"><text:span text:style-name="T142">FilterCriteriaDTO.FilterUsage</text:span></text:span></text:a><text:span text:style-name="Code_20_Small"><text:span text:style-name="T148">[]</text:span></text:span></text:p>
            </table:table-cell>
            <table:table-cell table:style-name="Table38.B4" office:value-type="string">
              <text:p text:style-name="P236"><text:a xlink:type="simple" xlink:href="file:///l%22b94" text:style-name="ListLabel_20_7" text:visited-style-name="ListLabel_20_7"><text:span text:style-name="Internet_20_link"><text:span text:style-name="T141">values</text:span></text:span></text:a><text:span text:style-name="Code"><text:span text:style-name="T147">()</text:span></text:span></text:p>
            </table:table-cell>
            <table:table-cell table:style-name="Table38.C4" office:value-type="string">
              <text:p text:style-name="P237"><text:bookmark-ref text:reference-format="page" text:ref-name="b94">57</text:bookmark-ref></text:p>
            </table:table-cell>
          </table:table-row>
        </table:table>
        <text:p text:style-name="P277"><text:span text:style-name="T8">Enum Constant Detail</text:span></text:p>
        <text:p text:style-name="P268"><text:bookmark text:name="b91"/><text:span text:style-name="T9">DiscoveryCriteria</text:span></text:p>
        <text:p text:style-name="P207"><text:span text:style-name="Code"><text:span text:style-name="T3">public static final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DiscoveryCriteria</text:span></text:span></text:p>
        <text:p text:style-name="P239"/>
        <text:p text:style-name="P269"><text:bookmark text:name="b92"/><text:span text:style-name="T9">ConditionalRetrival</text:span></text:p>
        <text:p text:style-name="P207"><text:span text:style-name="Code"><text:span text:style-name="T3">public static final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ConditionalRetrival</text:span></text:span></text:p>
        <text:p text:style-name="P239"/>
        <text:p text:style-name="P269"><text:bookmark text:name="b93"/><text:span text:style-name="T9">IPEOndemandDiscovery</text:span></text:p>
        <text:p text:style-name="P207"><text:span text:style-name="Code"><text:span text:style-name="T3">public static final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IPEOndemandDiscovery</text:span></text:span></text:p>
        <text:p text:style-name="P277"><text:soft-page-break/><text:span text:style-name="T8">Method Detail</text:span></text:p>
        <text:p text:style-name="P268"><text:bookmark text:name="b94"/><text:span text:style-name="T9">values</text:span></text:p>
        <text:p text:style-name="P207"><text:span text:style-name="Code"><text:span text:style-name="T3">public static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95"/><text:span text:style-name="T9">valueOf</text:span></text:p>
        <text:p text:style-name="P207"><text:span text:style-name="Code"><text:span text:style-name="T3">public static </text:span></text:span><text:a xlink:type="simple" xlink:href="file:///l%22b97" text:style-name="ListLabel_20_5" text:visited-style-name="ListLabel_20_5"><text:span text:style-name="Internet_20_link"><text:span text:style-name="T149">FilterCriteriaDTO.FilterUsage</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96"/><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75"><text:bookmark text:name="b101"/><text:span text:style-name="T7">Class LocalTokenIdAssignment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19" text:anchor-type="as-char" svg:width="0.397cm" svg:height="0.37cm" draw:z-index="53"><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20" text:anchor-type="as-char" svg:width="0.397cm" svg:height="0.37cm" draw:z-index="54"><draw:image xlink:href="Pictures/100002000000000F0000000ED3A4069C610A9F54.png" xlink:type="simple" xlink:show="embed" xlink:actuate="onLoad" loext:mime-type="image/png"/></draw:frame><text:span text:style-name="Code"><text:span text:style-name="T32">org.osgi.service.onem2m.dto.LocalTokenIdAssignmentDTO</text:span></text:span></text:p>
        <text:p text:style-name="P220"/>
        <text:p text:style-name="P233"><text:span text:style-name="Code"><text:span text:style-name="T3">public class </text:span></text:span><text:span text:style-name="Code"><text:span text:style-name="T32">LocalTokenIdAssignmentDTO</text:span></text:span></text:p>
        <text:p text:style-name="P213"><text:span text:style-name="Code"><text:span text:style-name="T3">extends org.osgi.dto.DTO</text:span></text:span></text:p>
        <text:p text:style-name="Standard"><text:span text:style-name="T4">DTO expressing LocalTokenIdAssignment.</text:span></text:p>
        <text:p text:style-name="P234"/>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236"><text:span text:style-name="Summary_20_Heading_20_Font"><text:span text:style-name="T136">Field Summary</text:span></text:span></text:p>
            </table:table-cell>
            <table:covered-table-cell/>
            <table:table-cell table:style-name="Table39.A1" office:value-type="string">
              <text:p text:style-name="P237"><text:span text:style-name="Page_20_Reference_20_Font"><text:span text:style-name="T137">Page</text:span></text:span></text:p>
            </table:table-cell>
          </table:table-row>
          <table:table-row table:style-name="Table39.1">
            <table:table-cell table:style-name="Table39.A2" office:value-type="string">
              <text:p text:style-name="P238"><text:span text:style-name="Code_20_Small"><text:span text:style-name="T148">String</text:span></text:span></text:p>
            </table:table-cell>
            <table:table-cell table:style-name="Table39.B2" office:value-type="string">
              <text:p text:style-name="P236"><text:a xlink:type="simple" xlink:href="file:///l%22b98" text:style-name="ListLabel_20_7" text:visited-style-name="ListLabel_20_7"><text:span text:style-name="Internet_20_link"><text:span text:style-name="T141">localTokenID</text:span></text:span></text:a></text:p>
            </table:table-cell>
            <table:table-cell table:style-name="Table39.C2" office:value-type="string">
              <text:p text:style-name="P237"><text:bookmark-ref text:reference-format="page" text:ref-name="b98">58</text:bookmark-ref></text:p>
            </table:table-cell>
          </table:table-row>
          <table:table-row table:style-name="Table39.1">
            <table:table-cell table:style-name="Table39.A3" office:value-type="string">
              <text:p text:style-name="P238"><text:span text:style-name="Code_20_Small"><text:span text:style-name="T148">String</text:span></text:span></text:p>
            </table:table-cell>
            <table:table-cell table:style-name="Table39.B3" office:value-type="string">
              <text:p text:style-name="P236"><text:a xlink:type="simple" xlink:href="file:///l%22b99" text:style-name="ListLabel_20_7" text:visited-style-name="ListLabel_20_7"><text:span text:style-name="Internet_20_link"><text:span text:style-name="T141">tokenID</text:span></text:span></text:a></text:p>
            </table:table-cell>
            <table:table-cell table:style-name="Table39.C3" office:value-type="string">
              <text:p text:style-name="P237"><text:bookmark-ref text:reference-format="page" text:ref-name="b99">58</text:bookmark-ref></text:p>
            </table:table-cell>
          </table:table-row>
        </table:table>
        <text:p text:style-name="P235"/>
        <table:table table:name="Table40" table:style-name="Table40">
          <table:table-column table:style-name="Table40.A"/>
          <table:table-column table:style-name="Table40.B"/>
          <table:table-row table:style-name="Table40.1">
            <table:table-cell table:style-name="Table40.A1" office:value-type="string">
              <text:p text:style-name="P236"><text:span text:style-name="Summary_20_Heading_20_Font"><text:span text:style-name="T136">Constructor Summary</text:span></text:span></text:p>
            </table:table-cell>
            <table:table-cell table:style-name="Table40.A1" office:value-type="string">
              <text:p text:style-name="P237"><text:span text:style-name="Page_20_Reference_20_Font"><text:span text:style-name="T137">Page</text:span></text:span></text:p>
            </table:table-cell>
          </table:table-row>
          <table:table-row table:style-name="Table40.1">
            <table:table-cell table:style-name="Table40.A2" office:value-type="string">
              <text:p text:style-name="P236"><text:a xlink:type="simple" xlink:href="file:///l%22b100" text:style-name="ListLabel_20_7" text:visited-style-name="ListLabel_20_7"><text:span text:style-name="Internet_20_link"><text:span text:style-name="T141">LocalTokenIdAssignmentDTO</text:span></text:span></text:a><text:span text:style-name="Code"><text:span text:style-name="T147">()</text:span></text:span></text:p>
            </table:table-cell>
            <table:table-cell table:style-name="Table40.B2" office:value-type="string">
              <text:p text:style-name="P237"><text:bookmark-ref text:reference-format="page" text:ref-name="b100">58</text:bookmark-ref></text:p>
            </table:table-cell>
          </table:table-row>
        </table:table>
        <text:p text:style-name="P235"/>
        <table:table table:name="Table41" table:style-name="Table41">
          <table:table-column table:style-name="Table41.A"/>
          <table:table-row table:style-name="Table41.1">
            <table:table-cell table:style-name="Table41.A1" office:value-type="string">
              <text:p text:style-name="P217"><text:span text:style-name="T139">Methods inherited from class org.osgi.dto.DTO</text:span></text:p>
            </table:table-cell>
          </table:table-row>
          <table:table-row table:style-name="Table41.2">
            <table:table-cell table:style-name="Table41.A2" office:value-type="string">
              <text:p text:style-name="P215"><text:span text:style-name="Code">toString</text:span></text:p>
            </table:table-cell>
          </table:table-row>
        </table:table>
        <text:p text:style-name="P277"><text:span text:style-name="T8">Field Detail</text:span></text:p>
        <text:p text:style-name="P268"><text:bookmark text:name="b98"/><text:span text:style-name="T9">localTokenID</text:span></text:p>
        <text:p text:style-name="P207"><text:span text:style-name="Code"><text:span text:style-name="T3">public String </text:span></text:span><text:span text:style-name="Code"><text:span text:style-name="T32">localTokenID</text:span></text:span></text:p>
        <text:p text:style-name="P239"/>
        <text:p text:style-name="P269"><text:bookmark text:name="b99"/><text:span text:style-name="T9">tokenID</text:span></text:p>
        <text:p text:style-name="P207"><text:span text:style-name="Code"><text:span text:style-name="T3">public String </text:span></text:span><text:span text:style-name="Code"><text:span text:style-name="T32">tokenID</text:span></text:span></text:p>
        <text:p text:style-name="P277"><text:span text:style-name="T8">Constructor Detail</text:span></text:p>
        <text:p text:style-name="P268"><text:bookmark text:name="b100"/><text:span text:style-name="T9">LocalTokenIdAssignmentDTO</text:span></text:p>
        <text:p text:style-name="P224"><text:span text:style-name="Code"><text:span text:style-name="T3">public </text:span></text:span><text:span text:style-name="Code"><text:span text:style-name="T32">LocalTokenIdAssignmentDTO</text:span></text:span><text:span text:style-name="Code"><text:span text:style-name="T33">()</text:span></text:span></text:p>
        <text:p text:style-name="P176"><text:bookmark text:name="b110"/><text:span text:style-name="T7">Class Notification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21" text:anchor-type="as-char" svg:width="0.397cm" svg:height="0.37cm" draw:z-index="55"><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22" text:anchor-type="as-char" svg:width="0.397cm" svg:height="0.37cm" draw:z-index="56"><draw:image xlink:href="Pictures/100002000000000F0000000ED3A4069C610A9F54.png" xlink:type="simple" xlink:show="embed" xlink:actuate="onLoad" loext:mime-type="image/png"/></draw:frame><text:span text:style-name="Code"><text:span text:style-name="T32">org.osgi.service.onem2m.dto.NotificationDTO</text:span></text:span></text:p>
        <text:p text:style-name="P220"/>
        <text:p text:style-name="P233"><text:span text:style-name="Code"><text:span text:style-name="T3">public class </text:span></text:span><text:span text:style-name="Code"><text:span text:style-name="T32">NotificationDTO</text:span></text:span></text:p>
        <text:p text:style-name="P213"><text:span text:style-name="Code"><text:span text:style-name="T3">extends org.osgi.dto.DTO</text:span></text:span></text:p>
        <text:p text:style-name="Standard"><text:span text:style-name="T4">DTO expressing Notification.</text:span></text:p>
        <text:p text:style-name="P234"/>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236"><text:span text:style-name="Summary_20_Heading_20_Font"><text:span text:style-name="T136">Field Summary</text:span></text:span></text:p>
            </table:table-cell>
            <table:covered-table-cell/>
            <table:table-cell table:style-name="Table42.A1" office:value-type="string">
              <text:p text:style-name="P237"><text:span text:style-name="Page_20_Reference_20_Font"><text:span text:style-name="T137">Page</text:span></text:span></text:p>
            </table:table-cell>
          </table:table-row>
          <table:table-row table:style-name="Table42.1">
            <table:table-cell table:style-name="Table42.A2" office:value-type="string">
              <text:p text:style-name="P238"><text:span text:style-name="Code_20_Small"><text:span text:style-name="T148">String</text:span></text:span></text:p>
            </table:table-cell>
            <table:table-cell table:style-name="Table42.B2" office:value-type="string">
              <text:p text:style-name="P236"><text:a xlink:type="simple" xlink:href="file:///l%22b106" text:style-name="ListLabel_20_7" text:visited-style-name="ListLabel_20_7"><text:span text:style-name="Internet_20_link"><text:span text:style-name="T141">creator</text:span></text:span></text:a></text:p>
            </table:table-cell>
            <table:table-cell table:style-name="Table42.C2" office:value-type="string">
              <text:p text:style-name="P237"><text:bookmark-ref text:reference-format="page" text:ref-name="b106">60</text:bookmark-ref></text:p>
            </table:table-cell>
          </table:table-row>
          <table:table-row table:style-name="Table42.1">
            <table:table-cell table:style-name="Table42.A3" office:value-type="string">
              <text:p text:style-name="P238"><text:span text:style-name="Code_20_Small"><text:span text:style-name="T148">Map&lt;String,Object&gt;</text:span></text:span></text:p>
            </table:table-cell>
            <table:table-cell table:style-name="Table42.B3" office:value-type="string">
              <text:p text:style-name="P236"><text:a xlink:type="simple" xlink:href="file:///l%22b108" text:style-name="ListLabel_20_7" text:visited-style-name="ListLabel_20_7"><text:span text:style-name="Internet_20_link"><text:span text:style-name="T141">ipeDiscoveryRequest</text:span></text:span></text:a></text:p>
            </table:table-cell>
            <table:table-cell table:style-name="Table42.C3" office:value-type="string">
              <text:p text:style-name="P237"><text:bookmark-ref text:reference-format="page" text:ref-name="b108">60</text:bookmark-ref></text:p>
            </table:table-cell>
          </table:table-row>
          <table:table-row table:style-name="Table42.1">
            <table:table-cell table:style-name="Table42.A4" office:value-type="string">
              <text:p text:style-name="P238"><text:span text:style-name="Code_20_Small"><text:span text:style-name="T148">Map&lt;String,Object&gt;</text:span></text:span></text:p>
            </table:table-cell>
            <table:table-cell table:style-name="Table42.B4" office:value-type="string">
              <text:p text:style-name="P236"><text:a xlink:type="simple" xlink:href="file:///l%22b102" text:style-name="ListLabel_20_7" text:visited-style-name="ListLabel_20_7"><text:span text:style-name="Internet_20_link"><text:span text:style-name="T141">notificationEvent</text:span></text:span></text:a></text:p>
            </table:table-cell>
            <table:table-cell table:style-name="Table42.C4" office:value-type="string">
              <text:p text:style-name="P237"><text:bookmark-ref text:reference-format="page" text:ref-name="b102">59</text:bookmark-ref></text:p>
            </table:table-cell>
          </table:table-row>
          <table:table-row table:style-name="Table42.1">
            <table:table-cell table:style-name="Table42.A5" office:value-type="string">
              <text:p text:style-name="P238"><text:span text:style-name="Code_20_Small"><text:span text:style-name="T148">String</text:span></text:span></text:p>
            </table:table-cell>
            <table:table-cell table:style-name="Table42.B5" office:value-type="string">
              <text:p text:style-name="P236"><text:a xlink:type="simple" xlink:href="file:///l%22b107" text:style-name="ListLabel_20_7" text:visited-style-name="ListLabel_20_7"><text:span text:style-name="Internet_20_link"><text:span text:style-name="T141">notificationForwardingURI</text:span></text:span></text:a></text:p>
            </table:table-cell>
            <table:table-cell table:style-name="Table42.C5" office:value-type="string">
              <text:p text:style-name="P237"><text:bookmark-ref text:reference-format="page" text:ref-name="b107">60</text:bookmark-ref></text:p>
            </table:table-cell>
          </table:table-row>
          <table:table-row table:style-name="Table42.1">
            <table:table-cell table:style-name="Table42.A6" office:value-type="string">
              <text:p text:style-name="P238"><text:span text:style-name="Code_20_Small"><text:span text:style-name="T148">Boolean</text:span></text:span></text:p>
            </table:table-cell>
            <table:table-cell table:style-name="Table42.B6" office:value-type="string">
              <text:p text:style-name="P236"><text:a xlink:type="simple" xlink:href="file:///l%22b104" text:style-name="ListLabel_20_7" text:visited-style-name="ListLabel_20_7"><text:span text:style-name="Internet_20_link"><text:span text:style-name="T141">subscriptionDeletion</text:span></text:span></text:a></text:p>
            </table:table-cell>
            <table:table-cell table:style-name="Table42.C6" office:value-type="string">
              <text:p text:style-name="P237"><text:bookmark-ref text:reference-format="page" text:ref-name="b104">59</text:bookmark-ref></text:p>
            </table:table-cell>
          </table:table-row>
          <table:table-row table:style-name="Table42.1">
            <table:table-cell table:style-name="Table42.A7" office:value-type="string">
              <text:p text:style-name="P238"><text:span text:style-name="Code_20_Small"><text:span text:style-name="T148">String</text:span></text:span></text:p>
            </table:table-cell>
            <table:table-cell table:style-name="Table42.B7" office:value-type="string">
              <text:p text:style-name="P236"><text:a xlink:type="simple" xlink:href="file:///l%22b105" text:style-name="ListLabel_20_7" text:visited-style-name="ListLabel_20_7"><text:span text:style-name="Internet_20_link"><text:span text:style-name="T141">subscriptionReference</text:span></text:span></text:a></text:p>
            </table:table-cell>
            <table:table-cell table:style-name="Table42.C7" office:value-type="string">
              <text:p text:style-name="P237"><text:bookmark-ref text:reference-format="page" text:ref-name="b105">60</text:bookmark-ref></text:p>
            </table:table-cell>
          </table:table-row>
          <table:table-row table:style-name="Table42.1">
            <table:table-cell table:style-name="Table42.A8" office:value-type="string">
              <text:p text:style-name="P238"><text:span text:style-name="Code_20_Small"><text:span text:style-name="T148">Boolean</text:span></text:span></text:p>
            </table:table-cell>
            <table:table-cell table:style-name="Table42.B8" office:value-type="string">
              <text:p text:style-name="P236"><text:a xlink:type="simple" xlink:href="file:///l%22b103" text:style-name="ListLabel_20_7" text:visited-style-name="ListLabel_20_7"><text:span text:style-name="Internet_20_link"><text:span text:style-name="T141">verificationRequest</text:span></text:span></text:a></text:p>
            </table:table-cell>
            <table:table-cell table:style-name="Table42.C8" office:value-type="string">
              <text:p text:style-name="P237"><text:bookmark-ref text:reference-format="page" text:ref-name="b103">59</text:bookmark-ref></text:p>
            </table:table-cell>
          </table:table-row>
        </table:table>
        <text:p text:style-name="P235"/>
        <table:table table:name="Table43" table:style-name="Table43">
          <table:table-column table:style-name="Table43.A"/>
          <table:table-column table:style-name="Table43.B"/>
          <table:table-row table:style-name="Table43.1">
            <table:table-cell table:style-name="Table43.A1" office:value-type="string">
              <text:p text:style-name="P236"><text:span text:style-name="Summary_20_Heading_20_Font"><text:span text:style-name="T136">Constructor Summary</text:span></text:span></text:p>
            </table:table-cell>
            <table:table-cell table:style-name="Table43.A1" office:value-type="string">
              <text:p text:style-name="P237"><text:span text:style-name="Page_20_Reference_20_Font"><text:span text:style-name="T137">Page</text:span></text:span></text:p>
            </table:table-cell>
          </table:table-row>
          <table:table-row table:style-name="Table43.1">
            <table:table-cell table:style-name="Table43.A2" office:value-type="string">
              <text:p text:style-name="P236"><text:a xlink:type="simple" xlink:href="file:///l%22b109" text:style-name="ListLabel_20_7" text:visited-style-name="ListLabel_20_7"><text:span text:style-name="Internet_20_link"><text:span text:style-name="T141">NotificationDTO</text:span></text:span></text:a><text:span text:style-name="Code"><text:span text:style-name="T147">()</text:span></text:span></text:p>
            </table:table-cell>
            <table:table-cell table:style-name="Table43.B2" office:value-type="string">
              <text:p text:style-name="P237"><text:bookmark-ref text:reference-format="page" text:ref-name="b109">60</text:bookmark-ref></text:p>
            </table:table-cell>
          </table:table-row>
        </table:table>
        <text:p text:style-name="P235"/>
        <table:table table:name="Table44" table:style-name="Table44">
          <table:table-column table:style-name="Table44.A"/>
          <table:table-row table:style-name="Table44.1">
            <table:table-cell table:style-name="Table44.A1" office:value-type="string">
              <text:p text:style-name="P217"><text:span text:style-name="T139">Methods inherited from class org.osgi.dto.DTO</text:span></text:p>
            </table:table-cell>
          </table:table-row>
          <table:table-row table:style-name="Table44.2">
            <table:table-cell table:style-name="Table44.A2" office:value-type="string">
              <text:p text:style-name="P215"><text:span text:style-name="Code">toString</text:span></text:p>
            </table:table-cell>
          </table:table-row>
        </table:table>
        <text:p text:style-name="P277"><text:span text:style-name="T8">Field Detail</text:span></text:p>
        <text:p text:style-name="P268"><text:bookmark text:name="b102"/><text:span text:style-name="T9">notificationEvent</text:span></text:p>
        <text:p text:style-name="P207"><text:span text:style-name="Code"><text:span text:style-name="T3">public Map&lt;String,Object&gt; </text:span></text:span><text:span text:style-name="Code"><text:span text:style-name="T32">notificationEvent</text:span></text:span></text:p>
        <text:p text:style-name="P239"/>
        <text:p text:style-name="P269"><text:bookmark text:name="b103"/><text:span text:style-name="T9">verificationRequest</text:span></text:p>
        <text:p text:style-name="P207"><text:span text:style-name="Code"><text:span text:style-name="T3">public Boolean </text:span></text:span><text:span text:style-name="Code"><text:span text:style-name="T32">verificationRequest</text:span></text:span></text:p>
        <text:p text:style-name="P239"/>
        <text:p text:style-name="P269"><text:bookmark text:name="b104"/><text:span text:style-name="T9">subscriptionDeletion</text:span></text:p>
        <text:p text:style-name="P207"><text:span text:style-name="Code"><text:span text:style-name="T3">public Boolean </text:span></text:span><text:span text:style-name="Code"><text:span text:style-name="T32">subscriptionDeletion</text:span></text:span></text:p>
        <text:p text:style-name="P239"/>
        <text:p text:style-name="P269"><text:bookmark text:name="b105"/><text:soft-page-break/><text:span text:style-name="T9">subscriptionReference</text:span></text:p>
        <text:p text:style-name="P207"><text:span text:style-name="Code"><text:span text:style-name="T3">public String </text:span></text:span><text:span text:style-name="Code"><text:span text:style-name="T32">subscriptionReference</text:span></text:span></text:p>
        <text:p text:style-name="P239"/>
        <text:p text:style-name="P269"><text:bookmark text:name="b106"/><text:span text:style-name="T9">creator</text:span></text:p>
        <text:p text:style-name="P207"><text:span text:style-name="Code"><text:span text:style-name="T3">public String </text:span></text:span><text:span text:style-name="Code"><text:span text:style-name="T32">creator</text:span></text:span></text:p>
        <text:p text:style-name="P239"/>
        <text:p text:style-name="P269"><text:bookmark text:name="b107"/><text:span text:style-name="T9">notificationForwardingURI</text:span></text:p>
        <text:p text:style-name="P207"><text:span text:style-name="Code"><text:span text:style-name="T3">public String </text:span></text:span><text:span text:style-name="Code"><text:span text:style-name="T32">notificationForwardingURI</text:span></text:span></text:p>
        <text:p text:style-name="P239"/>
        <text:p text:style-name="P269"><text:bookmark text:name="b108"/><text:span text:style-name="T9">ipeDiscoveryRequest</text:span></text:p>
        <text:p text:style-name="P207"><text:span text:style-name="Code"><text:span text:style-name="T3">public Map&lt;String,Object&gt; </text:span></text:span><text:span text:style-name="Code"><text:span text:style-name="T32">ipeDiscoveryRequest</text:span></text:span></text:p>
        <text:p text:style-name="P277"><text:span text:style-name="T8">Constructor Detail</text:span></text:p>
        <text:p text:style-name="P268"><text:bookmark text:name="b109"/><text:span text:style-name="T9">NotificationDTO</text:span></text:p>
        <text:p text:style-name="P224"><text:span text:style-name="Code"><text:span text:style-name="T3">public </text:span></text:span><text:span text:style-name="Code"><text:span text:style-name="T32">NotificationDTO</text:span></text:span><text:span text:style-name="Code"><text:span text:style-name="T33">()</text:span></text:span></text:p>
        <text:p text:style-name="P177"><text:bookmark text:name="b114"/><text:span text:style-name="T7">Class OneM2MException</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23" text:anchor-type="as-char" svg:width="0.397cm" svg:height="0.37cm" draw:z-index="57"><draw:image xlink:href="Pictures/100002000000000F0000000ED3A4069C610A9F54.png" xlink:type="simple" xlink:show="embed" xlink:actuate="onLoad" loext:mime-type="image/png"/></draw:frame><text:span text:style-name="Code"><text:span text:style-name="T3">java.lang.Throwable</text:span></text:span></text:p>
        <text:p text:style-name="P232"><text:span text:style-name="Code"><text:span text:style-name="T3">      </text:span></text:span><draw:frame draw:style-name="fr3" draw:name="Image24" text:anchor-type="as-char" svg:width="0.397cm" svg:height="0.37cm" draw:z-index="58"><draw:image xlink:href="Pictures/100002000000000F0000000ED3A4069C610A9F54.png" xlink:type="simple" xlink:show="embed" xlink:actuate="onLoad" loext:mime-type="image/png"/></draw:frame><text:span text:style-name="Code"><text:span text:style-name="T3">java.lang.Exception</text:span></text:span></text:p>
        <text:p text:style-name="P232"><text:span text:style-name="Code"><text:span text:style-name="T3">          </text:span></text:span><draw:frame draw:style-name="fr3" draw:name="Image25" text:anchor-type="as-char" svg:width="0.397cm" svg:height="0.37cm" draw:z-index="59"><draw:image xlink:href="Pictures/100002000000000F0000000ED3A4069C610A9F54.png" xlink:type="simple" xlink:show="embed" xlink:actuate="onLoad" loext:mime-type="image/png"/></draw:frame><text:span text:style-name="Code"><text:span text:style-name="T3">java.io.IOException</text:span></text:span></text:p>
        <text:p text:style-name="P207"><text:span text:style-name="Code"><text:span text:style-name="T3">              </text:span></text:span><draw:frame draw:style-name="fr3" draw:name="Image26" text:anchor-type="as-char" svg:width="0.397cm" svg:height="0.37cm" draw:z-index="60"><draw:image xlink:href="Pictures/100002000000000F0000000ED3A4069C610A9F54.png" xlink:type="simple" xlink:show="embed" xlink:actuate="onLoad" loext:mime-type="image/png"/></draw:frame><text:span text:style-name="Code"><text:span text:style-name="T32">org.osgi.service.onem2m.dto.OneM2MException</text:span></text:span></text:p>
        <text:p text:style-name="List_20_Heading"><text:span text:style-name="T5">All Implemented Interfaces:</text:span></text:p>
        <text:p text:style-name="P228"><text:span text:style-name="T4">Serializable</text:span></text:p>
        <text:p text:style-name="P220"/>
        <text:p text:style-name="P233"><text:span text:style-name="Code"><text:span text:style-name="T3">public class </text:span></text:span><text:span text:style-name="Code"><text:span text:style-name="T32">OneM2MException</text:span></text:span></text:p>
        <text:p text:style-name="P213"><text:span text:style-name="Code"><text:span text:style-name="T3">extends IOException</text:span></text:span></text:p>
        <text:p text:style-name="Standard"><text:span text:style-name="T4">General Exception for oneM2M.</text:span></text:p>
        <text:p text:style-name="P234"/>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236"><text:span text:style-name="Summary_20_Heading_20_Font"><text:span text:style-name="T136">Field Summary</text:span></text:span></text:p>
            </table:table-cell>
            <table:covered-table-cell/>
            <table:table-cell table:style-name="Table45.A1" office:value-type="string">
              <text:p text:style-name="P237"><text:span text:style-name="Page_20_Reference_20_Font"><text:span text:style-name="T137">Page</text:span></text:span></text:p>
            </table:table-cell>
          </table:table-row>
          <table:table-row table:style-name="Table45.1">
            <table:table-cell table:style-name="Table45.A2" office:value-type="string">
              <text:p text:style-name="P238"><text:span text:style-name="Code_20_Small"><text:span text:style-name="T148">String</text:span></text:span></text:p>
            </table:table-cell>
            <table:table-cell table:style-name="Table45.B2" office:value-type="string">
              <text:p text:style-name="P236"><text:a xlink:type="simple" xlink:href="file:///l%22b112" text:style-name="ListLabel_20_7" text:visited-style-name="ListLabel_20_7"><text:span text:style-name="Internet_20_link"><text:span text:style-name="T141">cause</text:span></text:span></text:a></text:p>
            </table:table-cell>
            <table:table-cell table:style-name="Table45.C2" office:value-type="string">
              <text:p text:style-name="P237"><text:bookmark-ref text:reference-format="page" text:ref-name="b112">61</text:bookmark-ref></text:p>
            </table:table-cell>
          </table:table-row>
          <table:table-row table:style-name="Table45.1">
            <table:table-cell table:style-name="Table45.A3" office:value-type="string">
              <text:p text:style-name="P238"><text:span text:style-name="Code_20_Small"><text:span text:style-name="T148">int</text:span></text:span></text:p>
            </table:table-cell>
            <table:table-cell table:style-name="Table45.B3" office:value-type="string">
              <text:p text:style-name="P236"><text:a xlink:type="simple" xlink:href="file:///l%22b111" text:style-name="ListLabel_20_7" text:visited-style-name="ListLabel_20_7"><text:span text:style-name="Internet_20_link"><text:span text:style-name="T141">errorCode</text:span></text:span></text:a></text:p>
            </table:table-cell>
            <table:table-cell table:style-name="Table45.C3" office:value-type="string">
              <text:p text:style-name="P237"><text:bookmark-ref text:reference-format="page" text:ref-name="b111">61</text:bookmark-ref></text:p>
            </table:table-cell>
          </table:table-row>
        </table:table>
        <text:p text:style-name="P235"/>
        <table:table table:name="Table46" table:style-name="Table46">
          <table:table-column table:style-name="Table46.A"/>
          <table:table-column table:style-name="Table46.B"/>
          <table:table-row table:style-name="Table46.1">
            <table:table-cell table:style-name="Table46.A1" office:value-type="string">
              <text:p text:style-name="P236"><text:span text:style-name="Summary_20_Heading_20_Font"><text:span text:style-name="T136">Constructor Summary</text:span></text:span></text:p>
            </table:table-cell>
            <table:table-cell table:style-name="Table46.A1" office:value-type="string">
              <text:p text:style-name="P237"><text:span text:style-name="Page_20_Reference_20_Font"><text:span text:style-name="T137">Page</text:span></text:span></text:p>
            </table:table-cell>
          </table:table-row>
          <table:table-row table:style-name="Table46.1">
            <table:table-cell table:style-name="Table46.A2" office:value-type="string">
              <text:p text:style-name="P236"><text:a xlink:type="simple" xlink:href="file:///l%22b113" text:style-name="ListLabel_20_7" text:visited-style-name="ListLabel_20_7"><text:span text:style-name="Internet_20_link"><text:span text:style-name="T141">OneM2MException</text:span></text:span></text:a><text:span text:style-name="Code"><text:span text:style-name="T147">()</text:span></text:span></text:p>
            </table:table-cell>
            <table:table-cell table:style-name="Table46.B2" office:value-type="string">
              <text:p text:style-name="P237"><text:bookmark-ref text:reference-format="page" text:ref-name="b113">61</text:bookmark-ref></text:p>
            </table:table-cell>
          </table:table-row>
        </table:table>
        <text:p text:style-name="P277"><text:span text:style-name="T8">Field Detail</text:span></text:p>
        <text:p text:style-name="P268"><text:bookmark text:name="b111"/><text:span text:style-name="T9">errorCode</text:span></text:p>
        <text:p text:style-name="P207"><text:span text:style-name="Code"><text:span text:style-name="T3">public int </text:span></text:span><text:span text:style-name="Code"><text:span text:style-name="T32">errorCode</text:span></text:span></text:p>
        <text:p text:style-name="P239"/>
        <text:p text:style-name="P269"><text:bookmark text:name="b112"/><text:span text:style-name="T9">cause</text:span></text:p>
        <text:p text:style-name="P207"><text:span text:style-name="Code"><text:span text:style-name="T3">public String </text:span></text:span><text:span text:style-name="Code"><text:span text:style-name="T32">cause</text:span></text:span></text:p>
        <text:p text:style-name="P277"><text:span text:style-name="T8">Constructor Detail</text:span></text:p>
        <text:p text:style-name="P268"><text:bookmark text:name="b113"/><text:span text:style-name="T9">OneM2MException</text:span></text:p>
        <text:p text:style-name="P224"><text:span text:style-name="Code"><text:span text:style-name="T3">public </text:span></text:span><text:span text:style-name="Code"><text:span text:style-name="T32">OneM2MException</text:span></text:span><text:span text:style-name="Code"><text:span text:style-name="T33">()</text:span></text:span></text:p>
        <text:p text:style-name="P178"><text:bookmark text:name="b116"/><text:span text:style-name="T7">Class PrimitiveContent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27" text:anchor-type="as-char" svg:width="0.397cm" svg:height="0.37cm" draw:z-index="61"><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28" text:anchor-type="as-char" svg:width="0.397cm" svg:height="0.37cm" draw:z-index="62"><draw:image xlink:href="Pictures/100002000000000F0000000ED3A4069C610A9F54.png" xlink:type="simple" xlink:show="embed" xlink:actuate="onLoad" loext:mime-type="image/png"/></draw:frame><text:span text:style-name="Code"><text:span text:style-name="T32">org.osgi.service.onem2m.dto.PrimitiveContentDTO</text:span></text:span></text:p>
        <text:p text:style-name="P220"/>
        <text:p text:style-name="P233"><text:span text:style-name="Code"><text:span text:style-name="T3">public class </text:span></text:span><text:span text:style-name="Code"><text:span text:style-name="T32">PrimitiveContentDTO</text:span></text:span></text:p>
        <text:p text:style-name="P213"><text:span text:style-name="Code"><text:span text:style-name="T3">extends org.osgi.dto.DTO</text:span></text:span></text:p>
        <text:p text:style-name="Standard"><text:span text:style-name="T4">DTO expressing Primitive Content. This Data structure is like union. Only one field MUST have a value, other field MUST be null.</text:span></text:p>
        <text:p text:style-name="P234"/>
        <table:table table:name="Table48" table:style-name="Table48">
          <table:table-column table:style-name="Table48.A"/>
          <table:table-column table:style-name="Table48.B"/>
          <table:table-row table:style-name="Table48.1">
            <table:table-cell table:style-name="Table48.A1" office:value-type="string">
              <text:p text:style-name="P236"><text:span text:style-name="Summary_20_Heading_20_Font"><text:span text:style-name="T136">Constructor Summary</text:span></text:span></text:p>
            </table:table-cell>
            <table:table-cell table:style-name="Table48.A1" office:value-type="string">
              <text:p text:style-name="P237"><text:span text:style-name="Page_20_Reference_20_Font"><text:span text:style-name="T137">Page</text:span></text:span></text:p>
            </table:table-cell>
          </table:table-row>
          <table:table-row table:style-name="Table48.1">
            <table:table-cell table:style-name="Table48.A2" office:value-type="string">
              <text:p text:style-name="P236"><text:a xlink:type="simple" xlink:href="file:///l%22b115" text:style-name="ListLabel_20_7" text:visited-style-name="ListLabel_20_7"><text:span text:style-name="Internet_20_link"><text:span text:style-name="T141">PrimitiveContentDTO</text:span></text:span></text:a><text:span text:style-name="Code"><text:span text:style-name="T147">()</text:span></text:span></text:p>
            </table:table-cell>
            <table:table-cell table:style-name="Table48.B2" office:value-type="string">
              <text:p text:style-name="P237"><text:bookmark-ref text:reference-format="page" text:ref-name="b115">62</text:bookmark-ref></text:p>
            </table:table-cell>
          </table:table-row>
        </table:table>
        <text:p text:style-name="P235"/>
        <table:table table:name="Table49" table:style-name="Table49">
          <table:table-column table:style-name="Table49.A"/>
          <table:table-row table:style-name="Table49.1">
            <table:table-cell table:style-name="Table49.A1" office:value-type="string">
              <text:p text:style-name="P217"><text:span text:style-name="T139">Methods inherited from class org.osgi.dto.DTO</text:span></text:p>
            </table:table-cell>
          </table:table-row>
          <table:table-row table:style-name="Table49.2">
            <table:table-cell table:style-name="Table49.A2" office:value-type="string">
              <text:p text:style-name="P215"><text:span text:style-name="Code">toString</text:span></text:p>
            </table:table-cell>
          </table:table-row>
        </table:table>
        <text:p text:style-name="P277"><text:span text:style-name="T8">Constructor Detail</text:span></text:p>
        <text:p text:style-name="P268"><text:bookmark text:name="b115"/><text:span text:style-name="T9">PrimitiveContentDTO</text:span></text:p>
        <text:p text:style-name="P224"><text:span text:style-name="Code"><text:span text:style-name="T3">public </text:span></text:span><text:span text:style-name="Code"><text:span text:style-name="T32">PrimitiveContentDTO</text:span></text:span><text:span text:style-name="Code"><text:span text:style-name="T33">()</text:span></text:span></text:p>
        <text:p text:style-name="P179"><text:bookmark text:name="b124"/><text:span text:style-name="T7">Enum ReleaseVersion</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29" text:anchor-type="as-char" svg:width="0.397cm" svg:height="0.37cm" draw:z-index="63"><draw:image xlink:href="Pictures/100002000000000F0000000ED3A4069C610A9F54.png" xlink:type="simple" xlink:show="embed" xlink:actuate="onLoad" loext:mime-type="image/png"/></draw:frame><text:span text:style-name="Code"><text:span text:style-name="T3">java.lang.Enum&lt;</text:span></text:span><text:a xlink:type="simple" xlink:href="file:///l%22b124" text:style-name="ListLabel_20_5" text:visited-style-name="ListLabel_20_5"><text:span text:style-name="Internet_20_link"><text:span text:style-name="T149">ReleaseVersion</text:span></text:span></text:a><text:span text:style-name="Code"><text:span text:style-name="T3">&gt;</text:span></text:span></text:p>
        <text:p text:style-name="P207"><text:span text:style-name="Code"><text:span text:style-name="T3">      </text:span></text:span><draw:frame draw:style-name="fr3" draw:name="Image30" text:anchor-type="as-char" svg:width="0.397cm" svg:height="0.37cm" draw:z-index="64"><draw:image xlink:href="Pictures/100002000000000F0000000ED3A4069C610A9F54.png" xlink:type="simple" xlink:show="embed" xlink:actuate="onLoad" loext:mime-type="image/png"/></draw:frame><text:span text:style-name="Code"><text:span text:style-name="T32">org.osgi.service.onem2m.dto.ReleaseVersion</text:span></text:span></text:p>
        <text:p text:style-name="List_20_Heading"><text:span text:style-name="T5">All Implemented Interfaces:</text:span></text:p>
        <text:p text:style-name="P228"><text:span text:style-name="T4">Comparable&lt;</text:span><text:a xlink:type="simple" xlink:href="file:///l%22b124" text:style-name="ListLabel_20_4" text:visited-style-name="ListLabel_20_4"><text:span text:style-name="Internet_20_link"><text:span text:style-name="T140">ReleaseVersion</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ReleaseVersion</text:span></text:span></text:p>
        <text:p text:style-name="P213"><text:span text:style-name="Code"><text:span text:style-name="T3">extends Enum&lt;</text:span></text:span><text:a xlink:type="simple" xlink:href="file:///l%22b124" text:style-name="ListLabel_20_5" text:visited-style-name="ListLabel_20_5"><text:span text:style-name="Internet_20_link"><text:span text:style-name="T149">ReleaseVersion</text:span></text:span></text:a><text:span text:style-name="Code"><text:span text:style-name="T3">&gt;</text:span></text:span></text:p>
        <text:p text:style-name="Standard"><text:span text:style-name="T4">Enum expressing oneM2M specification version. This information is introduced after Release 2.0 and oneM2M uses only R2A,R3_0 (as 2a and 3).</text:span></text:p>
        <text:p text:style-name="P234"/>
        <table:table table:name="Table50" table:style-name="Table50">
          <table:table-column table:style-name="Table50.A"/>
          <table:table-column table:style-name="Table50.B"/>
          <table:table-row table:style-name="Table50.1">
            <table:table-cell table:style-name="Table50.A1" office:value-type="string">
              <text:p text:style-name="P236"><text:span text:style-name="Summary_20_Heading_20_Font"><text:span text:style-name="T136">Enum Constant Summary</text:span></text:span></text:p>
            </table:table-cell>
            <table:table-cell table:style-name="Table50.A1" office:value-type="string">
              <text:p text:style-name="P237"><text:span text:style-name="Page_20_Reference_20_Font"><text:span text:style-name="T137">Page</text:span></text:span></text:p>
            </table:table-cell>
          </table:table-row>
          <table:table-row table:style-name="Table50.1">
            <table:table-cell table:style-name="Table50.A2" office:value-type="string">
              <text:p text:style-name="P236"><text:a xlink:type="simple" xlink:href="file:///l%22b117" text:style-name="ListLabel_20_7" text:visited-style-name="ListLabel_20_7"><text:span text:style-name="Internet_20_link"><text:span text:style-name="T141">R1_0</text:span></text:span></text:a></text:p>
            </table:table-cell>
            <table:table-cell table:style-name="Table50.B2" office:value-type="string">
              <text:p text:style-name="P237"><text:bookmark-ref text:reference-format="page" text:ref-name="b117">63</text:bookmark-ref></text:p>
            </table:table-cell>
          </table:table-row>
          <table:table-row table:style-name="Table50.1">
            <table:table-cell table:style-name="Table50.A3" office:value-type="string">
              <text:p text:style-name="P236"><text:a xlink:type="simple" xlink:href="file:///l%22b118" text:style-name="ListLabel_20_7" text:visited-style-name="ListLabel_20_7"><text:span text:style-name="Internet_20_link"><text:span text:style-name="T141">R1_1</text:span></text:span></text:a></text:p>
            </table:table-cell>
            <table:table-cell table:style-name="Table50.B3" office:value-type="string">
              <text:p text:style-name="P237"><text:bookmark-ref text:reference-format="page" text:ref-name="b118">63</text:bookmark-ref></text:p>
            </table:table-cell>
          </table:table-row>
          <table:table-row table:style-name="Table50.1">
            <table:table-cell table:style-name="Table50.A4" office:value-type="string">
              <text:p text:style-name="P236"><text:a xlink:type="simple" xlink:href="file:///l%22b119" text:style-name="ListLabel_20_7" text:visited-style-name="ListLabel_20_7"><text:span text:style-name="Internet_20_link"><text:span text:style-name="T141">R2_0</text:span></text:span></text:a></text:p>
            </table:table-cell>
            <table:table-cell table:style-name="Table50.B4" office:value-type="string">
              <text:p text:style-name="P237"><text:bookmark-ref text:reference-format="page" text:ref-name="b119">63</text:bookmark-ref></text:p>
            </table:table-cell>
          </table:table-row>
          <table:table-row table:style-name="Table50.1">
            <table:table-cell table:style-name="Table50.A5" office:value-type="string">
              <text:p text:style-name="P236"><text:a xlink:type="simple" xlink:href="file:///l%22b120" text:style-name="ListLabel_20_7" text:visited-style-name="ListLabel_20_7"><text:span text:style-name="Internet_20_link"><text:span text:style-name="T141">R2A</text:span></text:span></text:a></text:p>
            </table:table-cell>
            <table:table-cell table:style-name="Table50.B5" office:value-type="string">
              <text:p text:style-name="P237"><text:bookmark-ref text:reference-format="page" text:ref-name="b120">64</text:bookmark-ref></text:p>
            </table:table-cell>
          </table:table-row>
          <table:table-row table:style-name="Table50.1">
            <table:table-cell table:style-name="Table50.A6" office:value-type="string">
              <text:p text:style-name="P236"><text:a xlink:type="simple" xlink:href="file:///l%22b121" text:style-name="ListLabel_20_7" text:visited-style-name="ListLabel_20_7"><text:span text:style-name="Internet_20_link"><text:span text:style-name="T141">R3_0</text:span></text:span></text:a></text:p>
            </table:table-cell>
            <table:table-cell table:style-name="Table50.B6" office:value-type="string">
              <text:p text:style-name="P237"><text:bookmark-ref text:reference-format="page" text:ref-name="b121">64</text:bookmark-ref></text:p>
            </table:table-cell>
          </table:table-row>
        </table:table>
        <text:p text:style-name="P235"/>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36"><text:span text:style-name="Summary_20_Heading_20_Font"><text:span text:style-name="T136">Method Summary</text:span></text:span></text:p>
            </table:table-cell>
            <table:covered-table-cell/>
            <table:table-cell table:style-name="Table51.A1" office:value-type="string">
              <text:p text:style-name="P237"><text:span text:style-name="Page_20_Reference_20_Font"><text:span text:style-name="T137">Page</text:span></text:span></text:p>
            </table:table-cell>
          </table:table-row>
          <table:table-row table:style-name="Table51.1">
            <table:table-cell table:style-name="Table51.A2" office:value-type="string">
              <text:p text:style-name="P238"><text:span text:style-name="Code_20_Small"><text:span text:style-name="T148">static </text:span></text:span><text:a xlink:type="simple" xlink:href="file:///l%22b124" text:style-name="ListLabel_20_8" text:visited-style-name="ListLabel_20_8"><text:span text:style-name="Internet_20_link"><text:span text:style-name="T142">ReleaseVersion</text:span></text:span></text:a></text:p>
            </table:table-cell>
            <table:table-cell table:style-name="Table51.B2" office:value-type="string">
              <text:p text:style-name="P236"><text:a xlink:type="simple" xlink:href="file:///l%22b123"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51.C2" office:value-type="string">
              <text:p text:style-name="P237"><text:bookmark-ref text:reference-format="page" text:ref-name="b123">64</text:bookmark-ref></text:p>
            </table:table-cell>
          </table:table-row>
          <table:table-row table:style-name="Table51.1">
            <table:table-cell table:style-name="Table51.A3" office:value-type="string">
              <text:p text:style-name="P238"><text:span text:style-name="Code_20_Small"><text:span text:style-name="T148">static </text:span></text:span><text:a xlink:type="simple" xlink:href="file:///l%22b124" text:style-name="ListLabel_20_8" text:visited-style-name="ListLabel_20_8"><text:span text:style-name="Internet_20_link"><text:span text:style-name="T142">ReleaseVersion</text:span></text:span></text:a><text:span text:style-name="Code_20_Small"><text:span text:style-name="T148">[]</text:span></text:span></text:p>
            </table:table-cell>
            <table:table-cell table:style-name="Table51.B3" office:value-type="string">
              <text:p text:style-name="P236"><text:a xlink:type="simple" xlink:href="file:///l%22b122" text:style-name="ListLabel_20_7" text:visited-style-name="ListLabel_20_7"><text:span text:style-name="Internet_20_link"><text:span text:style-name="T141">values</text:span></text:span></text:a><text:span text:style-name="Code"><text:span text:style-name="T147">()</text:span></text:span></text:p>
            </table:table-cell>
            <table:table-cell table:style-name="Table51.C3" office:value-type="string">
              <text:p text:style-name="P237"><text:bookmark-ref text:reference-format="page" text:ref-name="b122">64</text:bookmark-ref></text:p>
            </table:table-cell>
          </table:table-row>
        </table:table>
        <text:p text:style-name="P277"><text:span text:style-name="T8">Enum Constant Detail</text:span></text:p>
        <text:p text:style-name="P268"><text:bookmark text:name="b117"/><text:span text:style-name="T9">R1_0</text:span></text:p>
        <text:p text:style-name="P207"><text:span text:style-name="Code"><text:span text:style-name="T3">public static final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1_0</text:span></text:span></text:p>
        <text:p text:style-name="P239"/>
        <text:p text:style-name="P269"><text:bookmark text:name="b118"/><text:span text:style-name="T9">R1_1</text:span></text:p>
        <text:p text:style-name="P207"><text:span text:style-name="Code"><text:span text:style-name="T3">public static final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1_1</text:span></text:span></text:p>
        <text:p text:style-name="P239"/>
        <text:p text:style-name="P269"><text:bookmark text:name="b119"/><text:span text:style-name="T9">R2_0</text:span></text:p>
        <text:p text:style-name="P207"><text:span text:style-name="Code"><text:span text:style-name="T3">public static final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2_0</text:span></text:span></text:p>
        <text:p text:style-name="P239"/>
        <text:p text:style-name="P269"><text:bookmark text:name="b120"/><text:soft-page-break/><text:span text:style-name="T9">R2A</text:span></text:p>
        <text:p text:style-name="P207"><text:span text:style-name="Code"><text:span text:style-name="T3">public static final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2A</text:span></text:span></text:p>
        <text:p text:style-name="P239"/>
        <text:p text:style-name="P269"><text:bookmark text:name="b121"/><text:span text:style-name="T9">R3_0</text:span></text:p>
        <text:p text:style-name="P207"><text:span text:style-name="Code"><text:span text:style-name="T3">public static final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3_0</text:span></text:span></text:p>
        <text:p text:style-name="P277"><text:span text:style-name="T8">Method Detail</text:span></text:p>
        <text:p text:style-name="P268"><text:bookmark text:name="b122"/><text:span text:style-name="T9">values</text:span></text:p>
        <text:p text:style-name="P207"><text:span text:style-name="Code"><text:span text:style-name="T3">public static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123"/><text:span text:style-name="T9">valueOf</text:span></text:p>
        <text:p text:style-name="P224"><text:span text:style-name="Code"><text:span text:style-name="T3">public static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valueOf</text:span></text:span><text:span text:style-name="Code"><text:span text:style-name="T33">(String name)</text:span></text:span></text:p>
        <text:p text:style-name="P180"><text:bookmark text:name="b156"/><text:span text:style-name="T7">Class RequestPrimitive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31" text:anchor-type="as-char" svg:width="0.397cm" svg:height="0.37cm" draw:z-index="65"><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32" text:anchor-type="as-char" svg:width="0.397cm" svg:height="0.37cm" draw:z-index="66"><draw:image xlink:href="Pictures/100002000000000F0000000ED3A4069C610A9F54.png" xlink:type="simple" xlink:show="embed" xlink:actuate="onLoad" loext:mime-type="image/png"/></draw:frame><text:span text:style-name="Code"><text:span text:style-name="T32">org.osgi.service.onem2m.dto.RequestPrimitiveDTO</text:span></text:span></text:p>
        <text:p text:style-name="P220"/>
        <text:p text:style-name="P233"><text:span text:style-name="Code"><text:span text:style-name="T3">public class </text:span></text:span><text:span text:style-name="Code"><text:span text:style-name="T32">RequestPrimitiveDTO</text:span></text:span></text:p>
        <text:p text:style-name="P213"><text:span text:style-name="Code"><text:span text:style-name="T3">extends org.osgi.dto.DTO</text:span></text:span></text:p>
        <text:p text:style-name="Standard"><text:span text:style-name="T4">DTO expresses Request Primitive.</text:span></text:p>
        <text:p text:style-name="P234"/>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236"><text:span text:style-name="Summary_20_Heading_20_Font"><text:span text:style-name="T136">Nested Class Summary</text:span></text:span></text:p>
            </table:table-cell>
            <table:covered-table-cell/>
            <table:table-cell table:style-name="Table52.A1" office:value-type="string">
              <text:p text:style-name="P237"><text:span text:style-name="Page_20_Reference_20_Font"><text:span text:style-name="T137">Page</text:span></text:span></text:p>
            </table:table-cell>
          </table:table-row>
          <table:table-row table:style-name="Table52.1">
            <table:table-cell table:style-name="Table52.A2" office:value-type="string">
              <text:p text:style-name="P238"><text:span text:style-name="Code_20_Small"><text:span text:style-name="T148">static enum</text:span></text:span></text:p>
            </table:table-cell>
            <table:table-cell table:style-name="Table52.B2" office:value-type="string">
              <text:p text:style-name="P236"><text:a xlink:type="simple" xlink:href="file:///l%22b162" text:style-name="ListLabel_20_7" text:visited-style-name="ListLabel_20_7"><text:span text:style-name="Internet_20_link"><text:span text:style-name="T141">RequestPrimitiveDTO.DiscoveryResultType</text:span></text:span></text:a></text:p>
            </table:table-cell>
            <table:table-cell table:style-name="Table52.C2" office:value-type="string">
              <text:p text:style-name="P237"><text:bookmark-ref text:reference-format="page" text:ref-name="b162">70</text:bookmark-ref></text:p>
            </table:table-cell>
          </table:table-row>
          <table:table-row table:style-name="Table52.1">
            <table:table-cell table:style-name="Table52.A3" office:value-type="string">
              <text:p text:style-name="P238"><text:span text:style-name="Code_20_Small"><text:span text:style-name="T148">static enum</text:span></text:span></text:p>
            </table:table-cell>
            <table:table-cell table:style-name="Table52.B3" office:value-type="string">
              <text:p text:style-name="P236"><text:a xlink:type="simple" xlink:href="file:///l%22b171" text:style-name="ListLabel_20_7" text:visited-style-name="ListLabel_20_7"><text:span text:style-name="Internet_20_link"><text:span text:style-name="T141">RequestPrimitiveDTO.Operation</text:span></text:span></text:a></text:p>
            </table:table-cell>
            <table:table-cell table:style-name="Table52.C3" office:value-type="string">
              <text:p text:style-name="P237"><text:bookmark-ref text:reference-format="page" text:ref-name="b171">72</text:bookmark-ref></text:p>
            </table:table-cell>
          </table:table-row>
          <table:table-row table:style-name="Table52.1">
            <table:table-cell table:style-name="Table52.A4" office:value-type="string">
              <text:p text:style-name="P238"><text:span text:style-name="Code_20_Small"><text:span text:style-name="T148">static enum</text:span></text:span></text:p>
            </table:table-cell>
            <table:table-cell table:style-name="Table52.B4" office:value-type="string">
              <text:p text:style-name="P236"><text:a xlink:type="simple" xlink:href="file:///l%22b184" text:style-name="ListLabel_20_7" text:visited-style-name="ListLabel_20_7"><text:span text:style-name="Internet_20_link"><text:span text:style-name="T141">RequestPrimitiveDTO.ResultContent</text:span></text:span></text:a></text:p>
            </table:table-cell>
            <table:table-cell table:style-name="Table52.C4" office:value-type="string">
              <text:p text:style-name="P237"><text:bookmark-ref text:reference-format="page" text:ref-name="b184">74</text:bookmark-ref></text:p>
            </table:table-cell>
          </table:table-row>
        </table:table>
        <text:p text:style-name="P235"/>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236"><text:span text:style-name="Summary_20_Heading_20_Font"><text:span text:style-name="T136">Field Summary</text:span></text:span></text:p>
            </table:table-cell>
            <table:covered-table-cell/>
            <table:table-cell table:style-name="Table53.A1" office:value-type="string">
              <text:p text:style-name="P237"><text:span text:style-name="Page_20_Reference_20_Font"><text:span text:style-name="T137">Page</text:span></text:span></text:p>
            </table:table-cell>
          </table:table-row>
          <table:table-row table:style-name="Table53.1">
            <table:table-cell table:style-name="Table53.A2" office:value-type="string">
              <text:p text:style-name="P238"><text:span text:style-name="Code_20_Small"><text:span text:style-name="T148">Boolean</text:span></text:span></text:p>
            </table:table-cell>
            <table:table-cell table:style-name="Table53.B2" office:value-type="string">
              <text:p text:style-name="P236"><text:a xlink:type="simple" xlink:href="file:///l%22b151" text:style-name="ListLabel_20_7" text:visited-style-name="ListLabel_20_7"><text:span text:style-name="Internet_20_link"><text:span text:style-name="T141">authRelationshipIndicator</text:span></text:span></text:a></text:p>
            </table:table-cell>
            <table:table-cell table:style-name="Table53.C2" office:value-type="string">
              <text:p text:style-name="P237"><text:bookmark-ref text:reference-format="page" text:ref-name="b151">69</text:bookmark-ref></text:p>
            </table:table-cell>
          </table:table-row>
          <table:table-row table:style-name="Table53.1">
            <table:table-cell table:style-name="Table53.A3" office:value-type="string">
              <text:p text:style-name="P238"><text:span text:style-name="Code_20_Small"><text:span text:style-name="T148">List&lt;String&gt;</text:span></text:span></text:p>
            </table:table-cell>
            <table:table-cell table:style-name="Table53.B3" office:value-type="string">
              <text:p text:style-name="P236"><text:a xlink:type="simple" xlink:href="file:///l%22b150" text:style-name="ListLabel_20_7" text:visited-style-name="ListLabel_20_7"><text:span text:style-name="Internet_20_link"><text:span text:style-name="T141">authSignature</text:span></text:span></text:a></text:p>
            </table:table-cell>
            <table:table-cell table:style-name="Table53.C3" office:value-type="string">
              <text:p text:style-name="P237"><text:bookmark-ref text:reference-format="page" text:ref-name="b150">69</text:bookmark-ref></text:p>
            </table:table-cell>
          </table:table-row>
          <table:table-row table:style-name="Table53.1">
            <table:table-cell table:style-name="Table53.A4" office:value-type="string">
              <text:p text:style-name="P238"><text:span text:style-name="Code_20_Small"><text:span text:style-name="T148">Boolean</text:span></text:span></text:p>
            </table:table-cell>
            <table:table-cell table:style-name="Table53.B4" office:value-type="string">
              <text:p text:style-name="P236"><text:a xlink:type="simple" xlink:href="file:///l%22b149" text:style-name="ListLabel_20_7" text:visited-style-name="ListLabel_20_7"><text:span text:style-name="Internet_20_link"><text:span text:style-name="T141">authSignatureIndicator</text:span></text:span></text:a></text:p>
            </table:table-cell>
            <table:table-cell table:style-name="Table53.C4" office:value-type="string">
              <text:p text:style-name="P237"><text:bookmark-ref text:reference-format="page" text:ref-name="b149">68</text:bookmark-ref></text:p>
            </table:table-cell>
          </table:table-row>
          <table:table-row table:style-name="Table53.1">
            <table:table-cell table:style-name="Table53.A5" office:value-type="string">
              <text:p text:style-name="P238"><text:a xlink:type="simple" xlink:href="file:///l%22b116" text:style-name="ListLabel_20_8" text:visited-style-name="ListLabel_20_8"><text:span text:style-name="Internet_20_link"><text:span text:style-name="T142">PrimitiveContentDTO</text:span></text:span></text:a></text:p>
            </table:table-cell>
            <table:table-cell table:style-name="Table53.B5" office:value-type="string">
              <text:p text:style-name="P236"><text:a xlink:type="simple" xlink:href="file:///l%22b130" text:style-name="ListLabel_20_7" text:visited-style-name="ListLabel_20_7"><text:span text:style-name="Internet_20_link"><text:span text:style-name="T141">content</text:span></text:span></text:a></text:p>
            </table:table-cell>
            <table:table-cell table:style-name="Table53.C5" office:value-type="string">
              <text:p text:style-name="P237"><text:bookmark-ref text:reference-format="page" text:ref-name="b130">67</text:bookmark-ref></text:p>
            </table:table-cell>
          </table:table-row>
          <table:table-row table:style-name="Table53.1">
            <table:table-cell table:style-name="Table53.A6" office:value-type="string">
              <text:p text:style-name="P238"><text:span text:style-name="Code_20_Small"><text:span text:style-name="T148">Boolean</text:span></text:span></text:p>
            </table:table-cell>
            <table:table-cell table:style-name="Table53.B6" office:value-type="string">
              <text:p text:style-name="P236"><text:a xlink:type="simple" xlink:href="file:///l%22b140" text:style-name="ListLabel_20_7" text:visited-style-name="ListLabel_20_7"><text:span text:style-name="Internet_20_link"><text:span text:style-name="T141">deliveryAggregation</text:span></text:span></text:a></text:p>
            </table:table-cell>
            <table:table-cell table:style-name="Table53.C6" office:value-type="string">
              <text:p text:style-name="P237"><text:bookmark-ref text:reference-format="page" text:ref-name="b140">68</text:bookmark-ref></text:p>
            </table:table-cell>
          </table:table-row>
          <table:table-row table:style-name="Table53.1">
            <table:table-cell table:style-name="Table53.A7" office:value-type="string">
              <text:p text:style-name="P238"><text:a xlink:type="simple" xlink:href="file:///l%22b162" text:style-name="ListLabel_20_8" text:visited-style-name="ListLabel_20_8"><text:span text:style-name="Internet_20_link"><text:span text:style-name="T142">RequestPrimitiveDTO.DiscoveryResultType</text:span></text:span></text:a></text:p>
            </table:table-cell>
            <table:table-cell table:style-name="Table53.B7" office:value-type="string">
              <text:p text:style-name="P236"><text:a xlink:type="simple" xlink:href="file:///l%22b143" text:style-name="ListLabel_20_7" text:visited-style-name="ListLabel_20_7"><text:span text:style-name="Internet_20_link"><text:span text:style-name="T141">discoveryResultType</text:span></text:span></text:a></text:p>
            </table:table-cell>
            <table:table-cell table:style-name="Table53.C7" office:value-type="string">
              <text:p text:style-name="P237"><text:bookmark-ref text:reference-format="page" text:ref-name="b143">68</text:bookmark-ref></text:p>
            </table:table-cell>
          </table:table-row>
          <table:table-row table:style-name="Table53.1">
            <table:table-cell table:style-name="Table53.A8" office:value-type="string">
              <text:p text:style-name="P238"><text:span text:style-name="Code_20_Small"><text:span text:style-name="T148">String</text:span></text:span></text:p>
            </table:table-cell>
            <table:table-cell table:style-name="Table53.B8" office:value-type="string">
              <text:p text:style-name="P236"><text:a xlink:type="simple" xlink:href="file:///l%22b139" text:style-name="ListLabel_20_7" text:visited-style-name="ListLabel_20_7"><text:span text:style-name="Internet_20_link"><text:span text:style-name="T141">eventCategory</text:span></text:span></text:a></text:p>
            </table:table-cell>
            <table:table-cell table:style-name="Table53.C8" office:value-type="string">
              <text:p text:style-name="P237"><text:bookmark-ref text:reference-format="page" text:ref-name="b139">67</text:bookmark-ref></text:p>
            </table:table-cell>
          </table:table-row>
          <table:table-row table:style-name="Table53.1">
            <table:table-cell table:style-name="Table53.A9" office:value-type="string">
              <text:p text:style-name="P238"><text:a xlink:type="simple" xlink:href="file:///l%22b84" text:style-name="ListLabel_20_8" text:visited-style-name="ListLabel_20_8"><text:span text:style-name="Internet_20_link"><text:span text:style-name="T142">FilterCriteriaDTO</text:span></text:span></text:a></text:p>
            </table:table-cell>
            <table:table-cell table:style-name="Table53.B9" office:value-type="string">
              <text:p text:style-name="P236"><text:a xlink:type="simple" xlink:href="file:///l%22b142" text:style-name="ListLabel_20_7" text:visited-style-name="ListLabel_20_7"><text:span text:style-name="Internet_20_link"><text:span text:style-name="T141">filterCriteria</text:span></text:span></text:a></text:p>
            </table:table-cell>
            <table:table-cell table:style-name="Table53.C9" office:value-type="string">
              <text:p text:style-name="P237"><text:bookmark-ref text:reference-format="page" text:ref-name="b142">68</text:bookmark-ref></text:p>
            </table:table-cell>
          </table:table-row>
          <table:table-row table:style-name="Table53.1">
            <table:table-cell table:style-name="Table53.A10" office:value-type="string">
              <text:p text:style-name="P238"><text:span text:style-name="Code_20_Small"><text:span text:style-name="T148">String</text:span></text:span></text:p>
            </table:table-cell>
            <table:table-cell table:style-name="Table53.B10" office:value-type="string">
              <text:p text:style-name="P236"><text:a xlink:type="simple" xlink:href="file:///l%22b127" text:style-name="ListLabel_20_7" text:visited-style-name="ListLabel_20_7"><text:span text:style-name="Internet_20_link"><text:span text:style-name="T141">from</text:span></text:span></text:a></text:p>
            </table:table-cell>
            <table:table-cell table:style-name="Table53.C10" office:value-type="string">
              <text:p text:style-name="P237"><text:bookmark-ref text:reference-format="page" text:ref-name="b127">66</text:bookmark-ref></text:p>
            </table:table-cell>
          </table:table-row>
          <table:table-row table:style-name="Table53.1">
            <table:table-cell table:style-name="Table53.A11" office:value-type="string">
              <text:p text:style-name="P238"><text:span text:style-name="Code_20_Small"><text:span text:style-name="T148">String</text:span></text:span></text:p>
            </table:table-cell>
            <table:table-cell table:style-name="Table53.B11" office:value-type="string">
              <text:p text:style-name="P236"><text:a xlink:type="simple" xlink:href="file:///l%22b141" text:style-name="ListLabel_20_7" text:visited-style-name="ListLabel_20_7"><text:span text:style-name="Internet_20_link"><text:span text:style-name="T141">groupRequestIdentifier</text:span></text:span></text:a></text:p>
            </table:table-cell>
            <table:table-cell table:style-name="Table53.C11" office:value-type="string">
              <text:p text:style-name="P237"><text:bookmark-ref text:reference-format="page" text:ref-name="b141">68</text:bookmark-ref></text:p>
            </table:table-cell>
          </table:table-row>
          <table:table-row table:style-name="Table53.1">
            <table:table-cell table:style-name="Table53.A12" office:value-type="string">
              <text:p text:style-name="P238"><text:span text:style-name="Code_20_Small"><text:span text:style-name="T148">List&lt;String&gt;</text:span></text:span></text:p>
            </table:table-cell>
            <table:table-cell table:style-name="Table53.B12" office:value-type="string">
              <text:p text:style-name="P236"><text:a xlink:type="simple" xlink:href="file:///l%22b148" text:style-name="ListLabel_20_7" text:visited-style-name="ListLabel_20_7"><text:span text:style-name="Internet_20_link"><text:span text:style-name="T141">groupRequestTargetMembers</text:span></text:span></text:a></text:p>
            </table:table-cell>
            <table:table-cell table:style-name="Table53.C12" office:value-type="string">
              <text:p text:style-name="P237"><text:bookmark-ref text:reference-format="page" text:ref-name="b148">68</text:bookmark-ref></text:p>
            </table:table-cell>
          </table:table-row>
          <table:table-row table:style-name="Table53.1">
            <table:table-cell table:style-name="Table53.A13" office:value-type="string">
              <text:p text:style-name="P238"><text:span text:style-name="Code_20_Small"><text:span text:style-name="T148">List&lt;String&gt;</text:span></text:span></text:p>
            </table:table-cell>
            <table:table-cell table:style-name="Table53.B13" office:value-type="string">
              <text:p text:style-name="P236"><text:a xlink:type="simple" xlink:href="file:///l%22b146" text:style-name="ListLabel_20_7" text:visited-style-name="ListLabel_20_7"><text:span text:style-name="Internet_20_link"><text:span text:style-name="T141">localTokenIDs</text:span></text:span></text:a></text:p>
            </table:table-cell>
            <table:table-cell table:style-name="Table53.C13" office:value-type="string">
              <text:p text:style-name="P237"><text:bookmark-ref text:reference-format="page" text:ref-name="b146">68</text:bookmark-ref></text:p>
            </table:table-cell>
          </table:table-row>
          <table:table-row table:style-name="Table53.1">
            <table:table-cell table:style-name="Table53.A14" office:value-type="string">
              <text:p text:style-name="P238"><text:a xlink:type="simple" xlink:href="file:///l%22b171" text:style-name="ListLabel_20_8" text:visited-style-name="ListLabel_20_8"><text:span text:style-name="Internet_20_link"><text:span text:style-name="T142">RequestPrimitiveDTO.Operation</text:span></text:span></text:a></text:p>
            </table:table-cell>
            <table:table-cell table:style-name="Table53.B14" office:value-type="string">
              <text:p text:style-name="P236"><text:a xlink:type="simple" xlink:href="file:///l%22b125" text:style-name="ListLabel_20_7" text:visited-style-name="ListLabel_20_7"><text:span text:style-name="Internet_20_link"><text:span text:style-name="T141">operation</text:span></text:span></text:a></text:p>
            </table:table-cell>
            <table:table-cell table:style-name="Table53.C14" office:value-type="string">
              <text:p text:style-name="P237"><text:bookmark-ref text:reference-format="page" text:ref-name="b125">66</text:bookmark-ref></text:p>
            </table:table-cell>
          </table:table-row>
          <table:table-row table:style-name="Table53.1">
            <table:table-cell table:style-name="Table53.A15" office:value-type="string">
              <text:p text:style-name="P238"><text:span text:style-name="Code_20_Small"><text:span text:style-name="T148">String</text:span></text:span></text:p>
            </table:table-cell>
            <table:table-cell table:style-name="Table53.B15" office:value-type="string">
              <text:p text:style-name="P236"><text:a xlink:type="simple" xlink:href="file:///l%22b135" text:style-name="ListLabel_20_7" text:visited-style-name="ListLabel_20_7"><text:span text:style-name="Internet_20_link"><text:span text:style-name="T141">operationExecutionTime</text:span></text:span></text:a></text:p>
            </table:table-cell>
            <table:table-cell table:style-name="Table53.C15" office:value-type="string">
              <text:p text:style-name="P237"><text:bookmark-ref text:reference-format="page" text:ref-name="b135">67</text:bookmark-ref></text:p>
            </table:table-cell>
          </table:table-row>
          <table:table-row table:style-name="Table53.1">
            <table:table-cell table:style-name="Table53.A16" office:value-type="string">
              <text:p text:style-name="P238"><text:span text:style-name="Code_20_Small"><text:span text:style-name="T148">String</text:span></text:span></text:p>
            </table:table-cell>
            <table:table-cell table:style-name="Table53.B16" office:value-type="string">
              <text:p text:style-name="P236"><text:a xlink:type="simple" xlink:href="file:///l%22b132" text:style-name="ListLabel_20_7" text:visited-style-name="ListLabel_20_7"><text:span text:style-name="Internet_20_link"><text:span text:style-name="T141">originatingTimestamp</text:span></text:span></text:a></text:p>
            </table:table-cell>
            <table:table-cell table:style-name="Table53.C16" office:value-type="string">
              <text:p text:style-name="P237"><text:bookmark-ref text:reference-format="page" text:ref-name="b132">67</text:bookmark-ref></text:p>
            </table:table-cell>
          </table:table-row>
          <table:table-row table:style-name="Table53.1">
            <table:table-cell table:style-name="Table53.A17" office:value-type="string">
              <text:p text:style-name="P238"><text:a xlink:type="simple" xlink:href="file:///l%22b124" text:style-name="ListLabel_20_8" text:visited-style-name="ListLabel_20_8"><text:span text:style-name="Internet_20_link"><text:span text:style-name="T142">ReleaseVersion</text:span></text:span></text:a></text:p>
            </table:table-cell>
            <table:table-cell table:style-name="Table53.B17" office:value-type="string">
              <text:p text:style-name="P236"><text:a xlink:type="simple" xlink:href="file:///l%22b153" text:style-name="ListLabel_20_7" text:visited-style-name="ListLabel_20_7"><text:span text:style-name="Internet_20_link"><text:span text:style-name="T141">releaseVersion</text:span></text:span></text:a></text:p>
            </table:table-cell>
            <table:table-cell table:style-name="Table53.C17" office:value-type="string">
              <text:p text:style-name="P237"><text:bookmark-ref text:reference-format="page" text:ref-name="b153">69</text:bookmark-ref></text:p>
            </table:table-cell>
          </table:table-row>
          <table:table-row table:style-name="Table53.1">
            <table:table-cell table:style-name="Table53.A18" office:value-type="string">
              <text:p text:style-name="P238"><text:span text:style-name="Code_20_Small"><text:span text:style-name="T148">String</text:span></text:span></text:p>
            </table:table-cell>
            <table:table-cell table:style-name="Table53.B18" office:value-type="string">
              <text:p text:style-name="P236"><text:a xlink:type="simple" xlink:href="file:///l%22b133" text:style-name="ListLabel_20_7" text:visited-style-name="ListLabel_20_7"><text:span text:style-name="Internet_20_link"><text:span text:style-name="T141">requestExpirationTimestamp</text:span></text:span></text:a></text:p>
            </table:table-cell>
            <table:table-cell table:style-name="Table53.C18" office:value-type="string">
              <text:p text:style-name="P237"><text:bookmark-ref text:reference-format="page" text:ref-name="b133">67</text:bookmark-ref></text:p>
            </table:table-cell>
          </table:table-row>
          <table:table-row table:style-name="Table53.1">
            <table:table-cell table:style-name="Table53.A19" office:value-type="string">
              <text:p text:style-name="P238"><text:span text:style-name="Code_20_Small"><text:span text:style-name="T148">String</text:span></text:span></text:p>
            </table:table-cell>
            <table:table-cell table:style-name="Table53.B19" office:value-type="string">
              <text:p text:style-name="P236"><text:a xlink:type="simple" xlink:href="file:///l%22b128" text:style-name="ListLabel_20_7" text:visited-style-name="ListLabel_20_7"><text:span text:style-name="Internet_20_link"><text:span text:style-name="T141">requestIdentifier</text:span></text:span></text:a></text:p>
            </table:table-cell>
            <table:table-cell table:style-name="Table53.C19" office:value-type="string">
              <text:p text:style-name="P237"><text:bookmark-ref text:reference-format="page" text:ref-name="b128">66</text:bookmark-ref></text:p>
            </table:table-cell>
          </table:table-row>
          <table:table-row table:style-name="Table53.1">
            <table:table-cell table:style-name="Table53.A20" office:value-type="string">
              <text:p text:style-name="P238"><text:span text:style-name="Code_20_Small"><text:span text:style-name="T148">Integer</text:span></text:span></text:p>
            </table:table-cell>
            <table:table-cell table:style-name="Table53.B20" office:value-type="string">
              <text:p text:style-name="P236"><text:a xlink:type="simple" xlink:href="file:///l%22b129" text:style-name="ListLabel_20_7" text:visited-style-name="ListLabel_20_7"><text:span text:style-name="Internet_20_link"><text:span text:style-name="T141">resourceType</text:span></text:span></text:a></text:p>
            </table:table-cell>
            <table:table-cell table:style-name="Table53.C20" office:value-type="string">
              <text:p text:style-name="P237"><text:bookmark-ref text:reference-format="page" text:ref-name="b129">66</text:bookmark-ref></text:p>
            </table:table-cell>
          </table:table-row>
          <table:table-row table:style-name="Table53.1">
            <table:table-cell table:style-name="Table53.A21" office:value-type="string">
              <text:p text:style-name="P238"><text:a xlink:type="simple" xlink:href="file:///l%22b223" text:style-name="ListLabel_20_8" text:visited-style-name="ListLabel_20_8"><text:span text:style-name="Internet_20_link"><text:span text:style-name="T142">ResponseTypeInfoDTO</text:span></text:span></text:a></text:p>
            </table:table-cell>
            <table:table-cell table:style-name="Table53.B21" office:value-type="string">
              <text:p text:style-name="P236"><text:a xlink:type="simple" xlink:href="file:///l%22b136" text:style-name="ListLabel_20_7" text:visited-style-name="ListLabel_20_7"><text:span text:style-name="Internet_20_link"><text:span text:style-name="T141">responseType</text:span></text:span></text:a></text:p>
            </table:table-cell>
            <table:table-cell table:style-name="Table53.C21" office:value-type="string">
              <text:p text:style-name="P237"><text:bookmark-ref text:reference-format="page" text:ref-name="b136">67</text:bookmark-ref></text:p>
            </table:table-cell>
          </table:table-row>
          <text:soft-page-break/>
          <table:table-row table:style-name="Table53.1">
            <table:table-cell table:style-name="Table53.A22" office:value-type="string">
              <text:p text:style-name="P238"><text:a xlink:type="simple" xlink:href="file:///l%22b184" text:style-name="ListLabel_20_8" text:visited-style-name="ListLabel_20_8"><text:span text:style-name="Internet_20_link"><text:span text:style-name="T142">RequestPrimitiveDTO.ResultContent</text:span></text:span></text:a></text:p>
            </table:table-cell>
            <table:table-cell table:style-name="Table53.B22" office:value-type="string">
              <text:p text:style-name="P236"><text:a xlink:type="simple" xlink:href="file:///l%22b138" text:style-name="ListLabel_20_7" text:visited-style-name="ListLabel_20_7"><text:span text:style-name="Internet_20_link"><text:span text:style-name="T141">resultContent</text:span></text:span></text:a></text:p>
            </table:table-cell>
            <table:table-cell table:style-name="Table53.C22" office:value-type="string">
              <text:p text:style-name="P237"><text:bookmark-ref text:reference-format="page" text:ref-name="b138">67</text:bookmark-ref></text:p>
            </table:table-cell>
          </table:table-row>
          <table:table-row table:style-name="Table53.1">
            <table:table-cell table:style-name="Table53.A23" office:value-type="string">
              <text:p text:style-name="P238"><text:span text:style-name="Code_20_Small"><text:span text:style-name="T148">String</text:span></text:span></text:p>
            </table:table-cell>
            <table:table-cell table:style-name="Table53.B23" office:value-type="string">
              <text:p text:style-name="P236"><text:a xlink:type="simple" xlink:href="file:///l%22b134" text:style-name="ListLabel_20_7" text:visited-style-name="ListLabel_20_7"><text:span text:style-name="Internet_20_link"><text:span text:style-name="T141">resultExpirationTimestamp</text:span></text:span></text:a></text:p>
            </table:table-cell>
            <table:table-cell table:style-name="Table53.C23" office:value-type="string">
              <text:p text:style-name="P237"><text:bookmark-ref text:reference-format="page" text:ref-name="b134">67</text:bookmark-ref></text:p>
            </table:table-cell>
          </table:table-row>
          <table:table-row table:style-name="Table53.1">
            <table:table-cell table:style-name="Table53.A24" office:value-type="string">
              <text:p text:style-name="P238"><text:span text:style-name="Code_20_Small"><text:span text:style-name="T148">String</text:span></text:span></text:p>
            </table:table-cell>
            <table:table-cell table:style-name="Table53.B24" office:value-type="string">
              <text:p text:style-name="P236"><text:a xlink:type="simple" xlink:href="file:///l%22b137" text:style-name="ListLabel_20_7" text:visited-style-name="ListLabel_20_7"><text:span text:style-name="Internet_20_link"><text:span text:style-name="T141">resultPersistence</text:span></text:span></text:a></text:p>
            </table:table-cell>
            <table:table-cell table:style-name="Table53.C24" office:value-type="string">
              <text:p text:style-name="P237"><text:bookmark-ref text:reference-format="page" text:ref-name="b137">67</text:bookmark-ref></text:p>
            </table:table-cell>
          </table:table-row>
          <table:table-row table:style-name="Table53.1">
            <table:table-cell table:style-name="Table53.A25" office:value-type="string">
              <text:p text:style-name="P238"><text:span text:style-name="Code_20_Small"><text:span text:style-name="T148">List&lt;String&gt;</text:span></text:span></text:p>
            </table:table-cell>
            <table:table-cell table:style-name="Table53.B25" office:value-type="string">
              <text:p text:style-name="P236"><text:a xlink:type="simple" xlink:href="file:///l%22b131" text:style-name="ListLabel_20_7" text:visited-style-name="ListLabel_20_7"><text:span text:style-name="Internet_20_link"><text:span text:style-name="T141">roleIDs</text:span></text:span></text:a></text:p>
            </table:table-cell>
            <table:table-cell table:style-name="Table53.C25" office:value-type="string">
              <text:p text:style-name="P237"><text:bookmark-ref text:reference-format="page" text:ref-name="b131">67</text:bookmark-ref></text:p>
            </table:table-cell>
          </table:table-row>
          <table:table-row table:style-name="Table53.1">
            <table:table-cell table:style-name="Table53.A26" office:value-type="string">
              <text:p text:style-name="P238"><text:span text:style-name="Code_20_Small"><text:span text:style-name="T148">Boolean</text:span></text:span></text:p>
            </table:table-cell>
            <table:table-cell table:style-name="Table53.B26" office:value-type="string">
              <text:p text:style-name="P236"><text:a xlink:type="simple" xlink:href="file:///l%22b152" text:style-name="ListLabel_20_7" text:visited-style-name="ListLabel_20_7"><text:span text:style-name="Internet_20_link"><text:span text:style-name="T141">semanticQueryIndicator</text:span></text:span></text:a></text:p>
            </table:table-cell>
            <table:table-cell table:style-name="Table53.C26" office:value-type="string">
              <text:p text:style-name="P237"><text:bookmark-ref text:reference-format="page" text:ref-name="b152">69</text:bookmark-ref></text:p>
            </table:table-cell>
          </table:table-row>
          <table:table-row table:style-name="Table53.1">
            <table:table-cell table:style-name="Table53.A27" office:value-type="string">
              <text:p text:style-name="P238"><text:span text:style-name="Code_20_Small"><text:span text:style-name="T148">String</text:span></text:span></text:p>
            </table:table-cell>
            <table:table-cell table:style-name="Table53.B27" office:value-type="string">
              <text:p text:style-name="P236"><text:a xlink:type="simple" xlink:href="file:///l%22b126" text:style-name="ListLabel_20_7" text:visited-style-name="ListLabel_20_7"><text:span text:style-name="Internet_20_link"><text:span text:style-name="T141">to</text:span></text:span></text:a></text:p>
            </table:table-cell>
            <table:table-cell table:style-name="Table53.C27" office:value-type="string">
              <text:p text:style-name="P237"><text:bookmark-ref text:reference-format="page" text:ref-name="b126">66</text:bookmark-ref></text:p>
            </table:table-cell>
          </table:table-row>
          <table:table-row table:style-name="Table53.1">
            <table:table-cell table:style-name="Table53.A28" office:value-type="string">
              <text:p text:style-name="P238"><text:span text:style-name="Code_20_Small"><text:span text:style-name="T148">List&lt;String&gt;</text:span></text:span></text:p>
            </table:table-cell>
            <table:table-cell table:style-name="Table53.B28" office:value-type="string">
              <text:p text:style-name="P236"><text:a xlink:type="simple" xlink:href="file:///l%22b145" text:style-name="ListLabel_20_7" text:visited-style-name="ListLabel_20_7"><text:span text:style-name="Internet_20_link"><text:span text:style-name="T141">tokenIDs</text:span></text:span></text:a></text:p>
            </table:table-cell>
            <table:table-cell table:style-name="Table53.C28" office:value-type="string">
              <text:p text:style-name="P237"><text:bookmark-ref text:reference-format="page" text:ref-name="b145">68</text:bookmark-ref></text:p>
            </table:table-cell>
          </table:table-row>
          <table:table-row table:style-name="Table53.1">
            <table:table-cell table:style-name="Table53.A29" office:value-type="string">
              <text:p text:style-name="P238"><text:span text:style-name="Code_20_Small"><text:span text:style-name="T148">Boolean</text:span></text:span></text:p>
            </table:table-cell>
            <table:table-cell table:style-name="Table53.B29" office:value-type="string">
              <text:p text:style-name="P236"><text:a xlink:type="simple" xlink:href="file:///l%22b147" text:style-name="ListLabel_20_7" text:visited-style-name="ListLabel_20_7"><text:span text:style-name="Internet_20_link"><text:span text:style-name="T141">tokenReqIndicator</text:span></text:span></text:a></text:p>
            </table:table-cell>
            <table:table-cell table:style-name="Table53.C29" office:value-type="string">
              <text:p text:style-name="P237"><text:bookmark-ref text:reference-format="page" text:ref-name="b147">68</text:bookmark-ref></text:p>
            </table:table-cell>
          </table:table-row>
          <table:table-row table:style-name="Table53.1">
            <table:table-cell table:style-name="Table53.A30" office:value-type="string">
              <text:p text:style-name="P238"><text:span text:style-name="Code_20_Small"><text:span text:style-name="T148">String</text:span></text:span></text:p>
            </table:table-cell>
            <table:table-cell table:style-name="Table53.B30" office:value-type="string">
              <text:p text:style-name="P236"><text:a xlink:type="simple" xlink:href="file:///l%22b144" text:style-name="ListLabel_20_7" text:visited-style-name="ListLabel_20_7"><text:span text:style-name="Internet_20_link"><text:span text:style-name="T141">tokens</text:span></text:span></text:a></text:p>
            </table:table-cell>
            <table:table-cell table:style-name="Table53.C30" office:value-type="string">
              <text:p text:style-name="P237"><text:bookmark-ref text:reference-format="page" text:ref-name="b144">68</text:bookmark-ref></text:p>
            </table:table-cell>
          </table:table-row>
          <table:table-row table:style-name="Table53.1">
            <table:table-cell table:style-name="Table53.A31" office:value-type="string">
              <text:p text:style-name="P238"><text:span text:style-name="Code_20_Small"><text:span text:style-name="T148">String</text:span></text:span></text:p>
            </table:table-cell>
            <table:table-cell table:style-name="Table53.B31" office:value-type="string">
              <text:p text:style-name="P236"><text:a xlink:type="simple" xlink:href="file:///l%22b154" text:style-name="ListLabel_20_7" text:visited-style-name="ListLabel_20_7"><text:span text:style-name="Internet_20_link"><text:span text:style-name="T141">verndorInformation</text:span></text:span></text:a></text:p>
            </table:table-cell>
            <table:table-cell table:style-name="Table53.C31" office:value-type="string">
              <text:p text:style-name="P237"><text:bookmark-ref text:reference-format="page" text:ref-name="b154">69</text:bookmark-ref></text:p>
            </table:table-cell>
          </table:table-row>
        </table:table>
        <text:p text:style-name="P235"/>
        <table:table table:name="Table54" table:style-name="Table54">
          <table:table-column table:style-name="Table54.A"/>
          <table:table-column table:style-name="Table54.B"/>
          <table:table-row table:style-name="Table54.1">
            <table:table-cell table:style-name="Table54.A1" office:value-type="string">
              <text:p text:style-name="P236"><text:span text:style-name="Summary_20_Heading_20_Font"><text:span text:style-name="T136">Constructor Summary</text:span></text:span></text:p>
            </table:table-cell>
            <table:table-cell table:style-name="Table54.A1" office:value-type="string">
              <text:p text:style-name="P237"><text:span text:style-name="Page_20_Reference_20_Font"><text:span text:style-name="T137">Page</text:span></text:span></text:p>
            </table:table-cell>
          </table:table-row>
          <table:table-row table:style-name="Table54.1">
            <table:table-cell table:style-name="Table54.A2" office:value-type="string">
              <text:p text:style-name="P236"><text:a xlink:type="simple" xlink:href="file:///l%22b155" text:style-name="ListLabel_20_7" text:visited-style-name="ListLabel_20_7"><text:span text:style-name="Internet_20_link"><text:span text:style-name="T141">RequestPrimitiveDTO</text:span></text:span></text:a><text:span text:style-name="Code"><text:span text:style-name="T147">()</text:span></text:span></text:p>
            </table:table-cell>
            <table:table-cell table:style-name="Table54.B2" office:value-type="string">
              <text:p text:style-name="P237"><text:bookmark-ref text:reference-format="page" text:ref-name="b155">69</text:bookmark-ref></text:p>
            </table:table-cell>
          </table:table-row>
        </table:table>
        <text:p text:style-name="P235"/>
        <table:table table:name="Table55" table:style-name="Table55">
          <table:table-column table:style-name="Table55.A"/>
          <table:table-row table:style-name="Table55.1">
            <table:table-cell table:style-name="Table55.A1" office:value-type="string">
              <text:p text:style-name="P217"><text:span text:style-name="T139">Methods inherited from class org.osgi.dto.DTO</text:span></text:p>
            </table:table-cell>
          </table:table-row>
          <table:table-row table:style-name="Table55.2">
            <table:table-cell table:style-name="Table55.A2" office:value-type="string">
              <text:p text:style-name="P215"><text:span text:style-name="Code">toString</text:span></text:p>
            </table:table-cell>
          </table:table-row>
        </table:table>
        <text:p text:style-name="P277"><text:span text:style-name="T8">Field Detail</text:span></text:p>
        <text:p text:style-name="P268"><text:bookmark text:name="b125"/><text:span text:style-name="T9">operation</text:span></text:p>
        <text:p text:style-name="P207"><text:span text:style-name="Code"><text:span text:style-name="T3">public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operation</text:span></text:span></text:p>
        <text:p text:style-name="P239"/>
        <text:p text:style-name="P269"><text:bookmark text:name="b126"/><text:span text:style-name="T9">to</text:span></text:p>
        <text:p text:style-name="P207"><text:span text:style-name="Code"><text:span text:style-name="T3">public String </text:span></text:span><text:span text:style-name="Code"><text:span text:style-name="T32">to</text:span></text:span></text:p>
        <text:p text:style-name="P239"/>
        <text:p text:style-name="P269"><text:bookmark text:name="b127"/><text:span text:style-name="T9">from</text:span></text:p>
        <text:p text:style-name="P207"><text:span text:style-name="Code"><text:span text:style-name="T3">public String </text:span></text:span><text:span text:style-name="Code"><text:span text:style-name="T32">from</text:span></text:span></text:p>
        <text:p text:style-name="P239"/>
        <text:p text:style-name="P269"><text:bookmark text:name="b128"/><text:span text:style-name="T9">requestIdentifier</text:span></text:p>
        <text:p text:style-name="P207"><text:span text:style-name="Code"><text:span text:style-name="T3">public String </text:span></text:span><text:span text:style-name="Code"><text:span text:style-name="T32">requestIdentifier</text:span></text:span></text:p>
        <text:p text:style-name="P239"/>
        <text:p text:style-name="P269"><text:bookmark text:name="b129"/><text:span text:style-name="T9">resourceType</text:span></text:p>
        <text:p text:style-name="P207"><text:span text:style-name="Code"><text:span text:style-name="T3">public Integer </text:span></text:span><text:span text:style-name="Code"><text:span text:style-name="T32">resourceType</text:span></text:span></text:p>
        <text:p text:style-name="P239"/>
        <text:p text:style-name="P269"><text:bookmark text:name="b130"/><text:soft-page-break/><text:span text:style-name="T9">content</text:span></text:p>
        <text:p text:style-name="P207"><text:span text:style-name="Code"><text:span text:style-name="T3">public </text:span></text:span><text:a xlink:type="simple" xlink:href="file:///l%22b116" text:style-name="ListLabel_20_5" text:visited-style-name="ListLabel_20_5"><text:span text:style-name="Internet_20_link"><text:span text:style-name="T149">PrimitiveContentDTO</text:span></text:span></text:a><text:span text:style-name="Code"><text:span text:style-name="T3"> </text:span></text:span><text:span text:style-name="Code"><text:span text:style-name="T32">content</text:span></text:span></text:p>
        <text:p text:style-name="P239"/>
        <text:p text:style-name="P269"><text:bookmark text:name="b131"/><text:span text:style-name="T9">roleIDs</text:span></text:p>
        <text:p text:style-name="P207"><text:span text:style-name="Code"><text:span text:style-name="T3">public List&lt;String&gt; </text:span></text:span><text:span text:style-name="Code"><text:span text:style-name="T32">roleIDs</text:span></text:span></text:p>
        <text:p text:style-name="P239"/>
        <text:p text:style-name="P269"><text:bookmark text:name="b132"/><text:span text:style-name="T9">originatingTimestamp</text:span></text:p>
        <text:p text:style-name="P207"><text:span text:style-name="Code"><text:span text:style-name="T3">public String </text:span></text:span><text:span text:style-name="Code"><text:span text:style-name="T32">originatingTimestamp</text:span></text:span></text:p>
        <text:p text:style-name="P239"/>
        <text:p text:style-name="P269"><text:bookmark text:name="b133"/><text:span text:style-name="T9">requestExpirationTimestamp</text:span></text:p>
        <text:p text:style-name="P207"><text:span text:style-name="Code"><text:span text:style-name="T3">public String </text:span></text:span><text:span text:style-name="Code"><text:span text:style-name="T32">requestExpirationTimestamp</text:span></text:span></text:p>
        <text:p text:style-name="P239"/>
        <text:p text:style-name="P269"><text:bookmark text:name="b134"/><text:span text:style-name="T9">resultExpirationTimestamp</text:span></text:p>
        <text:p text:style-name="P207"><text:span text:style-name="Code"><text:span text:style-name="T3">public String </text:span></text:span><text:span text:style-name="Code"><text:span text:style-name="T32">resultExpirationTimestamp</text:span></text:span></text:p>
        <text:p text:style-name="P239"/>
        <text:p text:style-name="P269"><text:bookmark text:name="b135"/><text:span text:style-name="T9">operationExecutionTime</text:span></text:p>
        <text:p text:style-name="P207"><text:span text:style-name="Code"><text:span text:style-name="T3">public String </text:span></text:span><text:span text:style-name="Code"><text:span text:style-name="T32">operationExecutionTime</text:span></text:span></text:p>
        <text:p text:style-name="P239"/>
        <text:p text:style-name="P269"><text:bookmark text:name="b136"/><text:span text:style-name="T9">responseType</text:span></text:p>
        <text:p text:style-name="P207"><text:span text:style-name="Code"><text:span text:style-name="T3">public </text:span></text:span><text:a xlink:type="simple" xlink:href="file:///l%22b223" text:style-name="ListLabel_20_5" text:visited-style-name="ListLabel_20_5"><text:span text:style-name="Internet_20_link"><text:span text:style-name="T149">ResponseTypeInfoDTO</text:span></text:span></text:a><text:span text:style-name="Code"><text:span text:style-name="T3"> </text:span></text:span><text:span text:style-name="Code"><text:span text:style-name="T32">responseType</text:span></text:span></text:p>
        <text:p text:style-name="P239"/>
        <text:p text:style-name="P269"><text:bookmark text:name="b137"/><text:span text:style-name="T9">resultPersistence</text:span></text:p>
        <text:p text:style-name="P207"><text:span text:style-name="Code"><text:span text:style-name="T3">public String </text:span></text:span><text:span text:style-name="Code"><text:span text:style-name="T32">resultPersistence</text:span></text:span></text:p>
        <text:p text:style-name="P239"/>
        <text:p text:style-name="P269"><text:bookmark text:name="b138"/><text:span text:style-name="T9">resultContent</text:span></text:p>
        <text:p text:style-name="P207"><text:span text:style-name="Code"><text:span text:style-name="T3">public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resultContent</text:span></text:span></text:p>
        <text:p text:style-name="P239"/>
        <text:p text:style-name="P269"><text:bookmark text:name="b139"/><text:span text:style-name="T9">eventCategory</text:span></text:p>
        <text:p text:style-name="P207"><text:span text:style-name="Code"><text:span text:style-name="T3">public String </text:span></text:span><text:span text:style-name="Code"><text:span text:style-name="T32">eventCategory</text:span></text:span></text:p>
        <text:p text:style-name="P239"/>
        <text:p text:style-name="P269"><text:bookmark text:name="b140"/><text:soft-page-break/><text:span text:style-name="T9">deliveryAggregation</text:span></text:p>
        <text:p text:style-name="P207"><text:span text:style-name="Code"><text:span text:style-name="T3">public Boolean </text:span></text:span><text:span text:style-name="Code"><text:span text:style-name="T32">deliveryAggregation</text:span></text:span></text:p>
        <text:p text:style-name="P239"/>
        <text:p text:style-name="P269"><text:bookmark text:name="b141"/><text:span text:style-name="T9">groupRequestIdentifier</text:span></text:p>
        <text:p text:style-name="P207"><text:span text:style-name="Code"><text:span text:style-name="T3">public String </text:span></text:span><text:span text:style-name="Code"><text:span text:style-name="T32">groupRequestIdentifier</text:span></text:span></text:p>
        <text:p text:style-name="P239"/>
        <text:p text:style-name="P269"><text:bookmark text:name="b142"/><text:span text:style-name="T9">filterCriteria</text:span></text:p>
        <text:p text:style-name="P207"><text:span text:style-name="Code"><text:span text:style-name="T3">public </text:span></text:span><text:a xlink:type="simple" xlink:href="file:///l%22b84" text:style-name="ListLabel_20_5" text:visited-style-name="ListLabel_20_5"><text:span text:style-name="Internet_20_link"><text:span text:style-name="T149">FilterCriteriaDTO</text:span></text:span></text:a><text:span text:style-name="Code"><text:span text:style-name="T3"> </text:span></text:span><text:span text:style-name="Code"><text:span text:style-name="T32">filterCriteria</text:span></text:span></text:p>
        <text:p text:style-name="P239"/>
        <text:p text:style-name="P269"><text:bookmark text:name="b143"/><text:span text:style-name="T9">discoveryResultType</text:span></text:p>
        <text:p text:style-name="P207"><text:span text:style-name="Code"><text:span text:style-name="T3">public </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 </text:span></text:span><text:span text:style-name="Code"><text:span text:style-name="T32">discoveryResultType</text:span></text:span></text:p>
        <text:p text:style-name="P239"/>
        <text:p text:style-name="P269"><text:bookmark text:name="b144"/><text:span text:style-name="T9">tokens</text:span></text:p>
        <text:p text:style-name="P207"><text:span text:style-name="Code"><text:span text:style-name="T3">public String </text:span></text:span><text:span text:style-name="Code"><text:span text:style-name="T32">tokens</text:span></text:span></text:p>
        <text:p text:style-name="P239"/>
        <text:p text:style-name="P269"><text:bookmark text:name="b145"/><text:span text:style-name="T9">tokenIDs</text:span></text:p>
        <text:p text:style-name="P207"><text:span text:style-name="Code"><text:span text:style-name="T3">public List&lt;String&gt; </text:span></text:span><text:span text:style-name="Code"><text:span text:style-name="T32">tokenIDs</text:span></text:span></text:p>
        <text:p text:style-name="P239"/>
        <text:p text:style-name="P269"><text:bookmark text:name="b146"/><text:span text:style-name="T9">localTokenIDs</text:span></text:p>
        <text:p text:style-name="P207"><text:span text:style-name="Code"><text:span text:style-name="T3">public List&lt;String&gt; </text:span></text:span><text:span text:style-name="Code"><text:span text:style-name="T32">localTokenIDs</text:span></text:span></text:p>
        <text:p text:style-name="P239"/>
        <text:p text:style-name="P269"><text:bookmark text:name="b147"/><text:span text:style-name="T9">tokenReqIndicator</text:span></text:p>
        <text:p text:style-name="P207"><text:span text:style-name="Code"><text:span text:style-name="T3">public Boolean </text:span></text:span><text:span text:style-name="Code"><text:span text:style-name="T32">tokenReqIndicator</text:span></text:span></text:p>
        <text:p text:style-name="P239"/>
        <text:p text:style-name="P269"><text:bookmark text:name="b148"/><text:span text:style-name="T9">groupRequestTargetMembers</text:span></text:p>
        <text:p text:style-name="P207"><text:span text:style-name="Code"><text:span text:style-name="T3">public List&lt;String&gt; </text:span></text:span><text:span text:style-name="Code"><text:span text:style-name="T32">groupRequestTargetMembers</text:span></text:span></text:p>
        <text:p text:style-name="P239"/>
        <text:p text:style-name="P269"><text:bookmark text:name="b149"/><text:span text:style-name="T9">authSignatureIndicator</text:span></text:p>
        <text:p text:style-name="P207"><text:span text:style-name="Code"><text:span text:style-name="T3">public Boolean </text:span></text:span><text:span text:style-name="Code"><text:span text:style-name="T32">authSignatureIndicator</text:span></text:span></text:p>
        <text:p text:style-name="P239"/>
        <text:p text:style-name="P269"><text:bookmark text:name="b150"/><text:soft-page-break/><text:span text:style-name="T9">authSignature</text:span></text:p>
        <text:p text:style-name="P207"><text:span text:style-name="Code"><text:span text:style-name="T3">public List&lt;String&gt; </text:span></text:span><text:span text:style-name="Code"><text:span text:style-name="T32">authSignature</text:span></text:span></text:p>
        <text:p text:style-name="P239"/>
        <text:p text:style-name="P269"><text:bookmark text:name="b151"/><text:span text:style-name="T9">authRelationshipIndicator</text:span></text:p>
        <text:p text:style-name="P207"><text:span text:style-name="Code"><text:span text:style-name="T3">public Boolean </text:span></text:span><text:span text:style-name="Code"><text:span text:style-name="T32">authRelationshipIndicator</text:span></text:span></text:p>
        <text:p text:style-name="P239"/>
        <text:p text:style-name="P269"><text:bookmark text:name="b152"/><text:span text:style-name="T9">semanticQueryIndicator</text:span></text:p>
        <text:p text:style-name="P207"><text:span text:style-name="Code"><text:span text:style-name="T3">public Boolean </text:span></text:span><text:span text:style-name="Code"><text:span text:style-name="T32">semanticQueryIndicator</text:span></text:span></text:p>
        <text:p text:style-name="P239"/>
        <text:p text:style-name="P269"><text:bookmark text:name="b153"/><text:span text:style-name="T9">releaseVersion</text:span></text:p>
        <text:p text:style-name="P207"><text:span text:style-name="Code"><text:span text:style-name="T3">public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eleaseVersion</text:span></text:span></text:p>
        <text:p text:style-name="P239"/>
        <text:p text:style-name="P269"><text:bookmark text:name="b154"/><text:span text:style-name="T9">verndorInformation</text:span></text:p>
        <text:p text:style-name="P207"><text:span text:style-name="Code"><text:span text:style-name="T3">public String </text:span></text:span><text:span text:style-name="Code"><text:span text:style-name="T32">verndorInformation</text:span></text:span></text:p>
        <text:p text:style-name="P277"><text:span text:style-name="T8">Constructor Detail</text:span></text:p>
        <text:p text:style-name="P268"><text:bookmark text:name="b155"/><text:span text:style-name="T9">RequestPrimitiveDTO</text:span></text:p>
        <text:p text:style-name="P224"><text:span text:style-name="Code"><text:span text:style-name="T3">public </text:span></text:span><text:span text:style-name="Code"><text:span text:style-name="T32">RequestPrimitiveDTO</text:span></text:span><text:span text:style-name="Code"><text:span text:style-name="T33">()</text:span></text:span></text:p>
        <text:p text:style-name="P181"><text:bookmark text:name="b162"/><text:span text:style-name="T7">Enum RequestPrimitiveDTO.DiscoveryResultType</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33" text:anchor-type="as-char" svg:width="0.397cm" svg:height="0.37cm" draw:z-index="67"><draw:image xlink:href="Pictures/100002000000000F0000000ED3A4069C610A9F54.png" xlink:type="simple" xlink:show="embed" xlink:actuate="onLoad" loext:mime-type="image/png"/></draw:frame><text:span text:style-name="Code"><text:span text:style-name="T3">java.lang.Enum&lt;</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gt;</text:span></text:span></text:p>
        <text:p text:style-name="P207"><text:span text:style-name="Code"><text:span text:style-name="T3">      </text:span></text:span><draw:frame draw:style-name="fr3" draw:name="Image34" text:anchor-type="as-char" svg:width="0.397cm" svg:height="0.37cm" draw:z-index="68"><draw:image xlink:href="Pictures/100002000000000F0000000ED3A4069C610A9F54.png" xlink:type="simple" xlink:show="embed" xlink:actuate="onLoad" loext:mime-type="image/png"/></draw:frame><text:span text:style-name="Code"><text:span text:style-name="T32">org.osgi.service.onem2m.dto.RequestPrimitiveDTO.DiscoveryResultType</text:span></text:span></text:p>
        <text:p text:style-name="List_20_Heading"><text:span text:style-name="T5">All Implemented Interfaces:</text:span></text:p>
        <text:p text:style-name="P228"><text:span text:style-name="T4">Comparable&lt;</text:span><text:a xlink:type="simple" xlink:href="file:///l%22b162" text:style-name="ListLabel_20_4" text:visited-style-name="ListLabel_20_4"><text:span text:style-name="Internet_20_link"><text:span text:style-name="T140">RequestPrimitiveDTO.DiscoveryResultType</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156" text:style-name="ListLabel_20_4" text:visited-style-name="ListLabel_20_4"><text:span text:style-name="Internet_20_link"><text:span text:style-name="T140">RequestPrimitiveDTO</text:span></text:span></text:a></text:p>
        <text:p text:style-name="P220"/>
        <text:p text:style-name="P233"><text:span text:style-name="Code"><text:span text:style-name="T3">public static enum </text:span></text:span><text:span text:style-name="Code"><text:span text:style-name="T32">RequestPrimitiveDTO.DiscoveryResultType</text:span></text:span></text:p>
        <text:p text:style-name="P207"><text:span text:style-name="Code"><text:span text:style-name="T3">extends Enum&lt;</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gt;</text:span></text:span></text:p>
        <text:p text:style-name="P234"/>
        <table:table table:name="Table56" table:style-name="Table56">
          <table:table-column table:style-name="Table56.A"/>
          <table:table-column table:style-name="Table56.B"/>
          <table:table-row table:style-name="Table56.1">
            <table:table-cell table:style-name="Table56.A1" office:value-type="string">
              <text:p text:style-name="P236"><text:span text:style-name="Summary_20_Heading_20_Font"><text:span text:style-name="T136">Enum Constant Summary</text:span></text:span></text:p>
            </table:table-cell>
            <table:table-cell table:style-name="Table56.A1" office:value-type="string">
              <text:p text:style-name="P237"><text:span text:style-name="Page_20_Reference_20_Font"><text:span text:style-name="T137">Page</text:span></text:span></text:p>
            </table:table-cell>
          </table:table-row>
          <table:table-row table:style-name="Table56.1">
            <table:table-cell table:style-name="Table56.A2" office:value-type="string">
              <text:p text:style-name="P236"><text:a xlink:type="simple" xlink:href="file:///l%22b157" text:style-name="ListLabel_20_7" text:visited-style-name="ListLabel_20_7"><text:span text:style-name="Internet_20_link"><text:span text:style-name="T141">structured</text:span></text:span></text:a></text:p>
            </table:table-cell>
            <table:table-cell table:style-name="Table56.B2" office:value-type="string">
              <text:p text:style-name="P237"><text:bookmark-ref text:reference-format="page" text:ref-name="b157">70</text:bookmark-ref></text:p>
            </table:table-cell>
          </table:table-row>
          <table:table-row table:style-name="Table56.1">
            <table:table-cell table:style-name="Table56.A3" office:value-type="string">
              <text:p text:style-name="P236"><text:a xlink:type="simple" xlink:href="file:///l%22b158" text:style-name="ListLabel_20_7" text:visited-style-name="ListLabel_20_7"><text:span text:style-name="Internet_20_link"><text:span text:style-name="T141">unstructured</text:span></text:span></text:a></text:p>
            </table:table-cell>
            <table:table-cell table:style-name="Table56.B3" office:value-type="string">
              <text:p text:style-name="P237"><text:bookmark-ref text:reference-format="page" text:ref-name="b158">70</text:bookmark-ref></text:p>
            </table:table-cell>
          </table:table-row>
        </table:table>
        <text:p text:style-name="P235"/>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36"><text:span text:style-name="Summary_20_Heading_20_Font"><text:span text:style-name="T136">Method Summary</text:span></text:span></text:p>
            </table:table-cell>
            <table:covered-table-cell/>
            <table:table-cell table:style-name="Table57.A1" office:value-type="string">
              <text:p text:style-name="P237"><text:span text:style-name="Page_20_Reference_20_Font"><text:span text:style-name="T137">Page</text:span></text:span></text:p>
            </table:table-cell>
          </table:table-row>
          <table:table-row table:style-name="Table57.1">
            <table:table-cell table:style-name="Table57.A2" office:value-type="string">
              <text:p text:style-name="P238"><text:span text:style-name="Code_20_Small"><text:span text:style-name="T148">int</text:span></text:span></text:p>
            </table:table-cell>
            <table:table-cell table:style-name="Table57.B2" office:value-type="string">
              <text:p text:style-name="P236"><text:a xlink:type="simple" xlink:href="file:///l%22b161" text:style-name="ListLabel_20_7" text:visited-style-name="ListLabel_20_7"><text:span text:style-name="Internet_20_link"><text:span text:style-name="T141">getValue</text:span></text:span></text:a><text:span text:style-name="Code"><text:span text:style-name="T147">()</text:span></text:span></text:p>
            </table:table-cell>
            <table:table-cell table:style-name="Table57.C2" office:value-type="string">
              <text:p text:style-name="P237"><text:bookmark-ref text:reference-format="page" text:ref-name="b161">71</text:bookmark-ref></text:p>
            </table:table-cell>
          </table:table-row>
          <table:table-row table:style-name="Table57.1">
            <table:table-cell table:style-name="Table57.A3" office:value-type="string">
              <text:p text:style-name="P238"><text:span text:style-name="Code_20_Small"><text:span text:style-name="T148">static </text:span></text:span><text:a xlink:type="simple" xlink:href="file:///l%22b162" text:style-name="ListLabel_20_8" text:visited-style-name="ListLabel_20_8"><text:span text:style-name="Internet_20_link"><text:span text:style-name="T142">RequestPrimitiveDTO.DiscoveryResultType</text:span></text:span></text:a></text:p>
            </table:table-cell>
            <table:table-cell table:style-name="Table57.B3" office:value-type="string">
              <text:p text:style-name="P236"><text:a xlink:type="simple" xlink:href="file:///l%22b160"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57.C3" office:value-type="string">
              <text:p text:style-name="P237"><text:bookmark-ref text:reference-format="page" text:ref-name="b160">71</text:bookmark-ref></text:p>
            </table:table-cell>
          </table:table-row>
          <table:table-row table:style-name="Table57.1">
            <table:table-cell table:style-name="Table57.A4" office:value-type="string">
              <text:p text:style-name="P238"><text:span text:style-name="Code_20_Small"><text:span text:style-name="T148">static </text:span></text:span><text:a xlink:type="simple" xlink:href="file:///l%22b162" text:style-name="ListLabel_20_8" text:visited-style-name="ListLabel_20_8"><text:span text:style-name="Internet_20_link"><text:span text:style-name="T142">RequestPrimitiveDTO.DiscoveryResultType</text:span></text:span></text:a><text:span text:style-name="Code_20_Small"><text:span text:style-name="T148">[]</text:span></text:span></text:p>
            </table:table-cell>
            <table:table-cell table:style-name="Table57.B4" office:value-type="string">
              <text:p text:style-name="P236"><text:a xlink:type="simple" xlink:href="file:///l%22b159" text:style-name="ListLabel_20_7" text:visited-style-name="ListLabel_20_7"><text:span text:style-name="Internet_20_link"><text:span text:style-name="T141">values</text:span></text:span></text:a><text:span text:style-name="Code"><text:span text:style-name="T147">()</text:span></text:span></text:p>
            </table:table-cell>
            <table:table-cell table:style-name="Table57.C4" office:value-type="string">
              <text:p text:style-name="P237"><text:bookmark-ref text:reference-format="page" text:ref-name="b159">70</text:bookmark-ref></text:p>
            </table:table-cell>
          </table:table-row>
        </table:table>
        <text:p text:style-name="P277"><text:span text:style-name="T8">Enum Constant Detail</text:span></text:p>
        <text:p text:style-name="P268"><text:bookmark text:name="b157"/><text:span text:style-name="T9">structured</text:span></text:p>
        <text:p text:style-name="P207"><text:span text:style-name="Code"><text:span text:style-name="T3">public static final </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 </text:span></text:span><text:span text:style-name="Code"><text:span text:style-name="T32">structured</text:span></text:span></text:p>
        <text:p text:style-name="P239"/>
        <text:p text:style-name="P269"><text:bookmark text:name="b158"/><text:span text:style-name="T9">unstructured</text:span></text:p>
        <text:p text:style-name="P207"><text:span text:style-name="Code"><text:span text:style-name="T3">public static final </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 </text:span></text:span><text:span text:style-name="Code"><text:span text:style-name="T32">unstructured</text:span></text:span></text:p>
        <text:p text:style-name="P277"><text:span text:style-name="T8">Method Detail</text:span></text:p>
        <text:p text:style-name="P268"><text:bookmark text:name="b159"/><text:span text:style-name="T9">values</text:span></text:p>
        <text:p text:style-name="P207"><text:span text:style-name="Code"><text:span text:style-name="T3">public static </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160"/><text:soft-page-break/><text:span text:style-name="T9">valueOf</text:span></text:p>
        <text:p text:style-name="P207"><text:span text:style-name="Code"><text:span text:style-name="T3">public static </text:span></text:span><text:a xlink:type="simple" xlink:href="file:///l%22b162" text:style-name="ListLabel_20_5" text:visited-style-name="ListLabel_20_5"><text:span text:style-name="Internet_20_link"><text:span text:style-name="T149">RequestPrimitiveDTO.DiscoveryResultType</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161"/><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82"><text:bookmark text:name="b171"/><text:span text:style-name="T7">Enum RequestPrimitiveDTO.Operation</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35" text:anchor-type="as-char" svg:width="0.397cm" svg:height="0.37cm" draw:z-index="69"><draw:image xlink:href="Pictures/100002000000000F0000000ED3A4069C610A9F54.png" xlink:type="simple" xlink:show="embed" xlink:actuate="onLoad" loext:mime-type="image/png"/></draw:frame><text:span text:style-name="Code"><text:span text:style-name="T3">java.lang.Enum&lt;</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gt;</text:span></text:span></text:p>
        <text:p text:style-name="P207"><text:span text:style-name="Code"><text:span text:style-name="T3">      </text:span></text:span><draw:frame draw:style-name="fr3" draw:name="Image36" text:anchor-type="as-char" svg:width="0.397cm" svg:height="0.37cm" draw:z-index="70"><draw:image xlink:href="Pictures/100002000000000F0000000ED3A4069C610A9F54.png" xlink:type="simple" xlink:show="embed" xlink:actuate="onLoad" loext:mime-type="image/png"/></draw:frame><text:span text:style-name="Code"><text:span text:style-name="T32">org.osgi.service.onem2m.dto.RequestPrimitiveDTO.Operation</text:span></text:span></text:p>
        <text:p text:style-name="List_20_Heading"><text:span text:style-name="T5">All Implemented Interfaces:</text:span></text:p>
        <text:p text:style-name="P228"><text:span text:style-name="T4">Comparable&lt;</text:span><text:a xlink:type="simple" xlink:href="file:///l%22b171" text:style-name="ListLabel_20_4" text:visited-style-name="ListLabel_20_4"><text:span text:style-name="Internet_20_link"><text:span text:style-name="T140">RequestPrimitiveDTO.Operation</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156" text:style-name="ListLabel_20_4" text:visited-style-name="ListLabel_20_4"><text:span text:style-name="Internet_20_link"><text:span text:style-name="T140">RequestPrimitiveDTO</text:span></text:span></text:a></text:p>
        <text:p text:style-name="P220"/>
        <text:p text:style-name="P233"><text:span text:style-name="Code"><text:span text:style-name="T3">public static enum </text:span></text:span><text:span text:style-name="Code"><text:span text:style-name="T32">RequestPrimitiveDTO.Operation</text:span></text:span></text:p>
        <text:p text:style-name="P207"><text:span text:style-name="Code"><text:span text:style-name="T3">extends Enum&lt;</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gt;</text:span></text:span></text:p>
        <text:p text:style-name="P234"/>
        <table:table table:name="Table58" table:style-name="Table58">
          <table:table-column table:style-name="Table58.A"/>
          <table:table-column table:style-name="Table58.B"/>
          <table:table-row table:style-name="Table58.1">
            <table:table-cell table:style-name="Table58.A1" office:value-type="string">
              <text:p text:style-name="P236"><text:span text:style-name="Summary_20_Heading_20_Font"><text:span text:style-name="T136">Enum Constant Summary</text:span></text:span></text:p>
            </table:table-cell>
            <table:table-cell table:style-name="Table58.A1" office:value-type="string">
              <text:p text:style-name="P237"><text:span text:style-name="Page_20_Reference_20_Font"><text:span text:style-name="T137">Page</text:span></text:span></text:p>
            </table:table-cell>
          </table:table-row>
          <table:table-row table:style-name="Table58.1">
            <table:table-cell table:style-name="Table58.A2" office:value-type="string">
              <text:p text:style-name="P236"><text:a xlink:type="simple" xlink:href="file:///l%22b163" text:style-name="ListLabel_20_7" text:visited-style-name="ListLabel_20_7"><text:span text:style-name="Internet_20_link"><text:span text:style-name="T141">Create</text:span></text:span></text:a></text:p>
            </table:table-cell>
            <table:table-cell table:style-name="Table58.B2" office:value-type="string">
              <text:p text:style-name="P237"><text:bookmark-ref text:reference-format="page" text:ref-name="b163">72</text:bookmark-ref></text:p>
            </table:table-cell>
          </table:table-row>
          <table:table-row table:style-name="Table58.1">
            <table:table-cell table:style-name="Table58.A3" office:value-type="string">
              <text:p text:style-name="P236"><text:a xlink:type="simple" xlink:href="file:///l%22b166" text:style-name="ListLabel_20_7" text:visited-style-name="ListLabel_20_7"><text:span text:style-name="Internet_20_link"><text:span text:style-name="T141">Delete</text:span></text:span></text:a></text:p>
            </table:table-cell>
            <table:table-cell table:style-name="Table58.B3" office:value-type="string">
              <text:p text:style-name="P237"><text:bookmark-ref text:reference-format="page" text:ref-name="b166">73</text:bookmark-ref></text:p>
            </table:table-cell>
          </table:table-row>
          <table:table-row table:style-name="Table58.1">
            <table:table-cell table:style-name="Table58.A4" office:value-type="string">
              <text:p text:style-name="P236"><text:a xlink:type="simple" xlink:href="file:///l%22b167" text:style-name="ListLabel_20_7" text:visited-style-name="ListLabel_20_7"><text:span text:style-name="Internet_20_link"><text:span text:style-name="T141">Notify</text:span></text:span></text:a></text:p>
            </table:table-cell>
            <table:table-cell table:style-name="Table58.B4" office:value-type="string">
              <text:p text:style-name="P237"><text:bookmark-ref text:reference-format="page" text:ref-name="b167">73</text:bookmark-ref></text:p>
            </table:table-cell>
          </table:table-row>
          <table:table-row table:style-name="Table58.1">
            <table:table-cell table:style-name="Table58.A5" office:value-type="string">
              <text:p text:style-name="P236"><text:a xlink:type="simple" xlink:href="file:///l%22b164" text:style-name="ListLabel_20_7" text:visited-style-name="ListLabel_20_7"><text:span text:style-name="Internet_20_link"><text:span text:style-name="T141">Retrieve</text:span></text:span></text:a></text:p>
            </table:table-cell>
            <table:table-cell table:style-name="Table58.B5" office:value-type="string">
              <text:p text:style-name="P237"><text:bookmark-ref text:reference-format="page" text:ref-name="b164">72</text:bookmark-ref></text:p>
            </table:table-cell>
          </table:table-row>
          <table:table-row table:style-name="Table58.1">
            <table:table-cell table:style-name="Table58.A6" office:value-type="string">
              <text:p text:style-name="P236"><text:a xlink:type="simple" xlink:href="file:///l%22b165" text:style-name="ListLabel_20_7" text:visited-style-name="ListLabel_20_7"><text:span text:style-name="Internet_20_link"><text:span text:style-name="T141">Update</text:span></text:span></text:a></text:p>
            </table:table-cell>
            <table:table-cell table:style-name="Table58.B6" office:value-type="string">
              <text:p text:style-name="P237"><text:bookmark-ref text:reference-format="page" text:ref-name="b165">72</text:bookmark-ref></text:p>
            </table:table-cell>
          </table:table-row>
        </table:table>
        <text:p text:style-name="P235"/>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236"><text:span text:style-name="Summary_20_Heading_20_Font"><text:span text:style-name="T136">Method Summary</text:span></text:span></text:p>
            </table:table-cell>
            <table:covered-table-cell/>
            <table:table-cell table:style-name="Table59.A1" office:value-type="string">
              <text:p text:style-name="P237"><text:span text:style-name="Page_20_Reference_20_Font"><text:span text:style-name="T137">Page</text:span></text:span></text:p>
            </table:table-cell>
          </table:table-row>
          <table:table-row table:style-name="Table59.1">
            <table:table-cell table:style-name="Table59.A2" office:value-type="string">
              <text:p text:style-name="P238"><text:span text:style-name="Code_20_Small"><text:span text:style-name="T148">int</text:span></text:span></text:p>
            </table:table-cell>
            <table:table-cell table:style-name="Table59.B2" office:value-type="string">
              <text:p text:style-name="P236"><text:a xlink:type="simple" xlink:href="file:///l%22b170" text:style-name="ListLabel_20_7" text:visited-style-name="ListLabel_20_7"><text:span text:style-name="Internet_20_link"><text:span text:style-name="T141">getValue</text:span></text:span></text:a><text:span text:style-name="Code"><text:span text:style-name="T147">()</text:span></text:span></text:p>
            </table:table-cell>
            <table:table-cell table:style-name="Table59.C2" office:value-type="string">
              <text:p text:style-name="P237"><text:bookmark-ref text:reference-format="page" text:ref-name="b170">73</text:bookmark-ref></text:p>
            </table:table-cell>
          </table:table-row>
          <table:table-row table:style-name="Table59.1">
            <table:table-cell table:style-name="Table59.A3" office:value-type="string">
              <text:p text:style-name="P238"><text:span text:style-name="Code_20_Small"><text:span text:style-name="T148">static </text:span></text:span><text:a xlink:type="simple" xlink:href="file:///l%22b171" text:style-name="ListLabel_20_8" text:visited-style-name="ListLabel_20_8"><text:span text:style-name="Internet_20_link"><text:span text:style-name="T142">RequestPrimitiveDTO.Operation</text:span></text:span></text:a></text:p>
            </table:table-cell>
            <table:table-cell table:style-name="Table59.B3" office:value-type="string">
              <text:p text:style-name="P236"><text:a xlink:type="simple" xlink:href="file:///l%22b169"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59.C3" office:value-type="string">
              <text:p text:style-name="P237"><text:bookmark-ref text:reference-format="page" text:ref-name="b169">73</text:bookmark-ref></text:p>
            </table:table-cell>
          </table:table-row>
          <table:table-row table:style-name="Table59.1">
            <table:table-cell table:style-name="Table59.A4" office:value-type="string">
              <text:p text:style-name="P238"><text:span text:style-name="Code_20_Small"><text:span text:style-name="T148">static </text:span></text:span><text:a xlink:type="simple" xlink:href="file:///l%22b171" text:style-name="ListLabel_20_8" text:visited-style-name="ListLabel_20_8"><text:span text:style-name="Internet_20_link"><text:span text:style-name="T142">RequestPrimitiveDTO.Operation</text:span></text:span></text:a><text:span text:style-name="Code_20_Small"><text:span text:style-name="T148">[]</text:span></text:span></text:p>
            </table:table-cell>
            <table:table-cell table:style-name="Table59.B4" office:value-type="string">
              <text:p text:style-name="P236"><text:a xlink:type="simple" xlink:href="file:///l%22b168" text:style-name="ListLabel_20_7" text:visited-style-name="ListLabel_20_7"><text:span text:style-name="Internet_20_link"><text:span text:style-name="T141">values</text:span></text:span></text:a><text:span text:style-name="Code"><text:span text:style-name="T147">()</text:span></text:span></text:p>
            </table:table-cell>
            <table:table-cell table:style-name="Table59.C4" office:value-type="string">
              <text:p text:style-name="P237"><text:bookmark-ref text:reference-format="page" text:ref-name="b168">73</text:bookmark-ref></text:p>
            </table:table-cell>
          </table:table-row>
        </table:table>
        <text:p text:style-name="P277"><text:span text:style-name="T8">Enum Constant Detail</text:span></text:p>
        <text:p text:style-name="P268"><text:bookmark text:name="b163"/><text:span text:style-name="T9">Create</text:span></text:p>
        <text:p text:style-name="P207"><text:span text:style-name="Code"><text:span text:style-name="T3">public static final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Create</text:span></text:span></text:p>
        <text:p text:style-name="P239"/>
        <text:p text:style-name="P269"><text:bookmark text:name="b164"/><text:span text:style-name="T9">Retrieve</text:span></text:p>
        <text:p text:style-name="P207"><text:span text:style-name="Code"><text:span text:style-name="T3">public static final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Retrieve</text:span></text:span></text:p>
        <text:p text:style-name="P239"/>
        <text:p text:style-name="P269"><text:bookmark text:name="b165"/><text:span text:style-name="T9">Update</text:span></text:p>
        <text:p text:style-name="P207"><text:span text:style-name="Code"><text:span text:style-name="T3">public static final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Update</text:span></text:span></text:p>
        <text:p text:style-name="P239"><text:soft-page-break/></text:p>
        <text:p text:style-name="P269"><text:bookmark text:name="b166"/><text:span text:style-name="T9">Delete</text:span></text:p>
        <text:p text:style-name="P207"><text:span text:style-name="Code"><text:span text:style-name="T3">public static final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Delete</text:span></text:span></text:p>
        <text:p text:style-name="P239"/>
        <text:p text:style-name="P269"><text:bookmark text:name="b167"/><text:span text:style-name="T9">Notify</text:span></text:p>
        <text:p text:style-name="P207"><text:span text:style-name="Code"><text:span text:style-name="T3">public static final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Notify</text:span></text:span></text:p>
        <text:p text:style-name="P277"><text:span text:style-name="T8">Method Detail</text:span></text:p>
        <text:p text:style-name="P268"><text:bookmark text:name="b168"/><text:span text:style-name="T9">values</text:span></text:p>
        <text:p text:style-name="P207"><text:span text:style-name="Code"><text:span text:style-name="T3">public static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169"/><text:span text:style-name="T9">valueOf</text:span></text:p>
        <text:p text:style-name="P207"><text:span text:style-name="Code"><text:span text:style-name="T3">public static </text:span></text:span><text:a xlink:type="simple" xlink:href="file:///l%22b171" text:style-name="ListLabel_20_5" text:visited-style-name="ListLabel_20_5"><text:span text:style-name="Internet_20_link"><text:span text:style-name="T149">RequestPrimitiveDTO.Operation</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170"/><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83"><text:bookmark text:name="b184"/><text:span text:style-name="T7">Enum RequestPrimitiveDTO.ResultContent</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37" text:anchor-type="as-char" svg:width="0.397cm" svg:height="0.37cm" draw:z-index="71"><draw:image xlink:href="Pictures/100002000000000F0000000ED3A4069C610A9F54.png" xlink:type="simple" xlink:show="embed" xlink:actuate="onLoad" loext:mime-type="image/png"/></draw:frame><text:span text:style-name="Code"><text:span text:style-name="T3">java.lang.Enum&lt;</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gt;</text:span></text:span></text:p>
        <text:p text:style-name="P207"><text:span text:style-name="Code"><text:span text:style-name="T3">      </text:span></text:span><draw:frame draw:style-name="fr3" draw:name="Image38" text:anchor-type="as-char" svg:width="0.397cm" svg:height="0.37cm" draw:z-index="72"><draw:image xlink:href="Pictures/100002000000000F0000000ED3A4069C610A9F54.png" xlink:type="simple" xlink:show="embed" xlink:actuate="onLoad" loext:mime-type="image/png"/></draw:frame><text:span text:style-name="Code"><text:span text:style-name="T32">org.osgi.service.onem2m.dto.RequestPrimitiveDTO.ResultContent</text:span></text:span></text:p>
        <text:p text:style-name="List_20_Heading"><text:span text:style-name="T5">All Implemented Interfaces:</text:span></text:p>
        <text:p text:style-name="P228"><text:span text:style-name="T4">Comparable&lt;</text:span><text:a xlink:type="simple" xlink:href="file:///l%22b184" text:style-name="ListLabel_20_4" text:visited-style-name="ListLabel_20_4"><text:span text:style-name="Internet_20_link"><text:span text:style-name="T140">RequestPrimitiveDTO.ResultContent</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156" text:style-name="ListLabel_20_4" text:visited-style-name="ListLabel_20_4"><text:span text:style-name="Internet_20_link"><text:span text:style-name="T140">RequestPrimitiveDTO</text:span></text:span></text:a></text:p>
        <text:p text:style-name="P220"/>
        <text:p text:style-name="P233"><text:span text:style-name="Code"><text:span text:style-name="T3">public static enum </text:span></text:span><text:span text:style-name="Code"><text:span text:style-name="T32">RequestPrimitiveDTO.ResultContent</text:span></text:span></text:p>
        <text:p text:style-name="P207"><text:span text:style-name="Code"><text:span text:style-name="T3">extends Enum&lt;</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gt;</text:span></text:span></text:p>
        <text:p text:style-name="P234"/>
        <table:table table:name="Table60" table:style-name="Table60">
          <table:table-column table:style-name="Table60.A"/>
          <table:table-column table:style-name="Table60.B"/>
          <table:table-row table:style-name="Table60.1">
            <table:table-cell table:style-name="Table60.A1" office:value-type="string">
              <text:p text:style-name="P236"><text:span text:style-name="Summary_20_Heading_20_Font"><text:span text:style-name="T136">Enum Constant Summary</text:span></text:span></text:p>
            </table:table-cell>
            <table:table-cell table:style-name="Table60.A1" office:value-type="string">
              <text:p text:style-name="P237"><text:span text:style-name="Page_20_Reference_20_Font"><text:span text:style-name="T137">Page</text:span></text:span></text:p>
            </table:table-cell>
          </table:table-row>
          <table:table-row table:style-name="Table60.1">
            <table:table-cell table:style-name="Table60.A2" office:value-type="string">
              <text:p text:style-name="P236"><text:a xlink:type="simple" xlink:href="file:///l%22b173" text:style-name="ListLabel_20_7" text:visited-style-name="ListLabel_20_7"><text:span text:style-name="Internet_20_link"><text:span text:style-name="T141">attributes</text:span></text:span></text:a></text:p>
            </table:table-cell>
            <table:table-cell table:style-name="Table60.B2" office:value-type="string">
              <text:p text:style-name="P237"><text:bookmark-ref text:reference-format="page" text:ref-name="b173">74</text:bookmark-ref></text:p>
            </table:table-cell>
          </table:table-row>
          <table:table-row table:style-name="Table60.1">
            <table:table-cell table:style-name="Table60.A3" office:value-type="string">
              <text:p text:style-name="P236"><text:a xlink:type="simple" xlink:href="file:///l%22b177" text:style-name="ListLabel_20_7" text:visited-style-name="ListLabel_20_7"><text:span text:style-name="Internet_20_link"><text:span text:style-name="T141">attributesAndChildResourceReferences</text:span></text:span></text:a></text:p>
            </table:table-cell>
            <table:table-cell table:style-name="Table60.B3" office:value-type="string">
              <text:p text:style-name="P237"><text:bookmark-ref text:reference-format="page" text:ref-name="b177">75</text:bookmark-ref></text:p>
            </table:table-cell>
          </table:table-row>
          <table:table-row table:style-name="Table60.1">
            <table:table-cell table:style-name="Table60.A4" office:value-type="string">
              <text:p text:style-name="P236"><text:a xlink:type="simple" xlink:href="file:///l%22b176" text:style-name="ListLabel_20_7" text:visited-style-name="ListLabel_20_7"><text:span text:style-name="Internet_20_link"><text:span text:style-name="T141">attributesAndChildResources</text:span></text:span></text:a></text:p>
            </table:table-cell>
            <table:table-cell table:style-name="Table60.B4" office:value-type="string">
              <text:p text:style-name="P237"><text:bookmark-ref text:reference-format="page" text:ref-name="b176">75</text:bookmark-ref></text:p>
            </table:table-cell>
          </table:table-row>
          <table:table-row table:style-name="Table60.1">
            <table:table-cell table:style-name="Table60.A5" office:value-type="string">
              <text:p text:style-name="P236"><text:a xlink:type="simple" xlink:href="file:///l%22b178" text:style-name="ListLabel_20_7" text:visited-style-name="ListLabel_20_7"><text:span text:style-name="Internet_20_link"><text:span text:style-name="T141">childResourceReferences</text:span></text:span></text:a></text:p>
            </table:table-cell>
            <table:table-cell table:style-name="Table60.B5" office:value-type="string">
              <text:p text:style-name="P237"><text:bookmark-ref text:reference-format="page" text:ref-name="b178">75</text:bookmark-ref></text:p>
            </table:table-cell>
          </table:table-row>
          <table:table-row table:style-name="Table60.1">
            <table:table-cell table:style-name="Table60.A6" office:value-type="string">
              <text:p text:style-name="P236"><text:a xlink:type="simple" xlink:href="file:///l%22b180" text:style-name="ListLabel_20_7" text:visited-style-name="ListLabel_20_7"><text:span text:style-name="Internet_20_link"><text:span text:style-name="T141">childResources</text:span></text:span></text:a></text:p>
            </table:table-cell>
            <table:table-cell table:style-name="Table60.B6" office:value-type="string">
              <text:p text:style-name="P237"><text:bookmark-ref text:reference-format="page" text:ref-name="b180">75</text:bookmark-ref></text:p>
            </table:table-cell>
          </table:table-row>
          <table:table-row table:style-name="Table60.1">
            <table:table-cell table:style-name="Table60.A7" office:value-type="string">
              <text:p text:style-name="P236"><text:a xlink:type="simple" xlink:href="file:///l%22b174" text:style-name="ListLabel_20_7" text:visited-style-name="ListLabel_20_7"><text:span text:style-name="Internet_20_link"><text:span text:style-name="T141">hierarchicalAddress</text:span></text:span></text:a></text:p>
            </table:table-cell>
            <table:table-cell table:style-name="Table60.B7" office:value-type="string">
              <text:p text:style-name="P237"><text:bookmark-ref text:reference-format="page" text:ref-name="b174">75</text:bookmark-ref></text:p>
            </table:table-cell>
          </table:table-row>
          <table:table-row table:style-name="Table60.1">
            <table:table-cell table:style-name="Table60.A8" office:value-type="string">
              <text:p text:style-name="P236"><text:a xlink:type="simple" xlink:href="file:///l%22b175" text:style-name="ListLabel_20_7" text:visited-style-name="ListLabel_20_7"><text:span text:style-name="Internet_20_link"><text:span text:style-name="T141">hierarchicalAddressAndAttributes</text:span></text:span></text:a></text:p>
            </table:table-cell>
            <table:table-cell table:style-name="Table60.B8" office:value-type="string">
              <text:p text:style-name="P237"><text:bookmark-ref text:reference-format="page" text:ref-name="b175">75</text:bookmark-ref></text:p>
            </table:table-cell>
          </table:table-row>
          <table:table-row table:style-name="Table60.1">
            <table:table-cell table:style-name="Table60.A9" office:value-type="string">
              <text:p text:style-name="P236"><text:a xlink:type="simple" xlink:href="file:///l%22b172" text:style-name="ListLabel_20_7" text:visited-style-name="ListLabel_20_7"><text:span text:style-name="Internet_20_link"><text:span text:style-name="T141">nothing</text:span></text:span></text:a></text:p>
            </table:table-cell>
            <table:table-cell table:style-name="Table60.B9" office:value-type="string">
              <text:p text:style-name="P237"><text:bookmark-ref text:reference-format="page" text:ref-name="b172">74</text:bookmark-ref></text:p>
            </table:table-cell>
          </table:table-row>
          <table:table-row table:style-name="Table60.1">
            <table:table-cell table:style-name="Table60.A10" office:value-type="string">
              <text:p text:style-name="P236"><text:a xlink:type="simple" xlink:href="file:///l%22b179" text:style-name="ListLabel_20_7" text:visited-style-name="ListLabel_20_7"><text:span text:style-name="Internet_20_link"><text:span text:style-name="T141">originalResource</text:span></text:span></text:a></text:p>
            </table:table-cell>
            <table:table-cell table:style-name="Table60.B10" office:value-type="string">
              <text:p text:style-name="P237"><text:bookmark-ref text:reference-format="page" text:ref-name="b179">75</text:bookmark-ref></text:p>
            </table:table-cell>
          </table:table-row>
        </table:table>
        <text:p text:style-name="P235"/>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236"><text:span text:style-name="Summary_20_Heading_20_Font"><text:span text:style-name="T136">Method Summary</text:span></text:span></text:p>
            </table:table-cell>
            <table:covered-table-cell/>
            <table:table-cell table:style-name="Table61.A1" office:value-type="string">
              <text:p text:style-name="P237"><text:span text:style-name="Page_20_Reference_20_Font"><text:span text:style-name="T137">Page</text:span></text:span></text:p>
            </table:table-cell>
          </table:table-row>
          <table:table-row table:style-name="Table61.1">
            <table:table-cell table:style-name="Table61.A2" office:value-type="string">
              <text:p text:style-name="P238"><text:span text:style-name="Code_20_Small"><text:span text:style-name="T148">int</text:span></text:span></text:p>
            </table:table-cell>
            <table:table-cell table:style-name="Table61.B2" office:value-type="string">
              <text:p text:style-name="P236"><text:a xlink:type="simple" xlink:href="file:///l%22b183" text:style-name="ListLabel_20_7" text:visited-style-name="ListLabel_20_7"><text:span text:style-name="Internet_20_link"><text:span text:style-name="T141">getValue</text:span></text:span></text:a><text:span text:style-name="Code"><text:span text:style-name="T147">()</text:span></text:span></text:p>
            </table:table-cell>
            <table:table-cell table:style-name="Table61.C2" office:value-type="string">
              <text:p text:style-name="P237"><text:bookmark-ref text:reference-format="page" text:ref-name="b183">75</text:bookmark-ref></text:p>
            </table:table-cell>
          </table:table-row>
          <table:table-row table:style-name="Table61.1">
            <table:table-cell table:style-name="Table61.A3" office:value-type="string">
              <text:p text:style-name="P238"><text:span text:style-name="Code_20_Small"><text:span text:style-name="T148">static </text:span></text:span><text:a xlink:type="simple" xlink:href="file:///l%22b184" text:style-name="ListLabel_20_8" text:visited-style-name="ListLabel_20_8"><text:span text:style-name="Internet_20_link"><text:span text:style-name="T142">RequestPrimitiveDTO.ResultContent</text:span></text:span></text:a></text:p>
            </table:table-cell>
            <table:table-cell table:style-name="Table61.B3" office:value-type="string">
              <text:p text:style-name="P236"><text:a xlink:type="simple" xlink:href="file:///l%22b182"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61.C3" office:value-type="string">
              <text:p text:style-name="P237"><text:bookmark-ref text:reference-format="page" text:ref-name="b182">75</text:bookmark-ref></text:p>
            </table:table-cell>
          </table:table-row>
          <table:table-row table:style-name="Table61.1">
            <table:table-cell table:style-name="Table61.A4" office:value-type="string">
              <text:p text:style-name="P238"><text:span text:style-name="Code_20_Small"><text:span text:style-name="T148">static </text:span></text:span><text:a xlink:type="simple" xlink:href="file:///l%22b184" text:style-name="ListLabel_20_8" text:visited-style-name="ListLabel_20_8"><text:span text:style-name="Internet_20_link"><text:span text:style-name="T142">RequestPrimitiveDTO.ResultContent</text:span></text:span></text:a><text:span text:style-name="Code_20_Small"><text:span text:style-name="T148">[]</text:span></text:span></text:p>
            </table:table-cell>
            <table:table-cell table:style-name="Table61.B4" office:value-type="string">
              <text:p text:style-name="P236"><text:a xlink:type="simple" xlink:href="file:///l%22b181" text:style-name="ListLabel_20_7" text:visited-style-name="ListLabel_20_7"><text:span text:style-name="Internet_20_link"><text:span text:style-name="T141">values</text:span></text:span></text:a><text:span text:style-name="Code"><text:span text:style-name="T147">()</text:span></text:span></text:p>
            </table:table-cell>
            <table:table-cell table:style-name="Table61.C4" office:value-type="string">
              <text:p text:style-name="P237"><text:bookmark-ref text:reference-format="page" text:ref-name="b181">75</text:bookmark-ref></text:p>
            </table:table-cell>
          </table:table-row>
        </table:table>
        <text:p text:style-name="P277"><text:span text:style-name="T8">Enum Constant Detail</text:span></text:p>
        <text:p text:style-name="P268"><text:bookmark text:name="b172"/><text:span text:style-name="T9">nothing</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nothing</text:span></text:span></text:p>
        <text:p text:style-name="P239"/>
        <text:p text:style-name="P269"><text:bookmark text:name="b173"/><text:span text:style-name="T9">attribut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attributes</text:span></text:span></text:p>
        <text:p text:style-name="P239"><text:soft-page-break/></text:p>
        <text:p text:style-name="P269"><text:bookmark text:name="b174"/><text:span text:style-name="T9">hierarchicalAddres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hierarchicalAddress</text:span></text:span></text:p>
        <text:p text:style-name="P239"/>
        <text:p text:style-name="P269"><text:bookmark text:name="b175"/><text:span text:style-name="T9">hierarchicalAddressAndAttribut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hierarchicalAddressAndAttributes</text:span></text:span></text:p>
        <text:p text:style-name="P239"/>
        <text:p text:style-name="P269"><text:bookmark text:name="b176"/><text:span text:style-name="T9">attributesAndChildResourc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attributesAndChildResources</text:span></text:span></text:p>
        <text:p text:style-name="P239"/>
        <text:p text:style-name="P269"><text:bookmark text:name="b177"/><text:span text:style-name="T9">attributesAndChildResourceReferenc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attributesAndChildResourceReferences</text:span></text:span></text:p>
        <text:p text:style-name="P239"/>
        <text:p text:style-name="P269"><text:bookmark text:name="b178"/><text:span text:style-name="T9">childResourceReferenc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childResourceReferences</text:span></text:span></text:p>
        <text:p text:style-name="P239"/>
        <text:p text:style-name="P269"><text:bookmark text:name="b179"/><text:span text:style-name="T9">originalResource</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originalResource</text:span></text:span></text:p>
        <text:p text:style-name="P239"/>
        <text:p text:style-name="P269"><text:bookmark text:name="b180"/><text:span text:style-name="T9">childResources</text:span></text:p>
        <text:p text:style-name="P207"><text:span text:style-name="Code"><text:span text:style-name="T3">public static final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childResources</text:span></text:span></text:p>
        <text:p text:style-name="P277"><text:span text:style-name="T8">Method Detail</text:span></text:p>
        <text:p text:style-name="P268"><text:bookmark text:name="b181"/><text:span text:style-name="T9">values</text:span></text:p>
        <text:p text:style-name="P207"><text:span text:style-name="Code"><text:span text:style-name="T3">public static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182"/><text:span text:style-name="T9">valueOf</text:span></text:p>
        <text:p text:style-name="P207"><text:span text:style-name="Code"><text:span text:style-name="T3">public static </text:span></text:span><text:a xlink:type="simple" xlink:href="file:///l%22b184" text:style-name="ListLabel_20_5" text:visited-style-name="ListLabel_20_5"><text:span text:style-name="Internet_20_link"><text:span text:style-name="T149">RequestPrimitiveDTO.ResultContent</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183"/><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84"><text:bookmark text:name="b194"/><text:span text:style-name="T7">Class Resource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39" text:anchor-type="as-char" svg:width="0.397cm" svg:height="0.37cm" draw:z-index="73"><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40" text:anchor-type="as-char" svg:width="0.397cm" svg:height="0.37cm" draw:z-index="74"><draw:image xlink:href="Pictures/100002000000000F0000000ED3A4069C610A9F54.png" xlink:type="simple" xlink:show="embed" xlink:actuate="onLoad" loext:mime-type="image/png"/></draw:frame><text:span text:style-name="Code"><text:span text:style-name="T32">org.osgi.service.onem2m.dto.ResourceDTO</text:span></text:span></text:p>
        <text:p text:style-name="P220"/>
        <text:p text:style-name="P233"><text:span text:style-name="Code"><text:span text:style-name="T3">public class </text:span></text:span><text:span text:style-name="Code"><text:span text:style-name="T32">ResourceDTO</text:span></text:span></text:p>
        <text:p text:style-name="P213"><text:span text:style-name="Code"><text:span text:style-name="T3">extends org.osgi.dto.DTO</text:span></text:span></text:p>
        <text:p text:style-name="Standard"><text:span text:style-name="T4">DTO expressing Resource.</text:span></text:p>
        <text:p text:style-name="P234"/>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36"><text:span text:style-name="Summary_20_Heading_20_Font"><text:span text:style-name="T136">Field Summary</text:span></text:span></text:p>
            </table:table-cell>
            <table:covered-table-cell/>
            <table:table-cell table:style-name="Table62.A1" office:value-type="string">
              <text:p text:style-name="P237"><text:span text:style-name="Page_20_Reference_20_Font"><text:span text:style-name="T137">Page</text:span></text:span></text:p>
            </table:table-cell>
          </table:table-row>
          <table:table-row table:style-name="Table62.1">
            <table:table-cell table:style-name="Table62.A2" office:value-type="string">
              <text:p text:style-name="P238"><text:span text:style-name="Code_20_Small"><text:span text:style-name="T148">Map&lt;String,Object&gt;</text:span></text:span></text:p>
            </table:table-cell>
            <table:table-cell table:style-name="Table62.B2" office:value-type="string">
              <text:p text:style-name="P241"><text:a xlink:type="simple" xlink:href="file:///l%22b192" text:style-name="ListLabel_20_7" text:visited-style-name="ListLabel_20_7"><text:span text:style-name="Internet_20_link"><text:span text:style-name="T141">attribute</text:span></text:span></text:a></text:p>
              <text:p text:style-name="P242"><text:span text:style-name="T140">Non Universal Attribute.</text:span></text:p>
            </table:table-cell>
            <table:table-cell table:style-name="Table62.C2" office:value-type="string">
              <text:p text:style-name="P237"><text:bookmark-ref text:reference-format="page" text:ref-name="b192">77</text:bookmark-ref></text:p>
            </table:table-cell>
          </table:table-row>
          <table:table-row table:style-name="Table62.1">
            <table:table-cell table:style-name="Table62.A3" office:value-type="string">
              <text:p text:style-name="P238"><text:span text:style-name="Code_20_Small"><text:span text:style-name="T148">String</text:span></text:span></text:p>
            </table:table-cell>
            <table:table-cell table:style-name="Table62.B3" office:value-type="string">
              <text:p text:style-name="P236"><text:a xlink:type="simple" xlink:href="file:///l%22b188" text:style-name="ListLabel_20_7" text:visited-style-name="ListLabel_20_7"><text:span text:style-name="Internet_20_link"><text:span text:style-name="T141">creationTime</text:span></text:span></text:a></text:p>
            </table:table-cell>
            <table:table-cell table:style-name="Table62.C3" office:value-type="string">
              <text:p text:style-name="P237"><text:bookmark-ref text:reference-format="page" text:ref-name="b188">77</text:bookmark-ref></text:p>
            </table:table-cell>
          </table:table-row>
          <table:table-row table:style-name="Table62.1">
            <table:table-cell table:style-name="Table62.A4" office:value-type="string">
              <text:p text:style-name="P238"><text:span text:style-name="Code_20_Small"><text:span text:style-name="T148">List&lt;String&gt;</text:span></text:span></text:p>
            </table:table-cell>
            <table:table-cell table:style-name="Table62.B4" office:value-type="string">
              <text:p text:style-name="P236"><text:a xlink:type="simple" xlink:href="file:///l%22b191" text:style-name="ListLabel_20_7" text:visited-style-name="ListLabel_20_7"><text:span text:style-name="Internet_20_link"><text:span text:style-name="T141">labels</text:span></text:span></text:a></text:p>
            </table:table-cell>
            <table:table-cell table:style-name="Table62.C4" office:value-type="string">
              <text:p text:style-name="P237"><text:bookmark-ref text:reference-format="page" text:ref-name="b191">77</text:bookmark-ref></text:p>
            </table:table-cell>
          </table:table-row>
          <table:table-row table:style-name="Table62.1">
            <table:table-cell table:style-name="Table62.A5" office:value-type="string">
              <text:p text:style-name="P238"><text:span text:style-name="Code_20_Small"><text:span text:style-name="T148">String</text:span></text:span></text:p>
            </table:table-cell>
            <table:table-cell table:style-name="Table62.B5" office:value-type="string">
              <text:p text:style-name="P236"><text:a xlink:type="simple" xlink:href="file:///l%22b189" text:style-name="ListLabel_20_7" text:visited-style-name="ListLabel_20_7"><text:span text:style-name="Internet_20_link"><text:span text:style-name="T141">lastModifiedTime</text:span></text:span></text:a></text:p>
            </table:table-cell>
            <table:table-cell table:style-name="Table62.C5" office:value-type="string">
              <text:p text:style-name="P237"><text:bookmark-ref text:reference-format="page" text:ref-name="b189">77</text:bookmark-ref></text:p>
            </table:table-cell>
          </table:table-row>
          <table:table-row table:style-name="Table62.1">
            <table:table-cell table:style-name="Table62.A6" office:value-type="string">
              <text:p text:style-name="P238"><text:span text:style-name="Code_20_Small"><text:span text:style-name="T148">String</text:span></text:span></text:p>
            </table:table-cell>
            <table:table-cell table:style-name="Table62.B6" office:value-type="string">
              <text:p text:style-name="P236"><text:a xlink:type="simple" xlink:href="file:///l%22b187" text:style-name="ListLabel_20_7" text:visited-style-name="ListLabel_20_7"><text:span text:style-name="Internet_20_link"><text:span text:style-name="T141">parentID</text:span></text:span></text:a></text:p>
            </table:table-cell>
            <table:table-cell table:style-name="Table62.C6" office:value-type="string">
              <text:p text:style-name="P237"><text:bookmark-ref text:reference-format="page" text:ref-name="b187">76</text:bookmark-ref></text:p>
            </table:table-cell>
          </table:table-row>
          <table:table-row table:style-name="Table62.1">
            <table:table-cell table:style-name="Table62.A7" office:value-type="string">
              <text:p text:style-name="P238"><text:span text:style-name="Code_20_Small"><text:span text:style-name="T148">String</text:span></text:span></text:p>
            </table:table-cell>
            <table:table-cell table:style-name="Table62.B7" office:value-type="string">
              <text:p text:style-name="P236"><text:a xlink:type="simple" xlink:href="file:///l%22b186" text:style-name="ListLabel_20_7" text:visited-style-name="ListLabel_20_7"><text:span text:style-name="Internet_20_link"><text:span text:style-name="T141">resourceID</text:span></text:span></text:a></text:p>
            </table:table-cell>
            <table:table-cell table:style-name="Table62.C7" office:value-type="string">
              <text:p text:style-name="P237"><text:bookmark-ref text:reference-format="page" text:ref-name="b186">76</text:bookmark-ref></text:p>
            </table:table-cell>
          </table:table-row>
          <table:table-row table:style-name="Table62.1">
            <table:table-cell table:style-name="Table62.A8" office:value-type="string">
              <text:p text:style-name="P238"><text:span text:style-name="Code_20_Small"><text:span text:style-name="T148">String</text:span></text:span></text:p>
            </table:table-cell>
            <table:table-cell table:style-name="Table62.B8" office:value-type="string">
              <text:p text:style-name="P236"><text:a xlink:type="simple" xlink:href="file:///l%22b190" text:style-name="ListLabel_20_7" text:visited-style-name="ListLabel_20_7"><text:span text:style-name="Internet_20_link"><text:span text:style-name="T141">resourceName</text:span></text:span></text:a></text:p>
            </table:table-cell>
            <table:table-cell table:style-name="Table62.C8" office:value-type="string">
              <text:p text:style-name="P237"><text:bookmark-ref text:reference-format="page" text:ref-name="b190">77</text:bookmark-ref></text:p>
            </table:table-cell>
          </table:table-row>
          <table:table-row table:style-name="Table62.1">
            <table:table-cell table:style-name="Table62.A9" office:value-type="string">
              <text:p text:style-name="P238"><text:span text:style-name="Code_20_Small"><text:span text:style-name="T148">Integer</text:span></text:span></text:p>
            </table:table-cell>
            <table:table-cell table:style-name="Table62.B9" office:value-type="string">
              <text:p text:style-name="P236"><text:a xlink:type="simple" xlink:href="file:///l%22b185" text:style-name="ListLabel_20_7" text:visited-style-name="ListLabel_20_7"><text:span text:style-name="Internet_20_link"><text:span text:style-name="T141">resourceType</text:span></text:span></text:a></text:p>
            </table:table-cell>
            <table:table-cell table:style-name="Table62.C9" office:value-type="string">
              <text:p text:style-name="P237"><text:bookmark-ref text:reference-format="page" text:ref-name="b185">76</text:bookmark-ref></text:p>
            </table:table-cell>
          </table:table-row>
        </table:table>
        <text:p text:style-name="P235"/>
        <table:table table:name="Table63" table:style-name="Table63">
          <table:table-column table:style-name="Table63.A"/>
          <table:table-column table:style-name="Table63.B"/>
          <table:table-row table:style-name="Table63.1">
            <table:table-cell table:style-name="Table63.A1" office:value-type="string">
              <text:p text:style-name="P236"><text:span text:style-name="Summary_20_Heading_20_Font"><text:span text:style-name="T136">Constructor Summary</text:span></text:span></text:p>
            </table:table-cell>
            <table:table-cell table:style-name="Table63.A1" office:value-type="string">
              <text:p text:style-name="P237"><text:span text:style-name="Page_20_Reference_20_Font"><text:span text:style-name="T137">Page</text:span></text:span></text:p>
            </table:table-cell>
          </table:table-row>
          <table:table-row table:style-name="Table63.1">
            <table:table-cell table:style-name="Table63.A2" office:value-type="string">
              <text:p text:style-name="P236"><text:a xlink:type="simple" xlink:href="file:///l%22b193" text:style-name="ListLabel_20_7" text:visited-style-name="ListLabel_20_7"><text:span text:style-name="Internet_20_link"><text:span text:style-name="T141">ResourceDTO</text:span></text:span></text:a><text:span text:style-name="Code"><text:span text:style-name="T147">()</text:span></text:span></text:p>
            </table:table-cell>
            <table:table-cell table:style-name="Table63.B2" office:value-type="string">
              <text:p text:style-name="P237"><text:bookmark-ref text:reference-format="page" text:ref-name="b193">77</text:bookmark-ref></text:p>
            </table:table-cell>
          </table:table-row>
        </table:table>
        <text:p text:style-name="P235"/>
        <table:table table:name="Table64" table:style-name="Table64">
          <table:table-column table:style-name="Table64.A"/>
          <table:table-row table:style-name="Table64.1">
            <table:table-cell table:style-name="Table64.A1" office:value-type="string">
              <text:p text:style-name="P217"><text:span text:style-name="T139">Methods inherited from class org.osgi.dto.DTO</text:span></text:p>
            </table:table-cell>
          </table:table-row>
          <table:table-row table:style-name="Table64.2">
            <table:table-cell table:style-name="Table64.A2" office:value-type="string">
              <text:p text:style-name="P215"><text:span text:style-name="Code">toString</text:span></text:p>
            </table:table-cell>
          </table:table-row>
        </table:table>
        <text:p text:style-name="P277"><text:span text:style-name="T8">Field Detail</text:span></text:p>
        <text:p text:style-name="P268"><text:bookmark text:name="b185"/><text:span text:style-name="T9">resourceType</text:span></text:p>
        <text:p text:style-name="P207"><text:span text:style-name="Code"><text:span text:style-name="T3">public Integer </text:span></text:span><text:span text:style-name="Code"><text:span text:style-name="T32">resourceType</text:span></text:span></text:p>
        <text:p text:style-name="P239"/>
        <text:p text:style-name="P269"><text:bookmark text:name="b186"/><text:span text:style-name="T9">resourceID</text:span></text:p>
        <text:p text:style-name="P207"><text:span text:style-name="Code"><text:span text:style-name="T3">public String </text:span></text:span><text:span text:style-name="Code"><text:span text:style-name="T32">resourceID</text:span></text:span></text:p>
        <text:p text:style-name="P239"/>
        <text:p text:style-name="P269"><text:bookmark text:name="b187"/><text:span text:style-name="T9">parentID</text:span></text:p>
        <text:p text:style-name="P207"><text:span text:style-name="Code"><text:span text:style-name="T3">public String </text:span></text:span><text:span text:style-name="Code"><text:span text:style-name="T32">parentID</text:span></text:span></text:p>
        <text:p text:style-name="P239"/>
        <text:p text:style-name="P269"><text:bookmark text:name="b188"/><text:soft-page-break/><text:span text:style-name="T9">creationTime</text:span></text:p>
        <text:p text:style-name="P207"><text:span text:style-name="Code"><text:span text:style-name="T3">public String </text:span></text:span><text:span text:style-name="Code"><text:span text:style-name="T32">creationTime</text:span></text:span></text:p>
        <text:p text:style-name="P239"/>
        <text:p text:style-name="P269"><text:bookmark text:name="b189"/><text:span text:style-name="T9">lastModifiedTime</text:span></text:p>
        <text:p text:style-name="P207"><text:span text:style-name="Code"><text:span text:style-name="T3">public String </text:span></text:span><text:span text:style-name="Code"><text:span text:style-name="T32">lastModifiedTime</text:span></text:span></text:p>
        <text:p text:style-name="P239"/>
        <text:p text:style-name="P269"><text:bookmark text:name="b190"/><text:span text:style-name="T9">resourceName</text:span></text:p>
        <text:p text:style-name="P207"><text:span text:style-name="Code"><text:span text:style-name="T3">public String </text:span></text:span><text:span text:style-name="Code"><text:span text:style-name="T32">resourceName</text:span></text:span></text:p>
        <text:p text:style-name="P239"/>
        <text:p text:style-name="P269"><text:bookmark text:name="b191"/><text:span text:style-name="T9">labels</text:span></text:p>
        <text:p text:style-name="P207"><text:span text:style-name="Code"><text:span text:style-name="T3">public List&lt;String&gt; </text:span></text:span><text:span text:style-name="Code"><text:span text:style-name="T32">labels</text:span></text:span></text:p>
        <text:p text:style-name="P239"/>
        <text:p text:style-name="P269"><text:bookmark text:name="b192"/><text:span text:style-name="T9">attribute</text:span></text:p>
        <text:p text:style-name="P213"><text:span text:style-name="Code"><text:span text:style-name="T3">public Map&lt;String,Object&gt; </text:span></text:span><text:span text:style-name="Code"><text:span text:style-name="T32">attribute</text:span></text:span></text:p>
        <text:p text:style-name="P228"><text:span text:style-name="T4">Non Universal Attribute. Value Part must be the types that are allowed for OSGi DTO.</text:span></text:p>
        <text:p text:style-name="P277"><text:span text:style-name="T8">Constructor Detail</text:span></text:p>
        <text:p text:style-name="P268"><text:bookmark text:name="b193"/><text:span text:style-name="T9">ResourceDTO</text:span></text:p>
        <text:p text:style-name="P224"><text:span text:style-name="Code"><text:span text:style-name="T3">public </text:span></text:span><text:span text:style-name="Code"><text:span text:style-name="T32">ResourceDTO</text:span></text:span><text:span text:style-name="Code"><text:span text:style-name="T33">()</text:span></text:span></text:p>
        <text:p text:style-name="P185"><text:bookmark text:name="b197"/><text:span text:style-name="T7">Class ResourceWrapper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41" text:anchor-type="as-char" svg:width="0.397cm" svg:height="0.37cm" draw:z-index="75"><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42" text:anchor-type="as-char" svg:width="0.397cm" svg:height="0.37cm" draw:z-index="76"><draw:image xlink:href="Pictures/100002000000000F0000000ED3A4069C610A9F54.png" xlink:type="simple" xlink:show="embed" xlink:actuate="onLoad" loext:mime-type="image/png"/></draw:frame><text:span text:style-name="Code"><text:span text:style-name="T32">org.osgi.service.onem2m.dto.ResourceWrapperDTO</text:span></text:span></text:p>
        <text:p text:style-name="P220"/>
        <text:p text:style-name="P233"><text:span text:style-name="Code"><text:span text:style-name="T3">public class </text:span></text:span><text:span text:style-name="Code"><text:span text:style-name="T32">ResourceWrapperDTO</text:span></text:span></text:p>
        <text:p text:style-name="P213"><text:span text:style-name="Code"><text:span text:style-name="T3">extends org.osgi.dto.DTO</text:span></text:span></text:p>
        <text:p text:style-name="Standard"><text:span text:style-name="T4">DTO expressing ResourceWrapper.</text:span></text:p>
        <text:p text:style-name="P234"/>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236"><text:span text:style-name="Summary_20_Heading_20_Font"><text:span text:style-name="T136">Field Summary</text:span></text:span></text:p>
            </table:table-cell>
            <table:covered-table-cell/>
            <table:table-cell table:style-name="Table65.A1" office:value-type="string">
              <text:p text:style-name="P237"><text:span text:style-name="Page_20_Reference_20_Font"><text:span text:style-name="T137">Page</text:span></text:span></text:p>
            </table:table-cell>
          </table:table-row>
          <table:table-row table:style-name="Table65.1">
            <table:table-cell table:style-name="Table65.A2" office:value-type="string">
              <text:p text:style-name="P238"><text:span text:style-name="Code_20_Small"><text:span text:style-name="T148">String</text:span></text:span></text:p>
            </table:table-cell>
            <table:table-cell table:style-name="Table65.B2" office:value-type="string">
              <text:p text:style-name="P236"><text:a xlink:type="simple" xlink:href="file:///l%22b195" text:style-name="ListLabel_20_7" text:visited-style-name="ListLabel_20_7"><text:span text:style-name="Internet_20_link"><text:span text:style-name="T141">uri</text:span></text:span></text:a></text:p>
            </table:table-cell>
            <table:table-cell table:style-name="Table65.C2" office:value-type="string">
              <text:p text:style-name="P237"><text:bookmark-ref text:reference-format="page" text:ref-name="b195">78</text:bookmark-ref></text:p>
            </table:table-cell>
          </table:table-row>
        </table:table>
        <text:p text:style-name="P235"/>
        <table:table table:name="Table66" table:style-name="Table66">
          <table:table-column table:style-name="Table66.A"/>
          <table:table-column table:style-name="Table66.B"/>
          <table:table-row table:style-name="Table66.1">
            <table:table-cell table:style-name="Table66.A1" office:value-type="string">
              <text:p text:style-name="P236"><text:span text:style-name="Summary_20_Heading_20_Font"><text:span text:style-name="T136">Constructor Summary</text:span></text:span></text:p>
            </table:table-cell>
            <table:table-cell table:style-name="Table66.A1" office:value-type="string">
              <text:p text:style-name="P237"><text:span text:style-name="Page_20_Reference_20_Font"><text:span text:style-name="T137">Page</text:span></text:span></text:p>
            </table:table-cell>
          </table:table-row>
          <table:table-row table:style-name="Table66.1">
            <table:table-cell table:style-name="Table66.A2" office:value-type="string">
              <text:p text:style-name="P236"><text:a xlink:type="simple" xlink:href="file:///l%22b196" text:style-name="ListLabel_20_7" text:visited-style-name="ListLabel_20_7"><text:span text:style-name="Internet_20_link"><text:span text:style-name="T141">ResourceWrapperDTO</text:span></text:span></text:a><text:span text:style-name="Code"><text:span text:style-name="T147">()</text:span></text:span></text:p>
            </table:table-cell>
            <table:table-cell table:style-name="Table66.B2" office:value-type="string">
              <text:p text:style-name="P237"><text:bookmark-ref text:reference-format="page" text:ref-name="b196">78</text:bookmark-ref></text:p>
            </table:table-cell>
          </table:table-row>
        </table:table>
        <text:p text:style-name="P235"/>
        <table:table table:name="Table67" table:style-name="Table67">
          <table:table-column table:style-name="Table67.A"/>
          <table:table-row table:style-name="Table67.1">
            <table:table-cell table:style-name="Table67.A1" office:value-type="string">
              <text:p text:style-name="P217"><text:span text:style-name="T139">Methods inherited from class org.osgi.dto.DTO</text:span></text:p>
            </table:table-cell>
          </table:table-row>
          <table:table-row table:style-name="Table67.2">
            <table:table-cell table:style-name="Table67.A2" office:value-type="string">
              <text:p text:style-name="P215"><text:span text:style-name="Code">toString</text:span></text:p>
            </table:table-cell>
          </table:table-row>
        </table:table>
        <text:p text:style-name="P277"><text:span text:style-name="T8">Field Detail</text:span></text:p>
        <text:p text:style-name="P268"><text:bookmark text:name="b195"/><text:span text:style-name="T9">uri</text:span></text:p>
        <text:p text:style-name="P207"><text:span text:style-name="Code"><text:span text:style-name="T3">public String </text:span></text:span><text:span text:style-name="Code"><text:span text:style-name="T32">uri</text:span></text:span></text:p>
        <text:p text:style-name="P277"><text:span text:style-name="T8">Constructor Detail</text:span></text:p>
        <text:p text:style-name="P268"><text:bookmark text:name="b196"/><text:span text:style-name="T9">ResourceWrapperDTO</text:span></text:p>
        <text:p text:style-name="P224"><text:span text:style-name="Code"><text:span text:style-name="T3">public </text:span></text:span><text:span text:style-name="Code"><text:span text:style-name="T32">ResourceWrapperDTO</text:span></text:span><text:span text:style-name="Code"><text:span text:style-name="T33">()</text:span></text:span></text:p>
        <text:p text:style-name="P186"><text:bookmark text:name="b214"/><text:span text:style-name="T7">Class ResponsePrimitive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43" text:anchor-type="as-char" svg:width="0.397cm" svg:height="0.37cm" draw:z-index="77"><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44" text:anchor-type="as-char" svg:width="0.397cm" svg:height="0.37cm" draw:z-index="78"><draw:image xlink:href="Pictures/100002000000000F0000000ED3A4069C610A9F54.png" xlink:type="simple" xlink:show="embed" xlink:actuate="onLoad" loext:mime-type="image/png"/></draw:frame><text:span text:style-name="Code"><text:span text:style-name="T32">org.osgi.service.onem2m.dto.ResponsePrimitiveDTO</text:span></text:span></text:p>
        <text:p text:style-name="P220"/>
        <text:p text:style-name="P233"><text:span text:style-name="Code"><text:span text:style-name="T3">public class </text:span></text:span><text:span text:style-name="Code"><text:span text:style-name="T32">ResponsePrimitiveDTO</text:span></text:span></text:p>
        <text:p text:style-name="P213"><text:span text:style-name="Code"><text:span text:style-name="T3">extends org.osgi.dto.DTO</text:span></text:span></text:p>
        <text:p text:style-name="Standard"><text:span text:style-name="T4">DTO expressing Response Primitive.</text:span></text:p>
        <text:p text:style-name="P234"/>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36"><text:span text:style-name="Summary_20_Heading_20_Font"><text:span text:style-name="T136">Nested Class Summary</text:span></text:span></text:p>
            </table:table-cell>
            <table:covered-table-cell/>
            <table:table-cell table:style-name="Table68.A1" office:value-type="string">
              <text:p text:style-name="P237"><text:span text:style-name="Page_20_Reference_20_Font"><text:span text:style-name="T137">Page</text:span></text:span></text:p>
            </table:table-cell>
          </table:table-row>
          <table:table-row table:style-name="Table68.1">
            <table:table-cell table:style-name="Table68.A2" office:value-type="string">
              <text:p text:style-name="P238"><text:span text:style-name="Code_20_Small"><text:span text:style-name="T148">static enum</text:span></text:span></text:p>
            </table:table-cell>
            <table:table-cell table:style-name="Table68.B2" office:value-type="string">
              <text:p text:style-name="P236"><text:a xlink:type="simple" xlink:href="file:///l%22b219" text:style-name="ListLabel_20_7" text:visited-style-name="ListLabel_20_7"><text:span text:style-name="Internet_20_link"><text:span text:style-name="T141">ResponsePrimitiveDTO.ContentStatus</text:span></text:span></text:a></text:p>
            </table:table-cell>
            <table:table-cell table:style-name="Table68.C2" office:value-type="string">
              <text:p text:style-name="P237"><text:bookmark-ref text:reference-format="page" text:ref-name="b219">82</text:bookmark-ref></text:p>
            </table:table-cell>
          </table:table-row>
        </table:table>
        <text:p text:style-name="P235"/>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36"><text:span text:style-name="Summary_20_Heading_20_Font"><text:span text:style-name="T136">Field Summary</text:span></text:span></text:p>
            </table:table-cell>
            <table:covered-table-cell/>
            <table:table-cell table:style-name="Table69.A1" office:value-type="string">
              <text:p text:style-name="P237"><text:span text:style-name="Page_20_Reference_20_Font"><text:span text:style-name="T137">Page</text:span></text:span></text:p>
            </table:table-cell>
          </table:table-row>
          <table:table-row table:style-name="Table69.1">
            <table:table-cell table:style-name="Table69.A2" office:value-type="string">
              <text:p text:style-name="P238"><text:span text:style-name="Code_20_Small"><text:span text:style-name="T148">List&lt;</text:span></text:span><text:a xlink:type="simple" xlink:href="file:///l%22b101" text:style-name="ListLabel_20_8" text:visited-style-name="ListLabel_20_8"><text:span text:style-name="Internet_20_link"><text:span text:style-name="T142">LocalTokenIdAssignmentDTO</text:span></text:span></text:a><text:span text:style-name="Code_20_Small"><text:span text:style-name="T148">&gt;</text:span></text:span></text:p>
            </table:table-cell>
            <table:table-cell table:style-name="Table69.B2" office:value-type="string">
              <text:p text:style-name="P236"><text:a xlink:type="simple" xlink:href="file:///l%22b208" text:style-name="ListLabel_20_7" text:visited-style-name="ListLabel_20_7"><text:span text:style-name="Internet_20_link"><text:span text:style-name="T141">assignedTokenIdentifiers</text:span></text:span></text:a></text:p>
            </table:table-cell>
            <table:table-cell table:style-name="Table69.C2" office:value-type="string">
              <text:p text:style-name="P237"><text:bookmark-ref text:reference-format="page" text:ref-name="b208">81</text:bookmark-ref></text:p>
            </table:table-cell>
          </table:table-row>
          <table:table-row table:style-name="Table69.1">
            <table:table-cell table:style-name="Table69.A3" office:value-type="string">
              <text:p text:style-name="P238"><text:span text:style-name="Code_20_Small"><text:span text:style-name="T148">Boolean</text:span></text:span></text:p>
            </table:table-cell>
            <table:table-cell table:style-name="Table69.B3" office:value-type="string">
              <text:p text:style-name="P236"><text:a xlink:type="simple" xlink:href="file:///l%22b210" text:style-name="ListLabel_20_7" text:visited-style-name="ListLabel_20_7"><text:span text:style-name="Internet_20_link"><text:span text:style-name="T141">AuthSignatureReqInfo</text:span></text:span></text:a></text:p>
            </table:table-cell>
            <table:table-cell table:style-name="Table69.C3" office:value-type="string">
              <text:p text:style-name="P237"><text:bookmark-ref text:reference-format="page" text:ref-name="b210">81</text:bookmark-ref></text:p>
            </table:table-cell>
          </table:table-row>
          <table:table-row table:style-name="Table69.1">
            <table:table-cell table:style-name="Table69.A4" office:value-type="string">
              <text:p text:style-name="P238"><text:a xlink:type="simple" xlink:href="file:///l%22b116" text:style-name="ListLabel_20_8" text:visited-style-name="ListLabel_20_8"><text:span text:style-name="Internet_20_link"><text:span text:style-name="T142">PrimitiveContentDTO</text:span></text:span></text:a></text:p>
            </table:table-cell>
            <table:table-cell table:style-name="Table69.B4" office:value-type="string">
              <text:p text:style-name="P236"><text:a xlink:type="simple" xlink:href="file:///l%22b200" text:style-name="ListLabel_20_7" text:visited-style-name="ListLabel_20_7"><text:span text:style-name="Internet_20_link"><text:span text:style-name="T141">content</text:span></text:span></text:a></text:p>
            </table:table-cell>
            <table:table-cell table:style-name="Table69.C4" office:value-type="string">
              <text:p text:style-name="P237"><text:bookmark-ref text:reference-format="page" text:ref-name="b200">80</text:bookmark-ref></text:p>
            </table:table-cell>
          </table:table-row>
          <table:table-row table:style-name="Table69.1">
            <table:table-cell table:style-name="Table69.A5" office:value-type="string">
              <text:p text:style-name="P238"><text:span text:style-name="Code_20_Small"><text:span text:style-name="T148">Integer</text:span></text:span></text:p>
            </table:table-cell>
            <table:table-cell table:style-name="Table69.B5" office:value-type="string">
              <text:p text:style-name="P236"><text:a xlink:type="simple" xlink:href="file:///l%22b207" text:style-name="ListLabel_20_7" text:visited-style-name="ListLabel_20_7"><text:span text:style-name="Internet_20_link"><text:span text:style-name="T141">contentOffset</text:span></text:span></text:a></text:p>
            </table:table-cell>
            <table:table-cell table:style-name="Table69.C5" office:value-type="string">
              <text:p text:style-name="P237"><text:bookmark-ref text:reference-format="page" text:ref-name="b207">80</text:bookmark-ref></text:p>
            </table:table-cell>
          </table:table-row>
          <table:table-row table:style-name="Table69.1">
            <table:table-cell table:style-name="Table69.A6" office:value-type="string">
              <text:p text:style-name="P238"><text:a xlink:type="simple" xlink:href="file:///l%22b219" text:style-name="ListLabel_20_8" text:visited-style-name="ListLabel_20_8"><text:span text:style-name="Internet_20_link"><text:span text:style-name="T142">ResponsePrimitiveDTO.ContentStatus</text:span></text:span></text:a></text:p>
            </table:table-cell>
            <table:table-cell table:style-name="Table69.B6" office:value-type="string">
              <text:p text:style-name="P236"><text:a xlink:type="simple" xlink:href="file:///l%22b206" text:style-name="ListLabel_20_7" text:visited-style-name="ListLabel_20_7"><text:span text:style-name="Internet_20_link"><text:span text:style-name="T141">contentStatus</text:span></text:span></text:a></text:p>
            </table:table-cell>
            <table:table-cell table:style-name="Table69.C6" office:value-type="string">
              <text:p text:style-name="P237"><text:bookmark-ref text:reference-format="page" text:ref-name="b206">80</text:bookmark-ref></text:p>
            </table:table-cell>
          </table:table-row>
          <table:table-row table:style-name="Table69.1">
            <table:table-cell table:style-name="Table69.A7" office:value-type="string">
              <text:p text:style-name="P238"><text:span text:style-name="Code_20_Small"><text:span text:style-name="T148">String</text:span></text:span></text:p>
            </table:table-cell>
            <table:table-cell table:style-name="Table69.B7" office:value-type="string">
              <text:p text:style-name="P236"><text:a xlink:type="simple" xlink:href="file:///l%22b205" text:style-name="ListLabel_20_7" text:visited-style-name="ListLabel_20_7"><text:span text:style-name="Internet_20_link"><text:span text:style-name="T141">eventCategory</text:span></text:span></text:a></text:p>
            </table:table-cell>
            <table:table-cell table:style-name="Table69.C7" office:value-type="string">
              <text:p text:style-name="P237"><text:bookmark-ref text:reference-format="page" text:ref-name="b205">80</text:bookmark-ref></text:p>
            </table:table-cell>
          </table:table-row>
          <table:table-row table:style-name="Table69.1">
            <table:table-cell table:style-name="Table69.A8" office:value-type="string">
              <text:p text:style-name="P238"><text:span text:style-name="Code_20_Small"><text:span text:style-name="T148">String</text:span></text:span></text:p>
            </table:table-cell>
            <table:table-cell table:style-name="Table69.B8" office:value-type="string">
              <text:p text:style-name="P236"><text:a xlink:type="simple" xlink:href="file:///l%22b202" text:style-name="ListLabel_20_7" text:visited-style-name="ListLabel_20_7"><text:span text:style-name="Internet_20_link"><text:span text:style-name="T141">from</text:span></text:span></text:a></text:p>
            </table:table-cell>
            <table:table-cell table:style-name="Table69.C8" office:value-type="string">
              <text:p text:style-name="P237"><text:bookmark-ref text:reference-format="page" text:ref-name="b202">80</text:bookmark-ref></text:p>
            </table:table-cell>
          </table:table-row>
          <table:table-row table:style-name="Table69.1">
            <table:table-cell table:style-name="Table69.A9" office:value-type="string">
              <text:p text:style-name="P238"><text:span text:style-name="Code_20_Small"><text:span text:style-name="T148">String</text:span></text:span></text:p>
            </table:table-cell>
            <table:table-cell table:style-name="Table69.B9" office:value-type="string">
              <text:p text:style-name="P236"><text:a xlink:type="simple" xlink:href="file:///l%22b203" text:style-name="ListLabel_20_7" text:visited-style-name="ListLabel_20_7"><text:span text:style-name="Internet_20_link"><text:span text:style-name="T141">originatingTimestamp</text:span></text:span></text:a></text:p>
            </table:table-cell>
            <table:table-cell table:style-name="Table69.C9" office:value-type="string">
              <text:p text:style-name="P237"><text:bookmark-ref text:reference-format="page" text:ref-name="b203">80</text:bookmark-ref></text:p>
            </table:table-cell>
          </table:table-row>
          <table:table-row table:style-name="Table69.1">
            <table:table-cell table:style-name="Table69.A10" office:value-type="string">
              <text:p text:style-name="P238"><text:a xlink:type="simple" xlink:href="file:///l%22b124" text:style-name="ListLabel_20_8" text:visited-style-name="ListLabel_20_8"><text:span text:style-name="Internet_20_link"><text:span text:style-name="T142">ReleaseVersion</text:span></text:span></text:a></text:p>
            </table:table-cell>
            <table:table-cell table:style-name="Table69.B10" office:value-type="string">
              <text:p text:style-name="P236"><text:a xlink:type="simple" xlink:href="file:///l%22b211" text:style-name="ListLabel_20_7" text:visited-style-name="ListLabel_20_7"><text:span text:style-name="Internet_20_link"><text:span text:style-name="T141">releaseVersionIndicator</text:span></text:span></text:a></text:p>
            </table:table-cell>
            <table:table-cell table:style-name="Table69.C10" office:value-type="string">
              <text:p text:style-name="P237"><text:bookmark-ref text:reference-format="page" text:ref-name="b211">81</text:bookmark-ref></text:p>
            </table:table-cell>
          </table:table-row>
          <table:table-row table:style-name="Table69.1">
            <table:table-cell table:style-name="Table69.A11" office:value-type="string">
              <text:p text:style-name="P238"><text:span text:style-name="Code_20_Small"><text:span text:style-name="T148">String</text:span></text:span></text:p>
            </table:table-cell>
            <table:table-cell table:style-name="Table69.B11" office:value-type="string">
              <text:p text:style-name="P236"><text:a xlink:type="simple" xlink:href="file:///l%22b199" text:style-name="ListLabel_20_7" text:visited-style-name="ListLabel_20_7"><text:span text:style-name="Internet_20_link"><text:span text:style-name="T141">requestIdentifier</text:span></text:span></text:a></text:p>
            </table:table-cell>
            <table:table-cell table:style-name="Table69.C11" office:value-type="string">
              <text:p text:style-name="P237"><text:bookmark-ref text:reference-format="page" text:ref-name="b199">80</text:bookmark-ref></text:p>
            </table:table-cell>
          </table:table-row>
          <table:table-row table:style-name="Table69.1">
            <table:table-cell table:style-name="Table69.A12" office:value-type="string">
              <text:p text:style-name="P238"><text:span text:style-name="Code_20_Small"><text:span text:style-name="T148">Integer</text:span></text:span></text:p>
            </table:table-cell>
            <table:table-cell table:style-name="Table69.B12" office:value-type="string">
              <text:p text:style-name="P236"><text:a xlink:type="simple" xlink:href="file:///l%22b198" text:style-name="ListLabel_20_7" text:visited-style-name="ListLabel_20_7"><text:span text:style-name="Internet_20_link"><text:span text:style-name="T141">responseStatusCode</text:span></text:span></text:a></text:p>
            </table:table-cell>
            <table:table-cell table:style-name="Table69.C12" office:value-type="string">
              <text:p text:style-name="P237"><text:bookmark-ref text:reference-format="page" text:ref-name="b198">80</text:bookmark-ref></text:p>
            </table:table-cell>
          </table:table-row>
          <table:table-row table:style-name="Table69.1">
            <table:table-cell table:style-name="Table69.A13" office:value-type="string">
              <text:p text:style-name="P238"><text:span text:style-name="Code_20_Small"><text:span text:style-name="T148">String</text:span></text:span></text:p>
            </table:table-cell>
            <table:table-cell table:style-name="Table69.B13" office:value-type="string">
              <text:p text:style-name="P236"><text:a xlink:type="simple" xlink:href="file:///l%22b204" text:style-name="ListLabel_20_7" text:visited-style-name="ListLabel_20_7"><text:span text:style-name="Internet_20_link"><text:span text:style-name="T141">resultExpirationTimestamp</text:span></text:span></text:a></text:p>
            </table:table-cell>
            <table:table-cell table:style-name="Table69.C13" office:value-type="string">
              <text:p text:style-name="P237"><text:bookmark-ref text:reference-format="page" text:ref-name="b204">80</text:bookmark-ref></text:p>
            </table:table-cell>
          </table:table-row>
          <table:table-row table:style-name="Table69.1">
            <table:table-cell table:style-name="Table69.A14" office:value-type="string">
              <text:p text:style-name="P238"><text:span text:style-name="Code_20_Small"><text:span text:style-name="T148">String</text:span></text:span></text:p>
            </table:table-cell>
            <table:table-cell table:style-name="Table69.B14" office:value-type="string">
              <text:p text:style-name="P236"><text:a xlink:type="simple" xlink:href="file:///l%22b201" text:style-name="ListLabel_20_7" text:visited-style-name="ListLabel_20_7"><text:span text:style-name="Internet_20_link"><text:span text:style-name="T141">to</text:span></text:span></text:a></text:p>
            </table:table-cell>
            <table:table-cell table:style-name="Table69.C14" office:value-type="string">
              <text:p text:style-name="P237"><text:bookmark-ref text:reference-format="page" text:ref-name="b201">80</text:bookmark-ref></text:p>
            </table:table-cell>
          </table:table-row>
          <table:table-row table:style-name="Table69.1">
            <table:table-cell table:style-name="Table69.A15" office:value-type="string">
              <text:p text:style-name="P238"><text:span text:style-name="Code_20_Small"><text:span text:style-name="T148">List&lt;</text:span></text:span><text:a xlink:type="simple" xlink:href="file:///l%22b52" text:style-name="ListLabel_20_8" text:visited-style-name="ListLabel_20_8"><text:span text:style-name="Internet_20_link"><text:span text:style-name="T142">DasInfoDTO</text:span></text:span></text:a><text:span text:style-name="Code_20_Small"><text:span text:style-name="T148">&gt;</text:span></text:span></text:p>
            </table:table-cell>
            <table:table-cell table:style-name="Table69.B15" office:value-type="string">
              <text:p text:style-name="P236"><text:a xlink:type="simple" xlink:href="file:///l%22b209" text:style-name="ListLabel_20_7" text:visited-style-name="ListLabel_20_7"><text:span text:style-name="Internet_20_link"><text:span text:style-name="T141">tokenReqInfo</text:span></text:span></text:a></text:p>
            </table:table-cell>
            <table:table-cell table:style-name="Table69.C15" office:value-type="string">
              <text:p text:style-name="P237"><text:bookmark-ref text:reference-format="page" text:ref-name="b209">81</text:bookmark-ref></text:p>
            </table:table-cell>
          </table:table-row>
          <table:table-row table:style-name="Table69.1">
            <table:table-cell table:style-name="Table69.A16" office:value-type="string">
              <text:p text:style-name="P238"><text:span text:style-name="Code_20_Small"><text:span text:style-name="T148">String</text:span></text:span></text:p>
            </table:table-cell>
            <table:table-cell table:style-name="Table69.B16" office:value-type="string">
              <text:p text:style-name="P236"><text:a xlink:type="simple" xlink:href="file:///l%22b212" text:style-name="ListLabel_20_7" text:visited-style-name="ListLabel_20_7"><text:span text:style-name="Internet_20_link"><text:span text:style-name="T141">vendorInformation</text:span></text:span></text:a></text:p>
            </table:table-cell>
            <table:table-cell table:style-name="Table69.C16" office:value-type="string">
              <text:p text:style-name="P237"><text:bookmark-ref text:reference-format="page" text:ref-name="b212">81</text:bookmark-ref></text:p>
            </table:table-cell>
          </table:table-row>
        </table:table>
        <text:p text:style-name="P235"/>
        <table:table table:name="Table70" table:style-name="Table70">
          <table:table-column table:style-name="Table70.A"/>
          <table:table-column table:style-name="Table70.B"/>
          <table:table-row table:style-name="Table70.1">
            <table:table-cell table:style-name="Table70.A1" office:value-type="string">
              <text:p text:style-name="P236"><text:span text:style-name="Summary_20_Heading_20_Font"><text:span text:style-name="T136">Constructor Summary</text:span></text:span></text:p>
            </table:table-cell>
            <table:table-cell table:style-name="Table70.A1" office:value-type="string">
              <text:p text:style-name="P237"><text:span text:style-name="Page_20_Reference_20_Font"><text:span text:style-name="T137">Page</text:span></text:span></text:p>
            </table:table-cell>
          </table:table-row>
          <table:table-row table:style-name="Table70.1">
            <table:table-cell table:style-name="Table70.A2" office:value-type="string">
              <text:p text:style-name="P236"><text:a xlink:type="simple" xlink:href="file:///l%22b213" text:style-name="ListLabel_20_7" text:visited-style-name="ListLabel_20_7"><text:span text:style-name="Internet_20_link"><text:span text:style-name="T141">ResponsePrimitiveDTO</text:span></text:span></text:a><text:span text:style-name="Code"><text:span text:style-name="T147">()</text:span></text:span></text:p>
            </table:table-cell>
            <table:table-cell table:style-name="Table70.B2" office:value-type="string">
              <text:p text:style-name="P237"><text:bookmark-ref text:reference-format="page" text:ref-name="b213">81</text:bookmark-ref></text:p>
            </table:table-cell>
          </table:table-row>
        </table:table>
        <text:p text:style-name="P235"/>
        <table:table table:name="Table71" table:style-name="Table71">
          <table:table-column table:style-name="Table71.A"/>
          <table:table-row table:style-name="Table71.1">
            <table:table-cell table:style-name="Table71.A1" office:value-type="string">
              <text:p text:style-name="P217"><text:span text:style-name="T139">Methods inherited from class org.osgi.dto.DTO</text:span></text:p>
            </table:table-cell>
          </table:table-row>
          <table:table-row table:style-name="Table71.2">
            <table:table-cell table:style-name="Table71.A2" office:value-type="string">
              <text:p text:style-name="P215"><text:span text:style-name="Code">toString</text:span></text:p>
            </table:table-cell>
          </table:table-row>
        </table:table>
        <text:p text:style-name="P277"><text:soft-page-break/><text:span text:style-name="T8">Field Detail</text:span></text:p>
        <text:p text:style-name="P268"><text:bookmark text:name="b198"/><text:span text:style-name="T9">responseStatusCode</text:span></text:p>
        <text:p text:style-name="P207"><text:span text:style-name="Code"><text:span text:style-name="T3">public Integer </text:span></text:span><text:span text:style-name="Code"><text:span text:style-name="T32">responseStatusCode</text:span></text:span></text:p>
        <text:p text:style-name="P239"/>
        <text:p text:style-name="P269"><text:bookmark text:name="b199"/><text:span text:style-name="T9">requestIdentifier</text:span></text:p>
        <text:p text:style-name="P207"><text:span text:style-name="Code"><text:span text:style-name="T3">public String </text:span></text:span><text:span text:style-name="Code"><text:span text:style-name="T32">requestIdentifier</text:span></text:span></text:p>
        <text:p text:style-name="P239"/>
        <text:p text:style-name="P269"><text:bookmark text:name="b200"/><text:span text:style-name="T9">content</text:span></text:p>
        <text:p text:style-name="P207"><text:span text:style-name="Code"><text:span text:style-name="T3">public </text:span></text:span><text:a xlink:type="simple" xlink:href="file:///l%22b116" text:style-name="ListLabel_20_5" text:visited-style-name="ListLabel_20_5"><text:span text:style-name="Internet_20_link"><text:span text:style-name="T149">PrimitiveContentDTO</text:span></text:span></text:a><text:span text:style-name="Code"><text:span text:style-name="T3"> </text:span></text:span><text:span text:style-name="Code"><text:span text:style-name="T32">content</text:span></text:span></text:p>
        <text:p text:style-name="P239"/>
        <text:p text:style-name="P269"><text:bookmark text:name="b201"/><text:span text:style-name="T9">to</text:span></text:p>
        <text:p text:style-name="P207"><text:span text:style-name="Code"><text:span text:style-name="T3">public String </text:span></text:span><text:span text:style-name="Code"><text:span text:style-name="T32">to</text:span></text:span></text:p>
        <text:p text:style-name="P239"/>
        <text:p text:style-name="P269"><text:bookmark text:name="b202"/><text:span text:style-name="T9">from</text:span></text:p>
        <text:p text:style-name="P207"><text:span text:style-name="Code"><text:span text:style-name="T3">public String </text:span></text:span><text:span text:style-name="Code"><text:span text:style-name="T32">from</text:span></text:span></text:p>
        <text:p text:style-name="P239"/>
        <text:p text:style-name="P269"><text:bookmark text:name="b203"/><text:span text:style-name="T9">originatingTimestamp</text:span></text:p>
        <text:p text:style-name="P207"><text:span text:style-name="Code"><text:span text:style-name="T3">public String </text:span></text:span><text:span text:style-name="Code"><text:span text:style-name="T32">originatingTimestamp</text:span></text:span></text:p>
        <text:p text:style-name="P239"/>
        <text:p text:style-name="P269"><text:bookmark text:name="b204"/><text:span text:style-name="T9">resultExpirationTimestamp</text:span></text:p>
        <text:p text:style-name="P207"><text:span text:style-name="Code"><text:span text:style-name="T3">public String </text:span></text:span><text:span text:style-name="Code"><text:span text:style-name="T32">resultExpirationTimestamp</text:span></text:span></text:p>
        <text:p text:style-name="P239"/>
        <text:p text:style-name="P269"><text:bookmark text:name="b205"/><text:span text:style-name="T9">eventCategory</text:span></text:p>
        <text:p text:style-name="P207"><text:span text:style-name="Code"><text:span text:style-name="T3">public String </text:span></text:span><text:span text:style-name="Code"><text:span text:style-name="T32">eventCategory</text:span></text:span></text:p>
        <text:p text:style-name="P239"/>
        <text:p text:style-name="P269"><text:bookmark text:name="b206"/><text:span text:style-name="T9">contentStatus</text:span></text:p>
        <text:p text:style-name="P207"><text:span text:style-name="Code"><text:span text:style-name="T3">public </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 </text:span></text:span><text:span text:style-name="Code"><text:span text:style-name="T32">contentStatus</text:span></text:span></text:p>
        <text:p text:style-name="P239"/>
        <text:p text:style-name="P269"><text:bookmark text:name="b207"/><text:span text:style-name="T9">contentOffset</text:span></text:p>
        <text:p text:style-name="P207"><text:span text:style-name="Code"><text:span text:style-name="T3">public Integer </text:span></text:span><text:span text:style-name="Code"><text:span text:style-name="T32">contentOffset</text:span></text:span></text:p>
        <text:p text:style-name="P239"><text:soft-page-break/></text:p>
        <text:p text:style-name="P269"><text:bookmark text:name="b208"/><text:span text:style-name="T9">assignedTokenIdentifiers</text:span></text:p>
        <text:p text:style-name="P207"><text:span text:style-name="Code"><text:span text:style-name="T3">public List&lt;</text:span></text:span><text:a xlink:type="simple" xlink:href="file:///l%22b101" text:style-name="ListLabel_20_5" text:visited-style-name="ListLabel_20_5"><text:span text:style-name="Internet_20_link"><text:span text:style-name="T149">LocalTokenIdAssignmentDTO</text:span></text:span></text:a><text:span text:style-name="Code"><text:span text:style-name="T3">&gt; </text:span></text:span><text:span text:style-name="Code"><text:span text:style-name="T32">assignedTokenIdentifiers</text:span></text:span></text:p>
        <text:p text:style-name="P239"/>
        <text:p text:style-name="P269"><text:bookmark text:name="b209"/><text:span text:style-name="T9">tokenReqInfo</text:span></text:p>
        <text:p text:style-name="P207"><text:span text:style-name="Code"><text:span text:style-name="T3">public List&lt;</text:span></text:span><text:a xlink:type="simple" xlink:href="file:///l%22b52" text:style-name="ListLabel_20_5" text:visited-style-name="ListLabel_20_5"><text:span text:style-name="Internet_20_link"><text:span text:style-name="T149">DasInfoDTO</text:span></text:span></text:a><text:span text:style-name="Code"><text:span text:style-name="T3">&gt; </text:span></text:span><text:span text:style-name="Code"><text:span text:style-name="T32">tokenReqInfo</text:span></text:span></text:p>
        <text:p text:style-name="P239"/>
        <text:p text:style-name="P269"><text:bookmark text:name="b210"/><text:span text:style-name="T9">AuthSignatureReqInfo</text:span></text:p>
        <text:p text:style-name="P207"><text:span text:style-name="Code"><text:span text:style-name="T3">public Boolean </text:span></text:span><text:span text:style-name="Code"><text:span text:style-name="T32">AuthSignatureReqInfo</text:span></text:span></text:p>
        <text:p text:style-name="P239"/>
        <text:p text:style-name="P269"><text:bookmark text:name="b211"/><text:span text:style-name="T9">releaseVersionIndicator</text:span></text:p>
        <text:p text:style-name="P207"><text:span text:style-name="Code"><text:span text:style-name="T3">public </text:span></text:span><text:a xlink:type="simple" xlink:href="file:///l%22b124" text:style-name="ListLabel_20_5" text:visited-style-name="ListLabel_20_5"><text:span text:style-name="Internet_20_link"><text:span text:style-name="T149">ReleaseVersion</text:span></text:span></text:a><text:span text:style-name="Code"><text:span text:style-name="T3"> </text:span></text:span><text:span text:style-name="Code"><text:span text:style-name="T32">releaseVersionIndicator</text:span></text:span></text:p>
        <text:p text:style-name="P239"/>
        <text:p text:style-name="P269"><text:bookmark text:name="b212"/><text:span text:style-name="T9">vendorInformation</text:span></text:p>
        <text:p text:style-name="P207"><text:span text:style-name="Code"><text:span text:style-name="T3">public String </text:span></text:span><text:span text:style-name="Code"><text:span text:style-name="T32">vendorInformation</text:span></text:span></text:p>
        <text:p text:style-name="P277"><text:span text:style-name="T8">Constructor Detail</text:span></text:p>
        <text:p text:style-name="P268"><text:bookmark text:name="b213"/><text:span text:style-name="T9">ResponsePrimitiveDTO</text:span></text:p>
        <text:p text:style-name="P224"><text:span text:style-name="Code"><text:span text:style-name="T3">public </text:span></text:span><text:span text:style-name="Code"><text:span text:style-name="T32">ResponsePrimitiveDTO</text:span></text:span><text:span text:style-name="Code"><text:span text:style-name="T33">()</text:span></text:span></text:p>
        <text:p text:style-name="P187"><text:bookmark text:name="b219"/><text:span text:style-name="T7">Enum ResponsePrimitiveDTO.ContentStatus</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45" text:anchor-type="as-char" svg:width="0.397cm" svg:height="0.37cm" draw:z-index="79"><draw:image xlink:href="Pictures/100002000000000F0000000ED3A4069C610A9F54.png" xlink:type="simple" xlink:show="embed" xlink:actuate="onLoad" loext:mime-type="image/png"/></draw:frame><text:span text:style-name="Code"><text:span text:style-name="T3">java.lang.Enum&lt;</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gt;</text:span></text:span></text:p>
        <text:p text:style-name="P207"><text:span text:style-name="Code"><text:span text:style-name="T3">      </text:span></text:span><draw:frame draw:style-name="fr3" draw:name="Image46" text:anchor-type="as-char" svg:width="0.397cm" svg:height="0.37cm" draw:z-index="80"><draw:image xlink:href="Pictures/100002000000000F0000000ED3A4069C610A9F54.png" xlink:type="simple" xlink:show="embed" xlink:actuate="onLoad" loext:mime-type="image/png"/></draw:frame><text:span text:style-name="Code"><text:span text:style-name="T32">org.osgi.service.onem2m.dto.ResponsePrimitiveDTO.ContentStatus</text:span></text:span></text:p>
        <text:p text:style-name="List_20_Heading"><text:span text:style-name="T5">All Implemented Interfaces:</text:span></text:p>
        <text:p text:style-name="P228"><text:span text:style-name="T4">Comparable&lt;</text:span><text:a xlink:type="simple" xlink:href="file:///l%22b219" text:style-name="ListLabel_20_4" text:visited-style-name="ListLabel_20_4"><text:span text:style-name="Internet_20_link"><text:span text:style-name="T140">ResponsePrimitiveDTO.ContentStatus</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214" text:style-name="ListLabel_20_4" text:visited-style-name="ListLabel_20_4"><text:span text:style-name="Internet_20_link"><text:span text:style-name="T140">ResponsePrimitiveDTO</text:span></text:span></text:a></text:p>
        <text:p text:style-name="P220"/>
        <text:p text:style-name="P233"><text:span text:style-name="Code"><text:span text:style-name="T3">public static enum </text:span></text:span><text:span text:style-name="Code"><text:span text:style-name="T32">ResponsePrimitiveDTO.ContentStatus</text:span></text:span></text:p>
        <text:p text:style-name="P207"><text:span text:style-name="Code"><text:span text:style-name="T3">extends Enum&lt;</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gt;</text:span></text:span></text:p>
        <text:p text:style-name="P234"/>
        <table:table table:name="Table72" table:style-name="Table72">
          <table:table-column table:style-name="Table72.A"/>
          <table:table-column table:style-name="Table72.B"/>
          <table:table-row table:style-name="Table72.1">
            <table:table-cell table:style-name="Table72.A1" office:value-type="string">
              <text:p text:style-name="P236"><text:span text:style-name="Summary_20_Heading_20_Font"><text:span text:style-name="T136">Enum Constant Summary</text:span></text:span></text:p>
            </table:table-cell>
            <table:table-cell table:style-name="Table72.A1" office:value-type="string">
              <text:p text:style-name="P237"><text:span text:style-name="Page_20_Reference_20_Font"><text:span text:style-name="T137">Page</text:span></text:span></text:p>
            </table:table-cell>
          </table:table-row>
          <table:table-row table:style-name="Table72.1">
            <table:table-cell table:style-name="Table72.A2" office:value-type="string">
              <text:p text:style-name="P236"><text:a xlink:type="simple" xlink:href="file:///l%22b216" text:style-name="ListLabel_20_7" text:visited-style-name="ListLabel_20_7"><text:span text:style-name="Internet_20_link"><text:span text:style-name="T141">FULL_CONTENT</text:span></text:span></text:a></text:p>
            </table:table-cell>
            <table:table-cell table:style-name="Table72.B2" office:value-type="string">
              <text:p text:style-name="P237"><text:bookmark-ref text:reference-format="page" text:ref-name="b216">82</text:bookmark-ref></text:p>
            </table:table-cell>
          </table:table-row>
          <table:table-row table:style-name="Table72.1">
            <table:table-cell table:style-name="Table72.A3" office:value-type="string">
              <text:p text:style-name="P236"><text:a xlink:type="simple" xlink:href="file:///l%22b215" text:style-name="ListLabel_20_7" text:visited-style-name="ListLabel_20_7"><text:span text:style-name="Internet_20_link"><text:span text:style-name="T141">PARTIAL_CONTENT</text:span></text:span></text:a></text:p>
            </table:table-cell>
            <table:table-cell table:style-name="Table72.B3" office:value-type="string">
              <text:p text:style-name="P237"><text:bookmark-ref text:reference-format="page" text:ref-name="b215">82</text:bookmark-ref></text:p>
            </table:table-cell>
          </table:table-row>
        </table:table>
        <text:p text:style-name="P235"/>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36"><text:span text:style-name="Summary_20_Heading_20_Font"><text:span text:style-name="T136">Method Summary</text:span></text:span></text:p>
            </table:table-cell>
            <table:covered-table-cell/>
            <table:table-cell table:style-name="Table73.A1" office:value-type="string">
              <text:p text:style-name="P237"><text:span text:style-name="Page_20_Reference_20_Font"><text:span text:style-name="T137">Page</text:span></text:span></text:p>
            </table:table-cell>
          </table:table-row>
          <table:table-row table:style-name="Table73.1">
            <table:table-cell table:style-name="Table73.A2" office:value-type="string">
              <text:p text:style-name="P238"><text:span text:style-name="Code_20_Small"><text:span text:style-name="T148">static </text:span></text:span><text:a xlink:type="simple" xlink:href="file:///l%22b219" text:style-name="ListLabel_20_8" text:visited-style-name="ListLabel_20_8"><text:span text:style-name="Internet_20_link"><text:span text:style-name="T142">ResponsePrimitiveDTO.ContentStatus</text:span></text:span></text:a></text:p>
            </table:table-cell>
            <table:table-cell table:style-name="Table73.B2" office:value-type="string">
              <text:p text:style-name="P236"><text:a xlink:type="simple" xlink:href="file:///l%22b218"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73.C2" office:value-type="string">
              <text:p text:style-name="P237"><text:bookmark-ref text:reference-format="page" text:ref-name="b218">83</text:bookmark-ref></text:p>
            </table:table-cell>
          </table:table-row>
          <table:table-row table:style-name="Table73.1">
            <table:table-cell table:style-name="Table73.A3" office:value-type="string">
              <text:p text:style-name="P238"><text:span text:style-name="Code_20_Small"><text:span text:style-name="T148">static </text:span></text:span><text:a xlink:type="simple" xlink:href="file:///l%22b219" text:style-name="ListLabel_20_8" text:visited-style-name="ListLabel_20_8"><text:span text:style-name="Internet_20_link"><text:span text:style-name="T142">ResponsePrimitiveDTO.ContentStatus</text:span></text:span></text:a><text:span text:style-name="Code_20_Small"><text:span text:style-name="T148">[]</text:span></text:span></text:p>
            </table:table-cell>
            <table:table-cell table:style-name="Table73.B3" office:value-type="string">
              <text:p text:style-name="P236"><text:a xlink:type="simple" xlink:href="file:///l%22b217" text:style-name="ListLabel_20_7" text:visited-style-name="ListLabel_20_7"><text:span text:style-name="Internet_20_link"><text:span text:style-name="T141">values</text:span></text:span></text:a><text:span text:style-name="Code"><text:span text:style-name="T147">()</text:span></text:span></text:p>
            </table:table-cell>
            <table:table-cell table:style-name="Table73.C3" office:value-type="string">
              <text:p text:style-name="P237"><text:bookmark-ref text:reference-format="page" text:ref-name="b217">82</text:bookmark-ref></text:p>
            </table:table-cell>
          </table:table-row>
        </table:table>
        <text:p text:style-name="P277"><text:span text:style-name="T8">Enum Constant Detail</text:span></text:p>
        <text:p text:style-name="P268"><text:bookmark text:name="b215"/><text:span text:style-name="T9">PARTIAL_CONTENT</text:span></text:p>
        <text:p text:style-name="P207"><text:span text:style-name="Code"><text:span text:style-name="T3">public static final </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 </text:span></text:span><text:span text:style-name="Code"><text:span text:style-name="T32">PARTIAL_CONTENT</text:span></text:span></text:p>
        <text:p text:style-name="P239"/>
        <text:p text:style-name="P269"><text:bookmark text:name="b216"/><text:span text:style-name="T9">FULL_CONTENT</text:span></text:p>
        <text:p text:style-name="P207"><text:span text:style-name="Code"><text:span text:style-name="T3">public static final </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 </text:span></text:span><text:span text:style-name="Code"><text:span text:style-name="T32">FULL_CONTENT</text:span></text:span></text:p>
        <text:p text:style-name="P277"><text:span text:style-name="T8">Method Detail</text:span></text:p>
        <text:p text:style-name="P268"><text:bookmark text:name="b217"/><text:span text:style-name="T9">values</text:span></text:p>
        <text:p text:style-name="P207"><text:span text:style-name="Code"><text:span text:style-name="T3">public static </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218"/><text:soft-page-break/><text:span text:style-name="T9">valueOf</text:span></text:p>
        <text:p text:style-name="P224"><text:span text:style-name="Code"><text:span text:style-name="T3">public static </text:span></text:span><text:a xlink:type="simple" xlink:href="file:///l%22b219" text:style-name="ListLabel_20_5" text:visited-style-name="ListLabel_20_5"><text:span text:style-name="Internet_20_link"><text:span text:style-name="T149">ResponsePrimitiveDTO.ContentStatus</text:span></text:span></text:a><text:span text:style-name="Code"><text:span text:style-name="T3"> </text:span></text:span><text:span text:style-name="Code"><text:span text:style-name="T32">valueOf</text:span></text:span><text:span text:style-name="Code"><text:span text:style-name="T33">(String name)</text:span></text:span></text:p>
        <text:p text:style-name="P188"><text:bookmark text:name="b223"/><text:span text:style-name="T7">Class ResponseTypeInfo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47" text:anchor-type="as-char" svg:width="0.397cm" svg:height="0.37cm" draw:z-index="81"><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48" text:anchor-type="as-char" svg:width="0.397cm" svg:height="0.37cm" draw:z-index="82"><draw:image xlink:href="Pictures/100002000000000F0000000ED3A4069C610A9F54.png" xlink:type="simple" xlink:show="embed" xlink:actuate="onLoad" loext:mime-type="image/png"/></draw:frame><text:span text:style-name="Code"><text:span text:style-name="T32">org.osgi.service.onem2m.dto.ResponseTypeInfoDTO</text:span></text:span></text:p>
        <text:p text:style-name="P220"/>
        <text:p text:style-name="P233"><text:span text:style-name="Code"><text:span text:style-name="T3">public class </text:span></text:span><text:span text:style-name="Code"><text:span text:style-name="T32">ResponseTypeInfoDTO</text:span></text:span></text:p>
        <text:p text:style-name="P213"><text:span text:style-name="Code"><text:span text:style-name="T3">extends org.osgi.dto.DTO</text:span></text:span></text:p>
        <text:p text:style-name="Standard"><text:span text:style-name="T4">Expressing ResponseTypeInfo</text:span></text:p>
        <text:p text:style-name="P234"/>
        <table:table table:name="Table74" table:style-name="Table74">
          <table:table-column table:style-name="Table74.A"/>
          <table:table-column table:style-name="Table74.B"/>
          <table:table-column table:style-name="Table74.C"/>
          <table:table-row table:style-name="Table74.1">
            <table:table-cell table:style-name="Table74.A1" table:number-columns-spanned="2" office:value-type="string">
              <text:p text:style-name="P236"><text:span text:style-name="Summary_20_Heading_20_Font"><text:span text:style-name="T136">Nested Class Summary</text:span></text:span></text:p>
            </table:table-cell>
            <table:covered-table-cell/>
            <table:table-cell table:style-name="Table74.A1" office:value-type="string">
              <text:p text:style-name="P237"><text:span text:style-name="Page_20_Reference_20_Font"><text:span text:style-name="T137">Page</text:span></text:span></text:p>
            </table:table-cell>
          </table:table-row>
          <table:table-row table:style-name="Table74.1">
            <table:table-cell table:style-name="Table74.A2" office:value-type="string">
              <text:p text:style-name="P238"><text:span text:style-name="Code_20_Small"><text:span text:style-name="T148">static enum</text:span></text:span></text:p>
            </table:table-cell>
            <table:table-cell table:style-name="Table74.B2" office:value-type="string">
              <text:p text:style-name="P236"><text:a xlink:type="simple" xlink:href="file:///l%22b231" text:style-name="ListLabel_20_7" text:visited-style-name="ListLabel_20_7"><text:span text:style-name="Internet_20_link"><text:span text:style-name="T141">ResponseTypeInfoDTO.ResponseType</text:span></text:span></text:a></text:p>
            </table:table-cell>
            <table:table-cell table:style-name="Table74.C2" office:value-type="string">
              <text:p text:style-name="P237"><text:bookmark-ref text:reference-format="page" text:ref-name="b231">85</text:bookmark-ref></text:p>
            </table:table-cell>
          </table:table-row>
        </table:table>
        <text:p text:style-name="P235"/>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236"><text:span text:style-name="Summary_20_Heading_20_Font"><text:span text:style-name="T136">Field Summary</text:span></text:span></text:p>
            </table:table-cell>
            <table:covered-table-cell/>
            <table:table-cell table:style-name="Table75.A1" office:value-type="string">
              <text:p text:style-name="P237"><text:span text:style-name="Page_20_Reference_20_Font"><text:span text:style-name="T137">Page</text:span></text:span></text:p>
            </table:table-cell>
          </table:table-row>
          <table:table-row table:style-name="Table75.1">
            <table:table-cell table:style-name="Table75.A2" office:value-type="string">
              <text:p text:style-name="P238"><text:span text:style-name="Code_20_Small"><text:span text:style-name="T148">List&lt;String&gt;</text:span></text:span></text:p>
            </table:table-cell>
            <table:table-cell table:style-name="Table75.B2" office:value-type="string">
              <text:p text:style-name="P236"><text:a xlink:type="simple" xlink:href="file:///l%22b221" text:style-name="ListLabel_20_7" text:visited-style-name="ListLabel_20_7"><text:span text:style-name="Internet_20_link"><text:span text:style-name="T141">notificationURI</text:span></text:span></text:a></text:p>
            </table:table-cell>
            <table:table-cell table:style-name="Table75.C2" office:value-type="string">
              <text:p text:style-name="P237"><text:bookmark-ref text:reference-format="page" text:ref-name="b221">84</text:bookmark-ref></text:p>
            </table:table-cell>
          </table:table-row>
          <table:table-row table:style-name="Table75.1">
            <table:table-cell table:style-name="Table75.A3" office:value-type="string">
              <text:p text:style-name="P238"><text:a xlink:type="simple" xlink:href="file:///l%22b231" text:style-name="ListLabel_20_8" text:visited-style-name="ListLabel_20_8"><text:span text:style-name="Internet_20_link"><text:span text:style-name="T142">ResponseTypeInfoDTO.ResponseType</text:span></text:span></text:a></text:p>
            </table:table-cell>
            <table:table-cell table:style-name="Table75.B3" office:value-type="string">
              <text:p text:style-name="P236"><text:a xlink:type="simple" xlink:href="file:///l%22b220" text:style-name="ListLabel_20_7" text:visited-style-name="ListLabel_20_7"><text:span text:style-name="Internet_20_link"><text:span text:style-name="T141">responseTypeValue</text:span></text:span></text:a></text:p>
            </table:table-cell>
            <table:table-cell table:style-name="Table75.C3" office:value-type="string">
              <text:p text:style-name="P237"><text:bookmark-ref text:reference-format="page" text:ref-name="b220">84</text:bookmark-ref></text:p>
            </table:table-cell>
          </table:table-row>
        </table:table>
        <text:p text:style-name="P235"/>
        <table:table table:name="Table76" table:style-name="Table76">
          <table:table-column table:style-name="Table76.A"/>
          <table:table-column table:style-name="Table76.B"/>
          <table:table-row table:style-name="Table76.1">
            <table:table-cell table:style-name="Table76.A1" office:value-type="string">
              <text:p text:style-name="P236"><text:span text:style-name="Summary_20_Heading_20_Font"><text:span text:style-name="T136">Constructor Summary</text:span></text:span></text:p>
            </table:table-cell>
            <table:table-cell table:style-name="Table76.A1" office:value-type="string">
              <text:p text:style-name="P237"><text:span text:style-name="Page_20_Reference_20_Font"><text:span text:style-name="T137">Page</text:span></text:span></text:p>
            </table:table-cell>
          </table:table-row>
          <table:table-row table:style-name="Table76.1">
            <table:table-cell table:style-name="Table76.A2" office:value-type="string">
              <text:p text:style-name="P236"><text:a xlink:type="simple" xlink:href="file:///l%22b222" text:style-name="ListLabel_20_7" text:visited-style-name="ListLabel_20_7"><text:span text:style-name="Internet_20_link"><text:span text:style-name="T141">ResponseTypeInfoDTO</text:span></text:span></text:a><text:span text:style-name="Code"><text:span text:style-name="T147">()</text:span></text:span></text:p>
            </table:table-cell>
            <table:table-cell table:style-name="Table76.B2" office:value-type="string">
              <text:p text:style-name="P237"><text:bookmark-ref text:reference-format="page" text:ref-name="b222">84</text:bookmark-ref></text:p>
            </table:table-cell>
          </table:table-row>
        </table:table>
        <text:p text:style-name="P235"/>
        <table:table table:name="Table77" table:style-name="Table77">
          <table:table-column table:style-name="Table77.A"/>
          <table:table-row table:style-name="Table77.1">
            <table:table-cell table:style-name="Table77.A1" office:value-type="string">
              <text:p text:style-name="P217"><text:span text:style-name="T139">Methods inherited from class org.osgi.dto.DTO</text:span></text:p>
            </table:table-cell>
          </table:table-row>
          <table:table-row table:style-name="Table77.2">
            <table:table-cell table:style-name="Table77.A2" office:value-type="string">
              <text:p text:style-name="P215"><text:span text:style-name="Code">toString</text:span></text:p>
            </table:table-cell>
          </table:table-row>
        </table:table>
        <text:p text:style-name="P277"><text:span text:style-name="T8">Field Detail</text:span></text:p>
        <text:p text:style-name="P268"><text:bookmark text:name="b220"/><text:span text:style-name="T9">responseTypeValue</text:span></text:p>
        <text:p text:style-name="P207"><text:span text:style-name="Code"><text:span text:style-name="T3">public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responseTypeValue</text:span></text:span></text:p>
        <text:p text:style-name="P239"/>
        <text:p text:style-name="P269"><text:bookmark text:name="b221"/><text:span text:style-name="T9">notificationURI</text:span></text:p>
        <text:p text:style-name="P207"><text:span text:style-name="Code"><text:span text:style-name="T3">public List&lt;String&gt; </text:span></text:span><text:span text:style-name="Code"><text:span text:style-name="T32">notificationURI</text:span></text:span></text:p>
        <text:p text:style-name="P277"><text:span text:style-name="T8">Constructor Detail</text:span></text:p>
        <text:p text:style-name="P268"><text:bookmark text:name="b222"/><text:span text:style-name="T9">ResponseTypeInfoDTO</text:span></text:p>
        <text:p text:style-name="P224"><text:span text:style-name="Code"><text:span text:style-name="T3">public </text:span></text:span><text:span text:style-name="Code"><text:span text:style-name="T32">ResponseTypeInfoDTO</text:span></text:span><text:span text:style-name="Code"><text:span text:style-name="T33">()</text:span></text:span></text:p>
        <text:p text:style-name="P189"><text:bookmark text:name="b231"/><text:span text:style-name="T7">Enum ResponseTypeInfoDTO.ResponseType</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49" text:anchor-type="as-char" svg:width="0.397cm" svg:height="0.37cm" draw:z-index="83"><draw:image xlink:href="Pictures/100002000000000F0000000ED3A4069C610A9F54.png" xlink:type="simple" xlink:show="embed" xlink:actuate="onLoad" loext:mime-type="image/png"/></draw:frame><text:span text:style-name="Code"><text:span text:style-name="T3">java.lang.Enum&lt;</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gt;</text:span></text:span></text:p>
        <text:p text:style-name="P207"><text:span text:style-name="Code"><text:span text:style-name="T3">      </text:span></text:span><draw:frame draw:style-name="fr3" draw:name="Image50" text:anchor-type="as-char" svg:width="0.397cm" svg:height="0.37cm" draw:z-index="84"><draw:image xlink:href="Pictures/100002000000000F0000000ED3A4069C610A9F54.png" xlink:type="simple" xlink:show="embed" xlink:actuate="onLoad" loext:mime-type="image/png"/></draw:frame><text:span text:style-name="Code"><text:span text:style-name="T32">org.osgi.service.onem2m.dto.ResponseTypeInfoDTO.ResponseType</text:span></text:span></text:p>
        <text:p text:style-name="List_20_Heading"><text:span text:style-name="T5">All Implemented Interfaces:</text:span></text:p>
        <text:p text:style-name="P228"><text:span text:style-name="T4">Comparable&lt;</text:span><text:a xlink:type="simple" xlink:href="file:///l%22b231" text:style-name="ListLabel_20_4" text:visited-style-name="ListLabel_20_4"><text:span text:style-name="Internet_20_link"><text:span text:style-name="T140">ResponseTypeInfoDTO.ResponseType</text:span></text:span></text:a><text:span text:style-name="Default_20_Paragraph_20_Font"><text:span text:style-name="T4">&gt;, Serializable</text:span></text:span></text:p>
        <text:p text:style-name="List_20_Heading"><text:span text:style-name="T5">Enclosing class:</text:span></text:p>
        <text:p text:style-name="P228"><text:a xlink:type="simple" xlink:href="file:///l%22b223" text:style-name="ListLabel_20_4" text:visited-style-name="ListLabel_20_4"><text:span text:style-name="Internet_20_link"><text:span text:style-name="T140">ResponseTypeInfoDTO</text:span></text:span></text:a></text:p>
        <text:p text:style-name="P220"/>
        <text:p text:style-name="P233"><text:span text:style-name="Code"><text:span text:style-name="T3">public static enum </text:span></text:span><text:span text:style-name="Code"><text:span text:style-name="T32">ResponseTypeInfoDTO.ResponseType</text:span></text:span></text:p>
        <text:p text:style-name="P207"><text:span text:style-name="Code"><text:span text:style-name="T3">extends Enum&lt;</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gt;</text:span></text:span></text:p>
        <text:p text:style-name="P234"/>
        <table:table table:name="Table78" table:style-name="Table78">
          <table:table-column table:style-name="Table78.A"/>
          <table:table-column table:style-name="Table78.B"/>
          <table:table-row table:style-name="Table78.1">
            <table:table-cell table:style-name="Table78.A1" office:value-type="string">
              <text:p text:style-name="P236"><text:span text:style-name="Summary_20_Heading_20_Font"><text:span text:style-name="T136">Enum Constant Summary</text:span></text:span></text:p>
            </table:table-cell>
            <table:table-cell table:style-name="Table78.A1" office:value-type="string">
              <text:p text:style-name="P237"><text:span text:style-name="Page_20_Reference_20_Font"><text:span text:style-name="T137">Page</text:span></text:span></text:p>
            </table:table-cell>
          </table:table-row>
          <table:table-row table:style-name="Table78.1">
            <table:table-cell table:style-name="Table78.A2" office:value-type="string">
              <text:p text:style-name="P236"><text:a xlink:type="simple" xlink:href="file:///l%22b226" text:style-name="ListLabel_20_7" text:visited-style-name="ListLabel_20_7"><text:span text:style-name="Internet_20_link"><text:span text:style-name="T141">blockingRequest</text:span></text:span></text:a></text:p>
            </table:table-cell>
            <table:table-cell table:style-name="Table78.B2" office:value-type="string">
              <text:p text:style-name="P237"><text:bookmark-ref text:reference-format="page" text:ref-name="b226">85</text:bookmark-ref></text:p>
            </table:table-cell>
          </table:table-row>
          <table:table-row table:style-name="Table78.1">
            <table:table-cell table:style-name="Table78.A3" office:value-type="string">
              <text:p text:style-name="P236"><text:a xlink:type="simple" xlink:href="file:///l%22b227" text:style-name="ListLabel_20_7" text:visited-style-name="ListLabel_20_7"><text:span text:style-name="Internet_20_link"><text:span text:style-name="T141">flexBlocking</text:span></text:span></text:a></text:p>
            </table:table-cell>
            <table:table-cell table:style-name="Table78.B3" office:value-type="string">
              <text:p text:style-name="P237"><text:bookmark-ref text:reference-format="page" text:ref-name="b227">86</text:bookmark-ref></text:p>
            </table:table-cell>
          </table:table-row>
          <table:table-row table:style-name="Table78.1">
            <table:table-cell table:style-name="Table78.A4" office:value-type="string">
              <text:p text:style-name="P236"><text:a xlink:type="simple" xlink:href="file:///l%22b225" text:style-name="ListLabel_20_7" text:visited-style-name="ListLabel_20_7"><text:span text:style-name="Internet_20_link"><text:span text:style-name="T141">nonBlockingRequestAsynch</text:span></text:span></text:a></text:p>
            </table:table-cell>
            <table:table-cell table:style-name="Table78.B4" office:value-type="string">
              <text:p text:style-name="P237"><text:bookmark-ref text:reference-format="page" text:ref-name="b225">85</text:bookmark-ref></text:p>
            </table:table-cell>
          </table:table-row>
          <table:table-row table:style-name="Table78.1">
            <table:table-cell table:style-name="Table78.A5" office:value-type="string">
              <text:p text:style-name="P236"><text:a xlink:type="simple" xlink:href="file:///l%22b224" text:style-name="ListLabel_20_7" text:visited-style-name="ListLabel_20_7"><text:span text:style-name="Internet_20_link"><text:span text:style-name="T141">nonBlockingRequestSynch</text:span></text:span></text:a></text:p>
            </table:table-cell>
            <table:table-cell table:style-name="Table78.B5" office:value-type="string">
              <text:p text:style-name="P237"><text:bookmark-ref text:reference-format="page" text:ref-name="b224">85</text:bookmark-ref></text:p>
            </table:table-cell>
          </table:table-row>
        </table:table>
        <text:p text:style-name="P235"/>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236"><text:span text:style-name="Summary_20_Heading_20_Font"><text:span text:style-name="T136">Method Summary</text:span></text:span></text:p>
            </table:table-cell>
            <table:covered-table-cell/>
            <table:table-cell table:style-name="Table79.A1" office:value-type="string">
              <text:p text:style-name="P237"><text:span text:style-name="Page_20_Reference_20_Font"><text:span text:style-name="T137">Page</text:span></text:span></text:p>
            </table:table-cell>
          </table:table-row>
          <table:table-row table:style-name="Table79.1">
            <table:table-cell table:style-name="Table79.A2" office:value-type="string">
              <text:p text:style-name="P238"><text:span text:style-name="Code_20_Small"><text:span text:style-name="T148">int</text:span></text:span></text:p>
            </table:table-cell>
            <table:table-cell table:style-name="Table79.B2" office:value-type="string">
              <text:p text:style-name="P236"><text:a xlink:type="simple" xlink:href="file:///l%22b230" text:style-name="ListLabel_20_7" text:visited-style-name="ListLabel_20_7"><text:span text:style-name="Internet_20_link"><text:span text:style-name="T141">getValue</text:span></text:span></text:a><text:span text:style-name="Code"><text:span text:style-name="T147">()</text:span></text:span></text:p>
            </table:table-cell>
            <table:table-cell table:style-name="Table79.C2" office:value-type="string">
              <text:p text:style-name="P237"><text:bookmark-ref text:reference-format="page" text:ref-name="b230">86</text:bookmark-ref></text:p>
            </table:table-cell>
          </table:table-row>
          <table:table-row table:style-name="Table79.1">
            <table:table-cell table:style-name="Table79.A3" office:value-type="string">
              <text:p text:style-name="P238"><text:span text:style-name="Code_20_Small"><text:span text:style-name="T148">static </text:span></text:span><text:a xlink:type="simple" xlink:href="file:///l%22b231" text:style-name="ListLabel_20_8" text:visited-style-name="ListLabel_20_8"><text:span text:style-name="Internet_20_link"><text:span text:style-name="T142">ResponseTypeInfoDTO.ResponseType</text:span></text:span></text:a></text:p>
            </table:table-cell>
            <table:table-cell table:style-name="Table79.B3" office:value-type="string">
              <text:p text:style-name="P236"><text:a xlink:type="simple" xlink:href="file:///l%22b229"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79.C3" office:value-type="string">
              <text:p text:style-name="P237"><text:bookmark-ref text:reference-format="page" text:ref-name="b229">86</text:bookmark-ref></text:p>
            </table:table-cell>
          </table:table-row>
          <table:table-row table:style-name="Table79.1">
            <table:table-cell table:style-name="Table79.A4" office:value-type="string">
              <text:p text:style-name="P238"><text:span text:style-name="Code_20_Small"><text:span text:style-name="T148">static </text:span></text:span><text:a xlink:type="simple" xlink:href="file:///l%22b231" text:style-name="ListLabel_20_8" text:visited-style-name="ListLabel_20_8"><text:span text:style-name="Internet_20_link"><text:span text:style-name="T142">ResponseTypeInfoDTO.ResponseType</text:span></text:span></text:a><text:span text:style-name="Code_20_Small"><text:span text:style-name="T148">[]</text:span></text:span></text:p>
            </table:table-cell>
            <table:table-cell table:style-name="Table79.B4" office:value-type="string">
              <text:p text:style-name="P236"><text:a xlink:type="simple" xlink:href="file:///l%22b228" text:style-name="ListLabel_20_7" text:visited-style-name="ListLabel_20_7"><text:span text:style-name="Internet_20_link"><text:span text:style-name="T141">values</text:span></text:span></text:a><text:span text:style-name="Code"><text:span text:style-name="T147">()</text:span></text:span></text:p>
            </table:table-cell>
            <table:table-cell table:style-name="Table79.C4" office:value-type="string">
              <text:p text:style-name="P237"><text:bookmark-ref text:reference-format="page" text:ref-name="b228">86</text:bookmark-ref></text:p>
            </table:table-cell>
          </table:table-row>
        </table:table>
        <text:p text:style-name="P277"><text:span text:style-name="T8">Enum Constant Detail</text:span></text:p>
        <text:p text:style-name="P268"><text:bookmark text:name="b224"/><text:span text:style-name="T9">nonBlockingRequestSynch</text:span></text:p>
        <text:p text:style-name="P207"><text:span text:style-name="Code"><text:span text:style-name="T3">public static final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nonBlockingRequestSynch</text:span></text:span></text:p>
        <text:p text:style-name="P239"/>
        <text:p text:style-name="P269"><text:bookmark text:name="b225"/><text:span text:style-name="T9">nonBlockingRequestAsynch</text:span></text:p>
        <text:p text:style-name="P207"><text:span text:style-name="Code"><text:span text:style-name="T3">public static final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nonBlockingRequestAsynch</text:span></text:span></text:p>
        <text:p text:style-name="P239"/>
        <text:p text:style-name="P269"><text:bookmark text:name="b226"/><text:span text:style-name="T9">blockingRequest</text:span></text:p>
        <text:p text:style-name="P207"><text:span text:style-name="Code"><text:span text:style-name="T3">public static final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blockingRequest</text:span></text:span></text:p>
        <text:p text:style-name="P239"><text:soft-page-break/></text:p>
        <text:p text:style-name="P269"><text:bookmark text:name="b227"/><text:span text:style-name="T9">flexBlocking</text:span></text:p>
        <text:p text:style-name="P207"><text:span text:style-name="Code"><text:span text:style-name="T3">public static final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flexBlocking</text:span></text:span></text:p>
        <text:p text:style-name="P277"><text:span text:style-name="T8">Method Detail</text:span></text:p>
        <text:p text:style-name="P268"><text:bookmark text:name="b228"/><text:span text:style-name="T9">values</text:span></text:p>
        <text:p text:style-name="P207"><text:span text:style-name="Code"><text:span text:style-name="T3">public static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229"/><text:span text:style-name="T9">valueOf</text:span></text:p>
        <text:p text:style-name="P207"><text:span text:style-name="Code"><text:span text:style-name="T3">public static </text:span></text:span><text:a xlink:type="simple" xlink:href="file:///l%22b231" text:style-name="ListLabel_20_5" text:visited-style-name="ListLabel_20_5"><text:span text:style-name="Internet_20_link"><text:span text:style-name="T149">ResponseTypeInfoDTO.ResponseType</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230"/><text:span text:style-name="T9">getValue</text:span></text:p>
        <text:p text:style-name="P224"><text:span text:style-name="Code"><text:span text:style-name="T3">public int </text:span></text:span><text:span text:style-name="Code"><text:span text:style-name="T32">getValue</text:span></text:span><text:span text:style-name="Code"><text:span text:style-name="T33">()</text:span></text:span></text:p>
        <text:p text:style-name="P190"><text:bookmark text:name="b239"/><text:span text:style-name="T7">Class SecurityInfoDTO</text:span></text:p>
        <text:p text:style-name="P231"><text:a xlink:type="simple" xlink:href="file:///l%22b37" text:style-name="ListLabel_20_3" text:visited-style-name="ListLabel_20_3"><text:span text:style-name="Internet_20_link"><text:span text:style-name="T138">org.osgi.service.onem2m.dto</text:span></text:span></text:a></text:p>
        <text:p text:style-name="P221"><text:span text:style-name="Code"><text:span text:style-name="T3">java.lang.Object</text:span></text:span></text:p>
        <text:p text:style-name="P232"><text:span text:style-name="Code"><text:span text:style-name="T3">  </text:span></text:span><draw:frame draw:style-name="fr3" draw:name="Image51" text:anchor-type="as-char" svg:width="0.397cm" svg:height="0.37cm" draw:z-index="85"><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52" text:anchor-type="as-char" svg:width="0.397cm" svg:height="0.37cm" draw:z-index="86"><draw:image xlink:href="Pictures/100002000000000F0000000ED3A4069C610A9F54.png" xlink:type="simple" xlink:show="embed" xlink:actuate="onLoad" loext:mime-type="image/png"/></draw:frame><text:span text:style-name="Code"><text:span text:style-name="T32">org.osgi.service.onem2m.dto.SecurityInfoDTO</text:span></text:span></text:p>
        <text:p text:style-name="P220"/>
        <text:p text:style-name="P233"><text:span text:style-name="Code"><text:span text:style-name="T3">public class </text:span></text:span><text:span text:style-name="Code"><text:span text:style-name="T32">SecurityInfoDTO</text:span></text:span></text:p>
        <text:p text:style-name="P213"><text:span text:style-name="Code"><text:span text:style-name="T3">extends org.osgi.dto.DTO</text:span></text:span></text:p>
        <text:p text:style-name="Standard"><text:span text:style-name="T4">DTO expressing Security Info.</text:span></text:p>
        <text:p text:style-name="P234"/>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236"><text:span text:style-name="Summary_20_Heading_20_Font"><text:span text:style-name="T136">Field Summary</text:span></text:span></text:p>
            </table:table-cell>
            <table:covered-table-cell/>
            <table:table-cell table:style-name="Table80.A1" office:value-type="string">
              <text:p text:style-name="P237"><text:span text:style-name="Page_20_Reference_20_Font"><text:span text:style-name="T137">Page</text:span></text:span></text:p>
            </table:table-cell>
          </table:table-row>
          <table:table-row table:style-name="Table80.1">
            <table:table-cell table:style-name="Table80.A2" office:value-type="string">
              <text:p text:style-name="P238"><text:span text:style-name="Code_20_Small"><text:span text:style-name="T148">Map&lt;String,Object&gt;</text:span></text:span></text:p>
            </table:table-cell>
            <table:table-cell table:style-name="Table80.B2" office:value-type="string">
              <text:p text:style-name="P236"><text:a xlink:type="simple" xlink:href="file:///l%22b233" text:style-name="ListLabel_20_7" text:visited-style-name="ListLabel_20_7"><text:span text:style-name="Internet_20_link"><text:span text:style-name="T141">dasRequest</text:span></text:span></text:a></text:p>
            </table:table-cell>
            <table:table-cell table:style-name="Table80.C2" office:value-type="string">
              <text:p text:style-name="P237"><text:bookmark-ref text:reference-format="page" text:ref-name="b233">87</text:bookmark-ref></text:p>
            </table:table-cell>
          </table:table-row>
          <table:table-row table:style-name="Table80.1">
            <table:table-cell table:style-name="Table80.A3" office:value-type="string">
              <text:p text:style-name="P238"><text:span text:style-name="Code_20_Small"><text:span text:style-name="T148">Map&lt;String,Object&gt;</text:span></text:span></text:p>
            </table:table-cell>
            <table:table-cell table:style-name="Table80.B3" office:value-type="string">
              <text:p text:style-name="P236"><text:a xlink:type="simple" xlink:href="file:///l%22b234" text:style-name="ListLabel_20_7" text:visited-style-name="ListLabel_20_7"><text:span text:style-name="Internet_20_link"><text:span text:style-name="T141">dasResponse</text:span></text:span></text:a></text:p>
            </table:table-cell>
            <table:table-cell table:style-name="Table80.C3" office:value-type="string">
              <text:p text:style-name="P237"><text:bookmark-ref text:reference-format="page" text:ref-name="b234">87</text:bookmark-ref></text:p>
            </table:table-cell>
          </table:table-row>
          <table:table-row table:style-name="Table80.1">
            <table:table-cell table:style-name="Table80.A4" office:value-type="string">
              <text:p text:style-name="P238"><text:span text:style-name="Code_20_Small"><text:span text:style-name="T148">byte[]</text:span></text:span></text:p>
            </table:table-cell>
            <table:table-cell table:style-name="Table80.B4" office:value-type="string">
              <text:p text:style-name="P236"><text:a xlink:type="simple" xlink:href="file:///l%22b237" text:style-name="ListLabel_20_7" text:visited-style-name="ListLabel_20_7"><text:span text:style-name="Internet_20_link"><text:span text:style-name="T141">escertkeMessage</text:span></text:span></text:a></text:p>
            </table:table-cell>
            <table:table-cell table:style-name="Table80.C4" office:value-type="string">
              <text:p text:style-name="P237"><text:bookmark-ref text:reference-format="page" text:ref-name="b237">88</text:bookmark-ref></text:p>
            </table:table-cell>
          </table:table-row>
          <table:table-row table:style-name="Table80.1">
            <table:table-cell table:style-name="Table80.A5" office:value-type="string">
              <text:p text:style-name="P238"><text:span text:style-name="Code_20_Small"><text:span text:style-name="T148">String</text:span></text:span></text:p>
            </table:table-cell>
            <table:table-cell table:style-name="Table80.B5" office:value-type="string">
              <text:p text:style-name="P236"><text:a xlink:type="simple" xlink:href="file:///l%22b236" text:style-name="ListLabel_20_7" text:visited-style-name="ListLabel_20_7"><text:span text:style-name="Internet_20_link"><text:span text:style-name="T141">esprimObject</text:span></text:span></text:a></text:p>
            </table:table-cell>
            <table:table-cell table:style-name="Table80.C5" office:value-type="string">
              <text:p text:style-name="P237"><text:bookmark-ref text:reference-format="page" text:ref-name="b236">88</text:bookmark-ref></text:p>
            </table:table-cell>
          </table:table-row>
          <table:table-row table:style-name="Table80.1">
            <table:table-cell table:style-name="Table80.A6" office:value-type="string">
              <text:p text:style-name="P238"><text:span text:style-name="Code_20_Small"><text:span text:style-name="T148">Map&lt;String,Object&gt;</text:span></text:span></text:p>
            </table:table-cell>
            <table:table-cell table:style-name="Table80.B6" office:value-type="string">
              <text:p text:style-name="P236"><text:a xlink:type="simple" xlink:href="file:///l%22b235" text:style-name="ListLabel_20_7" text:visited-style-name="ListLabel_20_7"><text:span text:style-name="Internet_20_link"><text:span text:style-name="T141">esprimRandObject</text:span></text:span></text:a></text:p>
            </table:table-cell>
            <table:table-cell table:style-name="Table80.C6" office:value-type="string">
              <text:p text:style-name="P237"><text:bookmark-ref text:reference-format="page" text:ref-name="b235">88</text:bookmark-ref></text:p>
            </table:table-cell>
          </table:table-row>
          <table:table-row table:style-name="Table80.1">
            <table:table-cell table:style-name="Table80.A7" office:value-type="string">
              <text:p text:style-name="P238"><text:span text:style-name="Code_20_Small"><text:span text:style-name="T148">Integer</text:span></text:span></text:p>
            </table:table-cell>
            <table:table-cell table:style-name="Table80.B7" office:value-type="string">
              <text:p text:style-name="P236"><text:a xlink:type="simple" xlink:href="file:///l%22b232" text:style-name="ListLabel_20_7" text:visited-style-name="ListLabel_20_7"><text:span text:style-name="Internet_20_link"><text:span text:style-name="T141">securityInfoType</text:span></text:span></text:a></text:p>
            </table:table-cell>
            <table:table-cell table:style-name="Table80.C7" office:value-type="string">
              <text:p text:style-name="P237"><text:bookmark-ref text:reference-format="page" text:ref-name="b232">87</text:bookmark-ref></text:p>
            </table:table-cell>
          </table:table-row>
        </table:table>
        <text:p text:style-name="P235"/>
        <table:table table:name="Table81" table:style-name="Table81">
          <table:table-column table:style-name="Table81.A"/>
          <table:table-column table:style-name="Table81.B"/>
          <table:table-row table:style-name="Table81.1">
            <table:table-cell table:style-name="Table81.A1" office:value-type="string">
              <text:p text:style-name="P236"><text:span text:style-name="Summary_20_Heading_20_Font"><text:span text:style-name="T136">Constructor Summary</text:span></text:span></text:p>
            </table:table-cell>
            <table:table-cell table:style-name="Table81.A1" office:value-type="string">
              <text:p text:style-name="P237"><text:span text:style-name="Page_20_Reference_20_Font"><text:span text:style-name="T137">Page</text:span></text:span></text:p>
            </table:table-cell>
          </table:table-row>
          <table:table-row table:style-name="Table81.1">
            <table:table-cell table:style-name="Table81.A2" office:value-type="string">
              <text:p text:style-name="P236"><text:a xlink:type="simple" xlink:href="file:///l%22b238" text:style-name="ListLabel_20_7" text:visited-style-name="ListLabel_20_7"><text:span text:style-name="Internet_20_link"><text:span text:style-name="T141">SecurityInfoDTO</text:span></text:span></text:a><text:span text:style-name="Code"><text:span text:style-name="T147">()</text:span></text:span></text:p>
            </table:table-cell>
            <table:table-cell table:style-name="Table81.B2" office:value-type="string">
              <text:p text:style-name="P237"><text:bookmark-ref text:reference-format="page" text:ref-name="b238">88</text:bookmark-ref></text:p>
            </table:table-cell>
          </table:table-row>
        </table:table>
        <text:p text:style-name="P235"/>
        <table:table table:name="Table82" table:style-name="Table82">
          <table:table-column table:style-name="Table82.A"/>
          <table:table-row table:style-name="Table82.1">
            <table:table-cell table:style-name="Table82.A1" office:value-type="string">
              <text:p text:style-name="P217"><text:span text:style-name="T139">Methods inherited from class org.osgi.dto.DTO</text:span></text:p>
            </table:table-cell>
          </table:table-row>
          <table:table-row table:style-name="Table82.2">
            <table:table-cell table:style-name="Table82.A2" office:value-type="string">
              <text:p text:style-name="P215"><text:span text:style-name="Code">toString</text:span></text:p>
            </table:table-cell>
          </table:table-row>
        </table:table>
        <text:p text:style-name="P277"><text:span text:style-name="T8">Field Detail</text:span></text:p>
        <text:p text:style-name="P268"><text:bookmark text:name="b232"/><text:span text:style-name="T9">securityInfoType</text:span></text:p>
        <text:p text:style-name="P207"><text:span text:style-name="Code"><text:span text:style-name="T3">public Integer </text:span></text:span><text:span text:style-name="Code"><text:span text:style-name="T32">securityInfoType</text:span></text:span></text:p>
        <text:p text:style-name="P239"/>
        <text:p text:style-name="P269"><text:bookmark text:name="b233"/><text:span text:style-name="T9">dasRequest</text:span></text:p>
        <text:p text:style-name="P207"><text:span text:style-name="Code"><text:span text:style-name="T3">public Map&lt;String,Object&gt; </text:span></text:span><text:span text:style-name="Code"><text:span text:style-name="T32">dasRequest</text:span></text:span></text:p>
        <text:p text:style-name="P239"/>
        <text:p text:style-name="P269"><text:bookmark text:name="b234"/><text:span text:style-name="T9">dasResponse</text:span></text:p>
        <text:p text:style-name="P207"><text:span text:style-name="Code"><text:span text:style-name="T3">public Map&lt;String,Object&gt; </text:span></text:span><text:span text:style-name="Code"><text:span text:style-name="T32">dasResponse</text:span></text:span></text:p>
        <text:p text:style-name="P239"/>
        <text:p text:style-name="P269"><text:bookmark text:name="b235"/><text:soft-page-break/><text:span text:style-name="T9">esprimRandObject</text:span></text:p>
        <text:p text:style-name="P207"><text:span text:style-name="Code"><text:span text:style-name="T3">public Map&lt;String,Object&gt; </text:span></text:span><text:span text:style-name="Code"><text:span text:style-name="T32">esprimRandObject</text:span></text:span></text:p>
        <text:p text:style-name="P239"/>
        <text:p text:style-name="P269"><text:bookmark text:name="b236"/><text:span text:style-name="T9">esprimObject</text:span></text:p>
        <text:p text:style-name="P207"><text:span text:style-name="Code"><text:span text:style-name="T3">public String </text:span></text:span><text:span text:style-name="Code"><text:span text:style-name="T32">esprimObject</text:span></text:span></text:p>
        <text:p text:style-name="P239"/>
        <text:p text:style-name="P269"><text:bookmark text:name="b237"/><text:span text:style-name="T9">escertkeMessage</text:span></text:p>
        <text:p text:style-name="P207"><text:span text:style-name="Code"><text:span text:style-name="T3">public byte[] </text:span></text:span><text:span text:style-name="Code"><text:span text:style-name="T32">escertkeMessage</text:span></text:span></text:p>
        <text:p text:style-name="P277"><text:span text:style-name="T8">Constructor Detail</text:span></text:p>
        <text:p text:style-name="P268"><text:bookmark text:name="b238"/><text:span text:style-name="T9">SecurityInfoDTO</text:span></text:p>
        <text:p text:style-name="P224"><text:span text:style-name="Code"><text:span text:style-name="T3">public </text:span></text:span><text:span text:style-name="Code"><text:span text:style-name="T32">SecurityInfoDTO</text:span></text:span><text:span text:style-name="Code"><text:span text:style-name="T33">()</text:span></text:span></text:p>
        <text:p text:style-name="P203"><text:bookmark text:name="b241"/><text:span text:style-name="T7">Package org.osgi.service.onem2m.introspection</text:span></text:p>
        <text:p text:style-name="P218"><text:span text:style-name="T4">This package include interfaces for providing information of data structures and checking validity.</text:span></text:p>
        <text:p text:style-name="P218"><text:span text:style-name="T5">See:</text:span></text:p>
        <text:p text:style-name="P227"><text:a xlink:type="simple" xlink:href="file:///l%22b240" text:style-name="ListLabel_20_2" text:visited-style-name="ListLabel_20_2"><text:span text:style-name="Internet_20_link"><text:span text:style-name="T139">Description</text:span></text:span></text:a></text:p>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215"><text:span text:style-name="Summary_20_Heading_20_Font"><text:span text:style-name="T136">Interface Summary</text:span></text:span></text:p>
            </table:table-cell>
            <table:covered-table-cell/>
            <table:table-cell table:style-name="Table83.A1" office:value-type="string">
              <text:p text:style-name="P216"><text:span text:style-name="Page_20_Reference_20_Font"><text:span text:style-name="T137">Page</text:span></text:span></text:p>
            </table:table-cell>
          </table:table-row>
          <table:table-row table:style-name="Table83.1">
            <table:table-cell table:style-name="Table83.A2" office:value-type="string">
              <text:p text:style-name="P215"><text:a xlink:type="simple" xlink:href="file:///l%22b247" text:style-name="ListLabel_20_1" text:visited-style-name="ListLabel_20_1"><text:span text:style-name="Internet_20_link"><text:span text:style-name="T144">FlexContainerIntrospector</text:span></text:span></text:a></text:p>
            </table:table-cell>
            <table:table-cell table:style-name="Table83.B2" office:value-type="string">
              <text:p text:style-name="P215"><text:span text:style-name="T140">FlexContainerInspector provides information of sub data structures and validity of data structure for FlexContainer Resource.</text:span></text:p>
            </table:table-cell>
            <table:table-cell table:style-name="Table83.C2" office:value-type="string">
              <text:p text:style-name="P216"><text:bookmark-ref text:reference-format="page" text:ref-name="b247">90</text:bookmark-ref></text:p>
            </table:table-cell>
          </table:table-row>
          <table:table-row table:style-name="Table83.1">
            <table:table-cell table:style-name="Table83.A3" office:value-type="string">
              <text:p text:style-name="P215"><text:a xlink:type="simple" xlink:href="file:///l%22b257" text:style-name="ListLabel_20_1" text:visited-style-name="ListLabel_20_1"><text:span text:style-name="Internet_20_link"><text:span text:style-name="T144">Introspector</text:span></text:span></text:a></text:p>
            </table:table-cell>
            <table:table-cell table:style-name="Table83.B3" office:value-type="string">
              <text:p text:style-name="P215"><text:span text:style-name="T140">Inspector provides information of sub data structures and validity of data structure of oneM2M, except FlexContainer.</text:span></text:p>
            </table:table-cell>
            <table:table-cell table:style-name="Table83.C3" office:value-type="string">
              <text:p text:style-name="P216"><text:bookmark-ref text:reference-format="page" text:ref-name="b257">92</text:bookmark-ref></text:p>
            </table:table-cell>
          </table:table-row>
        </table:table>
        <text:p text:style-name="P219"/>
        <table:table table:name="Table84" table:style-name="Table84">
          <table:table-column table:style-name="Table84.A"/>
          <table:table-column table:style-name="Table84.B"/>
          <table:table-column table:style-name="Table84.C"/>
          <table:table-row table:style-name="Table84.1">
            <table:table-cell table:style-name="Table84.A1" table:number-columns-spanned="2" office:value-type="string">
              <text:p text:style-name="P215"><text:span text:style-name="Summary_20_Heading_20_Font"><text:span text:style-name="T136">Enum Summary</text:span></text:span></text:p>
            </table:table-cell>
            <table:covered-table-cell/>
            <table:table-cell table:style-name="Table84.A1" office:value-type="string">
              <text:p text:style-name="P216"><text:span text:style-name="Page_20_Reference_20_Font"><text:span text:style-name="T137">Page</text:span></text:span></text:p>
            </table:table-cell>
          </table:table-row>
          <table:table-row table:style-name="Table84.1">
            <table:table-cell table:style-name="Table84.A2" office:value-type="string">
              <text:p text:style-name="P215"><text:a xlink:type="simple" xlink:href="file:///l%22b263" text:style-name="ListLabel_20_1" text:visited-style-name="ListLabel_20_1"><text:span text:style-name="Internet_20_link"><text:span text:style-name="T144">Optionality</text:span></text:span></text:a></text:p>
            </table:table-cell>
            <table:table-cell table:style-name="Table84.B2" office:value-type="string">
              <text:p text:style-name="P215"><text:span text:style-name="T140">Enum expressing optionality of fields.</text:span></text:p>
            </table:table-cell>
            <table:table-cell table:style-name="Table84.C2" office:value-type="string">
              <text:p text:style-name="P216"><text:bookmark-ref text:reference-format="page" text:ref-name="b263">95</text:bookmark-ref></text:p>
            </table:table-cell>
          </table:table-row>
        </table:table>
        <text:p text:style-name="P222"><text:bookmark text:name="b240"/><text:span text:style-name="T7">Package org.osgi.service.onem2m.introspection Description</text:span></text:p>
        <text:p text:style-name="P223"><text:span text:style-name="T4">This package include interfaces for providing information of data structures and checking validity.</text:span></text:p>
        <text:p text:style-name="P191"><text:bookmark text:name="b247"/><text:span text:style-name="T7">Interface FlexContainerIntrospector</text:span></text:p>
        <text:p text:style-name="P231"><text:a xlink:type="simple" xlink:href="file:///l%22b241" text:style-name="ListLabel_20_3" text:visited-style-name="ListLabel_20_3"><text:span text:style-name="Internet_20_link"><text:span text:style-name="T138">org.osgi.service.onem2m.introspection</text:span></text:span></text:a></text:p>
        <text:p text:style-name="P220"/>
        <text:p text:style-name="P240"><text:span text:style-name="Code"><text:span text:style-name="T3">public interface </text:span></text:span><text:span text:style-name="Code"><text:span text:style-name="T32">FlexContainerIntrospector</text:span></text:span></text:p>
        <text:p text:style-name="Standard"><text:span text:style-name="T4">FlexContainerInspector provides information of sub data structures and validity of data structure for FlexContainer Resource.</text:span></text:p>
        <text:p text:style-name="P234"/>
        <table:table table:name="Table85" table:style-name="Table85">
          <table:table-column table:style-name="Table85.A"/>
          <table:table-column table:style-name="Table85.B"/>
          <table:table-column table:style-name="Table85.C"/>
          <table:table-row table:style-name="Table85.1">
            <table:table-cell table:style-name="Table85.A1" table:number-columns-spanned="2" office:value-type="string">
              <text:p text:style-name="P236"><text:span text:style-name="Summary_20_Heading_20_Font"><text:span text:style-name="T136">Method Summary</text:span></text:span></text:p>
            </table:table-cell>
            <table:covered-table-cell/>
            <table:table-cell table:style-name="Table85.A1" office:value-type="string">
              <text:p text:style-name="P237"><text:span text:style-name="Page_20_Reference_20_Font"><text:span text:style-name="T137">Page</text:span></text:span></text:p>
            </table:table-cell>
          </table:table-row>
          <table:table-row table:style-name="Table85.1">
            <table:table-cell table:style-name="Table85.A2" office:value-type="string">
              <text:p text:style-name="P238"><text:span text:style-name="Code_20_Small"><text:span text:style-name="T148">String[]</text:span></text:span></text:p>
            </table:table-cell>
            <table:table-cell table:style-name="Table85.B2" office:value-type="string">
              <text:p text:style-name="P241"><text:a xlink:type="simple" xlink:href="file:///l%22b242" text:style-name="ListLabel_20_7" text:visited-style-name="ListLabel_20_7"><text:span text:style-name="Internet_20_link"><text:span text:style-name="T141">findValidationProblems</text:span></text:span></text:a><text:span text:style-name="Code"><text:span text:style-name="T147">(</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Execute Validation of Data Structure</text:span></text:p>
            </table:table-cell>
            <table:table-cell table:style-name="Table85.C2" office:value-type="string">
              <text:p text:style-name="P237"><text:bookmark-ref text:reference-format="page" text:ref-name="b242">90</text:bookmark-ref></text:p>
            </table:table-cell>
          </table:table-row>
          <table:table-row table:style-name="Table85.1">
            <table:table-cell table:style-name="Table85.A3" office:value-type="string">
              <text:p text:style-name="P238"><text:span text:style-name="Code_20_Small"><text:span text:style-name="T148">String[]</text:span></text:span></text:p>
            </table:table-cell>
            <table:table-cell table:style-name="Table85.B3" office:value-type="string">
              <text:p text:style-name="P241"><text:a xlink:type="simple" xlink:href="file:///l%22b243" text:style-name="ListLabel_20_7" text:visited-style-name="ListLabel_20_7"><text:span text:style-name="Internet_20_link"><text:span text:style-name="T141">getCustomeAttributeNames</text:span></text:span></text:a><text:span text:style-name="Code"><text:span text:style-name="T147">(String containerDefinition)</text:span></text:span></text:p>
              <text:p text:style-name="P242"><text:span text:style-name="T140">get Possible Attributes for the given resourceType.</text:span></text:p>
            </table:table-cell>
            <table:table-cell table:style-name="Table85.C3" office:value-type="string">
              <text:p text:style-name="P237"><text:bookmark-ref text:reference-format="page" text:ref-name="b243">90</text:bookmark-ref></text:p>
            </table:table-cell>
          </table:table-row>
          <table:table-row table:style-name="Table85.1">
            <table:table-cell table:style-name="Table85.A4" office:value-type="string">
              <text:p text:style-name="P238"><text:a xlink:type="simple" xlink:href="file:///l%22b263" text:style-name="ListLabel_20_8" text:visited-style-name="ListLabel_20_8"><text:span text:style-name="Internet_20_link"><text:span text:style-name="T142">Optionality</text:span></text:span></text:a></text:p>
            </table:table-cell>
            <table:table-cell table:style-name="Table85.B4" office:value-type="string">
              <text:p text:style-name="P241"><text:a xlink:type="simple" xlink:href="file:///l%22b244" text:style-name="ListLabel_20_7" text:visited-style-name="ListLabel_20_7"><text:span text:style-name="Internet_20_link"><text:span text:style-name="T141">getOptionality</text:span></text:span></text:a><text:span text:style-name="Code"><text:span text:style-name="T147">(String containerDefinition, String attributeName)</text:span></text:span></text:p>
              <text:p text:style-name="P242"><text:span text:style-name="T140">get optionality of specified attribute</text:span></text:p>
            </table:table-cell>
            <table:table-cell table:style-name="Table85.C4" office:value-type="string">
              <text:p text:style-name="P237"><text:bookmark-ref text:reference-format="page" text:ref-name="b244">90</text:bookmark-ref></text:p>
            </table:table-cell>
          </table:table-row>
          <table:table-row table:style-name="Table85.1">
            <table:table-cell table:style-name="Table85.A5" office:value-type="string">
              <text:p text:style-name="P238"><text:span text:style-name="Code_20_Small"><text:span text:style-name="T148">Object</text:span></text:span></text:p>
            </table:table-cell>
            <table:table-cell table:style-name="Table85.B5" office:value-type="string">
              <text:p text:style-name="P241"><text:a xlink:type="simple" xlink:href="file:///l%22b246" text:style-name="ListLabel_20_7" text:visited-style-name="ListLabel_20_7"><text:span text:style-name="Internet_20_link"><text:span text:style-name="T141">getTemplateObject</text:span></text:span></text:a><text:span text:style-name="Code"><text:span text:style-name="T147">(String containerDefinition, String customAttributeName)</text:span></text:span></text:p>
              <text:p text:style-name="P242"><text:span text:style-name="T140">return Typical Data Structure for Type for given attribute of resource type</text:span></text:p>
            </table:table-cell>
            <table:table-cell table:style-name="Table85.C5" office:value-type="string">
              <text:p text:style-name="P237"><text:bookmark-ref text:reference-format="page" text:ref-name="b246">91</text:bookmark-ref></text:p>
            </table:table-cell>
          </table:table-row>
          <table:table-row table:style-name="Table85.1">
            <table:table-cell table:style-name="Table85.A6" office:value-type="string">
              <text:p text:style-name="P238"><text:span text:style-name="Code_20_Small"><text:span text:style-name="T148">Class</text:span></text:span></text:p>
            </table:table-cell>
            <table:table-cell table:style-name="Table85.B6" office:value-type="string">
              <text:p text:style-name="P241"><text:a xlink:type="simple" xlink:href="file:///l%22b245" text:style-name="ListLabel_20_7" text:visited-style-name="ListLabel_20_7"><text:span text:style-name="Internet_20_link"><text:span text:style-name="T141">getType</text:span></text:span></text:a><text:span text:style-name="Code"><text:span text:style-name="T147">(String containerDefinition, String attributeName)</text:span></text:span></text:p>
              <text:p text:style-name="P242"><text:span text:style-name="T140">return Java Type for given attribute of resource type</text:span></text:p>
            </table:table-cell>
            <table:table-cell table:style-name="Table85.C6" office:value-type="string">
              <text:p text:style-name="P237"><text:bookmark-ref text:reference-format="page" text:ref-name="b245">91</text:bookmark-ref></text:p>
            </table:table-cell>
          </table:table-row>
        </table:table>
        <text:p text:style-name="P277"><text:span text:style-name="T8">Method Detail</text:span></text:p>
        <text:p text:style-name="P268"><text:bookmark text:name="b242"/><text:span text:style-name="T9">findValidationProblems</text:span></text:p>
        <text:p text:style-name="P213"><text:span text:style-name="Code"><text:span text:style-name="T3">String[] </text:span></text:span><text:span text:style-name="Code"><text:span text:style-name="T32">findValidationProblems</text:span></text:span><text:span text:style-name="Code"><text:span text:style-name="T33">(</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Execute Validation of Data Structure</text:span></text:p>
        <text:p text:style-name="P229"><text:span text:style-name="T5">Returns:</text:span></text:p>
        <text:p text:style-name="P243"><text:span text:style-name="T4">array of problems</text:span></text:p>
        <text:p text:style-name="P239"/>
        <text:p text:style-name="P269"><text:bookmark text:name="b243"/><text:span text:style-name="T9">getCustomeAttributeNames</text:span></text:p>
        <text:p text:style-name="P213"><text:span text:style-name="Code"><text:span text:style-name="T3">String[] </text:span></text:span><text:span text:style-name="Code"><text:span text:style-name="T32">getCustomeAttributeNames</text:span></text:span><text:span text:style-name="Code"><text:span text:style-name="T33">(String containerDefinition)</text:span></text:span></text:p>
        <text:p text:style-name="P227"><text:span text:style-name="T4">get Possible Attributes for the given resourceType.</text:span></text:p>
        <text:p text:style-name="P229"><text:span text:style-name="T5">Returns:</text:span></text:p>
        <text:p text:style-name="P243"><text:span text:style-name="T4">array of Possible Attributes</text:span></text:p>
        <text:p text:style-name="P239"/>
        <text:p text:style-name="P269"><text:bookmark text:name="b244"/><text:span text:style-name="T9">getOptionality</text:span></text:p>
        <text:p text:style-name="P213"><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getOptionality</text:span></text:span><text:span text:style-name="Code"><text:span text:style-name="T33">(String containerDefinition,</text:span></text:span><text:line-break/><text:span text:style-name="Code"><text:span text:style-name="T33">                           String attributeName)</text:span></text:span></text:p>
        <text:p text:style-name="P227"><text:span text:style-name="T4">get optionality of specified attribute</text:span></text:p>
        <text:p text:style-name="P229"><text:soft-page-break/><text:span text:style-name="T5">Parameters:</text:span></text:p>
        <text:p text:style-name="P243"><text:span text:style-name="Code"><text:span text:style-name="T3">containerDefinition</text:span></text:span><text:span text:style-name="Default_20_Paragraph_20_Font"><text:span text:style-name="T4"> - container definition</text:span></text:span></text:p>
        <text:p text:style-name="P243"><text:span text:style-name="Code"><text:span text:style-name="T3">attributeName</text:span></text:span><text:span text:style-name="Default_20_Paragraph_20_Font"><text:span text:style-name="T4"> - attribute name</text:span></text:span></text:p>
        <text:p text:style-name="P229"><text:span text:style-name="T5">Returns:</text:span></text:p>
        <text:p text:style-name="P243"><text:span text:style-name="T4">optionality of the attribute</text:span></text:p>
        <text:p text:style-name="P239"/>
        <text:p text:style-name="P269"><text:bookmark text:name="b245"/><text:span text:style-name="T9">getType</text:span></text:p>
        <text:p text:style-name="P213"><text:span text:style-name="Code"><text:span text:style-name="T3">Class </text:span></text:span><text:span text:style-name="Code"><text:span text:style-name="T32">getType</text:span></text:span><text:span text:style-name="Code"><text:span text:style-name="T33">(String containerDefinition,</text:span></text:span><text:line-break/><text:span text:style-name="Code"><text:span text:style-name="T33">              String attributeName)</text:span></text:span></text:p>
        <text:p text:style-name="P227"><text:span text:style-name="T4">return Java Type for given attribute of resource type</text:span></text:p>
        <text:p text:style-name="P229"><text:span text:style-name="T5">Parameters:</text:span></text:p>
        <text:p text:style-name="P243"><text:span text:style-name="Code"><text:span text:style-name="T3">containerDefinition</text:span></text:span><text:span text:style-name="Default_20_Paragraph_20_Font"><text:span text:style-name="T4"> - container definition of flexContainer</text:span></text:span></text:p>
        <text:p text:style-name="P243"><text:span text:style-name="Code"><text:span text:style-name="T3">attributeName</text:span></text:span><text:span text:style-name="Default_20_Paragraph_20_Font"><text:span text:style-name="T4"> - attribute name</text:span></text:span></text:p>
        <text:p text:style-name="P229"><text:span text:style-name="T5">Returns:</text:span></text:p>
        <text:p text:style-name="P243"><text:span text:style-name="T4">expected class for the specified attribute</text:span></text:p>
        <text:p text:style-name="P239"/>
        <text:p text:style-name="P269"><text:bookmark text:name="b246"/><text:span text:style-name="T9">getTemplateObject</text:span></text:p>
        <text:p text:style-name="P213"><text:span text:style-name="Code"><text:span text:style-name="T3">Object </text:span></text:span><text:span text:style-name="Code"><text:span text:style-name="T32">getTemplateObject</text:span></text:span><text:span text:style-name="Code"><text:span text:style-name="T33">(String containerDefinition,</text:span></text:span><text:line-break/><text:span text:style-name="Code"><text:span text:style-name="T33">                         String customAttributeName)</text:span></text:span></text:p>
        <text:p text:style-name="P227"><text:span text:style-name="T4">return Typical Data Structure for Type for given attribute of resource type</text:span></text:p>
        <text:p text:style-name="P229"><text:span text:style-name="T5">Parameters:</text:span></text:p>
        <text:p text:style-name="P243"><text:span text:style-name="Code"><text:span text:style-name="T3">containerDefinition</text:span></text:span><text:span text:style-name="Default_20_Paragraph_20_Font"><text:span text:style-name="T4"> - container definition of flexContainer</text:span></text:span></text:p>
        <text:p text:style-name="P229"><text:span text:style-name="T5">Returns:</text:span></text:p>
        <text:p text:style-name="P244"><text:span text:style-name="T4">Template Object</text:span></text:p>
        <text:p text:style-name="P192"><text:bookmark text:name="b257"/><text:span text:style-name="T7">Interface Introspector</text:span></text:p>
        <text:p text:style-name="P231"><text:a xlink:type="simple" xlink:href="file:///l%22b241" text:style-name="ListLabel_20_3" text:visited-style-name="ListLabel_20_3"><text:span text:style-name="Internet_20_link"><text:span text:style-name="T138">org.osgi.service.onem2m.introspection</text:span></text:span></text:a></text:p>
        <text:p text:style-name="P220"/>
        <text:p text:style-name="P240"><text:span text:style-name="Code"><text:span text:style-name="T3">public interface </text:span></text:span><text:span text:style-name="Code"><text:span text:style-name="T32">Introspector</text:span></text:span></text:p>
        <text:p text:style-name="Standard"><text:span text:style-name="T4">Inspector provides information of sub data structures and validity of data structure of oneM2M, except FlexContainer.</text:span></text:p>
        <text:p text:style-name="P234"/>
        <table:table table:name="Table86" table:style-name="Table86">
          <table:table-column table:style-name="Table86.A"/>
          <table:table-column table:style-name="Table86.B"/>
          <table:table-column table:style-name="Table86.C"/>
          <table:table-row table:style-name="Table86.1">
            <table:table-cell table:style-name="Table86.A1" table:number-columns-spanned="2" office:value-type="string">
              <text:p text:style-name="P236"><text:span text:style-name="Summary_20_Heading_20_Font"><text:span text:style-name="T136">Method Summary</text:span></text:span></text:p>
            </table:table-cell>
            <table:covered-table-cell/>
            <table:table-cell table:style-name="Table86.A1" office:value-type="string">
              <text:p text:style-name="P237"><text:span text:style-name="Page_20_Reference_20_Font"><text:span text:style-name="T137">Page</text:span></text:span></text:p>
            </table:table-cell>
          </table:table-row>
          <table:table-row table:style-name="Table86.1">
            <table:table-cell table:style-name="Table86.A2" office:value-type="string">
              <text:p text:style-name="P238"><text:span text:style-name="Code_20_Small"><text:span text:style-name="T148">String[]</text:span></text:span></text:p>
            </table:table-cell>
            <table:table-cell table:style-name="Table86.B2" office:value-type="string">
              <text:p text:style-name="P241"><text:a xlink:type="simple" xlink:href="file:///l%22b249" text:style-name="ListLabel_20_7" text:visited-style-name="ListLabel_20_7"><text:span text:style-name="Internet_20_link"><text:span text:style-name="T141">findValidationProblems</text:span></text:span></text:a><text:span text:style-name="Code"><text:span text:style-name="T147">(</text:span></text:span><text:a xlink:type="simple" xlink:href="file:///l%22b156" text:style-name="ListLabel_20_9" text:visited-style-name="ListLabel_20_9"><text:span text:style-name="Internet_20_link"><text:span text:style-name="T143">RequestPrimitiveDTO</text:span></text:span></text:a><text:span text:style-name="Code"><text:span text:style-name="T147"> req)</text:span></text:span></text:p>
              <text:p text:style-name="P242"><text:span text:style-name="T140">execute Validation of Data Structure</text:span></text:p>
            </table:table-cell>
            <table:table-cell table:style-name="Table86.C2" office:value-type="string">
              <text:p text:style-name="P237"><text:bookmark-ref text:reference-format="page" text:ref-name="b249">92</text:bookmark-ref></text:p>
            </table:table-cell>
          </table:table-row>
          <table:table-row table:style-name="Table86.1">
            <table:table-cell table:style-name="Table86.A3" office:value-type="string">
              <text:p text:style-name="P238"><text:span text:style-name="Code_20_Small"><text:span text:style-name="T148">String[]</text:span></text:span></text:p>
            </table:table-cell>
            <table:table-cell table:style-name="Table86.B3" office:value-type="string">
              <text:p text:style-name="P241"><text:a xlink:type="simple" xlink:href="file:///l%22b248" text:style-name="ListLabel_20_7" text:visited-style-name="ListLabel_20_7"><text:span text:style-name="Internet_20_link"><text:span text:style-name="T141">findValidationProblems</text:span></text:span></text:a><text:span text:style-name="Code"><text:span text:style-name="T147">(</text:span></text:span><text:a xlink:type="simple" xlink:href="file:///l%22b214" text:style-name="ListLabel_20_9" text:visited-style-name="ListLabel_20_9"><text:span text:style-name="Internet_20_link"><text:span text:style-name="T143">ResponsePrimitiveDTO</text:span></text:span></text:a><text:span text:style-name="Code"><text:span text:style-name="T147"> resp)</text:span></text:span></text:p>
              <text:p text:style-name="P242"><text:span text:style-name="T140">execute Validation of Data Structure</text:span></text:p>
            </table:table-cell>
            <table:table-cell table:style-name="Table86.C3" office:value-type="string">
              <text:p text:style-name="P237"><text:bookmark-ref text:reference-format="page" text:ref-name="b248">92</text:bookmark-ref></text:p>
            </table:table-cell>
          </table:table-row>
          <table:table-row table:style-name="Table86.1">
            <table:table-cell table:style-name="Table86.A4" office:value-type="string">
              <text:p text:style-name="P238"><text:span text:style-name="Code_20_Small"><text:span text:style-name="T148">String[]</text:span></text:span></text:p>
            </table:table-cell>
            <table:table-cell table:style-name="Table86.B4" office:value-type="string">
              <text:p text:style-name="P241"><text:a xlink:type="simple" xlink:href="file:///l%22b250" text:style-name="ListLabel_20_7" text:visited-style-name="ListLabel_20_7"><text:span text:style-name="Internet_20_link"><text:span text:style-name="T141">findValidationProblemsForCreate</text:span></text:span></text:a><text:span text:style-name="Code"><text:span text:style-name="T147">(</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execute Validation of Data Structure</text:span></text:p>
            </table:table-cell>
            <table:table-cell table:style-name="Table86.C4" office:value-type="string">
              <text:p text:style-name="P237"><text:bookmark-ref text:reference-format="page" text:ref-name="b250">93</text:bookmark-ref></text:p>
            </table:table-cell>
          </table:table-row>
          <table:table-row table:style-name="Table86.1">
            <table:table-cell table:style-name="Table86.A5" office:value-type="string">
              <text:p text:style-name="P238"><text:span text:style-name="Code_20_Small"><text:span text:style-name="T148">String[]</text:span></text:span></text:p>
            </table:table-cell>
            <table:table-cell table:style-name="Table86.B5" office:value-type="string">
              <text:p text:style-name="P241"><text:a xlink:type="simple" xlink:href="file:///l%22b251" text:style-name="ListLabel_20_7" text:visited-style-name="ListLabel_20_7"><text:span text:style-name="Internet_20_link"><text:span text:style-name="T141">findValidationProblemsForUpdate</text:span></text:span></text:a><text:span text:style-name="Code"><text:span text:style-name="T147">(</text:span></text:span><text:a xlink:type="simple" xlink:href="file:///l%22b194" text:style-name="ListLabel_20_9" text:visited-style-name="ListLabel_20_9"><text:span text:style-name="Internet_20_link"><text:span text:style-name="T143">ResourceDTO</text:span></text:span></text:a><text:span text:style-name="Code"><text:span text:style-name="T147"> resource)</text:span></text:span></text:p>
              <text:p text:style-name="P242"><text:span text:style-name="T140">execute Validation of Data Structure</text:span></text:p>
            </table:table-cell>
            <table:table-cell table:style-name="Table86.C5" office:value-type="string">
              <text:p text:style-name="P237"><text:bookmark-ref text:reference-format="page" text:ref-name="b251">93</text:bookmark-ref></text:p>
            </table:table-cell>
          </table:table-row>
          <table:table-row table:style-name="Table86.1">
            <table:table-cell table:style-name="Table86.A6" office:value-type="string">
              <text:p text:style-name="P238"><text:span text:style-name="Code_20_Small"><text:span text:style-name="T148">String[]</text:span></text:span></text:p>
            </table:table-cell>
            <table:table-cell table:style-name="Table86.B6" office:value-type="string">
              <text:p text:style-name="P241"><text:a xlink:type="simple" xlink:href="file:///l%22b252" text:style-name="ListLabel_20_7" text:visited-style-name="ListLabel_20_7"><text:span text:style-name="Internet_20_link"><text:span text:style-name="T141">getAttributeNames</text:span></text:span></text:a><text:span text:style-name="Code"><text:span text:style-name="T147">(int resourceType)</text:span></text:span></text:p>
              <text:p text:style-name="P242"><text:span text:style-name="T140">get Possible Attributes for specified resourceType.</text:span></text:p>
            </table:table-cell>
            <table:table-cell table:style-name="Table86.C6" office:value-type="string">
              <text:p text:style-name="P237"><text:bookmark-ref text:reference-format="page" text:ref-name="b252">93</text:bookmark-ref></text:p>
            </table:table-cell>
          </table:table-row>
          <table:table-row table:style-name="Table86.1">
            <table:table-cell table:style-name="Table86.A7" office:value-type="string">
              <text:p text:style-name="P238"><text:a xlink:type="simple" xlink:href="file:///l%22b263" text:style-name="ListLabel_20_8" text:visited-style-name="ListLabel_20_8"><text:span text:style-name="Internet_20_link"><text:span text:style-name="T142">Optionality</text:span></text:span></text:a></text:p>
            </table:table-cell>
            <table:table-cell table:style-name="Table86.B7" office:value-type="string">
              <text:p text:style-name="P241"><text:a xlink:type="simple" xlink:href="file:///l%22b253" text:style-name="ListLabel_20_7" text:visited-style-name="ListLabel_20_7"><text:span text:style-name="Internet_20_link"><text:span text:style-name="T141">getOptionalityForCreate</text:span></text:span></text:a><text:span text:style-name="Code"><text:span text:style-name="T147">(int resourceType, String attributeName)</text:span></text:span></text:p>
              <text:p text:style-name="P242"><text:span text:style-name="T140">get Optionality of specified attribute in create operation.</text:span></text:p>
            </table:table-cell>
            <table:table-cell table:style-name="Table86.C7" office:value-type="string">
              <text:p text:style-name="P237"><text:bookmark-ref text:reference-format="page" text:ref-name="b253">93</text:bookmark-ref></text:p>
            </table:table-cell>
          </table:table-row>
          <table:table-row table:style-name="Table86.1">
            <table:table-cell table:style-name="Table86.A8" office:value-type="string">
              <text:p text:style-name="P238"><text:a xlink:type="simple" xlink:href="file:///l%22b263" text:style-name="ListLabel_20_8" text:visited-style-name="ListLabel_20_8"><text:span text:style-name="Internet_20_link"><text:span text:style-name="T142">Optionality</text:span></text:span></text:a></text:p>
            </table:table-cell>
            <table:table-cell table:style-name="Table86.B8" office:value-type="string">
              <text:p text:style-name="P241"><text:a xlink:type="simple" xlink:href="file:///l%22b254" text:style-name="ListLabel_20_7" text:visited-style-name="ListLabel_20_7"><text:span text:style-name="Internet_20_link"><text:span text:style-name="T141">getOptionalityForUpdate</text:span></text:span></text:a><text:span text:style-name="Code"><text:span text:style-name="T147">(int resourceType, String attributeName)</text:span></text:span></text:p>
              <text:p text:style-name="P242"><text:span text:style-name="T140">get Optionality of specified attribute in update operation.</text:span></text:p>
            </table:table-cell>
            <table:table-cell table:style-name="Table86.C8" office:value-type="string">
              <text:p text:style-name="P237"><text:bookmark-ref text:reference-format="page" text:ref-name="b254">93</text:bookmark-ref></text:p>
            </table:table-cell>
          </table:table-row>
          <table:table-row table:style-name="Table86.1">
            <table:table-cell table:style-name="Table86.A9" office:value-type="string">
              <text:p text:style-name="P238"><text:span text:style-name="Code_20_Small"><text:span text:style-name="T148">Object</text:span></text:span></text:p>
            </table:table-cell>
            <table:table-cell table:style-name="Table86.B9" office:value-type="string">
              <text:p text:style-name="P241"><text:a xlink:type="simple" xlink:href="file:///l%22b256" text:style-name="ListLabel_20_7" text:visited-style-name="ListLabel_20_7"><text:span text:style-name="Internet_20_link"><text:span text:style-name="T141">getTemplateObject</text:span></text:span></text:a><text:span text:style-name="Code"><text:span text:style-name="T147">(int resourceType, String Attribute)</text:span></text:span></text:p>
              <text:p text:style-name="P242"><text:span text:style-name="T140">return Typical Data Structure for Type of specified attribute of resource type</text:span></text:p>
            </table:table-cell>
            <table:table-cell table:style-name="Table86.C9" office:value-type="string">
              <text:p text:style-name="P237"><text:bookmark-ref text:reference-format="page" text:ref-name="b256">94</text:bookmark-ref></text:p>
            </table:table-cell>
          </table:table-row>
          <table:table-row table:style-name="Table86.1">
            <table:table-cell table:style-name="Table86.A10" office:value-type="string">
              <text:p text:style-name="P238"><text:span text:style-name="Code_20_Small"><text:span text:style-name="T148">Class</text:span></text:span></text:p>
            </table:table-cell>
            <table:table-cell table:style-name="Table86.B10" office:value-type="string">
              <text:p text:style-name="P241"><text:a xlink:type="simple" xlink:href="file:///l%22b255" text:style-name="ListLabel_20_7" text:visited-style-name="ListLabel_20_7"><text:span text:style-name="Internet_20_link"><text:span text:style-name="T141">getType</text:span></text:span></text:a><text:span text:style-name="Code"><text:span text:style-name="T147">(int resourceType, String attributeName)</text:span></text:span></text:p>
              <text:p text:style-name="P242"><text:span text:style-name="T140">return Java Type for given attribute of resource type</text:span></text:p>
            </table:table-cell>
            <table:table-cell table:style-name="Table86.C10" office:value-type="string">
              <text:p text:style-name="P237"><text:bookmark-ref text:reference-format="page" text:ref-name="b255">94</text:bookmark-ref></text:p>
            </table:table-cell>
          </table:table-row>
        </table:table>
        <text:p text:style-name="P277"><text:span text:style-name="T8">Method Detail</text:span></text:p>
        <text:p text:style-name="P268"><text:bookmark text:name="b248"/><text:span text:style-name="T9">findValidationProblems</text:span></text:p>
        <text:p text:style-name="P213"><text:span text:style-name="Code"><text:span text:style-name="T3">String[] </text:span></text:span><text:span text:style-name="Code"><text:span text:style-name="T32">findValidationProblems</text:span></text:span><text:span text:style-name="Code"><text:span text:style-name="T33">(</text:span></text:span><text:a xlink:type="simple" xlink:href="file:///l%22b214" text:style-name="ListLabel_20_10" text:visited-style-name="ListLabel_20_10"><text:span text:style-name="Internet_20_link"><text:span text:style-name="T150">ResponsePrimitiveDTO</text:span></text:span></text:a><text:span text:style-name="Code"><text:span text:style-name="T33"> resp)</text:span></text:span></text:p>
        <text:p text:style-name="P227"><text:span text:style-name="T4">execute Validation of Data Structure</text:span></text:p>
        <text:p text:style-name="P229"><text:span text:style-name="T5">Returns:</text:span></text:p>
        <text:p text:style-name="P243"><text:span text:style-name="T4">array of problems</text:span></text:p>
        <text:p text:style-name="P239"/>
        <text:p text:style-name="P269"><text:bookmark text:name="b249"/><text:span text:style-name="T9">findValidationProblems</text:span></text:p>
        <text:p text:style-name="P213"><text:span text:style-name="Code"><text:span text:style-name="T3">String[] </text:span></text:span><text:span text:style-name="Code"><text:span text:style-name="T32">findValidationProblems</text:span></text:span><text:span text:style-name="Code"><text:span text:style-name="T33">(</text:span></text:span><text:a xlink:type="simple" xlink:href="file:///l%22b156" text:style-name="ListLabel_20_10" text:visited-style-name="ListLabel_20_10"><text:span text:style-name="Internet_20_link"><text:span text:style-name="T150">RequestPrimitiveDTO</text:span></text:span></text:a><text:span text:style-name="Code"><text:span text:style-name="T33"> req)</text:span></text:span></text:p>
        <text:p text:style-name="P227"><text:span text:style-name="T4">execute Validation of Data Structure</text:span></text:p>
        <text:p text:style-name="P229"><text:span text:style-name="T5">Returns:</text:span></text:p>
        <text:p text:style-name="P243"><text:span text:style-name="T4">array of problems</text:span></text:p>
        <text:p text:style-name="P239"><text:soft-page-break/></text:p>
        <text:p text:style-name="P269"><text:bookmark text:name="b250"/><text:span text:style-name="T9">findValidationProblemsForCreate</text:span></text:p>
        <text:p text:style-name="P213"><text:span text:style-name="Code"><text:span text:style-name="T3">String[] </text:span></text:span><text:span text:style-name="Code"><text:span text:style-name="T32">findValidationProblemsForCreate</text:span></text:span><text:span text:style-name="Code"><text:span text:style-name="T33">(</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execute Validation of Data Structure</text:span></text:p>
        <text:p text:style-name="P229"><text:span text:style-name="T5">Returns:</text:span></text:p>
        <text:p text:style-name="P243"><text:span text:style-name="T4">array of problems</text:span></text:p>
        <text:p text:style-name="P239"/>
        <text:p text:style-name="P269"><text:bookmark text:name="b251"/><text:span text:style-name="T9">findValidationProblemsForUpdate</text:span></text:p>
        <text:p text:style-name="P213"><text:span text:style-name="Code"><text:span text:style-name="T3">String[] </text:span></text:span><text:span text:style-name="Code"><text:span text:style-name="T32">findValidationProblemsForUpdate</text:span></text:span><text:span text:style-name="Code"><text:span text:style-name="T33">(</text:span></text:span><text:a xlink:type="simple" xlink:href="file:///l%22b194" text:style-name="ListLabel_20_10" text:visited-style-name="ListLabel_20_10"><text:span text:style-name="Internet_20_link"><text:span text:style-name="T150">ResourceDTO</text:span></text:span></text:a><text:span text:style-name="Code"><text:span text:style-name="T33"> resource)</text:span></text:span></text:p>
        <text:p text:style-name="P227"><text:span text:style-name="T4">execute Validation of Data Structure</text:span></text:p>
        <text:p text:style-name="P229"><text:span text:style-name="T5">Returns:</text:span></text:p>
        <text:p text:style-name="P243"><text:span text:style-name="T4">array of problems</text:span></text:p>
        <text:p text:style-name="P239"/>
        <text:p text:style-name="P269"><text:bookmark text:name="b252"/><text:span text:style-name="T9">getAttributeNames</text:span></text:p>
        <text:p text:style-name="P213"><text:span text:style-name="Code"><text:span text:style-name="T3">String[] </text:span></text:span><text:span text:style-name="Code"><text:span text:style-name="T32">getAttributeNames</text:span></text:span><text:span text:style-name="Code"><text:span text:style-name="T33">(int resourceType)</text:span></text:span></text:p>
        <text:p text:style-name="P227"><text:span text:style-name="T4">get Possible Attributes for specified resourceType.</text:span></text:p>
        <text:p text:style-name="P229"><text:span text:style-name="T5">Returns:</text:span></text:p>
        <text:p text:style-name="P243"><text:span text:style-name="T4">array of Possible Attribute Names</text:span></text:p>
        <text:p text:style-name="P239"/>
        <text:p text:style-name="P269"><text:bookmark text:name="b253"/><text:span text:style-name="T9">getOptionalityForCreate</text:span></text:p>
        <text:p text:style-name="P213"><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getOptionalityForCreate</text:span></text:span><text:span text:style-name="Code"><text:span text:style-name="T33">(int resourceType,</text:span></text:span><text:line-break/><text:span text:style-name="Code"><text:span text:style-name="T33">                                    String attributeName)</text:span></text:span></text:p>
        <text:p text:style-name="P227"><text:span text:style-name="T4">get Optionality of specified attribute in create operation.</text:span></text:p>
        <text:p text:style-name="P229"><text:span text:style-name="T5">Parameters:</text:span></text:p>
        <text:p text:style-name="P243"><text:span text:style-name="Code"><text:span text:style-name="T3">resourceType</text:span></text:span><text:span text:style-name="Default_20_Paragraph_20_Font"><text:span text:style-name="T4"> - resource type</text:span></text:span></text:p>
        <text:p text:style-name="P243"><text:span text:style-name="Code"><text:span text:style-name="T3">attributeName</text:span></text:span><text:span text:style-name="Default_20_Paragraph_20_Font"><text:span text:style-name="T4"> - attribute Name</text:span></text:span></text:p>
        <text:p text:style-name="P229"><text:span text:style-name="T5">Returns:</text:span></text:p>
        <text:p text:style-name="P243"><text:span text:style-name="T4">Optionality</text:span></text:p>
        <text:p text:style-name="P239"/>
        <text:p text:style-name="P269"><text:bookmark text:name="b254"/><text:span text:style-name="T9">getOptionalityForUpdate</text:span></text:p>
        <text:p text:style-name="P213"><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getOptionalityForUpdate</text:span></text:span><text:span text:style-name="Code"><text:span text:style-name="T33">(int resourceType,</text:span></text:span><text:line-break/><text:span text:style-name="Code"><text:span text:style-name="T33">                                    String attributeName)</text:span></text:span></text:p>
        <text:p text:style-name="P227"><text:span text:style-name="T4">get Optionality of specified attribute in update operation.</text:span></text:p>
        <text:p text:style-name="P229"><text:span text:style-name="T5">Parameters:</text:span></text:p>
        <text:p text:style-name="P243"><text:span text:style-name="Code"><text:span text:style-name="T3">resourceType</text:span></text:span><text:span text:style-name="Default_20_Paragraph_20_Font"><text:span text:style-name="T4"> - resource type</text:span></text:span></text:p>
        <text:p text:style-name="P243"><text:soft-page-break/><text:span text:style-name="Code"><text:span text:style-name="T3">attributeName</text:span></text:span><text:span text:style-name="Default_20_Paragraph_20_Font"><text:span text:style-name="T4"> - attribute Name</text:span></text:span></text:p>
        <text:p text:style-name="P229"><text:span text:style-name="T5">Returns:</text:span></text:p>
        <text:p text:style-name="P243"><text:span text:style-name="T4">Optionality</text:span></text:p>
        <text:p text:style-name="P239"/>
        <text:p text:style-name="P269"><text:bookmark text:name="b255"/><text:span text:style-name="T9">getType</text:span></text:p>
        <text:p text:style-name="P213"><text:span text:style-name="Code"><text:span text:style-name="T3">Class </text:span></text:span><text:span text:style-name="Code"><text:span text:style-name="T32">getType</text:span></text:span><text:span text:style-name="Code"><text:span text:style-name="T33">(int resourceType,</text:span></text:span><text:line-break/><text:span text:style-name="Code"><text:span text:style-name="T33">              String attributeName)</text:span></text:span></text:p>
        <text:p text:style-name="P227"><text:span text:style-name="T4">return Java Type for given attribute of resource type</text:span></text:p>
        <text:p text:style-name="P229"><text:span text:style-name="T5">Parameters:</text:span></text:p>
        <text:p text:style-name="P243"><text:span text:style-name="Code"><text:span text:style-name="T3">resourceType</text:span></text:span><text:span text:style-name="Default_20_Paragraph_20_Font"><text:span text:style-name="T4"> - resource type</text:span></text:span></text:p>
        <text:p text:style-name="P243"><text:span text:style-name="Code"><text:span text:style-name="T3">attributeName</text:span></text:span><text:span text:style-name="Default_20_Paragraph_20_Font"><text:span text:style-name="T4"> - attribute Name</text:span></text:span></text:p>
        <text:p text:style-name="P229"><text:span text:style-name="T5">Returns:</text:span></text:p>
        <text:p text:style-name="P243"><text:span text:style-name="T4">expected class for the specified attribute</text:span></text:p>
        <text:p text:style-name="P239"/>
        <text:p text:style-name="P269"><text:bookmark text:name="b256"/><text:span text:style-name="T9">getTemplateObject</text:span></text:p>
        <text:p text:style-name="P213"><text:span text:style-name="Code"><text:span text:style-name="T3">Object </text:span></text:span><text:span text:style-name="Code"><text:span text:style-name="T32">getTemplateObject</text:span></text:span><text:span text:style-name="Code"><text:span text:style-name="T33">(int resourceType,</text:span></text:span><text:line-break/><text:span text:style-name="Code"><text:span text:style-name="T33">                         String Attribute)</text:span></text:span></text:p>
        <text:p text:style-name="P227"><text:span text:style-name="T4">return Typical Data Structure for Type of specified attribute of resource type</text:span></text:p>
        <text:p text:style-name="P229"><text:span text:style-name="T5">Returns:</text:span></text:p>
        <text:p text:style-name="P244"><text:span text:style-name="T4">Template Object</text:span></text:p>
        <text:p text:style-name="P193"><text:bookmark text:name="b263"/><text:span text:style-name="T7">Enum Optionality</text:span></text:p>
        <text:p text:style-name="P231"><text:a xlink:type="simple" xlink:href="file:///l%22b241" text:style-name="ListLabel_20_3" text:visited-style-name="ListLabel_20_3"><text:span text:style-name="Internet_20_link"><text:span text:style-name="T138">org.osgi.service.onem2m.introspection</text:span></text:span></text:a></text:p>
        <text:p text:style-name="P221"><text:span text:style-name="Code"><text:span text:style-name="T3">java.lang.Object</text:span></text:span></text:p>
        <text:p text:style-name="P232"><text:span text:style-name="Code"><text:span text:style-name="T3">  </text:span></text:span><draw:frame draw:style-name="fr3" draw:name="Image53" text:anchor-type="as-char" svg:width="0.397cm" svg:height="0.37cm" draw:z-index="87"><draw:image xlink:href="Pictures/100002000000000F0000000ED3A4069C610A9F54.png" xlink:type="simple" xlink:show="embed" xlink:actuate="onLoad" loext:mime-type="image/png"/></draw:frame><text:span text:style-name="Code"><text:span text:style-name="T3">java.lang.Enum&lt;</text:span></text:span><text:a xlink:type="simple" xlink:href="file:///l%22b263" text:style-name="ListLabel_20_5" text:visited-style-name="ListLabel_20_5"><text:span text:style-name="Internet_20_link"><text:span text:style-name="T149">Optionality</text:span></text:span></text:a><text:span text:style-name="Code"><text:span text:style-name="T3">&gt;</text:span></text:span></text:p>
        <text:p text:style-name="P207"><text:span text:style-name="Code"><text:span text:style-name="T3">      </text:span></text:span><draw:frame draw:style-name="fr3" draw:name="Image54" text:anchor-type="as-char" svg:width="0.397cm" svg:height="0.37cm" draw:z-index="88"><draw:image xlink:href="Pictures/100002000000000F0000000ED3A4069C610A9F54.png" xlink:type="simple" xlink:show="embed" xlink:actuate="onLoad" loext:mime-type="image/png"/></draw:frame><text:span text:style-name="Code"><text:span text:style-name="T32">org.osgi.service.onem2m.introspection.Optionality</text:span></text:span></text:p>
        <text:p text:style-name="List_20_Heading"><text:span text:style-name="T5">All Implemented Interfaces:</text:span></text:p>
        <text:p text:style-name="P228"><text:span text:style-name="T4">Comparable&lt;</text:span><text:a xlink:type="simple" xlink:href="file:///l%22b263" text:style-name="ListLabel_20_4" text:visited-style-name="ListLabel_20_4"><text:span text:style-name="Internet_20_link"><text:span text:style-name="T140">Optionality</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Optionality</text:span></text:span></text:p>
        <text:p text:style-name="P213"><text:span text:style-name="Code"><text:span text:style-name="T3">extends Enum&lt;</text:span></text:span><text:a xlink:type="simple" xlink:href="file:///l%22b263" text:style-name="ListLabel_20_5" text:visited-style-name="ListLabel_20_5"><text:span text:style-name="Internet_20_link"><text:span text:style-name="T149">Optionality</text:span></text:span></text:a><text:span text:style-name="Code"><text:span text:style-name="T3">&gt;</text:span></text:span></text:p>
        <text:p text:style-name="Standard"><text:span text:style-name="T4">Enum expressing optionality of fields.</text:span></text:p>
        <text:p text:style-name="P234"/>
        <table:table table:name="Table87" table:style-name="Table87">
          <table:table-column table:style-name="Table87.A"/>
          <table:table-column table:style-name="Table87.B"/>
          <table:table-row table:style-name="Table87.1">
            <table:table-cell table:style-name="Table87.A1" office:value-type="string">
              <text:p text:style-name="P236"><text:span text:style-name="Summary_20_Heading_20_Font"><text:span text:style-name="T136">Enum Constant Summary</text:span></text:span></text:p>
            </table:table-cell>
            <table:table-cell table:style-name="Table87.A1" office:value-type="string">
              <text:p text:style-name="P237"><text:span text:style-name="Page_20_Reference_20_Font"><text:span text:style-name="T137">Page</text:span></text:span></text:p>
            </table:table-cell>
          </table:table-row>
          <table:table-row table:style-name="Table87.1">
            <table:table-cell table:style-name="Table87.A2" office:value-type="string">
              <text:p text:style-name="P236"><text:a xlink:type="simple" xlink:href="file:///l%22b258" text:style-name="ListLabel_20_7" text:visited-style-name="ListLabel_20_7"><text:span text:style-name="Internet_20_link"><text:span text:style-name="T141">Mandatory</text:span></text:span></text:a></text:p>
            </table:table-cell>
            <table:table-cell table:style-name="Table87.B2" office:value-type="string">
              <text:p text:style-name="P237"><text:bookmark-ref text:reference-format="page" text:ref-name="b258">95</text:bookmark-ref></text:p>
            </table:table-cell>
          </table:table-row>
          <table:table-row table:style-name="Table87.1">
            <table:table-cell table:style-name="Table87.A3" office:value-type="string">
              <text:p text:style-name="P236"><text:a xlink:type="simple" xlink:href="file:///l%22b260" text:style-name="ListLabel_20_7" text:visited-style-name="ListLabel_20_7"><text:span text:style-name="Internet_20_link"><text:span text:style-name="T141">NotPresent</text:span></text:span></text:a></text:p>
            </table:table-cell>
            <table:table-cell table:style-name="Table87.B3" office:value-type="string">
              <text:p text:style-name="P237"><text:bookmark-ref text:reference-format="page" text:ref-name="b260">95</text:bookmark-ref></text:p>
            </table:table-cell>
          </table:table-row>
          <table:table-row table:style-name="Table87.1">
            <table:table-cell table:style-name="Table87.A4" office:value-type="string">
              <text:p text:style-name="P236"><text:a xlink:type="simple" xlink:href="file:///l%22b259" text:style-name="ListLabel_20_7" text:visited-style-name="ListLabel_20_7"><text:span text:style-name="Internet_20_link"><text:span text:style-name="T141">Optional</text:span></text:span></text:a></text:p>
            </table:table-cell>
            <table:table-cell table:style-name="Table87.B4" office:value-type="string">
              <text:p text:style-name="P237"><text:bookmark-ref text:reference-format="page" text:ref-name="b259">95</text:bookmark-ref></text:p>
            </table:table-cell>
          </table:table-row>
        </table:table>
        <text:p text:style-name="P235"/>
        <table:table table:name="Table88" table:style-name="Table88">
          <table:table-column table:style-name="Table88.A"/>
          <table:table-column table:style-name="Table88.B"/>
          <table:table-column table:style-name="Table88.C"/>
          <table:table-row table:style-name="Table88.1">
            <table:table-cell table:style-name="Table88.A1" table:number-columns-spanned="2" office:value-type="string">
              <text:p text:style-name="P236"><text:span text:style-name="Summary_20_Heading_20_Font"><text:span text:style-name="T136">Method Summary</text:span></text:span></text:p>
            </table:table-cell>
            <table:covered-table-cell/>
            <table:table-cell table:style-name="Table88.A1" office:value-type="string">
              <text:p text:style-name="P237"><text:span text:style-name="Page_20_Reference_20_Font"><text:span text:style-name="T137">Page</text:span></text:span></text:p>
            </table:table-cell>
          </table:table-row>
          <table:table-row table:style-name="Table88.1">
            <table:table-cell table:style-name="Table88.A2" office:value-type="string">
              <text:p text:style-name="P238"><text:span text:style-name="Code_20_Small"><text:span text:style-name="T148">static </text:span></text:span><text:a xlink:type="simple" xlink:href="file:///l%22b263" text:style-name="ListLabel_20_8" text:visited-style-name="ListLabel_20_8"><text:span text:style-name="Internet_20_link"><text:span text:style-name="T142">Optionality</text:span></text:span></text:a></text:p>
            </table:table-cell>
            <table:table-cell table:style-name="Table88.B2" office:value-type="string">
              <text:p text:style-name="P236"><text:a xlink:type="simple" xlink:href="file:///l%22b262"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88.C2" office:value-type="string">
              <text:p text:style-name="P237"><text:bookmark-ref text:reference-format="page" text:ref-name="b262">96</text:bookmark-ref></text:p>
            </table:table-cell>
          </table:table-row>
          <table:table-row table:style-name="Table88.1">
            <table:table-cell table:style-name="Table88.A3" office:value-type="string">
              <text:p text:style-name="P238"><text:span text:style-name="Code_20_Small"><text:span text:style-name="T148">static </text:span></text:span><text:a xlink:type="simple" xlink:href="file:///l%22b263" text:style-name="ListLabel_20_8" text:visited-style-name="ListLabel_20_8"><text:span text:style-name="Internet_20_link"><text:span text:style-name="T142">Optionality</text:span></text:span></text:a><text:span text:style-name="Code_20_Small"><text:span text:style-name="T148">[]</text:span></text:span></text:p>
            </table:table-cell>
            <table:table-cell table:style-name="Table88.B3" office:value-type="string">
              <text:p text:style-name="P236"><text:a xlink:type="simple" xlink:href="file:///l%22b261" text:style-name="ListLabel_20_7" text:visited-style-name="ListLabel_20_7"><text:span text:style-name="Internet_20_link"><text:span text:style-name="T141">values</text:span></text:span></text:a><text:span text:style-name="Code"><text:span text:style-name="T147">()</text:span></text:span></text:p>
            </table:table-cell>
            <table:table-cell table:style-name="Table88.C3" office:value-type="string">
              <text:p text:style-name="P237"><text:bookmark-ref text:reference-format="page" text:ref-name="b261">95</text:bookmark-ref></text:p>
            </table:table-cell>
          </table:table-row>
        </table:table>
        <text:p text:style-name="P277"><text:span text:style-name="T8">Enum Constant Detail</text:span></text:p>
        <text:p text:style-name="P268"><text:bookmark text:name="b258"/><text:span text:style-name="T9">Mandatory</text:span></text:p>
        <text:p text:style-name="P207"><text:span text:style-name="Code"><text:span text:style-name="T3">public static final </text:span></text:span><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Mandatory</text:span></text:span></text:p>
        <text:p text:style-name="P239"/>
        <text:p text:style-name="P269"><text:bookmark text:name="b259"/><text:span text:style-name="T9">Optional</text:span></text:p>
        <text:p text:style-name="P207"><text:span text:style-name="Code"><text:span text:style-name="T3">public static final </text:span></text:span><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Optional</text:span></text:span></text:p>
        <text:p text:style-name="P239"/>
        <text:p text:style-name="P269"><text:bookmark text:name="b260"/><text:span text:style-name="T9">NotPresent</text:span></text:p>
        <text:p text:style-name="P207"><text:span text:style-name="Code"><text:span text:style-name="T3">public static final </text:span></text:span><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NotPresent</text:span></text:span></text:p>
        <text:p text:style-name="P277"><text:span text:style-name="T8">Method Detail</text:span></text:p>
        <text:p text:style-name="P268"><text:bookmark text:name="b261"/><text:span text:style-name="T9">values</text:span></text:p>
        <text:p text:style-name="P207"><text:span text:style-name="Code"><text:span text:style-name="T3">public static </text:span></text:span><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values</text:span></text:span><text:span text:style-name="Code"><text:span text:style-name="T33">()</text:span></text:span></text:p>
        <text:p text:style-name="P239"><text:soft-page-break/></text:p>
        <text:p text:style-name="P269"><text:bookmark text:name="b262"/><text:span text:style-name="T9">valueOf</text:span></text:p>
        <text:p text:style-name="P224"><text:span text:style-name="Code"><text:span text:style-name="T3">public static </text:span></text:span><text:a xlink:type="simple" xlink:href="file:///l%22b263" text:style-name="ListLabel_20_5" text:visited-style-name="ListLabel_20_5"><text:span text:style-name="Internet_20_link"><text:span text:style-name="T149">Optionality</text:span></text:span></text:a><text:span text:style-name="Code"><text:span text:style-name="T3"> </text:span></text:span><text:span text:style-name="Code"><text:span text:style-name="T32">valueOf</text:span></text:span><text:span text:style-name="Code"><text:span text:style-name="T33">(String name)</text:span></text:span></text:p>
        <text:p text:style-name="P204"><text:bookmark text:name="b265"/><text:span text:style-name="T7">Package org.osgi.service.onem2m.old</text:span></text:p>
        <text:p text:style-name="P218"><text:span text:style-name="T4">This package is used for temporal palace holder.</text:span></text:p>
        <text:p text:style-name="P218"><text:span text:style-name="T5">See:</text:span></text:p>
        <text:p text:style-name="P227"><text:a xlink:type="simple" xlink:href="file:///l%22b264" text:style-name="ListLabel_20_2" text:visited-style-name="ListLabel_20_2"><text:span text:style-name="Internet_20_link"><text:span text:style-name="T139">Description</text:span></text:span></text:a></text:p>
        <table:table table:name="Table89" table:style-name="Table89">
          <table:table-column table:style-name="Table89.A"/>
          <table:table-column table:style-name="Table89.B"/>
          <table:table-column table:style-name="Table89.C"/>
          <table:table-row table:style-name="Table89.1">
            <table:table-cell table:style-name="Table89.A1" table:number-columns-spanned="2" office:value-type="string">
              <text:p text:style-name="P215"><text:span text:style-name="Summary_20_Heading_20_Font"><text:span text:style-name="T136">Class Summary</text:span></text:span></text:p>
            </table:table-cell>
            <table:covered-table-cell/>
            <table:table-cell table:style-name="Table89.A1" office:value-type="string">
              <text:p text:style-name="P216"><text:span text:style-name="Page_20_Reference_20_Font"><text:span text:style-name="T137">Page</text:span></text:span></text:p>
            </table:table-cell>
          </table:table-row>
          <table:table-row table:style-name="Table89.1">
            <table:table-cell table:style-name="Table89.A2" office:value-type="string">
              <text:p text:style-name="P215"><text:a xlink:type="simple" xlink:href="file:///l%22b267" text:style-name="ListLabel_20_1" text:visited-style-name="ListLabel_20_1"><text:span text:style-name="Internet_20_link"><text:span text:style-name="T144">AbsRelTimestampDTO</text:span></text:span></text:a></text:p>
            </table:table-cell>
            <table:table-cell table:style-name="Table89.B2" office:value-type="string">
              <text:p text:style-name="P215"><text:span text:style-name="T140">AbsRelTimestamp</text:span></text:p>
            </table:table-cell>
            <table:table-cell table:style-name="Table89.C2" office:value-type="string">
              <text:p text:style-name="P216"><text:bookmark-ref text:reference-format="page" text:ref-name="b267">98</text:bookmark-ref></text:p>
            </table:table-cell>
          </table:table-row>
          <table:table-row table:style-name="Table89.1">
            <table:table-cell table:style-name="Table89.A3" office:value-type="string">
              <text:p text:style-name="P215"><text:a xlink:type="simple" xlink:href="file:///l%22b270" text:style-name="ListLabel_20_1" text:visited-style-name="ListLabel_20_1"><text:span text:style-name="Internet_20_link"><text:span text:style-name="T144">DynAuthTokenReqInfoDTO</text:span></text:span></text:a></text:p>
            </table:table-cell>
            <table:table-cell table:style-name="Table89.B3" office:value-type="string">
              <text:p text:style-name="P214"/>
            </table:table-cell>
            <table:table-cell table:style-name="Table89.C3" office:value-type="string">
              <text:p text:style-name="P216"><text:bookmark-ref text:reference-format="page" text:ref-name="b270">99</text:bookmark-ref></text:p>
            </table:table-cell>
          </table:table-row>
        </table:table>
        <text:p text:style-name="P219"/>
        <table:table table:name="Table90" table:style-name="Table90">
          <table:table-column table:style-name="Table90.A"/>
          <table:table-column table:style-name="Table90.B"/>
          <table:table-column table:style-name="Table90.C"/>
          <table:table-row table:style-name="Table90.1">
            <table:table-cell table:style-name="Table90.A1" table:number-columns-spanned="2" office:value-type="string">
              <text:p text:style-name="P215"><text:span text:style-name="Summary_20_Heading_20_Font"><text:span text:style-name="T136">Enum Summary</text:span></text:span></text:p>
            </table:table-cell>
            <table:covered-table-cell/>
            <table:table-cell table:style-name="Table90.A1" office:value-type="string">
              <text:p text:style-name="P216"><text:span text:style-name="Page_20_Reference_20_Font"><text:span text:style-name="T137">Page</text:span></text:span></text:p>
            </table:table-cell>
          </table:table-row>
          <table:table-row table:style-name="Table90.1">
            <table:table-cell table:style-name="Table90.A2" office:value-type="string">
              <text:p text:style-name="P215"><text:a xlink:type="simple" xlink:href="file:///l%22b328" text:style-name="ListLabel_20_1" text:visited-style-name="ListLabel_20_1"><text:span text:style-name="Internet_20_link"><text:span text:style-name="T144">ResourceType</text:span></text:span></text:a></text:p>
            </table:table-cell>
            <table:table-cell table:style-name="Table90.B2" office:value-type="string">
              <text:p text:style-name="P214"/>
            </table:table-cell>
            <table:table-cell table:style-name="Table90.C2" office:value-type="string">
              <text:p text:style-name="P216"><text:bookmark-ref text:reference-format="page" text:ref-name="b328">100</text:bookmark-ref></text:p>
            </table:table-cell>
          </table:table-row>
        </table:table>
        <text:p text:style-name="P222"><text:bookmark text:name="b264"/><text:span text:style-name="T7">Package org.osgi.service.onem2m.old Description</text:span></text:p>
        <text:p text:style-name="P223"><text:span text:style-name="T4">This package is used for temporal palace holder. All interfaces and classes will be removed after confirmation.</text:span></text:p>
        <text:p text:style-name="P194"><text:bookmark text:name="b267"/><text:span text:style-name="T7">Class AbsRelTimestampDTO</text:span></text:p>
        <text:p text:style-name="P231"><text:a xlink:type="simple" xlink:href="file:///l%22b265" text:style-name="ListLabel_20_3" text:visited-style-name="ListLabel_20_3"><text:span text:style-name="Internet_20_link"><text:span text:style-name="T138">org.osgi.service.onem2m.old</text:span></text:span></text:a></text:p>
        <text:p text:style-name="P221"><text:span text:style-name="Code"><text:span text:style-name="T3">java.lang.Object</text:span></text:span></text:p>
        <text:p text:style-name="P232"><text:span text:style-name="Code"><text:span text:style-name="T3">  </text:span></text:span><draw:frame draw:style-name="fr3" draw:name="Image55" text:anchor-type="as-char" svg:width="0.397cm" svg:height="0.37cm" draw:z-index="89"><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56" text:anchor-type="as-char" svg:width="0.397cm" svg:height="0.37cm" draw:z-index="90"><draw:image xlink:href="Pictures/100002000000000F0000000ED3A4069C610A9F54.png" xlink:type="simple" xlink:show="embed" xlink:actuate="onLoad" loext:mime-type="image/png"/></draw:frame><text:span text:style-name="Code"><text:span text:style-name="T32">org.osgi.service.onem2m.old.AbsRelTimestampDTO</text:span></text:span></text:p>
        <text:p text:style-name="P220"/>
        <text:p text:style-name="P233"><text:span text:style-name="Code"><text:span text:style-name="T3">public class </text:span></text:span><text:span text:style-name="Code"><text:span text:style-name="T32">AbsRelTimestampDTO</text:span></text:span></text:p>
        <text:p text:style-name="P213"><text:span text:style-name="Code"><text:span text:style-name="T3">extends org.osgi.dto.DTO</text:span></text:span></text:p>
        <text:p text:style-name="Standard"><text:span text:style-name="T4">AbsRelTimestamp</text:span></text:p>
        <text:p text:style-name="P234"/>
        <table:table table:name="Table91" table:style-name="Table91">
          <table:table-column table:style-name="Table91.A"/>
          <table:table-column table:style-name="Table91.B"/>
          <table:table-row table:style-name="Table91.1">
            <table:table-cell table:style-name="Table91.A1" office:value-type="string">
              <text:p text:style-name="P236"><text:span text:style-name="Summary_20_Heading_20_Font"><text:span text:style-name="T136">Constructor Summary</text:span></text:span></text:p>
            </table:table-cell>
            <table:table-cell table:style-name="Table91.A1" office:value-type="string">
              <text:p text:style-name="P237"><text:span text:style-name="Page_20_Reference_20_Font"><text:span text:style-name="T137">Page</text:span></text:span></text:p>
            </table:table-cell>
          </table:table-row>
          <table:table-row table:style-name="Table91.1">
            <table:table-cell table:style-name="Table91.A2" office:value-type="string">
              <text:p text:style-name="P236"><text:a xlink:type="simple" xlink:href="file:///l%22b266" text:style-name="ListLabel_20_7" text:visited-style-name="ListLabel_20_7"><text:span text:style-name="Internet_20_link"><text:span text:style-name="T141">AbsRelTimestampDTO</text:span></text:span></text:a><text:span text:style-name="Code"><text:span text:style-name="T147">()</text:span></text:span></text:p>
            </table:table-cell>
            <table:table-cell table:style-name="Table91.B2" office:value-type="string">
              <text:p text:style-name="P237"><text:bookmark-ref text:reference-format="page" text:ref-name="b266">98</text:bookmark-ref></text:p>
            </table:table-cell>
          </table:table-row>
        </table:table>
        <text:p text:style-name="P235"/>
        <table:table table:name="Table92" table:style-name="Table92">
          <table:table-column table:style-name="Table92.A"/>
          <table:table-row table:style-name="Table92.1">
            <table:table-cell table:style-name="Table92.A1" office:value-type="string">
              <text:p text:style-name="P217"><text:span text:style-name="T139">Methods inherited from class org.osgi.dto.DTO</text:span></text:p>
            </table:table-cell>
          </table:table-row>
          <table:table-row table:style-name="Table92.2">
            <table:table-cell table:style-name="Table92.A2" office:value-type="string">
              <text:p text:style-name="P215"><text:span text:style-name="Code">toString</text:span></text:p>
            </table:table-cell>
          </table:table-row>
        </table:table>
        <text:p text:style-name="P277"><text:span text:style-name="T8">Constructor Detail</text:span></text:p>
        <text:p text:style-name="P268"><text:bookmark text:name="b266"/><text:span text:style-name="T9">AbsRelTimestampDTO</text:span></text:p>
        <text:p text:style-name="P224"><text:span text:style-name="Code"><text:span text:style-name="T3">public </text:span></text:span><text:span text:style-name="Code"><text:span text:style-name="T32">AbsRelTimestampDTO</text:span></text:span><text:span text:style-name="Code"><text:span text:style-name="T33">()</text:span></text:span></text:p>
        <text:p text:style-name="P195"><text:bookmark text:name="b270"/><text:span text:style-name="T7">Class DynAuthTokenReqInfoDTO</text:span></text:p>
        <text:p text:style-name="P231"><text:a xlink:type="simple" xlink:href="file:///l%22b265" text:style-name="ListLabel_20_3" text:visited-style-name="ListLabel_20_3"><text:span text:style-name="Internet_20_link"><text:span text:style-name="T138">org.osgi.service.onem2m.old</text:span></text:span></text:a></text:p>
        <text:p text:style-name="P221"><text:span text:style-name="Code"><text:span text:style-name="T3">java.lang.Object</text:span></text:span></text:p>
        <text:p text:style-name="P232"><text:span text:style-name="Code"><text:span text:style-name="T3">  </text:span></text:span><draw:frame draw:style-name="fr3" draw:name="Image57" text:anchor-type="as-char" svg:width="0.397cm" svg:height="0.37cm" draw:z-index="91"><draw:image xlink:href="Pictures/100002000000000F0000000ED3A4069C610A9F54.png" xlink:type="simple" xlink:show="embed" xlink:actuate="onLoad" loext:mime-type="image/png"/></draw:frame><text:span text:style-name="Code"><text:span text:style-name="T3">org.osgi.dto.DTO</text:span></text:span></text:p>
        <text:p text:style-name="P207"><text:span text:style-name="Code"><text:span text:style-name="T3">      </text:span></text:span><draw:frame draw:style-name="fr3" draw:name="Image58" text:anchor-type="as-char" svg:width="0.397cm" svg:height="0.37cm" draw:z-index="92"><draw:image xlink:href="Pictures/100002000000000F0000000ED3A4069C610A9F54.png" xlink:type="simple" xlink:show="embed" xlink:actuate="onLoad" loext:mime-type="image/png"/></draw:frame><text:span text:style-name="Code"><text:span text:style-name="T32">org.osgi.service.onem2m.old.DynAuthTokenReqInfoDTO</text:span></text:span></text:p>
        <text:p text:style-name="P220"/>
        <text:p text:style-name="P233"><text:span text:style-name="Code"><text:span text:style-name="T3">public class </text:span></text:span><text:span text:style-name="Code"><text:span text:style-name="T32">DynAuthTokenReqInfoDTO</text:span></text:span></text:p>
        <text:p text:style-name="P207"><text:span text:style-name="Code"><text:span text:style-name="T3">extends org.osgi.dto.DTO</text:span></text:span></text:p>
        <text:p text:style-name="P234"/>
        <table:table table:name="Table93" table:style-name="Table93">
          <table:table-column table:style-name="Table93.A"/>
          <table:table-column table:style-name="Table93.B"/>
          <table:table-column table:style-name="Table93.C"/>
          <table:table-row table:style-name="Table93.1">
            <table:table-cell table:style-name="Table93.A1" table:number-columns-spanned="2" office:value-type="string">
              <text:p text:style-name="P236"><text:span text:style-name="Summary_20_Heading_20_Font"><text:span text:style-name="T136">Field Summary</text:span></text:span></text:p>
            </table:table-cell>
            <table:covered-table-cell/>
            <table:table-cell table:style-name="Table93.A1" office:value-type="string">
              <text:p text:style-name="P237"><text:span text:style-name="Page_20_Reference_20_Font"><text:span text:style-name="T137">Page</text:span></text:span></text:p>
            </table:table-cell>
          </table:table-row>
          <table:table-row table:style-name="Table93.1">
            <table:table-cell table:style-name="Table93.A2" office:value-type="string">
              <text:p text:style-name="P238"><text:span text:style-name="Code_20_Small"><text:span text:style-name="T148">List&lt;Map&lt;String,Object&gt;&gt;</text:span></text:span></text:p>
            </table:table-cell>
            <table:table-cell table:style-name="Table93.B2" office:value-type="string">
              <text:p text:style-name="P236"><text:a xlink:type="simple" xlink:href="file:///l%22b268" text:style-name="ListLabel_20_7" text:visited-style-name="ListLabel_20_7"><text:span text:style-name="Internet_20_link"><text:span text:style-name="T141">dasInfo</text:span></text:span></text:a></text:p>
            </table:table-cell>
            <table:table-cell table:style-name="Table93.C2" office:value-type="string">
              <text:p text:style-name="P237"><text:bookmark-ref text:reference-format="page" text:ref-name="b268">99</text:bookmark-ref></text:p>
            </table:table-cell>
          </table:table-row>
        </table:table>
        <text:p text:style-name="P235"/>
        <table:table table:name="Table95" table:style-name="Table95">
          <table:table-column table:style-name="Table95.A"/>
          <table:table-column table:style-name="Table95.B"/>
          <table:table-row table:style-name="Table95.1">
            <table:table-cell table:style-name="Table95.A1" office:value-type="string">
              <text:p text:style-name="P236"><text:span text:style-name="Summary_20_Heading_20_Font"><text:span text:style-name="T136">Constructor Summary</text:span></text:span></text:p>
            </table:table-cell>
            <table:table-cell table:style-name="Table95.A1" office:value-type="string">
              <text:p text:style-name="P237"><text:span text:style-name="Page_20_Reference_20_Font"><text:span text:style-name="T137">Page</text:span></text:span></text:p>
            </table:table-cell>
          </table:table-row>
          <table:table-row table:style-name="Table95.1">
            <table:table-cell table:style-name="Table95.A2" office:value-type="string">
              <text:p text:style-name="P236"><text:a xlink:type="simple" xlink:href="file:///l%22b269" text:style-name="ListLabel_20_7" text:visited-style-name="ListLabel_20_7"><text:span text:style-name="Internet_20_link"><text:span text:style-name="T141">DynAuthTokenReqInfoDTO</text:span></text:span></text:a><text:span text:style-name="Code"><text:span text:style-name="T147">()</text:span></text:span></text:p>
            </table:table-cell>
            <table:table-cell table:style-name="Table95.B2" office:value-type="string">
              <text:p text:style-name="P237"><text:bookmark-ref text:reference-format="page" text:ref-name="b269">99</text:bookmark-ref></text:p>
            </table:table-cell>
          </table:table-row>
        </table:table>
        <text:p text:style-name="P235"/>
        <table:table table:name="Table96" table:style-name="Table96">
          <table:table-column table:style-name="Table96.A"/>
          <table:table-row table:style-name="Table96.1">
            <table:table-cell table:style-name="Table96.A1" office:value-type="string">
              <text:p text:style-name="P217"><text:span text:style-name="T139">Methods inherited from class org.osgi.dto.DTO</text:span></text:p>
            </table:table-cell>
          </table:table-row>
          <table:table-row table:style-name="Table96.2">
            <table:table-cell table:style-name="Table96.A2" office:value-type="string">
              <text:p text:style-name="P215"><text:span text:style-name="Code">toString</text:span></text:p>
            </table:table-cell>
          </table:table-row>
        </table:table>
        <text:p text:style-name="P277"><text:span text:style-name="T8">Field Detail</text:span></text:p>
        <text:p text:style-name="P268"><text:bookmark text:name="b268"/><text:span text:style-name="T9">dasInfo</text:span></text:p>
        <text:p text:style-name="P207"><text:span text:style-name="Code"><text:span text:style-name="T3">public List&lt;Map&lt;String,Object&gt;&gt; </text:span></text:span><text:span text:style-name="Code"><text:span text:style-name="T32">dasInfo</text:span></text:span></text:p>
        <text:p text:style-name="P277"><text:span text:style-name="T8">Constructor Detail</text:span></text:p>
        <text:p text:style-name="P268"><text:bookmark text:name="b269"/><text:span text:style-name="T9">DynAuthTokenReqInfoDTO</text:span></text:p>
        <text:p text:style-name="P224"><text:span text:style-name="Code"><text:span text:style-name="T3">public </text:span></text:span><text:span text:style-name="Code"><text:span text:style-name="T32">DynAuthTokenReqInfoDTO</text:span></text:span><text:span text:style-name="Code"><text:span text:style-name="T33">()</text:span></text:span></text:p>
        <text:p text:style-name="P196"><text:bookmark text:name="b328"/><text:span text:style-name="T7">Enum ResourceType</text:span></text:p>
        <text:p text:style-name="P231"><text:a xlink:type="simple" xlink:href="file:///l%22b265" text:style-name="ListLabel_20_3" text:visited-style-name="ListLabel_20_3"><text:span text:style-name="Internet_20_link"><text:span text:style-name="T138">org.osgi.service.onem2m.old</text:span></text:span></text:a></text:p>
        <text:p text:style-name="P221"><text:span text:style-name="Code"><text:span text:style-name="T3">java.lang.Object</text:span></text:span></text:p>
        <text:p text:style-name="P232"><text:span text:style-name="Code"><text:span text:style-name="T3">  </text:span></text:span><draw:frame draw:style-name="fr3" draw:name="Image59" text:anchor-type="as-char" svg:width="0.397cm" svg:height="0.37cm" draw:z-index="93"><draw:image xlink:href="Pictures/100002000000000F0000000ED3A4069C610A9F54.png" xlink:type="simple" xlink:show="embed" xlink:actuate="onLoad" loext:mime-type="image/png"/></draw:frame><text:span text:style-name="Code"><text:span text:style-name="T3">java.lang.Enum&lt;</text:span></text:span><text:a xlink:type="simple" xlink:href="file:///l%22b328" text:style-name="ListLabel_20_5" text:visited-style-name="ListLabel_20_5"><text:span text:style-name="Internet_20_link"><text:span text:style-name="T149">ResourceType</text:span></text:span></text:a><text:span text:style-name="Code"><text:span text:style-name="T3">&gt;</text:span></text:span></text:p>
        <text:p text:style-name="P207"><text:span text:style-name="Code"><text:span text:style-name="T3">      </text:span></text:span><draw:frame draw:style-name="fr3" draw:name="Image60" text:anchor-type="as-char" svg:width="0.397cm" svg:height="0.37cm" draw:z-index="94"><draw:image xlink:href="Pictures/100002000000000F0000000ED3A4069C610A9F54.png" xlink:type="simple" xlink:show="embed" xlink:actuate="onLoad" loext:mime-type="image/png"/></draw:frame><text:span text:style-name="Code"><text:span text:style-name="T32">org.osgi.service.onem2m.old.ResourceType</text:span></text:span></text:p>
        <text:p text:style-name="List_20_Heading"><text:span text:style-name="T5">All Implemented Interfaces:</text:span></text:p>
        <text:p text:style-name="P228"><text:span text:style-name="T4">Comparable&lt;</text:span><text:a xlink:type="simple" xlink:href="file:///l%22b328" text:style-name="ListLabel_20_4" text:visited-style-name="ListLabel_20_4"><text:span text:style-name="Internet_20_link"><text:span text:style-name="T140">ResourceType</text:span></text:span></text:a><text:span text:style-name="Default_20_Paragraph_20_Font"><text:span text:style-name="T4">&gt;, Serializable</text:span></text:span></text:p>
        <text:p text:style-name="P220"/>
        <text:p text:style-name="P233"><text:span text:style-name="Code"><text:span text:style-name="T3">public enum </text:span></text:span><text:span text:style-name="Code"><text:span text:style-name="T32">ResourceType</text:span></text:span></text:p>
        <text:p text:style-name="P207"><text:span text:style-name="Code"><text:span text:style-name="T3">extends Enum&lt;</text:span></text:span><text:a xlink:type="simple" xlink:href="file:///l%22b328" text:style-name="ListLabel_20_5" text:visited-style-name="ListLabel_20_5"><text:span text:style-name="Internet_20_link"><text:span text:style-name="T149">ResourceType</text:span></text:span></text:a><text:span text:style-name="Code"><text:span text:style-name="T3">&gt;</text:span></text:span></text:p>
        <text:p text:style-name="P234"/>
        <table:table table:name="Table97" table:style-name="Table97">
          <table:table-column table:style-name="Table97.A"/>
          <table:table-column table:style-name="Table97.B"/>
          <table:table-row table:style-name="Table97.1">
            <table:table-cell table:style-name="Table97.A1" office:value-type="string">
              <text:p text:style-name="P236"><text:span text:style-name="Summary_20_Heading_20_Font"><text:span text:style-name="T136">Enum Constant Summary</text:span></text:span></text:p>
            </table:table-cell>
            <table:table-cell table:style-name="Table97.A1" office:value-type="string">
              <text:p text:style-name="P237"><text:span text:style-name="Page_20_Reference_20_Font"><text:span text:style-name="T137">Page</text:span></text:span></text:p>
            </table:table-cell>
          </table:table-row>
          <table:table-row table:style-name="Table97.1">
            <table:table-cell table:style-name="Table97.A2" office:value-type="string">
              <text:p text:style-name="P236"><text:a xlink:type="simple" xlink:href="file:///l%22b271" text:style-name="ListLabel_20_7" text:visited-style-name="ListLabel_20_7"><text:span text:style-name="Internet_20_link"><text:span text:style-name="T141">accessControlPolicy</text:span></text:span></text:a></text:p>
            </table:table-cell>
            <table:table-cell table:style-name="Table97.B2" office:value-type="string">
              <text:p text:style-name="P237"><text:bookmark-ref text:reference-format="page" text:ref-name="b271">101</text:bookmark-ref></text:p>
            </table:table-cell>
          </table:table-row>
          <table:table-row table:style-name="Table97.1">
            <table:table-cell table:style-name="Table97.A3" office:value-type="string">
              <text:p text:style-name="P236"><text:a xlink:type="simple" xlink:href="file:///l%22b305" text:style-name="ListLabel_20_7" text:visited-style-name="ListLabel_20_7"><text:span text:style-name="Internet_20_link"><text:span text:style-name="T141">accessControlPolicyAnnc</text:span></text:span></text:a></text:p>
            </table:table-cell>
            <table:table-cell table:style-name="Table97.B3" office:value-type="string">
              <text:p text:style-name="P237"><text:bookmark-ref text:reference-format="page" text:ref-name="b305">105</text:bookmark-ref></text:p>
            </table:table-cell>
          </table:table-row>
          <table:table-row table:style-name="Table97.1">
            <table:table-cell table:style-name="Table97.A4" office:value-type="string">
              <text:p text:style-name="P236"><text:a xlink:type="simple" xlink:href="file:///l%22b272" text:style-name="ListLabel_20_7" text:visited-style-name="ListLabel_20_7"><text:span text:style-name="Internet_20_link"><text:span text:style-name="T141">AE</text:span></text:span></text:a></text:p>
            </table:table-cell>
            <table:table-cell table:style-name="Table97.B4" office:value-type="string">
              <text:p text:style-name="P237"><text:bookmark-ref text:reference-format="page" text:ref-name="b272">101</text:bookmark-ref></text:p>
            </table:table-cell>
          </table:table-row>
          <table:table-row table:style-name="Table97.1">
            <table:table-cell table:style-name="Table97.A5" office:value-type="string">
              <text:p text:style-name="P236"><text:a xlink:type="simple" xlink:href="file:///l%22b306" text:style-name="ListLabel_20_7" text:visited-style-name="ListLabel_20_7"><text:span text:style-name="Internet_20_link"><text:span text:style-name="T141">AEAnnc</text:span></text:span></text:a></text:p>
            </table:table-cell>
            <table:table-cell table:style-name="Table97.B5" office:value-type="string">
              <text:p text:style-name="P237"><text:bookmark-ref text:reference-format="page" text:ref-name="b306">105</text:bookmark-ref></text:p>
            </table:table-cell>
          </table:table-row>
          <table:table-row table:style-name="Table97.1">
            <table:table-cell table:style-name="Table97.A6" office:value-type="string">
              <text:p text:style-name="P236"><text:a xlink:type="simple" xlink:href="file:///l%22b273" text:style-name="ListLabel_20_7" text:visited-style-name="ListLabel_20_7"><text:span text:style-name="Internet_20_link"><text:span text:style-name="T141">container</text:span></text:span></text:a></text:p>
            </table:table-cell>
            <table:table-cell table:style-name="Table97.B6" office:value-type="string">
              <text:p text:style-name="P237"><text:bookmark-ref text:reference-format="page" text:ref-name="b273">102</text:bookmark-ref></text:p>
            </table:table-cell>
          </table:table-row>
          <table:table-row table:style-name="Table97.1">
            <table:table-cell table:style-name="Table97.A7" office:value-type="string">
              <text:p text:style-name="P236"><text:a xlink:type="simple" xlink:href="file:///l%22b307" text:style-name="ListLabel_20_7" text:visited-style-name="ListLabel_20_7"><text:span text:style-name="Internet_20_link"><text:span text:style-name="T141">containerAnnc</text:span></text:span></text:a></text:p>
            </table:table-cell>
            <table:table-cell table:style-name="Table97.B7" office:value-type="string">
              <text:p text:style-name="P237"><text:bookmark-ref text:reference-format="page" text:ref-name="b307">105</text:bookmark-ref></text:p>
            </table:table-cell>
          </table:table-row>
          <table:table-row table:style-name="Table97.1">
            <table:table-cell table:style-name="Table97.A8" office:value-type="string">
              <text:p text:style-name="P236"><text:a xlink:type="simple" xlink:href="file:///l%22b274" text:style-name="ListLabel_20_7" text:visited-style-name="ListLabel_20_7"><text:span text:style-name="Internet_20_link"><text:span text:style-name="T141">contentInstance</text:span></text:span></text:a></text:p>
            </table:table-cell>
            <table:table-cell table:style-name="Table97.B8" office:value-type="string">
              <text:p text:style-name="P237"><text:bookmark-ref text:reference-format="page" text:ref-name="b274">102</text:bookmark-ref></text:p>
            </table:table-cell>
          </table:table-row>
          <table:table-row table:style-name="Table97.1">
            <table:table-cell table:style-name="Table97.A9" office:value-type="string">
              <text:p text:style-name="P236"><text:a xlink:type="simple" xlink:href="file:///l%22b308" text:style-name="ListLabel_20_7" text:visited-style-name="ListLabel_20_7"><text:span text:style-name="Internet_20_link"><text:span text:style-name="T141">contentInstanceAnnc</text:span></text:span></text:a></text:p>
            </table:table-cell>
            <table:table-cell table:style-name="Table97.B9" office:value-type="string">
              <text:p text:style-name="P237"><text:bookmark-ref text:reference-format="page" text:ref-name="b308">105</text:bookmark-ref></text:p>
            </table:table-cell>
          </table:table-row>
          <table:table-row table:style-name="Table97.1">
            <table:table-cell table:style-name="Table97.A10" office:value-type="string">
              <text:p text:style-name="P236"><text:a xlink:type="simple" xlink:href="file:///l%22b275" text:style-name="ListLabel_20_7" text:visited-style-name="ListLabel_20_7"><text:span text:style-name="Internet_20_link"><text:span text:style-name="T141">CSEBase</text:span></text:span></text:a></text:p>
            </table:table-cell>
            <table:table-cell table:style-name="Table97.B10" office:value-type="string">
              <text:p text:style-name="P237"><text:bookmark-ref text:reference-format="page" text:ref-name="b275">102</text:bookmark-ref></text:p>
            </table:table-cell>
          </table:table-row>
          <table:table-row table:style-name="Table97.1">
            <table:table-cell table:style-name="Table97.A11" office:value-type="string">
              <text:p text:style-name="P236"><text:a xlink:type="simple" xlink:href="file:///l%22b276" text:style-name="ListLabel_20_7" text:visited-style-name="ListLabel_20_7"><text:span text:style-name="Internet_20_link"><text:span text:style-name="T141">delivery</text:span></text:span></text:a></text:p>
            </table:table-cell>
            <table:table-cell table:style-name="Table97.B11" office:value-type="string">
              <text:p text:style-name="P237"><text:bookmark-ref text:reference-format="page" text:ref-name="b276">102</text:bookmark-ref></text:p>
            </table:table-cell>
          </table:table-row>
          <table:table-row table:style-name="Table97.1">
            <table:table-cell table:style-name="Table97.A12" office:value-type="string">
              <text:p text:style-name="P236"><text:a xlink:type="simple" xlink:href="file:///l%22b304" text:style-name="ListLabel_20_7" text:visited-style-name="ListLabel_20_7"><text:span text:style-name="Internet_20_link"><text:span text:style-name="T141">dynamicAuthorizationConsultation</text:span></text:span></text:a></text:p>
            </table:table-cell>
            <table:table-cell table:style-name="Table97.B12" office:value-type="string">
              <text:p text:style-name="P237"><text:bookmark-ref text:reference-format="page" text:ref-name="b304">105</text:bookmark-ref></text:p>
            </table:table-cell>
          </table:table-row>
          <table:table-row table:style-name="Table97.1">
            <table:table-cell table:style-name="Table97.A13" office:value-type="string">
              <text:p text:style-name="P236"><text:a xlink:type="simple" xlink:href="file:///l%22b320" text:style-name="ListLabel_20_7" text:visited-style-name="ListLabel_20_7"><text:span text:style-name="Internet_20_link"><text:span text:style-name="T141">dynamicAuthorizationConsultationAnnc</text:span></text:span></text:a></text:p>
            </table:table-cell>
            <table:table-cell table:style-name="Table97.B13" office:value-type="string">
              <text:p text:style-name="P237"><text:bookmark-ref text:reference-format="page" text:ref-name="b320">106</text:bookmark-ref></text:p>
            </table:table-cell>
          </table:table-row>
          <table:table-row table:style-name="Table97.1">
            <table:table-cell table:style-name="Table97.A14" office:value-type="string">
              <text:p text:style-name="P236"><text:a xlink:type="simple" xlink:href="file:///l%22b277" text:style-name="ListLabel_20_7" text:visited-style-name="ListLabel_20_7"><text:span text:style-name="Internet_20_link"><text:span text:style-name="T141">eventConfig</text:span></text:span></text:a></text:p>
            </table:table-cell>
            <table:table-cell table:style-name="Table97.B14" office:value-type="string">
              <text:p text:style-name="P237"><text:bookmark-ref text:reference-format="page" text:ref-name="b277">102</text:bookmark-ref></text:p>
            </table:table-cell>
          </table:table-row>
          <table:table-row table:style-name="Table97.1">
            <table:table-cell table:style-name="Table97.A15" office:value-type="string">
              <text:p text:style-name="P236"><text:a xlink:type="simple" xlink:href="file:///l%22b278" text:style-name="ListLabel_20_7" text:visited-style-name="ListLabel_20_7"><text:span text:style-name="Internet_20_link"><text:span text:style-name="T141">execInstance</text:span></text:span></text:a></text:p>
            </table:table-cell>
            <table:table-cell table:style-name="Table97.B15" office:value-type="string">
              <text:p text:style-name="P237"><text:bookmark-ref text:reference-format="page" text:ref-name="b278">102</text:bookmark-ref></text:p>
            </table:table-cell>
          </table:table-row>
          <table:table-row table:style-name="Table97.1">
            <table:table-cell table:style-name="Table97.A16" office:value-type="string">
              <text:p text:style-name="P236"><text:a xlink:type="simple" xlink:href="file:///l%22b323" text:style-name="ListLabel_20_7" text:visited-style-name="ListLabel_20_7"><text:span text:style-name="Internet_20_link"><text:span text:style-name="T141">fanOutPoint</text:span></text:span></text:a></text:p>
            </table:table-cell>
            <table:table-cell table:style-name="Table97.B16" office:value-type="string">
              <text:p text:style-name="P237"><text:bookmark-ref text:reference-format="page" text:ref-name="b323">107</text:bookmark-ref></text:p>
            </table:table-cell>
          </table:table-row>
          <table:table-row table:style-name="Table97.1">
            <table:table-cell table:style-name="Table97.A17" office:value-type="string">
              <text:p text:style-name="P236"><text:a xlink:type="simple" xlink:href="file:///l%22b298" text:style-name="ListLabel_20_7" text:visited-style-name="ListLabel_20_7"><text:span text:style-name="Internet_20_link"><text:span text:style-name="T141">flexContainer</text:span></text:span></text:a></text:p>
            </table:table-cell>
            <table:table-cell table:style-name="Table97.B17" office:value-type="string">
              <text:p text:style-name="P237"><text:bookmark-ref text:reference-format="page" text:ref-name="b298">104</text:bookmark-ref></text:p>
            </table:table-cell>
          </table:table-row>
          <table:table-row table:style-name="Table97.1">
            <table:table-cell table:style-name="Table97.A18" office:value-type="string">
              <text:p text:style-name="P236"><text:a xlink:type="simple" xlink:href="file:///l%22b316" text:style-name="ListLabel_20_7" text:visited-style-name="ListLabel_20_7"><text:span text:style-name="Internet_20_link"><text:span text:style-name="T141">flexContainerAnnc</text:span></text:span></text:a></text:p>
            </table:table-cell>
            <table:table-cell table:style-name="Table97.B18" office:value-type="string">
              <text:p text:style-name="P237"><text:bookmark-ref text:reference-format="page" text:ref-name="b316">106</text:bookmark-ref></text:p>
            </table:table-cell>
          </table:table-row>
          <table:table-row table:style-name="Table97.1">
            <table:table-cell table:style-name="Table97.A19" office:value-type="string">
              <text:p text:style-name="P236"><text:a xlink:type="simple" xlink:href="file:///l%22b279" text:style-name="ListLabel_20_7" text:visited-style-name="ListLabel_20_7"><text:span text:style-name="Internet_20_link"><text:span text:style-name="T141">group</text:span></text:span></text:a></text:p>
            </table:table-cell>
            <table:table-cell table:style-name="Table97.B19" office:value-type="string">
              <text:p text:style-name="P237"><text:bookmark-ref text:reference-format="page" text:ref-name="b279">102</text:bookmark-ref></text:p>
            </table:table-cell>
          </table:table-row>
          <table:table-row table:style-name="Table97.1">
            <table:table-cell table:style-name="Table97.A20" office:value-type="string">
              <text:p text:style-name="P236"><text:a xlink:type="simple" xlink:href="file:///l%22b309" text:style-name="ListLabel_20_7" text:visited-style-name="ListLabel_20_7"><text:span text:style-name="Internet_20_link"><text:span text:style-name="T141">groupAnnc</text:span></text:span></text:a></text:p>
            </table:table-cell>
            <table:table-cell table:style-name="Table97.B20" office:value-type="string">
              <text:p text:style-name="P237"><text:bookmark-ref text:reference-format="page" text:ref-name="b309">105</text:bookmark-ref></text:p>
            </table:table-cell>
          </table:table-row>
          <table:table-row table:style-name="Table97.1">
            <table:table-cell table:style-name="Table97.A21" office:value-type="string">
              <text:p text:style-name="P236"><text:a xlink:type="simple" xlink:href="file:///l%22b321" text:style-name="ListLabel_20_7" text:visited-style-name="ListLabel_20_7"><text:span text:style-name="Internet_20_link"><text:span text:style-name="T141">latest</text:span></text:span></text:a></text:p>
            </table:table-cell>
            <table:table-cell table:style-name="Table97.B21" office:value-type="string">
              <text:p text:style-name="P237"><text:bookmark-ref text:reference-format="page" text:ref-name="b321">106</text:bookmark-ref></text:p>
            </table:table-cell>
          </table:table-row>
          <table:table-row table:style-name="Table97.1">
            <table:table-cell table:style-name="Table97.A22" office:value-type="string">
              <text:p text:style-name="P236"><text:a xlink:type="simple" xlink:href="file:///l%22b280" text:style-name="ListLabel_20_7" text:visited-style-name="ListLabel_20_7"><text:span text:style-name="Internet_20_link"><text:span text:style-name="T141">locationPolicy</text:span></text:span></text:a></text:p>
            </table:table-cell>
            <table:table-cell table:style-name="Table97.B22" office:value-type="string">
              <text:p text:style-name="P237"><text:bookmark-ref text:reference-format="page" text:ref-name="b280">102</text:bookmark-ref></text:p>
            </table:table-cell>
          </table:table-row>
          <table:table-row table:style-name="Table97.1">
            <table:table-cell table:style-name="Table97.A23" office:value-type="string">
              <text:p text:style-name="P236"><text:a xlink:type="simple" xlink:href="file:///l%22b310" text:style-name="ListLabel_20_7" text:visited-style-name="ListLabel_20_7"><text:span text:style-name="Internet_20_link"><text:span text:style-name="T141">locationPolicyAnnc</text:span></text:span></text:a></text:p>
            </table:table-cell>
            <table:table-cell table:style-name="Table97.B23" office:value-type="string">
              <text:p text:style-name="P237"><text:bookmark-ref text:reference-format="page" text:ref-name="b310">105</text:bookmark-ref></text:p>
            </table:table-cell>
          </table:table-row>
          <table:table-row table:style-name="Table97.1">
            <table:table-cell table:style-name="Table97.A24" office:value-type="string">
              <text:p text:style-name="P236"><text:a xlink:type="simple" xlink:href="file:///l%22b281" text:style-name="ListLabel_20_7" text:visited-style-name="ListLabel_20_7"><text:span text:style-name="Internet_20_link"><text:span text:style-name="T141">m2mServiceSubscriptionProfile</text:span></text:span></text:a></text:p>
            </table:table-cell>
            <table:table-cell table:style-name="Table97.B24" office:value-type="string">
              <text:p text:style-name="P237"><text:bookmark-ref text:reference-format="page" text:ref-name="b281">102</text:bookmark-ref></text:p>
            </table:table-cell>
          </table:table-row>
          <table:table-row table:style-name="Table97.1">
            <table:table-cell table:style-name="Table97.A25" office:value-type="string">
              <text:p text:style-name="P236"><text:a xlink:type="simple" xlink:href="file:///l%22b282" text:style-name="ListLabel_20_7" text:visited-style-name="ListLabel_20_7"><text:span text:style-name="Internet_20_link"><text:span text:style-name="T141">mgmtCmd</text:span></text:span></text:a></text:p>
            </table:table-cell>
            <table:table-cell table:style-name="Table97.B25" office:value-type="string">
              <text:p text:style-name="P237"><text:bookmark-ref text:reference-format="page" text:ref-name="b282">102</text:bookmark-ref></text:p>
            </table:table-cell>
          </table:table-row>
          <table:table-row table:style-name="Table97.1">
            <table:table-cell table:style-name="Table97.A26" office:value-type="string">
              <text:p text:style-name="P236"><text:a xlink:type="simple" xlink:href="file:///l%22b283" text:style-name="ListLabel_20_7" text:visited-style-name="ListLabel_20_7"><text:span text:style-name="Internet_20_link"><text:span text:style-name="T141">mgmtObj</text:span></text:span></text:a></text:p>
            </table:table-cell>
            <table:table-cell table:style-name="Table97.B26" office:value-type="string">
              <text:p text:style-name="P237"><text:bookmark-ref text:reference-format="page" text:ref-name="b283">103</text:bookmark-ref></text:p>
            </table:table-cell>
          </table:table-row>
          <table:table-row table:style-name="Table97.1">
            <table:table-cell table:style-name="Table97.A27" office:value-type="string">
              <text:p text:style-name="P236"><text:a xlink:type="simple" xlink:href="file:///l%22b311" text:style-name="ListLabel_20_7" text:visited-style-name="ListLabel_20_7"><text:span text:style-name="Internet_20_link"><text:span text:style-name="T141">mgmtObjAnnc</text:span></text:span></text:a></text:p>
            </table:table-cell>
            <table:table-cell table:style-name="Table97.B27" office:value-type="string">
              <text:p text:style-name="P237"><text:bookmark-ref text:reference-format="page" text:ref-name="b311">105</text:bookmark-ref></text:p>
            </table:table-cell>
          </table:table-row>
          <table:table-row table:style-name="Table97.1">
            <table:table-cell table:style-name="Table97.A28" office:value-type="string">
              <text:p text:style-name="P236"><text:a xlink:type="simple" xlink:href="file:///l%22b284" text:style-name="ListLabel_20_7" text:visited-style-name="ListLabel_20_7"><text:span text:style-name="Internet_20_link"><text:span text:style-name="T141">node</text:span></text:span></text:a></text:p>
            </table:table-cell>
            <table:table-cell table:style-name="Table97.B28" office:value-type="string">
              <text:p text:style-name="P237"><text:bookmark-ref text:reference-format="page" text:ref-name="b284">103</text:bookmark-ref></text:p>
            </table:table-cell>
          </table:table-row>
          <table:table-row table:style-name="Table97.1">
            <table:table-cell table:style-name="Table97.A29" office:value-type="string">
              <text:p text:style-name="P236"><text:a xlink:type="simple" xlink:href="file:///l%22b312" text:style-name="ListLabel_20_7" text:visited-style-name="ListLabel_20_7"><text:span text:style-name="Internet_20_link"><text:span text:style-name="T141">nodeAnnc</text:span></text:span></text:a></text:p>
            </table:table-cell>
            <table:table-cell table:style-name="Table97.B29" office:value-type="string">
              <text:p text:style-name="P237"><text:bookmark-ref text:reference-format="page" text:ref-name="b312">105</text:bookmark-ref></text:p>
            </table:table-cell>
          </table:table-row>
          <table:table-row table:style-name="Table97.1">
            <table:table-cell table:style-name="Table97.A30" office:value-type="string">
              <text:p text:style-name="P236"><text:a xlink:type="simple" xlink:href="file:///l%22b295" text:style-name="ListLabel_20_7" text:visited-style-name="ListLabel_20_7"><text:span text:style-name="Internet_20_link"><text:span text:style-name="T141">notificationTargetMgmtPolicyRef</text:span></text:span></text:a></text:p>
            </table:table-cell>
            <table:table-cell table:style-name="Table97.B30" office:value-type="string">
              <text:p text:style-name="P237"><text:bookmark-ref text:reference-format="page" text:ref-name="b295">104</text:bookmark-ref></text:p>
            </table:table-cell>
          </table:table-row>
          <text:soft-page-break/>
          <table:table-row table:style-name="Table97.1">
            <table:table-cell table:style-name="Table97.A31" office:value-type="string">
              <text:p text:style-name="P236"><text:a xlink:type="simple" xlink:href="file:///l%22b296" text:style-name="ListLabel_20_7" text:visited-style-name="ListLabel_20_7"><text:span text:style-name="Internet_20_link"><text:span text:style-name="T141">notificationTargetPolicy</text:span></text:span></text:a></text:p>
            </table:table-cell>
            <table:table-cell table:style-name="Table97.B31" office:value-type="string">
              <text:p text:style-name="P237"><text:bookmark-ref text:reference-format="page" text:ref-name="b296">104</text:bookmark-ref></text:p>
            </table:table-cell>
          </table:table-row>
          <table:table-row table:style-name="Table97.1">
            <table:table-cell table:style-name="Table97.A32" office:value-type="string">
              <text:p text:style-name="P236"><text:a xlink:type="simple" xlink:href="file:///l%22b322" text:style-name="ListLabel_20_7" text:visited-style-name="ListLabel_20_7"><text:span text:style-name="Internet_20_link"><text:span text:style-name="T141">oldest</text:span></text:span></text:a></text:p>
            </table:table-cell>
            <table:table-cell table:style-name="Table97.B32" office:value-type="string">
              <text:p text:style-name="P237"><text:bookmark-ref text:reference-format="page" text:ref-name="b322">106</text:bookmark-ref></text:p>
            </table:table-cell>
          </table:table-row>
          <table:table-row table:style-name="Table97.1">
            <table:table-cell table:style-name="Table97.A33" office:value-type="string">
              <text:p text:style-name="P236"><text:a xlink:type="simple" xlink:href="file:///l%22b297" text:style-name="ListLabel_20_7" text:visited-style-name="ListLabel_20_7"><text:span text:style-name="Internet_20_link"><text:span text:style-name="T141">policyDeletionRules</text:span></text:span></text:a></text:p>
            </table:table-cell>
            <table:table-cell table:style-name="Table97.B33" office:value-type="string">
              <text:p text:style-name="P237"><text:bookmark-ref text:reference-format="page" text:ref-name="b297">104</text:bookmark-ref></text:p>
            </table:table-cell>
          </table:table-row>
          <table:table-row table:style-name="Table97.1">
            <table:table-cell table:style-name="Table97.A34" office:value-type="string">
              <text:p text:style-name="P236"><text:a xlink:type="simple" xlink:href="file:///l%22b285" text:style-name="ListLabel_20_7" text:visited-style-name="ListLabel_20_7"><text:span text:style-name="Internet_20_link"><text:span text:style-name="T141">pollingChannel</text:span></text:span></text:a></text:p>
            </table:table-cell>
            <table:table-cell table:style-name="Table97.B34" office:value-type="string">
              <text:p text:style-name="P237"><text:bookmark-ref text:reference-format="page" text:ref-name="b285">103</text:bookmark-ref></text:p>
            </table:table-cell>
          </table:table-row>
          <table:table-row table:style-name="Table97.1">
            <table:table-cell table:style-name="Table97.A35" office:value-type="string">
              <text:p text:style-name="P236"><text:a xlink:type="simple" xlink:href="file:///l%22b324" text:style-name="ListLabel_20_7" text:visited-style-name="ListLabel_20_7"><text:span text:style-name="Internet_20_link"><text:span text:style-name="T141">pollingChannelURI</text:span></text:span></text:a></text:p>
            </table:table-cell>
            <table:table-cell table:style-name="Table97.B35" office:value-type="string">
              <text:p text:style-name="P237"><text:bookmark-ref text:reference-format="page" text:ref-name="b324">107</text:bookmark-ref></text:p>
            </table:table-cell>
          </table:table-row>
          <table:table-row table:style-name="Table97.1">
            <table:table-cell table:style-name="Table97.A36" office:value-type="string">
              <text:p text:style-name="P236"><text:a xlink:type="simple" xlink:href="file:///l%22b286" text:style-name="ListLabel_20_7" text:visited-style-name="ListLabel_20_7"><text:span text:style-name="Internet_20_link"><text:span text:style-name="T141">remoteCSE</text:span></text:span></text:a></text:p>
            </table:table-cell>
            <table:table-cell table:style-name="Table97.B36" office:value-type="string">
              <text:p text:style-name="P237"><text:bookmark-ref text:reference-format="page" text:ref-name="b286">103</text:bookmark-ref></text:p>
            </table:table-cell>
          </table:table-row>
          <table:table-row table:style-name="Table97.1">
            <table:table-cell table:style-name="Table97.A37" office:value-type="string">
              <text:p text:style-name="P236"><text:a xlink:type="simple" xlink:href="file:///l%22b313" text:style-name="ListLabel_20_7" text:visited-style-name="ListLabel_20_7"><text:span text:style-name="Internet_20_link"><text:span text:style-name="T141">remoteCSEAnnc</text:span></text:span></text:a></text:p>
            </table:table-cell>
            <table:table-cell table:style-name="Table97.B37" office:value-type="string">
              <text:p text:style-name="P237"><text:bookmark-ref text:reference-format="page" text:ref-name="b313">106</text:bookmark-ref></text:p>
            </table:table-cell>
          </table:table-row>
          <table:table-row table:style-name="Table97.1">
            <table:table-cell table:style-name="Table97.A38" office:value-type="string">
              <text:p text:style-name="P236"><text:a xlink:type="simple" xlink:href="file:///l%22b287" text:style-name="ListLabel_20_7" text:visited-style-name="ListLabel_20_7"><text:span text:style-name="Internet_20_link"><text:span text:style-name="T141">request</text:span></text:span></text:a></text:p>
            </table:table-cell>
            <table:table-cell table:style-name="Table97.B38" office:value-type="string">
              <text:p text:style-name="P237"><text:bookmark-ref text:reference-format="page" text:ref-name="b287">103</text:bookmark-ref></text:p>
            </table:table-cell>
          </table:table-row>
          <table:table-row table:style-name="Table97.1">
            <table:table-cell table:style-name="Table97.A39" office:value-type="string">
              <text:p text:style-name="P236"><text:a xlink:type="simple" xlink:href="file:///l%22b301" text:style-name="ListLabel_20_7" text:visited-style-name="ListLabel_20_7"><text:span text:style-name="Internet_20_link"><text:span text:style-name="T141">role</text:span></text:span></text:a></text:p>
            </table:table-cell>
            <table:table-cell table:style-name="Table97.B39" office:value-type="string">
              <text:p text:style-name="P237"><text:bookmark-ref text:reference-format="page" text:ref-name="b301">104</text:bookmark-ref></text:p>
            </table:table-cell>
          </table:table-row>
          <table:table-row table:style-name="Table97.1">
            <table:table-cell table:style-name="Table97.A40" office:value-type="string">
              <text:p text:style-name="P236"><text:a xlink:type="simple" xlink:href="file:///l%22b288" text:style-name="ListLabel_20_7" text:visited-style-name="ListLabel_20_7"><text:span text:style-name="Internet_20_link"><text:span text:style-name="T141">schedule</text:span></text:span></text:a></text:p>
            </table:table-cell>
            <table:table-cell table:style-name="Table97.B40" office:value-type="string">
              <text:p text:style-name="P237"><text:bookmark-ref text:reference-format="page" text:ref-name="b288">103</text:bookmark-ref></text:p>
            </table:table-cell>
          </table:table-row>
          <table:table-row table:style-name="Table97.1">
            <table:table-cell table:style-name="Table97.A41" office:value-type="string">
              <text:p text:style-name="P236"><text:a xlink:type="simple" xlink:href="file:///l%22b314" text:style-name="ListLabel_20_7" text:visited-style-name="ListLabel_20_7"><text:span text:style-name="Internet_20_link"><text:span text:style-name="T141">scheduleAnnc</text:span></text:span></text:a></text:p>
            </table:table-cell>
            <table:table-cell table:style-name="Table97.B41" office:value-type="string">
              <text:p text:style-name="P237"><text:bookmark-ref text:reference-format="page" text:ref-name="b314">106</text:bookmark-ref></text:p>
            </table:table-cell>
          </table:table-row>
          <table:table-row table:style-name="Table97.1">
            <table:table-cell table:style-name="Table97.A42" office:value-type="string">
              <text:p text:style-name="P236"><text:a xlink:type="simple" xlink:href="file:///l%22b294" text:style-name="ListLabel_20_7" text:visited-style-name="ListLabel_20_7"><text:span text:style-name="Internet_20_link"><text:span text:style-name="T141">semanticDescriptor</text:span></text:span></text:a></text:p>
            </table:table-cell>
            <table:table-cell table:style-name="Table97.B42" office:value-type="string">
              <text:p text:style-name="P237"><text:bookmark-ref text:reference-format="page" text:ref-name="b294">104</text:bookmark-ref></text:p>
            </table:table-cell>
          </table:table-row>
          <table:table-row table:style-name="Table97.1">
            <table:table-cell table:style-name="Table97.A43" office:value-type="string">
              <text:p text:style-name="P236"><text:a xlink:type="simple" xlink:href="file:///l%22b315" text:style-name="ListLabel_20_7" text:visited-style-name="ListLabel_20_7"><text:span text:style-name="Internet_20_link"><text:span text:style-name="T141">semanticDescriptorAnnc</text:span></text:span></text:a></text:p>
            </table:table-cell>
            <table:table-cell table:style-name="Table97.B43" office:value-type="string">
              <text:p text:style-name="P237"><text:bookmark-ref text:reference-format="page" text:ref-name="b315">106</text:bookmark-ref></text:p>
            </table:table-cell>
          </table:table-row>
          <table:table-row table:style-name="Table97.1">
            <table:table-cell table:style-name="Table97.A44" office:value-type="string">
              <text:p text:style-name="P236"><text:a xlink:type="simple" xlink:href="file:///l%22b289" text:style-name="ListLabel_20_7" text:visited-style-name="ListLabel_20_7"><text:span text:style-name="Internet_20_link"><text:span text:style-name="T141">serviceSubscribedAppRule</text:span></text:span></text:a></text:p>
            </table:table-cell>
            <table:table-cell table:style-name="Table97.B44" office:value-type="string">
              <text:p text:style-name="P237"><text:bookmark-ref text:reference-format="page" text:ref-name="b289">103</text:bookmark-ref></text:p>
            </table:table-cell>
          </table:table-row>
          <table:table-row table:style-name="Table97.1">
            <table:table-cell table:style-name="Table97.A45" office:value-type="string">
              <text:p text:style-name="P236"><text:a xlink:type="simple" xlink:href="file:///l%22b290" text:style-name="ListLabel_20_7" text:visited-style-name="ListLabel_20_7"><text:span text:style-name="Internet_20_link"><text:span text:style-name="T141">serviceSubscribedNode</text:span></text:span></text:a></text:p>
            </table:table-cell>
            <table:table-cell table:style-name="Table97.B45" office:value-type="string">
              <text:p text:style-name="P237"><text:bookmark-ref text:reference-format="page" text:ref-name="b290">103</text:bookmark-ref></text:p>
            </table:table-cell>
          </table:table-row>
          <table:table-row table:style-name="Table97.1">
            <table:table-cell table:style-name="Table97.A46" office:value-type="string">
              <text:p text:style-name="P236"><text:a xlink:type="simple" xlink:href="file:///l%22b291" text:style-name="ListLabel_20_7" text:visited-style-name="ListLabel_20_7"><text:span text:style-name="Internet_20_link"><text:span text:style-name="T141">statsCollect</text:span></text:span></text:a></text:p>
            </table:table-cell>
            <table:table-cell table:style-name="Table97.B46" office:value-type="string">
              <text:p text:style-name="P237"><text:bookmark-ref text:reference-format="page" text:ref-name="b291">103</text:bookmark-ref></text:p>
            </table:table-cell>
          </table:table-row>
          <table:table-row table:style-name="Table97.1">
            <table:table-cell table:style-name="Table97.A47" office:value-type="string">
              <text:p text:style-name="P236"><text:a xlink:type="simple" xlink:href="file:///l%22b292" text:style-name="ListLabel_20_7" text:visited-style-name="ListLabel_20_7"><text:span text:style-name="Internet_20_link"><text:span text:style-name="T141">statsConfig</text:span></text:span></text:a></text:p>
            </table:table-cell>
            <table:table-cell table:style-name="Table97.B47" office:value-type="string">
              <text:p text:style-name="P237"><text:bookmark-ref text:reference-format="page" text:ref-name="b292">103</text:bookmark-ref></text:p>
            </table:table-cell>
          </table:table-row>
          <table:table-row table:style-name="Table97.1">
            <table:table-cell table:style-name="Table97.A48" office:value-type="string">
              <text:p text:style-name="P236"><text:a xlink:type="simple" xlink:href="file:///l%22b293" text:style-name="ListLabel_20_7" text:visited-style-name="ListLabel_20_7"><text:span text:style-name="Internet_20_link"><text:span text:style-name="T141">subscription</text:span></text:span></text:a></text:p>
            </table:table-cell>
            <table:table-cell table:style-name="Table97.B48" office:value-type="string">
              <text:p text:style-name="P237"><text:bookmark-ref text:reference-format="page" text:ref-name="b293">104</text:bookmark-ref></text:p>
            </table:table-cell>
          </table:table-row>
          <table:table-row table:style-name="Table97.1">
            <table:table-cell table:style-name="Table97.A49" office:value-type="string">
              <text:p text:style-name="P236"><text:a xlink:type="simple" xlink:href="file:///l%22b299" text:style-name="ListLabel_20_7" text:visited-style-name="ListLabel_20_7"><text:span text:style-name="Internet_20_link"><text:span text:style-name="T141">timeSeries</text:span></text:span></text:a></text:p>
            </table:table-cell>
            <table:table-cell table:style-name="Table97.B49" office:value-type="string">
              <text:p text:style-name="P237"><text:bookmark-ref text:reference-format="page" text:ref-name="b299">104</text:bookmark-ref></text:p>
            </table:table-cell>
          </table:table-row>
          <table:table-row table:style-name="Table97.1">
            <table:table-cell table:style-name="Table97.A50" office:value-type="string">
              <text:p text:style-name="P236"><text:a xlink:type="simple" xlink:href="file:///l%22b317" text:style-name="ListLabel_20_7" text:visited-style-name="ListLabel_20_7"><text:span text:style-name="Internet_20_link"><text:span text:style-name="T141">timeSeriesAnnc</text:span></text:span></text:a></text:p>
            </table:table-cell>
            <table:table-cell table:style-name="Table97.B50" office:value-type="string">
              <text:p text:style-name="P237"><text:bookmark-ref text:reference-format="page" text:ref-name="b317">106</text:bookmark-ref></text:p>
            </table:table-cell>
          </table:table-row>
          <table:table-row table:style-name="Table97.1">
            <table:table-cell table:style-name="Table97.A51" office:value-type="string">
              <text:p text:style-name="P236"><text:a xlink:type="simple" xlink:href="file:///l%22b300" text:style-name="ListLabel_20_7" text:visited-style-name="ListLabel_20_7"><text:span text:style-name="Internet_20_link"><text:span text:style-name="T141">timeSeriesInstance</text:span></text:span></text:a></text:p>
            </table:table-cell>
            <table:table-cell table:style-name="Table97.B51" office:value-type="string">
              <text:p text:style-name="P237"><text:bookmark-ref text:reference-format="page" text:ref-name="b300">104</text:bookmark-ref></text:p>
            </table:table-cell>
          </table:table-row>
          <table:table-row table:style-name="Table97.1">
            <table:table-cell table:style-name="Table97.A52" office:value-type="string">
              <text:p text:style-name="P236"><text:a xlink:type="simple" xlink:href="file:///l%22b318" text:style-name="ListLabel_20_7" text:visited-style-name="ListLabel_20_7"><text:span text:style-name="Internet_20_link"><text:span text:style-name="T141">timeSeriesInstanceAnnc</text:span></text:span></text:a></text:p>
            </table:table-cell>
            <table:table-cell table:style-name="Table97.B52" office:value-type="string">
              <text:p text:style-name="P237"><text:bookmark-ref text:reference-format="page" text:ref-name="b318">106</text:bookmark-ref></text:p>
            </table:table-cell>
          </table:table-row>
          <table:table-row table:style-name="Table97.1">
            <table:table-cell table:style-name="Table97.A53" office:value-type="string">
              <text:p text:style-name="P236"><text:a xlink:type="simple" xlink:href="file:///l%22b302" text:style-name="ListLabel_20_7" text:visited-style-name="ListLabel_20_7"><text:span text:style-name="Internet_20_link"><text:span text:style-name="T141">token</text:span></text:span></text:a></text:p>
            </table:table-cell>
            <table:table-cell table:style-name="Table97.B53" office:value-type="string">
              <text:p text:style-name="P237"><text:bookmark-ref text:reference-format="page" text:ref-name="b302">104</text:bookmark-ref></text:p>
            </table:table-cell>
          </table:table-row>
          <table:table-row table:style-name="Table97.1">
            <table:table-cell table:style-name="Table97.A54" office:value-type="string">
              <text:p text:style-name="P236"><text:a xlink:type="simple" xlink:href="file:///l%22b303" text:style-name="ListLabel_20_7" text:visited-style-name="ListLabel_20_7"><text:span text:style-name="Internet_20_link"><text:span text:style-name="T141">trafficPattern</text:span></text:span></text:a></text:p>
            </table:table-cell>
            <table:table-cell table:style-name="Table97.B54" office:value-type="string">
              <text:p text:style-name="P237"><text:bookmark-ref text:reference-format="page" text:ref-name="b303">105</text:bookmark-ref></text:p>
            </table:table-cell>
          </table:table-row>
          <table:table-row table:style-name="Table97.1">
            <table:table-cell table:style-name="Table97.A55" office:value-type="string">
              <text:p text:style-name="P236"><text:a xlink:type="simple" xlink:href="file:///l%22b319" text:style-name="ListLabel_20_7" text:visited-style-name="ListLabel_20_7"><text:span text:style-name="Internet_20_link"><text:span text:style-name="T141">trafficPatternAnnc</text:span></text:span></text:a></text:p>
            </table:table-cell>
            <table:table-cell table:style-name="Table97.B55" office:value-type="string">
              <text:p text:style-name="P237"><text:bookmark-ref text:reference-format="page" text:ref-name="b319">106</text:bookmark-ref></text:p>
            </table:table-cell>
          </table:table-row>
        </table:table>
        <text:p text:style-name="P235"/>
        <table:table table:name="Table98" table:style-name="Table98">
          <table:table-column table:style-name="Table98.A"/>
          <table:table-column table:style-name="Table98.B"/>
          <table:table-column table:style-name="Table98.C"/>
          <table:table-row table:style-name="Table98.1">
            <table:table-cell table:style-name="Table98.A1" table:number-columns-spanned="2" office:value-type="string">
              <text:p text:style-name="P236"><text:span text:style-name="Summary_20_Heading_20_Font"><text:span text:style-name="T136">Method Summary</text:span></text:span></text:p>
            </table:table-cell>
            <table:covered-table-cell/>
            <table:table-cell table:style-name="Table98.A1" office:value-type="string">
              <text:p text:style-name="P237"><text:span text:style-name="Page_20_Reference_20_Font"><text:span text:style-name="T137">Page</text:span></text:span></text:p>
            </table:table-cell>
          </table:table-row>
          <table:table-row table:style-name="Table98.1">
            <table:table-cell table:style-name="Table98.A2" office:value-type="string">
              <text:p text:style-name="P238"><text:span text:style-name="Code_20_Small"><text:span text:style-name="T148">int</text:span></text:span></text:p>
            </table:table-cell>
            <table:table-cell table:style-name="Table98.B2" office:value-type="string">
              <text:p text:style-name="P236"><text:a xlink:type="simple" xlink:href="file:///l%22b327" text:style-name="ListLabel_20_7" text:visited-style-name="ListLabel_20_7"><text:span text:style-name="Internet_20_link"><text:span text:style-name="T141">getValue</text:span></text:span></text:a><text:span text:style-name="Code"><text:span text:style-name="T147">()</text:span></text:span></text:p>
            </table:table-cell>
            <table:table-cell table:style-name="Table98.C2" office:value-type="string">
              <text:p text:style-name="P237"><text:bookmark-ref text:reference-format="page" text:ref-name="b327">107</text:bookmark-ref></text:p>
            </table:table-cell>
          </table:table-row>
          <table:table-row table:style-name="Table98.1">
            <table:table-cell table:style-name="Table98.A3" office:value-type="string">
              <text:p text:style-name="P238"><text:span text:style-name="Code_20_Small"><text:span text:style-name="T148">static </text:span></text:span><text:a xlink:type="simple" xlink:href="file:///l%22b328" text:style-name="ListLabel_20_8" text:visited-style-name="ListLabel_20_8"><text:span text:style-name="Internet_20_link"><text:span text:style-name="T142">ResourceType</text:span></text:span></text:a></text:p>
            </table:table-cell>
            <table:table-cell table:style-name="Table98.B3" office:value-type="string">
              <text:p text:style-name="P236"><text:a xlink:type="simple" xlink:href="file:///l%22b326" text:style-name="ListLabel_20_7" text:visited-style-name="ListLabel_20_7"><text:span text:style-name="Internet_20_link"><text:span text:style-name="T141">valueOf</text:span></text:span></text:a><text:span text:style-name="Code"><text:span text:style-name="T147">(String name)</text:span></text:span></text:p>
            </table:table-cell>
            <table:table-cell table:style-name="Table98.C3" office:value-type="string">
              <text:p text:style-name="P237"><text:bookmark-ref text:reference-format="page" text:ref-name="b326">107</text:bookmark-ref></text:p>
            </table:table-cell>
          </table:table-row>
          <table:table-row table:style-name="Table98.1">
            <table:table-cell table:style-name="Table98.A4" office:value-type="string">
              <text:p text:style-name="P238"><text:span text:style-name="Code_20_Small"><text:span text:style-name="T148">static </text:span></text:span><text:a xlink:type="simple" xlink:href="file:///l%22b328" text:style-name="ListLabel_20_8" text:visited-style-name="ListLabel_20_8"><text:span text:style-name="Internet_20_link"><text:span text:style-name="T142">ResourceType</text:span></text:span></text:a><text:span text:style-name="Code_20_Small"><text:span text:style-name="T148">[]</text:span></text:span></text:p>
            </table:table-cell>
            <table:table-cell table:style-name="Table98.B4" office:value-type="string">
              <text:p text:style-name="P236"><text:a xlink:type="simple" xlink:href="file:///l%22b325" text:style-name="ListLabel_20_7" text:visited-style-name="ListLabel_20_7"><text:span text:style-name="Internet_20_link"><text:span text:style-name="T141">values</text:span></text:span></text:a><text:span text:style-name="Code"><text:span text:style-name="T147">()</text:span></text:span></text:p>
            </table:table-cell>
            <table:table-cell table:style-name="Table98.C4" office:value-type="string">
              <text:p text:style-name="P237"><text:bookmark-ref text:reference-format="page" text:ref-name="b325">107</text:bookmark-ref></text:p>
            </table:table-cell>
          </table:table-row>
        </table:table>
        <text:p text:style-name="P277"><text:span text:style-name="T8">Enum Constant Detail</text:span></text:p>
        <text:p text:style-name="P268"><text:bookmark text:name="b271"/><text:span text:style-name="T9">accessControlPolicy</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accessControlPolicy</text:span></text:span></text:p>
        <text:p text:style-name="P239"/>
        <text:p text:style-name="P269"><text:bookmark text:name="b272"/><text:span text:style-name="T9">A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AE</text:span></text:span></text:p>
        <text:p text:style-name="P239"/>
        <text:p text:style-name="P269"><text:bookmark text:name="b273"/><text:soft-page-break/><text:span text:style-name="T9">container</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container</text:span></text:span></text:p>
        <text:p text:style-name="P239"/>
        <text:p text:style-name="P269"><text:bookmark text:name="b274"/><text:span text:style-name="T9">contentInstanc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contentInstance</text:span></text:span></text:p>
        <text:p text:style-name="P239"/>
        <text:p text:style-name="P269"><text:bookmark text:name="b275"/><text:span text:style-name="T9">CSEBas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CSEBase</text:span></text:span></text:p>
        <text:p text:style-name="P239"/>
        <text:p text:style-name="P269"><text:bookmark text:name="b276"/><text:span text:style-name="T9">delivery</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delivery</text:span></text:span></text:p>
        <text:p text:style-name="P239"/>
        <text:p text:style-name="P269"><text:bookmark text:name="b277"/><text:span text:style-name="T9">eventConfig</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eventConfig</text:span></text:span></text:p>
        <text:p text:style-name="P239"/>
        <text:p text:style-name="P269"><text:bookmark text:name="b278"/><text:span text:style-name="T9">execInstanc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execInstance</text:span></text:span></text:p>
        <text:p text:style-name="P239"/>
        <text:p text:style-name="P269"><text:bookmark text:name="b279"/><text:span text:style-name="T9">group</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group</text:span></text:span></text:p>
        <text:p text:style-name="P239"/>
        <text:p text:style-name="P269"><text:bookmark text:name="b280"/><text:span text:style-name="T9">locationPolicy</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locationPolicy</text:span></text:span></text:p>
        <text:p text:style-name="P239"/>
        <text:p text:style-name="P269"><text:bookmark text:name="b281"/><text:span text:style-name="T9">m2mServiceSubscriptionProfil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m2mServiceSubscriptionProfile</text:span></text:span></text:p>
        <text:p text:style-name="P239"/>
        <text:p text:style-name="P269"><text:bookmark text:name="b282"/><text:span text:style-name="T9">mgmtCmd</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mgmtCmd</text:span></text:span></text:p>
        <text:p text:style-name="P239"/>
        <text:p text:style-name="P269"><text:bookmark text:name="b283"/><text:soft-page-break/><text:span text:style-name="T9">mgmtObj</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mgmtObj</text:span></text:span></text:p>
        <text:p text:style-name="P239"/>
        <text:p text:style-name="P269"><text:bookmark text:name="b284"/><text:span text:style-name="T9">nod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node</text:span></text:span></text:p>
        <text:p text:style-name="P239"/>
        <text:p text:style-name="P269"><text:bookmark text:name="b285"/><text:span text:style-name="T9">pollingChannel</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pollingChannel</text:span></text:span></text:p>
        <text:p text:style-name="P239"/>
        <text:p text:style-name="P269"><text:bookmark text:name="b286"/><text:span text:style-name="T9">remoteCS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remoteCSE</text:span></text:span></text:p>
        <text:p text:style-name="P239"/>
        <text:p text:style-name="P269"><text:bookmark text:name="b287"/><text:span text:style-name="T9">request</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request</text:span></text:span></text:p>
        <text:p text:style-name="P239"/>
        <text:p text:style-name="P269"><text:bookmark text:name="b288"/><text:span text:style-name="T9">schedul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chedule</text:span></text:span></text:p>
        <text:p text:style-name="P239"/>
        <text:p text:style-name="P269"><text:bookmark text:name="b289"/><text:span text:style-name="T9">serviceSubscribedAppRul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erviceSubscribedAppRule</text:span></text:span></text:p>
        <text:p text:style-name="P239"/>
        <text:p text:style-name="P269"><text:bookmark text:name="b290"/><text:span text:style-name="T9">serviceSubscribedNod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erviceSubscribedNode</text:span></text:span></text:p>
        <text:p text:style-name="P239"/>
        <text:p text:style-name="P269"><text:bookmark text:name="b291"/><text:span text:style-name="T9">statsCollect</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tatsCollect</text:span></text:span></text:p>
        <text:p text:style-name="P239"/>
        <text:p text:style-name="P269"><text:bookmark text:name="b292"/><text:span text:style-name="T9">statsConfig</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tatsConfig</text:span></text:span></text:p>
        <text:p text:style-name="P239"/>
        <text:p text:style-name="P269"><text:bookmark text:name="b293"/><text:soft-page-break/><text:span text:style-name="T9">subscription</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ubscription</text:span></text:span></text:p>
        <text:p text:style-name="P239"/>
        <text:p text:style-name="P269"><text:bookmark text:name="b294"/><text:span text:style-name="T9">semanticDescriptor</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emanticDescriptor</text:span></text:span></text:p>
        <text:p text:style-name="P239"/>
        <text:p text:style-name="P269"><text:bookmark text:name="b295"/><text:span text:style-name="T9">notificationTargetMgmtPolicyRef</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notificationTargetMgmtPolicyRef</text:span></text:span></text:p>
        <text:p text:style-name="P239"/>
        <text:p text:style-name="P269"><text:bookmark text:name="b296"/><text:span text:style-name="T9">notificationTargetPolicy</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notificationTargetPolicy</text:span></text:span></text:p>
        <text:p text:style-name="P239"/>
        <text:p text:style-name="P269"><text:bookmark text:name="b297"/><text:span text:style-name="T9">policyDeletionRules</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policyDeletionRules</text:span></text:span></text:p>
        <text:p text:style-name="P239"/>
        <text:p text:style-name="P269"><text:bookmark text:name="b298"/><text:span text:style-name="T9">flexContainer</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flexContainer</text:span></text:span></text:p>
        <text:p text:style-name="P239"/>
        <text:p text:style-name="P269"><text:bookmark text:name="b299"/><text:span text:style-name="T9">timeSeries</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imeSeries</text:span></text:span></text:p>
        <text:p text:style-name="P239"/>
        <text:p text:style-name="P269"><text:bookmark text:name="b300"/><text:span text:style-name="T9">timeSeriesInstanc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imeSeriesInstance</text:span></text:span></text:p>
        <text:p text:style-name="P239"/>
        <text:p text:style-name="P269"><text:bookmark text:name="b301"/><text:span text:style-name="T9">role</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role</text:span></text:span></text:p>
        <text:p text:style-name="P239"/>
        <text:p text:style-name="P269"><text:bookmark text:name="b302"/><text:span text:style-name="T9">token</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oken</text:span></text:span></text:p>
        <text:p text:style-name="P239"/>
        <text:p text:style-name="P269"><text:bookmark text:name="b303"/><text:soft-page-break/><text:span text:style-name="T9">trafficPattern</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rafficPattern</text:span></text:span></text:p>
        <text:p text:style-name="P239"/>
        <text:p text:style-name="P269"><text:bookmark text:name="b304"/><text:span text:style-name="T9">dynamicAuthorizationConsultation</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dynamicAuthorizationConsultation</text:span></text:span></text:p>
        <text:p text:style-name="P239"/>
        <text:p text:style-name="P269"><text:bookmark text:name="b305"/><text:span text:style-name="T9">accessControlPolicy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accessControlPolicyAnnc</text:span></text:span></text:p>
        <text:p text:style-name="P239"/>
        <text:p text:style-name="P269"><text:bookmark text:name="b306"/><text:span text:style-name="T9">A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AEAnnc</text:span></text:span></text:p>
        <text:p text:style-name="P239"/>
        <text:p text:style-name="P269"><text:bookmark text:name="b307"/><text:span text:style-name="T9">container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containerAnnc</text:span></text:span></text:p>
        <text:p text:style-name="P239"/>
        <text:p text:style-name="P269"><text:bookmark text:name="b308"/><text:span text:style-name="T9">contentInstanc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contentInstanceAnnc</text:span></text:span></text:p>
        <text:p text:style-name="P239"/>
        <text:p text:style-name="P269"><text:bookmark text:name="b309"/><text:span text:style-name="T9">group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groupAnnc</text:span></text:span></text:p>
        <text:p text:style-name="P239"/>
        <text:p text:style-name="P269"><text:bookmark text:name="b310"/><text:span text:style-name="T9">locationPolicy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locationPolicyAnnc</text:span></text:span></text:p>
        <text:p text:style-name="P239"/>
        <text:p text:style-name="P269"><text:bookmark text:name="b311"/><text:span text:style-name="T9">mgmtObj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mgmtObjAnnc</text:span></text:span></text:p>
        <text:p text:style-name="P239"/>
        <text:p text:style-name="P269"><text:bookmark text:name="b312"/><text:span text:style-name="T9">nod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nodeAnnc</text:span></text:span></text:p>
        <text:p text:style-name="P239"/>
        <text:p text:style-name="P269"><text:bookmark text:name="b313"/><text:soft-page-break/><text:span text:style-name="T9">remoteCS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remoteCSEAnnc</text:span></text:span></text:p>
        <text:p text:style-name="P239"/>
        <text:p text:style-name="P269"><text:bookmark text:name="b314"/><text:span text:style-name="T9">schedul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cheduleAnnc</text:span></text:span></text:p>
        <text:p text:style-name="P239"/>
        <text:p text:style-name="P269"><text:bookmark text:name="b315"/><text:span text:style-name="T9">semanticDescriptor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semanticDescriptorAnnc</text:span></text:span></text:p>
        <text:p text:style-name="P239"/>
        <text:p text:style-name="P269"><text:bookmark text:name="b316"/><text:span text:style-name="T9">flexContainer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flexContainerAnnc</text:span></text:span></text:p>
        <text:p text:style-name="P239"/>
        <text:p text:style-name="P269"><text:bookmark text:name="b317"/><text:span text:style-name="T9">timeSeries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imeSeriesAnnc</text:span></text:span></text:p>
        <text:p text:style-name="P239"/>
        <text:p text:style-name="P269"><text:bookmark text:name="b318"/><text:span text:style-name="T9">timeSeriesInstance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imeSeriesInstanceAnnc</text:span></text:span></text:p>
        <text:p text:style-name="P239"/>
        <text:p text:style-name="P269"><text:bookmark text:name="b319"/><text:span text:style-name="T9">trafficPattern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trafficPatternAnnc</text:span></text:span></text:p>
        <text:p text:style-name="P239"/>
        <text:p text:style-name="P269"><text:bookmark text:name="b320"/><text:span text:style-name="T9">dynamicAuthorizationConsultationAnnc</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dynamicAuthorizationConsultationAnnc</text:span></text:span></text:p>
        <text:p text:style-name="P239"/>
        <text:p text:style-name="P269"><text:bookmark text:name="b321"/><text:span text:style-name="T9">latest</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latest</text:span></text:span></text:p>
        <text:p text:style-name="P239"/>
        <text:p text:style-name="P269"><text:bookmark text:name="b322"/><text:span text:style-name="T9">oldest</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oldest</text:span></text:span></text:p>
        <text:p text:style-name="P239"/>
        <text:p text:style-name="P269"><text:bookmark text:name="b323"/><text:soft-page-break/><text:span text:style-name="T9">fanOutPoint</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fanOutPoint</text:span></text:span></text:p>
        <text:p text:style-name="P239"/>
        <text:p text:style-name="P269"><text:bookmark text:name="b324"/><text:span text:style-name="T9">pollingChannelURI</text:span></text:p>
        <text:p text:style-name="P207"><text:span text:style-name="Code"><text:span text:style-name="T3">public static final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pollingChannelURI</text:span></text:span></text:p>
        <text:p text:style-name="P277"><text:span text:style-name="T8">Method Detail</text:span></text:p>
        <text:p text:style-name="P268"><text:bookmark text:name="b325"/><text:span text:style-name="T9">values</text:span></text:p>
        <text:p text:style-name="P207"><text:span text:style-name="Code"><text:span text:style-name="T3">public static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values</text:span></text:span><text:span text:style-name="Code"><text:span text:style-name="T33">()</text:span></text:span></text:p>
        <text:p text:style-name="P239"/>
        <text:p text:style-name="P269"><text:bookmark text:name="b326"/><text:span text:style-name="T9">valueOf</text:span></text:p>
        <text:p text:style-name="P207"><text:span text:style-name="Code"><text:span text:style-name="T3">public static </text:span></text:span><text:a xlink:type="simple" xlink:href="file:///l%22b328" text:style-name="ListLabel_20_5" text:visited-style-name="ListLabel_20_5"><text:span text:style-name="Internet_20_link"><text:span text:style-name="T149">ResourceType</text:span></text:span></text:a><text:span text:style-name="Code"><text:span text:style-name="T3"> </text:span></text:span><text:span text:style-name="Code"><text:span text:style-name="T32">valueOf</text:span></text:span><text:span text:style-name="Code"><text:span text:style-name="T33">(String name)</text:span></text:span></text:p>
        <text:p text:style-name="P239"/>
        <text:p text:style-name="P269"><text:bookmark text:name="b327"/><text:span text:style-name="T9">getValue</text:span></text:p>
        <text:p text:style-name="P207"><text:span text:style-name="Code"><text:span text:style-name="T3">public int </text:span></text:span><text:span text:style-name="Code"><text:span text:style-name="T32">getValue</text:span></text:span><text:span text:style-name="Code"><text:span text:style-name="T33">()</text:span></text:span></text:p>
        <text:section text:style-name="Sect1" text:name="TextSection">
          <text:p text:style-name="P245"><text:span text:style-name="T151">Java API documentation generated with </text:span><text:a xlink:type="simple" xlink:href="http://www.filigris.com/products/docflex_javadoc/#docflex-doclet" text:style-name="ListLabel_20_11" text:visited-style-name="ListLabel_20_11"><text:span text:style-name="Internet_20_link"><text:span text:style-name="T162">DocFlex/Doclet</text:span></text:span></text:a><text:span text:style-name="Default_20_Paragraph_20_Font"><text:span text:style-name="T151"> v1.6.1</text:span></text:span></text:p>
          <text:p text:style-name="Standard"><text:span text:style-name="T151">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62">DocFlex/Javadoc</text:span></text:span></text:a><text:span text:style-name="Default_20_Paragraph_20_Font"><text:span text:style-name="T151">.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62">www.docflex.com</text:span></text:span></text:a></text:p>
        </text:section>
      </text:section>
      <text:p text:style-name="P6"/>
      <text:h text:style-name="P161" text:outline-level="1">Considered Alternatives</text:h>
      <text:p text:style-name="P39">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59">As alternative solution, utilization of generated Java classes by JAXB has been considered, since oneM2M provides well defined XSD for defining data format. With the following aspects, this approach is not applied.</text:p>
      <text:p text:style-name="P59">Many classes: <text:span text:style-name="T128">Currently </text:span>65 XSD files are defined <text:span text:style-name="T128">in oneM2M specification </text:span>and JAXB tool (xjc) generates more than 140 J<text:span text:style-name="T128">ava</text:span> classes. <text:span text:style-name="T128">Using many classes as interface could make specification more complicated than its nature.</text:span></text:p>
      <text:p text:style-name="P60">No Uniqueness: Generated classes by xjc are not unique, because it is possible to customize generation <text:span text:style-name="T129">processes</text:span>.</text:p>
      <text:p text:style-name="P76"><text:soft-page-break/><text:span text:style-name="T116">Changeability: Depending on the version of oneM2M, XSD files differ. It is preferable to choose version independent API, as much as possible. </text:span><text:span text:style-name="T115">oneM2M ensures any data can be converted to JSON and CBOR, so proposed approach can be used with out modification, even if XSD file would be changed. </text:span></text:p>
      <text:h text:style-name="Heading_20_3" text:outline-level="3">Generic DTO</text:h>
      <text:p text:style-name="P75">Genric DTO, which has Map&lt;String, Obj&gt; in the top, has been discussed in Gent meeting. But it seems bad usage of defining DTO.</text:p>
      <text:h text:style-name="Heading_20_3" text:outline-level="3">Specific DTO</text:h>
      <text:p text:style-name="P75">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75"/>
      <text:h text:style-name="Heading_20_2" text:outline-level="2">Resource Types <text:span text:style-name="T164">Expression</text:span></text:h>
      <text:p text:style-name="P77">In DTO, enum was eagerly used for clear candidates of possible values. But resource types seems more fragile because new resource types could be easily added. So Integer was chosen for resource types.</text:p>
      <text:p text:style-name="P77"/>
      <text:h text:style-name="Heading_20_2" text:outline-level="2">Use of Annotation defined <text:span text:style-name="T164">by </text:span>JAXB <text:span text:style-name="T164">in DTO</text:span></text:h>
      <text:p text:style-name="P77">Currently annotations defined by JAXB was used in DTO. It was pointed out as confusing because it might give impression that it only support XML serialization. But it was kept in the definitions by following reasons.</text:p>
      <text:p text:style-name="P77">1. Rem<text:span text:style-name="T185">ov</text:span>ing the annotations are easier than inserting. </text:p>
      <text:p text:style-name="P77">2. It is informative to specify optionality.</text:p>
      <text:p text:style-name="P77">New OSGI annotation specifying optionality could be possible, but it might take time because it should be published <text:s/>as Core specification and R7 just has released. <text:s/></text:p>
      <text:p text:style-name="P77"/>
      <text:h text:style-name="P161" text:outline-level="1">Security Considerations</text:h>
      <text:p text:style-name="P39">Description of all known vulnerabilities this may either introduce or address as well as scenarios of how the weaknesses could be circumvented.</text:p>
      <text:h text:style-name="P265" text:outline-level="2">ProtocolBinding Service with secure protocol <text:span text:style-name="T186">configuration</text:span></text:h>
      <text:p text:style-name="P67">In case that ProtocolB<text:span text:style-name="T163">i</text:span>nding Service uses secure protocols, it is expected to handle pre-shared key or certificate <text:span text:style-name="T186">and other parameters</text:span>. <text:span text:style-name="T186">Those configuration could be very diverse. This is out of scope of this RFC and it is responsibility of bundle developer that provides ProtocolBindingService. </text:span></text:p>
      <text:p text:style-name="P67"/>
      <text:h text:style-name="P261" text:outline-level="2"><text:soft-page-break/>Binding of AE Core and Protocol Binding</text:h>
      <text:p text:style-name="P83">Protocol Binding has <text:span text:style-name="T187">identity information, such as </text:span>a key or certificate, which represents AE, and AE core is bound to the service and use the identity. In case that unexpected AE Core is bind to the protocol binding, it would cause of spoofing. It is deployers responsibility to deploy only trustable AE core bundles, and to configure them properly.</text:p>
      <text:p text:style-name="P84"><text:span text:style-name="T198">Following h</text:span>onest implementation of AE could <text:span text:style-name="T198">avoid problems</text:span>. </text:p>
      <text:p text:style-name="P85">1. AE Core knows it’s APP-ID, letting it as “MYAPP1”.</text:p>
      <text:p text:style-name="P89">2. Bundle providing Protocol Binding Service to AE, knows about MYAPP1 and identity information of MYAPP1. It create Protocol Binding Service for MYAPP1 and register with property “APP-ID” as “MYAPP1”. </text:p>
      <text:p text:style-name="P84"><text:span text:style-name="T198">3</text:span>. AE Core searches Protocol binding service with property “APP-ID” is “MYAPP1” and bind it.</text:p>
      <text:h text:style-name="P161" text:outline-level="1">Document Support</text:h>
      <text:h text:style-name="P254" text:outline-level="2">References</text:h>
      <text:list xml:id="list206582237" text:style-name="WW8Num3">
        <text:list-item>
          <text:p text:style-name="P270"><text:bookmark-start text:name="_Ref493020620"/>Bradner, S., Key words for use in RFCs to Indicate Requirement Levels, RFC2119, March 1997.<text:bookmark-end text:name="_Ref493020620"/></text:p>
        </text:list-item>
        <text:list-item>
          <text:p text:style-name="P271">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74"><text:span text:style-name="T54">oneM2M TS-0004 Service Layer Core Protocol, </text:span><text:a xlink:type="simple" xlink:href="http://onem2m.org/images/files/deliverables/Release2/TS-0004_Service_Layer_Core_Protocol_V2_7_1.zip" text:style-name="Internet_20_link" text:visited-style-name="Visited_20_Internet_20_Link"><text:span text:style-name="T54">http://onem2m.org/images/files/deliverables/Release2/TS-0004_Service_Layer_Core_Protocol_V2_7_1.zip</text:span></text:a></text:p>
        </text:list-item>
        <text:list-item>
          <text:p text:style-name="P272">oneM2M TS-0001 Functional Architecture <text:span text:style-name="T199">Draft v3.11.0</text:span>, <text:a xlink:type="simple" xlink:href="http://www.onem2m.org/technical/published-drafts" text:style-name="Internet_20_link" text:visited-style-name="Visited_20_Internet_20_Link">http://www.onem2m.org/technical/published-drafts</text:a></text:p>
        </text:list-item>
        <text:list-item>
          <text:p text:style-name="P275"><text:span text:style-name="T54">oneM2M TS-0004 Service Layer Core Protocol </text:span><text:span text:style-name="T55">Draft v3.7.0</text:span><text:span text:style-name="T54">, </text:span><text:a xlink:type="simple" xlink:href="http://www.onem2m.org/technical/published-drafts" text:style-name="Internet_20_link" text:visited-style-name="Visited_20_Internet_20_Link"><text:span text:style-name="T54">http://www.onem2m.org/technical/published-drafts</text:span></text:a></text:p>
        </text:list-item>
        <text:list-item>
          <text:p text:style-name="P206"><text:span text:style-name="T54">X</text:span><text:span text:style-name="T52">SD files for oneM2M,</text:span><text:span text:style-name="T200"> </text:span><text:a xlink:type="simple" xlink:href="https://git.onem2m.org/PRO/XSD.git" text:style-name="Internet_20_link" text:visited-style-name="Visited_20_Internet_20_Link"><text:span text:style-name="T145">https://git.onem2m.org/PRO/XSD.git</text:span></text:a></text:p>
        </text:list-item>
        <text:list-item>
          <text:p text:style-name="P273"><text:span text:style-name="T54">Software Requirements &amp; Specifications. Michael Jackson. ISBN 0-201-87712-0<text:line-break/> <text:s text:c="5"/></text:span><text:span text:style-name="T108">(NOTE:Is this needed?)</text:span></text:p>
        </text:list-item>
      </text:list>
      <text:p text:style-name="P96"><text:reference-mark text:name="hoehoe1"/></text:p>
      <text:p text:style-name="P40"><text:span text:style-name="T49">Add references simply by adding new items. You can then cross-refer to them by chosing &lt;Insert&gt;&lt;Cross Reference&gt;&lt;Numbered Item&gt; and then selecting the paragraph. </text:span><text:span text:style-name="T50">STATIC REFERENCES (I.E. BODGED) ARE NOT ACCEPTABLE, SOMEONE WILL HAVE TO UPDATE THEM LATER, SO DO IT PROPERLY NOW.</text:span></text:p>
      <text:h text:style-name="P254" text:outline-level="2">Author’s Address</text:h>
      <text:p text:style-name="P40"/>
      <table:table table:name="Table2" table:style-name="Table2">
        <table:table-column table:style-name="Table2.A"/>
        <table:table-column table:style-name="Table2.B"/>
        <table:table-row table:style-name="Table2.1">
          <table:table-cell table:style-name="Table2.A1" office:value-type="string">
            <text:p text:style-name="P10">Name</text:p>
          </table:table-cell>
          <table:table-cell table:style-name="Table2.B1" office:value-type="string">
            <text:p text:style-name="P12">Hiroyuki Maeomichi</text:p>
          </table:table-cell>
        </table:table-row>
        <table:table-row table:style-name="Table2.1">
          <table:table-cell table:style-name="Table2.A1" office:value-type="string">
            <text:p text:style-name="P10">Company</text:p>
          </table:table-cell>
          <table:table-cell table:style-name="Table2.B1" office:value-type="string">
            <text:p text:style-name="P12">NTT</text:p>
          </table:table-cell>
        </table:table-row>
        <table:table-row table:style-name="Table2.1">
          <table:table-cell table:style-name="Table2.A1" office:value-type="string">
            <text:p text:style-name="P10">Address</text:p>
          </table:table-cell>
          <table:table-cell table:style-name="Table2.B1" office:value-type="string">
            <text:p text:style-name="P11">Midorimachi 3-9-11, Musashino, Tokyo, Japan</text:p>
          </table:table-cell>
        </table:table-row>
        <table:table-row table:style-name="Table2.1">
          <table:table-cell table:style-name="Table2.A1" office:value-type="string">
            <text:p text:style-name="P10">Voice</text:p>
          </table:table-cell>
          <table:table-cell table:style-name="Table2.B1" office:value-type="string">
            <text:p text:style-name="P12">+81 422 59 4072</text:p>
          </table:table-cell>
        </table:table-row>
        <table:table-row table:style-name="Table2.1">
          <table:table-cell table:style-name="Table2.A1" office:value-type="string">
            <text:p text:style-name="P18">e-mail</text:p>
          </table:table-cell>
          <table:table-cell table:style-name="Table2.B1" office:value-type="string">
            <text:p text:style-name="P23">maeomichi.hiroyuki@lab.ntt.co.jp</text:p>
          </table:table-cell>
        </table:table-row>
      </table:table>
      <text:p text:style-name="P40"><text:soft-page-break/></text:p>
      <text:h text:style-name="P254" text:outline-level="2">Acronyms and Abbreviations</text:h>
      <text:p text:style-name="P46">CSE: Common Services Entity</text:p>
      <text:p text:style-name="P46">AE: Application Entity</text:p>
      <text:p text:style-name="P46">CBOR: Concise Binary Object Representation </text:p>
      <text:h text:style-name="P254" text:outline-level="2">End of Document</text:h>
      <text:p text:style-name="P4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01febee"/>
    </style:style>
    <style:style style:name="MT2"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80">
      <number:era number:calendar="gengou" number:style="long"/>
      <number:year number:calendar="gengou"/>
      <number:text>年</number:text>
      <number:month number:calendar="gengou"/>
      <number:text>月</number:text>
      <number:day number:calendar="gengou"/>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28</text:page-number><text:s/>of <text:page-count style:num-format="1">110</text:page-count></text:p>
        <text:p text:style-name="Header"/>
        <text:p text:style-name="Header"><text:tab/>Draft<text:tab/> <text:modification-date style:data-style-name="N80">26. Jun. 2018</text:modification-date></text:p>
      </style:header>
      <style:footer>
        <text:p text:style-name="MP1">Copyright © <text:span text:style-name="MT1">OSGi Alliance </text:span><text:span text:style-name="MT2"><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210</meta:editing-cycles>
    <meta:editing-duration>P1DT22H29M55S</meta:editing-duration>
    <dc:date>2018-06-26T10:58:22.002635501</dc:date>
    <meta:document-statistic meta:table-count="99" meta:image-count="62" meta:object-count="0" meta:page-count="110" meta:paragraph-count="2908" meta:word-count="10359" meta:character-count="89423" meta:non-whitespace-character-count="80476"/>
    <meta:user-defined meta:name="Info"/>
    <meta:user-defined meta:name="Info 3"/>
    <meta:user-defined meta:name="Info 4"/>
    <meta:user-defined meta:name="RFC Title">Service Layer API for oneM2M</meta:user-defined>
  </office:meta>
</office:document-meta>
</file>